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Offset(wiki,gt)</text:p>
          </table:table-cell>
          <table:table-cell table:style-name="ce1" office:value-type="string" calcext:value-type="string">
            <text:p>R^2_list</text:p>
          </table:table-cell>
          <table:table-cell table:style-name="ce1" office:value-type="string" calcext:value-type="string">
            <text:p>R^2_avg</text:p>
          </table:table-cell>
          <table:table-cell table:style-name="ce1" office:value-type="string" calcext:value-type="string">
            <text:p>mse_list</text:p>
          </table:table-cell>
          <table:table-cell table:style-name="ce1" office:value-type="string" calcext:value-type="string">
            <text:p>mse_avg</text:p>
          </table:table-cell>
          <table:table-cell table:style-name="ce1" office:value-type="string" calcext:value-type="string">
            <text:p>mae_list</text:p>
          </table:table-cell>
          <table:table-cell table:style-name="ce1" office:value-type="string" calcext:value-type="string">
            <text:p>mae_avg</text:p>
          </table:table-cell>
          <table:table-cell table:style-name="ce1" office:value-type="string" calcext:value-type="string">
            <text:p>best_results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88826508742720534, 0.91550668090502796, 0.89907205082324027, 0.87534313262125629, 0.89095524156733164, 0.87624803798652273, 0.8861280854539737, 0.86950217728378454, 0.90762364468734813, 0.91214101161696404]</text:p>
          </table:table-cell>
          <table:table-cell office:value-type="string" calcext:value-type="string">
            <text:p>0.892078515037</text:p>
          </table:table-cell>
          <table:table-cell office:value-type="string" calcext:value-type="string">
            <text:p>[0.16999688227975837, 0.070406882736152532, 0.13190100671697913, 0.13485187439862104, 0.1162646592623192, 0.1455183908549644, 0.10458961118940768, 0.12332216019877647, 0.10874208745468278, 0.067124302704187969]</text:p>
          </table:table-cell>
          <table:table-cell office:value-type="string" calcext:value-type="string">
            <text:p>0.11727178578</text:p>
          </table:table-cell>
          <table:table-cell office:value-type="string" calcext:value-type="string">
            <text:p>[0.24628009982034435, 0.20020736103363213, 0.20843358763264641, 0.24597585441750314, 0.20409452080820178, 0.24422001612082175, 0.23557007426696028, 0.2121048069551961, 0.20226596001142969, 0.18296050060140612]</text:p>
          </table:table-cell>
          <table:table-cell office:value-type="string" calcext:value-type="string">
            <text:p>0.218211278167</text:p>
          </table:table-cell>
          <table:table-cell office:value-type="string" calcext:value-type="string">
            <text:p>[[0.94215776849185162, 0.00959497232865829, {'normalize': False, 'selection': 'cyclic', 'fit_intercept': True, 'l1_ratio': 1, 'max_iter': 1000, 'tol': 0.0001, 'alpha': 0.001}], [0.92702112119026558, 0.013765385736053624, {'normalize': False, 'selection': 'cyclic', 'fit_intercept': True, 'l1_ratio': 0, 'max_iter': 1000, 'tol': 0.0001, 'alpha': 0.001}], [0.86803380537359576, 0.078006907323334623, {'normalize': False, 'selection': 'random', 'fit_intercept': True, 'l1_ratio': 0, 'max_iter': 1000, 'tol': 0.001, 'alpha': 0.0001}], [0.82887933452640117, 0.016182829749099719, {'normalize': False, 'selection': 'cyclic', 'fit_intercept': True, 'l1_ratio': 1, 'max_iter': 1000, 'tol': 0.0001, 'alpha': 0.01}], [0.91988240961495282, 0.018967861891794096, {'normalize': False, 'selection': 'random', 'fit_intercept': True, 'l1_ratio': 0, 'max_iter': 1000, 'tol': 0.0001, 'alpha': 0.001}], [0.83706567343705174, 0.024531369576933672, {'normalize': False, 'selection': 'cyclic', 'fit_intercept': True, 'l1_ratio': 1, 'max_iter': 1000, 'tol': 0.001, 'alpha': 0.01}], [0.83421947219674608, 0.046632547545575193, {'normalize': False, 'selection': 'random', 'fit_intercept': True, 'l1_ratio': 1, 'max_iter': 1000, 'tol': 0.001, 'alpha': 0.01}], [0.85205806504836801, 0.022074990739257699, {'normalize': False, 'selection': 'cyclic', 'fit_intercept': True, 'l1_ratio': 0.75, 'max_iter': 1000, 'tol': 0.001, 'alpha': 0.01}], [0.84212583492946214, 0.074283943770470234, {'normalize': False, 'selection': 'cyclic', 'fit_intercept': True, 'l1_ratio': 1, 'max_iter': 1000, 'tol': 0.0001, 'alpha': 0.001}], [0.90869589857736954, 0.025135822042267657, {'normalize': False, 'selection': 'cyclic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93493317883407245, 0.90941133234664062, 0.94148502806592094, 0.92850459850117029, 0.89550392054711792, 0.91598439853354918, 0.90825192053644122, 0.85659872244005797, 0.93340763786819758, 0.92393364201758521]</text:p>
          </table:table-cell>
          <table:table-cell office:value-type="string" calcext:value-type="string">
            <text:p>0.914801437969</text:p>
          </table:table-cell>
          <table:table-cell office:value-type="string" calcext:value-type="string">
            <text:p>[0.098994633667932555, 0.075486035689109401, 0.076472213782959167, 0.077342621435417092, 0.11141481027113571, 0.098792899386746291, 0.08426920717654128, 0.13551609487319763, 0.078390107969096082, 0.058114728302546624]</text:p>
          </table:table-cell>
          <table:table-cell office:value-type="string" calcext:value-type="string">
            <text:p>0.0894793352555</text:p>
          </table:table-cell>
          <table:table-cell office:value-type="string" calcext:value-type="string">
            <text:p>[0.22174886217153067, 0.2035531495984054, 0.19047519752203057, 0.19175561372225169, 0.22588780404334985, 0.19467680504967574, 0.20402804868124466, 0.20427868955128403, 0.18750019510775684, 0.17900393463626363]</text:p>
          </table:table-cell>
          <table:table-cell office:value-type="string" calcext:value-type="string">
            <text:p>0.200290830008</text:p>
          </table:table-cell>
          <table:table-cell office:value-type="string" calcext:value-type="string">
            <text:p>[[0.91900937316917841, 0.0053658159038775114, {'normalize': False, 'selection': 'random', 'fit_intercept': True, 'l1_ratio': 0.25, 'max_iter': 1000, 'tol': 0.001, 'alpha': 0.001}], [0.94306222685738106, 0.006579015927364232, {'normalize': False, 'selection': 'random', 'fit_intercept': True, 'l1_ratio': 0.75, 'max_iter': 1000, 'tol': 0.0001, 'alpha': 0.001}], [0.87984675421056779, 0.023391474479869945, {'normalize': False, 'selection': 'cyclic', 'fit_intercept': True, 'l1_ratio': 0, 'max_iter': 1000, 'tol': 0.0001, 'alpha': 0.001}], [0.90448277699765656, 0.046663089619014386, {'normalize': False, 'selection': 'cyclic', 'fit_intercept': True, 'l1_ratio': 0, 'max_iter': 1000, 'tol': 0.0001, 'alpha': 0.001}], [0.90535621279203193, 0.01534394454837552, {'normalize': False, 'selection': 'random', 'fit_intercept': True, 'l1_ratio': 0, 'max_iter': 1000, 'tol': 0.001, 'alpha': 0.01}], [0.87206341148668398, 0.046986174273366009, {'normalize': False, 'selection': 'cyclic', 'fit_intercept': True, 'l1_ratio': 1, 'max_iter': 1000, 'tol': 0.0001, 'alpha': 0.0001}], [0.91139052575234236, 0.02715569817421478, {'normalize': False, 'selection': 'random', 'fit_intercept': True, 'l1_ratio': 0, 'max_iter': 1000, 'tol': 0.0001, 'alpha': 0.001}], [0.9142951570272484, 0.027807936546514821, {'normalize': False, 'selection': 'cyclic', 'fit_intercept': True, 'l1_ratio': 0.75, 'max_iter': 1000, 'tol': 0.0001, 'alpha': 0.0001}], [0.89169357207668776, 0.032837861839948988, {'normalize': False, 'selection': 'cyclic', 'fit_intercept': True, 'l1_ratio': 0, 'max_iter': 1000, 'tol': 0.0001, 'alpha': 0.001}], [0.92734217240105521, 0.015080218669725998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8528071519369449, 0.92885091676118026, 0.92200664111968644, 0.79268115126724625, 0.88571137245192011, 0.86686250926221209, 0.72633998068215089, 0.87496296089341685, 0.91138903262596427, 0.89135245699209831]</text:p>
          </table:table-cell>
          <table:table-cell office:value-type="string" calcext:value-type="string">
            <text:p>0.865296417399</text:p>
          </table:table-cell>
          <table:table-cell office:value-type="string" calcext:value-type="string">
            <text:p>[0.22394365993973128, 0.05928735211300782, 0.10192818379312553, 0.2242743295067213, 0.12185572723002887, 0.15655471718921668, 0.25135254055090805, 0.11816164780783485, 0.10430960965085534, 0.083006766856159278]</text:p>
          </table:table-cell>
          <table:table-cell office:value-type="string" calcext:value-type="string">
            <text:p>0.144467453464</text:p>
          </table:table-cell>
          <table:table-cell office:value-type="string" calcext:value-type="string">
            <text:p>[0.31314530560558468, 0.1935309775345114, 0.19933540751211545, 0.25551562849443438, 0.23215057970018296, 0.25684925030620748, 0.26668219484641753, 0.24622965524040163, 0.19397579421866104, 0.20369177132067415]</text:p>
          </table:table-cell>
          <table:table-cell office:value-type="string" calcext:value-type="string">
            <text:p>0.236110656478</text:p>
          </table:table-cell>
          <table:table-cell office:value-type="string" calcext:value-type="string">
            <text:p>[[0.90958623138641204, 0.02733240043577596, {'normalize': False, 'selection': 'cyclic', 'fit_intercept': True, 'l1_ratio': 0, 'max_iter': 1000, 'tol': 0.0001, 'alpha': 0.01}], [0.9027563496178278, 0.020804799470491703, {'normalize': False, 'selection': 'random', 'fit_intercept': True, 'l1_ratio': 0.25, 'max_iter': 1000, 'tol': 0.0001, 'alpha': 0.001}], [0.89469276130007391, 0.0092936644454971462, {'normalize': False, 'selection': 'cyclic', 'fit_intercept': True, 'l1_ratio': 0, 'max_iter': 1000, 'tol': 0.0001, 'alpha': 0.001}], [0.92567655501511503, 0.022029723827702224, {'normalize': False, 'selection': 'cyclic', 'fit_intercept': True, 'l1_ratio': 0, 'max_iter': 1000, 'tol': 0.0001, 'alpha': 0.0001}], [0.87230679826443891, 0.034772477098121903, {'normalize': False, 'selection': 'random', 'fit_intercept': True, 'l1_ratio': 0, 'max_iter': 1000, 'tol': 0.0001, 'alpha': 0.01}], [0.86941401932218954, 0.039839346870360164, {'normalize': False, 'selection': 'random', 'fit_intercept': True, 'l1_ratio': 0.75, 'max_iter': 1000, 'tol': 0.001, 'alpha': 0.01}], [0.92117382276437976, 0.029120798807059478, {'normalize': True, 'selection': 'random', 'fit_intercept': True, 'l1_ratio': 0.75, 'max_iter': 1000, 'tol': 0.001, 'alpha': 0.001}], [0.83449696347729629, 0.03703833917564562, {'normalize': False, 'selection': 'cyclic', 'fit_intercept': True, 'l1_ratio': 0.75, 'max_iter': 1000, 'tol': 0.001, 'alpha': 0.01}], [0.87882261795924033, 0.037709557972011934, {'normalize': False, 'selection': 'random', 'fit_intercept': True, 'l1_ratio': 0, 'max_iter': 1000, 'tol': 0.001, 'alpha': 0.001}], [0.91466902964240415, 0.0026934715980474816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878075976800615, 0.92211036451119011, 0.94571107871938409, 0.9529564186468048, 0.89748857002572491, 0.93306742972956869, 0.93175166911320451, 0.8381953834302236, 0.91730677714484243, 0.91842185984596258]</text:p>
          </table:table-cell>
          <table:table-cell office:value-type="string" calcext:value-type="string">
            <text:p>0.913508552797</text:p>
          </table:table-cell>
          <table:table-cell office:value-type="string" calcext:value-type="string">
            <text:p>[0.18549890398309521, 0.064904142611065196, 0.070949260625033497, 0.050891019943792935, 0.10929875628833147, 0.078705175765045793, 0.062685047671617242, 0.15290749247910704, 0.097343455922140484, 0.062325732113728459]</text:p>
          </table:table-cell>
          <table:table-cell office:value-type="string" calcext:value-type="string">
            <text:p>0.0935508987403</text:p>
          </table:table-cell>
          <table:table-cell office:value-type="string" calcext:value-type="string">
            <text:p>[0.24164177421961056, 0.19534412246524038, 0.18104480927584543, 0.16148756368889997, 0.18893010264583229, 0.18888316074632872, 0.18623083059035914, 0.21559599407981281, 0.20666992344522128, 0.19099179172792644]</text:p>
          </table:table-cell>
          <table:table-cell office:value-type="string" calcext:value-type="string">
            <text:p>0.195682007289</text:p>
          </table:table-cell>
          <table:table-cell office:value-type="string" calcext:value-type="string">
            <text:p>[[0.94630820986201547, 0.016863761533783498, {'normalize': True, 'selection': 'cyclic', 'fit_intercept': True, 'l1_ratio': 0.75, 'max_iter': 1000, 'tol': 0.0001, 'alpha': 0.0001}], [0.93280198615659193, 0.015625122179024651, {'normalize': False, 'selection': 'cyclic', 'fit_intercept': True, 'l1_ratio': 0, 'max_iter': 1000, 'tol': 0.0001, 'alpha': 0.001}], [0.84399524936663683, 0.061883874854592742, {'normalize': False, 'selection': 'cyclic', 'fit_intercept': True, 'l1_ratio': 0, 'max_iter': 1000, 'tol': 0.0001, 'alpha': 0.001}], [0.83667874379878315, 0.057085771495207438, {'normalize': False, 'selection': 'random', 'fit_intercept': True, 'l1_ratio': 0.5, 'max_iter': 1000, 'tol': 0.0001, 'alpha': 0.001}], [0.92436625844918485, 0.035948056416881535, {'normalize': False, 'selection': 'random', 'fit_intercept': True, 'l1_ratio': 0, 'max_iter': 1000, 'tol': 0.0001, 'alpha': 0.001}], [0.82383172636448276, 0.097435322029094731, {'normalize': False, 'selection': 'cyclic', 'fit_intercept': True, 'l1_ratio': 1, 'max_iter': 1000, 'tol': 0.0001, 'alpha': 0.001}], [0.8442758600634358, 0.073668769603468534, {'normalize': False, 'selection': 'cyclic', 'fit_intercept': True, 'l1_ratio': 1, 'max_iter': 1000, 'tol': 0.001, 'alpha': 0.001}], [0.85185723742037023, 0.027334245128166946, {'normalize': False, 'selection': 'cyclic', 'fit_intercept': True, 'l1_ratio': 0.75, 'max_iter': 1000, 'tol': 0.001, 'alpha': 0.01}], [0.85920866580334754, 0.072869701909208301, {'normalize': False, 'selection': 'cyclic', 'fit_intercept': True, 'l1_ratio': 0.75, 'max_iter': 1000, 'tol': 0.001, 'alpha': 0.001}], [0.92495054240612362, 0.021671034812656486, {'normalize': False, 'selection': 'cyclic', 'fit_intercept': True, 'l1_ratio': 1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95059470460060036, 0.90192883940609758, 0.89477374201436077, 0.94174698919915401, 0.95064748771849195, 0.94595019928791957, 0.91947635527561422, 0.90508798242317157, 0.91897509972859748, 0.9298487826639259]</text:p>
          </table:table-cell>
          <table:table-cell office:value-type="string" calcext:value-type="string">
            <text:p>0.925903018232</text:p>
          </table:table-cell>
          <table:table-cell office:value-type="string" calcext:value-type="string">
            <text:p>[0.075166713721073405, 0.081721073070547226, 0.1375183928196011, 0.063017207644002676, 0.052620163560561782, 0.063556487490653915, 0.073959735610429289, 0.089693105929071607, 0.095379567222577635, 0.053595558453335329]</text:p>
          </table:table-cell>
          <table:table-cell office:value-type="string" calcext:value-type="string">
            <text:p>0.0786228005522</text:p>
          </table:table-cell>
          <table:table-cell office:value-type="string" calcext:value-type="string">
            <text:p>[0.18245365911964462, 0.19626516299366262, 0.22033866909271096, 0.17788235340469336, 0.16220209568678612, 0.16431909246896728, 0.18810887295567824, 0.18571715714169845, 0.20219103086364454, 0.16729708462851031]</text:p>
          </table:table-cell>
          <table:table-cell office:value-type="string" calcext:value-type="string">
            <text:p>0.184677517836</text:p>
          </table:table-cell>
          <table:table-cell office:value-type="string" calcext:value-type="string">
            <text:p>[[0.95222001166142323, 0.0077491255531837028, {'normalize': False, 'selection': 'random', 'fit_intercept': True, 'l1_ratio': 1, 'max_iter': 1000, 'tol': 0.001, 'alpha': 0.0001}], [0.95147225874074448, 0.0054214259878853583, {'normalize': False, 'selection': 'random', 'fit_intercept': True, 'l1_ratio': 1, 'max_iter': 1000, 'tol': 0.001, 'alpha': 0.001}], [0.91026978225981081, 0.032775533182516955, {'normalize': False, 'selection': 'random', 'fit_intercept': True, 'l1_ratio': 1, 'max_iter': 1000, 'tol': 0.001, 'alpha': 0.0001}], [0.91152664450922471, 0.040687205810444035, {'normalize': False, 'selection': 'random', 'fit_intercept': True, 'l1_ratio': 0, 'max_iter': 1000, 'tol': 0.001, 'alpha': 0.001}], [0.92563226317365477, 0.015241015001579662, {'normalize': False, 'selection': 'random', 'fit_intercept': True, 'l1_ratio': 0, 'max_iter': 1000, 'tol': 0.001, 'alpha': 0.0001}], [0.86745401618356854, 0.051705825464827437, {'normalize': False, 'selection': 'cyclic', 'fit_intercept': True, 'l1_ratio': 1, 'max_iter': 1000, 'tol': 0.0001, 'alpha': 0.0001}], [0.92797326424854343, 0.016091886344651619, {'normalize': True, 'selection': 'random', 'fit_intercept': True, 'l1_ratio': 0, 'max_iter': 1000, 'tol': 0.001, 'alpha': 0.0001}], [0.94211523392759855, 0.028625430253218835, {'normalize': False, 'selection': 'random', 'fit_intercept': True, 'l1_ratio': 1, 'max_iter': 1000, 'tol': 0.001, 'alpha': 0.0001}], [0.92010090407695999, 0.013299502407837442, {'normalize': False, 'selection': 'cyclic', 'fit_intercept': True, 'l1_ratio': 0.25, 'max_iter': 1000, 'tol': 0.0001, 'alpha': 0.0001}], [0.93785218298255113, 0.013151496665946385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91369626222294587, 0.92693655916142204, 0.92386433021021375, 0.76020964262775392, 0.8870546352490104, 0.88529544276721772, 0.86744402371637708, 0.85440439504991317, 0.90845747183081516, 0.9067529738610437]</text:p>
          </table:table-cell>
          <table:table-cell office:value-type="string" calcext:value-type="string">
            <text:p>0.88341157367</text:p>
          </table:table-cell>
          <table:table-cell office:value-type="string" calcext:value-type="string">
            <text:p>[0.13130512221621596, 0.060882554579722914, 0.099500401764397603, 0.25940150618510166, 0.12042352641957095, 0.13487966025482348, 0.12175063601598379, 0.13758976314063276, 0.10776053645226347, 0.071240765731661465]</text:p>
          </table:table-cell>
          <table:table-cell office:value-type="string" calcext:value-type="string">
            <text:p>0.124473447276</text:p>
          </table:table-cell>
          <table:table-cell office:value-type="string" calcext:value-type="string">
            <text:p>[0.24446208926740379, 0.18885349854066047, 0.20039329320239138, 0.26349871213558679, 0.22571982328572748, 0.23996522655508212, 0.22148852952831968, 0.20994826779427736, 0.19872614794853907, 0.18653977338641362]</text:p>
          </table:table-cell>
          <table:table-cell office:value-type="string" calcext:value-type="string">
            <text:p>0.217959536164</text:p>
          </table:table-cell>
          <table:table-cell office:value-type="string" calcext:value-type="string">
            <text:p>[[0.92704776873863048, 0.0067081963976045956, {'normalize': False, 'selection': 'random', 'fit_intercept': True, 'l1_ratio': 0, 'max_iter': 1000, 'tol': 0.001, 'alpha': 0.001}], [0.90753745125509178, 0.022620913843420607, {'normalize': False, 'selection': 'random', 'fit_intercept': True, 'l1_ratio': 0, 'max_iter': 1000, 'tol': 0.001, 'alpha': 0.001}], [0.9060649196019489, 0.010007060720420189, {'normalize': False, 'selection': 'cyclic', 'fit_intercept': True, 'l1_ratio': 0, 'max_iter': 1000, 'tol': 0.0001, 'alpha': 0.001}], [0.90676663508587296, 0.023713243425425034, {'normalize': False, 'selection': 'cyclic', 'fit_intercept': True, 'l1_ratio': 0, 'max_iter': 1000, 'tol': 0.0001, 'alpha': 0.0001}], [0.87521948534449179, 0.040302106246525075, {'normalize': False, 'selection': 'random', 'fit_intercept': True, 'l1_ratio': 0, 'max_iter': 1000, 'tol': 0.0001, 'alpha': 0.01}], [0.86566466932523711, 0.063188650308879518, {'normalize': False, 'selection': 'random', 'fit_intercept': True, 'l1_ratio': 0.5, 'max_iter': 1000, 'tol': 0.001, 'alpha': 0.01}], [0.94764485787467656, 0.016224224332768971, {'normalize': False, 'selection': 'cyclic', 'fit_intercept': True, 'l1_ratio': 1, 'max_iter': 1000, 'tol': 0.001, 'alpha': 0.001}], [0.84384584196451662, 0.085326687983776461, {'normalize': True, 'selection': 'random', 'fit_intercept': True, 'l1_ratio': 0, 'max_iter': 1000, 'tol': 0.001, 'alpha': 0.0001}], [0.89994520217878982, 0.024009214703388092, {'normalize': False, 'selection': 'random', 'fit_intercept': True, 'l1_ratio': 0, 'max_iter': 1000, 'tol': 0.001, 'alpha': 0.001}], [0.92803149797410933, 0.010493959971530102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87899108899038159, 0.91605925673267041, 0.86836821737144154, 0.82678130274150641, 0.88750098879087957, 0.88983646234027425, 0.93408647164589664, 0.8358730255293858, 0.92091642871996537, 0.91691989308035082]</text:p>
          </table:table-cell>
          <table:table-cell office:value-type="string" calcext:value-type="string">
            <text:p>0.887533313594</text:p>
          </table:table-cell>
          <table:table-cell office:value-type="string" calcext:value-type="string">
            <text:p>[0.18410662456375818, 0.069946430455234077, 0.17202732034364362, 0.18738531215632218, 0.11994761961577903, 0.12953993189528351, 0.060540567269475425, 0.15510215126440213, 0.093094305304166305, 0.063473235330895217]</text:p>
          </table:table-cell>
          <table:table-cell office:value-type="string" calcext:value-type="string">
            <text:p>0.12351634982</text:p>
          </table:table-cell>
          <table:table-cell office:value-type="string" calcext:value-type="string">
            <text:p>[0.23925811884906015, 0.20075504263714636, 0.27612485499854644, 0.25312034378371012, 0.18074773930730922, 0.24236390394332985, 0.18047719396557346, 0.21411953426535271, 0.19843727641570727, 0.18382209155293841]</text:p>
          </table:table-cell>
          <table:table-cell office:value-type="string" calcext:value-type="string">
            <text:p>0.216922609972</text:p>
          </table:table-cell>
          <table:table-cell office:value-type="string" calcext:value-type="string">
            <text:p>[[0.94143288334237307, 0.015977411204423184, {'normalize': False, 'selection': 'cyclic', 'fit_intercept': True, 'l1_ratio': 1, 'max_iter': 1000, 'tol': 0.001, 'alpha': 0.001}], [0.92607948338323087, 0.011415578816244354, {'normalize': False, 'selection': 'cyclic', 'fit_intercept': True, 'l1_ratio': 0.25, 'max_iter': 1000, 'tol': 0.0001, 'alpha': 0.001}], [0.82098428299775261, 0.045865030955754831, {'normalize': False, 'selection': 'cyclic', 'fit_intercept': True, 'l1_ratio': 0.75, 'max_iter': 1000, 'tol': 0.001, 'alpha': 0.01}], [0.83816945525891962, 0.024285829619661418, {'normalize': False, 'selection': 'cyclic', 'fit_intercept': True, 'l1_ratio': 0.25, 'max_iter': 1000, 'tol': 0.001, 'alpha': 0.01}], [0.92345584873133735, 0.032902790732916944, {'normalize': False, 'selection': 'cyclic', 'fit_intercept': True, 'l1_ratio': 0, 'max_iter': 1000, 'tol': 0.0001, 'alpha': 0.001}], [0.81565781451580066, 0.0475485385980359, {'normalize': False, 'selection': 'cyclic', 'fit_intercept': True, 'l1_ratio': 1, 'max_iter': 1000, 'tol': 0.001, 'alpha': 0.01}], [0.83957915894529489, 0.083685381384128496, {'normalize': False, 'selection': 'cyclic', 'fit_intercept': True, 'l1_ratio': 0.5, 'max_iter': 1000, 'tol': 0.001, 'alpha': 0.001}], [0.85759860933660392, 0.027747630156088467, {'normalize': False, 'selection': 'cyclic', 'fit_intercept': True, 'l1_ratio': 0.75, 'max_iter': 1000, 'tol': 0.001, 'alpha': 0.01}], [0.84877018868317244, 0.080780339282731456, {'normalize': False, 'selection': 'cyclic', 'fit_intercept': True, 'l1_ratio': 0.75, 'max_iter': 1000, 'tol': 0.001, 'alpha': 0.001}], [0.92605744471037754, 0.026615243624118677, {'normalize': Fals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94597730305833649, 0.9133211622033216, 0.9310046894542624, 0.92335705359755016, 0.93065042722405444, 0.93054897527435876, 0.93370178949401628, 0.86777241591674448, 0.8517438549798162, 0.93217747714316357]</text:p>
          </table:table-cell>
          <table:table-cell office:value-type="string" calcext:value-type="string">
            <text:p>0.916025514835</text:p>
          </table:table-cell>
          <table:table-cell office:value-type="string" calcext:value-type="string">
            <text:p>[0.082191768364645354, 0.072228039255944981, 0.090168788665220864, 0.082911156032834735, 0.073941238117935848, 0.081666594992675909, 0.060893891940067647, 0.12495680745933387, 0.17452174458403788, 0.05181643492816513]</text:p>
          </table:table-cell>
          <table:table-cell office:value-type="string" calcext:value-type="string">
            <text:p>0.0895296464341</text:p>
          </table:table-cell>
          <table:table-cell office:value-type="string" calcext:value-type="string">
            <text:p>[0.20180448366708706, 0.19612716459594051, 0.19195467867251317, 0.20081226485396822, 0.181588391874516, 0.17938499925056006, 0.17671278047486508, 0.21275997749953912, 0.23342778398443684, 0.16233035867431025]</text:p>
          </table:table-cell>
          <table:table-cell office:value-type="string" calcext:value-type="string">
            <text:p>0.193690288355</text:p>
          </table:table-cell>
          <table:table-cell office:value-type="string" calcext:value-type="string">
            <text:p>[[0.96509346204111945, 0.0051667220736896407, {'normalize': True, 'selection': 'random', 'fit_intercept': True, 'l1_ratio': 0.25, 'max_iter': 1000, 'tol': 0.001, 'alpha': 0.0001}], [0.94870120324125962, 0.0073231170188637401, {'normalize': False, 'selection': 'random', 'fit_intercept': True, 'l1_ratio': 0.25, 'max_iter': 1000, 'tol': 0.001, 'alpha': 0.001}], [0.89294371166153175, 0.031831605528422395, {'normalize': False, 'selection': 'cyclic', 'fit_intercept': True, 'l1_ratio': 1, 'max_iter': 1000, 'tol': 0.001, 'alpha': 0.001}], [0.90651373967946181, 0.037103435730811533, {'normalize': False, 'selection': 'cyclic', 'fit_intercept': True, 'l1_ratio': 0, 'max_iter': 1000, 'tol': 0.0001, 'alpha': 0.0001}], [0.92475741072924866, 0.0066302356389277744, {'normalize': False, 'selection': 'cyclic', 'fit_intercept': True, 'l1_ratio': 0, 'max_iter': 1000, 'tol': 0.0001, 'alpha': 0.001}], [0.85643414003677065, 0.074770783056520421, {'normalize': False, 'selection': 'cyclic', 'fit_intercept': True, 'l1_ratio': 1, 'max_iter': 1000, 'tol': 0.001, 'alpha': 0.001}], [0.93036438451647174, 0.0026465132045713166, {'normalize': False, 'selection': 'random', 'fit_intercept': True, 'l1_ratio': 0, 'max_iter': 1000, 'tol': 0.0001, 'alpha': 0.001}], [0.9447468311199867, 0.021366788078589747, {'normalize': False, 'selection': 'cyclic', 'fit_intercept': True, 'l1_ratio': 1, 'max_iter': 1000, 'tol': 0.0001, 'alpha': 0.0001}], [0.9138053799618856, 0.0093596370155491788, {'normalize': False, 'selection': 'cyclic', 'fit_intercept': True, 'l1_ratio': 0.75, 'max_iter': 1000, 'tol': 0.0001, 'alpha': 0.0001}], [0.93977604876252974, 0.010827269367407757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90997641273847807, 0.91421851060303139, 0.91674190188360516, 0.88838469513306739, 0.88058496713117251, 0.93176803926217855, 0.89209051654925564, 0.87324850004316534, 0.90099040133696395, 0.90179970064989123]</text:p>
          </table:table-cell>
          <table:table-cell office:value-type="string" calcext:value-type="string">
            <text:p>0.900980364533</text:p>
          </table:table-cell>
          <table:table-cell office:value-type="string" calcext:value-type="string">
            <text:p>[0.13696461395741641, 0.071480293703650763, 0.10880858125493598, 0.12074371343817318, 0.12732155407419835, 0.080233112832308495, 0.099113209457818985, 0.11978183587862766, 0.11655050039838849, 0.075025068470869205]</text:p>
          </table:table-cell>
          <table:table-cell office:value-type="string" calcext:value-type="string">
            <text:p>0.105602248347</text:p>
          </table:table-cell>
          <table:table-cell office:value-type="string" calcext:value-type="string">
            <text:p>[0.23659690572747696, 0.20397271650367091, 0.21083357053073173, 0.22750181113629334, 0.22892364196289097, 0.18557391977790597, 0.22246033681535618, 0.19764973552693166, 0.20224802151391216, 0.18654439862841488]</text:p>
          </table:table-cell>
          <table:table-cell office:value-type="string" calcext:value-type="string">
            <text:p>0.210230505812</text:p>
          </table:table-cell>
          <table:table-cell office:value-type="string" calcext:value-type="string">
            <text:p>[[0.94007085309471172, 0.0074095994775114932, {'normalize': False, 'selection': 'random', 'fit_intercept': True, 'l1_ratio': 0.25, 'max_iter': 1000, 'tol': 0.0001, 'alpha': 0.001}], [0.90497282231250076, 0.027212160914138604, {'normalize': False, 'selection': 'random', 'fit_intercept': True, 'l1_ratio': 0.25, 'max_iter': 1000, 'tol': 0.0001, 'alpha': 0.001}], [0.91445933041403449, 0.015339919825794289, {'normalize': False, 'selection': 'cyclic', 'fit_intercept': True, 'l1_ratio': 0.25, 'max_iter': 1000, 'tol': 0.0001, 'alpha': 0.001}], [0.89062259117378662, 0.017970105375358324, {'normalize': False, 'selection': 'cyclic', 'fit_intercept': True, 'l1_ratio': 0, 'max_iter': 1000, 'tol': 0.0001, 'alpha': 0.001}], [0.87472331299734141, 0.034206868879859742, {'normalize': False, 'selection': 'random', 'fit_intercept': True, 'l1_ratio': 0, 'max_iter': 1000, 'tol': 0.0001, 'alpha': 0.01}], [0.86755715825848145, 0.081232052684237277, {'normalize': False, 'selection': 'random', 'fit_intercept': True, 'l1_ratio': 0.25, 'max_iter': 1000, 'tol': 0.0001, 'alpha': 0.001}], [0.94947859060164996, 0.013286796707600086, {'normalize': False, 'selection': 'random', 'fit_intercept': True, 'l1_ratio': 1, 'max_iter': 1000, 'tol': 0.0001, 'alpha': 0.001}], [0.86506863771071907, 0.072144799463994366, {'normalize': True, 'selection': 'random', 'fit_intercept': True, 'l1_ratio': 0, 'max_iter': 1000, 'tol': 0.001, 'alpha': 0.0001}], [0.90440840440652936, 0.023808572170441727, {'normalize': False, 'selection': 'random', 'fit_intercept': True, 'l1_ratio': 0, 'max_iter': 1000, 'tol': 0.0001, 'alpha': 0.001}], [0.93271832731932525, 0.001705533633067880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88807502052542509, 0.91604436372065923, 0.85538201668006175, 0.83713463457546822, 0.88192129478349934, 0.88563482553294948, 0.8622084519056108, 0.84374706813942513, 0.93225987415034983, 0.90882798301935053]</text:p>
          </table:table-cell>
          <table:table-cell office:value-type="string" calcext:value-type="string">
            <text:p>0.881123553303</text:p>
          </table:table-cell>
          <table:table-cell office:value-type="string" calcext:value-type="string">
            <text:p>[0.17028605582438497, 0.069958840555363777, 0.18899876342351685, 0.17618523763625024, 0.12589674758745162, 0.13448058428746382, 0.12655942861620781, 0.14766107735254899, 0.079741213694810076, 0.069655457894415254]</text:p>
          </table:table-cell>
          <table:table-cell office:value-type="string" calcext:value-type="string">
            <text:p>0.128942340687</text:p>
          </table:table-cell>
          <table:table-cell office:value-type="string" calcext:value-type="string">
            <text:p>[0.23856308152952654, 0.19554746974300227, 0.28421790607429881, 0.24761951753095998, 0.17871621119138181, 0.24156396611024392, 0.23407693128583321, 0.21464643732278418, 0.19337921007988537, 0.19688416461183131]</text:p>
          </table:table-cell>
          <table:table-cell office:value-type="string" calcext:value-type="string">
            <text:p>0.222521489548</text:p>
          </table:table-cell>
          <table:table-cell office:value-type="string" calcext:value-type="string">
            <text:p>[[0.93827151701889333, 0.023404579575211169, {'normalize': False, 'selection': 'random', 'fit_intercept': True, 'l1_ratio': 0.5, 'max_iter': 1000, 'tol': 0.001, 'alpha': 0.001}], [0.91255576399394611, 0.010460559906225122, {'normalize': False, 'selection': 'cyclic', 'fit_intercept': True, 'l1_ratio': 0, 'max_iter': 1000, 'tol': 0.0001, 'alpha': 0.001}], [0.82393498715854618, 0.044691058209458408, {'normalize': False, 'selection': 'cyclic', 'fit_intercept': True, 'l1_ratio': 1, 'max_iter': 1000, 'tol': 0.001, 'alpha': 0.01}], [0.83820281148854847, 0.025370110937072587, {'normalize': False, 'selection': 'cyclic', 'fit_intercept': True, 'l1_ratio': 0.25, 'max_iter': 1000, 'tol': 0.001, 'alpha': 0.01}], [0.91426548794124163, 0.035236948378919705, {'normalize': False, 'selection': 'cyclic', 'fit_intercept': True, 'l1_ratio': 0, 'max_iter': 1000, 'tol': 0.0001, 'alpha': 0.001}], [0.81618542022962859, 0.042655540573272463, {'normalize': False, 'selection': 'random', 'fit_intercept': True, 'l1_ratio': 1, 'max_iter': 1000, 'tol': 0.001, 'alpha': 0.01}], [0.83463512298993014, 0.045650700323523814, {'normalize': False, 'selection': 'random', 'fit_intercept': True, 'l1_ratio': 1, 'max_iter': 1000, 'tol': 0.001, 'alpha': 0.01}], [0.86500472130845674, 0.025971559477590393, {'normalize': False, 'selection': 'cyclic', 'fit_intercept': True, 'l1_ratio': 0.75, 'max_iter': 1000, 'tol': 0.0001, 'alpha': 0.01}], [0.82414498489120558, 0.082660832928544634, {'normalize': False, 'selection': 'cyclic', 'fit_intercept': True, 'l1_ratio': 0.75, 'max_iter': 1000, 'tol': 0.001, 'alpha': 0.001}], [0.91410147374420125, 0.031830865986048805, {'normalize': False, 'selection': 'cyclic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93979484179761608, 0.919057565138507, 0.93422006741453134, 0.9322822796575323, 0.9188895563782431, 0.94449282642754806, 0.93785089236789243, 0.84231237708721807, 0.94592836465364238, 0.93524114301162498]</text:p>
          </table:table-cell>
          <table:table-cell office:value-type="string" calcext:value-type="string">
            <text:p>0.925006991393</text:p>
          </table:table-cell>
          <table:table-cell office:value-type="string" calcext:value-type="string">
            <text:p>[0.091597952295322707, 0.067447989743024864, 0.085966666325527838, 0.0732559842887609, 0.086480801331886181, 0.065270194086221811, 0.057083004434631289, 0.1490168792816032, 0.063651163544509629, 0.049475792963992432]</text:p>
          </table:table-cell>
          <table:table-cell office:value-type="string" calcext:value-type="string">
            <text:p>0.0789246428295</text:p>
          </table:table-cell>
          <table:table-cell office:value-type="string" calcext:value-type="string">
            <text:p>[0.21749199480148154, 0.19180164465919833, 0.19946442124351202, 0.1775763686621942, 0.20070922595404506, 0.17862255078749256, 0.16834896513731454, 0.22873856499289483, 0.16583771759314911, 0.15922846839744789]</text:p>
          </table:table-cell>
          <table:table-cell office:value-type="string" calcext:value-type="string">
            <text:p>0.188781992223</text:p>
          </table:table-cell>
          <table:table-cell office:value-type="string" calcext:value-type="string">
            <text:p>[[0.96096361569938138, 0.0036409133271514439, {'normalize': True, 'selection': 'random', 'fit_intercept': True, 'l1_ratio': 1, 'max_iter': 1000, 'tol': 0.001, 'alpha': 0.0001}], [0.94579679787804538, 0.0061111895556531419, {'normalize': False, 'selection': 'cyclic', 'fit_intercept': True, 'l1_ratio': 0, 'max_iter': 1000, 'tol': 0.0001, 'alpha': 0.001}], [0.88204240671832201, 0.034923836420639558, {'normalize': False, 'selection': 'random', 'fit_intercept': True, 'l1_ratio': 1, 'max_iter': 1000, 'tol': 0.0001, 'alpha': 0.001}], [0.90554636179420034, 0.037145752554290049, {'normalize': False, 'selection': 'cyclic', 'fit_intercept': True, 'l1_ratio': 0.25, 'max_iter': 1000, 'tol': 0.0001, 'alpha': 0.001}], [0.93041014033903668, 0.024127353061357378, {'normalize': False, 'selection': 'cyclic', 'fit_intercept': True, 'l1_ratio': 1, 'max_iter': 1000, 'tol': 0.0001, 'alpha': 0.001}], [0.85071716430490518, 0.064207947324795733, {'normalize': False, 'selection': 'random', 'fit_intercept': True, 'l1_ratio': 1, 'max_iter': 1000, 'tol': 0.001, 'alpha': 0.001}], [0.92290656500589829, 0.0076677628235734653, {'normalize': False, 'selection': 'random', 'fit_intercept': True, 'l1_ratio': 0, 'max_iter': 1000, 'tol': 0.001, 'alpha': 0.001}], [0.94473725377398288, 0.019812237078305373, {'normalize': False, 'selection': 'random', 'fit_intercept': True, 'l1_ratio': 1, 'max_iter': 1000, 'tol': 0.001, 'alpha': 0.0001}], [0.88696495824331301, 0.038855429466578134, {'normalize': False, 'selection': 'cyclic', 'fit_intercept': True, 'l1_ratio': 0.25, 'max_iter': 1000, 'tol': 0.0001, 'alpha': 0.001}], [0.93997359290886462, 0.012694869476106277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9054941167155629, 0.92289752924622703, 0.91633717015134608, 0.80043950766525218, 0.87811533871943714, 0.8836030336862859, 0.8826774362737615, 0.88729744756394768, 0.89618782180928414, 0.88967193901158381]</text:p>
          </table:table-cell>
          <table:table-cell office:value-type="string" calcext:value-type="string">
            <text:p>0.886272134084</text:p>
          </table:table-cell>
          <table:table-cell office:value-type="string" calcext:value-type="string">
            <text:p>[0.14378411496927893, 0.064248211280784687, 0.10933751821809344, 0.21588145934622807, 0.12995469765598949, 0.13686974301487465, 0.10775897966405086, 0.10650539554636429, 0.12220392243738827, 0.084290683273818209]</text:p>
          </table:table-cell>
          <table:table-cell office:value-type="string" calcext:value-type="string">
            <text:p>0.122083472541</text:p>
          </table:table-cell>
          <table:table-cell office:value-type="string" calcext:value-type="string">
            <text:p>[0.24247236297418495, 0.19339606432657516, 0.21478676045947356, 0.25940453102812699, 0.23068268863746602, 0.24100182235219095, 0.19805889145899772, 0.21113880434145471, 0.21104079060057193, 0.18931502556398605]</text:p>
          </table:table-cell>
          <table:table-cell office:value-type="string" calcext:value-type="string">
            <text:p>0.219129774174</text:p>
          </table:table-cell>
          <table:table-cell office:value-type="string" calcext:value-type="string">
            <text:p>[[0.93264832724551394, 0.0080519040336052283, {'normalize': False, 'selection': 'random', 'fit_intercept': True, 'l1_ratio': 0.25, 'max_iter': 1000, 'tol': 0.0001, 'alpha': 0.001}], [0.89396232348144478, 0.036695553184539376, {'normalize': False, 'selection': 'random', 'fit_intercept': True, 'l1_ratio': 0, 'max_iter': 1000, 'tol': 0.0001, 'alpha': 0.001}], [0.90400224585753042, 0.019180678857967547, {'normalize': False, 'selection': 'cyclic', 'fit_intercept': True, 'l1_ratio': 0.75, 'max_iter': 1000, 'tol': 0.001, 'alpha': 0.001}], [0.90017247790948429, 0.010240449077989645, {'normalize': False, 'selection': 'random', 'fit_intercept': True, 'l1_ratio': 0, 'max_iter': 1000, 'tol': 0.001, 'alpha': 0.0001}], [0.87543028907427256, 0.032021028991827433, {'normalize': False, 'selection': 'random', 'fit_intercept': True, 'l1_ratio': 0, 'max_iter': 1000, 'tol': 0.0001, 'alpha': 0.01}], [0.86533532970511307, 0.05191230494859965, {'normalize': False, 'selection': 'cyclic', 'fit_intercept': True, 'l1_ratio': 0.75, 'max_iter': 1000, 'tol': 0.001, 'alpha': 0.01}], [0.93955103982888899, 0.016995259620236652, {'normalize': False, 'selection': 'random', 'fit_intercept': True, 'l1_ratio': 1, 'max_iter': 1000, 'tol': 0.001, 'alpha': 0.001}], [0.87400663471443252, 0.063304959908709671, {'normalize': True, 'selection': 'random', 'fit_intercept': True, 'l1_ratio': 0.25, 'max_iter': 1000, 'tol': 0.0001, 'alpha': 0.0001}], [0.89882941868532451, 0.035861794734976887, {'normalize': False, 'selection': 'random', 'fit_intercept': True, 'l1_ratio': 0, 'max_iter': 1000, 'tol': 0.0001, 'alpha': 0.001}], [0.93289795188055091, 0.011513760278385724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89432512813095399, 0.92681197918738323, 0.88909216380919953, 0.85915214414490926, 0.86093139488950821, 0.90664289047563118, 0.84282348336069213, 0.87105840818255076, 0.94481645367410327, 0.90495942760107762]</text:p>
          </table:table-cell>
          <table:table-cell office:value-type="string" calcext:value-type="string">
            <text:p>0.890061347346</text:p>
          </table:table-cell>
          <table:table-cell office:value-type="string" calcext:value-type="string">
            <text:p>[0.16077695269459363, 0.060986365007782518, 0.14494354998483341, 0.15236703573961741, 0.14827639787235666, 0.10977746236764568, 0.14436422562093762, 0.12185150151490487, 0.064960064729987624, 0.072611035800593568]</text:p>
          </table:table-cell>
          <table:table-cell office:value-type="string" calcext:value-type="string">
            <text:p>0.118091459133</text:p>
          </table:table-cell>
          <table:table-cell office:value-type="string" calcext:value-type="string">
            <text:p>[0.24384814822725942, 0.18893321999745347, 0.26469621963385065, 0.23848350483570321, 0.18547525602908299, 0.22530936059247944, 0.24023445394067508, 0.20242749434193438, 0.17975317668390786, 0.21550636866707851]</text:p>
          </table:table-cell>
          <table:table-cell office:value-type="string" calcext:value-type="string">
            <text:p>0.218466720295</text:p>
          </table:table-cell>
          <table:table-cell office:value-type="string" calcext:value-type="string">
            <text:p>[[0.93095255373552688, 0.013728659271163257, {'normalize': False, 'selection': 'cyclic', 'fit_intercept': True, 'l1_ratio': 0, 'max_iter': 1000, 'tol': 0.0001, 'alpha': 0.001}], [0.913775269817795, 0.020641559624810846, {'normalize': False, 'selection': 'cyclic', 'fit_intercept': True, 'l1_ratio': 0.25, 'max_iter': 1000, 'tol': 0.0001, 'alpha': 0.001}], [0.82072926346304675, 0.040928603864494491, {'normalize': False, 'selection': 'random', 'fit_intercept': True, 'l1_ratio': 0.5, 'max_iter': 1000, 'tol': 0.0001, 'alpha': 0.01}], [0.83445482080468736, 0.027628699759091779, {'normalize': False, 'selection': 'cyclic', 'fit_intercept': True, 'l1_ratio': 0.25, 'max_iter': 1000, 'tol': 0.001, 'alpha': 0.01}], [0.89255984225752805, 0.027678712796204027, {'normalize': False, 'selection': 'random', 'fit_intercept': True, 'l1_ratio': 1, 'max_iter': 1000, 'tol': 0.0001, 'alpha': 0.001}], [0.82102104437499213, 0.059383094835458783, {'normalize': False, 'selection': 'random', 'fit_intercept': True, 'l1_ratio': 0.5, 'max_iter': 1000, 'tol': 0.001, 'alpha': 0.01}], [0.83634588327596604, 0.043870542274271097, {'normalize': False, 'selection': 'random', 'fit_intercept': True, 'l1_ratio': 1, 'max_iter': 1000, 'tol': 0.001, 'alpha': 0.01}], [0.85144844206151604, 0.035152029574452265, {'normalize': False, 'selection': 'cyclic', 'fit_intercept': True, 'l1_ratio': 0.75, 'max_iter': 1000, 'tol': 0.001, 'alpha': 0.01}], [0.83092944259411117, 0.088496385116999032, {'normalize': False, 'selection': 'random', 'fit_intercept': True, 'l1_ratio': 0.75, 'max_iter': 1000, 'tol': 0.001, 'alpha': 0.001}], [0.91208448914528473, 0.016161040245605093, {'normalize': False, 'selection': 'cyclic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93857270903579326, 0.93007091027568534, 0.95575100742166419, 0.93164477817416691, 0.92224382235678659, 0.95020890773441513, 0.94927904710483835, 0.80458626491956464, 0.96030159814261062, 0.93422456580089808]</text:p>
          </table:table-cell>
          <table:table-cell office:value-type="string" calcext:value-type="string">
            <text:p>0.927688361097</text:p>
          </table:table-cell>
          <table:table-cell office:value-type="string" calcext:value-type="string">
            <text:p>[0.093457342117697698, 0.058270751732827787, 0.057828249904027296, 0.073945623550290898, 0.082904447945663221, 0.058548725268775054, 0.046586419167625487, 0.18466855186570266, 0.046731515569938598, 0.050252458364662918]</text:p>
          </table:table-cell>
          <table:table-cell office:value-type="string" calcext:value-type="string">
            <text:p>0.0753194085487</text:p>
          </table:table-cell>
          <table:table-cell office:value-type="string" calcext:value-type="string">
            <text:p>[0.21129947615488623, 0.18960012415815797, 0.18501381998986891, 0.19162859500591609, 0.19224543580028874, 0.18292686860121968, 0.16095740356410554, 0.2269878454320432, 0.16055555257437468, 0.16918825586285266]</text:p>
          </table:table-cell>
          <table:table-cell office:value-type="string" calcext:value-type="string">
            <text:p>0.187040337714</text:p>
          </table:table-cell>
          <table:table-cell office:value-type="string" calcext:value-type="string">
            <text:p>[[0.9334635078962451, 0.014442539028340185, {'normalize': False, 'selection': 'random', 'fit_intercept': True, 'l1_ratio': 0, 'max_iter': 1000, 'tol': 0.001, 'alpha': 0.001}], [0.94695973990291793, 0.007207843712028269, {'normalize': True, 'selection': 'random', 'fit_intercept': True, 'l1_ratio': 0.5, 'max_iter': 1000, 'tol': 0.001, 'alpha': 0.0001}], [0.87989982785799747, 0.01666087202959099, {'normalize': False, 'selection': 'cyclic', 'fit_intercept': True, 'l1_ratio': 0.25, 'max_iter': 1000, 'tol': 0.0001, 'alpha': 0.001}], [0.90655660753851852, 0.032587341329204725, {'normalize': False, 'selection': 'cyclic', 'fit_intercept': True, 'l1_ratio': 0, 'max_iter': 1000, 'tol': 0.0001, 'alpha': 0.001}], [0.92990641767193605, 0.028058529536053908, {'normalize': False, 'selection': 'random', 'fit_intercept': True, 'l1_ratio': 0, 'max_iter': 1000, 'tol': 0.001, 'alpha': 0.001}], [0.85073091623978181, 0.070366629263683131, {'normalize': False, 'selection': 'random', 'fit_intercept': True, 'l1_ratio': 1, 'max_iter': 1000, 'tol': 0.001, 'alpha': 0.001}], [0.91521893576438917, 0.029772845515215116, {'normalize': False, 'selection': 'random', 'fit_intercept': True, 'l1_ratio': 0, 'max_iter': 1000, 'tol': 0.001, 'alpha': 0.001}], [0.90727068913335263, 0.088775418368168768, {'normalize': False, 'selection': 'random', 'fit_intercept': True, 'l1_ratio': 1, 'max_iter': 1000, 'tol': 0.001, 'alpha': 0.0001}], [0.88596627259027427, 0.038725651375957612, {'normalize': False, 'selection': 'cyclic', 'fit_intercept': True, 'l1_ratio': 0.5, 'max_iter': 1000, 'tol': 0.0001, 'alpha': 0.001}], [0.94265802985368408, 0.0084466895307002843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88756918555644382, 0.923582778793543, 0.91240524362155218, 0.8354575684123795, 0.89061716558851167, 0.9207948776685283, 0.90531212925452276, 0.83898424591529208, 0.90889266358420007, 0.87552893407446808]</text:p>
          </table:table-cell>
          <table:table-cell office:value-type="string" calcext:value-type="string">
            <text:p>0.889914479247</text:p>
          </table:table-cell>
          <table:table-cell office:value-type="string" calcext:value-type="string">
            <text:p>[0.17105564847626861, 0.063677204187683703, 0.1144760856005409, 0.17799946191717886, 0.11662511939857191, 0.093136316884342721, 0.086969360488090078, 0.15216200704698626, 0.10724824454005305, 0.095095944773153709]</text:p>
          </table:table-cell>
          <table:table-cell office:value-type="string" calcext:value-type="string">
            <text:p>0.117844539331</text:p>
          </table:table-cell>
          <table:table-cell office:value-type="string" calcext:value-type="string">
            <text:p>[0.27788770846430771, 0.20042852531575561, 0.22457984487172725, 0.25402262581966351, 0.22002474128021335, 0.19997577645964701, 0.19899602392649066, 0.25261660141035597, 0.21675730968010698, 0.18787419274175396]</text:p>
          </table:table-cell>
          <table:table-cell office:value-type="string" calcext:value-type="string">
            <text:p>0.223316334997</text:p>
          </table:table-cell>
          <table:table-cell office:value-type="string" calcext:value-type="string">
            <text:p>[[0.92415843238060147, 0.0093785209694097933, {'normalize': True, 'selection': 'cyclic', 'fit_intercept': True, 'l1_ratio': 0, 'max_iter': 1000, 'tol': 0.0001, 'alpha': 0.001}], [0.88784100333473315, 0.025882297575001878, {'normalize': False, 'selection': 'random', 'fit_intercept': True, 'l1_ratio': 0, 'max_iter': 1000, 'tol': 0.0001, 'alpha': 0.001}], [0.88473145524096652, 0.0316487590184878, {'normalize': False, 'selection': 'random', 'fit_intercept': True, 'l1_ratio': 0, 'max_iter': 1000, 'tol': 0.001, 'alpha': 0.001}], [0.90202872772061471, 0.019023074754192362, {'normalize': False, 'selection': 'random', 'fit_intercept': True, 'l1_ratio': 0, 'max_iter': 1000, 'tol': 0.0001, 'alpha': 0.0001}], [0.87606990555876874, 0.060656376905723092, {'normalize': True, 'selection': 'random', 'fit_intercept': True, 'l1_ratio': 0, 'max_iter': 1000, 'tol': 0.0001, 'alpha': 0.001}], [0.86032964049134109, 0.07699799546129546, {'normalize': False, 'selection': 'random', 'fit_intercept': True, 'l1_ratio': 0, 'max_iter': 1000, 'tol': 0.0001, 'alpha': 0.001}], [0.90697779481103558, 0.029091358636240308, {'normalize': False, 'selection': 'cyclic', 'fit_intercept': True, 'l1_ratio': 0.5, 'max_iter': 1000, 'tol': 0.0001, 'alpha': 0.001}], [0.89858253896659079, 0.043237670163325102, {'normalize': True, 'selection': 'random', 'fit_intercept': True, 'l1_ratio': 1, 'max_iter': 1000, 'tol': 0.0001, 'alpha': 0.0001}], [0.90273437617230035, 0.029869387189350418, {'normalize': False, 'selection': 'cyclic', 'fit_intercept': True, 'l1_ratio': 0.25, 'max_iter': 1000, 'tol': 0.001, 'alpha': 0.001}], [0.92717099869827746, 0.0064404358302059877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90179985184421163, 0.93534135903541427, 0.91440957404966972, 0.93348755215014201, 0.86245783514415542, 0.89460827569037427, 0.86554950322175128, 0.88931304906978614, 0.94445356608810349, 0.92178344097217302]</text:p>
          </table:table-cell>
          <table:table-cell office:value-type="string" calcext:value-type="string">
            <text:p>0.906320400727</text:p>
          </table:table-cell>
          <table:table-cell office:value-type="string" calcext:value-type="string">
            <text:p>[0.14940468150470457, 0.053878974113392077, 0.11185666052137716, 0.071952139115949942, 0.14664889134529671, 0.12392881600775385, 0.12349072410278933, 0.10460062559215244, 0.065387242804717291, 0.059757482771991222]</text:p>
          </table:table-cell>
          <table:table-cell office:value-type="string" calcext:value-type="string">
            <text:p>0.101090623788</text:p>
          </table:table-cell>
          <table:table-cell office:value-type="string" calcext:value-type="string">
            <text:p>[0.23560229559589116, 0.18179375301528655, 0.23680655728771619, 0.17296074769504491, 0.20187352869500919, 0.2305855017780194, 0.22483286684247897, 0.19220429364643635, 0.16380631278354726, 0.19252399336990419]</text:p>
          </table:table-cell>
          <table:table-cell office:value-type="string" calcext:value-type="string">
            <text:p>0.203298985071</text:p>
          </table:table-cell>
          <table:table-cell office:value-type="string" calcext:value-type="string">
            <text:p>[[0.92973381639299357, 0.013017915169186456, {'normalize': False, 'selection': 'cyclic', 'fit_intercept': True, 'l1_ratio': 0, 'max_iter': 1000, 'tol': 0.0001, 'alpha': 0.001}], [0.91718612327098381, 0.027187297875301296, {'normalize': False, 'selection': 'cyclic', 'fit_intercept': True, 'l1_ratio': 0.25, 'max_iter': 1000, 'tol': 0.0001, 'alpha': 0.001}], [0.82775490353503189, 0.041598631182976367, {'normalize': False, 'selection': 'random', 'fit_intercept': True, 'l1_ratio': 0, 'max_iter': 1000, 'tol': 0.0001, 'alpha': 0.01}], [0.84243519135261347, 0.04670987877287338, {'normalize': False, 'selection': 'cyclic', 'fit_intercept': True, 'l1_ratio': 0.5, 'max_iter': 1000, 'tol': 0.0001, 'alpha': 0.001}], [0.89958406946612113, 0.017696449000644755, {'normalize': False, 'selection': 'cyclic', 'fit_intercept': True, 'l1_ratio': 1, 'max_iter': 1000, 'tol': 0.001, 'alpha': 0.001}], [0.82990317881587439, 0.045283366402654845, {'normalize': False, 'selection': 'cyclic', 'fit_intercept': True, 'l1_ratio': 0.5, 'max_iter': 1000, 'tol': 0.001, 'alpha': 0.01}], [0.84390588065922068, 0.040892905433355053, {'normalize': False, 'selection': 'cyclic', 'fit_intercept': True, 'l1_ratio': 0.75, 'max_iter': 1000, 'tol': 0.001, 'alpha': 0.01}], [0.84717846051622214, 0.039727690355221154, {'normalize': False, 'selection': 'random', 'fit_intercept': True, 'l1_ratio': 0.75, 'max_iter': 1000, 'tol': 0.0001, 'alpha': 0.01}], [0.83564776944197716, 0.086194568837503191, {'normalize': False, 'selection': 'cyclic', 'fit_intercept': True, 'l1_ratio': 0.75, 'max_iter': 1000, 'tol': 0.001, 'alpha': 0.001}], [0.90891304398784878, 0.016761160016399993, {'normalize': False, 'selection': 'random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92078058290954556, 0.93328634454246884, 0.96355840210621668, 0.92184619132417112, 0.91569655751913559, 0.94385522648100717, 0.95681124496737546, 0.80583292493695513, 0.8411574493048849, 0.9423118326805856]</text:p>
          </table:table-cell>
          <table:table-cell office:value-type="string" calcext:value-type="string">
            <text:p>0.914513675677</text:p>
          </table:table-cell>
          <table:table-cell office:value-type="string" calcext:value-type="string">
            <text:p>[0.12052682202282443, 0.055591383638496361, 0.047624899621681649, 0.084545583512103173, 0.089885210032633958, 0.066019939922330198, 0.039668210678858756, 0.18349044173958684, 0.1869836765128077, 0.044073783193546177]</text:p>
          </table:table-cell>
          <table:table-cell office:value-type="string" calcext:value-type="string">
            <text:p>0.0918409950875</text:p>
          </table:table-cell>
          <table:table-cell office:value-type="string" calcext:value-type="string">
            <text:p>[0.23567084254152734, 0.18494690505781053, 0.17331953217169027, 0.19281486344835189, 0.19816064022104771, 0.18602569150162951, 0.14611384176475359, 0.21585492387156213, 0.21834736991601419, 0.15364095326294214]</text:p>
          </table:table-cell>
          <table:table-cell office:value-type="string" calcext:value-type="string">
            <text:p>0.190489556376</text:p>
          </table:table-cell>
          <table:table-cell office:value-type="string" calcext:value-type="string">
            <text:p>[[0.92847535496478317, 0.024728877975742847, {'normalize': True, 'selection': 'random', 'fit_intercept': True, 'l1_ratio': 0, 'max_iter': 1000, 'tol': 0.0001, 'alpha': 0.001}], [0.93572959846511283, 0.0043731562971462377, {'normalize': True, 'selection': 'random', 'fit_intercept': True, 'l1_ratio': 0.5, 'max_iter': 1000, 'tol': 0.001, 'alpha': 0.0001}], [0.88317730022362329, 0.021230045834078323, {'normalize': False, 'selection': 'cyclic', 'fit_intercept': True, 'l1_ratio': 0, 'max_iter': 1000, 'tol': 0.0001, 'alpha': 0.001}], [0.91294395985199828, 0.019767351991990288, {'normalize': False, 'selection': 'cyclic', 'fit_intercept': True, 'l1_ratio': 0, 'max_iter': 1000, 'tol': 0.0001, 'alpha': 0.001}], [0.93782810834036756, 0.022381435839217707, {'normalize': False, 'selection': 'random', 'fit_intercept': True, 'l1_ratio': 0, 'max_iter': 1000, 'tol': 0.0001, 'alpha': 0.001}], [0.8529900332300413, 0.064923208791933862, {'normalize': False, 'selection': 'random', 'fit_intercept': True, 'l1_ratio': 1, 'max_iter': 1000, 'tol': 0.0001, 'alpha': 0.001}], [0.90888844779397227, 0.041502808434141558, {'normalize': False, 'selection': 'random', 'fit_intercept': True, 'l1_ratio': 0.5, 'max_iter': 1000, 'tol': 0.001, 'alpha': 0.001}], [0.88781768539621153, 0.10669074386053866, {'normalize': True, 'selection': 'cyclic', 'fit_intercept': True, 'l1_ratio': 1, 'max_iter': 1000, 'tol': 0.0001, 'alpha': 0.0001}], [0.88044434656406645, 0.043156835501176355, {'normalize': True, 'selection': 'cyclic', 'fit_intercept': True, 'l1_ratio': 1, 'max_iter': 1000, 'tol': 0.001, 'alpha': 0.001}], [0.93786368606533743, 0.0042001030417978284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90149926254474022, 0.9338331168726044, 0.92247594224323426, 0.86177267071235208, 0.8829293778266234, 0.92829443244829279, 0.92032030126790576, 0.91204613504185128, 0.90682690426223966, 0.89075432294170309]</text:p>
          </table:table-cell>
          <table:table-cell office:value-type="string" calcext:value-type="string">
            <text:p>0.906075246616</text:p>
          </table:table-cell>
          <table:table-cell office:value-type="string" calcext:value-type="string">
            <text:p>[0.14986200717472284, 0.055135767315885605, 0.10131486219931259, 0.14953219056051159, 0.12482191892808679, 0.084317683822499753, 0.073184584129482269, 0.083117560114836911, 0.10967998132040842, 0.083463741512882772]</text:p>
          </table:table-cell>
          <table:table-cell office:value-type="string" calcext:value-type="string">
            <text:p>0.101443029708</text:p>
          </table:table-cell>
          <table:table-cell office:value-type="string" calcext:value-type="string">
            <text:p>[0.26735280035578007, 0.18645028847215683, 0.20240301876196143, 0.23943484519251265, 0.23292194396599039, 0.20164499335778041, 0.183490451264777, 0.19862363020199289, 0.20439051589986248, 0.17193155644743363]</text:p>
          </table:table-cell>
          <table:table-cell office:value-type="string" calcext:value-type="string">
            <text:p>0.208864404392</text:p>
          </table:table-cell>
          <table:table-cell office:value-type="string" calcext:value-type="string">
            <text:p>[[0.92686534457229031, 0.018401248821078447, {'normalize': True, 'selection': 'cyclic', 'fit_intercept': True, 'l1_ratio': 0, 'max_iter': 1000, 'tol': 0.0001, 'alpha': 0.001}], [0.89431638945079872, 0.015293173359333841, {'normalize': False, 'selection': 'random', 'fit_intercept': True, 'l1_ratio': 0, 'max_iter': 1000, 'tol': 0.001, 'alpha': 0.001}], [0.89962553022146829, 0.025381909960709124, {'normalize': False, 'selection': 'cyclic', 'fit_intercept': True, 'l1_ratio': 1, 'max_iter': 1000, 'tol': 0.001, 'alpha': 0.001}], [0.91601096424624906, 0.020267679447141529, {'normalize': False, 'selection': 'random', 'fit_intercept': True, 'l1_ratio': 0, 'max_iter': 1000, 'tol': 0.001, 'alpha': 0.0001}], [0.89410181833601088, 0.047850996534331815, {'normalize': True, 'selection': 'cyclic', 'fit_intercept': True, 'l1_ratio': 0, 'max_iter': 1000, 'tol': 0.0001, 'alpha': 0.001}], [0.86478075707498803, 0.064284220575425682, {'normalize': False, 'selection': 'random', 'fit_intercept': True, 'l1_ratio': 0, 'max_iter': 1000, 'tol': 0.0001, 'alpha': 0.001}], [0.90616345147806121, 0.02513774377392046, {'normalize': False, 'selection': 'cyclic', 'fit_intercept': True, 'l1_ratio': 0.5, 'max_iter': 1000, 'tol': 0.0001, 'alpha': 0.001}], [0.88980282178095416, 0.051860200696710344, {'normalize': True, 'selection': 'random', 'fit_intercept': True, 'l1_ratio': 0.25, 'max_iter': 1000, 'tol': 0.0001, 'alpha': 0.0001}], [0.90468256838523753, 0.034110873147329066, {'normalize': False, 'selection': 'random', 'fit_intercept': True, 'l1_ratio': 0, 'max_iter': 1000, 'tol': 0.0001, 'alpha': 0.0001}], [0.92712880199171344, 0.012513643349155393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90568241925440207, 0.94583218939128677, 0.91835687626104223, 0.92938622293759221, 0.86699737795337339, 0.88651550631965637, 0.8753708144723199, 0.89580023150166344, 0.94672225522146147, 0.92972779191586796]</text:p>
          </table:table-cell>
          <table:table-cell office:value-type="string" calcext:value-type="string">
            <text:p>0.910039168523</text:p>
          </table:table-cell>
          <table:table-cell office:value-type="string" calcext:value-type="string">
            <text:p>[0.14349762577990255, 0.045137139012316786, 0.10669799892423763, 0.076388893732587046, 0.14180878343450401, 0.13344500271887008, 0.11446999999217521, 0.098470152803787278, 0.062716624427188408, 0.053687995433848314]</text:p>
          </table:table-cell>
          <table:table-cell office:value-type="string" calcext:value-type="string">
            <text:p>0.0976320216259</text:p>
          </table:table-cell>
          <table:table-cell office:value-type="string" calcext:value-type="string">
            <text:p>[0.21776495949842253, 0.16556019800534763, 0.22183324784304517, 0.17784538301178596, 0.20292043889137709, 0.23948442072768286, 0.21246703402799275, 0.19547911258623854, 0.1687199444533499, 0.17235577180978137]</text:p>
          </table:table-cell>
          <table:table-cell office:value-type="string" calcext:value-type="string">
            <text:p>0.197443051086</text:p>
          </table:table-cell>
          <table:table-cell office:value-type="string" calcext:value-type="string">
            <text:p>[[0.92263671887474585, 0.016352211497103093, {'normalize': False, 'selection': 'cyclic', 'fit_intercept': True, 'l1_ratio': 0, 'max_iter': 1000, 'tol': 0.0001, 'alpha': 0.001}], [0.91729930456564079, 0.024558971816978994, {'normalize': False, 'selection': 'cyclic', 'fit_intercept': True, 'l1_ratio': 0.25, 'max_iter': 1000, 'tol': 0.0001, 'alpha': 0.001}], [0.8476986992152683, 0.0440839503973703, {'normalize': False, 'selection': 'random', 'fit_intercept': True, 'l1_ratio': 0, 'max_iter': 1000, 'tol': 0.0001, 'alpha': 0.01}], [0.86116819110092058, 0.035241990200172386, {'normalize': False, 'selection': 'cyclic', 'fit_intercept': True, 'l1_ratio': 0.5, 'max_iter': 1000, 'tol': 0.0001, 'alpha': 0.001}], [0.91013051308252724, 0.01989027456498265, {'normalize': False, 'selection': 'cyclic', 'fit_intercept': True, 'l1_ratio': 1, 'max_iter': 1000, 'tol': 0.001, 'alpha': 0.001}], [0.8381746710064748, 0.0369293151361373, {'normalize': False, 'selection': 'cyclic', 'fit_intercept': True, 'l1_ratio': 0.5, 'max_iter': 1000, 'tol': 0.001, 'alpha': 0.01}], [0.8615073365718301, 0.03979260624450872, {'normalize': False, 'selection': 'cyclic', 'fit_intercept': True, 'l1_ratio': 0.5, 'max_iter': 1000, 'tol': 0.001, 'alpha': 0.01}], [0.85088776617081963, 0.035738051306230381, {'normalize': False, 'selection': 'random', 'fit_intercept': True, 'l1_ratio': 0.75, 'max_iter': 1000, 'tol': 0.001, 'alpha': 0.01}], [0.837279535155943, 0.084574630990256139, {'normalize': False, 'selection': 'cyclic', 'fit_intercept': True, 'l1_ratio': 0.75, 'max_iter': 1000, 'tol': 0.001, 'alpha': 0.001}], [0.91128224661309964, 0.019883918464688996, {'normalize': False, 'selection': 'random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91816573862909245, 0.94338000289029544, 0.9712114591084634, 0.91872153566111869, 0.92630496252234951, 0.95137888988174579, 0.96917954359993841, 0.81672077581783442, 0.92548363918228771, 0.9483016533303722]</text:p>
          </table:table-cell>
          <table:table-cell office:value-type="string" calcext:value-type="string">
            <text:p>0.928884820062</text:p>
          </table:table-cell>
          <table:table-cell office:value-type="string" calcext:value-type="string">
            <text:p>[0.12450512535782254, 0.047180505390531959, 0.037623250610753251, 0.087925787762966057, 0.078574417925400972, 0.057172957833346062, 0.028308117628597685, 0.17320127934128315, 0.087717951172886013, 0.039497557791459637]</text:p>
          </table:table-cell>
          <table:table-cell office:value-type="string" calcext:value-type="string">
            <text:p>0.0761706950815</text:p>
          </table:table-cell>
          <table:table-cell office:value-type="string" calcext:value-type="string">
            <text:p>[0.22101844571221682, 0.17491418119804361, 0.15206213717434958, 0.18516499032846748, 0.1875011658004373, 0.17033853986534994, 0.12995492321384156, 0.20940680248020241, 0.1697336281523468, 0.14124004062965936]</text:p>
          </table:table-cell>
          <table:table-cell office:value-type="string" calcext:value-type="string">
            <text:p>0.174133485455</text:p>
          </table:table-cell>
          <table:table-cell office:value-type="string" calcext:value-type="string">
            <text:p>[[0.93007416372677354, 0.031875364933195718, {'normalize': True, 'selection': 'random', 'fit_intercept': True, 'l1_ratio': 0, 'max_iter': 1000, 'tol': 0.001, 'alpha': 0.001}], [0.93717432848770377, 0.016386632867077769, {'normalize': True, 'selection': 'random', 'fit_intercept': True, 'l1_ratio': 0.5, 'max_iter': 1000, 'tol': 0.001, 'alpha': 0.0001}], [0.90229455904612765, 0.026516086470248633, {'normalize': False, 'selection': 'cyclic', 'fit_intercept': True, 'l1_ratio': 0.5, 'max_iter': 1000, 'tol': 0.0001, 'alpha': 0.001}], [0.92720687380623945, 0.01097507611071887, {'normalize': False, 'selection': 'random', 'fit_intercept': True, 'l1_ratio': 0.5, 'max_iter': 1000, 'tol': 0.001, 'alpha': 0.0001}], [0.94327042320034571, 0.013530978221116962, {'normalize': False, 'selection': 'random', 'fit_intercept': True, 'l1_ratio': 0, 'max_iter': 1000, 'tol': 0.0001, 'alpha': 0.001}], [0.86619887163942233, 0.063287584086147666, {'normalize': False, 'selection': 'random', 'fit_intercept': True, 'l1_ratio': 1, 'max_iter': 1000, 'tol': 0.001, 'alpha': 0.001}], [0.91718334045889971, 0.031621827147919702, {'normalize': True, 'selection': 'cyclic', 'fit_intercept': True, 'l1_ratio': 0.75, 'max_iter': 1000, 'tol': 0.0001, 'alpha': 0.0001}], [0.89342507887918143, 0.076428316099714164, {'normalize': True, 'selection': 'random', 'fit_intercept': True, 'l1_ratio': 1, 'max_iter': 1000, 'tol': 0.0001, 'alpha': 0.0001}], [0.88855770762278252, 0.042559634303344938, {'normalize': False, 'selection': 'cyclic', 'fit_intercept': True, 'l1_ratio': 1, 'max_iter': 1000, 'tol': 0.001, 'alpha': 0.001}], [0.94696819008009825, 0.0046607325867513514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93033189375714764, 0.93676139726687446, 0.92909076970203841, 0.86382471324771082, 0.88964234818536769, 0.93103147494915939, 0.93701968195992136, 0.9270255196385726, 0.93205857308904705, 0.87303414537375779]</text:p>
          </table:table-cell>
          <table:table-cell office:value-type="string" calcext:value-type="string">
            <text:p>0.914982051717</text:p>
          </table:table-cell>
          <table:table-cell office:value-type="string" calcext:value-type="string">
            <text:p>[0.10599516823270431, 0.052695679785341266, 0.092670057581839063, 0.14731232262978569, 0.11766447988548144, 0.081099229634400735, 0.057846458476243534, 0.068961844498545574, 0.079978177986579496, 0.097001964350790879]</text:p>
          </table:table-cell>
          <table:table-cell office:value-type="string" calcext:value-type="string">
            <text:p>0.0901225383062</text:p>
          </table:table-cell>
          <table:table-cell office:value-type="string" calcext:value-type="string">
            <text:p>[0.21905728301995167, 0.18120707720480267, 0.1853802901964646, 0.23134450470225462, 0.23152842866168968, 0.20325547716325221, 0.16201853293159538, 0.18466143468911592, 0.19372928632858921, 0.18839408917585176]</text:p>
          </table:table-cell>
          <table:table-cell office:value-type="string" calcext:value-type="string">
            <text:p>0.198057640407</text:p>
          </table:table-cell>
          <table:table-cell office:value-type="string" calcext:value-type="string">
            <text:p>[[0.93174846014759605, 0.021936249168015599, {'normalize': False, 'selection': 'random', 'fit_intercept': True, 'l1_ratio': 0, 'max_iter': 1000, 'tol': 0.001, 'alpha': 0.001}], [0.90676137378711463, 0.0084393730170015235, {'normalize': False, 'selection': 'random', 'fit_intercept': True, 'l1_ratio': 0.5, 'max_iter': 1000, 'tol': 0.0001, 'alpha': 0.001}], [0.91357055122096098, 0.018586130338745486, {'normalize': False, 'selection': 'cyclic', 'fit_intercept': True, 'l1_ratio': 0.75, 'max_iter': 1000, 'tol': 0.001, 'alpha': 0.001}], [0.93001993157537943, 0.013381110047228717, {'normalize': False, 'selection': 'random', 'fit_intercept': True, 'l1_ratio': 0.5, 'max_iter': 1000, 'tol': 0.001, 'alpha': 0.0001}], [0.90470161145186723, 0.038384465489500162, {'normalize': True, 'selection': 'cyclic', 'fit_intercept': True, 'l1_ratio': 0, 'max_iter': 1000, 'tol': 0.0001, 'alpha': 0.001}], [0.88831544858793821, 0.052804632745653286, {'normalize': False, 'selection': 'random', 'fit_intercept': True, 'l1_ratio': 0, 'max_iter': 1000, 'tol': 0.0001, 'alpha': 0.001}], [0.90885865514868303, 0.030873076996557294, {'normalize': False, 'selection': 'cyclic', 'fit_intercept': True, 'l1_ratio': 0.5, 'max_iter': 1000, 'tol': 0.0001, 'alpha': 0.001}], [0.89267816709964698, 0.040657606798724703, {'normalize': True, 'selection': 'random', 'fit_intercept': True, 'l1_ratio': 0, 'max_iter': 1000, 'tol': 0.0001, 'alpha': 0.0001}], [0.9048996183799487, 0.026779075824680559, {'normalize': False, 'selection': 'random', 'fit_intercept': True, 'l1_ratio': 0, 'max_iter': 1000, 'tol': 0.001, 'alpha': 0.0001}], [0.94963315380866609, 0.01394419745123454, {'normalize': True, 'selection': 'random', 'fit_intercept': True, 'l1_ratio': 0, 'max_iter': 1000, 'tol': 0.0001, 'alpha': 0.0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9003193815969317, 0.95162402188938866, 0.91443922231202146, 0.92153435085867019, 0.8826958325083557, 0.88186141570743648, 0.87618912027332418, 0.85742458258084964, 0.93361086257567083, 0.93232865191218628]</text:p>
          </table:table-cell>
          <table:table-cell office:value-type="string" calcext:value-type="string">
            <text:p>0.905202744221</text:p>
          </table:table-cell>
          <table:table-cell office:value-type="string" calcext:value-type="string">
            <text:p>[0.15165711380675304, 0.040310900963093747, 0.11181791371552703, 0.084882927712791059, 0.12507092738333939, 0.13891768990511177, 0.11371839863461236, 0.13473564616942138, 0.078150879230982143, 0.051700937343411711]</text:p>
          </table:table-cell>
          <table:table-cell office:value-type="string" calcext:value-type="string">
            <text:p>0.103096333487</text:p>
          </table:table-cell>
          <table:table-cell office:value-type="string" calcext:value-type="string">
            <text:p>[0.21733531847637319, 0.15879754042917085, 0.22418355922924127, 0.17837814246106606, 0.19288153990648615, 0.24567962206713437, 0.2101488036174487, 0.21461147237287639, 0.17895330391485156, 0.16212245560999464]</text:p>
          </table:table-cell>
          <table:table-cell office:value-type="string" calcext:value-type="string">
            <text:p>0.198309175808</text:p>
          </table:table-cell>
          <table:table-cell office:value-type="string" calcext:value-type="string">
            <text:p>[[0.92270692909575869, 0.024071858823438465, {'normalize': False, 'selection': 'cyclic', 'fit_intercept': True, 'l1_ratio': 0, 'max_iter': 1000, 'tol': 0.0001, 'alpha': 0.001}], [0.9180291905506911, 0.024028091973565004, {'normalize': False, 'selection': 'random', 'fit_intercept': True, 'l1_ratio': 0.25, 'max_iter': 1000, 'tol': 0.001, 'alpha': 0.001}], [0.85280128701050539, 0.046594607262014191, {'normalize': False, 'selection': 'random', 'fit_intercept': True, 'l1_ratio': 0, 'max_iter': 1000, 'tol': 0.001, 'alpha': 0.01}], [0.87310381773172829, 0.032782180711996477, {'normalize': False, 'selection': 'random', 'fit_intercept': True, 'l1_ratio': 1, 'max_iter': 1000, 'tol': 0.0001, 'alpha': 0.001}], [0.92035978165571786, 0.020053120441000799, {'normalize': False, 'selection': 'cyclic', 'fit_intercept': True, 'l1_ratio': 0.75, 'max_iter': 1000, 'tol': 0.001, 'alpha': 0.001}], [0.83187307078884243, 0.039484365579923887, {'normalize': False, 'selection': 'random', 'fit_intercept': True, 'l1_ratio': 0.5, 'max_iter': 1000, 'tol': 0.001, 'alpha': 0.01}], [0.86324697922646654, 0.04016901464015888, {'normalize': False, 'selection': 'cyclic', 'fit_intercept': True, 'l1_ratio': 0.5, 'max_iter': 1000, 'tol': 0.001, 'alpha': 0.01}], [0.89302837278653802, 0.07258114063181989, {'normalize': True, 'selection': 'random', 'fit_intercept': True, 'l1_ratio': 1, 'max_iter': 1000, 'tol': 0.001, 'alpha': 0.0001}], [0.83257401023515543, 0.10086098458201005, {'normalize': False, 'selection': 'cyclic', 'fit_intercept': True, 'l1_ratio': 0.75, 'max_iter': 1000, 'tol': 0.001, 'alpha': 0.001}], [0.9051976299639477, 0.03120878281311971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94994231676933405, 0.94908715445957192, 0.97070791262754608, 0.93357474458563217, 0.94260995194345754, 0.95297677215332421, 0.96710893942218412, 0.81029772658907973, 0.91724648489349647, 0.94799001215465206]</text:p>
          </table:table-cell>
          <table:table-cell office:value-type="string" calcext:value-type="string">
            <text:p>0.93415420156</text:p>
          </table:table-cell>
          <table:table-cell office:value-type="string" calcext:value-type="string">
            <text:p>[0.076159276339138549, 0.042424830556124775, 0.038281326875093731, 0.0718578156855086, 0.061189868071119202, 0.055294027971123427, 0.030209935884151329, 0.17927114540851749, 0.097414429768710953, 0.03973565177591263]</text:p>
          </table:table-cell>
          <table:table-cell office:value-type="string" calcext:value-type="string">
            <text:p>0.0691838308335</text:p>
          </table:table-cell>
          <table:table-cell office:value-type="string" calcext:value-type="string">
            <text:p>[0.18435359706651491, 0.16983867608464323, 0.15290826658287687, 0.18149861520937038, 0.17323717807298786, 0.16799706843013595, 0.14039473939257971, 0.20717998787788539, 0.16200820154455545, 0.13829304373863049]</text:p>
          </table:table-cell>
          <table:table-cell office:value-type="string" calcext:value-type="string">
            <text:p>0.1677709374</text:p>
          </table:table-cell>
          <table:table-cell office:value-type="string" calcext:value-type="string">
            <text:p>[[0.9351549567555314, 0.037823118419672945, {'normalize': False, 'selection': 'random', 'fit_intercept': True, 'l1_ratio': 0, 'max_iter': 1000, 'tol': 0.0001, 'alpha': 0.001}], [0.94240410057430057, 0.01522602463242897, {'normalize': True, 'selection': 'cyclic', 'fit_intercept': True, 'l1_ratio': 0, 'max_iter': 1000, 'tol': 0.0001, 'alpha': 0.0001}], [0.90220591375140236, 0.033481794566385913, {'normalize': False, 'selection': 'cyclic', 'fit_intercept': True, 'l1_ratio': 0.25, 'max_iter': 1000, 'tol': 0.0001, 'alpha': 0.001}], [0.93432822500430557, 0.014074417017004794, {'normalize': False, 'selection': 'random', 'fit_intercept': True, 'l1_ratio': 0.25, 'max_iter': 1000, 'tol': 0.0001, 'alpha': 0.0001}], [0.95221735359865478, 0.0081396941239081037, {'normalize': True, 'selection': 'cyclic', 'fit_intercept': True, 'l1_ratio': 0, 'max_iter': 1000, 'tol': 0.0001, 'alpha': 0.0001}], [0.86348383045943145, 0.073262305190330779, {'normalize': False, 'selection': 'random', 'fit_intercept': True, 'l1_ratio': 0.75, 'max_iter': 1000, 'tol': 0.0001, 'alpha': 0.001}], [0.9232873735451963, 0.040198352453032556, {'normalize': True, 'selection': 'cyclic', 'fit_intercept': True, 'l1_ratio': 0.75, 'max_iter': 1000, 'tol': 0.0001, 'alpha': 0.0001}], [0.89681202588164122, 0.081883007200328511, {'normalize': True, 'selection': 'random', 'fit_intercept': True, 'l1_ratio': 1, 'max_iter': 1000, 'tol': 0.0001, 'alpha': 0.0001}], [0.89571053153129687, 0.038387021881556724, {'normalize': False, 'selection': 'cyclic', 'fit_intercept': True, 'l1_ratio': 1, 'max_iter': 1000, 'tol': 0.001, 'alpha': 0.001}], [0.95012768587121488, 0.0060605037131948236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93186868597505246, 0.94099471665806145, 0.92826255828733784, 0.86428911217423865, 0.89949313401246067, 0.93540416581547037, 0.93260982328356723, 0.94285830890429001, 0.84748703294002303, 0.89602514849501536]</text:p>
          </table:table-cell>
          <table:table-cell office:value-type="string" calcext:value-type="string">
            <text:p>0.911929268655</text:p>
          </table:table-cell>
          <table:table-cell office:value-type="string" calcext:value-type="string">
            <text:p>[0.10365704597762654, 0.04916812488333816, 0.093752432882878559, 0.14680994304149783, 0.10716146924916337, 0.075957436904662223, 0.061896846196506934, 0.053999650236758463, 0.17953272074740248, 0.079436828655668382]</text:p>
          </table:table-cell>
          <table:table-cell office:value-type="string" calcext:value-type="string">
            <text:p>0.0951372498776</text:p>
          </table:table-cell>
          <table:table-cell office:value-type="string" calcext:value-type="string">
            <text:p>[0.20973295487349755, 0.17541310608084429, 0.19051137702972953, 0.23172488704164731, 0.23067448958888068, 0.19795922760004134, 0.17591930222508642, 0.16955403582151996, 0.23336208630127539, 0.16606318741576728]</text:p>
          </table:table-cell>
          <table:table-cell office:value-type="string" calcext:value-type="string">
            <text:p>0.198091465398</text:p>
          </table:table-cell>
          <table:table-cell office:value-type="string" calcext:value-type="string">
            <text:p>[[0.9430571786563049, 0.018401060132323104, {'normalize': False, 'selection': 'random', 'fit_intercept': True, 'l1_ratio': 0, 'max_iter': 1000, 'tol': 0.001, 'alpha': 0.001}], [0.91003036261972325, 0.0050339900868279401, {'normalize': False, 'selection': 'cyclic', 'fit_intercept': True, 'l1_ratio': 0.5, 'max_iter': 1000, 'tol': 0.001, 'alpha': 0.001}], [0.92428570296432455, 0.010432812454458148, {'normalize': False, 'selection': 'random', 'fit_intercept': True, 'l1_ratio': 0.25, 'max_iter': 1000, 'tol': 0.001, 'alpha': 0.001}], [0.93452979183939855, 0.017449239655569524, {'normalize': False, 'selection': 'random', 'fit_intercept': True, 'l1_ratio': 0.75, 'max_iter': 1000, 'tol': 0.001, 'alpha': 0.0001}], [0.90687914185231533, 0.032821843207428002, {'normalize': True, 'selection': 'cyclic', 'fit_intercept': True, 'l1_ratio': 0, 'max_iter': 1000, 'tol': 0.0001, 'alpha': 0.001}], [0.89102178977700131, 0.057388422725984704, {'normalize': False, 'selection': 'random', 'fit_intercept': True, 'l1_ratio': 0, 'max_iter': 1000, 'tol': 0.001, 'alpha': 0.001}], [0.91639449033648346, 0.049158623918692662, {'normalize': False, 'selection': 'random', 'fit_intercept': True, 'l1_ratio': 0, 'max_iter': 1000, 'tol': 0.0001, 'alpha': 0.001}], [0.9001960340813292, 0.031741106897779134, {'normalize': True, 'selection': 'random', 'fit_intercept': True, 'l1_ratio': 0, 'max_iter': 1000, 'tol': 0.0001, 'alpha': 0.0001}], [0.91767022329277514, 0.010738783338922565, {'normalize': False, 'selection': 'random', 'fit_intercept': True, 'l1_ratio': 1, 'max_iter': 1000, 'tol': 0.0001, 'alpha': 0.0001}], [0.95034476014085079, 0.0063983842339685806, {'normalize': True, 'selection': 'random', 'fit_intercept': True, 'l1_ratio': 0.25, 'max_iter': 1000, 'tol': 0.0001, 'alpha': 0.0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88272964312337421, 0.94168338114255135, 0.8953326666495548, 0.88409658902590327, 0.88092204352555048, 0.87769859532520622, 0.87797255931216256, 0.82836654813420596, 0.87567250167653676, 0.86778160011576044]</text:p>
          </table:table-cell>
          <table:table-cell office:value-type="string" calcext:value-type="string">
            <text:p>0.881225612803</text:p>
          </table:table-cell>
          <table:table-cell office:value-type="string" calcext:value-type="string">
            <text:p>[0.1784186750034201, 0.048594272179676067, 0.13678794379470408, 0.12538252041552442, 0.12696215970530778, 0.14381269854646508, 0.11208033716532251, 0.16219587120998272, 0.14635381153493418, 0.10101491105498195]</text:p>
          </table:table-cell>
          <table:table-cell office:value-type="string" calcext:value-type="string">
            <text:p>0.128160320061</text:p>
          </table:table-cell>
          <table:table-cell office:value-type="string" calcext:value-type="string">
            <text:p>[0.22921606705928352, 0.16352809319627257, 0.2373081601965247, 0.2211501209044667, 0.19377321879396603, 0.24566371547051943, 0.21066462406445971, 0.24215806743157167, 0.22988995153553615, 0.20296260433221666]</text:p>
          </table:table-cell>
          <table:table-cell office:value-type="string" calcext:value-type="string">
            <text:p>0.217631462298</text:p>
          </table:table-cell>
          <table:table-cell office:value-type="string" calcext:value-type="string">
            <text:p>[[0.91756641861383403, 0.024125058853301545, {'normalize': False, 'selection': 'cyclic', 'fit_intercept': True, 'l1_ratio': 0, 'max_iter': 1000, 'tol': 0.0001, 'alpha': 0.001}], [0.90613150146899812, 0.031896212369564914, {'normalize': False, 'selection': 'cyclic', 'fit_intercept': True, 'l1_ratio': 0, 'max_iter': 1000, 'tol': 0.0001, 'alpha': 0.001}], [0.85453621131524427, 0.039187340334037507, {'normalize': False, 'selection': 'random', 'fit_intercept': True, 'l1_ratio': 0, 'max_iter': 1000, 'tol': 0.001, 'alpha': 0.01}], [0.84090153328470063, 0.036462996284799834, {'normalize': False, 'selection': 'random', 'fit_intercept': True, 'l1_ratio': 0, 'max_iter': 1000, 'tol': 0.0001, 'alpha': 0.01}], [0.9190843240674782, 0.015433576473189735, {'normalize': False, 'selection': 'cyclic', 'fit_intercept': True, 'l1_ratio': 0.25, 'max_iter': 1000, 'tol': 0.001, 'alpha': 0.001}], [0.82233279344897137, 0.036643641992933226, {'normalize': False, 'selection': 'random', 'fit_intercept': True, 'l1_ratio': 0.75, 'max_iter': 1000, 'tol': 0.0001, 'alpha': 0.01}], [0.86405715675606598, 0.034022047961268308, {'normalize': False, 'selection': 'cyclic', 'fit_intercept': True, 'l1_ratio': 0.75, 'max_iter': 1000, 'tol': 0.001, 'alpha': 0.01}], [0.88718175338457272, 0.098128873814815123, {'normalize': True, 'selection': 'cyclic', 'fit_intercept': True, 'l1_ratio': 1, 'max_iter': 1000, 'tol': 0.0001, 'alpha': 0.0001}], [0.82022283255697492, 0.13348879517475404, {'normalize': False, 'selection': 'random', 'fit_intercept': True, 'l1_ratio': 1, 'max_iter': 1000, 'tol': 0.001, 'alpha': 0.0001}], [0.90309294965739029, 0.014437922768603185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93569561742755236, 0.94526498557474925, 0.95559716744706502, 0.95804707137819589, 0.95431268006943815, 0.95578269472343758, 0.95826940988448017, 0.86726088324639905, 0.90716441040554663, 0.91357902220427212]</text:p>
          </table:table-cell>
          <table:table-cell office:value-type="string" calcext:value-type="string">
            <text:p>0.935097394236</text:p>
          </table:table-cell>
          <table:table-cell office:value-type="string" calcext:value-type="string">
            <text:p>[0.09783463648498486, 0.045609780553993833, 0.058029300729774379, 0.045384030419863879, 0.048712297231739227, 0.05199457856746828, 0.038328908513456314, 0.12544021256607216, 0.10928268135736301, 0.066025662033145041]</text:p>
          </table:table-cell>
          <table:table-cell office:value-type="string" calcext:value-type="string">
            <text:p>0.0686642088458</text:p>
          </table:table-cell>
          <table:table-cell office:value-type="string" calcext:value-type="string">
            <text:p>[0.19684567554305543, 0.16884345615553301, 0.17432167431475967, 0.16125183646335162, 0.16418478314000506, 0.17159939562647727, 0.14609726294185413, 0.20625591470107815, 0.1789560443968938, 0.16045517665855083]</text:p>
          </table:table-cell>
          <table:table-cell office:value-type="string" calcext:value-type="string">
            <text:p>0.172881121994</text:p>
          </table:table-cell>
          <table:table-cell office:value-type="string" calcext:value-type="string">
            <text:p>[[0.93984487831412922, 0.026125679922563195, {'normalize': False, 'selection': 'random', 'fit_intercept': True, 'l1_ratio': 0, 'max_iter': 1000, 'tol': 0.0001, 'alpha': 0.001}], [0.96488746805570369, 0.0065284189231122943, {'normalize': True, 'selection': 'random', 'fit_intercept': True, 'l1_ratio': 0.75, 'max_iter': 1000, 'tol': 0.001, 'alpha': 0.0001}], [0.89660066902110469, 0.044755276132225276, {'normalize': False, 'selection': 'cyclic', 'fit_intercept': True, 'l1_ratio': 0, 'max_iter': 1000, 'tol': 0.0001, 'alpha': 0.001}], [0.92535953658023917, 0.02473757322906624, {'normalize': False, 'selection': 'random', 'fit_intercept': True, 'l1_ratio': 0, 'max_iter': 1000, 'tol': 0.001, 'alpha': 0.0001}], [0.95081709525793057, 0.012812084438360703, {'normalize': False, 'selection': 'random', 'fit_intercept': True, 'l1_ratio': 0, 'max_iter': 1000, 'tol': 0.0001, 'alpha': 0.0001}], [0.86993297599694897, 0.05949561091428264, {'normalize': True, 'selection': 'cyclic', 'fit_intercept': True, 'l1_ratio': 0.75, 'max_iter': 1000, 'tol': 0.0001, 'alpha': 0.0001}], [0.90354141958336343, 0.06526313550983634, {'normalize': True, 'selection': 'random', 'fit_intercept': True, 'l1_ratio': 0.75, 'max_iter': 1000, 'tol': 0.001, 'alpha': 0.0001}], [0.94751420912165396, 0.030814327968487581, {'normalize': True, 'selection': 'random', 'fit_intercept': True, 'l1_ratio': 1, 'max_iter': 1000, 'tol': 0.0001, 'alpha': 0.0001}], [0.89402987732063832, 0.035427934148539834, {'normalize': False, 'selection': 'random', 'fit_intercept': True, 'l1_ratio': 1, 'max_iter': 1000, 'tol': 0.001, 'alpha': 0.001}], [0.95228689249975573, 0.01203823865468739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90035403904099187, 0.91818761841705732, 0.90515296687563596, 0.84432709039393761, 0.90270221056880096, 0.91849119634489984, 0.92763243737292445, 0.91863135052261136, 0.70797306327914611, 0.85644100585937299]</text:p>
          </table:table-cell>
          <table:table-cell office:value-type="string" calcext:value-type="string">
            <text:p>0.879989297868</text:p>
          </table:table-cell>
          <table:table-cell office:value-type="string" calcext:value-type="string">
            <text:p>[0.1516043849210148, 0.06817290193087451, 0.12395396176446831, 0.16840454998505983, 0.10373991833986428, 0.095845187061451842, 0.066468498997895031, 0.076894444804876713, 0.34376349428967939, 0.10967912965937125]</text:p>
          </table:table-cell>
          <table:table-cell office:value-type="string" calcext:value-type="string">
            <text:p>0.130852647175</text:p>
          </table:table-cell>
          <table:table-cell office:value-type="string" calcext:value-type="string">
            <text:p>[0.24375075760106438, 0.18661796608819836, 0.20173820105670778, 0.25401635317821875, 0.22953126597620468, 0.20854700491874714, 0.1723457763889531, 0.19584612481801011, 0.27718528510726675, 0.19714265899497443]</text:p>
          </table:table-cell>
          <table:table-cell office:value-type="string" calcext:value-type="string">
            <text:p>0.216672139413</text:p>
          </table:table-cell>
          <table:table-cell office:value-type="string" calcext:value-type="string">
            <text:p>[[0.94071155576245769, 0.0095362659459399101, {'normalize': False, 'selection': 'random', 'fit_intercept': True, 'l1_ratio': 0, 'max_iter': 1000, 'tol': 0.001, 'alpha': 0.001}], [0.89557911963581605, 0.01415598238810575, {'normalize': False, 'selection': 'cyclic', 'fit_intercept': True, 'l1_ratio': 0.75, 'max_iter': 1000, 'tol': 0.001, 'alpha': 0.001}], [0.92267635917135515, 0.0097166759700026261, {'normalize': False, 'selection': 'random', 'fit_intercept': True, 'l1_ratio': 0.25, 'max_iter': 1000, 'tol': 0.001, 'alpha': 0.001}], [0.91379478018363425, 0.011511513717362122, {'normalize': True, 'selection': 'random', 'fit_intercept': True, 'l1_ratio': 0.75, 'max_iter': 1000, 'tol': 0.001, 'alpha': 0.0001}], [0.88965947889923169, 0.034890064417266269, {'normalize': True, 'selection': 'cyclic', 'fit_intercept': True, 'l1_ratio': 0, 'max_iter': 1000, 'tol': 0.0001, 'alpha': 0.001}], [0.88074149676633573, 0.049301829551114174, {'normalize': False, 'selection': 'random', 'fit_intercept': True, 'l1_ratio': 0, 'max_iter': 1000, 'tol': 0.001, 'alpha': 0.001}], [0.90639484037875861, 0.056911336726650726, {'normalize': False, 'selection': 'random', 'fit_intercept': True, 'l1_ratio': 0.25, 'max_iter': 1000, 'tol': 0.0001, 'alpha': 0.001}], [0.88846155661957149, 0.048891973560586423, {'normalize': True, 'selection': 'random', 'fit_intercept': True, 'l1_ratio': 0, 'max_iter': 1000, 'tol': 0.001, 'alpha': 0.0001}], [0.90686593737456722, 0.0056584940212536768, {'normalize': False, 'selection': 'random', 'fit_intercept': True, 'l1_ratio': 1, 'max_iter': 1000, 'tol': 0.001, 'alpha': 0.0001}], [0.93301430415694797, 0.013728050601909705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88834837637640307, 0.93680967165491047, 0.89646963968625515, 0.89431506746262945, 0.87882536903767983, 0.88784170010873797, 0.89773328381657125, 0.84442435386727688, 0.91669936220672166, 0.88284818958591449]</text:p>
          </table:table-cell>
          <table:table-cell office:value-type="string" calcext:value-type="string">
            <text:p>0.89243150138</text:p>
          </table:table-cell>
          <table:table-cell office:value-type="string" calcext:value-type="string">
            <text:p>[0.16987016394825427, 0.05265545353770399, 0.13530205322252775, 0.11432832821841331, 0.12919765592190774, 0.13188554795945398, 0.09393041406113399, 0.14702103342467357, 0.098058482706850261, 0.089504030598388573]</text:p>
          </table:table-cell>
          <table:table-cell office:value-type="string" calcext:value-type="string">
            <text:p>0.11617531636</text:p>
          </table:table-cell>
          <table:table-cell office:value-type="string" calcext:value-type="string">
            <text:p>[0.22699690993303154, 0.16322738198849338, 0.22914074222189548, 0.20513158139963519, 0.18846374658855822, 0.22587483477161494, 0.1873336998465481, 0.21904460025213748, 0.19659916883355813, 0.18883115012355978]</text:p>
          </table:table-cell>
          <table:table-cell office:value-type="string" calcext:value-type="string">
            <text:p>0.203064381596</text:p>
          </table:table-cell>
          <table:table-cell office:value-type="string" calcext:value-type="string">
            <text:p>[[0.9281543764602963, 0.021921300244868821, {'normalize': False, 'selection': 'cyclic', 'fit_intercept': True, 'l1_ratio': 0, 'max_iter': 1000, 'tol': 0.0001, 'alpha': 0.001}], [0.92024554691649396, 0.023475157060875135, {'normalize': False, 'selection': 'cyclic', 'fit_intercept': True, 'l1_ratio': 0, 'max_iter': 1000, 'tol': 0.0001, 'alpha': 0.001}], [0.85596426805619319, 0.033473593389774993, {'normalize': False, 'selection': 'random', 'fit_intercept': True, 'l1_ratio': 0, 'max_iter': 1000, 'tol': 0.0001, 'alpha': 0.01}], [0.83700534732716647, 0.033602264294534376, {'normalize': False, 'selection': 'random', 'fit_intercept': True, 'l1_ratio': 0, 'max_iter': 1000, 'tol': 0.0001, 'alpha': 0.01}], [0.91780370339018302, 0.019453810093766202, {'normalize': False, 'selection': 'cyclic', 'fit_intercept': True, 'l1_ratio': 0, 'max_iter': 1000, 'tol': 0.0001, 'alpha': 0.001}], [0.81896267593792282, 0.041828278934790873, {'normalize': False, 'selection': 'random', 'fit_intercept': True, 'l1_ratio': 1, 'max_iter': 1000, 'tol': 0.0001, 'alpha': 0.01}], [0.8636441072538017, 0.045713139054938394, {'normalize': False, 'selection': 'cyclic', 'fit_intercept': True, 'l1_ratio': 0.5, 'max_iter': 1000, 'tol': 0.001, 'alpha': 0.01}], [0.8495253943986768, 0.12202752076672706, {'normalize': True, 'selection': 'random', 'fit_intercept': True, 'l1_ratio': 1, 'max_iter': 1000, 'tol': 0.001, 'alpha': 0.0001}], [0.80996326025572418, 0.11846749908162263, {'normalize': False, 'selection': 'random', 'fit_intercept': True, 'l1_ratio': 0.75, 'max_iter': 1000, 'tol': 0.001, 'alpha': 0.001}], [0.90814356438214894, 0.011167262089450474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93809345689246437, 0.94480588959214795, 0.95656172705477727, 0.96877364831046497, 0.9450248022548029, 0.87463212171399107, 0.96180098615630205, 0.86096223234081237, 0.91192530781710646, 0.92534686278763778]</text:p>
          </table:table-cell>
          <table:table-cell office:value-type="string" calcext:value-type="string">
            <text:p>0.928792703492</text:p>
          </table:table-cell>
          <table:table-cell office:value-type="string" calcext:value-type="string">
            <text:p>[0.09418649085300218, 0.045992337629013107, 0.056768734312508111, 0.033780185115436248, 0.058615129471542717, 0.14741852667430233, 0.035085209743411568, 0.13139252058046791, 0.10367832599025205, 0.057035027061925821]</text:p>
          </table:table-cell>
          <table:table-cell office:value-type="string" calcext:value-type="string">
            <text:p>0.0763952487432</text:p>
          </table:table-cell>
          <table:table-cell office:value-type="string" calcext:value-type="string">
            <text:p>[0.19833750269813519, 0.17207992451356588, 0.17091940672971906, 0.14244222269756049, 0.15765997096582907, 0.22885785725052546, 0.13566926398463217, 0.20119384696513751, 0.17247104040237449, 0.15064248106801825]</text:p>
          </table:table-cell>
          <table:table-cell office:value-type="string" calcext:value-type="string">
            <text:p>0.173027351728</text:p>
          </table:table-cell>
          <table:table-cell office:value-type="string" calcext:value-type="string">
            <text:p>[[0.94720366749917706, 0.022485589577093696, {'normalize': False, 'selection': 'random', 'fit_intercept': True, 'l1_ratio': 0, 'max_iter': 1000, 'tol': 0.001, 'alpha': 0.001}], [0.96240119681579095, 0.0046102285374690043, {'normalize': False, 'selection': 'random', 'fit_intercept': True, 'l1_ratio': 0.25, 'max_iter': 1000, 'tol': 0.001, 'alpha': 0.0001}], [0.89721352937937537, 0.038343177896182606, {'normalize': False, 'selection': 'cyclic', 'fit_intercept': True, 'l1_ratio': 0, 'max_iter': 1000, 'tol': 0.0001, 'alpha': 0.001}], [0.91515074047475198, 0.024656571975937434, {'normalize': False, 'selection': 'random', 'fit_intercept': True, 'l1_ratio': 0, 'max_iter': 1000, 'tol': 0.001, 'alpha': 0.0001}], [0.95047338883918542, 0.012845420007990507, {'normalize': True, 'selection': 'cyclic', 'fit_intercept': True, 'l1_ratio': 0, 'max_iter': 1000, 'tol': 0.0001, 'alpha': 0.0001}], [0.84851360610823046, 0.035708498034986755, {'normalize': False, 'selection': 'cyclic', 'fit_intercept': True, 'l1_ratio': 0.75, 'max_iter': 1000, 'tol': 0.001, 'alpha': 0.01}], [0.89160901339632814, 0.063126355220939567, {'normalize': False, 'selection': 'random', 'fit_intercept': True, 'l1_ratio': 0, 'max_iter': 1000, 'tol': 0.0001, 'alpha': 0.001}], [0.93568739544547397, 0.053338473979727061, {'normalize': True, 'selection': 'random', 'fit_intercept': True, 'l1_ratio': 1, 'max_iter': 1000, 'tol': 0.001, 'alpha': 0.0001}], [0.88908342955126662, 0.03635108113009914, {'normalize': False, 'selection': 'cyclic', 'fit_intercept': True, 'l1_ratio': 1, 'max_iter': 1000, 'tol': 0.001, 'alpha': 0.001}], [0.95716047687549211, 0.0076171447725999191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90347993971814067, 0.91490279079835857, 0.90975881890355814, 0.92332434196049862, 0.90807951298530087, 0.92153882374657259, 0.91996631329793721, 0.91369062585687877, 0.90624404983767182, 0.87583138294678775]</text:p>
          </table:table-cell>
          <table:table-cell office:value-type="string" calcext:value-type="string">
            <text:p>0.909681660005</text:p>
          </table:table-cell>
          <table:table-cell office:value-type="string" calcext:value-type="string">
            <text:p>[0.14684854489576507, 0.070910094355499706, 0.11793465270064891, 0.082946542976721702, 0.098006582394231989, 0.092261519956694224, 0.073509716663631194, 0.081563494648340562, 0.11036609636137522, 0.094864873712221229]</text:p>
          </table:table-cell>
          <table:table-cell office:value-type="string" calcext:value-type="string">
            <text:p>0.0969212118665</text:p>
          </table:table-cell>
          <table:table-cell office:value-type="string" calcext:value-type="string">
            <text:p>[0.24455232513214586, 0.19985843707505938, 0.20315045071410673, 0.19483232742066639, 0.20995693826952108, 0.19798716548756121, 0.16979161892718231, 0.19507256250263749, 0.20629180965344251, 0.18682497392017963]</text:p>
          </table:table-cell>
          <table:table-cell office:value-type="string" calcext:value-type="string">
            <text:p>0.20083186091</text:p>
          </table:table-cell>
          <table:table-cell office:value-type="string" calcext:value-type="string">
            <text:p>[[0.93786518545008579, 0.011283876100129795, {'normalize': False, 'selection': 'random', 'fit_intercept': True, 'l1_ratio': 0, 'max_iter': 1000, 'tol': 0.001, 'alpha': 0.001}], [0.90072132125812787, 0.0076459757759135523, {'normalize': True, 'selection': 'cyclic', 'fit_intercept': True, 'l1_ratio': 0, 'max_iter': 1000, 'tol': 0.0001, 'alpha': 0.001}], [0.91729430834445591, 0.010194616365823292, {'normalize': False, 'selection': 'cyclic', 'fit_intercept': True, 'l1_ratio': 0, 'max_iter': 1000, 'tol': 0.0001, 'alpha': 0.001}], [0.89275571709344825, 0.021204268654897131, {'normalize': True, 'selection': 'random', 'fit_intercept': True, 'l1_ratio': 1, 'max_iter': 1000, 'tol': 0.001, 'alpha': 0.001}], [0.88747637631114695, 0.035314350666594219, {'normalize': True, 'selection': 'cyclic', 'fit_intercept': True, 'l1_ratio': 0, 'max_iter': 1000, 'tol': 0.0001, 'alpha': 0.001}], [0.86976214307507249, 0.055425440892189523, {'normalize': False, 'selection': 'random', 'fit_intercept': True, 'l1_ratio': 0, 'max_iter': 1000, 'tol': 0.0001, 'alpha': 0.001}], [0.90565398517159934, 0.060614103345768798, {'normalize': False, 'selection': 'random', 'fit_intercept': True, 'l1_ratio': 0, 'max_iter': 1000, 'tol': 0.0001, 'alpha': 0.001}], [0.8801233972125444, 0.055544241790340135, {'normalize': True, 'selection': 'random', 'fit_intercept': True, 'l1_ratio': 0, 'max_iter': 1000, 'tol': 0.0001, 'alpha': 0.0001}], [0.9024109178842028, 0.0043866210686122299, {'normalize': False, 'selection': 'cyclic', 'fit_intercept': True, 'l1_ratio': 0, 'max_iter': 1000, 'tol': 0.0001, 'alpha': 0.001}], [0.93105390080564754, 0.014414819758715018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89942883865624301, 0.94257355055340697, 0.89964653579909637, 0.88881616701155375, 0.88440101673642302, 0.90015501993381453, 0.899118331828902, 0.86774887699204406, 0.91318937099514808, 0.89326755340000852]</text:p>
          </table:table-cell>
          <table:table-cell office:value-type="string" calcext:value-type="string">
            <text:p>0.898834526191</text:p>
          </table:table-cell>
          <table:table-cell office:value-type="string" calcext:value-type="string">
            <text:p>[0.15301201282593554, 0.047852508759837202, 0.13115022214959934, 0.12027695382205515, 0.12325284216672494, 0.11740646853417151, 0.092658268654025835, 0.1249790520530167, 0.10219031676765805, 0.081543632424974727]</text:p>
          </table:table-cell>
          <table:table-cell office:value-type="string" calcext:value-type="string">
            <text:p>0.109432227816</text:p>
          </table:table-cell>
          <table:table-cell office:value-type="string" calcext:value-type="string">
            <text:p>[0.22506660263535519, 0.15274615073640532, 0.22333871031797706, 0.21804987143942003, 0.18619808184663755, 0.21720552846115271, 0.1816324679843461, 0.19874823963750488, 0.18864631738025336, 0.18678798254196183]</text:p>
          </table:table-cell>
          <table:table-cell office:value-type="string" calcext:value-type="string">
            <text:p>0.197841995298</text:p>
          </table:table-cell>
          <table:table-cell office:value-type="string" calcext:value-type="string">
            <text:p>[[0.93343731440112299, 0.019061181566437834, {'normalize': False, 'selection': 'cyclic', 'fit_intercept': True, 'l1_ratio': 0, 'max_iter': 1000, 'tol': 0.0001, 'alpha': 0.001}], [0.93118900983625863, 0.019719168012045502, {'normalize': False, 'selection': 'cyclic', 'fit_intercept': True, 'l1_ratio': 0, 'max_iter': 1000, 'tol': 0.0001, 'alpha': 0.001}], [0.86769274364233628, 0.036280268406228847, {'normalize': False, 'selection': 'random', 'fit_intercept': True, 'l1_ratio': 0, 'max_iter': 1000, 'tol': 0.001, 'alpha': 0.01}], [0.84828150780883471, 0.017252554655286644, {'normalize': False, 'selection': 'cyclic', 'fit_intercept': True, 'l1_ratio': 1, 'max_iter': 1000, 'tol': 0.001, 'alpha': 0.01}], [0.92648016585601867, 0.014803270016692514, {'normalize': False, 'selection': 'random', 'fit_intercept': True, 'l1_ratio': 0, 'max_iter': 1000, 'tol': 0.0001, 'alpha': 0.001}], [0.82857235622158465, 0.037855328176026805, {'normalize': False, 'selection': 'random', 'fit_intercept': True, 'l1_ratio': 1, 'max_iter': 1000, 'tol': 0.0001, 'alpha': 0.01}], [0.86869787454370961, 0.041162825487547419, {'normalize': False, 'selection': 'cyclic', 'fit_intercept': True, 'l1_ratio': 0.5, 'max_iter': 1000, 'tol': 0.001, 'alpha': 0.01}], [0.83445674564300842, 0.14566974896270465, {'normalize': True, 'selection': 'cyclic', 'fit_intercept': True, 'l1_ratio': 1, 'max_iter': 1000, 'tol': 0.0001, 'alpha': 0.0001}], [0.82080405099030807, 0.10917636832508024, {'normalize': False, 'selection': 'cyclic', 'fit_intercept': True, 'l1_ratio': 0.75, 'max_iter': 1000, 'tol': 0.0001, 'alpha': 0.001}], [0.91723554612509894, 0.010166362856779781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94004217951399838, 0.94778377592413621, 0.95665910835578227, 0.97587883161402555, 0.9484905390555588, 0.95824852906001945, 0.94703961572697426, 0.90858563522868518, 0.81902593316883476, 0.93118737406586261]</text:p>
          </table:table-cell>
          <table:table-cell office:value-type="string" calcext:value-type="string">
            <text:p>0.933294152171</text:p>
          </table:table-cell>
          <table:table-cell office:value-type="string" calcext:value-type="string">
            <text:p>[0.091221645197683901, 0.043510914292545277, 0.056641468359491742, 0.02609390752336585, 0.054919924731540858, 0.049095034681972217, 0.048643302623304054, 0.086387777988549144, 0.2130360927942874, 0.0525728740801771]</text:p>
          </table:table-cell>
          <table:table-cell office:value-type="string" calcext:value-type="string">
            <text:p>0.0722122942273</text:p>
          </table:table-cell>
          <table:table-cell office:value-type="string" calcext:value-type="string">
            <text:p>[0.19424102714013392, 0.16182538334802279, 0.16233317588087859, 0.12813713784048641, 0.15269591410753924, 0.16200816877457802, 0.1372862822303326, 0.17396688363801016, 0.2115211162187571, 0.14346503126693541]</text:p>
          </table:table-cell>
          <table:table-cell office:value-type="string" calcext:value-type="string">
            <text:p>0.162748012045</text:p>
          </table:table-cell>
          <table:table-cell office:value-type="string" calcext:value-type="string">
            <text:p>[[0.95181164759781767, 0.019863465809889846, {'normalize': False, 'selection': 'random', 'fit_intercept': True, 'l1_ratio': 0, 'max_iter': 1000, 'tol': 0.0001, 'alpha': 0.001}], [0.95656937911628936, 0.013680567360866874, {'normalize': True, 'selection': 'random', 'fit_intercept': True, 'l1_ratio': 0.5, 'max_iter': 1000, 'tol': 0.001, 'alpha': 0.0001}], [0.90870435648525127, 0.030745113805070032, {'normalize': False, 'selection': 'cyclic', 'fit_intercept': True, 'l1_ratio': 0, 'max_iter': 1000, 'tol': 0.0001, 'alpha': 0.001}], [0.92344531753778991, 0.018533174095086868, {'normalize': False, 'selection': 'random', 'fit_intercept': True, 'l1_ratio': 0, 'max_iter': 1000, 'tol': 0.0001, 'alpha': 0.0001}], [0.95140416970958974, 0.011806457222973323, {'normalize': True, 'selection': 'cyclic', 'fit_intercept': True, 'l1_ratio': 0, 'max_iter': 1000, 'tol': 0.0001, 'alpha': 0.0001}], [0.86159855743170211, 0.046390410602386474, {'normalize': False, 'selection': 'cyclic', 'fit_intercept': True, 'l1_ratio': 1, 'max_iter': 1000, 'tol': 0.0001, 'alpha': 0.0001}], [0.90112054072675407, 0.047960931380507034, {'normalize': True, 'selection': 'cyclic', 'fit_intercept': True, 'l1_ratio': 0, 'max_iter': 1000, 'tol': 0.0001, 'alpha': 0.001}], [0.8871907106899396, 0.11918519676221334, {'normalize': True, 'selection': 'random', 'fit_intercept': True, 'l1_ratio': 0.5, 'max_iter': 1000, 'tol': 0.001, 'alpha': 0.0001}], [0.89696439768562497, 0.024230232403069395, {'normalize': True, 'selection': 'cyclic', 'fit_intercept': True, 'l1_ratio': 1, 'max_iter': 1000, 'tol': 0.001, 'alpha': 0.001}], [0.96195936539244942, 0.0059820542224213909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89857863241832825, 0.91509967985854967, 0.91139841492168716, 0.90947820923943556, 0.91545132764962323, 0.90614250568321031, 0.93874064319093997, 0.90621359243187127, 0.87996222375075173, 0.87761796372282275]</text:p>
          </table:table-cell>
          <table:table-cell office:value-type="string" calcext:value-type="string">
            <text:p>0.905868319287</text:p>
          </table:table-cell>
          <table:table-cell office:value-type="string" calcext:value-type="string">
            <text:p>[0.15430554236305447, 0.070746029964120688, 0.11579189276978365, 0.097925075566782704, 0.090146676678345319, 0.11036585861297921, 0.056265781917481245, 0.088629389654539745, 0.14130410664701379, 0.093499925275833159]</text:p>
          </table:table-cell>
          <table:table-cell office:value-type="string" calcext:value-type="string">
            <text:p>0.101898027945</text:p>
          </table:table-cell>
          <table:table-cell office:value-type="string" calcext:value-type="string">
            <text:p>[0.24667543754877355, 0.1943642668197226, 0.20763411505073207, 0.20895143271706904, 0.1979810797095802, 0.20707195829320826, 0.15926531839518585, 0.20102976752929258, 0.21527413714314172, 0.19247462159863216]</text:p>
          </table:table-cell>
          <table:table-cell office:value-type="string" calcext:value-type="string">
            <text:p>0.203072213481</text:p>
          </table:table-cell>
          <table:table-cell office:value-type="string" calcext:value-type="string">
            <text:p>[[0.93455362209050363, 0.013788935396735064, {'normalize': False, 'selection': 'cyclic', 'fit_intercept': True, 'l1_ratio': 0, 'max_iter': 1000, 'tol': 0.0001, 'alpha': 0.001}], [0.90562480511905497, 0.00081021933119571608, {'normalize': True, 'selection': 'cyclic', 'fit_intercept': True, 'l1_ratio': 0.25, 'max_iter': 1000, 'tol': 0.0001, 'alpha': 0.001}], [0.91142079117437225, 0.01332850885013822, {'normalize': False, 'selection': 'random', 'fit_intercept': True, 'l1_ratio': 0.25, 'max_iter': 1000, 'tol': 0.0001, 'alpha': 0.001}], [0.8922113843132885, 0.0072105770208428129, {'normalize': True, 'selection': 'cyclic', 'fit_intercept': True, 'l1_ratio': 0, 'max_iter': 1000, 'tol': 0.0001, 'alpha': 0.0001}], [0.89151707205342268, 0.03962246121356118, {'normalize': True, 'selection': 'cyclic', 'fit_intercept': True, 'l1_ratio': 0, 'max_iter': 1000, 'tol': 0.0001, 'alpha': 0.001}], [0.87805246119432434, 0.051238275580159212, {'normalize': False, 'selection': 'cyclic', 'fit_intercept': True, 'l1_ratio': 0, 'max_iter': 1000, 'tol': 0.0001, 'alpha': 0.001}], [0.90538659871046101, 0.042637595667812569, {'normalize': False, 'selection': 'cyclic', 'fit_intercept': True, 'l1_ratio': 0.5, 'max_iter': 1000, 'tol': 0.001, 'alpha': 0.001}], [0.85661848741337288, 0.10392584529718329, {'normalize': True, 'selection': 'cyclic', 'fit_intercept': True, 'l1_ratio': 0, 'max_iter': 1000, 'tol': 0.0001, 'alpha': 0.0001}], [0.90899191099305232, 0.0043911941475009847, {'normalize': False, 'selection': 'cyclic', 'fit_intercept': True, 'l1_ratio': 0, 'max_iter': 1000, 'tol': 0.0001, 'alpha': 0.001}], [0.9325742938430851, 0.013903773706440468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90158914525656786, 0.94752136562523703, 0.89819496851250857, 0.88639883845711698, 0.88424773907759746, 0.90362256086713966, 0.89626347206213064, 0.86219270311467011, 0.89621391592879762, 0.89900350448525057]</text:p>
          </table:table-cell>
          <table:table-cell office:value-type="string" calcext:value-type="string">
            <text:p>0.897524821339</text:p>
          </table:table-cell>
          <table:table-cell office:value-type="string" calcext:value-type="string">
            <text:p>[0.14972525689291991, 0.043729576446443964, 0.13304725055431851, 0.12289198252811666, 0.12341626840593183, 0.11332903033738358, 0.095280413668424546, 0.13022970950258816, 0.1221732053884575, 0.077161363473007727]</text:p>
          </table:table-cell>
          <table:table-cell office:value-type="string" calcext:value-type="string">
            <text:p>0.11109840572</text:p>
          </table:table-cell>
          <table:table-cell office:value-type="string" calcext:value-type="string">
            <text:p>[0.22305472221038256, 0.15015868794319001, 0.22272952458376882, 0.21619349177982916, 0.19127403777035892, 0.21562739208482226, 0.18418153730842293, 0.20370251782182777, 0.19920344129801401, 0.18551289716745037]</text:p>
          </table:table-cell>
          <table:table-cell office:value-type="string" calcext:value-type="string">
            <text:p>0.199163824997</text:p>
          </table:table-cell>
          <table:table-cell office:value-type="string" calcext:value-type="string">
            <text:p>[[0.93011652058285821, 0.019777279951607468, {'normalize': False, 'selection': 'cyclic', 'fit_intercept': True, 'l1_ratio': 0, 'max_iter': 1000, 'tol': 0.0001, 'alpha': 0.001}], [0.9304745990568446, 0.020773363238604282, {'normalize': False, 'selection': 'cyclic', 'fit_intercept': True, 'l1_ratio': 0, 'max_iter': 1000, 'tol': 0.0001, 'alpha': 0.001}], [0.87064117231969707, 0.04068147237082289, {'normalize': False, 'selection': 'random', 'fit_intercept': True, 'l1_ratio': 0, 'max_iter': 1000, 'tol': 0.0001, 'alpha': 0.01}], [0.8553971552218238, 0.013625909557459025, {'normalize': False, 'selection': 'cyclic', 'fit_intercept': True, 'l1_ratio': 1, 'max_iter': 1000, 'tol': 0.001, 'alpha': 0.01}], [0.92333890861667001, 0.014729458750827788, {'normalize': False, 'selection': 'random', 'fit_intercept': True, 'l1_ratio': 0, 'max_iter': 1000, 'tol': 0.001, 'alpha': 0.001}], [0.83357720570472116, 0.031711639288627899, {'normalize': False, 'selection': 'cyclic', 'fit_intercept': True, 'l1_ratio': 1, 'max_iter': 1000, 'tol': 0.001, 'alpha': 0.01}], [0.86874451527594709, 0.040790164649175766, {'normalize': False, 'selection': 'cyclic', 'fit_intercept': True, 'l1_ratio': 0.5, 'max_iter': 1000, 'tol': 0.001, 'alpha': 0.01}], [0.84018756190392119, 0.13604369761109555, {'normalize': True, 'selection': 'cyclic', 'fit_intercept': True, 'l1_ratio': 1, 'max_iter': 1000, 'tol': 0.0001, 'alpha': 0.0001}], [0.81722399234475041, 0.10631448391560647, {'normalize': False, 'selection': 'random', 'fit_intercept': True, 'l1_ratio': 1, 'max_iter': 1000, 'tol': 0.001, 'alpha': 0.001}], [0.91524542292263866, 0.012200340121497755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94330990144130444, 0.95439457505732606, 0.95794458425354545, 0.97209335879637737, 0.9494315827633778, 0.96090253105063383, 0.95122448678955962, 0.90306749607072689, 0.89535369169317836, 0.94143613095245382]</text:p>
          </table:table-cell>
          <table:table-cell office:value-type="string" calcext:value-type="string">
            <text:p>0.942915833887</text:p>
          </table:table-cell>
          <table:table-cell office:value-type="string" calcext:value-type="string">
            <text:p>[0.08625003402434249, 0.038002244916691026, 0.054961501943762613, 0.030188973568896323, 0.053916574110996485, 0.045974226795645341, 0.044799562583817121, 0.091602492127625099, 0.12318583008818455, 0.044742819668464724]</text:p>
          </table:table-cell>
          <table:table-cell office:value-type="string" calcext:value-type="string">
            <text:p>0.0613624259828</text:p>
          </table:table-cell>
          <table:table-cell office:value-type="string" calcext:value-type="string">
            <text:p>[0.19415975017130085, 0.15595550577322317, 0.16174141877908518, 0.13565392087320505, 0.1553919769308085, 0.16071449460946394, 0.13194627130519249, 0.18419472995155459, 0.18564335512215532, 0.14290592040295763]</text:p>
          </table:table-cell>
          <table:table-cell office:value-type="string" calcext:value-type="string">
            <text:p>0.160830734392</text:p>
          </table:table-cell>
          <table:table-cell office:value-type="string" calcext:value-type="string">
            <text:p>[[0.95232213544860178, 0.021759659613775045, {'normalize': False, 'selection': 'random', 'fit_intercept': True, 'l1_ratio': 0, 'max_iter': 1000, 'tol': 0.0001, 'alpha': 0.001}], [0.95539600274826753, 0.016668545529078677, {'normalize': True, 'selection': 'random', 'fit_intercept': True, 'l1_ratio': 0, 'max_iter': 1000, 'tol': 0.001, 'alpha': 0.0001}], [0.91119416027593547, 0.032676592479335513, {'normalize': False, 'selection': 'cyclic', 'fit_intercept': True, 'l1_ratio': 0, 'max_iter': 1000, 'tol': 0.0001, 'alpha': 0.001}], [0.91647486421660096, 0.032563349730520164, {'normalize': False, 'selection': 'random', 'fit_intercept': True, 'l1_ratio': 0.75, 'max_iter': 1000, 'tol': 0.001, 'alpha': 0.0001}], [0.9495294688168382, 0.012224008452916097, {'normalize': True, 'selection': 'cyclic', 'fit_intercept': True, 'l1_ratio': 0, 'max_iter': 1000, 'tol': 0.0001, 'alpha': 0.0001}], [0.86460640574424363, 0.074791773809126424, {'normalize': False, 'selection': 'cyclic', 'fit_intercept': True, 'l1_ratio': 0, 'max_iter': 1000, 'tol': 0.0001, 'alpha': 0.0001}], [0.90467428635414071, 0.046816246443976903, {'normalize': True, 'selection': 'cyclic', 'fit_intercept': True, 'l1_ratio': 0, 'max_iter': 1000, 'tol': 0.0001, 'alpha': 0.001}], [0.87342495218231742, 0.11020903554381574, {'normalize': False, 'selection': 'cyclic', 'fit_intercept': True, 'l1_ratio': 0.75, 'max_iter': 1000, 'tol': 0.001, 'alpha': 0.001}], [0.90024437543933478, 0.024677558203387084, {'normalize': False, 'selection': 'random', 'fit_intercept': True, 'l1_ratio': 1, 'max_iter': 1000, 'tol': 0.001, 'alpha': 0.001}], [0.96177504184971319, 0.0055755831882490737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89928388885117483, 0.91562925186642496, 0.91132880856975618, 0.92071486331566055, 0.91664996685262767, 0.90733907727386087, 0.94431751420080223, 0.9066349403566718, 0.87663257583377785, 0.88584889473308759]</text:p>
          </table:table-cell>
          <table:table-cell office:value-type="string" calcext:value-type="string">
            <text:p>0.908437978185</text:p>
          </table:table-cell>
          <table:table-cell office:value-type="string" calcext:value-type="string">
            <text:p>[0.15323254385228419, 0.070304746385037795, 0.11588286011796108, 0.0857694366837361, 0.08886867505296854, 0.10895882498231015, 0.051143511225007619, 0.088231210319435718, 0.14522364713716865, 0.087211490650776838]</text:p>
          </table:table-cell>
          <table:table-cell office:value-type="string" calcext:value-type="string">
            <text:p>0.0994826946407</text:p>
          </table:table-cell>
          <table:table-cell office:value-type="string" calcext:value-type="string">
            <text:p>[0.24791177493832442, 0.1970775530478166, 0.20865060623031415, 0.20368495005957413, 0.19823904564335534, 0.20927381166357387, 0.15692813007877202, 0.2048005221518443, 0.22987871075629315, 0.18998393600234556]</text:p>
          </table:table-cell>
          <table:table-cell office:value-type="string" calcext:value-type="string">
            <text:p>0.204642904057</text:p>
          </table:table-cell>
          <table:table-cell office:value-type="string" calcext:value-type="string">
            <text:p>[[0.93715758574594654, 0.017291946153672889, {'normalize': False, 'selection': 'cyclic', 'fit_intercept': True, 'l1_ratio': 0, 'max_iter': 1000, 'tol': 0.0001, 'alpha': 0.001}], [0.91052034120795355, 0.0041896954398965318, {'normalize': True, 'selection': 'random', 'fit_intercept': True, 'l1_ratio': 0.25, 'max_iter': 1000, 'tol': 0.001, 'alpha': 0.001}], [0.91214949896265329, 0.018739578907137525, {'normalize': False, 'selection': 'random', 'fit_intercept': True, 'l1_ratio': 0.25, 'max_iter': 1000, 'tol': 0.001, 'alpha': 0.001}], [0.89651347422038075, 0.0012120816460464048, {'normalize': True, 'selection': 'cyclic', 'fit_intercept': True, 'l1_ratio': 0, 'max_iter': 1000, 'tol': 0.0001, 'alpha': 0.0001}], [0.89653887513549901, 0.040277299663651039, {'normalize': True, 'selection': 'cyclic', 'fit_intercept': True, 'l1_ratio': 0, 'max_iter': 1000, 'tol': 0.0001, 'alpha': 0.001}], [0.8788701458610777, 0.059827791849992297, {'normalize': False, 'selection': 'cyclic', 'fit_intercept': True, 'l1_ratio': 0, 'max_iter': 1000, 'tol': 0.0001, 'alpha': 0.001}], [0.90313509662518177, 0.046414370013379884, {'normalize': False, 'selection': 'random', 'fit_intercept': True, 'l1_ratio': 0, 'max_iter': 1000, 'tol': 0.0001, 'alpha': 0.001}], [0.84658419746496238, 0.11686412445821916, {'normalize': True, 'selection': 'cyclic', 'fit_intercept': True, 'l1_ratio': 0, 'max_iter': 1000, 'tol': 0.0001, 'alpha': 0.0001}], [0.91043297022144531, 0.0070146764060768762, {'normalize': False, 'selection': 'cyclic', 'fit_intercept': True, 'l1_ratio': 0.75, 'max_iter': 1000, 'tol': 0.001, 'alpha': 0.001}], [0.92794141457234669, 0.017184635887485162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021231857755648509, 0.083355963772097974, -0.029406089033386928, 0.05737317875653658, -0.027301786890996382, 0.034485489483300436, -0.0018825296793212321, 0.032156524709340051, -0.12900135063520302, -0.032795693709252616]</text:p>
          </table:table-cell>
          <table:table-cell office:value-type="string" calcext:value-type="string">
            <text:p>0.000821556452876</text:p>
          </table:table-cell>
          <table:table-cell office:value-type="string" calcext:value-type="string">
            <text:p>[0.64223280949316963, 0.72033196093948038, 0.56584015593587333, 0.61731355892424522, 0.82785270585141957, 0.7156284718381114, 0.59910744883462075, 0.80982812792171155, 0.90375381336085925, 0.58228747479579379]</text:p>
          </table:table-cell>
          <table:table-cell office:value-type="string" calcext:value-type="string">
            <text:p>0.69841765279</text:p>
          </table:table-cell>
          <table:table-cell office:value-type="string" calcext:value-type="string">
            <text:p>[0.64415303729203, 0.7026256666759193, 0.57630280762850061, 0.62617501536081799, 0.76211803919040377, 0.67687696129806774, 0.57580883436809094, 0.70461129154896918, 0.73475579181897643, 0.5978615916365736]</text:p>
          </table:table-cell>
          <table:table-cell office:value-type="string" calcext:value-type="string">
            <text:p>0.660128903682</text:p>
          </table:table-cell>
          <table:table-cell office:value-type="string" calcext:value-type="string">
            <text:p>[[-0.021460685893878746, 0.048039103190281901, {'normalize': True, 'selection': 'cyclic', 'fit_intercept': True, 'l1_ratio': 0, 'max_iter': 1000, 'tol': 0.0001, 'alpha': 0.1}], [0.0039420764245411835, 0.032828542002167393, {'normalize': False, 'selection': 'random', 'fit_intercept': True, 'l1_ratio': 0, 'max_iter': 1000, 'tol': 0.0001, 'alpha': 0.01}], [0.042464431048152132, 0.036817481076960132, {'normalize': False, 'selection': 'random', 'fit_intercept': True, 'l1_ratio': 0, 'max_iter': 1000, 'tol': 0.001, 'alpha': 0.1}], [0.064160039545776842, 0.074153070153749126, {'normalize': False, 'selection': 'random', 'fit_intercept': True, 'l1_ratio': 0, 'max_iter': 1000, 'tol': 0.0001, 'alpha': 0.01}], [0.054134857076061485, 0.030546518722138861, {'normalize': False, 'selection': 'random', 'fit_intercept': True, 'l1_ratio': 1, 'max_iter': 1000, 'tol': 0.0001, 'alpha': 0.01}], [-0.010687417627511025, 0.03158929933707498, {'normalize': True, 'selection': 'cyclic', 'fit_intercept': True, 'l1_ratio': 0, 'max_iter': 1000, 'tol': 0.0001, 'alpha': 0.1}], [-0.018920582383124392, 0.066257484167521571, {'normalize': True, 'selection': 'cyclic', 'fit_intercept': True, 'l1_ratio': 0, 'max_iter': 1000, 'tol': 0.0001, 'alpha': 0.1}], [-0.0020358765268936865, 0.068388098644614481, {'normalize': False, 'selection': 'cyclic', 'fit_intercept': True, 'l1_ratio': 0, 'max_iter': 1000, 'tol': 0.0001, 'alpha': 0.01}], [0.072014325841033996, 0.043320691650383589, {'normalize': True, 'selection': 'cyclic', 'fit_intercept': True, 'l1_ratio': 0.25, 'max_iter': 1000, 'tol': 0.001, 'alpha': 0.01}], [0.006561509741388096, 0.094030977266854707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028163217598471291, 0.078371974615316309, -0.043443895508993524, 0.071196023403362951, 0.012854987306416987, 0.078595087216688064, 0.026001736760457139, 0.089012575671722605, -0.13427949941286133, 0.030473660151569937]</text:p>
          </table:table-cell>
          <table:table-cell office:value-type="string" calcext:value-type="string">
            <text:p>0.0236945867802</text:p>
          </table:table-cell>
          <table:table-cell office:value-type="string" calcext:value-type="string">
            <text:p>[0.63768469792993809, 0.7242485594670609, 0.57355640581021938, 0.60826116487913096, 0.79549230835011497, 0.68293493520504178, 0.58243316693581626, 0.76225470258239214, 0.90797891644210083, 0.54661638077789876]</text:p>
          </table:table-cell>
          <table:table-cell office:value-type="string" calcext:value-type="string">
            <text:p>0.682146123838</text:p>
          </table:table-cell>
          <table:table-cell office:value-type="string" calcext:value-type="string">
            <text:p>[0.64108973471631503, 0.70438125575229094, 0.60579383129591513, 0.62167385291752753, 0.76310415177860447, 0.66117257472951574, 0.57196474207872783, 0.6766959594266897, 0.72668878837325657, 0.59047251734085082]</text:p>
          </table:table-cell>
          <table:table-cell office:value-type="string" calcext:value-type="string">
            <text:p>0.656303740841</text:p>
          </table:table-cell>
          <table:table-cell office:value-type="string" calcext:value-type="string">
            <text:p>[[-0.016934888936375073, 0.041898288232161386, {'normalize': True, 'selection': 'random', 'fit_intercept': True, 'l1_ratio': 0, 'max_iter': 1000, 'tol': 0.001, 'alpha': 0.1}], [-0.039774340559435725, 0.068417855233169317, {'normalize': False, 'selection': 'random', 'fit_intercept': True, 'l1_ratio': 0, 'max_iter': 1000, 'tol': 0.0001, 'alpha': 0.1}], [0.096792246077760005, 0.038634951287643361, {'normalize': False, 'selection': 'cyclic', 'fit_intercept': True, 'l1_ratio': 0.25, 'max_iter': 1000, 'tol': 0.0001, 'alpha': 0.01}], [0.038839452877235559, 0.031030393908916862, {'normalize': False, 'selection': 'random', 'fit_intercept': True, 'l1_ratio': 0, 'max_iter': 1000, 'tol': 0.0001, 'alpha': 0.1}], [0.093060210690437017, 0.033680716516070582, {'normalize': True, 'selection': 'random', 'fit_intercept': True, 'l1_ratio': 1, 'max_iter': 1000, 'tol': 0.0001, 'alpha': 0.01}], [0.038194630164441204, 0.049601541669005531, {'normalize': True, 'selection': 'cyclic', 'fit_intercept': True, 'l1_ratio': 1, 'max_iter': 1000, 'tol': 0.001, 'alpha': 0.01}], [0.0056640926636579393, 0.13173221065140356, {'normalize': True, 'selection': 'random', 'fit_intercept': True, 'l1_ratio': 1, 'max_iter': 1000, 'tol': 0.001, 'alpha': 0.01}], [-0.013919403070751995, 0.095280466773134079, {'normalize': False, 'selection': 'cyclic', 'fit_intercept': True, 'l1_ratio': 0, 'max_iter': 1000, 'tol': 0.0001, 'alpha': 0.01}], [0.11786685642766938, 0.069608012897787522, {'normalize': True, 'selection': 'cyclic', 'fit_intercept': True, 'l1_ratio': 0, 'max_iter': 1000, 'tol': 0.0001, 'alpha': 0.01}], [0.021065305504426635, 0.076701649074390532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024234563017718647, 0.084958894189388734, -0.002093895965651793, 0.13553274010335981, 0.060836611230207449, 0.10463357064646095, 0.080651627962644912, 0.11567549138380762, -0.143161321816766, 0.048448355307516011]</text:p>
          </table:table-cell>
          <table:table-cell office:value-type="string" calcext:value-type="string">
            <text:p>0.0509716636059</text:p>
          </table:table-cell>
          <table:table-cell office:value-type="string" calcext:value-type="string">
            <text:p>[0.64026254120049997, 0.71907232037552926, 0.55082729002315123, 0.56612791908077265, 0.75682624380771013, 0.66363550479476408, 0.54975353042422637, 0.73994491833802589, 0.91508872269929142, 0.53648229528903491]</text:p>
          </table:table-cell>
          <table:table-cell office:value-type="string" calcext:value-type="string">
            <text:p>0.663802128603</text:p>
          </table:table-cell>
          <table:table-cell office:value-type="string" calcext:value-type="string">
            <text:p>[0.63591783134177016, 0.69561381004296441, 0.59476679986147485, 0.6075695577942265, 0.72395287860725999, 0.63080563157773628, 0.54365116516384326, 0.66650130464616675, 0.73008859287335603, 0.58206265268328494]</text:p>
          </table:table-cell>
          <table:table-cell office:value-type="string" calcext:value-type="string">
            <text:p>0.641093022459</text:p>
          </table:table-cell>
          <table:table-cell office:value-type="string" calcext:value-type="string">
            <text:p>[[0.020967066601864454, 0.10560209776305593, {'normalize': True, 'selection': 'random', 'fit_intercept': True, 'l1_ratio': 0.75, 'max_iter': 1000, 'tol': 0.001, 'alpha': 0.01}], [0.053118193724559129, 0.099621230776178404, {'normalize': False, 'selection': 'cyclic', 'fit_intercept': True, 'l1_ratio': 0, 'max_iter': 1000, 'tol': 0.0001, 'alpha': 0.01}], [0.088662166755990132, 0.041664637506803805, {'normalize': False, 'selection': 'cyclic', 'fit_intercept': True, 'l1_ratio': 0, 'max_iter': 1000, 'tol': 0.0001, 'alpha': 0.01}], [0.057776741973141942, 0.020431668549655467, {'normalize': False, 'selection': 'random', 'fit_intercept': True, 'l1_ratio': 0, 'max_iter': 1000, 'tol': 0.0001, 'alpha': 0.01}], [0.10556193322063985, 0.026966748962903464, {'normalize': False, 'selection': 'random', 'fit_intercept': True, 'l1_ratio': 0, 'max_iter': 1000, 'tol': 0.001, 'alpha': 0.01}], [0.035695133881378897, 0.042032291446745203, {'normalize': True, 'selection': 'random', 'fit_intercept': True, 'l1_ratio': 0, 'max_iter': 1000, 'tol': 0.001, 'alpha': 0.01}], [0.016836185014447745, 0.15942715071075472, {'normalize': True, 'selection': 'random', 'fit_intercept': True, 'l1_ratio': 0, 'max_iter': 1000, 'tol': 0.0001, 'alpha': 0.01}], [0.035856149429818823, 0.072757024756385666, {'normalize': False, 'selection': 'cyclic', 'fit_intercept': True, 'l1_ratio': 0, 'max_iter': 1000, 'tol': 0.0001, 'alpha': 0.01}], [0.15550542868873393, 0.055114389100518628, {'normalize': True, 'selection': 'random', 'fit_intercept': True, 'l1_ratio': 0, 'max_iter': 1000, 'tol': 0.0001, 'alpha': 0.01}], [-0.0026281285105960416, 0.16126750517619964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024236357471299375, 0.10121661823193262, -0.063783162700530083, 0.073306028671213275, -0.013471212454569947, 0.042250519078449678, -0.0042754648555500818, 0.054720901145725032, -0.21420643798386929, -0.0090825860857013385]</text:p>
          </table:table-cell>
          <table:table-cell office:value-type="string" calcext:value-type="string">
            <text:p>-0.00090884394816</text:p>
          </table:table-cell>
          <table:table-cell office:value-type="string" calcext:value-type="string">
            <text:p>[0.64026136374394527, 0.70629641415988365, 0.58473641945292776, 0.60687935096094925, 0.81670731642761041, 0.70987311943022213, 0.60053838035222695, 0.7909477333189473, 0.9719595976726122, 0.56891808756675899]</text:p>
          </table:table-cell>
          <table:table-cell office:value-type="string" calcext:value-type="string">
            <text:p>0.699711778309</text:p>
          </table:table-cell>
          <table:table-cell office:value-type="string" calcext:value-type="string">
            <text:p>[0.63980103248854892, 0.69650080361760303, 0.60029183072993686, 0.61776801065417331, 0.74756775997840919, 0.67532277265962348, 0.56418698252811039, 0.70690919304769828, 0.75758292713956521, 0.59117085639258848]</text:p>
          </table:table-cell>
          <table:table-cell office:value-type="string" calcext:value-type="string">
            <text:p>0.659710216924</text:p>
          </table:table-cell>
          <table:table-cell office:value-type="string" calcext:value-type="string">
            <text:p>[[-0.0034353381406739664, 0.046507951156151577, {'normalize': True, 'selection': 'cyclic', 'fit_intercept': True, 'l1_ratio': 0, 'max_iter': 1000, 'tol': 0.0001, 'alpha': 0.1}], [0.01415374359969469, 0.045167374358484128, {'normalize': False, 'selection': 'random', 'fit_intercept': True, 'l1_ratio': 0, 'max_iter': 1000, 'tol': 0.001, 'alpha': 0.01}], [0.070100244794475242, 0.038659683816941556, {'normalize': False, 'selection': 'random', 'fit_intercept': True, 'l1_ratio': 0, 'max_iter': 1000, 'tol': 0.001, 'alpha': 0.01}], [0.095030430877707892, 0.087664769779432133, {'normalize': False, 'selection': 'cyclic', 'fit_intercept': True, 'l1_ratio': 0.25, 'max_iter': 1000, 'tol': 0.0001, 'alpha': 0.01}], [0.067516212424496347, 0.015963993696474301, {'normalize': False, 'selection': 'random', 'fit_intercept': True, 'l1_ratio': 1, 'max_iter': 1000, 'tol': 0.0001, 'alpha': 0.01}], [-0.0060345922704069912, 0.039983743555785919, {'normalize': True, 'selection': 'random', 'fit_intercept': True, 'l1_ratio': 0, 'max_iter': 1000, 'tol': 0.0001, 'alpha': 0.1}], [0.011453323044731683, 0.12301931776352981, {'normalize': True, 'selection': 'random', 'fit_intercept': True, 'l1_ratio': 1, 'max_iter': 1000, 'tol': 0.0001, 'alpha': 0.01}], [-0.018785200763815374, 0.10385819467686006, {'normalize': False, 'selection': 'cyclic', 'fit_intercept': True, 'l1_ratio': 1, 'max_iter': 1000, 'tol': 0.0001, 'alpha': 0.01}], [0.11558078626356021, 0.061894013804890936, {'normalize': False, 'selection': 'random', 'fit_intercept': True, 'l1_ratio': 0.25, 'max_iter': 1000, 'tol': 0.001, 'alpha': 0.01}], [0.035123435493860551, 0.09018179026917498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029976844982285478, 0.093637960041843327, -0.078216965339457545, 0.092299202047323781, 0.020670536296471531, 0.084471741480419804, 0.017834920869973847, 0.060111328198555025, -0.18447749816874004, 0.026466169084578661]</text:p>
          </table:table-cell>
          <table:table-cell office:value-type="string" calcext:value-type="string">
            <text:p>0.0162774239493</text:p>
          </table:table-cell>
          <table:table-cell office:value-type="string" calcext:value-type="string">
            <text:p>[0.63649466020822609, 0.71225199724295496, 0.59267033904303579, 0.59444097854480538, 0.7891941363215117, 0.6785792253068812, 0.58731677363451329, 0.78643737646854761, 0.94816189122170114, 0.54887579362003047]</text:p>
          </table:table-cell>
          <table:table-cell office:value-type="string" calcext:value-type="string">
            <text:p>0.687442317161</text:p>
          </table:table-cell>
          <table:table-cell office:value-type="string" calcext:value-type="string">
            <text:p>[0.63778652799602553, 0.6969636109215106, 0.61242122310643188, 0.61167050658420774, 0.75037930271940267, 0.65406260626440649, 0.56579264896142434, 0.7007888857436303, 0.73772335836079483, 0.58645709535868573]</text:p>
          </table:table-cell>
          <table:table-cell office:value-type="string" calcext:value-type="string">
            <text:p>0.655404576602</text:p>
          </table:table-cell>
          <table:table-cell office:value-type="string" calcext:value-type="string">
            <text:p>[[-4.7662086228114376e-05, 0.040101557211593836, {'normalize': True, 'selection': 'random', 'fit_intercept': True, 'l1_ratio': 0, 'max_iter': 1000, 'tol': 0.001, 'alpha': 0.1}], [-0.035471183313210926, 0.074799320656740928, {'normalize': False, 'selection': 'cyclic', 'fit_intercept': True, 'l1_ratio': 0, 'max_iter': 1000, 'tol': 0.0001, 'alpha': 0.1}], [0.11349872639824088, 0.057208683660699255, {'normalize': False, 'selection': 'random', 'fit_intercept': True, 'l1_ratio': 0, 'max_iter': 1000, 'tol': 0.001, 'alpha': 0.01}], [0.057699862567067883, 0.032764617035374061, {'normalize': False, 'selection': 'cyclic', 'fit_intercept': True, 'l1_ratio': 0, 'max_iter': 1000, 'tol': 0.0001, 'alpha': 0.01}], [0.095724657633438293, 0.031560634583024536, {'normalize': True, 'selection': 'cyclic', 'fit_intercept': True, 'l1_ratio': 1, 'max_iter': 1000, 'tol': 0.001, 'alpha': 0.01}], [0.029699211545504756, 0.084328962769508839, {'normalize': True, 'selection': 'random', 'fit_intercept': True, 'l1_ratio': 1, 'max_iter': 1000, 'tol': 0.001, 'alpha': 0.01}], [0.017103454575460732, 0.087381084348778781, {'normalize': False, 'selection': 'random', 'fit_intercept': True, 'l1_ratio': 0, 'max_iter': 1000, 'tol': 0.0001, 'alpha': 0.1}], [-0.025419183793127909, 0.053799303953974371, {'normalize': False, 'selection': 'random', 'fit_intercept': True, 'l1_ratio': 0, 'max_iter': 1000, 'tol': 0.0001, 'alpha': 0.1}], [0.13951009791789487, 0.073698272704977433, {'normalize': True, 'selection': 'random', 'fit_intercept': True, 'l1_ratio': 0, 'max_iter': 1000, 'tol': 0.001, 'alpha': 0.01}], [0.038766991933120921, 0.08302024371393476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36040763600793557, 0.10779124631667247, -0.02749918864403611, 0.14334202527313855, 0.027795807095057801, 0.10680851927088053, 0.087601244527254596, 0.15081407438920813, -0.18303359044250822, 0.035447864805443485]</text:p>
          </table:table-cell>
          <table:table-cell office:value-type="string" calcext:value-type="string">
            <text:p>0.0485108766192</text:p>
          </table:table-cell>
          <table:table-cell office:value-type="string" calcext:value-type="string">
            <text:p>[0.63251573269432859, 0.70112983416421015, 0.56479197793774483, 0.56101372382113512, 0.7834522260223139, 0.66202345739053936, 0.54559778668475356, 0.7105432499695542, 0.94700605813701166, 0.54381193737765654]</text:p>
          </table:table-cell>
          <table:table-cell office:value-type="string" calcext:value-type="string">
            <text:p>0.66518859842</text:p>
          </table:table-cell>
          <table:table-cell office:value-type="string" calcext:value-type="string">
            <text:p>[0.62897383190596901, 0.68876076042590784, 0.60309641438504258, 0.60567190512203739, 0.74751697009267504, 0.63113229725214437, 0.5452214984586049, 0.66107322674250391, 0.74118705799268902, 0.57670207236967475]</text:p>
          </table:table-cell>
          <table:table-cell office:value-type="string" calcext:value-type="string">
            <text:p>0.642933603475</text:p>
          </table:table-cell>
          <table:table-cell office:value-type="string" calcext:value-type="string">
            <text:p>[[0.022900181164871244, 0.11908302877250651, {'normalize': True, 'selection': 'random', 'fit_intercept': True, 'l1_ratio': 0, 'max_iter': 1000, 'tol': 0.0001, 'alpha': 0.01}], [0.05862677470807779, 0.10656586487426552, {'normalize': False, 'selection': 'cyclic', 'fit_intercept': True, 'l1_ratio': 0, 'max_iter': 1000, 'tol': 0.0001, 'alpha': 0.01}], [0.11764230669051366, 0.06571482474733123, {'normalize': False, 'selection': 'cyclic', 'fit_intercept': True, 'l1_ratio': 0, 'max_iter': 1000, 'tol': 0.0001, 'alpha': 0.01}], [0.090214595833850747, 0.034775219535993801, {'normalize': False, 'selection': 'random', 'fit_intercept': True, 'l1_ratio': 0, 'max_iter': 1000, 'tol': 0.001, 'alpha': 0.01}], [0.10559433032229974, 0.015835946088711108, {'normalize': False, 'selection': 'cyclic', 'fit_intercept': True, 'l1_ratio': 1, 'max_iter': 1000, 'tol': 0.001, 'alpha': 0.01}], [0.035268143615212112, 0.053073042285908235, {'normalize': True, 'selection': 'random', 'fit_intercept': True, 'l1_ratio': 0, 'max_iter': 1000, 'tol': 0.0001, 'alpha': 0.01}], [0.032596256523975138, 0.1626820465371718, {'normalize': False, 'selection': 'cyclic', 'fit_intercept': True, 'l1_ratio': 0.25, 'max_iter': 1000, 'tol': 0.001, 'alpha': 0.01}], [0.0071976347591341267, 0.0853615723839551, {'normalize': False, 'selection': 'random', 'fit_intercept': True, 'l1_ratio': 0, 'max_iter': 1000, 'tol': 0.0001, 'alpha': 0.01}], [0.17699925789824966, 0.063368176568726856, {'normalize': True, 'selection': 'cyclic', 'fit_intercept': True, 'l1_ratio': 0, 'max_iter': 1000, 'tol': 0.0001, 'alpha': 0.01}], [0.021005082154091016, 0.16410955637887592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052691319393788905, 0.1461245607545808, -0.088103573055130058, 0.088097893335351674, 5.6746470879720512e-05, 0.097010641697734101, -0.028568841546457779, 0.092482040286129275, -0.11274123372831024, 0.0068911570762255625]</text:p>
          </table:table-cell>
          <table:table-cell office:value-type="string" calcext:value-type="string">
            <text:p>0.0253940710685</text:p>
          </table:table-cell>
          <table:table-cell office:value-type="string" calcext:value-type="string">
            <text:p>[0.62159023076489561, 0.67100613241407636, 0.59810477323874356, 0.59719235880969723, 0.80580579017311693, 0.66928553380529499, 0.61506537578504139, 0.75935168147897258, 0.890737759259569, 0.5599121335088082]</text:p>
          </table:table-cell>
          <table:table-cell office:value-type="string" calcext:value-type="string">
            <text:p>0.678805176924</text:p>
          </table:table-cell>
          <table:table-cell office:value-type="string" calcext:value-type="string">
            <text:p>[0.63170686065676906, 0.68206425550633221, 0.60614862929460323, 0.62703860546998502, 0.74012582818076156, 0.65229973424222898, 0.58345222614745007, 0.69010942989036084, 0.73624645619414475, 0.57980209132773819]</text:p>
          </table:table-cell>
          <table:table-cell office:value-type="string" calcext:value-type="string">
            <text:p>0.652899411691</text:p>
          </table:table-cell>
          <table:table-cell office:value-type="string" calcext:value-type="string">
            <text:p>[[0.043743713197127519, 0.090205567826979582, {'normalize': True, 'selection': 'cyclic', 'fit_intercept': True, 'l1_ratio': 0.75, 'max_iter': 1000, 'tol': 0.0001, 'alpha': 0.01}], [0.01459166716585002, 0.050676480129352754, {'normalize': False, 'selection': 'random', 'fit_intercept': True, 'l1_ratio': 0, 'max_iter': 1000, 'tol': 0.001, 'alpha': 0.01}], [0.13146684359347779, 0.052160214078357359, {'normalize': False, 'selection': 'cyclic', 'fit_intercept': True, 'l1_ratio': 0.5, 'max_iter': 1000, 'tol': 0.0001, 'alpha': 0.01}], [0.1131013499787718, 0.09246747636210409, {'normalize': False, 'selection': 'cyclic', 'fit_intercept': True, 'l1_ratio': 0, 'max_iter': 1000, 'tol': 0.0001, 'alpha': 0.01}], [0.09746433908000135, 0.021608671426553726, {'normalize': False, 'selection': 'cyclic', 'fit_intercept': True, 'l1_ratio': 1, 'max_iter': 1000, 'tol': 0.0001, 'alpha': 0.01}], [0.005188391072408859, 0.11840120347363346, {'normalize': True, 'selection': 'random', 'fit_intercept': True, 'l1_ratio': 1, 'max_iter': 1000, 'tol': 0.001, 'alpha': 0.01}], [0.057221557272976009, 0.12159408430537706, {'normalize': True, 'selection': 'random', 'fit_intercept': True, 'l1_ratio': 1, 'max_iter': 1000, 'tol': 0.0001, 'alpha': 0.01}], [-0.0010558625106853539, 0.08405390728610744, {'normalize': False, 'selection': 'cyclic', 'fit_intercept': True, 'l1_ratio': 1, 'max_iter': 1000, 'tol': 0.0001, 'alpha': 0.01}], [0.13719826683589204, 0.047736331952820538, {'normalize': True, 'selection': 'random', 'fit_intercept': True, 'l1_ratio': 0.75, 'max_iter': 1000, 'tol': 0.001, 'alpha': 0.01}], [0.06475493658043921, 0.090885796119427556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048509011916525124, 0.11633115704399055, -0.11308031213296421, 0.099836511729099797, 0.035217681842959259, 0.097593425229162034, -0.019754046532844294, 0.08599084776814947, -0.17795344699169746, 0.026221345474681246]</text:p>
          </table:table-cell>
          <table:table-cell office:value-type="string" calcext:value-type="string">
            <text:p>0.0198912175347</text:p>
          </table:table-cell>
          <table:table-cell office:value-type="string" calcext:value-type="string">
            <text:p>[0.62433451203576773, 0.69441886415040688, 0.61183389538512811, 0.58950489635457715, 0.77747129697989958, 0.66885358122098326, 0.60979428940898062, 0.76478308688596408, 0.9429394562560599, 0.5490138245224111]</text:p>
          </table:table-cell>
          <table:table-cell office:value-type="string" calcext:value-type="string">
            <text:p>0.68329477032</text:p>
          </table:table-cell>
          <table:table-cell office:value-type="string" calcext:value-type="string">
            <text:p>[0.6300061939358802, 0.68965738071072213, 0.62121765342313806, 0.61861743894059473, 0.73711515117161064, 0.648788797619407, 0.58337380315464549, 0.6929458489334136, 0.74167251821600322, 0.58296935737547873]</text:p>
          </table:table-cell>
          <table:table-cell office:value-type="string" calcext:value-type="string">
            <text:p>0.654636414348</text:p>
          </table:table-cell>
          <table:table-cell office:value-type="string" calcext:value-type="string">
            <text:p>[[0.042748986787858552, 0.081696344895162767, {'normalize': True, 'selection': 'random', 'fit_intercept': True, 'l1_ratio': 0.75, 'max_iter': 1000, 'tol': 0.0001, 'alpha': 0.01}], [-0.029348407079559123, 0.076404447806233081, {'normalize': False, 'selection': 'random', 'fit_intercept': True, 'l1_ratio': 0, 'max_iter': 1000, 'tol': 0.0001, 'alpha': 0.1}], [0.15367277667261137, 0.061703048974190058, {'normalize': False, 'selection': 'random', 'fit_intercept': True, 'l1_ratio': 0.25, 'max_iter': 1000, 'tol': 0.001, 'alpha': 0.01}], [0.075573892333059819, 0.047375881859372984, {'normalize': False, 'selection': 'cyclic', 'fit_intercept': True, 'l1_ratio': 0, 'max_iter': 1000, 'tol': 0.0001, 'alpha': 0.01}], [0.10909643506161495, 0.028671035618358171, {'normalize': True, 'selection': 'random', 'fit_intercept': True, 'l1_ratio': 1, 'max_iter': 1000, 'tol': 0.0001, 'alpha': 0.01}], [0.042024001828538535, 0.086938854476028352, {'normalize': True, 'selection': 'random', 'fit_intercept': True, 'l1_ratio': 1, 'max_iter': 1000, 'tol': 0.001, 'alpha': 0.01}], [0.047832657781856781, 0.1081769356396883, {'normalize': True, 'selection': 'random', 'fit_intercept': True, 'l1_ratio': 1, 'max_iter': 1000, 'tol': 0.0001, 'alpha': 0.01}], [-0.026515713174120426, 0.053929338857234374, {'normalize': False, 'selection': 'random', 'fit_intercept': True, 'l1_ratio': 0, 'max_iter': 1000, 'tol': 0.0001, 'alpha': 0.1}], [0.15023961116176421, 0.070527681533978079, {'normalize': True, 'selection': 'cyclic', 'fit_intercept': True, 'l1_ratio': 0, 'max_iter': 1000, 'tol': 0.0001, 'alpha': 0.01}], [0.056606463056656946, 0.08765240232339176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036377297313381129, 0.13826056723573976, -0.07842659658516471, 0.14824343149096242, 0.066861658322928119, 0.11331029969754192, 0.033086878836459999, 0.10322991125967229, -0.17509362580358512, 0.037241394177804921]</text:p>
          </table:table-cell>
          <table:table-cell office:value-type="string" calcext:value-type="string">
            <text:p>0.0423091215946</text:p>
          </table:table-cell>
          <table:table-cell office:value-type="string" calcext:value-type="string">
            <text:p>[0.63229491125317638, 0.67718594229485951, 0.59278556837577778, 0.55780385916645991, 0.7519709504535671, 0.65720441102688743, 0.5781963814165163, 0.75035856590619421, 0.94065019920350401, 0.54280075027108199]</text:p>
          </table:table-cell>
          <table:table-cell office:value-type="string" calcext:value-type="string">
            <text:p>0.668125153937</text:p>
          </table:table-cell>
          <table:table-cell office:value-type="string" calcext:value-type="string">
            <text:p>[0.63024320311458271, 0.68499319037160067, 0.62162219544517527, 0.61635274795540529, 0.71952126716374687, 0.63303679922687273, 0.56905723628459137, 0.68735663575084427, 0.75002756513669089, 0.57460047931451952]</text:p>
          </table:table-cell>
          <table:table-cell office:value-type="string" calcext:value-type="string">
            <text:p>0.648681131976</text:p>
          </table:table-cell>
          <table:table-cell office:value-type="string" calcext:value-type="string">
            <text:p>[[0.060325988808208199, 0.079699173085114622, {'normalize': True, 'selection': 'random', 'fit_intercept': True, 'l1_ratio': 0.25, 'max_iter': 1000, 'tol': 0.001, 'alpha': 0.01}], [0.046863375253458524, 0.10864173300701439, {'normalize': False, 'selection': 'random', 'fit_intercept': True, 'l1_ratio': 0, 'max_iter': 1000, 'tol': 0.001, 'alpha': 0.01}], [0.15455709568466597, 0.065749724668888773, {'normalize': False, 'selection': 'random', 'fit_intercept': True, 'l1_ratio': 0, 'max_iter': 1000, 'tol': 0.0001, 'alpha': 0.01}], [0.095452623283162438, 0.041900473416672759, {'normalize': False, 'selection': 'random', 'fit_intercept': True, 'l1_ratio': 0, 'max_iter': 1000, 'tol': 0.001, 'alpha': 0.01}], [0.12010790207441867, 0.021776464683630752, {'normalize': True, 'selection': 'random', 'fit_intercept': True, 'l1_ratio': 0, 'max_iter': 1000, 'tol': 0.0001, 'alpha': 0.001}], [0.043319370947191051, 0.067933435723698796, {'normalize': True, 'selection': 'cyclic', 'fit_intercept': True, 'l1_ratio': 0, 'max_iter': 1000, 'tol': 0.0001, 'alpha': 0.01}], [0.059155191946901317, 0.1293022678422118, {'normalize': True, 'selection': 'cyclic', 'fit_intercept': True, 'l1_ratio': 0, 'max_iter': 1000, 'tol': 0.0001, 'alpha': 0.01}], [-0.007614564454745786, 0.075979107398164117, {'normalize': False, 'selection': 'cyclic', 'fit_intercept': True, 'l1_ratio': 1, 'max_iter': 1000, 'tol': 0.001, 'alpha': 0.01}], [0.18398904123807808, 0.059624379938176285, {'normalize': True, 'selection': 'random', 'fit_intercept': True, 'l1_ratio': 0, 'max_iter': 1000, 'tol': 0.0001, 'alpha': 0.01}], [0.042333107188412489, 0.1592293088868103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065673063437297508, 0.16022018377872926, -0.055087590433895439, 0.11853967302294022, 0.022255905114607843, 0.059389900598402545, -0.028934122523083694, 0.11662816284449873, -0.15038842037201783, -0.00081970121824026521]</text:p>
          </table:table-cell>
          <table:table-cell office:value-type="string" calcext:value-type="string">
            <text:p>0.0307477054249</text:p>
          </table:table-cell>
          <table:table-cell office:value-type="string" calcext:value-type="string">
            <text:p>[0.61307207249089835, 0.65992928319850563, 0.5799566692457726, 0.57725644892953543, 0.78791656445060265, 0.69716960304411379, 0.61528380713555542, 0.739147785159746, 0.920873939763176, 0.56425949497840078]</text:p>
          </table:table-cell>
          <table:table-cell office:value-type="string" calcext:value-type="string">
            <text:p>0.67548656684</text:p>
          </table:table-cell>
          <table:table-cell office:value-type="string" calcext:value-type="string">
            <text:p>[0.63361526566521842, 0.68287247444445354, 0.60968612394152832, 0.62389236807920978, 0.74297567953454891, 0.67091991685566532, 0.59029087444951289, 0.67745069964927229, 0.75060412164735968, 0.5921772300297431]</text:p>
          </table:table-cell>
          <table:table-cell office:value-type="string" calcext:value-type="string">
            <text:p>0.65744847543</text:p>
          </table:table-cell>
          <table:table-cell office:value-type="string" calcext:value-type="string">
            <text:p>[[0.058304267255872282, 0.062631495086629393, {'normalize': True, 'selection': 'random', 'fit_intercept': True, 'l1_ratio': 0.75, 'max_iter': 1000, 'tol': 0.0001, 'alpha': 0.01}], [0.035146556933826935, 0.043296228714006325, {'normalize': False, 'selection': 'cyclic', 'fit_intercept': True, 'l1_ratio': 0, 'max_iter': 1000, 'tol': 0.0001, 'alpha': 0.01}], [0.15355595716240036, 0.097598494923061191, {'normalize': False, 'selection': 'cyclic', 'fit_intercept': True, 'l1_ratio': 1, 'max_iter': 1000, 'tol': 0.001, 'alpha': 0.01}], [0.14247193256342344, 0.090610616290553378, {'normalize': False, 'selection': 'random', 'fit_intercept': True, 'l1_ratio': 0, 'max_iter': 1000, 'tol': 0.001, 'alpha': 0.01}], [0.081742456259951135, 0.024009390166573632, {'normalize': False, 'selection': 'cyclic', 'fit_intercept': True, 'l1_ratio': 1, 'max_iter': 1000, 'tol': 0.0001, 'alpha': 0.01}], [0.0026053566754872309, 0.05045082529409501, {'normalize': True, 'selection': 'cyclic', 'fit_intercept': True, 'l1_ratio': 0, 'max_iter': 1000, 'tol': 0.0001, 'alpha': 0.1}], [0.080881387673859897, 0.10874209685626685, {'normalize': True, 'selection': 'random', 'fit_intercept': True, 'l1_ratio': 1, 'max_iter': 1000, 'tol': 0.0001, 'alpha': 0.01}], [0.041047324996627353, 0.086389219535882925, {'normalize': False, 'selection': 'cyclic', 'fit_intercept': True, 'l1_ratio': 1, 'max_iter': 1000, 'tol': 0.0001, 'alpha': 0.01}], [0.15846420079512921, 0.062293801031060268, {'normalize': False, 'selection': 'random', 'fit_intercept': True, 'l1_ratio': 0.5, 'max_iter': 1000, 'tol': 0.001, 'alpha': 0.01}], [0.099228570090478002, 0.1063806963112887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05388308355374738, 0.12681831773463803, -0.091889322551671926, 0.11882492203193795, 0.054414609460671226, 0.13531712490436831, -0.022337075512105509, 0.11662827932130759, -0.16495013566616401, 0.017559727414668713]</text:p>
          </table:table-cell>
          <table:table-cell office:value-type="string" calcext:value-type="string">
            <text:p>0.0344269530691</text:p>
          </table:table-cell>
          <table:table-cell office:value-type="string" calcext:value-type="string">
            <text:p>[0.62080823755152004, 0.68617767484853986, 0.60018571010931232, 0.57706964321071264, 0.76200142369129897, 0.64089320024628338, 0.6113388935478774, 0.73914768769956929, 0.93253044107626615, 0.55389722182792911]</text:p>
          </table:table-cell>
          <table:table-cell office:value-type="string" calcext:value-type="string">
            <text:p>0.672405013381</text:p>
          </table:table-cell>
          <table:table-cell office:value-type="string" calcext:value-type="string">
            <text:p>[0.63231219013781104, 0.68393606361745107, 0.63402574050437588, 0.6211754203764468, 0.73644816411359404, 0.62840448667543525, 0.59000910999926315, 0.67745053873366057, 0.75096964405548394, 0.59177523036073865]</text:p>
          </table:table-cell>
          <table:table-cell office:value-type="string" calcext:value-type="string">
            <text:p>0.654650658857</text:p>
          </table:table-cell>
          <table:table-cell office:value-type="string" calcext:value-type="string">
            <text:p>[[0.061516414859249066, 0.055970416177513416, {'normalize': True, 'selection': 'random', 'fit_intercept': True, 'l1_ratio': 1, 'max_iter': 1000, 'tol': 0.001, 'alpha': 0.01}], [-0.020690540017386107, 0.073271349696879165, {'normalize': False, 'selection': 'cyclic', 'fit_intercept': True, 'l1_ratio': 0, 'max_iter': 1000, 'tol': 0.0001, 'alpha': 0.1}], [0.16529813636668617, 0.094921675588745466, {'normalize': False, 'selection': 'random', 'fit_intercept': True, 'l1_ratio': 0.25, 'max_iter': 1000, 'tol': 0.001, 'alpha': 0.01}], [0.11543199705105962, 0.058971389251534306, {'normalize': False, 'selection': 'cyclic', 'fit_intercept': True, 'l1_ratio': 0, 'max_iter': 1000, 'tol': 0.0001, 'alpha': 0.01}], [0.098994718832832923, 0.032493221977515981, {'normalize': True, 'selection': 'cyclic', 'fit_intercept': True, 'l1_ratio': 1, 'max_iter': 1000, 'tol': 0.001, 'alpha': 0.01}], [0.034608090167732676, 0.060442516656845177, {'normalize': False, 'selection': 'cyclic', 'fit_intercept': True, 'l1_ratio': 1, 'max_iter': 1000, 'tol': 0.0001, 'alpha': 0.001}], [0.077469906793565455, 0.1003947657880912, {'normalize': True, 'selection': 'random', 'fit_intercept': True, 'l1_ratio': 1, 'max_iter': 1000, 'tol': 0.001, 'alpha': 0.01}], [0.024150597877214842, 0.10751701748798204, {'normalize': False, 'selection': 'cyclic', 'fit_intercept': True, 'l1_ratio': 1, 'max_iter': 1000, 'tol': 0.0001, 'alpha': 0.01}], [0.16910181599037208, 0.080311806654193074, {'normalize': False, 'selection': 'random', 'fit_intercept': True, 'l1_ratio': 1, 'max_iter': 1000, 'tol': 0.001, 'alpha': 0.01}], [0.084857121978957978, 0.1048401498214347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049422352096873734, 0.10417178230821089, -0.067335066541797772, 0.15603172058128234, 0.085856015358205195, 0.12599476994794589, -0.018804214430214738, 0.11814007978186813, -0.15792241271354479, 0.027701137711707013]</text:p>
          </table:table-cell>
          <table:table-cell office:value-type="string" calcext:value-type="string">
            <text:p>0.0423256164101</text:p>
          </table:table-cell>
          <table:table-cell office:value-type="string" calcext:value-type="string">
            <text:p>[0.62373521072554805, 0.70397413959109534, 0.58668881690309194, 0.55270341395534872, 0.736664318976608, 0.64780282465765227, 0.60922630716458537, 0.73788271193848443, 0.92690482210415437, 0.5481795215812113]</text:p>
          </table:table-cell>
          <table:table-cell office:value-type="string" calcext:value-type="string">
            <text:p>0.66737620876</text:p>
          </table:table-cell>
          <table:table-cell office:value-type="string" calcext:value-type="string">
            <text:p>[0.63173257760225587, 0.7100505762774002, 0.63472311968540762, 0.61877509574101086, 0.72191633661251053, 0.6356761131648726, 0.59103213217195172, 0.67688595075392666, 0.75541753796159361, 0.58087589392760774]</text:p>
          </table:table-cell>
          <table:table-cell office:value-type="string" calcext:value-type="string">
            <text:p>0.65570853339</text:p>
          </table:table-cell>
          <table:table-cell office:value-type="string" calcext:value-type="string">
            <text:p>[[0.064194022574038417, 0.060992649744752651, {'normalize': True, 'selection': 'cyclic', 'fit_intercept': True, 'l1_ratio': 0.25, 'max_iter': 1000, 'tol': 0.001, 'alpha': 0.01}], [0.063385124760467773, 0.1454554952645499, {'normalize': True, 'selection': 'random', 'fit_intercept': True, 'l1_ratio': 0, 'max_iter': 1000, 'tol': 0.001, 'alpha': 0.001}], [0.16247104954406061, 0.096521369352420075, {'normalize': False, 'selection': 'cyclic', 'fit_intercept': True, 'l1_ratio': 0, 'max_iter': 1000, 'tol': 0.0001, 'alpha': 0.01}], [0.12563150070456783, 0.052652284682154965, {'normalize': False, 'selection': 'cyclic', 'fit_intercept': True, 'l1_ratio': 0, 'max_iter': 1000, 'tol': 0.0001, 'alpha': 0.01}], [0.11626829138645911, 0.03185898617799001, {'normalize': True, 'selection': 'cyclic', 'fit_intercept': True, 'l1_ratio': 0, 'max_iter': 1000, 'tol': 0.0001, 'alpha': 0.001}], [0.040681902587539377, 0.086235641454197293, {'normalize': True, 'selection': 'random', 'fit_intercept': True, 'l1_ratio': 0, 'max_iter': 1000, 'tol': 0.0001, 'alpha': 0.01}], [0.071198719930304147, 0.11503590443593721, {'normalize': True, 'selection': 'random', 'fit_intercept': True, 'l1_ratio': 1, 'max_iter': 1000, 'tol': 0.001, 'alpha': 0.01}], [0.037533523801620769, 0.08194839643762325, {'normalize': False, 'selection': 'cyclic', 'fit_intercept': True, 'l1_ratio': 1, 'max_iter': 1000, 'tol': 0.0001, 'alpha': 0.01}], [0.19118632282024456, 0.055663690233346184, {'normalize': True, 'selection': 'random', 'fit_intercept': True, 'l1_ratio': 0, 'max_iter': 1000, 'tol': 0.001, 'alpha': 0.01}], [0.070576225807573847, 0.1602189580784353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048135900784584185, 0.12757432134693958, 0.0039890328243785689, 0.2155738933297171, 0.036043143586184878, 0.061141621179544026, -0.055267060501167808, 0.14008395177882016, -0.070725853050449317, -0.098725159058297152]</text:p>
          </table:table-cell>
          <table:table-cell office:value-type="string" calcext:value-type="string">
            <text:p>0.040782379222</text:p>
          </table:table-cell>
          <table:table-cell office:value-type="string" calcext:value-type="string">
            <text:p>[0.62457933427729484, 0.68558357992946151, 0.54748364808070893, 0.51371005015849469, 0.77680609737991224, 0.69587124749490636, 0.63103042295629419, 0.7195215148727, 0.85710488496224302, 0.61945833262039984]</text:p>
          </table:table-cell>
          <table:table-cell office:value-type="string" calcext:value-type="string">
            <text:p>0.667114911273</text:p>
          </table:table-cell>
          <table:table-cell office:value-type="string" calcext:value-type="string">
            <text:p>[0.63746979059759312, 0.69996215026135022, 0.59352303926744743, 0.59761255077250963, 0.75457365581870917, 0.67157654204936723, 0.58949030604075991, 0.66327345140813854, 0.71624913974541593, 0.61596469927815856]</text:p>
          </table:table-cell>
          <table:table-cell office:value-type="string" calcext:value-type="string">
            <text:p>0.653969532524</text:p>
          </table:table-cell>
          <table:table-cell office:value-type="string" calcext:value-type="string">
            <text:p>[[0.045989878320067595, 0.050543843557665752, {'normalize': True, 'selection': 'cyclic', 'fit_intercept': True, 'l1_ratio': 0, 'max_iter': 1000, 'tol': 0.0001, 'alpha': 0.01}], [0.14489473650664569, 0.1086121707602377, {'normalize': False, 'selection': 'cyclic', 'fit_intercept': True, 'l1_ratio': 0.5, 'max_iter': 1000, 'tol': 0.001, 'alpha': 0.001}], [0.12613599820596158, 0.11638398678509779, {'normalize': False, 'selection': 'cyclic', 'fit_intercept': True, 'l1_ratio': 1, 'max_iter': 1000, 'tol': 0.001, 'alpha': 0.01}], [0.15154484348523978, 0.10190277429639674, {'normalize': False, 'selection': 'cyclic', 'fit_intercept': True, 'l1_ratio': 0.75, 'max_iter': 1000, 'tol': 0.0001, 'alpha': 0.001}], [0.054235406324868111, 0.029423158871471813, {'normalize': False, 'selection': 'random', 'fit_intercept': True, 'l1_ratio': 0, 'max_iter': 1000, 'tol': 0.0001, 'alpha': 0.1}], [0.0071105657281906711, 0.053493332960392784, {'normalize': True, 'selection': 'random', 'fit_intercept': True, 'l1_ratio': 0, 'max_iter': 1000, 'tol': 0.001, 'alpha': 0.1}], [0.099460526999749596, 0.10235635135745463, {'normalize': False, 'selection': 'cyclic', 'fit_intercept': True, 'l1_ratio': 1, 'max_iter': 1000, 'tol': 0.0001, 'alpha': 0.01}], [0.048492152048283298, 0.10435434147542146, {'normalize': False, 'selection': 'cyclic', 'fit_intercept': True, 'l1_ratio': 1, 'max_iter': 1000, 'tol': 0.0001, 'alpha': 0.01}], [0.14914673158121525, 0.073730826329794039, {'normalize': False, 'selection': 'random', 'fit_intercept': True, 'l1_ratio': 1, 'max_iter': 1000, 'tol': 0.001, 'alpha': 0.01}], [0.17083384326322143, 0.14999047959281719, {'normalize': True, 'selection': 'cyclic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069938107104604019, 0.16577603442236288, -0.19488617086827453, 0.14418575192880578, 0.10426655525168316, 0.06434365211089621, -0.049818044515243853, 0.13930876732622577, -0.022021314380977985, -0.10632274348232773]</text:p>
          </table:table-cell>
          <table:table-cell office:value-type="string" calcext:value-type="string">
            <text:p>0.0314770594898</text:p>
          </table:table-cell>
          <table:table-cell office:value-type="string" calcext:value-type="string">
            <text:p>[0.61027350267763858, 0.65556329527882817, 0.65680063917690179, 0.56046117864330747, 0.72182815743042117, 0.69349793826213713, 0.62777201094762203, 0.72017013852938172, 0.81811740941515776, 0.62374183058206156]</text:p>
          </table:table-cell>
          <table:table-cell office:value-type="string" calcext:value-type="string">
            <text:p>0.668822610094</text:p>
          </table:table-cell>
          <table:table-cell office:value-type="string" calcext:value-type="string">
            <text:p>[0.62929019939867237, 0.67849213428180855, 0.69507607636979374, 0.6142686051573697, 0.7131945255351354, 0.67129887373993113, 0.58960937902987476, 0.66363241504162573, 0.70443576284288112, 0.61609925871046178]</text:p>
          </table:table-cell>
          <table:table-cell office:value-type="string" calcext:value-type="string">
            <text:p>0.657539723011</text:p>
          </table:table-cell>
          <table:table-cell office:value-type="string" calcext:value-type="string">
            <text:p>[[0.04734971272021965, 0.048370965753182407, {'normalize': True, 'selection': 'cyclic', 'fit_intercept': True, 'l1_ratio': 0.75, 'max_iter': 1000, 'tol': 0.0001, 'alpha': 0.01}], [-0.0063373255257746924, 0.17866133075586199, {'normalize': False, 'selection': 'random', 'fit_intercept': True, 'l1_ratio': 0, 'max_iter': 1000, 'tol': 0.0001, 'alpha': 0.01}], [0.15680438338739655, 0.115457088159251, {'normalize': False, 'selection': 'random', 'fit_intercept': True, 'l1_ratio': 0, 'max_iter': 1000, 'tol': 0.001, 'alpha': 0.001}], [0.12086274057163984, 0.07143604744980582, {'normalize': False, 'selection': 'random', 'fit_intercept': True, 'l1_ratio': 0, 'max_iter': 1000, 'tol': 0.001, 'alpha': 0.01}], [0.10033210026649826, 0.078752288781806803, {'normalize': True, 'selection': 'cyclic', 'fit_intercept': True, 'l1_ratio': 0, 'max_iter': 1000, 'tol': 0.0001, 'alpha': 0.001}], [0.014951869913408815, 0.049983679212224061, {'normalize': True, 'selection': 'random', 'fit_intercept': True, 'l1_ratio': 0, 'max_iter': 1000, 'tol': 0.0001, 'alpha': 0.1}], [0.094725185657912964, 0.084410325045481571, {'normalize': False, 'selection': 'random', 'fit_intercept': True, 'l1_ratio': 1, 'max_iter': 1000, 'tol': 0.001, 'alpha': 0.01}], [0.034389893040806085, 0.12169490889746586, {'normalize': False, 'selection': 'random', 'fit_intercept': True, 'l1_ratio': 1, 'max_iter': 1000, 'tol': 0.0001, 'alpha': 0.01}], [0.17847456092211214, 0.13694196930311014, {'normalize': False, 'selection': 'cyclic', 'fit_intercept': True, 'l1_ratio': 1, 'max_iter': 1000, 'tol': 0.001, 'alpha': 0.001}], [0.15349798816839511, 0.180816117200094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058811583231890729, 0.033397451295751224, -0.073867075725876807, 0.16963692840996469, 0.15021203759863566, 0.12116131281941178, -0.045186620733620453, 0.13985706292643718, -0.16257827718412088, -0.11187124858514785]</text:p>
          </table:table-cell>
          <table:table-cell office:value-type="string" calcext:value-type="string">
            <text:p>0.0279573154053</text:p>
          </table:table-cell>
          <table:table-cell office:value-type="string" calcext:value-type="string">
            <text:p>[0.61757433152386554, 0.75959116280566608, 0.59027930770615733, 0.54379354731952689, 0.68480292067143056, 0.65138532859820597, 0.62500250414010383, 0.71971136062695951, 0.93063179308377908, 0.62687006305329629]</text:p>
          </table:table-cell>
          <table:table-cell office:value-type="string" calcext:value-type="string">
            <text:p>0.674964231953</text:p>
          </table:table-cell>
          <table:table-cell office:value-type="string" calcext:value-type="string">
            <text:p>[0.6264471247756509, 0.73695125387892135, 0.67142999093681632, 0.6152134249005502, 0.70377540977677633, 0.64207158187156488, 0.58670603870222815, 0.66360509479403673, 0.75308679193318673, 0.61581209025957007]</text:p>
          </table:table-cell>
          <table:table-cell office:value-type="string" calcext:value-type="string">
            <text:p>0.661509880183</text:p>
          </table:table-cell>
          <table:table-cell office:value-type="string" calcext:value-type="string">
            <text:p>[[0.069079348026903117, 0.049619326133411808, {'normalize': True, 'selection': 'random', 'fit_intercept': True, 'l1_ratio': 0, 'max_iter': 1000, 'tol': 0.001, 'alpha': 0.01}], [0.15140313509469158, 0.17962002857120751, {'normalize': False, 'selection': 'random', 'fit_intercept': True, 'l1_ratio': 0, 'max_iter': 1000, 'tol': 0.0001, 'alpha': 0.001}], [0.15720721473634022, 0.11951431548501155, {'normalize': False, 'selection': 'random', 'fit_intercept': True, 'l1_ratio': 0.25, 'max_iter': 1000, 'tol': 0.0001, 'alpha': 0.001}], [0.12866806475261208, 0.073119956561769631, {'normalize': False, 'selection': 'random', 'fit_intercept': True, 'l1_ratio': 0, 'max_iter': 1000, 'tol': 0.001, 'alpha': 0.01}], [0.1516128047422991, 0.068144897244416136, {'normalize': True, 'selection': 'cyclic', 'fit_intercept': True, 'l1_ratio': 0.25, 'max_iter': 1000, 'tol': 0.001, 'alpha': 0.001}], [0.034401139119237534, 0.10425568147455279, {'normalize': True, 'selection': 'cyclic', 'fit_intercept': True, 'l1_ratio': 0, 'max_iter': 1000, 'tol': 0.0001, 'alpha': 0.01}], [0.097918834859334725, 0.098912083567712264, {'normalize': False, 'selection': 'random', 'fit_intercept': True, 'l1_ratio': 1, 'max_iter': 1000, 'tol': 0.0001, 'alpha': 0.01}], [0.045893087106811767, 0.10146688560787476, {'normalize': False, 'selection': 'cyclic', 'fit_intercept': True, 'l1_ratio': 1, 'max_iter': 1000, 'tol': 0.0001, 'alpha': 0.01}], [0.16964082917156889, 0.087814049524090138, {'normalize': False, 'selection': 'cyclic', 'fit_intercept': True, 'l1_ratio': 1, 'max_iter': 1000, 'tol': 0.001, 'alpha': 0.01}], [0.15925369640787751, 0.23444615876813485, {'normalize': False, 'selection': 'random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072850341393458362, 0.051993158033804665, 0.062761129923529335, 0.15567792010117865, 0.088692643242234248, 0.19240152858038362, -0.027435018481715145, 0.14685418775425441, 0.025147136943962534, -0.043592232987050616]</text:p>
          </table:table-cell>
          <table:table-cell office:value-type="string" calcext:value-type="string">
            <text:p>0.0725350794504</text:p>
          </table:table-cell>
          <table:table-cell office:value-type="string" calcext:value-type="string">
            <text:p>[0.60836259821670613, 0.74497798542134586, 0.51517801773565353, 0.55293511310563781, 0.73437841808628257, 0.59858288370158963, 0.61438737030672941, 0.71385662414858009, 0.78035955577640248, 0.58837453502551273]</text:p>
          </table:table-cell>
          <table:table-cell office:value-type="string" calcext:value-type="string">
            <text:p>0.645139310152</text:p>
          </table:table-cell>
          <table:table-cell office:value-type="string" calcext:value-type="string">
            <text:p>[0.62832477619045302, 0.71764469885673543, 0.57559948144554307, 0.61916029410020668, 0.72767942096345728, 0.60564466184069843, 0.58084946158976181, 0.65138509442685477, 0.68440939529618727, 0.59961566648777642]</text:p>
          </table:table-cell>
          <table:table-cell office:value-type="string" calcext:value-type="string">
            <text:p>0.63903129512</text:p>
          </table:table-cell>
          <table:table-cell office:value-type="string" calcext:value-type="string">
            <text:p>[[0.04467434331502379, 0.038382028747395568, {'normalize': True, 'selection': 'cyclic', 'fit_intercept': True, 'l1_ratio': 0.5, 'max_iter': 1000, 'tol': 0.0001, 'alpha': 0.01}], [0.19904351057929165, 0.12284963595057015, {'normalize': True, 'selection': 'random', 'fit_intercept': True, 'l1_ratio': 0, 'max_iter': 1000, 'tol': 0.001, 'alpha': 0.0001}], [0.1151068883814604, 0.10204616990641004, {'normalize': False, 'selection': 'cyclic', 'fit_intercept': True, 'l1_ratio': 1, 'max_iter': 1000, 'tol': 0.001, 'alpha': 0.01}], [0.14152458360124179, 0.078459731538147864, {'normalize': False, 'selection': 'cyclic', 'fit_intercept': True, 'l1_ratio': 0.25, 'max_iter': 1000, 'tol': 0.0001, 'alpha': 0.01}], [0.067114491499212933, 0.09118154614801971, {'normalize': False, 'selection': 'random', 'fit_intercept': True, 'l1_ratio': 0, 'max_iter': 1000, 'tol': 0.001, 'alpha': 0.01}], [0.031596630079124575, 0.10111560556193742, {'normalize': False, 'selection': 'cyclic', 'fit_intercept': True, 'l1_ratio': 1, 'max_iter': 1000, 'tol': 0.001, 'alpha': 0.01}], [0.092838622281203112, 0.11645583394238609, {'normalize': False, 'selection': 'cyclic', 'fit_intercept': True, 'l1_ratio': 1, 'max_iter': 1000, 'tol': 0.0001, 'alpha': 0.01}], [0.077354621787260061, 0.11739724346330582, {'normalize': False, 'selection': 'cyclic', 'fit_intercept': True, 'l1_ratio': 1, 'max_iter': 1000, 'tol': 0.0001, 'alpha': 0.01}], [0.17144334913186157, 0.15247586419513554, {'normalize': False, 'selection': 'cyclic', 'fit_intercept': True, 'l1_ratio': 1, 'max_iter': 1000, 'tol': 0.001, 'alpha': 0.001}], [0.16437878701168149, 0.16123149610046142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1042271216730245, 0.15633275848759087, -0.0051162183163795394, 0.16033964761877662, 0.11214525625552063, 0.14611997810469479, -0.011229449930907798, 0.14679239281954426, 0.012513609549062443, -0.0051273761124115413]</text:p>
          </table:table-cell>
          <table:table-cell office:value-type="string" calcext:value-type="string">
            <text:p>0.0816997720149</text:p>
          </table:table-cell>
          <table:table-cell office:value-type="string" calcext:value-type="string">
            <text:p>[0.58777427205236232, 0.66298416227075141, 0.55248858906581588, 0.54988221079077759, 0.71547909425555767, 0.63288624722482767, 0.6046967363813166, 0.71390833010886079, 0.79047256277406108, 0.56668815066669065]</text:p>
          </table:table-cell>
          <table:table-cell office:value-type="string" calcext:value-type="string">
            <text:p>0.637726035559</text:p>
          </table:table-cell>
          <table:table-cell office:value-type="string" calcext:value-type="string">
            <text:p>[0.61275420638139677, 0.6779589045494786, 0.60220427782595054, 0.61217268536216551, 0.71142504619251434, 0.63979498897124165, 0.57713884865824572, 0.65149904374511758, 0.68750914802249241, 0.58711239330247234]</text:p>
          </table:table-cell>
          <table:table-cell office:value-type="string" calcext:value-type="string">
            <text:p>0.635956954301</text:p>
          </table:table-cell>
          <table:table-cell office:value-type="string" calcext:value-type="string">
            <text:p>[[0.060114045493389431, 0.040930860779743714, {'normalize': False, 'selection': 'cyclic', 'fit_intercept': True, 'l1_ratio': 0.5, 'max_iter': 1000, 'tol': 0.001, 'alpha': 0.01}], [0.02344585718220326, 0.17239536654445667, {'normalize': False, 'selection': 'random', 'fit_intercept': True, 'l1_ratio': 0, 'max_iter': 1000, 'tol': 0.0001, 'alpha': 0.01}], [0.13148410677983957, 0.09911865306645172, {'normalize': False, 'selection': 'random', 'fit_intercept': True, 'l1_ratio': 0, 'max_iter': 1000, 'tol': 0.001, 'alpha': 0.01}], [0.12038268120842807, 0.051778940917156485, {'normalize': False, 'selection': 'cyclic', 'fit_intercept': True, 'l1_ratio': 0, 'max_iter': 1000, 'tol': 0.0001, 'alpha': 0.01}], [0.11389139186530273, 0.079660547852212216, {'normalize': True, 'selection': 'random', 'fit_intercept': True, 'l1_ratio': 0, 'max_iter': 1000, 'tol': 0.0001, 'alpha': 0.001}], [0.061600378279488735, 0.078198584840356467, {'normalize': False, 'selection': 'cyclic', 'fit_intercept': True, 'l1_ratio': 0.25, 'max_iter': 1000, 'tol': 0.0001, 'alpha': 0.01}], [0.084395078022657638, 0.074764401248392551, {'normalize': False, 'selection': 'random', 'fit_intercept': True, 'l1_ratio': 0.75, 'max_iter': 1000, 'tol': 0.001, 'alpha': 0.01}], [0.062563776753533959, 0.13741862436645969, {'normalize': False, 'selection': 'random', 'fit_intercept': True, 'l1_ratio': 1, 'max_iter': 1000, 'tol': 0.0001, 'alpha': 0.01}], [0.21111975805180008, 0.14763600842438312, {'normalize': False, 'selection': 'cyclic', 'fit_intercept': True, 'l1_ratio': 1, 'max_iter': 1000, 'tol': 0.001, 'alpha': 0.001}], [0.13725959802070004, 0.15731274534066322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062606402381717885, 0.020434122208554006, 0.054518857452787173, 0.1601923645329496, 0.15430921065939962, 0.14105211439277376, -0.017232451363762502, 0.14681463650208204, -0.0069998772135420051, 0.0059622917923378704]</text:p>
          </table:table-cell>
          <table:table-cell office:value-type="string" calcext:value-type="string">
            <text:p>0.0721657671345</text:p>
          </table:table-cell>
          <table:table-cell office:value-type="string" calcext:value-type="string">
            <text:p>[0.61508430629835764, 0.76977821458654183, 0.51970859977688666, 0.54997866449210697, 0.68150120753515731, 0.63664249068273804, 0.60828642156620472, 0.7138897180499405, 0.80609290553427859, 0.56043582529400326]</text:p>
          </table:table-cell>
          <table:table-cell office:value-type="string" calcext:value-type="string">
            <text:p>0.646139835382</text:p>
          </table:table-cell>
          <table:table-cell office:value-type="string" calcext:value-type="string">
            <text:p>[0.62384763726672254, 0.73773498631416778, 0.58342126880458856, 0.61942535863963644, 0.7060099049720403, 0.63804781843497815, 0.57597628033388304, 0.65146076818988163, 0.70220042376128122, 0.56692613661376023]</text:p>
          </table:table-cell>
          <table:table-cell office:value-type="string" calcext:value-type="string">
            <text:p>0.640505058333</text:p>
          </table:table-cell>
          <table:table-cell office:value-type="string" calcext:value-type="string">
            <text:p>[[0.069329486882536553, 0.039740731995822454, {'normalize': True, 'selection': 'random', 'fit_intercept': True, 'l1_ratio': 0.25, 'max_iter': 1000, 'tol': 0.0001, 'alpha': 0.01}], [0.17632473742546242, 0.16594673920096484, {'normalize': False, 'selection': 'random', 'fit_intercept': True, 'l1_ratio': 0, 'max_iter': 1000, 'tol': 0.0001, 'alpha': 0.001}], [0.1220347071085866, 0.099109504336783671, {'normalize': False, 'selection': 'random', 'fit_intercept': True, 'l1_ratio': 0, 'max_iter': 1000, 'tol': 0.001, 'alpha': 0.01}], [0.1299956680714868, 0.048872935690930944, {'normalize': False, 'selection': 'cyclic', 'fit_intercept': True, 'l1_ratio': 0.25, 'max_iter': 1000, 'tol': 0.001, 'alpha': 0.01}], [0.13894586289697033, 0.059937202742652039, {'normalize': True, 'selection': 'cyclic', 'fit_intercept': True, 'l1_ratio': 0, 'max_iter': 1000, 'tol': 0.0001, 'alpha': 0.001}], [0.063417516921682668, 0.076465093087518976, {'normalize': False, 'selection': 'random', 'fit_intercept': True, 'l1_ratio': 0, 'max_iter': 1000, 'tol': 0.0001, 'alpha': 0.01}], [0.093961516852704541, 0.11172851293210785, {'normalize': False, 'selection': 'random', 'fit_intercept': True, 'l1_ratio': 1, 'max_iter': 1000, 'tol': 0.001, 'alpha': 0.01}], [0.07908110459123939, 0.11784464632481054, {'normalize': False, 'selection': 'random', 'fit_intercept': True, 'l1_ratio': 1, 'max_iter': 1000, 'tol': 0.0001, 'alpha': 0.01}], [0.16325862448418063, 0.066987998776262936, {'normalize': False, 'selection': 'random', 'fit_intercept': True, 'l1_ratio': 0, 'max_iter': 1000, 'tol': 0.001, 'alpha': 0.01}], [0.13727595816404053, 0.26524423718783396, {'normalize': True, 'selection': 'random', 'fit_intercept': True, 'l1_ratio': 0, 'max_iter': 1000, 'tol': 0.001, 'alpha': 0.00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073211538719311964, 0.020836132780011285, 0.040391299416518645, 0.1377099927886315, 0.061559744559084306, 0.13701644051197215, 0.0090905864934202052, 0.14373432021723809, 0.055329705499998161, 0.017678547780796916]</text:p>
          </table:table-cell>
          <table:table-cell office:value-type="string" calcext:value-type="string">
            <text:p>0.0696558308767</text:p>
          </table:table-cell>
          <table:table-cell office:value-type="string" calcext:value-type="string">
            <text:p>[0.60812559339058625, 0.76946230017286388, 0.52747418395925882, 0.56470206573824899, 0.75624350571590382, 0.63963368667274911, 0.59254572583689447, 0.71646712527956813, 0.75619872424666534, 0.55383023122042707]</text:p>
          </table:table-cell>
          <table:table-cell office:value-type="string" calcext:value-type="string">
            <text:p>0.648468314223</text:p>
          </table:table-cell>
          <table:table-cell office:value-type="string" calcext:value-type="string">
            <text:p>[0.62529536090025173, 0.73136253071927426, 0.58103374695075516, 0.62288091508574783, 0.74003669154725904, 0.65253143455488483, 0.56831457097132887, 0.65825138855619736, 0.65235144328833605, 0.58416252889383979]</text:p>
          </table:table-cell>
          <table:table-cell office:value-type="string" calcext:value-type="string">
            <text:p>0.641622061147</text:p>
          </table:table-cell>
          <table:table-cell office:value-type="string" calcext:value-type="string">
            <text:p>[[0.046246916198225525, 0.059633431665389577, {'normalize': True, 'selection': 'random', 'fit_intercept': True, 'l1_ratio': 0.5, 'max_iter': 1000, 'tol': 0.001, 'alpha': 0.01}], [0.16888173444343776, 0.11665970306954095, {'normalize': False, 'selection': 'random', 'fit_intercept': True, 'l1_ratio': 0, 'max_iter': 1000, 'tol': 0.0001, 'alpha': 0.001}], [0.11172534959381658, 0.065361510988385066, {'normalize': False, 'selection': 'cyclic', 'fit_intercept': True, 'l1_ratio': 0.25, 'max_iter': 1000, 'tol': 0.001, 'alpha': 0.01}], [0.1409903837632259, 0.074679092905907504, {'normalize': False, 'selection': 'cyclic', 'fit_intercept': True, 'l1_ratio': 0.5, 'max_iter': 1000, 'tol': 0.001, 'alpha': 0.01}], [0.092564892059903897, 0.064787462420138803, {'normalize': True, 'selection': 'random', 'fit_intercept': True, 'l1_ratio': 1, 'max_iter': 1000, 'tol': 0.001, 'alpha': 0.01}], [0.053597996423905274, 0.10116567104948489, {'normalize': False, 'selection': 'random', 'fit_intercept': True, 'l1_ratio': 0, 'max_iter': 1000, 'tol': 0.001, 'alpha': 0.01}], [0.070357023758342449, 0.078387008084323001, {'normalize': True, 'selection': 'cyclic', 'fit_intercept': True, 'l1_ratio': 0.25, 'max_iter': 1000, 'tol': 0.0001, 'alpha': 0.01}], [0.073250347357098594, 0.090193674491281503, {'normalize': False, 'selection': 'cyclic', 'fit_intercept': True, 'l1_ratio': 0, 'max_iter': 1000, 'tol': 0.0001, 'alpha': 0.01}], [0.13771689193560591, 0.10659219609756942, {'normalize': False, 'selection': 'random', 'fit_intercept': True, 'l1_ratio': 0, 'max_iter': 1000, 'tol': 0.001, 'alpha': 0.001}], [0.11453029476280802, 0.1476534126717492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062182514758164276, 0.12977330481255678, 0.0091611722533651019, 0.15625023460656073, 0.064962215601568341, 0.13736882738390299, 0.021994059068037419, 0.17449306357132743, -0.021583243408109132, 0.058184382664365097]</text:p>
          </table:table-cell>
          <table:table-cell office:value-type="string" calcext:value-type="string">
            <text:p>0.0792786531312</text:p>
          </table:table-cell>
          <table:table-cell office:value-type="string" calcext:value-type="string">
            <text:p>[0.61536244626597025, 0.68385553937144961, 0.54464064548707947, 0.55256031207496559, 0.75350161925659365, 0.63937250149540692, 0.58482968497753263, 0.69073022031134901, 0.8177667381674838, 0.53099314886957039]</text:p>
          </table:table-cell>
          <table:table-cell office:value-type="string" calcext:value-type="string">
            <text:p>0.641361285628</text:p>
          </table:table-cell>
          <table:table-cell office:value-type="string" calcext:value-type="string">
            <text:p>[0.62639673264014761, 0.68752524518985514, 0.59015286408945444, 0.61267226996311097, 0.74062245001380533, 0.64901097716089184, 0.57126690168383376, 0.63715232968799496, 0.70032855212993395, 0.56989867940348093]</text:p>
          </table:table-cell>
          <table:table-cell office:value-type="string" calcext:value-type="string">
            <text:p>0.638502700196</text:p>
          </table:table-cell>
          <table:table-cell office:value-type="string" calcext:value-type="string">
            <text:p>[[0.065834421761610709, 0.051185653519624535, {'normalize': True, 'selection': 'random', 'fit_intercept': True, 'l1_ratio': 1, 'max_iter': 1000, 'tol': 0.0001, 'alpha': 0.01}], [0.030970453624699638, 0.15633993757839038, {'normalize': False, 'selection': 'random', 'fit_intercept': True, 'l1_ratio': 0, 'max_iter': 1000, 'tol': 0.0001, 'alpha': 0.01}], [0.1500799398231438, 0.082710219654446235, {'normalize': False, 'selection': 'cyclic', 'fit_intercept': True, 'l1_ratio': 0, 'max_iter': 1000, 'tol': 0.0001, 'alpha': 0.01}], [0.11406250222107606, 0.040596236487953886, {'normalize': False, 'selection': 'random', 'fit_intercept': True, 'l1_ratio': 0.25, 'max_iter': 1000, 'tol': 0.0001, 'alpha': 0.01}], [0.10827762358280761, 0.056200435196583055, {'normalize': True, 'selection': 'random', 'fit_intercept': True, 'l1_ratio': 1, 'max_iter': 1000, 'tol': 0.001, 'alpha': 0.01}], [0.095614495569343386, 0.077795172888561748, {'normalize': False, 'selection': 'random', 'fit_intercept': True, 'l1_ratio': 0.5, 'max_iter': 1000, 'tol': 0.001, 'alpha': 0.01}], [0.070025843032291091, 0.054351357427193395, {'normalize': True, 'selection': 'random', 'fit_intercept': True, 'l1_ratio': 0.75, 'max_iter': 1000, 'tol': 0.001, 'alpha': 0.01}], [0.048627071469913977, 0.12293939788614668, {'normalize': False, 'selection': 'random', 'fit_intercept': True, 'l1_ratio': 0, 'max_iter': 1000, 'tol': 0.0001, 'alpha': 0.01}], [0.20339476407513049, 0.094601909243336807, {'normalize': False, 'selection': 'cyclic', 'fit_intercept': True, 'l1_ratio': 1, 'max_iter': 1000, 'tol': 0.001, 'alpha': 0.001}], [0.096280190042808272, 0.1522221331034412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057707142019034818, 0.0069383008886361175, 0.055506576602097124, 0.12173694748025865, 0.13274242694590987, 0.12828074601530182, 0.035384246388015073, 0.19070531793320777, 0.011713493021441201, 0.06198796528997863]</text:p>
          </table:table-cell>
          <table:table-cell office:value-type="string" calcext:value-type="string">
            <text:p>0.0802703162584</text:p>
          </table:table-cell>
          <table:table-cell office:value-type="string" calcext:value-type="string">
            <text:p>[0.61829902652816549, 0.78038371797897133, 0.51916567394477775, 0.57516259712134987, 0.6988808329593067, 0.64610848496423334, 0.57682259759249044, 0.67716486606299886, 0.79111304771463609, 0.52884869906624943]</text:p>
          </table:table-cell>
          <table:table-cell office:value-type="string" calcext:value-type="string">
            <text:p>0.641194954393</text:p>
          </table:table-cell>
          <table:table-cell office:value-type="string" calcext:value-type="string">
            <text:p>[0.62345879605381271, 0.73924878052961862, 0.5760633784358995, 0.62787905680617506, 0.71336369986360804, 0.64689103299401307, 0.56552295633976002, 0.62967026333004139, 0.68693088069018182, 0.56136303655724473]</text:p>
          </table:table-cell>
          <table:table-cell office:value-type="string" calcext:value-type="string">
            <text:p>0.63703918816</text:p>
          </table:table-cell>
          <table:table-cell office:value-type="string" calcext:value-type="string">
            <text:p>[[0.068956274655760069, 0.059463822230922649, {'normalize': True, 'selection': 'random', 'fit_intercept': True, 'l1_ratio': 0.25, 'max_iter': 1000, 'tol': 0.001, 'alpha': 0.01}], [0.14038081377843933, 0.18224293841095987, {'normalize': True, 'selection': 'random', 'fit_intercept': True, 'l1_ratio': 0, 'max_iter': 1000, 'tol': 0.001, 'alpha': 0.001}], [0.13742923514796157, 0.07176538202287501, {'normalize': False, 'selection': 'cyclic', 'fit_intercept': True, 'l1_ratio': 0, 'max_iter': 1000, 'tol': 0.0001, 'alpha': 0.01}], [0.1367875240079913, 0.040935797623212429, {'normalize': False, 'selection': 'cyclic', 'fit_intercept': True, 'l1_ratio': 0.5, 'max_iter': 1000, 'tol': 0.001, 'alpha': 0.01}], [0.12150333593292711, 0.062036917537121483, {'normalize': False, 'selection': 'random', 'fit_intercept': True, 'l1_ratio': 0, 'max_iter': 1000, 'tol': 0.0001, 'alpha': 0.01}], [0.089390614808596294, 0.067564703762563197, {'normalize': False, 'selection': 'random', 'fit_intercept': True, 'l1_ratio': 0, 'max_iter': 1000, 'tol': 0.0001, 'alpha': 0.01}], [0.082738977268180927, 0.1002231088488323, {'normalize': True, 'selection': 'random', 'fit_intercept': True, 'l1_ratio': 0, 'max_iter': 1000, 'tol': 0.001, 'alpha': 0.01}], [0.081358334480813199, 0.097202007847852281, {'normalize': False, 'selection': 'random', 'fit_intercept': True, 'l1_ratio': 0, 'max_iter': 1000, 'tol': 0.0001, 'alpha': 0.01}], [0.1602027722794355, 0.056025342888294943, {'normalize': False, 'selection': 'cyclic', 'fit_intercept': True, 'l1_ratio': 0, 'max_iter': 1000, 'tol': 0.0001, 'alpha': 0.01}], [0.091073191057688879, 0.1929349460963291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077425606448765838, 0.069122787677178499, 0.034033814887788449, 0.10476173444777803, 0.053705418751305745, 0.055366076130533903, 0.0066601068930823848, 0.11909032601522584, 0.0071562133426796848, 0.049727990616038387]</text:p>
          </table:table-cell>
          <table:table-cell office:value-type="string" calcext:value-type="string">
            <text:p>0.057705007521</text:p>
          </table:table-cell>
          <table:table-cell office:value-type="string" calcext:value-type="string">
            <text:p>[0.60536047217293432, 0.73151690432169125, 0.53096874269115302, 0.58627943459554188, 0.76257292610198757, 0.70015201638282643, 0.5939991082341991, 0.73708760803183904, 0.79476110259598365, 0.53576084029363014]</text:p>
          </table:table-cell>
          <table:table-cell office:value-type="string" calcext:value-type="string">
            <text:p>0.657845915542</text:p>
          </table:table-cell>
          <table:table-cell office:value-type="string" calcext:value-type="string">
            <text:p>[0.62295798077767028, 0.71105915505775918, 0.59099043997621836, 0.63840262071415566, 0.74617850560433663, 0.67116011882006266, 0.57345666677635754, 0.67341907411309965, 0.67975306744494735, 0.58748801992639066]</text:p>
          </table:table-cell>
          <table:table-cell office:value-type="string" calcext:value-type="string">
            <text:p>0.649486564921</text:p>
          </table:table-cell>
          <table:table-cell office:value-type="string" calcext:value-type="string">
            <text:p>[[0.062161213185371676, 0.10141483729640113, {'normalize': True, 'selection': 'cyclic', 'fit_intercept': True, 'l1_ratio': 1, 'max_iter': 1000, 'tol': 0.0001, 'alpha': 0.01}], [0.12329378586627489, 0.13462534098080434, {'normalize': False, 'selection': 'random', 'fit_intercept': True, 'l1_ratio': 0, 'max_iter': 1000, 'tol': 0.001, 'alpha': 0.001}], [0.14203729448261043, 0.057896747018529884, {'normalize': False, 'selection': 'cyclic', 'fit_intercept': True, 'l1_ratio': 0.5, 'max_iter': 1000, 'tol': 0.001, 'alpha': 0.01}], [0.15383555811273236, 0.078096096700393844, {'normalize': False, 'selection': 'cyclic', 'fit_intercept': True, 'l1_ratio': 0.75, 'max_iter': 1000, 'tol': 0.001, 'alpha': 0.01}], [0.1152292372257763, 0.049830827460664716, {'normalize': True, 'selection': 'random', 'fit_intercept': True, 'l1_ratio': 1, 'max_iter': 1000, 'tol': 0.001, 'alpha': 0.01}], [0.086815343388795249, 0.084673313887969323, {'normalize': False, 'selection': 'random', 'fit_intercept': True, 'l1_ratio': 0, 'max_iter': 1000, 'tol': 0.0001, 'alpha': 0.001}], [0.086588605113186876, 0.083641120695026716, {'normalize': True, 'selection': 'random', 'fit_intercept': True, 'l1_ratio': 1, 'max_iter': 1000, 'tol': 0.001, 'alpha': 0.01}], [0.072980514905310614, 0.10402135707346825, {'normalize': False, 'selection': 'cyclic', 'fit_intercept': True, 'l1_ratio': 0, 'max_iter': 1000, 'tol': 0.0001, 'alpha': 0.01}], [0.14192447003007252, 0.057038713470604276, {'normalize': False, 'selection': 'cyclic', 'fit_intercept': True, 'l1_ratio': 0, 'max_iter': 1000, 'tol': 0.0001, 'alpha': 0.01}], [0.098299430045328998, 0.1479968824353363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058442393455542141, 0.13936580289191214, 0.014456434094176851, 0.14521624206823225, 0.06062492378878459, 0.14409945114103484, 0.020913553822370146, 0.15206157482701232, -0.032425389007187055, 0.097528159181151874]</text:p>
          </table:table-cell>
          <table:table-cell office:value-type="string" calcext:value-type="string">
            <text:p>0.0800283146263</text:p>
          </table:table-cell>
          <table:table-cell office:value-type="string" calcext:value-type="string">
            <text:p>[0.6178165807114584, 0.67631740823360376, 0.54172996541859486, 0.55978632458540301, 0.75699683245401916, 0.63438383903475071, 0.58547580737412874, 0.70949942318359049, 0.8264457627095424, 0.50881123194599043]</text:p>
          </table:table-cell>
          <table:table-cell office:value-type="string" calcext:value-type="string">
            <text:p>0.641726317565</text:p>
          </table:table-cell>
          <table:table-cell office:value-type="string" calcext:value-type="string">
            <text:p>[0.62833478496189876, 0.68589926300845194, 0.5955868183893438, 0.62207988765638345, 0.74434336379745847, 0.65213669535760876, 0.57268590232151739, 0.64853642171658621, 0.70347664881984107, 0.5681867084910911]</text:p>
          </table:table-cell>
          <table:table-cell office:value-type="string" calcext:value-type="string">
            <text:p>0.642126649452</text:p>
          </table:table-cell>
          <table:table-cell office:value-type="string" calcext:value-type="string">
            <text:p>[[0.088871545701115856, 0.07878408208698412, {'normalize': True, 'selection': 'random', 'fit_intercept': True, 'l1_ratio': 1, 'max_iter': 1000, 'tol': 0.001, 'alpha': 0.01}], [0.024696124634038464, 0.12123738733431826, {'normalize': False, 'selection': 'random', 'fit_intercept': True, 'l1_ratio': 0, 'max_iter': 1000, 'tol': 0.0001, 'alpha': 0.01}], [0.15381317647260956, 0.076324005477108131, {'normalize': False, 'selection': 'cyclic', 'fit_intercept': True, 'l1_ratio': 0, 'max_iter': 1000, 'tol': 0.0001, 'alpha': 0.01}], [0.12339034056069693, 0.028439242929726407, {'normalize': False, 'selection': 'random', 'fit_intercept': True, 'l1_ratio': 0.25, 'max_iter': 1000, 'tol': 0.001, 'alpha': 0.01}], [0.12886401830940489, 0.039311731404420708, {'normalize': True, 'selection': 'cyclic', 'fit_intercept': True, 'l1_ratio': 1, 'max_iter': 1000, 'tol': 0.001, 'alpha': 0.01}], [0.10900134497579224, 0.067412948436477285, {'normalize': False, 'selection': 'random', 'fit_intercept': True, 'l1_ratio': 0.5, 'max_iter': 1000, 'tol': 0.0001, 'alpha': 0.01}], [0.10543409985920957, 0.062977170206946737, {'normalize': True, 'selection': 'random', 'fit_intercept': True, 'l1_ratio': 1, 'max_iter': 1000, 'tol': 0.0001, 'alpha': 0.01}], [0.054689107789856944, 0.13192143272575485, {'normalize': False, 'selection': 'random', 'fit_intercept': True, 'l1_ratio': 0, 'max_iter': 1000, 'tol': 0.001, 'alpha': 0.01}], [0.2029270984804914, 0.07419145389106982, {'normalize': False, 'selection': 'cyclic', 'fit_intercept': True, 'l1_ratio': 0, 'max_iter': 1000, 'tol': 0.0001, 'alpha': 0.001}], [0.07728065992807083, 0.1622668714111066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051128332827040657, 0.10804392966582077, 0.05013094465800283, 0.097026237424696182, 0.060053483341716341, 0.027754062833065252, 0.064687823108640963, 0.17027671796474164, -0.020158979920293252, 0.09447500773319184]</text:p>
          </table:table-cell>
          <table:table-cell office:value-type="string" calcext:value-type="string">
            <text:p>0.0703417559637</text:p>
          </table:table-cell>
          <table:table-cell office:value-type="string" calcext:value-type="string">
            <text:p>[0.62261580690559548, 0.70093126647032344, 0.52212053155627336, 0.59134530699567933, 0.75745732860653747, 0.72061772939408553, 0.55929959407585761, 0.6942581825866817, 0.81662663009089009, 0.51053259064029022]</text:p>
          </table:table-cell>
          <table:table-cell office:value-type="string" calcext:value-type="string">
            <text:p>0.649580496732</text:p>
          </table:table-cell>
          <table:table-cell office:value-type="string" calcext:value-type="string">
            <text:p>[0.62928728100041742, 0.70042438730430157, 0.58488884644610639, 0.64042945572074694, 0.7440688271015391, 0.68274969014691056, 0.5532469198376001, 0.6378849280395501, 0.69504509678744719, 0.56142852188807513]</text:p>
          </table:table-cell>
          <table:table-cell office:value-type="string" calcext:value-type="string">
            <text:p>0.642945395427</text:p>
          </table:table-cell>
          <table:table-cell office:value-type="string" calcext:value-type="string">
            <text:p>[[0.074187387015552012, 0.074770903160253463, {'normalize': True, 'selection': 'random', 'fit_intercept': True, 'l1_ratio': 0, 'max_iter': 1000, 'tol': 0.0001, 'alpha': 0.01}], [0.089145707792409559, 0.094135863244402027, {'normalize': False, 'selection': 'cyclic', 'fit_intercept': True, 'l1_ratio': 0, 'max_iter': 1000, 'tol': 0.0001, 'alpha': 0.01}], [0.13603965507756907, 0.066459371178761134, {'normalize': False, 'selection': 'cyclic', 'fit_intercept': True, 'l1_ratio': 0, 'max_iter': 1000, 'tol': 0.0001, 'alpha': 0.01}], [0.14582845622358151, 0.028557174671951829, {'normalize': False, 'selection': 'cyclic', 'fit_intercept': True, 'l1_ratio': 0.5, 'max_iter': 1000, 'tol': 0.001, 'alpha': 0.01}], [0.12416103281549101, 0.033749175939152345, {'normalize': True, 'selection': 'random', 'fit_intercept': True, 'l1_ratio': 1, 'max_iter': 1000, 'tol': 0.001, 'alpha': 0.01}], [0.10185835334267808, 0.098345889232881289, {'normalize': True, 'selection': 'random', 'fit_intercept': True, 'l1_ratio': 0, 'max_iter': 1000, 'tol': 0.0001, 'alpha': 0.001}], [0.091480371314345346, 0.077154471332266009, {'normalize': True, 'selection': 'random', 'fit_intercept': True, 'l1_ratio': 0, 'max_iter': 1000, 'tol': 0.0001, 'alpha': 0.01}], [0.081761247680620222, 0.11085445691277955, {'normalize': False, 'selection': 'random', 'fit_intercept': True, 'l1_ratio': 0, 'max_iter': 1000, 'tol': 0.0001, 'alpha': 0.01}], [0.16492513462620267, 0.049813777443295543, {'normalize': False, 'selection': 'random', 'fit_intercept': True, 'l1_ratio': 0, 'max_iter': 1000, 'tol': 0.001, 'alpha': 0.01}], [0.073512099199964542, 0.2047171318357894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062085599392750712, 0.038467502976996193, -0.010819159655511612, 0.08308615504025052, 0.048804631660715692, 0.13370102828686026, -0.0016127005965227426, 0.10636090150707511, -0.017864789469488329, 0.047432961640246019]</text:p>
          </table:table-cell>
          <table:table-cell office:value-type="string" calcext:value-type="string">
            <text:p>0.0489642130783</text:p>
          </table:table-cell>
          <table:table-cell office:value-type="string" calcext:value-type="string">
            <text:p>[0.61542603867843881, 0.75560693324077999, 0.55562336090270847, 0.60047447844985835, 0.76652223282520959, 0.64209103284240998, 0.59894609597275539, 0.7477387580185253, 0.81479015454785875, 0.53705477154744641]</text:p>
          </table:table-cell>
          <table:table-cell office:value-type="string" calcext:value-type="string">
            <text:p>0.663427385703</text:p>
          </table:table-cell>
          <table:table-cell office:value-type="string" calcext:value-type="string">
            <text:p>[0.63046154071974436, 0.73890046442279045, 0.60351303383355948, 0.64819940390824415, 0.74593841425676854, 0.65610671000630816, 0.57968023299514826, 0.65939188033149776, 0.69297012219135812, 0.5877630061651854]</text:p>
          </table:table-cell>
          <table:table-cell office:value-type="string" calcext:value-type="string">
            <text:p>0.654292480883</text:p>
          </table:table-cell>
          <table:table-cell office:value-type="string" calcext:value-type="string">
            <text:p>[[0.056469748682711256, 0.13094482713511338, {'normalize': False, 'selection': 'cyclic', 'fit_intercept': True, 'l1_ratio': 0.75, 'max_iter': 1000, 'tol': 0.001, 'alpha': 0.01}], [0.15172650919296501, 0.17168689483634428, {'normalize': False, 'selection': 'cyclic', 'fit_intercept': True, 'l1_ratio': 0.25, 'max_iter': 1000, 'tol': 0.0001, 'alpha': 0.001}], [0.17182507581470555, 0.055614962291341614, {'normalize': False, 'selection': 'cyclic', 'fit_intercept': True, 'l1_ratio': 0.5, 'max_iter': 1000, 'tol': 0.001, 'alpha': 0.01}], [0.16604550036862856, 0.10140961814406423, {'normalize': False, 'selection': 'random', 'fit_intercept': True, 'l1_ratio': 0.5, 'max_iter': 1000, 'tol': 0.0001, 'alpha': 0.01}], [0.1204128479196237, 0.053246098507733326, {'normalize': True, 'selection': 'random', 'fit_intercept': True, 'l1_ratio': 1, 'max_iter': 1000, 'tol': 0.001, 'alpha': 0.01}], [0.078612117721298502, 0.058515629882595226, {'normalize': False, 'selection': 'cyclic', 'fit_intercept': True, 'l1_ratio': 0.5, 'max_iter': 1000, 'tol': 0.001, 'alpha': 0.01}], [0.091209142652375064, 0.074009193979433313, {'normalize': True, 'selection': 'random', 'fit_intercept': True, 'l1_ratio': 1, 'max_iter': 1000, 'tol': 0.0001, 'alpha': 0.01}], [0.056472164680803162, 0.1431078752963994, {'normalize': True, 'selection': 'random', 'fit_intercept': True, 'l1_ratio': 0, 'max_iter': 1000, 'tol': 0.001, 'alpha': 0.001}], [0.14412841518877947, 0.059207523794593354, {'normalize': False, 'selection': 'cyclic', 'fit_intercept': True, 'l1_ratio': 0, 'max_iter': 1000, 'tol': 0.0001, 'alpha': 0.01}], [0.086742572407245339, 0.15342524678558134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0774415313508795, 0.14932552364817875, -0.02989645534360208, 0.12488843485735246, 0.057729264046258111, 0.12658863950673804, 0.017719577166390832, 0.16061482508072644, -0.050234732935595217, 0.10018625521396585]</text:p>
          </table:table-cell>
          <table:table-cell office:value-type="string" calcext:value-type="string">
            <text:p>0.0734362862591</text:p>
          </table:table-cell>
          <table:table-cell office:value-type="string" calcext:value-type="string">
            <text:p>[0.60535002281911499, 0.66849070026494195, 0.56610969868716843, 0.57309873065286532, 0.75933030425720804, 0.64736265523482073, 0.58738574706198177, 0.70234262271176728, 0.84070195689363114, 0.50731260444769677]</text:p>
          </table:table-cell>
          <table:table-cell office:value-type="string" calcext:value-type="string">
            <text:p>0.645748504303</text:p>
          </table:table-cell>
          <table:table-cell office:value-type="string" calcext:value-type="string">
            <text:p>[0.62211340978439533, 0.69536689529504347, 0.61518781053743066, 0.63039477452582604, 0.74576584066846274, 0.65405489176801568, 0.57833992501306797, 0.64656865952577025, 0.71472948706931738, 0.57204452874824552]</text:p>
          </table:table-cell>
          <table:table-cell office:value-type="string" calcext:value-type="string">
            <text:p>0.647456622294</text:p>
          </table:table-cell>
          <table:table-cell office:value-type="string" calcext:value-type="string">
            <text:p>[[0.085428459256904468, 0.11218577561497864, {'normalize': False, 'selection': 'cyclic', 'fit_intercept': True, 'l1_ratio': 0.5, 'max_iter': 1000, 'tol': 0.001, 'alpha': 0.01}], [0.01149172809128168, 0.13221189887757517, {'normalize': False, 'selection': 'random', 'fit_intercept': True, 'l1_ratio': 0, 'max_iter': 1000, 'tol': 0.001, 'alpha': 0.01}], [0.19057916248911325, 0.069738588968836099, {'normalize': False, 'selection': 'cyclic', 'fit_intercept': True, 'l1_ratio': 0, 'max_iter': 1000, 'tol': 0.0001, 'alpha': 0.01}], [0.13176510444627371, 0.052856827072616581, {'normalize': False, 'selection': 'random', 'fit_intercept': True, 'l1_ratio': 0.25, 'max_iter': 1000, 'tol': 0.0001, 'alpha': 0.01}], [0.13491065529783441, 0.036532760279234001, {'normalize': True, 'selection': 'cyclic', 'fit_intercept': True, 'l1_ratio': 1, 'max_iter': 1000, 'tol': 0.001, 'alpha': 0.01}], [0.12193957889608753, 0.049681509641491803, {'normalize': False, 'selection': 'random', 'fit_intercept': True, 'l1_ratio': 0.5, 'max_iter': 1000, 'tol': 0.001, 'alpha': 0.01}], [0.11243615681280932, 0.049732405512546783, {'normalize': True, 'selection': 'random', 'fit_intercept': True, 'l1_ratio': 1, 'max_iter': 1000, 'tol': 0.0001, 'alpha': 0.01}], [0.035377270915392965, 0.12648233495203162, {'normalize': False, 'selection': 'cyclic', 'fit_intercept': True, 'l1_ratio': 0, 'max_iter': 1000, 'tol': 0.0001, 'alpha': 0.01}], [0.21221510475325234, 0.073959954477499729, {'normalize': False, 'selection': 'random', 'fit_intercept': True, 'l1_ratio': 0, 'max_iter': 1000, 'tol': 0.0001, 'alpha': 0.001}], [0.078262896255048842, 0.16384659395714943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045771507061323935, 0.11940052427965109, 0.014749985513777264, 0.081236803917434819, 0.062453505268972975, 0.12285533362604029, 0.093693421335791172, 0.17082547730747144, -0.057499061456584233, 0.081954929005357391]</text:p>
          </table:table-cell>
          <table:table-cell office:value-type="string" calcext:value-type="string">
            <text:p>0.0735442425859</text:p>
          </table:table-cell>
          <table:table-cell office:value-type="string" calcext:value-type="string">
            <text:p>[0.62613076526293721, 0.6920068446179336, 0.54156860715307509, 0.60168559349305217, 0.75552326728985741, 0.65012973947147112, 0.54195477625439892, 0.69379901665484656, 0.8465169761570327, 0.51759137784387776]</text:p>
          </table:table-cell>
          <table:table-cell office:value-type="string" calcext:value-type="string">
            <text:p>0.64669069642</text:p>
          </table:table-cell>
          <table:table-cell office:value-type="string" calcext:value-type="string">
            <text:p>[0.63269575551375956, 0.70927964473239946, 0.59147940611735772, 0.64747451695048353, 0.7392598403043743, 0.64917088284068736, 0.54799830752569045, 0.63767299876479755, 0.7113694747129925, 0.56833067408735161]</text:p>
          </table:table-cell>
          <table:table-cell office:value-type="string" calcext:value-type="string">
            <text:p>0.643473150155</text:p>
          </table:table-cell>
          <table:table-cell office:value-type="string" calcext:value-type="string">
            <text:p>[[0.078285489684470244, 0.093084125161305098, {'normalize': True, 'selection': 'random', 'fit_intercept': True, 'l1_ratio': 0, 'max_iter': 1000, 'tol': 0.0001, 'alpha': 0.01}], [0.063746285249766693, 0.11574318522597449, {'normalize': False, 'selection': 'random', 'fit_intercept': True, 'l1_ratio': 0, 'max_iter': 1000, 'tol': 0.0001, 'alpha': 0.01}], [0.16104490665334978, 0.067210315219144445, {'normalize': False, 'selection': 'cyclic', 'fit_intercept': True, 'l1_ratio': 0, 'max_iter': 1000, 'tol': 0.0001, 'alpha': 0.01}], [0.14958848920759329, 0.048557334439852579, {'normalize': False, 'selection': 'random', 'fit_intercept': True, 'l1_ratio': 0.5, 'max_iter': 1000, 'tol': 0.001, 'alpha': 0.01}], [0.12370058485120643, 0.045172126783501708, {'normalize': True, 'selection': 'cyclic', 'fit_intercept': True, 'l1_ratio': 0, 'max_iter': 1000, 'tol': 0.0001, 'alpha': 0.01}], [0.1060768781274114, 0.049948315541931292, {'normalize': False, 'selection': 'random', 'fit_intercept': True, 'l1_ratio': 0, 'max_iter': 1000, 'tol': 0.001, 'alpha': 0.01}], [0.095199005541128312, 0.05522375658492349, {'normalize': False, 'selection': 'random', 'fit_intercept': True, 'l1_ratio': 0, 'max_iter': 1000, 'tol': 0.0001, 'alpha': 0.01}], [0.065748352816917197, 0.10205701918269743, {'normalize': False, 'selection': 'cyclic', 'fit_intercept': True, 'l1_ratio': 0, 'max_iter': 1000, 'tol': 0.0001, 'alpha': 0.01}], [0.17073275053245437, 0.047434597763110035, {'normalize': True, 'selection': 'random', 'fit_intercept': True, 'l1_ratio': 0, 'max_iter': 1000, 'tol': 0.0001, 'alpha': 0.01}], [0.075647115537159498, 0.20656450552544964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051537631402777118, 0.088489273959656778, -0.037166629682335195, 0.064659305290228564, 0.062835867609772555, 0.09820287670199479, 0.0094975999475316319, 0.071693209495459653, -0.038498886552754685, 0.043866006007083458]</text:p>
          </table:table-cell>
          <table:table-cell office:value-type="string" calcext:value-type="string">
            <text:p>0.0415116254179</text:p>
          </table:table-cell>
          <table:table-cell office:value-type="string" calcext:value-type="string">
            <text:p>[0.62234723975177075, 0.71629802055763792, 0.57010594139967508, 0.61254197318116976, 0.75521514001656165, 0.66840186265910539, 0.5923023392272766, 0.77674641559735191, 0.83130753418940506, 0.5390658116795789]</text:p>
          </table:table-cell>
          <table:table-cell office:value-type="string" calcext:value-type="string">
            <text:p>0.668433227826</text:p>
          </table:table-cell>
          <table:table-cell office:value-type="string" calcext:value-type="string">
            <text:p>[0.64546201768373213, 0.74271306911172663, 0.62009006967144797, 0.65417831215930267, 0.73638420003926486, 0.66342079740619053, 0.57647281026780117, 0.64998438903233768, 0.70469180209091631, 0.59585458545085268]</text:p>
          </table:table-cell>
          <table:table-cell office:value-type="string" calcext:value-type="string">
            <text:p>0.658925205291</text:p>
          </table:table-cell>
          <table:table-cell office:value-type="string" calcext:value-type="string">
            <text:p>[[0.040712669492619639, 0.15394989072451978, {'normalize': False, 'selection': 'cyclic', 'fit_intercept': True, 'l1_ratio': 0.75, 'max_iter': 1000, 'tol': 0.001, 'alpha': 0.01}], [0.11237844209307439, 0.21746647690965015, {'normalize': False, 'selection': 'cyclic', 'fit_intercept': True, 'l1_ratio': 0.5, 'max_iter': 1000, 'tol': 0.0001, 'alpha': 0.001}], [0.18098074009070525, 0.049704662589335161, {'normalize': False, 'selection': 'cyclic', 'fit_intercept': True, 'l1_ratio': 1, 'max_iter': 1000, 'tol': 0.001, 'alpha': 0.01}], [0.17745805777492843, 0.12163479181174441, {'normalize': False, 'selection': 'random', 'fit_intercept': True, 'l1_ratio': 0.5, 'max_iter': 1000, 'tol': 0.001, 'alpha': 0.01}], [0.075565836430422001, 0.056786072247415921, {'normalize': True, 'selection': 'cyclic', 'fit_intercept': True, 'l1_ratio': 1, 'max_iter': 1000, 'tol': 0.001, 'alpha': 0.01}], [0.067644363979510166, 0.049344053730584737, {'normalize': True, 'selection': 'random', 'fit_intercept': True, 'l1_ratio': 1, 'max_iter': 1000, 'tol': 0.001, 'alpha': 0.01}], [0.091015403232353909, 0.063077006869704411, {'normalize': True, 'selection': 'random', 'fit_intercept': True, 'l1_ratio': 1, 'max_iter': 1000, 'tol': 0.001, 'alpha': 0.01}], [0.07074085491965304, 0.10649824203224505, {'normalize': True, 'selection': 'cyclic', 'fit_intercept': True, 'l1_ratio': 0, 'max_iter': 1000, 'tol': 0.0001, 'alpha': 0.001}], [0.13794548839117757, 0.060656329996376046, {'normalize': False, 'selection': 'cyclic', 'fit_intercept': True, 'l1_ratio': 0.25, 'max_iter': 1000, 'tol': 0.0001, 'alpha': 0.01}], [0.071710120954932524, 0.1615723120025225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076492857492056254, 0.092918835191600713, -0.080762605644678631, 0.12278264909128678, 0.077744339332236678, 0.11175008520008811, 0.036776429880764128, 0.14077520377746366, -0.088063312788821957, 0.10212039362025505]</text:p>
          </table:table-cell>
          <table:table-cell office:value-type="string" calcext:value-type="string">
            <text:p>0.0592534875152</text:p>
          </table:table-cell>
          <table:table-cell office:value-type="string" calcext:value-type="string">
            <text:p>[0.60597250883122367, 0.71281711150003035, 0.59406961725074048, 0.57447778127638471, 0.74320112542703887, 0.65836082442553756, 0.5759900972983516, 0.71894312040471497, 0.87098334077075812, 0.50622214234046348]</text:p>
          </table:table-cell>
          <table:table-cell office:value-type="string" calcext:value-type="string">
            <text:p>0.656103766953</text:p>
          </table:table-cell>
          <table:table-cell office:value-type="string" calcext:value-type="string">
            <text:p>[0.63465201141819494, 0.70947165242248944, 0.63992582032583045, 0.63075404309688565, 0.73381048141197924, 0.65376538753791558, 0.57508332306928966, 0.64270292224504588, 0.71846452097145497, 0.57915470545378633]</text:p>
          </table:table-cell>
          <table:table-cell office:value-type="string" calcext:value-type="string">
            <text:p>0.651778486795</text:p>
          </table:table-cell>
          <table:table-cell office:value-type="string" calcext:value-type="string">
            <text:p>[[0.076188602940684233, 0.13323272267574685, {'normalize': False, 'selection': 'cyclic', 'fit_intercept': True, 'l1_ratio': 0.5, 'max_iter': 1000, 'tol': 0.0001, 'alpha': 0.01}], [-0.009054444351261879, 0.06690808076808813, {'normalize': False, 'selection': 'cyclic', 'fit_intercept': True, 'l1_ratio': 0, 'max_iter': 1000, 'tol': 0.0001, 'alpha': 0.1}], [0.20501311287343665, 0.064693812203932888, {'normalize': False, 'selection': 'cyclic', 'fit_intercept': True, 'l1_ratio': 0.75, 'max_iter': 1000, 'tol': 0.001, 'alpha': 0.01}], [0.13882521248262089, 0.074442723078877435, {'normalize': False, 'selection': 'random', 'fit_intercept': True, 'l1_ratio': 0, 'max_iter': 1000, 'tol': 0.001, 'alpha': 0.01}], [0.11261175191824135, 0.031554729472225936, {'normalize': True, 'selection': 'random', 'fit_intercept': True, 'l1_ratio': 0.75, 'max_iter': 1000, 'tol': 0.001, 'alpha': 0.01}], [0.11250364063636267, 0.056790094242663236, {'normalize': False, 'selection': 'cyclic', 'fit_intercept': True, 'l1_ratio': 0.5, 'max_iter': 1000, 'tol': 0.0001, 'alpha': 0.01}], [0.11455632912723776, 0.038574201423213425, {'normalize': True, 'selection': 'cyclic', 'fit_intercept': True, 'l1_ratio': 1, 'max_iter': 1000, 'tol': 0.0001, 'alpha': 0.01}], [0.039879619110358484, 0.119644175326191, {'normalize': False, 'selection': 'random', 'fit_intercept': True, 'l1_ratio': 0, 'max_iter': 1000, 'tol': 0.001, 'alpha': 0.01}], [0.22883132212111398, 0.10128048872678014, {'normalize': True, 'selection': 'random', 'fit_intercept': True, 'l1_ratio': 0.25, 'max_iter': 1000, 'tol': 0.001, 'alpha': 0.001}], [0.078471414160462841, 0.1711179607080601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040020630667648827, 0.12349302551609165, -0.038805938371617277, 0.077860122933281595, 0.072705950235902761, 0.097079614349114385, 0.11447075000528384, 0.14360077640939539, -0.064491497767180439, 0.068394372406596293]</text:p>
          </table:table-cell>
          <table:table-cell office:value-type="string" calcext:value-type="string">
            <text:p>0.0634327806385</text:p>
          </table:table-cell>
          <table:table-cell office:value-type="string" calcext:value-type="string">
            <text:p>[0.62990428561361878, 0.68879080946766569, 0.57100703057551383, 0.60389693620970608, 0.74726131893566239, 0.66923441205355727, 0.5295303133018785, 0.71657886600486276, 0.85211434854000512, 0.52523678371341553]</text:p>
          </table:table-cell>
          <table:table-cell office:value-type="string" calcext:value-type="string">
            <text:p>0.653355510442</text:p>
          </table:table-cell>
          <table:table-cell office:value-type="string" calcext:value-type="string">
            <text:p>[0.65986462545786406, 0.71781556699633686, 0.6109185926024232, 0.6481844280698148, 0.73285912906424533, 0.65363727499346946, 0.54526355168763718, 0.63431669092054876, 0.71561738527845309, 0.58131589832152486]</text:p>
          </table:table-cell>
          <table:table-cell office:value-type="string" calcext:value-type="string">
            <text:p>0.649979314339</text:p>
          </table:table-cell>
          <table:table-cell office:value-type="string" calcext:value-type="string">
            <text:p>[[0.073987545652025977, 0.11387937553164332, {'normalize': False, 'selection': 'random', 'fit_intercept': True, 'l1_ratio': 0, 'max_iter': 1000, 'tol': 0.0001, 'alpha': 0.01}], [0.020328640031889236, 0.14248624750995151, {'normalize': False, 'selection': 'random', 'fit_intercept': True, 'l1_ratio': 0, 'max_iter': 1000, 'tol': 0.001, 'alpha': 0.01}], [0.1747164041144173, 0.062942808129851952, {'normalize': False, 'selection': 'cyclic', 'fit_intercept': True, 'l1_ratio': 0.75, 'max_iter': 1000, 'tol': 0.001, 'alpha': 0.01}], [0.1425816474529574, 0.06060999565483341, {'normalize': False, 'selection': 'random', 'fit_intercept': True, 'l1_ratio': 0.5, 'max_iter': 1000, 'tol': 0.0001, 'alpha': 0.01}], [0.11043018984591992, 0.04302665074605036, {'normalize': True, 'selection': 'cyclic', 'fit_intercept': True, 'l1_ratio': 0, 'max_iter': 1000, 'tol': 0.0001, 'alpha': 0.01}], [0.086573074665648647, 0.064058427467548043, {'normalize': True, 'selection': 'random', 'fit_intercept': True, 'l1_ratio': 0, 'max_iter': 1000, 'tol': 0.0001, 'alpha': 0.01}], [0.10489219566162719, 0.039510326196407743, {'normalize': False, 'selection': 'cyclic', 'fit_intercept': True, 'l1_ratio': 0, 'max_iter': 1000, 'tol': 0.0001, 'alpha': 0.01}], [0.067943948859982645, 0.096914513927856272, {'normalize': False, 'selection': 'cyclic', 'fit_intercept': True, 'l1_ratio': 0, 'max_iter': 1000, 'tol': 0.0001, 'alpha': 0.01}], [0.16574143560415272, 0.055109897522557232, {'normalize': True, 'selection': 'cyclic', 'fit_intercept': True, 'l1_ratio': 0, 'max_iter': 1000, 'tol': 0.0001, 'alpha': 0.01}], [0.074218781047501056, 0.2099957238699452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060938375894761809, 0.12742925320320853, 0.016813122588964835, 0.05093082898478285, 0.042567589050672594, 0.085778233718839636, 0.022677250333370758, -0.19332959235914338, -0.064503485192634269, -0.017798915618782551]</text:p>
          </table:table-cell>
          <table:table-cell office:value-type="string" calcext:value-type="string">
            <text:p>0.0131502660604</text:p>
          </table:table-cell>
          <table:table-cell office:value-type="string" calcext:value-type="string">
            <text:p>[0.61617880589513685, 0.68569757971161638, 0.54043454954764802, 0.62153256667557344, 0.77154836308909347, 0.6776108679866496, 0.58442114908244036, 0.99850016500194949, 0.85212394434913341, 0.57383233105578613]</text:p>
          </table:table-cell>
          <table:table-cell office:value-type="string" calcext:value-type="string">
            <text:p>0.69218803224</text:p>
          </table:table-cell>
          <table:table-cell office:value-type="string" calcext:value-type="string">
            <text:p>[0.64622999977877893, 0.73087847153384045, 0.6113656750391675, 0.66149539478585784, 0.75089378368380988, 0.65878321821612518, 0.57467381555420205, 0.66143353345235112, 0.71678625861818368, 0.62838251231510511]</text:p>
          </table:table-cell>
          <table:table-cell office:value-type="string" calcext:value-type="string">
            <text:p>0.664092266298</text:p>
          </table:table-cell>
          <table:table-cell office:value-type="string" calcext:value-type="string">
            <text:p>[[0.050222591483102361, 0.16393479885628909, {'normalize': False, 'selection': 'cyclic', 'fit_intercept': True, 'l1_ratio': 0.75, 'max_iter': 1000, 'tol': 0.001, 'alpha': 0.01}], [0.093390585153591069, 0.24813288658708252, {'normalize': False, 'selection': 'cyclic', 'fit_intercept': True, 'l1_ratio': 0, 'max_iter': 1000, 'tol': 0.0001, 'alpha': 0.001}], [0.15959774183653902, 0.05338193632173429, {'normalize': False, 'selection': 'cyclic', 'fit_intercept': True, 'l1_ratio': 1, 'max_iter': 1000, 'tol': 0.0001, 'alpha': 0.01}], [0.18428052766132674, 0.11942600766244875, {'normalize': False, 'selection': 'random', 'fit_intercept': True, 'l1_ratio': 0.25, 'max_iter': 1000, 'tol': 0.0001, 'alpha': 0.01}], [0.063068153480214578, 0.028669242689505277, {'normalize': False, 'selection': 'random', 'fit_intercept': True, 'l1_ratio': 0, 'max_iter': 1000, 'tol': 0.001, 'alpha': 0.1}], [0.048350631875350318, 0.11225452078907106, {'normalize': False, 'selection': 'cyclic', 'fit_intercept': True, 'l1_ratio': 0.25, 'max_iter': 1000, 'tol': 0.001, 'alpha': 0.01}], [0.097663574686210231, 0.055954284768878412, {'normalize': True, 'selection': 'cyclic', 'fit_intercept': True, 'l1_ratio': 1, 'max_iter': 1000, 'tol': 0.0001, 'alpha': 0.01}], [0.11680035002536551, 0.021864714903791931, {'normalize': True, 'selection': 'cyclic', 'fit_intercept': True, 'l1_ratio': 0.75, 'max_iter': 1000, 'tol': 0.001, 'alpha': 0.001}], [0.14800900374434792, 0.055339703391461215, {'normalize': False, 'selection': 'random', 'fit_intercept': True, 'l1_ratio': 0.5, 'max_iter': 1000, 'tol': 0.001, 'alpha': 0.01}], [0.062881965082705576, 0.14846493202653277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086088152261701079, 0.10409254322528916, -0.057483769725677147, 0.10530982157484781, 0.095497776962112035, 0.10951503320235878, 0.054590881928526014, -0.30741480095920637, -0.12510072741616818, 0.038608069524972644]</text:p>
          </table:table-cell>
          <table:table-cell office:value-type="string" calcext:value-type="string">
            <text:p>0.0103702980579</text:p>
          </table:table-cell>
          <table:table-cell office:value-type="string" calcext:value-type="string">
            <text:p>[0.5996764180086378, 0.70403640852181237, 0.58127379227288156, 0.58592049974732097, 0.7288944907383792, 0.66001741977256945, 0.56533738043529047, 1.0939592069471369, 0.90063140513105233, 0.54203022233257958]</text:p>
          </table:table-cell>
          <table:table-cell office:value-type="string" calcext:value-type="string">
            <text:p>0.696177724391</text:p>
          </table:table-cell>
          <table:table-cell office:value-type="string" calcext:value-type="string">
            <text:p>[0.63666322975074119, 0.70661621915930262, 0.63629049648775116, 0.63647002553784626, 0.72742353922166014, 0.65271908277998802, 0.57138621172846638, 0.68352897889051345, 0.74202230898488752, 0.6113732056457849]</text:p>
          </table:table-cell>
          <table:table-cell office:value-type="string" calcext:value-type="string">
            <text:p>0.660449329819</text:p>
          </table:table-cell>
          <table:table-cell office:value-type="string" calcext:value-type="string">
            <text:p>[[0.085518480760002055, 0.14953238589092657, {'normalize': False, 'selection': 'cyclic', 'fit_intercept': True, 'l1_ratio': 0.75, 'max_iter': 1000, 'tol': 0.001, 'alpha': 0.01}], [-0.0077619648682084414, 0.073636859913876959, {'normalize': False, 'selection': 'cyclic', 'fit_intercept': True, 'l1_ratio': 0, 'max_iter': 1000, 'tol': 0.0001, 'alpha': 0.1}], [0.20423047531939684, 0.065139676454242068, {'normalize': False, 'selection': 'cyclic', 'fit_intercept': True, 'l1_ratio': 0.75, 'max_iter': 1000, 'tol': 0.001, 'alpha': 0.01}], [0.15820912815117735, 0.084286581206449301, {'normalize': False, 'selection': 'random', 'fit_intercept': True, 'l1_ratio': 0, 'max_iter': 1000, 'tol': 0.0001, 'alpha': 0.01}], [0.097093541525348021, 0.022387040619258544, {'normalize': True, 'selection': 'random', 'fit_intercept': True, 'l1_ratio': 0.75, 'max_iter': 1000, 'tol': 0.001, 'alpha': 0.01}], [0.10030688034490015, 0.086501175428645743, {'normalize': False, 'selection': 'cyclic', 'fit_intercept': True, 'l1_ratio': 0.5, 'max_iter': 1000, 'tol': 0.0001, 'alpha': 0.01}], [0.12315591972066475, 0.030731568211603579, {'normalize': True, 'selection': 'cyclic', 'fit_intercept': True, 'l1_ratio': 1, 'max_iter': 1000, 'tol': 0.001, 'alpha': 0.01}], [0.13475516914805885, 0.053652528241631005, {'normalize': False, 'selection': 'random', 'fit_intercept': True, 'l1_ratio': 1, 'max_iter': 1000, 'tol': 0.001, 'alpha': 0.001}], [0.2227758602862957, 0.090053085903970764, {'normalize': True, 'selection': 'random', 'fit_intercept': True, 'l1_ratio': 0, 'max_iter': 1000, 'tol': 0.0001, 'alpha': 0.001}], [0.066729448568225311, 0.1532649761259344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051457259743481365, 0.1388914695213781, -0.0060814154852175673, 0.081418227912338104, 0.081832232430519625, 0.092016651530190119, 0.10890093410102697, -0.033236752331611941, -0.10693623255688989, 0.032858246378749678]</text:p>
          </table:table-cell>
          <table:table-cell office:value-type="string" calcext:value-type="string">
            <text:p>0.0441120621244</text:p>
          </table:table-cell>
          <table:table-cell office:value-type="string" calcext:value-type="string">
            <text:p>[0.62239997677326275, 0.6766901565125778, 0.55301913509846756, 0.60156678137202613, 0.73990689056263081, 0.67298702302482161, 0.53286096145475714, 0.86454494575099539, 0.88609091632861603, 0.5452719573831124]</text:p>
          </table:table-cell>
          <table:table-cell office:value-type="string" calcext:value-type="string">
            <text:p>0.669533874426</text:p>
          </table:table-cell>
          <table:table-cell office:value-type="string" calcext:value-type="string">
            <text:p>[0.65592804696025608, 0.71095808503186453, 0.60814936054781243, 0.64819359140646171, 0.72877710879411806, 0.65112149170283973, 0.54668942890225469, 0.62860195939673869, 0.73066797533223793, 0.60714820963681282]</text:p>
          </table:table-cell>
          <table:table-cell office:value-type="string" calcext:value-type="string">
            <text:p>0.651623525771</text:p>
          </table:table-cell>
          <table:table-cell office:value-type="string" calcext:value-type="string">
            <text:p>[[0.082115367773222245, 0.12051233605253259, {'normalize': False, 'selection': 'cyclic', 'fit_intercept': True, 'l1_ratio': 0.75, 'max_iter': 1000, 'tol': 0.0001, 'alpha': 0.01}], [0.017248828016278115, 0.14359954606163788, {'normalize': False, 'selection': 'random', 'fit_intercept': True, 'l1_ratio': 0, 'max_iter': 1000, 'tol': 0.001, 'alpha': 0.01}], [0.15815405216965167, 0.076824065586141785, {'normalize': False, 'selection': 'cyclic', 'fit_intercept': True, 'l1_ratio': 0.5, 'max_iter': 1000, 'tol': 0.0001, 'alpha': 0.01}], [0.15546748039259536, 0.085134734900259995, {'normalize': False, 'selection': 'random', 'fit_intercept': True, 'l1_ratio': 0.25, 'max_iter': 1000, 'tol': 0.001, 'alpha': 0.01}], [0.095363418864159971, 0.043248369435194126, {'normalize': True, 'selection': 'random', 'fit_intercept': True, 'l1_ratio': 0, 'max_iter': 1000, 'tol': 0.0001, 'alpha': 0.01}], [0.072393625929107225, 0.089350722517068756, {'normalize': True, 'selection': 'random', 'fit_intercept': True, 'l1_ratio': 0, 'max_iter': 1000, 'tol': 0.001, 'alpha': 0.01}], [0.10938979925036633, 0.036864870044183616, {'normalize': False, 'selection': 'cyclic', 'fit_intercept': True, 'l1_ratio': 0, 'max_iter': 1000, 'tol': 0.0001, 'alpha': 0.01}], [0.12112591126201351, 0.073051562870115494, {'normalize': True, 'selection': 'random', 'fit_intercept': True, 'l1_ratio': 0.25, 'max_iter': 1000, 'tol': 0.0001, 'alpha': 0.001}], [0.16890021647654918, 0.078957183332340863, {'normalize': True, 'selection': 'random', 'fit_intercept': True, 'l1_ratio': 1, 'max_iter': 1000, 'tol': 0.0001, 'alpha': 0.01}], [0.050438099798878609, 0.19611233094405656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067692223474938529, 0.11607858457821063, 0.021487724852608747, 0.046771286661240086, 0.03832563085067886, 0.069614716232660023, 0.02454171683372719, -0.34814796736672071, -0.067899325467036586, 0.010465865206195302]</text:p>
          </table:table-cell>
          <table:table-cell office:value-type="string" calcext:value-type="string">
            <text:p>-0.00210695441435</text:p>
          </table:table-cell>
          <table:table-cell office:value-type="string" calcext:value-type="string">
            <text:p>[0.61174717155898095, 0.69461734470814129, 0.53786503135460706, 0.62425659469745276, 0.77496675154980199, 0.68959108495094268, 0.58330623217813649, 1.1280420568482683, 0.85484227909322286, 0.55789672253952305]</text:p>
          </table:table-cell>
          <table:table-cell office:value-type="string" calcext:value-type="string">
            <text:p>0.705713126948</text:p>
          </table:table-cell>
          <table:table-cell office:value-type="string" calcext:value-type="string">
            <text:p>[0.64299409528126528, 0.73716309509623612, 0.61037490189322574, 0.66308361404725469, 0.75219626043941756, 0.65805579870660635, 0.57439919489648361, 0.6970261728198065, 0.71507716243832598, 0.61704084894758027]</text:p>
          </table:table-cell>
          <table:table-cell office:value-type="string" calcext:value-type="string">
            <text:p>0.666741114457</text:p>
          </table:table-cell>
          <table:table-cell office:value-type="string" calcext:value-type="string">
            <text:p>[[0.041490115430370601, 0.15830498236617202, {'normalize': False, 'selection': 'cyclic', 'fit_intercept': True, 'l1_ratio': 0.75, 'max_iter': 1000, 'tol': 0.001, 'alpha': 0.01}], [0.075119889983997032, 0.24148354432078623, {'normalize': False, 'selection': 'random', 'fit_intercept': True, 'l1_ratio': 0, 'max_iter': 1000, 'tol': 0.0001, 'alpha': 0.001}], [0.13681716903959248, 0.038543442099478666, {'normalize': False, 'selection': 'cyclic', 'fit_intercept': True, 'l1_ratio': 0.75, 'max_iter': 1000, 'tol': 0.001, 'alpha': 0.01}], [0.18087078698789719, 0.115510454022271, {'normalize': False, 'selection': 'random', 'fit_intercept': True, 'l1_ratio': 0.5, 'max_iter': 1000, 'tol': 0.0001, 'alpha': 0.01}], [0.062783279176122711, 0.026010538063653887, {'normalize': False, 'selection': 'random', 'fit_intercept': True, 'l1_ratio': 0, 'max_iter': 1000, 'tol': 0.0001, 'alpha': 0.1}], [0.048424099672891865, 0.11190601843688855, {'normalize': False, 'selection': 'random', 'fit_intercept': True, 'l1_ratio': 0.25, 'max_iter': 1000, 'tol': 0.001, 'alpha': 0.01}], [0.090849252345108114, 0.048192202058127492, {'normalize': True, 'selection': 'random', 'fit_intercept': True, 'l1_ratio': 1, 'max_iter': 1000, 'tol': 0.001, 'alpha': 0.01}], [0.10654554643673619, 0.03231488590052848, {'normalize': False, 'selection': 'cyclic', 'fit_intercept': True, 'l1_ratio': 1, 'max_iter': 1000, 'tol': 0.001, 'alpha': 0.001}], [0.14542898405549551, 0.056752396111101472, {'normalize': False, 'selection': 'cyclic', 'fit_intercept': True, 'l1_ratio': 0.5, 'max_iter': 1000, 'tol': 0.001, 'alpha': 0.01}], [0.045267351645557272, 0.15765419010880966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083736876274282501, 0.096374689229481558, -0.12557617804141463, 0.099088894155332841, 0.09232779622133358, 0.10104164867061338, 0.058179126309111151, -0.30323304479110935, -0.131363125879985, 0.059337083666927581]</text:p>
          </table:table-cell>
          <table:table-cell office:value-type="string" calcext:value-type="string">
            <text:p>0.00299137658146</text:p>
          </table:table-cell>
          <table:table-cell office:value-type="string" calcext:value-type="string">
            <text:p>[0.60121924160302964, 0.71010137669192386, 0.61870257703517606, 0.58999450099426654, 0.73144902453481342, 0.66629779687483026, 0.56319167585120555, 1.0904601868519526, 0.90564438982701867, 0.5303432590994398]</text:p>
          </table:table-cell>
          <table:table-cell office:value-type="string" calcext:value-type="string">
            <text:p>0.700740402936</text:p>
          </table:table-cell>
          <table:table-cell office:value-type="string" calcext:value-type="string">
            <text:p>[0.63710062855726246, 0.70952282589563698, 0.66484053937705767, 0.63958297076171899, 0.72949305002130982, 0.65148219317271894, 0.57053145234689406, 0.69362145001123965, 0.74675620416518085, 0.60165563197055605]</text:p>
          </table:table-cell>
          <table:table-cell office:value-type="string" calcext:value-type="string">
            <text:p>0.664458694628</text:p>
          </table:table-cell>
          <table:table-cell office:value-type="string" calcext:value-type="string">
            <text:p>[[0.074146488261483318, 0.15713496941159405, {'normalize': False, 'selection': 'cyclic', 'fit_intercept': True, 'l1_ratio': 1, 'max_iter': 1000, 'tol': 0.0001, 'alpha': 0.01}], [-0.0065702748803814276, 0.071191667684057075, {'normalize': False, 'selection': 'random', 'fit_intercept': True, 'l1_ratio': 0, 'max_iter': 1000, 'tol': 0.0001, 'alpha': 0.1}], [0.19316436266823625, 0.057176338911650887, {'normalize': True, 'selection': 'random', 'fit_intercept': True, 'l1_ratio': 0.75, 'max_iter': 1000, 'tol': 0.001, 'alpha': 0.001}], [0.15471945434084464, 0.083330596204787694, {'normalize': False, 'selection': 'random', 'fit_intercept': True, 'l1_ratio': 0, 'max_iter': 1000, 'tol': 0.001, 'alpha': 0.01}], [0.10907979053077961, 0.031053939311839102, {'normalize': True, 'selection': 'random', 'fit_intercept': True, 'l1_ratio': 0.75, 'max_iter': 1000, 'tol': 0.001, 'alpha': 0.01}], [0.099781789177810443, 0.090705024639010937, {'normalize': False, 'selection': 'random', 'fit_intercept': True, 'l1_ratio': 0.5, 'max_iter': 1000, 'tol': 0.001, 'alpha': 0.01}], [0.11575240220440758, 0.020875552515654483, {'normalize': True, 'selection': 'random', 'fit_intercept': True, 'l1_ratio': 1, 'max_iter': 1000, 'tol': 0.001, 'alpha': 0.01}], [0.1331557034556391, 0.053517319176208, {'normalize': False, 'selection': 'cyclic', 'fit_intercept': True, 'l1_ratio': 1, 'max_iter': 1000, 'tol': 0.001, 'alpha': 0.001}], [0.22669025381400468, 0.099251203094166698, {'normalize': True, 'selection': 'random', 'fit_intercept': True, 'l1_ratio': 0, 'max_iter': 1000, 'tol': 0.001, 'alpha': 0.001}], [0.052556317455490012, 0.16240144084269301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aemophilu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064647036024044757, 0.10592979429289517, 0.011324953215738676, 0.08445707774144362, 0.082522258980764929, 0.087278481679829323, 0.087463534112181884, -0.073526750970609012, -0.081950397185458712, 0.057338394926179426]</text:p>
          </table:table-cell>
          <table:table-cell office:value-type="string" calcext:value-type="string">
            <text:p>0.0425484382817</text:p>
          </table:table-cell>
          <table:table-cell office:value-type="string" calcext:value-type="string">
            <text:p>[0.6137453151515343, 0.70259263033533903, 0.54345126631961194, 0.59957667971062112, 0.73935083161868731, 0.67649890110887911, 0.54568013499706369, 0.89825698184442315, 0.86609001554649312, 0.53147011451415704]</text:p>
          </table:table-cell>
          <table:table-cell office:value-type="string" calcext:value-type="string">
            <text:p>0.671671287115</text:p>
          </table:table-cell>
          <table:table-cell office:value-type="string" calcext:value-type="string">
            <text:p>[0.63346234172486993, 0.71315153843393231, 0.60062419369051356, 0.6471894220311547, 0.72813555954654652, 0.64886733446475897, 0.55990163432202478, 0.64221722784058866, 0.71871175331504045, 0.59724765293923532]</text:p>
          </table:table-cell>
          <table:table-cell office:value-type="string" calcext:value-type="string">
            <text:p>0.648950865831</text:p>
          </table:table-cell>
          <table:table-cell office:value-type="string" calcext:value-type="string">
            <text:p>[[0.079846406970076833, 0.083252154986939123, {'normalize': True, 'selection': 'random', 'fit_intercept': True, 'l1_ratio': 0, 'max_iter': 1000, 'tol': 0.001, 'alpha': 0.01}], [0.025384691961413547, 0.12970612381656024, {'normalize': True, 'selection': 'random', 'fit_intercept': True, 'l1_ratio': 0, 'max_iter': 1000, 'tol': 0.0001, 'alpha': 0.01}], [0.13871340057788051, 0.077992169147621887, {'normalize': False, 'selection': 'random', 'fit_intercept': True, 'l1_ratio': 0.5, 'max_iter': 1000, 'tol': 0.0001, 'alpha': 0.01}], [0.15227676125742487, 0.082629360352620682, {'normalize': False, 'selection': 'cyclic', 'fit_intercept': True, 'l1_ratio': 0.25, 'max_iter': 1000, 'tol': 0.0001, 'alpha': 0.01}], [0.1081297457395434, 0.048951520896383237, {'normalize': True, 'selection': 'random', 'fit_intercept': True, 'l1_ratio': 0, 'max_iter': 1000, 'tol': 0.001, 'alpha': 0.01}], [0.072450585932484865, 0.091609458174888317, {'normalize': True, 'selection': 'random', 'fit_intercept': True, 'l1_ratio': 0, 'max_iter': 1000, 'tol': 0.0001, 'alpha': 0.01}], [0.097071735866401318, 0.033829380335897483, {'normalize': False, 'selection': 'cyclic', 'fit_intercept': True, 'l1_ratio': 0.5, 'max_iter': 1000, 'tol': 0.0001, 'alpha': 0.01}], [0.10923678705353325, 0.077204777090945559, {'normalize': True, 'selection': 'cyclic', 'fit_intercept': True, 'l1_ratio': 0.5, 'max_iter': 1000, 'tol': 0.0001, 'alpha': 0.001}], [0.16585546115284877, 0.045496100128692596, {'normalize': True, 'selection': 'random', 'fit_intercept': True, 'l1_ratio': 0, 'max_iter': 1000, 'tol': 0.0001, 'alpha': 0.01}], [0.036085267518058149, 0.20298124365769019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-0.058900801527486335, -0.024326921804312507, -0.018269034229804637, -0.0071307801292623818, -0.10067232295561257, -0.056683433118637661, -0.0074921691116969225, -0.059154647183300657, -0.05155575719538863, -0.0012897167145495825]</text:p>
          </table:table-cell>
          <table:table-cell office:value-type="string" calcext:value-type="string">
            <text:p>-0.038547558397</text:p>
          </table:table-cell>
          <table:table-cell office:value-type="string" calcext:value-type="string">
            <text:p>[1.3198305250396014, 0.85181965110887548, 1.3092360877310962, 1.1580867216674995, 1.1149764452366904, 1.3809630603091041, 1.1365978233689491, 1.3253441411960627, 1.0334681450085192, 1.1069238835571733]</text:p>
          </table:table-cell>
          <table:table-cell office:value-type="string" calcext:value-type="string">
            <text:p>1.17372464842</text:p>
          </table:table-cell>
          <table:table-cell office:value-type="string" calcext:value-type="string">
            <text:p>[0.92045957976370862, 0.73855773560413784, 0.91537866412803226, 0.81653015467456325, 0.85452089622544047, 0.91991482307820027, 0.84037675655939381, 0.89227325910946964, 0.76394570360715919, 0.87850107653833331]</text:p>
          </table:table-cell>
          <table:table-cell office:value-type="string" calcext:value-type="string">
            <text:p>0.854045864929</text:p>
          </table:table-cell>
          <table:table-cell office:value-type="string" calcext:value-type="string">
            <text:p>[[-0.045008602544609679, 0.055460016162934403, {'normalize': False, 'selection': 'cyclic', 'fit_intercept': True, 'l1_ratio': 0, 'max_iter': 1000, 'tol': 0.0001, 'alpha': 0.01}], [0.0026468283122517509, 0.0075502352984391239, {'normalize': False, 'selection': 'cyclic', 'fit_intercept': True, 'l1_ratio': 0, 'max_iter': 1000, 'tol': 0.0001, 'alpha': 0.1}], [-0.093719830126949746, 0.07092541907979473, {'normalize': False, 'selection': 'random', 'fit_intercept': True, 'l1_ratio': 0.5, 'max_iter': 1000, 'tol': 0.001, 'alpha': 0.01}], [-0.0026419167531864271, 0.00098865985257633833, {'normalize': True, 'selection': 'cyclic', 'fit_intercept': True, 'l1_ratio': 0, 'max_iter': 1000, 'tol': 0.0001, 'alpha': 1}], [-0.083447877529863559, 0.080281013726088687, {'normalize': True, 'selection': 'random', 'fit_intercept': True, 'l1_ratio': 0, 'max_iter': 1000, 'tol': 0.0001, 'alpha': 0.1}], [-0.039655204571494226, 0.03205461994344392, {'normalize': True, 'selection': 'cyclic', 'fit_intercept': True, 'l1_ratio': 0, 'max_iter': 1000, 'tol': 0.0001, 'alpha': 1}], [-0.090192400212267862, 0.057347022808680953, {'normalize': True, 'selection': 'cyclic', 'fit_intercept': True, 'l1_ratio': 0.25, 'max_iter': 1000, 'tol': 0.0001, 'alpha': 0.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-0.0083181765802955443, -0.03192397356027743, -0.018028604263388592, -0.0066980050289537907, -0.097762468493219234, -0.057195400973341748, -0.00719019906838958, -0.060107030646603832, -0.05155575719538863, -0.0012897167145495825]</text:p>
          </table:table-cell>
          <table:table-cell office:value-type="string" calcext:value-type="string">
            <text:p>-0.0340069332524</text:p>
          </table:table-cell>
          <table:table-cell office:value-type="string" calcext:value-type="string">
            <text:p>[1.2567835499635329, 0.85813728060632444, 1.3089269556863983, 1.157589079149741, 1.1120287748747035, 1.3816321430951619, 1.1362571572035254, 1.3265358801424176, 1.0334681450085192, 1.1069238835571733]</text:p>
          </table:table-cell>
          <table:table-cell office:value-type="string" calcext:value-type="string">
            <text:p>1.16782828493</text:p>
          </table:table-cell>
          <table:table-cell office:value-type="string" calcext:value-type="string">
            <text:p>[0.89909139198693311, 0.73973755713631928, 0.91193929716892985, 0.81615268385877349, 0.85200013865263602, 0.91928964868845331, 0.84020981104121406, 0.89307193818540609, 0.76394570360715919, 0.87850107653833331]</text:p>
          </table:table-cell>
          <table:table-cell office:value-type="string" calcext:value-type="string">
            <text:p>0.851393924686</text:p>
          </table:table-cell>
          <table:table-cell office:value-type="string" calcext:value-type="string">
            <text:p>[[-0.070694267070818453, 0.049268733587957463, {'normalize': False, 'selection': 'random', 'fit_intercept': True, 'l1_ratio': 1, 'max_iter': 1000, 'tol': 0.001, 'alpha': 0.01}], [0.0056971117706044504, 0.020575054236833618, {'normalize': False, 'selection': 'cyclic', 'fit_intercept': True, 'l1_ratio': 0, 'max_iter': 1000, 'tol': 0.0001, 'alpha': 0.01}], [-0.10191028496158125, 0.073495548107013892, {'normalize': False, 'selection': 'cyclic', 'fit_intercept': True, 'l1_ratio': 0, 'max_iter': 1000, 'tol': 0.0001, 'alpha': 0.1}], [-0.0024987986427221108, 0.0008493728067823789, {'normalize': True, 'selection': 'cyclic', 'fit_intercept': True, 'l1_ratio': 0, 'max_iter': 1000, 'tol': 0.0001, 'alpha': 1}], [-0.086296664483607052, 0.078254703931418437, {'normalize': False, 'selection': 'cyclic', 'fit_intercept': True, 'l1_ratio': 0, 'max_iter': 1000, 'tol': 0.0001, 'alpha': 1}], [-0.039508966402839185, 0.031898428695480284, {'normalize': True, 'selection': 'random', 'fit_intercept': True, 'l1_ratio': 0, 'max_iter': 1000, 'tol': 0.0001, 'alpha': 1}], [-0.089636471101573315, 0.057204281913642394, {'normalize': True, 'selection': 'cyclic', 'fit_intercept': True, 'l1_ratio': 0, 'max_iter': 1000, 'tol': 0.0001, 'alpha': 1}], [-0.064256287484468502, 0.050713346236210238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-0.0083181765802955443, -0.025713544141650502, -0.023032223428228304, -0.0070738860955592564, -0.095825198070131457, -0.057584210278580406, -0.0074921691116969225, -0.060468286900046575, -0.05155575719538863, -0.0012897167145495825]</text:p>
          </table:table-cell>
          <table:table-cell office:value-type="string" calcext:value-type="string">
            <text:p>-0.0338353168516</text:p>
          </table:table-cell>
          <table:table-cell office:value-type="string" calcext:value-type="string">
            <text:p>[1.2567835499635329, 0.85297275187238009, 1.3153603426987275, 1.1580212999504063, 1.1100663280640157, 1.3821402718981795, 1.1365978233689491, 1.3269879282547909, 1.0334681450085192, 1.1069238835571733]</text:p>
          </table:table-cell>
          <table:table-cell office:value-type="string" calcext:value-type="string">
            <text:p>1.16793223246</text:p>
          </table:table-cell>
          <table:table-cell office:value-type="string" calcext:value-type="string">
            <text:p>[0.89909139198693311, 0.7342095877182534, 0.9163221145211905, 0.8164637833286883, 0.85040947234560615, 0.9193784463131115, 0.84037675655939381, 0.89443009385160588, 0.76394570360715919, 0.87850107653833331]</text:p>
          </table:table-cell>
          <table:table-cell office:value-type="string" calcext:value-type="string">
            <text:p>0.851312842677</text:p>
          </table:table-cell>
          <table:table-cell office:value-type="string" calcext:value-type="string">
            <text:p>[[-0.074783033432231028, 0.06065420975739387, {'normalize': False, 'selection': 'random', 'fit_intercept': True, 'l1_ratio': 1, 'max_iter': 1000, 'tol': 0.001, 'alpha': 0.01}], [0.001992370700193845, 0.0062662197840729029, {'normalize': False, 'selection': 'random', 'fit_intercept': True, 'l1_ratio': 0, 'max_iter': 1000, 'tol': 0.0001, 'alpha': 0.1}], [-0.1038485594205024, 0.077394138044502736, {'normalize': False, 'selection': 'cyclic', 'fit_intercept': True, 'l1_ratio': 0, 'max_iter': 1000, 'tol': 0.0001, 'alpha': 1}], [-0.0024273595971355246, 0.00090805345916094215, {'normalize': True, 'selection': 'cyclic', 'fit_intercept': True, 'l1_ratio': 0, 'max_iter': 1000, 'tol': 0.0001, 'alpha': 1}], [-0.086347752762366531, 0.076573145805135162, {'normalize': True, 'selection': 'cyclic', 'fit_intercept': True, 'l1_ratio': 0.25, 'max_iter': 1000, 'tol': 0.0001, 'alpha': 1}], [-0.040004754626734591, 0.031721375316794226, {'normalize': True, 'selection': 'cyclic', 'fit_intercept': True, 'l1_ratio': 0, 'max_iter': 1000, 'tol': 0.0001, 'alpha': 1}], [-0.090403291169122685, 0.057487429331154194, {'normalize': True, 'selection': 'cyclic', 'fit_intercept': True, 'l1_ratio': 0.25, 'max_iter': 1000, 'tol': 0.0001, 'alpha': 0.1}], [-0.064065898621785605, 0.051805384057875811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-0.032310043791440313, -0.026399167537393131, -0.018734198974024396, -0.007137635622007199, -0.096355136525968721, -0.056526311804999008, -0.0071077051311219108, -0.059154647183300657, -0.05155575719538863, -0.0012897167145495825]</text:p>
          </table:table-cell>
          <table:table-cell office:value-type="string" calcext:value-type="string">
            <text:p>-0.035657032048</text:p>
          </table:table-cell>
          <table:table-cell office:value-type="string" calcext:value-type="string">
            <text:p>[1.2866873885972256, 0.85354290918185016, 1.3098341717829534, 1.1580946047103724, 1.1106031534963996, 1.3807577209204833, 1.1361640920339744, 1.3253441411960627, 1.0334681450085192, 1.1069238835571733]</text:p>
          </table:table-cell>
          <table:table-cell office:value-type="string" calcext:value-type="string">
            <text:p>1.17014202105</text:p>
          </table:table-cell>
          <table:table-cell office:value-type="string" calcext:value-type="string">
            <text:p>[0.91800429465341671, 0.74081438051082105, 0.91636152408597926, 0.81651956799592185, 0.85094768077076122, 0.91943843621700039, 0.84034746367519231, 0.89227325910946964, 0.76394570360715919, 0.87850107653833331]</text:p>
          </table:table-cell>
          <table:table-cell office:value-type="string" calcext:value-type="string">
            <text:p>0.853715338716</text:p>
          </table:table-cell>
          <table:table-cell office:value-type="string" calcext:value-type="string">
            <text:p>[[-0.054638743845176869, 0.058798460936372865, {'normalize': False, 'selection': 'random', 'fit_intercept': True, 'l1_ratio': 0.5, 'max_iter': 1000, 'tol': 0.0001, 'alpha': 0.01}], [0.00035374722757542537, 0.0062437915909308549, {'normalize': False, 'selection': 'cyclic', 'fit_intercept': True, 'l1_ratio': 0, 'max_iter': 1000, 'tol': 0.0001, 'alpha': 0.1}], [-0.096974434693340592, 0.066148395621849446, {'normalize': False, 'selection': 'random', 'fit_intercept': True, 'l1_ratio': 0.75, 'max_iter': 1000, 'tol': 0.001, 'alpha': 0.01}], [-0.0025992043412205947, 0.00094243107290113552, {'normalize': True, 'selection': 'cyclic', 'fit_intercept': True, 'l1_ratio': 0, 'max_iter': 1000, 'tol': 0.0001, 'alpha': 1}], [-0.08592156412639898, 0.076224014679245902, {'normalize': True, 'selection': 'cyclic', 'fit_intercept': True, 'l1_ratio': 0, 'max_iter': 1000, 'tol': 0.0001, 'alpha': 1}], [-0.039566598470847855, 0.031698549896773363, {'normalize': True, 'selection': 'cyclic', 'fit_intercept': True, 'l1_ratio': 0, 'max_iter': 1000, 'tol': 0.0001, 'alpha': 1}], [-0.08973584148891374, 0.056765588539501886, {'normalize': True, 'selection': 'cyclic', 'fit_intercept': True, 'l1_ratio': 0, 'max_iter': 1000, 'tol': 0.0001, 'alpha': 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-0.012278927800506656, -0.037456913228180788, -0.023726505236697282, -0.0067030021003329221, -0.095825198070131457, -0.057066083760819453, -0.007230338342616216, -0.059627073731379987, -0.05155575719538863, -0.0012897167145495825]</text:p>
          </table:table-cell>
          <table:table-cell office:value-type="string" calcext:value-type="string">
            <text:p>-0.0352759516181</text:p>
          </table:table-cell>
          <table:table-cell office:value-type="string" calcext:value-type="string">
            <text:p>[1.2617202922485342, 0.862738415885692, 1.31625301326824, 1.1575948252178045, 1.1100663280640157, 1.3814631404516469, 1.1363024401477668, 1.3259352992099636, 1.0334681450085192, 1.1069238835571733]</text:p>
          </table:table-cell>
          <table:table-cell office:value-type="string" calcext:value-type="string">
            <text:p>1.16924657831</text:p>
          </table:table-cell>
          <table:table-cell office:value-type="string" calcext:value-type="string">
            <text:p>[0.90321178609369523, 0.73945888823162731, 0.91708142903780276, 0.81614111025708225, 0.85040947234560615, 0.91880695766602483, 0.84037297662580668, 0.89248992249000614, 0.76394570360715919, 0.87850107653833331]</text:p>
          </table:table-cell>
          <table:table-cell office:value-type="string" calcext:value-type="string">
            <text:p>0.852041932289</text:p>
          </table:table-cell>
          <table:table-cell office:value-type="string" calcext:value-type="string">
            <text:p>[[-0.072683238260418545, 0.052665760119998649, {'normalize': False, 'selection': 'cyclic', 'fit_intercept': True, 'l1_ratio': 1, 'max_iter': 1000, 'tol': 0.0001, 'alpha': 0.01}], [0.002244033183234375, 0.01715850013623545, {'normalize': False, 'selection': 'random', 'fit_intercept': True, 'l1_ratio': 0.25, 'max_iter': 1000, 'tol': 0.001, 'alpha': 0.01}], [-0.10411823375510919, 0.078084460616352491, {'normalize': True, 'selection': 'cyclic', 'fit_intercept': True, 'l1_ratio': 0.25, 'max_iter': 1000, 'tol': 0.0001, 'alpha': 1}], [-0.0024500155535756665, 0.00079691339429169132, {'normalize': True, 'selection': 'cyclic', 'fit_intercept': True, 'l1_ratio': 0, 'max_iter': 1000, 'tol': 0.0001, 'alpha': 1}], [-0.086347752762366531, 0.076573145805135162, {'normalize': True, 'selection': 'cyclic', 'fit_intercept': True, 'l1_ratio': 0.25, 'max_iter': 1000, 'tol': 0.0001, 'alpha': 1}], [-0.039417690152076058, 0.031538094834644197, {'normalize': True, 'selection': 'cyclic', 'fit_intercept': True, 'l1_ratio': 0, 'max_iter': 1000, 'tol': 0.0001, 'alpha': 1}], [-0.088954007524951445, 0.056642795747049189, {'normalize': True, 'selection': 'cyclic', 'fit_intercept': True, 'l1_ratio': 0, 'max_iter': 1000, 'tol': 0.0001, 'alpha': 1}], [-0.063736347429041162, 0.052107604890600644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-0.012278927800506656, -0.027775094672034761, -0.023726505236697282, -0.0070817622822234583, -0.095825198070131457, -0.057458827879964591, -0.0072568911821999649, -0.13367441144803949, -0.05155575719538863, -0.0012897167145495825]</text:p>
          </table:table-cell>
          <table:table-cell office:value-type="string" calcext:value-type="string">
            <text:p>-0.0417923092482</text:p>
          </table:table-cell>
          <table:table-cell office:value-type="string" calcext:value-type="string">
            <text:p>[1.2617202922485342, 0.85468711592564739, 1.31625301326824, 1.1580303566760799, 1.1100663280640157, 1.3819764116014486, 1.1363323956160081, 1.4185924059647965, 1.0334681450085192, 1.1069238835571733]</text:p>
          </table:table-cell>
          <table:table-cell office:value-type="string" calcext:value-type="string">
            <text:p>1.17780503479</text:p>
          </table:table-cell>
          <table:table-cell office:value-type="string" calcext:value-type="string">
            <text:p>[0.90321178609369523, 0.73644501435336152, 0.91708142903780276, 0.81645312554991956, 0.85040947234560615, 0.91889616199076196, 0.84029926544062084, 0.94429514660884184, 0.76394570360715919, 0.87850107653833331]</text:p>
          </table:table-cell>
          <table:table-cell office:value-type="string" calcext:value-type="string">
            <text:p>0.856953818157</text:p>
          </table:table-cell>
          <table:table-cell office:value-type="string" calcext:value-type="string">
            <text:p>[[-0.076559826324604202, 0.064274477108100428, {'normalize': False, 'selection': 'random', 'fit_intercept': True, 'l1_ratio': 1, 'max_iter': 1000, 'tol': 0.001, 'alpha': 0.01}], [-0.00020915895358629901, 0.0049238998034668094, {'normalize': False, 'selection': 'cyclic', 'fit_intercept': True, 'l1_ratio': 0, 'max_iter': 1000, 'tol': 0.0001, 'alpha': 0.1}], [-0.10411823375510919, 0.078084460616352491, {'normalize': True, 'selection': 'cyclic', 'fit_intercept': True, 'l1_ratio': 0.25, 'max_iter': 1000, 'tol': 0.0001, 'alpha': 1}], [-0.0023780498952937264, 0.00086640703656657271, {'normalize': True, 'selection': 'cyclic', 'fit_intercept': True, 'l1_ratio': 0, 'max_iter': 1000, 'tol': 0.0001, 'alpha': 1}], [-0.086347752762366531, 0.076573145805135162, {'normalize': True, 'selection': 'cyclic', 'fit_intercept': True, 'l1_ratio': 0.25, 'max_iter': 1000, 'tol': 0.0001, 'alpha': 1}], [-0.039917226195494183, 0.031376851051124886, {'normalize': True, 'selection': 'cyclic', 'fit_intercept': True, 'l1_ratio': 0, 'max_iter': 1000, 'tol': 0.0001, 'alpha': 1}], [-0.090471903160549899, 0.057892995003440841, {'normalize': True, 'selection': 'cyclic', 'fit_intercept': True, 'l1_ratio': 0, 'max_iter': 1000, 'tol': 0.0001, 'alpha': 1}], [-0.054162759854283545, 0.041247100962405824, {'normalize': False, 'selection': 'random', 'fit_intercept': True, 'l1_ratio': 1, 'max_iter': 1000, 'tol': 0.0001, 'alpha': 0.0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-0.035942253263777868, -0.028605702111183184, -0.020592347711700931, -0.0073505104520341646, -0.095825198070131457, -0.056639706180383831, -0.0071937499607066524, -0.059154647183300657, -0.05155575719538863, -0.0012897167145495825]</text:p>
          </table:table-cell>
          <table:table-cell office:value-type="string" calcext:value-type="string">
            <text:p>-0.0364149588843</text:p>
          </table:table-cell>
          <table:table-cell office:value-type="string" calcext:value-type="string">
            <text:p>[1.2912146313077928, 0.85537784046286591, 1.3122232804585185, 1.1583393867375882, 1.1100663280640157, 1.3809059142570546, 1.1362611631269484, 1.3253441411960627, 1.0334681450085192, 1.1069238835571733]</text:p>
          </table:table-cell>
          <table:table-cell office:value-type="string" calcext:value-type="string">
            <text:p>1.17101247142</text:p>
          </table:table-cell>
          <table:table-cell office:value-type="string" calcext:value-type="string">
            <text:p>[0.91758462554499365, 0.74152653271905378, 0.92025252819791437, 0.81648065169428019, 0.85040947234560615, 0.91844952665662871, 0.84041441479415468, 0.89227325910946964, 0.76394570360715919, 0.87850107653833331]</text:p>
          </table:table-cell>
          <table:table-cell office:value-type="string" calcext:value-type="string">
            <text:p>0.853983779121</text:p>
          </table:table-cell>
          <table:table-cell office:value-type="string" calcext:value-type="string">
            <text:p>[[-0.059219898891617329, 0.053531700812312011, {'normalize': False, 'selection': 'cyclic', 'fit_intercept': True, 'l1_ratio': 0.5, 'max_iter': 1000, 'tol': 0.0001, 'alpha': 0.01}], [-0.0021246228019372016, 0.0056772881285191571, {'normalize': False, 'selection': 'cyclic', 'fit_intercept': True, 'l1_ratio': 0, 'max_iter': 1000, 'tol': 0.0001, 'alpha': 0.1}], [-0.097477619180940278, 0.064601208238619715, {'normalize': False, 'selection': 'random', 'fit_intercept': True, 'l1_ratio': 0.75, 'max_iter': 1000, 'tol': 0.0001, 'alpha': 0.01}], [-0.0026543855336736331, 0.0015919687630105194, {'normalize': True, 'selection': 'cyclic', 'fit_intercept': True, 'l1_ratio': 0.25, 'max_iter': 1000, 'tol': 0.0001, 'alpha': 1}], [-0.086347752762366531, 0.076573145805135162, {'normalize': True, 'selection': 'cyclic', 'fit_intercept': True, 'l1_ratio': 0.25, 'max_iter': 1000, 'tol': 0.0001, 'alpha': 1}], [-0.036928382354193594, 0.03465307143562274, {'normalize': True, 'selection': 'cyclic', 'fit_intercept': True, 'l1_ratio': 0.25, 'max_iter': 1000, 'tol': 0.0001, 'alpha': 0.1}], [-0.090498296673429124, 0.057235753582500021, {'normalize': True, 'selection': 'cyclic', 'fit_intercept': True, 'l1_ratio': 0, 'max_iter': 1000, 'tol': 0.0001, 'alpha': 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-0.011056095088404216, -0.025485453436518979, -0.023726505236697282, -0.0073505104520341646, -0.095825198070131457, -0.056639706180383831, -0.0073157004536934522, -0.060292128523803168, -0.05155575719538863, -0.0012897167145495825]</text:p>
          </table:table-cell>
          <table:table-cell office:value-type="string" calcext:value-type="string">
            <text:p>-0.0340536771352</text:p>
          </table:table-cell>
          <table:table-cell office:value-type="string" calcext:value-type="string">
            <text:p>[1.2601961344255148, 0.85278307400613407, 1.31625301326824, 1.1583393867375882, 1.1100663280640157, 1.3809059142570546, 1.1363987410348837, 1.3267674972983696, 1.0334681450085192, 1.1069238835571733]</text:p>
          </table:table-cell>
          <table:table-cell office:value-type="string" calcext:value-type="string">
            <text:p>1.16821021177</text:p>
          </table:table-cell>
          <table:table-cell office:value-type="string" calcext:value-type="string">
            <text:p>[0.90122718697279269, 0.73498290004496525, 0.91708142903780276, 0.81648065169428019, 0.85040947234560615, 0.91844952665662871, 0.84043986959114336, 0.89265436146684995, 0.76394570360715919, 0.87850107653833331]</text:p>
          </table:table-cell>
          <table:table-cell office:value-type="string" calcext:value-type="string">
            <text:p>0.851417217796</text:p>
          </table:table-cell>
          <table:table-cell office:value-type="string" calcext:value-type="string">
            <text:p>[[-0.07836689995276945, 0.052787519824814895, {'normalize': False, 'selection': 'random', 'fit_intercept': True, 'l1_ratio': 1, 'max_iter': 1000, 'tol': 0.0001, 'alpha': 0.01}], [-0.00098767702002875444, 0.0062409413433797334, {'normalize': False, 'selection': 'cyclic', 'fit_intercept': True, 'l1_ratio': 0, 'max_iter': 1000, 'tol': 0.0001, 'alpha': 0.1}], [-0.10411823375510919, 0.078084460616352491, {'normalize': True, 'selection': 'cyclic', 'fit_intercept': True, 'l1_ratio': 0.25, 'max_iter': 1000, 'tol': 0.0001, 'alpha': 1}], [-0.0026543855336736331, 0.0015919687630105194, {'normalize': True, 'selection': 'cyclic', 'fit_intercept': True, 'l1_ratio': 0.25, 'max_iter': 1000, 'tol': 0.0001, 'alpha': 1}], [-0.086347752762366531, 0.076573145805135162, {'normalize': True, 'selection': 'cyclic', 'fit_intercept': True, 'l1_ratio': 0.25, 'max_iter': 1000, 'tol': 0.0001, 'alpha': 1}], [-0.036919779679482623, 0.03464734852935044, {'normalize': True, 'selection': 'cyclic', 'fit_intercept': True, 'l1_ratio': 0.25, 'max_iter': 1000, 'tol': 0.0001, 'alpha': 0.1}], [-0.089722288946215006, 0.057114014374551138, {'normalize': True, 'selection': 'cyclic', 'fit_intercept': True, 'l1_ratio': 0, 'max_iter': 1000, 'tol': 0.0001, 'alpha': 1}], [-0.063141668940088519, 0.051031633675918835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-0.011056095088404216, -0.016406255706252315, -0.023726505236697282, -0.0071817968752820871, -0.095825198070131457, -0.056639706180383831, -0.0073422321047624806, -0.1361768445308531, -0.05155575719538863, -0.0012897167145495825]</text:p>
          </table:table-cell>
          <table:table-cell office:value-type="string" calcext:value-type="string">
            <text:p>-0.0407200107703</text:p>
          </table:table-cell>
          <table:table-cell office:value-type="string" calcext:value-type="string">
            <text:p>[1.2601961344255148, 0.84523290727877576, 1.31625301326824, 1.1581453851671302, 1.1100663280640157, 1.3809059142570546, 1.1364286725993957, 1.4217237570227959, 1.0334681450085192, 1.1069238835571733]</text:p>
          </table:table-cell>
          <table:table-cell office:value-type="string" calcext:value-type="string">
            <text:p>1.17693441406</text:p>
          </table:table-cell>
          <table:table-cell office:value-type="string" calcext:value-type="string">
            <text:p>[0.90122718697279269, 0.72850888714583151, 0.91708142903780276, 0.81643119102118078, 0.85040947234560615, 0.91844952665662871, 0.8403661312515136, 0.94420784371298849, 0.76394570360715919, 0.87850107653833331]</text:p>
          </table:table-cell>
          <table:table-cell office:value-type="string" calcext:value-type="string">
            <text:p>0.855912844829</text:p>
          </table:table-cell>
          <table:table-cell office:value-type="string" calcext:value-type="string">
            <text:p>[[-0.082967147615268827, 0.063969916493944817, {'normalize': False, 'selection': 'random', 'fit_intercept': True, 'l1_ratio': 1, 'max_iter': 1000, 'tol': 0.001, 'alpha': 0.01}], [-0.0022938795033269161, 0.0013672269530598385, {'normalize': True, 'selection': 'cyclic', 'fit_intercept': True, 'l1_ratio': 0, 'max_iter': 1000, 'tol': 0.0001, 'alpha': 1}], [-0.10411823375510919, 0.078084460616352491, {'normalize': True, 'selection': 'cyclic', 'fit_intercept': True, 'l1_ratio': 0.25, 'max_iter': 1000, 'tol': 0.0001, 'alpha': 1}], [-0.002605423841512306, 0.00072373757817597814, {'normalize': True, 'selection': 'cyclic', 'fit_intercept': True, 'l1_ratio': 0, 'max_iter': 1000, 'tol': 0.0001, 'alpha': 1}], [-0.086347752762366531, 0.076573145805135162, {'normalize': True, 'selection': 'cyclic', 'fit_intercept': True, 'l1_ratio': 0.25, 'max_iter': 1000, 'tol': 0.0001, 'alpha': 1}], [-0.038587547110848337, 0.032311082792634852, {'normalize': True, 'selection': 'random', 'fit_intercept': True, 'l1_ratio': 0.25, 'max_iter': 1000, 'tol': 0.0001, 'alpha': 0.1}], [-0.091239971502446934, 0.058347559859566064, {'normalize': True, 'selection': 'cyclic', 'fit_intercept': True, 'l1_ratio': 0, 'max_iter': 1000, 'tol': 0.0001, 'alpha': 1}], [-0.057516387986931664, 0.040171335060671574, {'normalize': False, 'selection': 'random', 'fit_intercept': True, 'l1_ratio': 1, 'max_iter': 1000, 'tol': 0.001, 'alpha': 0.0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-0.037523471503700723, -0.0099790331771061336, -0.020105155219547921, -0.0073505104520341646, -0.095800423598793927, -0.056639706180383831, -0.0072864956956288918, -0.060652021451145011, -0.05155575719538863, -0.0012897167145495825]</text:p>
          </table:table-cell>
          <table:table-cell office:value-type="string" calcext:value-type="string">
            <text:p>-0.0348182291188</text:p>
          </table:table-cell>
          <table:table-cell office:value-type="string" calcext:value-type="string">
            <text:p>[1.2931854864594643, 0.83988809564116618, 1.3115968743016422, 1.1583393867375882, 1.1100412316284931, 1.3809059142570546, 1.1363657938165668, 1.3272178394499892, 1.0334681450085192, 1.1069238835571733]</text:p>
          </table:table-cell>
          <table:table-cell office:value-type="string" calcext:value-type="string">
            <text:p>1.16979326509</text:p>
          </table:table-cell>
          <table:table-cell office:value-type="string" calcext:value-type="string">
            <text:p>[0.91800500158159781, 0.72994802891793853, 0.91857195389532842, 0.81648065169428019, 0.85064791481432966, 0.91844952665662871, 0.84039651279117289, 0.89266813418810464, 0.76394570360715919, 0.87850107653833331]</text:p>
          </table:table-cell>
          <table:table-cell office:value-type="string" calcext:value-type="string">
            <text:p>0.852761450468</text:p>
          </table:table-cell>
          <table:table-cell office:value-type="string" calcext:value-type="string">
            <text:p>[[-0.062099966454441644, 0.049516763248640537, {'normalize': False, 'selection': 'random', 'fit_intercept': True, 'l1_ratio': 0.5, 'max_iter': 1000, 'tol': 0.001, 'alpha': 0.01}], [0.0027158077906632755, 0.0083748050066847525, {'normalize': True, 'selection': 'random', 'fit_intercept': True, 'l1_ratio': 0, 'max_iter': 1000, 'tol': 0.001, 'alpha': 0.1}], [-0.093337462945202135, 0.070405404103788094, {'normalize': False, 'selection': 'random', 'fit_intercept': True, 'l1_ratio': 0.75, 'max_iter': 1000, 'tol': 0.0001, 'alpha': 0.01}], [0.0032003256215362326, 0.0085485681896969885, {'normalize': True, 'selection': 'cyclic', 'fit_intercept': True, 'l1_ratio': 0.25, 'max_iter': 1000, 'tol': 0.0001, 'alpha': 0.1}], [-0.086010004267146542, 0.077093134748969214, {'normalize': True, 'selection': 'cyclic', 'fit_intercept': True, 'l1_ratio': 0, 'max_iter': 1000, 'tol': 0.0001, 'alpha': 1}], [-0.041059609006942881, 0.028866161383142866, {'normalize': True, 'selection': 'cyclic', 'fit_intercept': True, 'l1_ratio': 0.25, 'max_iter': 1000, 'tol': 0.0001, 'alpha': 0.1}], [-0.090610090698909213, 0.06049501239557431, {'normalize': True, 'selection': 'cyclic', 'fit_intercept': True, 'l1_ratio': 0, 'max_iter': 1000, 'tol': 0.0001, 'alpha': 1}], [-0.064482308855965176, 0.051258387452228382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086479695067860473, 0.0041011610329959513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-0.015517591970583444, -0.75795845496761682, -0.023726505236697282, -0.0073505104520341646, -0.095825198070131457, -0.056639706180383831, -0.0065887554788959246, -0.071607499027719124, -0.05155575719538863, -0.0012897167145495825]</text:p>
          </table:table-cell>
          <table:table-cell office:value-type="string" calcext:value-type="string">
            <text:p>-0.108805969529</text:p>
          </table:table-cell>
          <table:table-cell office:value-type="string" calcext:value-type="string">
            <text:p>[1.2657570139375285, 1.4619000300574825, 1.31625301326824, 1.1583393867375882, 1.1100663280640157, 1.3809059142570546, 1.1355786412848354, 1.34092667607619, 1.0334681450085192, 1.1069238835571733]</text:p>
          </table:table-cell>
          <table:table-cell office:value-type="string" calcext:value-type="string">
            <text:p>1.23101190322</text:p>
          </table:table-cell>
          <table:table-cell office:value-type="string" calcext:value-type="string">
            <text:p>[0.90361998638434804, 0.83469248739913915, 0.91708142903780276, 0.81648065169428019, 0.85040947234560615, 0.91844952665662871, 0.84071873187640789, 0.89577843151274772, 0.76394570360715919, 0.87850107653833331]</text:p>
          </table:table-cell>
          <table:table-cell office:value-type="string" calcext:value-type="string">
            <text:p>0.861967749705</text:p>
          </table:table-cell>
          <table:table-cell office:value-type="string" calcext:value-type="string">
            <text:p>[[-0.08055301963585762, 0.050321678755325172, {'normalize': False, 'selection': 'random', 'fit_intercept': True, 'l1_ratio': 1, 'max_iter': 1000, 'tol': 0.0001, 'alpha': 0.01}], [0.01803385429861535, 0.00568795761347839, {'normalize': True, 'selection': 'cyclic', 'fit_intercept': True, 'l1_ratio': 0, 'max_iter': 1000, 'tol': 0.0001, 'alpha': 0.01}], [-0.099125205588174906, 0.072325191605677797, {'normalize': True, 'selection': 'cyclic', 'fit_intercept': True, 'l1_ratio': 0.25, 'max_iter': 1000, 'tol': 0.0001, 'alpha': 0.1}], [0.0032003256215362326, 0.0085485681896969885, {'normalize': True, 'selection': 'cyclic', 'fit_intercept': True, 'l1_ratio': 0.25, 'max_iter': 1000, 'tol': 0.0001, 'alpha': 0.1}], [-0.086347752762366531, 0.076573145805135162, {'normalize': True, 'selection': 'cyclic', 'fit_intercept': True, 'l1_ratio': 0.25, 'max_iter': 1000, 'tol': 0.0001, 'alpha': 1}], [-0.041051006332231924, 0.028860500297990938, {'normalize': True, 'selection': 'cyclic', 'fit_intercept': True, 'l1_ratio': 0.25, 'max_iter': 1000, 'tol': 0.0001, 'alpha': 0.1}], [-0.08707999104263156, 0.069406336457984261, {'normalize': True, 'selection': 'random', 'fit_intercept': True, 'l1_ratio': 0, 'max_iter': 1000, 'tol': 0.0001, 'alpha': 0.1}], [-0.059456032053754417, 0.04991937411915924, {'normalize': True, 'selection': 'random', 'fit_intercept': True, 'l1_ratio': 0, 'max_iter': 1000, 'tol': 0.0001, 'alpha': 0.1}], [-0.021350821739725891, 0.013368116508392267, {'normalize': True, 'selection': 'cyclic', 'fit_intercept': True, 'l1_ratio': 0.25, 'max_iter': 1000, 'tol': 0.0001, 'alpha': 1}], [-0.0086479695067860473, 0.0041011610329959513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-0.00092134257005160869, -0.55001656429894896, -0.023726505236697282, -0.0073505104520341646, -0.095825198070131457, -0.056639706180383831, -0.0074921691116969225, -0.079442272586921492, -0.05155575719538863, -0.0011987503041812619]</text:p>
          </table:table-cell>
          <table:table-cell office:value-type="string" calcext:value-type="string">
            <text:p>-0.0874168776006</text:p>
          </table:table-cell>
          <table:table-cell office:value-type="string" calcext:value-type="string">
            <text:p>[1.2475640203331009, 1.2889777090778691, 1.31625301326824, 1.1583393867375882, 1.1100663280640157, 1.3809059142570546, 1.1365978233689491, 1.3507305052543945, 1.0334681450085192, 1.1068233203629676]</text:p>
          </table:table-cell>
          <table:table-cell office:value-type="string" calcext:value-type="string">
            <text:p>1.21297261657</text:p>
          </table:table-cell>
          <table:table-cell office:value-type="string" calcext:value-type="string">
            <text:p>[0.89121592101269442, 0.80705379925728249, 0.91708142903780276, 0.81648065169428019, 0.85040947234560615, 0.91844952665662871, 0.84037675655939381, 0.90744345922864633, 0.76394570360715919, 0.87847419666251714]</text:p>
          </table:table-cell>
          <table:table-cell office:value-type="string" calcext:value-type="string">
            <text:p>0.859093091606</text:p>
          </table:table-cell>
          <table:table-cell office:value-type="string" calcext:value-type="string">
            <text:p>[[-0.081981462963105073, 0.05785433275223175, {'normalize': True, 'selection': 'random', 'fit_intercept': True, 'l1_ratio': 0, 'max_iter': 1000, 'tol': 0.0001, 'alpha': 1}], [0.0057057068627737262, 0.01873458748683381, {'normalize': True, 'selection': 'random', 'fit_intercept': True, 'l1_ratio': 0.5, 'max_iter': 1000, 'tol': 0.001, 'alpha': 0.01}], [-0.099125205588174906, 0.072325191605677797, {'normalize': True, 'selection': 'cyclic', 'fit_intercept': True, 'l1_ratio': 0.25, 'max_iter': 1000, 'tol': 0.0001, 'alpha': 0.1}], [0.0032003256215362326, 0.0085485681896969885, {'normalize': True, 'selection': 'cyclic', 'fit_intercept': True, 'l1_ratio': 0.25, 'max_iter': 1000, 'tol': 0.0001, 'alpha': 0.1}], [-0.086347752762366531, 0.076573145805135162, {'normalize': True, 'selection': 'cyclic', 'fit_intercept': True, 'l1_ratio': 0.25, 'max_iter': 1000, 'tol': 0.0001, 'alpha': 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5353898835611956, 0.052206277571616992, {'normalize': True, 'selection': 'random', 'fit_intercept': True, 'l1_ratio': 0, 'max_iter': 1000, 'tol': 0.0001, 'alpha': 0.1}], [-0.021350821739725891, 0.013368116508392267, {'normalize': True, 'selection': 'cyclic', 'fit_intercept': True, 'l1_ratio': 0.25, 'max_iter': 1000, 'tol': 0.0001, 'alpha': 1}], [-0.010136264746548738, 0.0020554231124250161, {'normalize': True, 'selection': 'cyclic', 'fit_intercept': True, 'l1_ratio': 0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-0.047309047574418672, -0.012411453285224416, -0.020588629917750012, -0.0073505104520341646, -0.095824601872677384, -0.056639706180383831, -0.0073777742247713718, -0.060877706840421153, -0.05155575719538863, -0.0012897167145495825]</text:p>
          </table:table-cell>
          <table:table-cell office:value-type="string" calcext:value-type="string">
            <text:p>-0.0361224904258</text:p>
          </table:table-cell>
          <table:table-cell office:value-type="string" calcext:value-type="string">
            <text:p>[1.3053823815648415, 0.84191087099124473, 1.3122185003170788, 1.1583393867375882, 1.1100657241184961, 1.3809059142570546, 1.1364687692844904, 1.3275002446768616, 1.0334681450085192, 1.1069238835571733]</text:p>
          </table:table-cell>
          <table:table-cell office:value-type="string" calcext:value-type="string">
            <text:p>1.17131838205</text:p>
          </table:table-cell>
          <table:table-cell office:value-type="string" calcext:value-type="string">
            <text:p>[0.92237888670389712, 0.73142791079535741, 0.92025322282035038, 0.81648065169428019, 0.85056351595026136, 0.91844952665662871, 0.84036146838571935, 0.89297889647057049, 0.76394570360715919, 0.87850107653833331]</text:p>
          </table:table-cell>
          <table:table-cell office:value-type="string" calcext:value-type="string">
            <text:p>0.853534085962</text:p>
          </table:table-cell>
          <table:table-cell office:value-type="string" calcext:value-type="string">
            <text:p>[[-0.068411740728628545, 0.048970733523154363, {'normalize': False, 'selection': 'random', 'fit_intercept': True, 'l1_ratio': 0.25, 'max_iter': 1000, 'tol': 0.001, 'alpha': 0.01}], [-0.0014890818829065683, 0.0033881892246540443, {'normalize': True, 'selection': 'random', 'fit_intercept': True, 'l1_ratio': 0, 'max_iter': 1000, 'tol': 0.001, 'alpha': 0.1}], [-0.092615133926900253, 0.073414025729596377, {'normalize': False, 'selection': 'random', 'fit_intercept': True, 'l1_ratio': 0.75, 'max_iter': 1000, 'tol': 0.001, 'alpha': 0.01}], [0.0026225905487445049, 0.007732499990481128, {'normalize': True, 'selection': 'cyclic', 'fit_intercept': True, 'l1_ratio': 0.25, 'max_iter': 1000, 'tol': 0.0001, 'alpha': 0.1}], [-0.085203316853868297, 0.077522423012054073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925061352700471, 0.06161732807362779, {'normalize': True, 'selection': 'cyclic', 'fit_intercept': True, 'l1_ratio': 0, 'max_iter': 1000, 'tol': 0.0001, 'alpha': 1}], [-0.063574046141303117, 0.051235717774649185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068942145549424532, 0.0017902844048569399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-0.00067248606565573077, -0.0032131141095363969, -0.021404060367825828, -0.0073505104520341646, -0.096623196449951099, -0.056639706180383831, -0.0074969820232513307, -0.073669948233432869, -0.05155575719538863, -0.0012897167145495825]</text:p>
          </table:table-cell>
          <table:table-cell office:value-type="string" calcext:value-type="string">
            <text:p>-0.0319915477792</text:p>
          </table:table-cell>
          <table:table-cell office:value-type="string" calcext:value-type="string">
            <text:p>[1.2472538416927763, 0.83426162747276533, 1.3132669373571795, 1.1583393867375882, 1.1108746970747372, 1.3809059142570546, 1.1366032530337786, 1.3435074653675143, 1.0334681450085192, 1.1069238835571733]</text:p>
          </table:table-cell>
          <table:table-cell office:value-type="string" calcext:value-type="string">
            <text:p>1.16654051516</text:p>
          </table:table-cell>
          <table:table-cell office:value-type="string" calcext:value-type="string">
            <text:p>[0.89106682407673876, 0.71799624871149492, 0.91614489250434394, 0.81648065169428019, 0.85101838902469584, 0.91844952665662871, 0.84038599945664194, 0.89847416113860579, 0.76394570360715919, 0.87850107653833331]</text:p>
          </table:table-cell>
          <table:table-cell office:value-type="string" calcext:value-type="string">
            <text:p>0.849246347341</text:p>
          </table:table-cell>
          <table:table-cell office:value-type="string" calcext:value-type="string">
            <text:p>[[-0.083018364983262011, 0.057241982111869941, {'normalize': True, 'selection': 'cyclic', 'fit_intercept': True, 'l1_ratio': 0, 'max_iter': 1000, 'tol': 0.0001, 'alpha': 1}], [0.0019908132687274649, 0.0028146286537897524, {'normalize': True, 'selection': 'cyclic', 'fit_intercept': True, 'l1_ratio': 0, 'max_iter': 1000, 'tol': 0.0001, 'alpha': 0.1}], [-0.099968340924996471, 0.069995736068316092, {'normalize': True, 'selection': 'cyclic', 'fit_intercept': True, 'l1_ratio': 0, 'max_iter': 1000, 'tol': 0.0001, 'alpha': 0.1}], [0.0026225905487445049, 0.007732499990481128, {'normalize': True, 'selection': 'cyclic', 'fit_intercept': True, 'l1_ratio': 0.25, 'max_iter': 1000, 'tol': 0.0001, 'alpha': 0.1}], [-0.085772650494964187, 0.078191655806606988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8505219780635164, 0.061488744182600516, {'normalize': True, 'selection': 'cyclic', 'fit_intercept': True, 'l1_ratio': 0, 'max_iter': 1000, 'tol': 0.0001, 'alpha': 1}], [-0.06136358294149992, 0.046579475419081216, {'normalize': True, 'selection': 'random', 'fit_intercept': True, 'l1_ratio': 0, 'max_iter': 1000, 'tol': 0.0001, 'alpha': 0.1}], [-0.021350821739725891, 0.013368116508392267, {'normalize': True, 'selection': 'cyclic', 'fit_intercept': True, 'l1_ratio': 0.25, 'max_iter': 1000, 'tol': 0.0001, 'alpha': 1}], [-0.0068942145549424532, 0.0017902844048569399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-0.0010641019360009274, -0.0088167494657871437, -0.022136460939330194, -0.0073505104520341646, -0.096035922861703593, -0.056639706180383831, -0.0075250569676728052, -0.081625787709099562, -0.05155575719538863, -0.0012897167145495825]</text:p>
          </table:table-cell>
          <table:table-cell office:value-type="string" calcext:value-type="string">
            <text:p>-0.0334039770422</text:p>
          </table:table-cell>
          <table:table-cell office:value-type="string" calcext:value-type="string">
            <text:p>[1.2477419578402247, 0.83892155255380763, 1.3142086190018676, 1.1583393867375882, 1.1102797913937734, 1.3809059142570546, 1.1366349256578436, 1.353462787062427, 1.0334681450085192, 1.1069238835571733]</text:p>
          </table:table-cell>
          <table:table-cell office:value-type="string" calcext:value-type="string">
            <text:p>1.16808869631</text:p>
          </table:table-cell>
          <table:table-cell office:value-type="string" calcext:value-type="string">
            <text:p>[0.89136093845957076, 0.72198788500952127, 0.91703132430680689, 0.81648065169428019, 0.85063072327006939, 0.91844952665662871, 0.84031357986907029, 0.91001845662628733, 0.76394570360715919, 0.87850107653833331]</text:p>
          </table:table-cell>
          <table:table-cell office:value-type="string" calcext:value-type="string">
            <text:p>0.850871986604</text:p>
          </table:table-cell>
          <table:table-cell office:value-type="string" calcext:value-type="string">
            <text:p>[[-0.082852612281287416, 0.057581784584464238, {'normalize': True, 'selection': 'cyclic', 'fit_intercept': True, 'l1_ratio': 0, 'max_iter': 1000, 'tol': 0.0001, 'alpha': 1}], [3.6388292254004158e-05, 0.0027039935599719941, {'normalize': True, 'selection': 'cyclic', 'fit_intercept': True, 'l1_ratio': 0, 'max_iter': 1000, 'tol': 0.0001, 'alpha': 0.1}], [-0.10140952702454677, 0.068922299822288924, {'normalize': True, 'selection': 'cyclic', 'fit_intercept': True, 'l1_ratio': 0, 'max_iter': 1000, 'tol': 0.0001, 'alpha': 0.1}], [0.0026225905487445049, 0.007732499990481128, {'normalize': True, 'selection': 'cyclic', 'fit_intercept': True, 'l1_ratio': 0.25, 'max_iter': 1000, 'tol': 0.0001, 'alpha': 0.1}], [-0.086219533936798404, 0.077501466705091976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9000820165203513, 0.062685619432202189, {'normalize': True, 'selection': 'cyclic', 'fit_intercept': True, 'l1_ratio': 0, 'max_iter': 1000, 'tol': 0.0001, 'alpha': 1}], [-0.054330499237559705, 0.047806531710077226, {'normalize': True, 'selection': 'cyclic', 'fit_intercept': True, 'l1_ratio': 0, 'max_iter': 1000, 'tol': 0.0001, 'alpha': 0.1}], [-0.021350821739725891, 0.013368116508392267, {'normalize': True, 'selection': 'cyclic', 'fit_intercept': True, 'l1_ratio': 0.25, 'max_iter': 1000, 'tol': 0.0001, 'alpha': 1}], [-0.0096420115431579308, 0.0024535505976645477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-0.036905959327919291, -0.010554933720307469, 0.0026650795314403508, -0.0069165669880912883, -0.096003136933092259, -0.056639706180383831, -0.0050277612118272419, -0.060797179876098673, -0.05155575719538863, -0.0012897167145495825]</text:p>
          </table:table-cell>
          <table:table-cell office:value-type="string" calcext:value-type="string">
            <text:p>-0.0323025638616</text:p>
          </table:table-cell>
          <table:table-cell office:value-type="string" calcext:value-type="string">
            <text:p>[1.2924158096228764, 0.84036700856373103, 1.2823201192791824, 1.1578404007335241, 1.1102465793856451, 1.3809059142570546, 1.1338176125238815, 1.3273994794669302, 1.0334681450085192, 1.1069238835571733]</text:p>
          </table:table-cell>
          <table:table-cell office:value-type="string" calcext:value-type="string">
            <text:p>1.16657049524</text:p>
          </table:table-cell>
          <table:table-cell office:value-type="string" calcext:value-type="string">
            <text:p>[0.91629485424533053, 0.73327084647490059, 0.90971995138319617, 0.81626833128118437, 0.85064301215687299, 0.91844952665662871, 0.83929491690380609, 0.89309243308651698, 0.76394570360715919, 0.87850107653833331]</text:p>
          </table:table-cell>
          <table:table-cell office:value-type="string" calcext:value-type="string">
            <text:p>0.851948065233</text:p>
          </table:table-cell>
          <table:table-cell office:value-type="string" calcext:value-type="string">
            <text:p>[[-0.059779568961766449, 0.048272952400715816, {'normalize': False, 'selection': 'random', 'fit_intercept': True, 'l1_ratio': 0, 'max_iter': 1000, 'tol': 0.0001, 'alpha': 0.01}], [0.0059859153903848673, 0.0040500590369187952, {'normalize': True, 'selection': 'cyclic', 'fit_intercept': True, 'l1_ratio': 0, 'max_iter': 1000, 'tol': 0.0001, 'alpha': 0.1}], [-0.090141769464061286, 0.086031395738854086, {'normalize': False, 'selection': 'random', 'fit_intercept': True, 'l1_ratio': 0, 'max_iter': 1000, 'tol': 0.0001, 'alpha': 0.01}], [-0.00031592475242814885, 0.0057978880511751806, {'normalize': True, 'selection': 'cyclic', 'fit_intercept': True, 'l1_ratio': 0, 'max_iter': 1000, 'tol': 0.0001, 'alpha': 1}], [-0.084764890289956027, 0.078313526543666842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6256821877749398, 0.069983533622712507, {'normalize': True, 'selection': 'cyclic', 'fit_intercept': True, 'l1_ratio': 0, 'max_iter': 1000, 'tol': 0.0001, 'alpha': 0.1}], [-0.0618419501589915, 0.049624797421028148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057029026235054653, 0.0009209153324086321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00049395252957251667, -1.0002551557616783, -0.023005707489035521, -0.0064919894112080989, -0.096803530241605928, -0.056639706180383831, -0.0059202910350966143, -0.06090297412802026, -0.05155575719538863, -0.0012897167145495825]</text:p>
          </table:table-cell>
          <table:table-cell office:value-type="string" calcext:value-type="string">
            <text:p>-0.130237087563</text:p>
          </table:table-cell>
          <table:table-cell office:value-type="string" calcext:value-type="string">
            <text:p>[1.2457999743792889, 1.6633914550526152, 1.3153262499164429, 1.157352184442445, 1.1110573744490855, 1.3809059142570546, 1.1348245160865307, 1.3275318622047385, 1.0334681450085192, 1.1069238835571733]</text:p>
          </table:table-cell>
          <table:table-cell office:value-type="string" calcext:value-type="string">
            <text:p>1.24765815594</text:p>
          </table:table-cell>
          <table:table-cell office:value-type="string" calcext:value-type="string">
            <text:p>[0.890324385500468, 0.85934758490551122, 0.91675582998944727, 0.81589331797416842, 0.8511001405941464, 0.91844952665662871, 0.8395025275328597, 0.89319766307324089, 0.76394570360715919, 0.87850107653833331]</text:p>
          </table:table-cell>
          <table:table-cell office:value-type="string" calcext:value-type="string">
            <text:p>0.862701775637</text:p>
          </table:table-cell>
          <table:table-cell office:value-type="string" calcext:value-type="string">
            <text:p>[[-0.082725862155829721, 0.057507250591311711, {'normalize': True, 'selection': 'cyclic', 'fit_intercept': True, 'l1_ratio': 0, 'max_iter': 1000, 'tol': 0.0001, 'alpha': 1}], [0.028654155646056719, 0.019790753068092734, {'normalize': True, 'selection': 'cyclic', 'fit_intercept': True, 'l1_ratio': 0, 'max_iter': 1000, 'tol': 0.0001, 'alpha': 0.01}], [-0.10089482315459748, 0.074201358818384397, {'normalize': True, 'selection': 'cyclic', 'fit_intercept': True, 'l1_ratio': 0, 'max_iter': 1000, 'tol': 0.0001, 'alpha': 1}], [-0.00013159230724306691, 0.0059708568547371032, {'normalize': True, 'selection': 'cyclic', 'fit_intercept': True, 'l1_ratio': 0, 'max_iter': 1000, 'tol': 0.0001, 'alpha': 1}], [-0.085331462901684099, 0.078978819820713128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1642752920803113, 0.069579451771436859, {'normalize': True, 'selection': 'random', 'fit_intercept': True, 'l1_ratio': 0, 'max_iter': 1000, 'tol': 0.0001, 'alpha': 0.1}], [-0.060173271625412104, 0.048903140181423346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057029026235054653, 0.0009209153324086321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00010658396501772582, -1.0686872856653062, -0.023096959669697714, -0.0068617021286903057, -0.096213929315422053, -0.056639706180383831, -0.0073874072822353032, -0.08129420106892371, -0.05155575719538863, -0.0012897167145495825]</text:p>
          </table:table-cell>
          <table:table-cell office:value-type="string" calcext:value-type="string">
            <text:p>-0.139292008126</text:p>
          </table:table-cell>
          <table:table-cell office:value-type="string" calcext:value-type="string">
            <text:p>[1.2462827966183527, 1.7202989049871213, 1.3154435771099362, 1.1577773123378439, 1.1104601111845567, 1.3809059142570546, 1.1364796367755554, 1.3530478652075073, 1.0334681450085192, 1.1069238835571733]</text:p>
          </table:table-cell>
          <table:table-cell office:value-type="string" calcext:value-type="string">
            <text:p>1.2561088147</text:p>
          </table:table-cell>
          <table:table-cell office:value-type="string" calcext:value-type="string">
            <text:p>[0.89061912438028468, 0.86220673549849636, 0.91685579468522249, 0.81620256489828424, 0.85071060201500115, 0.91844952665662871, 0.84022625794999672, 0.91036660002891867, 0.76394570360715919, 0.87850107653833331]</text:p>
          </table:table-cell>
          <table:table-cell office:value-type="string" calcext:value-type="string">
            <text:p>0.864808398626</text:p>
          </table:table-cell>
          <table:table-cell office:value-type="string" calcext:value-type="string">
            <text:p>[[-0.082552268646337829, 0.057847570329485155, {'normalize': True, 'selection': 'cyclic', 'fit_intercept': True, 'l1_ratio': 0, 'max_iter': 1000, 'tol': 0.0001, 'alpha': 1}], [0.019689444318935052, 0.012123625152485018, {'normalize': True, 'selection': 'cyclic', 'fit_intercept': True, 'l1_ratio': 0, 'max_iter': 1000, 'tol': 0.0001, 'alpha': 0.01}], [-0.10111700057220588, 0.074150660284264522, {'normalize': True, 'selection': 'cyclic', 'fit_intercept': True, 'l1_ratio': 0, 'max_iter': 1000, 'tol': 0.0001, 'alpha': 1}], [-4.0787111217086763e-05, 0.0059708368002856496, {'normalize': True, 'selection': 'cyclic', 'fit_intercept': True, 'l1_ratio': 0, 'max_iter': 1000, 'tol': 0.0001, 'alpha': 1}], [-0.085778780755968495, 0.078289657316314945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90234063379064394, 0.061893862472521426, {'normalize': True, 'selection': 'cyclic', 'fit_intercept': True, 'l1_ratio': 0, 'max_iter': 1000, 'tol': 0.0001, 'alpha': 1}], [-0.051122345745005196, 0.050346990326548213, {'normalize': True, 'selection': 'cyclic', 'fit_intercept': True, 'l1_ratio': 0, 'max_iter': 1000, 'tol': 0.0001, 'alpha': 0.1}], [-0.021350821739725891, 0.013368116508392267, {'normalize': True, 'selection': 'cyclic', 'fit_intercept': True, 'l1_ratio': 0.25, 'max_iter': 1000, 'tol': 0.0001, 'alpha': 1}], [-0.0084506996117209437, 0.0031768556800625056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-0.040578918009491094, -0.67835920863267862, -0.018217749468181665, -0.0073505104520341646, -0.096287015211171223, -0.056639706180383831, -0.0071139156362942657, -0.060291531268676035, -0.05155575719538863, -0.0012897167145495825]</text:p>
          </table:table-cell>
          <table:table-cell office:value-type="string" calcext:value-type="string">
            <text:p>-0.101768402877</text:p>
          </table:table-cell>
          <table:table-cell office:value-type="string" calcext:value-type="string">
            <text:p>[1.296993842785336, 1.3957061218449345, 1.3091701485162026, 1.1583393867375882, 1.1105341468903156, 1.3809059142570546, 1.1361710983878472, 1.3267667499395341, 1.0334681450085192, 1.1069238835571733]</text:p>
          </table:table-cell>
          <table:table-cell office:value-type="string" calcext:value-type="string">
            <text:p>1.22549794379</text:p>
          </table:table-cell>
          <table:table-cell office:value-type="string" calcext:value-type="string">
            <text:p>[0.91537444980765115, 0.89037790179567899, 0.91421533847270886, 0.81648065169428019, 0.85089332401476891, 0.91844952665662871, 0.84023873744778632, 0.89320550594612325, 0.76394570360715919, 0.87850107653833331]</text:p>
          </table:table-cell>
          <table:table-cell office:value-type="string" calcext:value-type="string">
            <text:p>0.868168221598</text:p>
          </table:table-cell>
          <table:table-cell office:value-type="string" calcext:value-type="string">
            <text:p>[[-0.065670758220869291, 0.044014475814651045, {'normalize': False, 'selection': 'random', 'fit_intercept': True, 'l1_ratio': 0, 'max_iter': 1000, 'tol': 0.0001, 'alpha': 0.01}], [0.008331751161390866, 0.014046186327233166, {'normalize': True, 'selection': 'cyclic', 'fit_intercept': True, 'l1_ratio': 0, 'max_iter': 1000, 'tol': 0.0001, 'alpha': 0.01}], [-0.094732740515626745, 0.075766565380782497, {'normalize': False, 'selection': 'random', 'fit_intercept': True, 'l1_ratio': 0, 'max_iter': 1000, 'tol': 0.001, 'alpha': 0.1}], [0.0026002241530691064, 0.0077009760797817706, {'normalize': True, 'selection': 'cyclic', 'fit_intercept': True, 'l1_ratio': 0.25, 'max_iter': 1000, 'tol': 0.0001, 'alpha': 0.1}], [-0.085537856370083334, 0.07780863516671678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9746782015462531, 0.06081081156842686, {'normalize': True, 'selection': 'cyclic', 'fit_intercept': True, 'l1_ratio': 0, 'max_iter': 1000, 'tol': 0.0001, 'alpha': 1}], [-0.064163714255619661, 0.049040470165269877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-0.00059233368778000006, -0.65158611452041093, -0.01783022093220632, -0.0073505104520341646, -0.097086663932886452, -0.056639706180383831, -0.0050907553953207785, -0.060403337245860333, -0.05155575719538863, -0.0012897167145495825]</text:p>
          </table:table-cell>
          <table:table-cell office:value-type="string" calcext:value-type="string">
            <text:p>-0.0949425116257</text:p>
          </table:table-cell>
          <table:table-cell office:value-type="string" calcext:value-type="string">
            <text:p>[1.247153938515045, 1.3734418942820728, 1.3086718849657368, 1.1583393867375882, 1.1113441876904531, 1.3809059142570546, 1.1338886791326737, 1.3269066552849962, 1.0334681450085192, 1.1069238835571733]</text:p>
          </table:table-cell>
          <table:table-cell office:value-type="string" calcext:value-type="string">
            <text:p>1.21810445694</text:p>
          </table:table-cell>
          <table:table-cell office:value-type="string" calcext:value-type="string">
            <text:p>[0.89094693379605872, 0.86365759408539944, 0.91212065165072342, 0.81648065169428019, 0.85135047500338279, 0.91844952665662871, 0.83927345151435961, 0.89331216429847748, 0.76394570360715919, 0.87850107653833331]</text:p>
          </table:table-cell>
          <table:table-cell office:value-type="string" calcext:value-type="string">
            <text:p>0.862803822884</text:p>
          </table:table-cell>
          <table:table-cell office:value-type="string" calcext:value-type="string">
            <text:p>[[-0.083140922329334607, 0.056481707660486817, {'normalize': False, 'selection': 'random', 'fit_intercept': True, 'l1_ratio': 0, 'max_iter': 1000, 'tol': 0.0001, 'alpha': 1}], [0.026156630697823657, 0.019473989615479487, {'normalize': True, 'selection': 'random', 'fit_intercept': True, 'l1_ratio': 0, 'max_iter': 1000, 'tol': 0.0001, 'alpha': 0.01}], [-0.10177717085269213, 0.073767720939418885, {'normalize': False, 'selection': 'random', 'fit_intercept': True, 'l1_ratio': 0, 'max_iter': 1000, 'tol': 0.0001, 'alpha': 0.1}], [0.0026002241530691064, 0.0077009760797817706, {'normalize': True, 'selection': 'cyclic', 'fit_intercept': True, 'l1_ratio': 0.25, 'max_iter': 1000, 'tol': 0.0001, 'alpha': 0.1}], [-0.086102999497473937, 0.078472794496008871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87918232741377583, 0.060945752795576458, {'normalize': True, 'selection': 'random', 'fit_intercept': True, 'l1_ratio': 0, 'max_iter': 1000, 'tol': 0.0001, 'alpha': 0.1}], [-0.062384401448003925, 0.048173763692624182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-6.4097473033264407e-05, -0.68968163236974811, -0.023148180701078491, -0.0073505104520341646, -0.095825198070131457, -0.056639706180383831, -0.0072620351384919957, -0.079159511862433529, -0.05155575719538863, -0.0012897167145495825]</text:p>
          </table:table-cell>
          <table:table-cell office:value-type="string" calcext:value-type="string">
            <text:p>-0.101197634616</text:p>
          </table:table-cell>
          <table:table-cell office:value-type="string" calcext:value-type="string">
            <text:p>[1.246495536632972, 1.4051217320686984, 1.3155094343838787, 1.1583393867375882, 1.1100663280640157, 1.3809059142570546, 1.1363381987474908, 1.3503766803709774, 1.0334681450085192, 1.1069238835571733]</text:p>
          </table:table-cell>
          <table:table-cell office:value-type="string" calcext:value-type="string">
            <text:p>1.22435452398</text:p>
          </table:table-cell>
          <table:table-cell office:value-type="string" calcext:value-type="string">
            <text:p>[0.89035792246367418, 0.86583749697532886, 0.91660549225432231, 0.81648065169428019, 0.85040947234560615, 0.91844952665662871, 0.84019159825759104, 0.9111845655736649, 0.76394570360715919, 0.87850107653833331]</text:p>
          </table:table-cell>
          <table:table-cell office:value-type="string" calcext:value-type="string">
            <text:p>0.865196350637</text:p>
          </table:table-cell>
          <table:table-cell office:value-type="string" calcext:value-type="string">
            <text:p>[[-0.083305547411019046, 0.057330317661522245, {'normalize': True, 'selection': 'cyclic', 'fit_intercept': True, 'l1_ratio': 0.25, 'max_iter': 1000, 'tol': 0.0001, 'alpha': 1}], [0.018599627980580662, 0.011134769146002227, {'normalize': True, 'selection': 'cyclic', 'fit_intercept': True, 'l1_ratio': 0, 'max_iter': 1000, 'tol': 0.0001, 'alpha': 0.01}], [-0.10396183718294796, 0.077493546310372322, {'normalize': False, 'selection': 'cyclic', 'fit_intercept': True, 'l1_ratio': 0, 'max_iter': 1000, 'tol': 0.0001, 'alpha': 1}], [0.0026002241530691064, 0.0077009760797817706, {'normalize': True, 'selection': 'cyclic', 'fit_intercept': True, 'l1_ratio': 0.25, 'max_iter': 1000, 'tol': 0.0001, 'alpha': 0.1}], [-0.086347752762366531, 0.076573145805135162, {'normalize': True, 'selection': 'cyclic', 'fit_intercept': True, 'l1_ratio': 0.25, 'max_iter': 1000, 'tol': 0.0001, 'alpha': 1}], [-0.041084558532606112, 0.028813506648050904, {'normalize': True, 'selection': 'cyclic', 'fit_intercept': True, 'l1_ratio': 0.25, 'max_iter': 1000, 'tol': 0.0001, 'alpha': 1}], [-0.090549423111876429, 0.061904651262568437, {'normalize': True, 'selection': 'cyclic', 'fit_intercept': True, 'l1_ratio': 0, 'max_iter': 1000, 'tol': 0.0001, 'alpha': 1}], [-0.054271401748650264, 0.044781842580958645, {'normalize': True, 'selection': 'random', 'fit_intercept': True, 'l1_ratio': 0, 'max_iter': 1000, 'tol': 0.001, 'alpha': 0.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-0.053513885372926451, -0.96671008625089283, -0.023334060745868523, -0.0073505104520341646, -0.095825198070131457, -0.056639706180383831, -0.0074921691116969225, -0.059154647183300657, -0.05155575719538863, -0.0012897167145495825]</text:p>
          </table:table-cell>
          <table:table-cell office:value-type="string" calcext:value-type="string">
            <text:p>-0.132286573728</text:p>
          </table:table-cell>
          <table:table-cell office:value-type="string" calcext:value-type="string">
            <text:p>[1.3131161884687337, 1.6354957229393097, 1.3157484290448644, 1.1583393867375882, 1.1100663280640157, 1.3809059142570546, 1.1365978233689491, 1.3253441411960627, 1.0334681450085192, 1.1069238835571733]</text:p>
          </table:table-cell>
          <table:table-cell office:value-type="string" calcext:value-type="string">
            <text:p>1.25160059626</text:p>
          </table:table-cell>
          <table:table-cell office:value-type="string" calcext:value-type="string">
            <text:p>[0.91912830887076102, 0.89060638063039743, 0.9176083701960831, 0.81648065169428019, 0.85040947234560615, 0.91844952665662871, 0.84037675655939381, 0.89227325910946964, 0.76394570360715919, 0.87850107653833331]</text:p>
          </table:table-cell>
          <table:table-cell office:value-type="string" calcext:value-type="string">
            <text:p>0.868777950621</text:p>
          </table:table-cell>
          <table:table-cell office:value-type="string" calcext:value-type="string">
            <text:p>[[-0.058965347207286911, 0.04107622754457603, {'normalize': False, 'selection': 'random', 'fit_intercept': True, 'l1_ratio': 0.25, 'max_iter': 1000, 'tol': 0.0001, 'alpha': 0.01}], [0.0089375931926480318, 0.018630976790721312, {'normalize': True, 'selection': 'random', 'fit_intercept': True, 'l1_ratio': 0.25, 'max_iter': 1000, 'tol': 0.001, 'alpha': 0.01}], [-0.086747957496997763, 0.074631080738650754, {'normalize': False, 'selection': 'cyclic', 'fit_intercept': True, 'l1_ratio': 0.75, 'max_iter': 1000, 'tol': 0.0001, 'alpha': 0.01}], [-0.0026543855336736331, 0.0015919687630105194, {'normalize': True, 'selection': 'cyclic', 'fit_intercept': True, 'l1_ratio': 0.25, 'max_iter': 1000, 'tol': 0.0001, 'alpha': 1}], [-0.086347752762366531, 0.076573145805135162, {'normalize': True, 'selection': 'cyclic', 'fit_intercept': True, 'l1_ratio': 0.25, 'max_iter': 1000, 'tol': 0.0001, 'alpha': 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-0.0010377408861501625, -1.1381633714747825, -0.021566631770062017, -0.0073505104520341646, -0.095825198070131457, -0.056639706180383831, -0.0074921691116969225, -0.060531296283744984, -0.05155575719538863, -0.0012897167145495825]</text:p>
          </table:table-cell>
          <table:table-cell office:value-type="string" calcext:value-type="string">
            <text:p>-0.144145209814</text:p>
          </table:table-cell>
          <table:table-cell office:value-type="string" calcext:value-type="string">
            <text:p>[1.2477091010152841, 1.7780744978324146, 1.3134759630070676, 1.1583393867375882, 1.1100663280640157, 1.3809059142570546, 1.1365978233689491, 1.3270667733202846, 1.0334681450085192, 1.1069238835571733]</text:p>
          </table:table-cell>
          <table:table-cell office:value-type="string" calcext:value-type="string">
            <text:p>1.25926278162</text:p>
          </table:table-cell>
          <table:table-cell office:value-type="string" calcext:value-type="string">
            <text:p>[0.89099230182196321, 0.88175803788953366, 0.91366907548808207, 0.81648065169428019, 0.85040947234560615, 0.91844952665662871, 0.84037675655939381, 0.89372773860194565, 0.76394570360715919, 0.87850107653833331]</text:p>
          </table:table-cell>
          <table:table-cell office:value-type="string" calcext:value-type="string">
            <text:p>0.86483103412</text:p>
          </table:table-cell>
          <table:table-cell office:value-type="string" calcext:value-type="string">
            <text:p>[[-0.083124078322710376, 0.05643830172198562, {'normalize': False, 'selection': 'cyclic', 'fit_intercept': True, 'l1_ratio': 0, 'max_iter': 1000, 'tol': 0.0001, 'alpha': 1}], [0.014902893398155455, 0.026963774762019572, {'normalize': True, 'selection': 'random', 'fit_intercept': True, 'l1_ratio': 0, 'max_iter': 1000, 'tol': 0.001, 'alpha': 0.01}], [-0.10291779171691534, 0.07562402779605655, {'normalize': False, 'selection': 'cyclic', 'fit_intercept': True, 'l1_ratio': 0, 'max_iter': 1000, 'tol': 0.0001, 'alpha': 0.1}], [-0.0026543855336736331, 0.0015919687630105194, {'normalize': True, 'selection': 'cyclic', 'fit_intercept': True, 'l1_ratio': 0.25, 'max_iter': 1000, 'tol': 0.0001, 'alpha': 1}], [-0.086347752762366531, 0.076573145805135162, {'normalize': True, 'selection': 'cyclic', 'fit_intercept': True, 'l1_ratio': 0.25, 'max_iter': 1000, 'tol': 0.0001, 'alpha': 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3444016905933, 0.049598801024951934, {'normalize': True, 'selection': 'cyclic', 'fit_intercept': True, 'l1_ratio': 0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-6.4097473033264407e-05, -0.99905026412268017, -0.023726505236697282, -0.0073505104520341646, -0.095825198070131457, -0.056639706180383831, -0.0074921691116969225, -0.059154647183300657, -0.05155575719538863, -0.0012897167145495825]</text:p>
          </table:table-cell>
          <table:table-cell office:value-type="string" calcext:value-type="string">
            <text:p>-0.130214857174</text:p>
          </table:table-cell>
          <table:table-cell office:value-type="string" calcext:value-type="string">
            <text:p>[1.246495536632972, 1.6623894796542265, 1.31625301326824, 1.1583393867375882, 1.1100663280640157, 1.3809059142570546, 1.1365978233689491, 1.3253441411960627, 1.0334681450085192, 1.1069238835571733]</text:p>
          </table:table-cell>
          <table:table-cell office:value-type="string" calcext:value-type="string">
            <text:p>1.24767836517</text:p>
          </table:table-cell>
          <table:table-cell office:value-type="string" calcext:value-type="string">
            <text:p>[0.89035792246367418, 0.86409568071126597, 0.91708142903780276, 0.81648065169428019, 0.85040947234560615, 0.91844952665662871, 0.84037675655939381, 0.89227325910946964, 0.76394570360715919, 0.87850107653833331]</text:p>
          </table:table-cell>
          <table:table-cell office:value-type="string" calcext:value-type="string">
            <text:p>0.863197147872</text:p>
          </table:table-cell>
          <table:table-cell office:value-type="string" calcext:value-type="string">
            <text:p>[[-0.083263929092589645, 0.057375834914478188, {'normalize': False, 'selection': 'random', 'fit_intercept': True, 'l1_ratio': 0.25, 'max_iter': 1000, 'tol': 0.001, 'alpha': 0.1}], [0.0095323938776928543, 0.016357017930021044, {'normalize': True, 'selection': 'cyclic', 'fit_intercept': True, 'l1_ratio': 0.25, 'max_iter': 1000, 'tol': 0.001, 'alpha': 0.01}], [-0.10411823375510919, 0.078084460616352491, {'normalize': True, 'selection': 'cyclic', 'fit_intercept': True, 'l1_ratio': 0.25, 'max_iter': 1000, 'tol': 0.0001, 'alpha': 1}], [-0.0026543855336736331, 0.0015919687630105194, {'normalize': True, 'selection': 'cyclic', 'fit_intercept': True, 'l1_ratio': 0.25, 'max_iter': 1000, 'tol': 0.0001, 'alpha': 1}], [-0.086347752762366531, 0.076573145805135162, {'normalize': True, 'selection': 'cyclic', 'fit_intercept': True, 'l1_ratio': 0.25, 'max_iter': 1000, 'tol': 0.0001, 'alpha': 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1041150177940706, 0.049216294187727681, {'normalize': True, 'selection': 'random', 'fit_intercept': True, 'l1_ratio': 0.25, 'max_iter': 1000, 'tol': 0.001, 'alpha': 0.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-0.097380677930000381, -1.2758475271039234, -0.029906301567137916, -0.0073505104520341646, -0.11108500318674719, -0.056639706180383831, -0.0074921691116969225, -0.059154647183300657, -0.05155575719538863, -0.0012897167145495825]</text:p>
          </table:table-cell>
          <table:table-cell office:value-type="string" calcext:value-type="string">
            <text:p>-0.169770201663</text:p>
          </table:table-cell>
          <table:table-cell office:value-type="string" calcext:value-type="string">
            <text:p>[1.3677924449876528, 1.8925712145687541, 1.3241986662328917, 1.1583393867375882, 1.1255244466239889, 1.3809059142570546, 1.1365978233689491, 1.3253441411960627, 1.0334681450085192, 1.1069238835571733]</text:p>
          </table:table-cell>
          <table:table-cell office:value-type="string" calcext:value-type="string">
            <text:p>1.28516660665</text:p>
          </table:table-cell>
          <table:table-cell office:value-type="string" calcext:value-type="string">
            <text:p>[0.93790525513682832, 0.89056394528680782, 0.9160922954045313, 0.81648065169428019, 0.86261798689451785, 0.91844952665662871, 0.84037675655939381, 0.89227325910946964, 0.76394570360715919, 0.87850107653833331]</text:p>
          </table:table-cell>
          <table:table-cell office:value-type="string" calcext:value-type="string">
            <text:p>0.871720645689</text:p>
          </table:table-cell>
          <table:table-cell office:value-type="string" calcext:value-type="string">
            <text:p>[[-0.032899707669404844, 0.043972359631056751, {'normalize': False, 'selection': 'random', 'fit_intercept': True, 'l1_ratio': 0, 'max_iter': 1000, 'tol': 0.0001, 'alpha': 0.01}], [0.0046189555993915096, 0.0010700027671758637, {'normalize': True, 'selection': 'random', 'fit_intercept': True, 'l1_ratio': 1, 'max_iter': 1000, 'tol': 0.0001, 'alpha': 0.01}], [-0.071056687101246602, 0.077361477779682164, {'normalize': False, 'selection': 'random', 'fit_intercept': True, 'l1_ratio': 0.25, 'max_iter': 1000, 'tol': 0.001, 'alpha': 0.01}], [-0.0026543855336736331, 0.0015919687630105194, {'normalize': True, 'selection': 'cyclic', 'fit_intercept': True, 'l1_ratio': 0.25, 'max_iter': 1000, 'tol': 0.0001, 'alpha': 1}], [-0.078479241526501556, 0.07397057841198644, {'normalize': Tru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-0.012127116655548997, -1.4105270057940622, -0.024423875239506287, -0.0073505104520341646, -0.11764867579018334, -0.056639706180383831, -0.0074921691116969225, -0.059154647183300657, -0.05155575719538863, -0.0012897167145495825]</text:p>
          </table:table-cell>
          <table:table-cell office:value-type="string" calcext:value-type="string">
            <text:p>-0.174820918032</text:p>
          </table:table-cell>
          <table:table-cell office:value-type="string" calcext:value-type="string">
            <text:p>[1.2615310724624436, 2.0045692731058464, 1.317149654473547, 1.1583393867375882, 1.1321734194331035, 1.3809059142570546, 1.1365978233689491, 1.3253441411960627, 1.0334681450085192, 1.1069238835571733]</text:p>
          </table:table-cell>
          <table:table-cell office:value-type="string" calcext:value-type="string">
            <text:p>1.28570027136</text:p>
          </table:table-cell>
          <table:table-cell office:value-type="string" calcext:value-type="string">
            <text:p>[0.8967682431486691, 0.89999235132923372, 0.90834644023433408, 0.81648065169428019, 0.86597812437549182, 0.91844952665662871, 0.84037675655939381, 0.89227325910946964, 0.76394570360715919, 0.87850107653833331]</text:p>
          </table:table-cell>
          <table:table-cell office:value-type="string" calcext:value-type="string">
            <text:p>0.868111213325</text:p>
          </table:table-cell>
          <table:table-cell office:value-type="string" calcext:value-type="string">
            <text:p>[[-0.078581711566588983, 0.051165467816634606, {'normalize': False, 'selection': 'cyclic', 'fit_intercept': True, 'l1_ratio': 0, 'max_iter': 1000, 'tol': 0.0001, 'alpha': 0.1}], [0.011886021658471991, 0.024508708171456936, {'normalize': True, 'selection': 'random', 'fit_intercept': True, 'l1_ratio': 0.25, 'max_iter': 1000, 'tol': 0.001, 'alpha': 0.01}], [-0.094603221120169986, 0.06574374504725658, {'normalize': False, 'selection': 'random', 'fit_intercept': True, 'l1_ratio': 0.25, 'max_iter': 1000, 'tol': 0.001, 'alpha': 0.01}], [-0.0026543855336736331, 0.0015919687630105194, {'normalize': True, 'selection': 'cyclic', 'fit_intercept': True, 'l1_ratio': 0.25, 'max_iter': 1000, 'tol': 0.0001, 'alpha': 1}], [-0.082286849945115592, 0.076648096294017115, {'normalize': Tru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-0.014056253513361483, -1.5013673773470728, -0.023658536791958396, -0.0073505104520341646, -0.095825198070131457, -0.056639706180383831, -0.0074921691116969225, -0.059154647183300657, -0.05155575719538863, -0.0012897167145495825]</text:p>
          </table:table-cell>
          <table:table-cell office:value-type="string" calcext:value-type="string">
            <text:p>-0.181838987256</text:p>
          </table:table-cell>
          <table:table-cell office:value-type="string" calcext:value-type="string">
            <text:p>[1.2639355788224795, 2.0801111845364129, 1.3161656230622261, 1.1583393867375882, 1.1100663280640157, 1.3809059142570546, 1.1365978233689491, 1.3253441411960627, 1.0334681450085192, 1.1069238835571733]</text:p>
          </table:table-cell>
          <table:table-cell office:value-type="string" calcext:value-type="string">
            <text:p>1.29118580086</text:p>
          </table:table-cell>
          <table:table-cell office:value-type="string" calcext:value-type="string">
            <text:p>[0.89871175735736009, 0.89506964187691196, 0.91621156770422818, 0.81648065169428019, 0.85040947234560615, 0.91844952665662871, 0.84037675655939381, 0.89227325910946964, 0.76394570360715919, 0.87850107653833331]</text:p>
          </table:table-cell>
          <table:table-cell office:value-type="string" calcext:value-type="string">
            <text:p>0.867042941345</text:p>
          </table:table-cell>
          <table:table-cell office:value-type="string" calcext:value-type="string">
            <text:p>[[-0.080796131865158827, 0.054395466485485509, {'normalize': False, 'selection': 'cyclic', 'fit_intercept': True, 'l1_ratio': 0, 'max_iter': 1000, 'tol': 0.0001, 'alpha': 0.1}], [0.0075764897528466726, 0.016281368997600302, {'normalize': True, 'selection': 'cyclic', 'fit_intercept': True, 'l1_ratio': 0.25, 'max_iter': 1000, 'tol': 0.001, 'alpha': 0.01}], [-0.10185331976653081, 0.070979405786367189, {'normalize': True, 'selection': 'cyclic', 'fit_intercept': True, 'l1_ratio': 0, 'max_iter': 1000, 'tol': 0.0001, 'alpha': 0.1}], [-0.0026543855336736331, 0.0015919687630105194, {'normalize': True, 'selection': 'cyclic', 'fit_intercept': True, 'l1_ratio': 0.25, 'max_iter': 1000, 'tol': 0.0001, 'alpha': 1}], [-0.084433130935545553, 0.073911818218885025, {'normalize': True, 'selection': 'cyclic', 'fit_intercept': True, 'l1_ratio': 0.25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3433017286446583, 0.04933170367173946, {'normalize': True, 'selection': 'random', 'fit_intercept': True, 'l1_ratio': 0.25, 'max_iter': 1000, 'tol': 0.001, 'alpha': 0.1}], [-0.021350821739725891, 0.013368116508392267, {'normalize': True, 'selection': 'cyclic', 'fit_intercept': True, 'l1_ratio': 0.25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-0.12036331330779193, -0.064065401922221099, -0.023467978287624591, -0.0073505104520341646, -0.16879741163019579, -0.056639706180383831, -0.0074921691116969225, -0.059154647183300657, -0.05155575719538863, -0.0012897167145495825]</text:p>
          </table:table-cell>
          <table:table-cell office:value-type="string" calcext:value-type="string">
            <text:p>-0.0560176611985</text:p>
          </table:table-cell>
          <table:table-cell office:value-type="string" calcext:value-type="string">
            <text:p>[1.3964383612752862, 0.88486575928887756, 1.3159206130871495, 1.1583393867375882, 1.1839868742423485, 1.3809059142570546, 1.1365978233689491, 1.3253441411960627, 1.0334681450085192, 1.1069238835571733]</text:p>
          </table:table-cell>
          <table:table-cell office:value-type="string" calcext:value-type="string">
            <text:p>1.1922790902</text:p>
          </table:table-cell>
          <table:table-cell office:value-type="string" calcext:value-type="string">
            <text:p>[0.94998895488177981, 0.76371861353025017, 0.91470354795864628, 0.81648065169428019, 0.89042087896653499, 0.91844952665662871, 0.84037675655939381, 0.89227325910946964, 0.76394570360715919, 0.87850107653833331]</text:p>
          </table:table-cell>
          <table:table-cell office:value-type="string" calcext:value-type="string">
            <text:p>0.86288589695</text:p>
          </table:table-cell>
          <table:table-cell office:value-type="string" calcext:value-type="string">
            <text:p>[[-0.016231696760289096, 0.051680744585957207, {'normalize': False, 'selection': 'random', 'fit_intercept': True, 'l1_ratio': 0, 'max_iter': 1000, 'tol': 0.0001, 'alpha': 0.01}], [0.00037748499073569111, 0.0010003694486916633, {'normalize': True, 'selection': 'cyclic', 'fit_intercept': True, 'l1_ratio': 0, 'max_iter': 1000, 'tol': 0.0001, 'alpha': 0.1}], [-0.08099656813932872, 0.082931612262243659, {'normalize': False, 'selection': 'random', 'fit_intercept': True, 'l1_ratio': 0.25, 'max_iter': 1000, 'tol': 0.001, 'alpha': 0.01}], [-0.0026543855336736331, 0.0015919687630105194, {'normalize': True, 'selection': 'cyclic', 'fit_intercept': True, 'l1_ratio': 0.25, 'max_iter': 1000, 'tol': 0.0001, 'alpha': 1}], [-0.076329334118462794, 0.075791744559829163, {'normalize': False, 'selection': 'cyclic', 'fit_intercept': True, 'l1_ratio': 0, 'max_iter': 1000, 'tol': 0.0001, 'alpha': 0.0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1333840337384648, 0.013389290697027658, {'normalize': False, 'selection': 'cyclic', 'fit_intercept': True, 'l1_ratio': 0.25, 'max_iter': 1000, 'tol': 0.0001, 'alpha': 0.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-0.021377023979529008, -0.055965958674956795, -0.017438583886288939, -0.0073505104520341646, -0.1247088351238852, -0.056639706180383831, -0.0074921691116969225, -0.059154647183300657, -0.054898525393815012, -0.0012897167145495825]</text:p>
          </table:table-cell>
          <table:table-cell office:value-type="string" calcext:value-type="string">
            <text:p>-0.04063156767</text:p>
          </table:table-cell>
          <table:table-cell office:value-type="string" calcext:value-type="string">
            <text:p>[1.2730603016615956, 0.87813034623451003, 1.3081683389120211, 1.1583393867375882, 1.1393253312169458, 1.3809059142570546, 1.1365978233689491, 1.3253441411960627, 1.0367534148818307, 1.1069238835571733]</text:p>
          </table:table-cell>
          <table:table-cell office:value-type="string" calcext:value-type="string">
            <text:p>1.1743548882</text:p>
          </table:table-cell>
          <table:table-cell office:value-type="string" calcext:value-type="string">
            <text:p>[0.90178214857989136, 0.75061446576359481, 0.90687556417935866, 0.81648065169428019, 0.86651522772153466, 0.91844952665662871, 0.84037675655939381, 0.89227325910946964, 0.76505795789137565, 0.87850107653833331]</text:p>
          </table:table-cell>
          <table:table-cell office:value-type="string" calcext:value-type="string">
            <text:p>0.853692663469</text:p>
          </table:table-cell>
          <table:table-cell office:value-type="string" calcext:value-type="string">
            <text:p>[[-0.069968755440168423, 0.053370358209059728, {'normalize': False, 'selection': 'cyclic', 'fit_intercept': True, 'l1_ratio': 0, 'max_iter': 1000, 'tol': 0.0001, 'alpha': 0.1}], [0.0026970362114418721, 0.005191210864023096, {'normalize': True, 'selection': 'random', 'fit_intercept': True, 'l1_ratio': 0, 'max_iter': 1000, 'tol': 0.0001, 'alpha': 0.1}], [-0.098946074205513657, 0.065077683254106525, {'normalize': False, 'selection': 'cyclic', 'fit_intercept': True, 'l1_ratio': 0.25, 'max_iter': 1000, 'tol': 0.001, 'alpha': 0.01}], [-0.0026543855336736331, 0.0015919687630105194, {'normalize': True, 'selection': 'cyclic', 'fit_intercept': True, 'l1_ratio': 0.25, 'max_iter': 1000, 'tol': 0.0001, 'alpha': 1}], [-0.080653131120745861, 0.076527754234193293, {'normalize': Fals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1075793938506775, 0.013551671818547722, {'normalize': False, 'selection': 'cyclic', 'fit_intercept': True, 'l1_ratio': 0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-0.023079547196758865, -0.059423847124987494, -0.022460950702045235, -0.0073505104520341646, -0.097585353311840262, -0.056639706180383831, -0.0074921691116969225, -0.059154647183300657, -0.056129972002126216, -0.0012897167145495825]</text:p>
          </table:table-cell>
          <table:table-cell office:value-type="string" calcext:value-type="string">
            <text:p>-0.039060641998</text:p>
          </table:table-cell>
          <table:table-cell office:value-type="string" calcext:value-type="string">
            <text:p>[1.275182353234743, 0.88100589042882849, 1.3146258306553351, 1.1583393867375882, 1.1118493579390607, 1.3809059142570546, 1.1365978233689491, 1.3253441411960627, 1.0379636796093643, 1.1069238835571733]</text:p>
          </table:table-cell>
          <table:table-cell office:value-type="string" calcext:value-type="string">
            <text:p>1.1728738261</text:p>
          </table:table-cell>
          <table:table-cell office:value-type="string" calcext:value-type="string">
            <text:p>[0.90361980511510431, 0.75459037764677328, 0.91570370233631682, 0.81648065169428019, 0.8512828545223291, 0.91844952665662871, 0.84037675655939381, 0.89227325910946964, 0.76549223319802628, 0.87850107653833331]</text:p>
          </table:table-cell>
          <table:table-cell office:value-type="string" calcext:value-type="string">
            <text:p>0.853677024338</text:p>
          </table:table-cell>
          <table:table-cell office:value-type="string" calcext:value-type="string">
            <text:p>[[-0.07235982147749638, 0.056876204236178118, {'normalize': False, 'selection': 'cyclic', 'fit_intercept': True, 'l1_ratio': 0, 'max_iter': 1000, 'tol': 0.0001, 'alpha': 0.1}], [-5.9555636566166473e-05, 0.007132958729947971, {'normalize': True, 'selection': 'cyclic', 'fit_intercept': True, 'l1_ratio': 0, 'max_iter': 1000, 'tol': 0.0001, 'alpha': 0.1}], [-0.10181986165628641, 0.073725966882405569, {'normalize': True, 'selection': 'random', 'fit_intercept': True, 'l1_ratio': 0, 'max_iter': 1000, 'tol': 0.001, 'alpha': 0.1}], [-0.0026543855336736331, 0.0015919687630105194, {'normalize': True, 'selection': 'cyclic', 'fit_intercept': True, 'l1_ratio': 0.25, 'max_iter': 1000, 'tol': 0.0001, 'alpha': 1}], [-0.083408989581723672, 0.071943073886725092, {'normalize': True, 'selection': 'cyclic', 'fit_intercept': True, 'l1_ratio': 0, 'max_iter': 1000, 'tol': 0.0001, 'alpha': 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3846735743270683, 0.049374730702267659, {'normalize': True, 'selection': 'random', 'fit_intercept': True, 'l1_ratio': 0.25, 'max_iter': 1000, 'tol': 0.0001, 'alpha': 0.1}], [-0.02095859782929518, 0.013510943135404994, {'normalize': False, 'selection': 'cyclic', 'fit_intercept': True, 'l1_ratio': 0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-0.11089803877677684, -0.024936844842849526, -0.018969966410664618, -0.0073505104520341646, -0.11205960808135895, -0.056639706180383831, -0.0074921691116969225, -0.059154647183300657, -0.055229090048381391, -0.0012897167145495825]</text:p>
          </table:table-cell>
          <table:table-cell office:value-type="string" calcext:value-type="string">
            <text:p>-0.0454020297802</text:p>
          </table:table-cell>
          <table:table-cell office:value-type="string" calcext:value-type="string">
            <text:p>[1.384640695019965, 0.85232685678592102, 1.3101373089952075, 1.1583393867375882, 1.1265117172932344, 1.3809059142570546, 1.1365978233689491, 1.3253441411960627, 1.0370782935561402, 1.1069238835571733]</text:p>
          </table:table-cell>
          <table:table-cell office:value-type="string" calcext:value-type="string">
            <text:p>1.18188060208</text:p>
          </table:table-cell>
          <table:table-cell office:value-type="string" calcext:value-type="string">
            <text:p>[0.944783723673705, 0.74240057045181673, 0.91870493991663038, 0.81648065169428019, 0.8604186861060733, 0.91844952665662871, 0.84037675655939381, 0.89227325910946964, 0.76553445063940428, 0.87850107653833331]</text:p>
          </table:table-cell>
          <table:table-cell office:value-type="string" calcext:value-type="string">
            <text:p>0.857792364135</text:p>
          </table:table-cell>
          <table:table-cell office:value-type="string" calcext:value-type="string">
            <text:p>[[-0.014778810210764942, 0.05300332990997602, {'normalize': False, 'selection': 'cyclic', 'fit_intercept': True, 'l1_ratio': 0, 'max_iter': 1000, 'tol': 0.0001, 'alpha': 0.01}], [-0.00087889549982931702, 0.0019912059642200903, {'normalize': True, 'selection': 'cyclic', 'fit_intercept': True, 'l1_ratio': 0, 'max_iter': 1000, 'tol': 0.0001, 'alpha': 0.1}], [-0.086862888686171633, 0.083647455883304245, {'normalize': False, 'selection': 'cyclic', 'fit_intercept': True, 'l1_ratio': 0.5, 'max_iter': 1000, 'tol': 0.0001, 'alpha': 0.01}], [-0.0026543855336736331, 0.0015919687630105194, {'normalize': True, 'selection': 'cyclic', 'fit_intercept': True, 'l1_ratio': 0.25, 'max_iter': 1000, 'tol': 0.0001, 'alpha': 1}], [-0.070733251251223303, 0.067653120950060028, {'normalize': True, 'selection': 'random', 'fit_intercept': True, 'l1_ratio': 0, 'max_iter': 1000, 'tol': 0.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058404677925257, 0.013640354950693953, {'normalize': False, 'selection': 'cyclic', 'fit_intercept': True, 'l1_ratio': 0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-0.021535971793567477, -0.01751548458469232, -0.020318049148325468, -0.0073505104520341646, -0.1190057036367127, -0.056639706180383831, -0.0074921691116969225, -0.059154647183300657, -0.079869486816506852, -0.0012897167145495825]</text:p>
          </table:table-cell>
          <table:table-cell office:value-type="string" calcext:value-type="string">
            <text:p>-0.0390171445622</text:p>
          </table:table-cell>
          <table:table-cell office:value-type="string" calcext:value-type="string">
            <text:p>[1.2732584167036785, 0.84615533051702096, 1.3118706019758075, 1.1583393867375882, 1.1335480829481697, 1.3809059142570546, 1.1365978233689491, 1.3253441411960627, 1.0612948555082582, 1.1069238835571733]</text:p>
          </table:table-cell>
          <table:table-cell office:value-type="string" calcext:value-type="string">
            <text:p>1.17342384368</text:p>
          </table:table-cell>
          <table:table-cell office:value-type="string" calcext:value-type="string">
            <text:p>[0.90252594817376419, 0.72942642256883339, 0.91588443316411838, 0.81648065169428019, 0.86373229777640859, 0.91844952665662871, 0.84037675655939381, 0.89227325910946964, 0.77672655829712201, 0.87850107653833331]</text:p>
          </table:table-cell>
          <table:table-cell office:value-type="string" calcext:value-type="string">
            <text:p>0.853437693054</text:p>
          </table:table-cell>
          <table:table-cell office:value-type="string" calcext:value-type="string">
            <text:p>[[-0.067460737995340581, 0.053069957244887771, {'normalize': False, 'selection': 'cyclic', 'fit_intercept': True, 'l1_ratio': 0, 'max_iter': 1000, 'tol': 0.0001, 'alpha': 0.1}], [0.0020515695182305943, 0.0064640265035684858, {'normalize': True, 'selection': 'random', 'fit_intercept': True, 'l1_ratio': 0, 'max_iter': 1000, 'tol': 0.001, 'alpha': 0.1}], [-0.10348885370190918, 0.077981631723655076, {'normalize': False, 'selection': 'random', 'fit_intercept': True, 'l1_ratio': 0.75, 'max_iter': 1000, 'tol': 0.001, 'alpha': 0.01}], [-0.0026543855336736331, 0.0015919687630105194, {'normalize': True, 'selection': 'cyclic', 'fit_intercept': True, 'l1_ratio': 0.25, 'max_iter': 1000, 'tol': 0.0001, 'alpha': 1}], [-0.074012491334353961, 0.070570955816917372, {'normalize': Tru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17916921346317432, 0.014909237748282679, {'normalize': False, 'selection': 'random', 'fit_intercept': True, 'l1_ratio': 0, 'max_iter': 1000, 'tol': 0.001, 'alpha': 0.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-0.012684749364393122, -0.022227814372787869, -0.023726505236697282, -0.0073505104520341646, -0.11382099961315228, -0.056639706180383831, -0.0074921691116969225, -0.059154647183300657, -0.091824648938223286, -0.0012897167145495825]</text:p>
          </table:table-cell>
          <table:table-cell office:value-type="string" calcext:value-type="string">
            <text:p>-0.0396211467167</text:p>
          </table:table-cell>
          <table:table-cell office:value-type="string" calcext:value-type="string">
            <text:p>[1.2622261145946541, 0.85007405512589396, 1.31625301326824, 1.1583393867375882, 1.1282959995249484, 1.3809059142570546, 1.1365978233689491, 1.3253441411960627, 1.0730443791418498, 1.1069238835571733]</text:p>
          </table:table-cell>
          <table:table-cell office:value-type="string" calcext:value-type="string">
            <text:p>1.17380047108</text:p>
          </table:table-cell>
          <table:table-cell office:value-type="string" calcext:value-type="string">
            <text:p>[0.89797551262309872, 0.7334243759224891, 0.91708142903780276, 0.81648065169428019, 0.86055214656868151, 0.91844952665662871, 0.84037675655939381, 0.89227325910946964, 0.78056343846035892, 0.87850107653833331]</text:p>
          </table:table-cell>
          <table:table-cell office:value-type="string" calcext:value-type="string">
            <text:p>0.853567817317</text:p>
          </table:table-cell>
          <table:table-cell office:value-type="string" calcext:value-type="string">
            <text:p>[[-0.068533432159214619, 0.060757078141757875, {'normalize': True, 'selection': 'cyclic', 'fit_intercept': True, 'l1_ratio': 0, 'max_iter': 1000, 'tol': 0.0001, 'alpha': 0.1}], [-0.00077296534516310841, 0.0083354919572268989, {'normalize': True, 'selection': 'cyclic', 'fit_intercept': True, 'l1_ratio': 0, 'max_iter': 1000, 'tol': 0.0001, 'alpha': 0.1}], [-0.10411823375510919, 0.078084460616352491, {'normalize': True, 'selection': 'cyclic', 'fit_intercept': True, 'l1_ratio': 0.25, 'max_iter': 1000, 'tol': 0.0001, 'alpha': 1}], [-0.0026543855336736331, 0.0015919687630105194, {'normalize': True, 'selection': 'cyclic', 'fit_intercept': True, 'l1_ratio': 0.25, 'max_iter': 1000, 'tol': 0.0001, 'alpha': 1}], [-0.078174067594864866, 0.062962932969795646, {'normalize': Tru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1220385375074654, 0.049217039164915911, {'normalize': True, 'selection': 'random', 'fit_intercept': True, 'l1_ratio': 0.25, 'max_iter': 1000, 'tol': 0.001, 'alpha': 0.1}], [-0.016781873818421545, 0.015113961101851904, {'normalize': False, 'selection': 'cyclic', 'fit_intercept': True, 'l1_ratio': 0, 'max_iter': 1000, 'tol': 0.0001, 'alpha': 0.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-0.10173981008653366, -0.024660303599211231, -0.017284062722130455, -0.0075760476679647137, -0.10991757910619326, -0.056639706180383831, -0.0074921691116969225, -0.059154647183300657, -0.054677646970193949, -0.0012897167145495825]</text:p>
          </table:table-cell>
          <table:table-cell office:value-type="string" calcext:value-type="string">
            <text:p>-0.0440431689342</text:p>
          </table:table-cell>
          <table:table-cell office:value-type="string" calcext:value-type="string">
            <text:p>[1.3732257355041726, 0.8520968879540386, 1.3079696638294702, 1.1585987290793818, 1.1243418509283647, 1.3809059142570546, 1.1365978233689491, 1.3253441411960627, 1.0365363357463022, 1.1069238835571733]</text:p>
          </table:table-cell>
          <table:table-cell office:value-type="string" calcext:value-type="string">
            <text:p>1.18025409654</text:p>
          </table:table-cell>
          <table:table-cell office:value-type="string" calcext:value-type="string">
            <text:p>[0.94056054625607943, 0.74246215975508656, 0.91919765183724722, 0.81663585573976782, 0.85986109054600612, 0.91844952665662871, 0.84037675655939381, 0.89227325910946964, 0.76531706868383098, 0.87850107653833331]</text:p>
          </table:table-cell>
          <table:table-cell office:value-type="string" calcext:value-type="string">
            <text:p>0.857363499168</text:p>
          </table:table-cell>
          <table:table-cell office:value-type="string" calcext:value-type="string">
            <text:p>[[-0.017440158360800578, 0.054052885789057037, {'normalize': False, 'selection': 'random', 'fit_intercept': True, 'l1_ratio': 0, 'max_iter': 1000, 'tol': 0.0001, 'alpha': 0.01}], [0.0043870574997969085, 0.0037417058384886064, {'normalize': True, 'selection': 'cyclic', 'fit_intercept': True, 'l1_ratio': 0, 'max_iter': 1000, 'tol': 0.0001, 'alpha': 0.1}], [-0.086514591500923374, 0.082468400386312382, {'normalize': False, 'selection': 'random', 'fit_intercept': True, 'l1_ratio': 0.5, 'max_iter': 1000, 'tol': 0.0001, 'alpha': 0.01}], [-0.0021858306250606523, 0.0013391229283267029, {'normalize': True, 'selection': 'cyclic', 'fit_intercept': True, 'l1_ratio': 0, 'max_iter': 1000, 'tol': 0.0001, 'alpha': 1}], [-0.071294543332809074, 0.0674814227647655, {'normalize': True, 'selection': 'random', 'fit_intercept': True, 'l1_ratio': 0, 'max_iter': 1000, 'tol': 0.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20646785432878231, 0.013595159657185326, {'normalize': False, 'selection': 'cyclic', 'fit_intercept': True, 'l1_ratio': 0, 'max_iter': 1000, 'tol': 0.0001, 'alpha': 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-0.018408408682390798, -0.017325990824541782, -0.014171991651275473, -0.0059811903869233518, -0.11710390858856234, -0.056639706180383831, -0.0074921691116969225, -0.059154647183300657, -0.07689015862116233, -0.00078559842875414176]</text:p>
          </table:table-cell>
          <table:table-cell office:value-type="string" calcext:value-type="string">
            <text:p>-0.0373953769659</text:p>
          </table:table-cell>
          <table:table-cell office:value-type="string" calcext:value-type="string">
            <text:p>[1.2693601731126225, 0.84599774947016704, 1.3039683286060841, 1.1567648232187231, 1.1316215725434551, 1.3809059142570546, 1.1365978233689491, 1.3253441411960627, 1.0583667741751044, 1.1063665817479469]</text:p>
          </table:table-cell>
          <table:table-cell office:value-type="string" calcext:value-type="string">
            <text:p>1.17152938817</text:p>
          </table:table-cell>
          <table:table-cell office:value-type="string" calcext:value-type="string">
            <text:p>[0.90166383107482384, 0.72958304594705015, 0.91269934766103589, 0.81432317100143292, 0.86334105506924963, 0.91844952665662871, 0.84037675655939381, 0.89227325910946964, 0.77562384760051417, 0.87847148105929629]</text:p>
          </table:table-cell>
          <table:table-cell office:value-type="string" calcext:value-type="string">
            <text:p>0.852680532174</text:p>
          </table:table-cell>
          <table:table-cell office:value-type="string" calcext:value-type="string">
            <text:p>[[-0.06734406647549239, 0.053544053368727786, {'normalize': False, 'selection': 'random', 'fit_intercept': True, 'l1_ratio': 0, 'max_iter': 1000, 'tol': 0.0001, 'alpha': 0.1}], [0.0075688685402874739, 0.0047065195350668035, {'normalize': True, 'selection': 'cyclic', 'fit_intercept': True, 'l1_ratio': 0, 'max_iter': 1000, 'tol': 0.0001, 'alpha': 0.1}], [-0.10262739825028297, 0.076423105142004441, {'normalize': False, 'selection': 'cyclic', 'fit_intercept': True, 'l1_ratio': 0.5, 'max_iter': 1000, 'tol': 0.0001, 'alpha': 0.01}], [-0.0015239878533399153, 0.010277683897192249, {'normalize': True, 'selection': 'random', 'fit_intercept': True, 'l1_ratio': 0, 'max_iter': 1000, 'tol': 0.001, 'alpha': 0.1}], [-0.074576191908039324, 0.070573804435107801, {'normalize': True, 'selection': 'cyclic', 'fit_intercept': True, 'l1_ratio': 0, 'max_iter': 1000, 'tol': 0.0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4879789438636912, 0.051243640991947934, {'normalize': True, 'selection': 'cyclic', 'fit_intercept': True, 'l1_ratio': 0.25, 'max_iter': 1000, 'tol': 0.0001, 'alpha': 1}], [-0.017363942928726943, 0.014452734633890874, {'normalize': False, 'selection': 'cyclic', 'fit_intercept': True, 'l1_ratio': 0, 'max_iter': 1000, 'tol': 0.0001, 'alpha': 0.1}], [-0.01039280845744817, 0.0074337991909140567, {'normalize': True, 'selection': 'cyclic', 'fit_intercept': True, 'l1_ratio': 0, 'max_iter': 1000, 'tol': 0.0001, 'alpha': 1}]]</text:p>
          </table:table-cell>
        </table:table-row>
        <table:table-row table:style-name="ro1">
          <table:table-cell office:value-type="string" calcext:value-type="string">
            <text:p>Hepatitis_A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-0.01188411547199264, -0.022230495930568805, -0.023726505236697282, -0.0090290015139744551, -0.11193947641081903, -0.056639706180383831, -0.0074921691116969225, -0.059154647183300657, -0.089176806714265311, -0.0012897167145495825]</text:p>
          </table:table-cell>
          <table:table-cell office:value-type="string" calcext:value-type="string">
            <text:p>-0.0392562640468</text:p>
          </table:table-cell>
          <table:table-cell office:value-type="string" calcext:value-type="string">
            <text:p>[1.2612281919856172, 0.85007628508155042, 1.31625301326824, 1.1602694620064833, 1.1263900244149949, 1.3809059142570546, 1.1365978233689491, 1.3253441411960627, 1.0704420819524287, 1.1069238835571733]</text:p>
          </table:table-cell>
          <table:table-cell office:value-type="string" calcext:value-type="string">
            <text:p>1.17344308211</text:p>
          </table:table-cell>
          <table:table-cell office:value-type="string" calcext:value-type="string">
            <text:p>[0.89788389101771848, 0.73353878710061882, 0.91708142903780276, 0.81721532873604552, 0.86006831711903142, 0.91844952665662871, 0.84037675655939381, 0.89227325910946964, 0.7795203200792663, 0.87850107653833331]</text:p>
          </table:table-cell>
          <table:table-cell office:value-type="string" calcext:value-type="string">
            <text:p>0.853490869195</text:p>
          </table:table-cell>
          <table:table-cell office:value-type="string" calcext:value-type="string">
            <text:p>[[-0.068130943386162643, 0.06143097822183697, {'normalize': True, 'selection': 'cyclic', 'fit_intercept': True, 'l1_ratio': 0, 'max_iter': 1000, 'tol': 0.0001, 'alpha': 0.1}], [0.0040095668991138944, 0.0069867139250874696, {'normalize': True, 'selection': 'random', 'fit_intercept': True, 'l1_ratio': 0, 'max_iter': 1000, 'tol': 0.001, 'alpha': 0.1}], [-0.10411823375510919, 0.078084460616352491, {'normalize': True, 'selection': 'cyclic', 'fit_intercept': True, 'l1_ratio': 0.25, 'max_iter': 1000, 'tol': 0.0001, 'alpha': 1}], [2.9774099972741789e-05, 0.0091874369575650986, {'normalize': True, 'selection': 'cyclic', 'fit_intercept': True, 'l1_ratio': 0, 'max_iter': 1000, 'tol': 0.0001, 'alpha': 0.1}], [-0.079668293108769828, 0.062910701255777912, {'normalize': True, 'selection': 'random', 'fit_intercept': True, 'l1_ratio': 0, 'max_iter': 1000, 'tol': 0.001, 'alpha': 0.1}], [-0.041084558532606112, 0.028813506648050904, {'normalize': True, 'selection': 'cyclic', 'fit_intercept': True, 'l1_ratio': 0.25, 'max_iter': 1000, 'tol': 0.0001, 'alpha': 1}], [-0.091315068736665755, 0.058214602332846609, {'normalize': True, 'selection': 'cyclic', 'fit_intercept': True, 'l1_ratio': 0.25, 'max_iter': 1000, 'tol': 0.0001, 'alpha': 1}], [-0.061051796422074783, 0.049216302624084891, {'normalize': True, 'selection': 'cyclic', 'fit_intercept': True, 'l1_ratio': 0.25, 'max_iter': 1000, 'tol': 0.0001, 'alpha': 0.1}], [-0.016359222981309662, 0.014703144603143949, {'normalize': False, 'selection': 'random', 'fit_intercept': True, 'l1_ratio': 0, 'max_iter': 1000, 'tol': 0.0001, 'alpha': 0.1}], [-0.01057287202990107, 0.0067580052288515307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-0.13408282665884741, -1.0727980867571025, -0.060123814435421252, -0.16782974015522534, -0.0080020130029381242, -0.010678817084259329, -0.086495621117480992, -0.0036143440858162901, -0.056170212766289973, 0.004801369631292185]</text:p>
          </table:table-cell>
          <table:table-cell office:value-type="string" calcext:value-type="string">
            <text:p>-0.159499410643</text:p>
          </table:table-cell>
          <table:table-cell office:value-type="string" calcext:value-type="string">
            <text:p>[1.1396542740574709, 2.4849577168934966, 0.97295773639177341, 0.98263682806273422, 0.84829796816675884, 0.97480260767404359, 1.3569323604998138, 1.1025240312300228, 0.82972159678073698, 1.0456909475323333]</text:p>
          </table:table-cell>
          <table:table-cell office:value-type="string" calcext:value-type="string">
            <text:p>1.17381760673</text:p>
          </table:table-cell>
          <table:table-cell office:value-type="string" calcext:value-type="string">
            <text:p>[0.82898856882511873, 1.1239322711916828, 0.79042548234347842, 0.86333249088499997, 0.75386341276256452, 0.79056227840193172, 0.85748033592042106, 0.82535906758176447, 0.75113905196727282, 0.7449070198142026]</text:p>
          </table:table-cell>
          <table:table-cell office:value-type="string" calcext:value-type="string">
            <text:p>0.832998997969</text:p>
          </table:table-cell>
          <table:table-cell office:value-type="string" calcext:value-type="string">
            <text:p>[[-0.012083357144888609, 0.035186231670338561, {'normalize': True, 'selection': 'random', 'fit_intercept': True, 'l1_ratio': 0.5, 'max_iter': 1000, 'tol': 0.001, 'alpha': 0.01}], [0.0064266036745182827, 0.070633194486031253, {'normalize': True, 'selection': 'cyclic', 'fit_intercept': True, 'l1_ratio': 0.25, 'max_iter': 1000, 'tol': 0.001, 'alpha': 0.001}], [-0.25366855903570162, 0.19452760212546552, {'normalize': False, 'selection': 'cyclic', 'fit_intercept': True, 'l1_ratio': 0.75, 'max_iter': 1000, 'tol': 0.001, 'alpha': 0.01}], [-0.013766675735382938, 0.0091131467287229508, {'normalize': True, 'selection': 'cyclic', 'fit_intercept': True, 'l1_ratio': 0.25, 'max_iter': 1000, 'tol': 0.0001, 'alpha': 1}], [-0.037762028329429279, 0.03743901566303251, {'normalize': False, 'selection': 'cyclic', 'fit_intercept': True, 'l1_ratio': 0, 'max_iter': 1000, 'tol': 0.0001, 'alpha': 1}], [-0.037889151010849255, 0.034767025316331447, {'normalize': True, 'selection': 'cyclic', 'fit_intercept': True, 'l1_ratio': 0.25, 'max_iter': 1000, 'tol': 0.0001, 'alpha': 1}], [0.11966756483306033, 0.034694950510135471, {'normalize': False, 'selection': 'cyclic', 'fit_intercept': True, 'l1_ratio': 1, 'max_iter': 1000, 'tol': 0.0001, 'alpha': 0.01}], [-0.042369671349825014, 0.036471796019056021, {'normalize': True, 'selection': 'cyclic', 'fit_intercept': True, 'l1_ratio': 0, 'max_iter': 1000, 'tol': 0.0001, 'alpha': 1}], [-0.10748712323317149, 0.077491097538960829, {'normalize': False, 'selection': 'random', 'fit_intercept': True, 'l1_ratio': 0.5, 'max_iter': 1000, 'tol': 0.001, 'alpha': 0.1}], [-0.073307504269438148, 0.074410227290720304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-0.12624622140857356, -0.18523868468671734, -0.035170134776164153, -0.16782974015522534, 0.0012066853133818611, -0.010678817084259329, -0.30673880059077296, 0.00056974404744314366, -0.056170212766289973, 0.023351655195484211]</text:p>
          </table:table-cell>
          <table:table-cell office:value-type="string" calcext:value-type="string">
            <text:p>-0.0862944526912</text:p>
          </table:table-cell>
          <table:table-cell office:value-type="string" calcext:value-type="string">
            <text:p>[1.131779169649191, 1.4209140941850418, 0.95005581178134835, 0.98263682806273422, 0.84054826135027838, 0.97480260767404359, 1.6319956848225574, 1.0979275866466158, 0.82972159678073698, 1.0261994961811303]</text:p>
          </table:table-cell>
          <table:table-cell office:value-type="string" calcext:value-type="string">
            <text:p>1.08865811371</text:p>
          </table:table-cell>
          <table:table-cell office:value-type="string" calcext:value-type="string">
            <text:p>[0.81666850865746454, 0.99330645320687827, 0.77882391643463988, 0.86333249088499997, 0.73131050743102521, 0.79056227840193172, 0.93134774738244419, 0.82485286422193493, 0.75113905196727282, 0.74359054458869223]</text:p>
          </table:table-cell>
          <table:table-cell office:value-type="string" calcext:value-type="string">
            <text:p>0.822493436318</text:p>
          </table:table-cell>
          <table:table-cell office:value-type="string" calcext:value-type="string">
            <text:p>[[0.0013822886313783135, 0.040398999936977958, {'normalize': True, 'selection': 'random', 'fit_intercept': True, 'l1_ratio': 0.25, 'max_iter': 1000, 'tol': 0.001, 'alpha': 0.01}], [0.018223149276689884, 0.060160323723337093, {'normalize': True, 'selection': 'random', 'fit_intercept': True, 'l1_ratio': 0, 'max_iter': 1000, 'tol': 0.0001, 'alpha': 0.01}], [-0.28903290952289284, 0.24129973923026315, {'normalize': False, 'selection': 'cyclic', 'fit_intercept': True, 'l1_ratio': 0.75, 'max_iter': 1000, 'tol': 0.0001, 'alpha': 0.01}], [-0.013766675735382938, 0.0091131467287229508, {'normalize': True, 'selection': 'cyclic', 'fit_intercept': True, 'l1_ratio': 0.25, 'max_iter': 1000, 'tol': 0.0001, 'alpha': 1}], [-0.0234485350089229, 0.092598832296525574, {'normalize': True, 'selection': 'cyclic', 'fit_intercept': True, 'l1_ratio': 0.25, 'max_iter': 1000, 'tol': 0.001, 'alpha': 0.01}], [-0.037889151010849255, 0.034767025316331447, {'normalize': True, 'selection': 'cyclic', 'fit_intercept': True, 'l1_ratio': 0.25, 'max_iter': 1000, 'tol': 0.0001, 'alpha': 1}], [0.17672289479806327, 0.11374911399669835, {'normalize': False, 'selection': 'random', 'fit_intercept': True, 'l1_ratio': 0, 'max_iter': 1000, 'tol': 0.001, 'alpha': 0.0001}], [-0.03093204064432083, 0.039965144321156651, {'normalize': True, 'selection': 'random', 'fit_intercept': True, 'l1_ratio': 0, 'max_iter': 1000, 'tol': 0.001, 'alpha': 0.1}], [-0.10738312025565913, 0.077481439586968501, {'normalize': False, 'selection': 'random', 'fit_intercept': True, 'l1_ratio': 0.5, 'max_iter': 1000, 'tol': 0.001, 'alpha': 0.1}], [-0.077907029698676827, 0.034546699781540652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-0.0022741913573394168, -0.047552007453537826, -0.068135382515294385, -0.067315392571968058, -0.0089119210432986318, -0.010678817084259329, -0.081525484454506802, 0.0035604985224844121, -0.056170212766289973, 0.0051722862655246837]</text:p>
          </table:table-cell>
          <table:table-cell office:value-type="string" calcext:value-type="string">
            <text:p>-0.0333830624458</text:p>
          </table:table-cell>
          <table:table-cell office:value-type="string" calcext:value-type="string">
            <text:p>[1.0071980979758683, 1.2558495018883067, 0.98031057295463586, 0.89806191419654091, 0.84906371380208456, 0.97480260767404359, 1.3507251203204564, 1.0946420829073829, 0.82972159678073698, 1.0453012121017664]</text:p>
          </table:table-cell>
          <table:table-cell office:value-type="string" calcext:value-type="string">
            <text:p>1.02856764206</text:p>
          </table:table-cell>
          <table:table-cell office:value-type="string" calcext:value-type="string">
            <text:p>[0.79687036805373312, 0.94471140767728679, 0.77421429827333343, 0.82751790561851701, 0.75442438423666636, 0.79056227840193172, 0.84779015298832971, 0.82664439746231155, 0.75113905196727282, 0.74343883822700452]</text:p>
          </table:table-cell>
          <table:table-cell office:value-type="string" calcext:value-type="string">
            <text:p>0.805731308291</text:p>
          </table:table-cell>
          <table:table-cell office:value-type="string" calcext:value-type="string">
            <text:p>[[-0.016542344854685562, 0.011286267794107097, {'normalize': True, 'selection': 'random', 'fit_intercept': True, 'l1_ratio': 0, 'max_iter': 1000, 'tol': 0.001, 'alpha': 0.1}], [-0.037113574382983738, 0.038923020650551345, {'normalize': True, 'selection': 'cyclic', 'fit_intercept': True, 'l1_ratio': 0, 'max_iter': 1000, 'tol': 0.0001, 'alpha': 0.1}], [-0.29256107696843109, 0.19981990755684439, {'normalize': True, 'selection': 'random', 'fit_intercept': True, 'l1_ratio': 0.25, 'max_iter': 1000, 'tol': 0.0001, 'alpha': 0.1}], [-0.005832930006053688, 0.0071591262897583267, {'normalize': False, 'selection': 'random', 'fit_intercept': True, 'l1_ratio': 0, 'max_iter': 1000, 'tol': 0.0001, 'alpha': 0.01}], [-0.037902918820021517, 0.037484074869525277, {'normalize': True, 'selection': 'cyclic', 'fit_intercept': True, 'l1_ratio': 0, 'max_iter': 1000, 'tol': 0.0001, 'alpha': 1}], [-0.037889151010849255, 0.034767025316331447, {'normalize': True, 'selection': 'cyclic', 'fit_intercept': True, 'l1_ratio': 0.25, 'max_iter': 1000, 'tol': 0.0001, 'alpha': 1}], [0.11156358598296663, 0.011076259948441563, {'normalize': False, 'selection': 'cyclic', 'fit_intercept': True, 'l1_ratio': 1, 'max_iter': 1000, 'tol': 0.0001, 'alpha': 0.01}], [-0.03594062869818309, 0.035273859823025298, {'normalize': True, 'selection': 'random', 'fit_intercept': True, 'l1_ratio': 0, 'max_iter': 1000, 'tol': 0.0001, 'alpha': 0.1}], [-0.10750128088998975, 0.077506566858980039, {'normalize': False, 'selection': 'cyclic', 'fit_intercept': True, 'l1_ratio': 0.5, 'max_iter': 1000, 'tol': 0.001, 'alpha': 0.1}], [-0.094195834475937226, 0.071475303123783182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0028964671154017019, -0.070021194763848937, -0.05251115017824004, -0.16782974015522534, 0.0046393404870582744, -0.010678817084259329, -0.0052233203473726064, -0.003010694035779693, -0.056170212766289973, 0.004588202973355382]</text:p>
          </table:table-cell>
          <table:table-cell office:value-type="string" calcext:value-type="string">
            <text:p>-0.0353321118755</text:p>
          </table:table-cell>
          <table:table-cell office:value-type="string" calcext:value-type="string">
            <text:p>[1.0020020374328198, 1.2827865107343719, 0.96597100476408881, 0.98263682806273422, 0.83765946314185824, 0.97480260767404359, 1.2554307871995849, 1.1018608893662776, 0.82972159678073698, 1.0459149293965744]</text:p>
          </table:table-cell>
          <table:table-cell office:value-type="string" calcext:value-type="string">
            <text:p>1.02787866546</text:p>
          </table:table-cell>
          <table:table-cell office:value-type="string" calcext:value-type="string">
            <text:p>[0.79770402247459449, 0.9514406061004097, 0.79381882515126245, 0.86333249088499997, 0.7475828800263038, 0.79056227840193172, 0.83293194401346782, 0.8248151516465404, 0.75113905196727282, 0.74160720967855098]</text:p>
          </table:table-cell>
          <table:table-cell office:value-type="string" calcext:value-type="string">
            <text:p>0.809493446035</text:p>
          </table:table-cell>
          <table:table-cell office:value-type="string" calcext:value-type="string">
            <text:p>[[-0.022799077764437292, 0.017930293232668187, {'normalize': False, 'selection': 'cyclic', 'fit_intercept': True, 'l1_ratio': 0.25, 'max_iter': 1000, 'tol': 0.0001, 'alpha': 0.1}], [-0.0080019488141316215, 0.034598183286032883, {'normalize': False, 'selection': 'cyclic', 'fit_intercept': True, 'l1_ratio': 0, 'max_iter': 1000, 'tol': 0.0001, 'alpha': 0.01}], [-0.2846914447160972, 0.2216402383919148, {'normalize': False, 'selection': 'cyclic', 'fit_intercept': True, 'l1_ratio': 1, 'max_iter': 1000, 'tol': 0.001, 'alpha': 0.01}], [-0.013766675735382938, 0.0091131467287229508, {'normalize': True, 'selection': 'cyclic', 'fit_intercept': True, 'l1_ratio': 0.25, 'max_iter': 1000, 'tol': 0.0001, 'alpha': 1}], [-0.030954590032797682, 0.046736737659196212, {'normalize': False, 'selection': 'cyclic', 'fit_intercept': True, 'l1_ratio': 0, 'max_iter': 1000, 'tol': 0.0001, 'alpha': 0.1}], [-0.037889151010849255, 0.034767025316331447, {'normalize': True, 'selection': 'cyclic', 'fit_intercept': True, 'l1_ratio': 0.25, 'max_iter': 1000, 'tol': 0.0001, 'alpha': 1}], [0.039285217717191699, 0.025684898769145443, {'normalize': False, 'selection': 'cyclic', 'fit_intercept': True, 'l1_ratio': 1, 'max_iter': 1000, 'tol': 0.0001, 'alpha': 0.01}], [-0.040846011907112081, 0.036442714606521397, {'normalize': True, 'selection': 'cyclic', 'fit_intercept': True, 'l1_ratio': 0, 'max_iter': 1000, 'tol': 0.0001, 'alpha': 1}], [-0.10802193393700324, 0.078737105514015013, {'normalize': True, 'selection': 'cyclic', 'fit_intercept': True, 'l1_ratio': 0.25, 'max_iter': 1000, 'tol': 0.0001, 'alpha': 1}], [-0.046154386156720163, 0.08213770852938613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024323075366676439, -0.020177643690271863, -0.068135382515294385, -0.16782974015522534, 0.015528206613946716, -0.010678817084259329, -0.10036386645315165, 0.0050870931406350461, -0.056170212766289973, 0.023341549086648317]</text:p>
          </table:table-cell>
          <table:table-cell office:value-type="string" calcext:value-type="string">
            <text:p>-0.0355075738457</text:p>
          </table:table-cell>
          <table:table-cell office:value-type="string" calcext:value-type="string">
            <text:p>[0.98047016595209069, 1.2230319607524012, 0.98031057295463586, 0.98263682806273422, 0.82849578797859014, 0.97480260767404359, 1.3742525139487227, 1.092965037075609, 0.82972159678073698, 1.0262101150326861]</text:p>
          </table:table-cell>
          <table:table-cell office:value-type="string" calcext:value-type="string">
            <text:p>1.02928971862</text:p>
          </table:table-cell>
          <table:table-cell office:value-type="string" calcext:value-type="string">
            <text:p>[0.78201261857143789, 0.93540291625448246, 0.77421429827333343, 0.86333249088499997, 0.71940281022346164, 0.79056227840193172, 0.84901273119502096, 0.82198384313422324, 0.75113905196727282, 0.74168881198674674]</text:p>
          </table:table-cell>
          <table:table-cell office:value-type="string" calcext:value-type="string">
            <text:p>0.802875185089</text:p>
          </table:table-cell>
          <table:table-cell office:value-type="string" calcext:value-type="string">
            <text:p>[[-0.017944672110297044, 0.0028579101079885282, {'normalize': True, 'selection': 'cyclic', 'fit_intercept': True, 'l1_ratio': 0, 'max_iter': 1000, 'tol': 0.0001, 'alpha': 0.1}], [-0.0010863735743834833, 0.031165758416608885, {'normalize': False, 'selection': 'random', 'fit_intercept': True, 'l1_ratio': 0, 'max_iter': 1000, 'tol': 0.001, 'alpha': 0.01}], [-0.29407916489789787, 0.20070188160616298, {'normalize': False, 'selection': 'cyclic', 'fit_intercept': True, 'l1_ratio': 0.5, 'max_iter': 1000, 'tol': 0.0001, 'alpha': 0.1}], [-0.013766675735382938, 0.0091131467287229508, {'normalize': True, 'selection': 'cyclic', 'fit_intercept': True, 'l1_ratio': 0.25, 'max_iter': 1000, 'tol': 0.0001, 'alpha': 1}], [-0.002028088316256259, 0.067434969908959225, {'normalize': False, 'selection': 'cyclic', 'fit_intercept': True, 'l1_ratio': 0.25, 'max_iter': 1000, 'tol': 0.001, 'alpha': 0.01}], [-0.037889151010849255, 0.034767025316331447, {'normalize': True, 'selection': 'cyclic', 'fit_intercept': True, 'l1_ratio': 0.25, 'max_iter': 1000, 'tol': 0.0001, 'alpha': 1}], [0.078103328014762774, 0.14883244801757572, {'normalize': False, 'selection': 'random', 'fit_intercept': True, 'l1_ratio': 0, 'max_iter': 1000, 'tol': 0.001, 'alpha': 0.001}], [-0.02241623326403084, 0.040182711068700958, {'normalize': True, 'selection': 'random', 'fit_intercept': True, 'l1_ratio': 0, 'max_iter': 1000, 'tol': 0.001, 'alpha': 0.1}], [-0.10802193393700324, 0.078737105514015013, {'normalize': True, 'selection': 'cyclic', 'fit_intercept': True, 'l1_ratio': 0.25, 'max_iter': 1000, 'tol': 0.0001, 'alpha': 1}], [-0.048919310547747785, 0.046780013430633122, {'normalize': False, 'selection': 'random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20181787994588918, -0.027743698777421333, -0.068135382515294385, -0.13779659772731701, 0.009036691001428232, -0.010678817084259329, 0.0038817263622098475, 0.0081337755162325109, -0.06215702073285656, 0.005853639840193936]</text:p>
          </table:table-cell>
          <table:table-cell office:value-type="string" calcext:value-type="string">
            <text:p>-0.0259423896122</text:p>
          </table:table-cell>
          <table:table-cell office:value-type="string" calcext:value-type="string">
            <text:p>[0.98463179836795611, 1.2321024665075797, 0.98031057295463586, 0.95736630206277684, 0.83395881229142566, 0.97480260767404359, 1.2440594274960017, 1.0896180935465378, 0.83442480068252933, 1.0445852894272785]</text:p>
          </table:table-cell>
          <table:table-cell office:value-type="string" calcext:value-type="string">
            <text:p>1.0175860171</text:p>
          </table:table-cell>
          <table:table-cell office:value-type="string" calcext:value-type="string">
            <text:p>[0.78663991745466022, 0.93557224746274759, 0.77421429827333343, 0.85552284766094022, 0.75396720836050879, 0.79056227840193172, 0.81899152560092447, 0.82370094788543469, 0.75251189165505028, 0.74286565250458303]</text:p>
          </table:table-cell>
          <table:table-cell office:value-type="string" calcext:value-type="string">
            <text:p>0.803454881526</text:p>
          </table:table-cell>
          <table:table-cell office:value-type="string" calcext:value-type="string">
            <text:p>[[-0.023661117113939013, 0.010599795246662257, {'normalize': True, 'selection': 'cyclic', 'fit_intercept': True, 'l1_ratio': 0, 'max_iter': 1000, 'tol': 0.0001, 'alpha': 0.1}], [-0.03691121264913709, 0.030655028343816108, {'normalize': True, 'selection': 'random', 'fit_intercept': True, 'l1_ratio': 1, 'max_iter': 1000, 'tol': 0.001, 'alpha': 0.01}], [-0.29442299800905114, 0.20098413605293819, {'normalize': True, 'selection': 'cyclic', 'fit_intercept': True, 'l1_ratio': 0.25, 'max_iter': 1000, 'tol': 0.0001, 'alpha': 1}], [-0.01152613185658162, 0.0085679683760903989, {'normalize': True, 'selection': 'random', 'fit_intercept': True, 'l1_ratio': 0, 'max_iter': 1000, 'tol': 0.0001, 'alpha': 0.1}], [-0.029446767669564586, 0.044605418497279996, {'normalize': False, 'selection': 'random', 'fit_intercept': True, 'l1_ratio': 0, 'max_iter': 1000, 'tol': 0.0001, 'alpha': 0.1}], [-0.037889151010849255, 0.034767025316331447, {'normalize': True, 'selection': 'cyclic', 'fit_intercept': True, 'l1_ratio': 0.25, 'max_iter': 1000, 'tol': 0.0001, 'alpha': 1}], [0.050316577649559782, 0.03612191555092957, {'normalize': False, 'selection': 'random', 'fit_intercept': True, 'l1_ratio': 0, 'max_iter': 1000, 'tol': 0.0001, 'alpha': 0.01}], [-0.026299453619460383, 0.034223996414932824, {'normalize': True, 'selection': 'cyclic', 'fit_intercept': True, 'l1_ratio': 0, 'max_iter': 1000, 'tol': 0.0001, 'alpha': 0.1}], [-0.10764559914502643, 0.082086791483683308, {'normalize': False, 'selection': 'random', 'fit_intercept': True, 'l1_ratio': 0, 'max_iter': 1000, 'tol': 0.0001, 'alpha': 1}], [-0.08460200878513259, 0.072047316696239663, {'normalize': Tru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-0.0003412423350852567, -0.024486180615058251, -0.068104904060627414, -0.16782974015522534, 0.005871736065195754, -0.010678817084259329, 0.021273483311020525, -0.0030667514701883114, -0.056170212766289973, -0.032996390775963391]</text:p>
          </table:table-cell>
          <table:table-cell office:value-type="string" calcext:value-type="string">
            <text:p>-0.0336529019886</text:p>
          </table:table-cell>
          <table:table-cell office:value-type="string" calcext:value-type="string">
            <text:p>[1.0052556528889982, 1.2281972164269273, 0.98028260051607941, 0.98263682806273422, 0.83662232368040301, 0.97480260767404359, 1.222338734516571, 1.1019224714559803, 0.82972159678073698, 1.0854064120524358]</text:p>
          </table:table-cell>
          <table:table-cell office:value-type="string" calcext:value-type="string">
            <text:p>1.02471864441</text:p>
          </table:table-cell>
          <table:table-cell office:value-type="string" calcext:value-type="string">
            <text:p>[0.79945963042666657, 0.94123992273326007, 0.77461408507673035, 0.86333249088499997, 0.7474134467440704, 0.79056227840193172, 0.82845927862972324, 0.82484642083386228, 0.75113905196727282, 0.76039370872076872]</text:p>
          </table:table-cell>
          <table:table-cell office:value-type="string" calcext:value-type="string">
            <text:p>0.808146031442</text:p>
          </table:table-cell>
          <table:table-cell office:value-type="string" calcext:value-type="string">
            <text:p>[[-0.024606184513644325, 0.017260593055644619, {'normalize': True, 'selection': 'cyclic', 'fit_intercept': True, 'l1_ratio': 0.25, 'max_iter': 1000, 'tol': 0.0001, 'alpha': 0.1}], [-0.0059187005753851352, 0.031788558826025673, {'normalize': True, 'selection': 'cyclic', 'fit_intercept': True, 'l1_ratio': 0.5, 'max_iter': 1000, 'tol': 0.001, 'alpha': 0.01}], [-0.28881193822691031, 0.19822767514616407, {'normalize': True, 'selection': 'random', 'fit_intercept': True, 'l1_ratio': 0.25, 'max_iter': 1000, 'tol': 0.001, 'alpha': 0.1}], [-0.013766675735382938, 0.0091131467287229508, {'normalize': True, 'selection': 'cyclic', 'fit_intercept': True, 'l1_ratio': 0.25, 'max_iter': 1000, 'tol': 0.0001, 'alpha': 1}], [-0.024385872037923757, 0.043326760446847162, {'normalize': False, 'selection': 'cyclic', 'fit_intercept': True, 'l1_ratio': 0, 'max_iter': 1000, 'tol': 0.0001, 'alpha': 0.1}], [-0.037889151010849255, 0.034767025316331447, {'normalize': True, 'selection': 'cyclic', 'fit_intercept': True, 'l1_ratio': 0.25, 'max_iter': 1000, 'tol': 0.0001, 'alpha': 1}], [0.029407199657167604, 0.022615194328029907, {'normalize': False, 'selection': 'random', 'fit_intercept': True, 'l1_ratio': 1, 'max_iter': 1000, 'tol': 0.001, 'alpha': 0.01}], [-0.040600850680911273, 0.036437272768663577, {'normalize': True, 'selection': 'cyclic', 'fit_intercept': True, 'l1_ratio': 0, 'max_iter': 1000, 'tol': 0.0001, 'alpha': 1}], [-0.10802193393700324, 0.078737105514015013, {'normalize': True, 'selection': 'cyclic', 'fit_intercept': True, 'l1_ratio': 0.25, 'max_iter': 1000, 'tol': 0.0001, 'alpha': 1}], [-0.041382595141764775, 0.079045621129901322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029372782223239802, 0.0049240576099537359, -0.068079605988731418, -0.16782974015522534, 0.015423157483699379, -0.0074515729226425353, -0.025738163814833737, 0.0044868517199424529, -0.056170212766289973, -0.012355322102982402]</text:p>
          </table:table-cell>
          <table:table-cell office:value-type="string" calcext:value-type="string">
            <text:p>-0.0283417768714</text:p>
          </table:table-cell>
          <table:table-cell office:value-type="string" calcext:value-type="string">
            <text:p>[0.97539565122835181, 1.1929389831721589, 0.98025938251603828, 0.98263682806273422, 0.82858419352004431, 0.97168992145645705, 1.2810519258682846, 1.0936244343777233, 0.82972159678073698, 1.063718099789855]</text:p>
          </table:table-cell>
          <table:table-cell office:value-type="string" calcext:value-type="string">
            <text:p>1.01996210168</text:p>
          </table:table-cell>
          <table:table-cell office:value-type="string" calcext:value-type="string">
            <text:p>[0.77957888413001131, 0.92747785643190428, 0.77438445473688289, 0.86333249088499997, 0.71885753354352389, 0.78990488293762873, 0.82527574593979836, 0.82329078575504733, 0.75113905196727282, 0.75944973778568892]</text:p>
          </table:table-cell>
          <table:table-cell office:value-type="string" calcext:value-type="string">
            <text:p>0.801269142411</text:p>
          </table:table-cell>
          <table:table-cell office:value-type="string" calcext:value-type="string">
            <text:p>[[-0.020752516137544835, 0.0067045717462656312, {'normalize': True, 'selection': 'random', 'fit_intercept': True, 'l1_ratio': 0, 'max_iter': 1000, 'tol': 0.0001, 'alpha': 0.1}], [-0.0026671107044514576, 0.02104728153860741, {'normalize': False, 'selection': 'cyclic', 'fit_intercept': True, 'l1_ratio': 0.25, 'max_iter': 1000, 'tol': 0.0001, 'alpha': 0.01}], [-0.29376872233399082, 0.20176469130064439, {'normalize': True, 'selection': 'random', 'fit_intercept': True, 'l1_ratio': 0.25, 'max_iter': 1000, 'tol': 0.0001, 'alpha': 0.1}], [-0.013766675735382938, 0.0091131467287229508, {'normalize': True, 'selection': 'cyclic', 'fit_intercept': True, 'l1_ratio': 0.25, 'max_iter': 1000, 'tol': 0.0001, 'alpha': 1}], [0.0066732036653055632, 0.069942604133660574, {'normalize': False, 'selection': 'random', 'fit_intercept': True, 'l1_ratio': 0, 'max_iter': 1000, 'tol': 0.0001, 'alpha': 0.01}], [-0.037312752701214418, 0.039695779952782707, {'normalize': True, 'selection': 'cyclic', 'fit_intercept': True, 'l1_ratio': 0, 'max_iter': 1000, 'tol': 0.0001, 'alpha': 1}], [0.059016458732220459, 0.12236643966418954, {'normalize': False, 'selection': 'random', 'fit_intercept': True, 'l1_ratio': 0, 'max_iter': 1000, 'tol': 0.0001, 'alpha': 0.001}], [-0.021211910253536869, 0.039850339019819499, {'normalize': True, 'selection': 'random', 'fit_intercept': True, 'l1_ratio': 0, 'max_iter': 1000, 'tol': 0.001, 'alpha': 0.1}], [-0.10802193393700324, 0.078737105514015013, {'normalize': True, 'selection': 'cyclic', 'fit_intercept': True, 'l1_ratio': 0.25, 'max_iter': 1000, 'tol': 0.0001, 'alpha': 1}], [-0.041494267457261827, 0.049337774887642155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0032061990947426233, -0.026744115427155268, -0.065492930732895749, -0.16363967814781155, 0.0099549725988604676, -0.010678817084259329, 0.019032517460191856, 0.0074068811755902964, -0.056170212766289973, 0.00068759654500039069]</text:p>
          </table:table-cell>
          <table:table-cell office:value-type="string" calcext:value-type="string">
            <text:p>-0.0282437587284</text:p>
          </table:table-cell>
          <table:table-cell office:value-type="string" calcext:value-type="string">
            <text:p>[1.0016907838226157, 1.2309041238538543, 0.97788539028283983, 0.97911122060577382, 0.83318601977389284, 0.97480260767404359, 1.2251374932254526, 1.0904166258547354, 0.82972159678073698, 1.0500134366769813]</text:p>
          </table:table-cell>
          <table:table-cell office:value-type="string" calcext:value-type="string">
            <text:p>1.01928692986</text:p>
          </table:table-cell>
          <table:table-cell office:value-type="string" calcext:value-type="string">
            <text:p>[0.7974975215604202, 0.93503647352269537, 0.7733978843739705, 0.86236204869418087, 0.75283987166681776, 0.79056227840193172, 0.8151929865408456, 0.82500656802692929, 0.75113905196727282, 0.74583740782641028]</text:p>
          </table:table-cell>
          <table:table-cell office:value-type="string" calcext:value-type="string">
            <text:p>0.804887209258</text:p>
          </table:table-cell>
          <table:table-cell office:value-type="string" calcext:value-type="string">
            <text:p>[[-0.024463772911163684, 0.013422464231598043, {'normalize': True, 'selection': 'cyclic', 'fit_intercept': True, 'l1_ratio': 0, 'max_iter': 1000, 'tol': 0.0001, 'alpha': 1}], [-0.016585751183918317, 0.0098965112468744135, {'normalize': True, 'selection': 'random', 'fit_intercept': True, 'l1_ratio': 1, 'max_iter': 1000, 'tol': 0.001, 'alpha': 0.01}], [-0.29365812525040341, 0.20194653914333463, {'normalize': True, 'selection': 'cyclic', 'fit_intercept': True, 'l1_ratio': 0, 'max_iter': 1000, 'tol': 0.0001, 'alpha': 1}], [-0.013580122627073725, 0.0083024579737919508, {'normalize': True, 'selection': 'cyclic', 'fit_intercept': True, 'l1_ratio': 0, 'max_iter': 1000, 'tol': 0.0001, 'alpha': 1}], [-0.023366831691299848, 0.041641152217832281, {'normalize': False, 'selection': 'cyclic', 'fit_intercept': True, 'l1_ratio': 0, 'max_iter': 1000, 'tol': 0.0001, 'alpha': 0.1}], [-0.037889151010849255, 0.034767025316331447, {'normalize': True, 'selection': 'cyclic', 'fit_intercept': True, 'l1_ratio': 0.25, 'max_iter': 1000, 'tol': 0.0001, 'alpha': 1}], [0.04318196185135615, 0.033587999871123181, {'normalize': False, 'selection': 'random', 'fit_intercept': True, 'l1_ratio': 0, 'max_iter': 1000, 'tol': 0.001, 'alpha': 0.01}], [-0.024456046359048435, 0.032594001183829213, {'normalize': True, 'selection': 'random', 'fit_intercept': True, 'l1_ratio': 0, 'max_iter': 1000, 'tol': 0.0001, 'alpha': 0.1}], [-0.10802193393700324, 0.078737105514015013, {'normalize': True, 'selection': 'cyclic', 'fit_intercept': True, 'l1_ratio': 0.25, 'max_iter': 1000, 'tol': 0.0001, 'alpha': 1}], [-0.078187241430121054, 0.073874001646229148, {'normalize': Tru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049855431145483631, -0.01568456356336001, -0.06480385658401433, -0.16782974015522534, 0.0079692696986506384, -0.0044753595434354754, 0.0040905110252030807, -0.0010679060594522838, -0.056170212766289973, -0.035970201475327368]</text:p>
          </table:table-cell>
          <table:table-cell office:value-type="string" calcext:value-type="string">
            <text:p>-0.0284086628278</text:p>
          </table:table-cell>
          <table:table-cell office:value-type="string" calcext:value-type="string">
            <text:p>[0.95481237649785822, 1.2176454669084888, 0.97725297356417684, 0.98263682806273422, 0.83485711538074847, 0.96881935514596951, 1.2437986747970629, 1.0997266328721291, 0.82972159678073698, 1.0885311017707562]</text:p>
          </table:table-cell>
          <table:table-cell office:value-type="string" calcext:value-type="string">
            <text:p>1.01978021218</text:p>
          </table:table-cell>
          <table:table-cell office:value-type="string" calcext:value-type="string">
            <text:p>[0.76745922432863656, 0.93847619432343432, 0.79858661261029817, 0.86333249088499997, 0.7430566863288538, 0.79405666063751446, 0.83223946590772802, 0.81923502315318952, 0.75113905196727282, 0.75936983704680294]</text:p>
          </table:table-cell>
          <table:table-cell office:value-type="string" calcext:value-type="string">
            <text:p>0.806695124719</text:p>
          </table:table-cell>
          <table:table-cell office:value-type="string" calcext:value-type="string">
            <text:p>[[-0.020678956683082516, 0.018074201928598342, {'normalize': True, 'selection': 'cyclic', 'fit_intercept': True, 'l1_ratio': 1, 'max_iter': 1000, 'tol': 0.0001, 'alpha': 0.01}], [0.0025704339943614339, 0.025884270079494794, {'normalize': True, 'selection': 'cyclic', 'fit_intercept': True, 'l1_ratio': 0.5, 'max_iter': 1000, 'tol': 0.0001, 'alpha': 0.01}], [-0.26515068933411251, 0.22974017651376791, {'normalize': False, 'selection': 'random', 'fit_intercept': True, 'l1_ratio': 1, 'max_iter': 1000, 'tol': 0.001, 'alpha': 0.01}], [-0.013766675735382938, 0.0091131467287229508, {'normalize': True, 'selection': 'cyclic', 'fit_intercept': True, 'l1_ratio': 0.25, 'max_iter': 1000, 'tol': 0.0001, 'alpha': 1}], [-0.017887054235391442, 0.043336542884403362, {'normalize': False, 'selection': 'cyclic', 'fit_intercept': True, 'l1_ratio': 0, 'max_iter': 1000, 'tol': 0.0001, 'alpha': 0.1}], [-0.035063482822209925, 0.067901249006671355, {'normalize': True, 'selection': 'cyclic', 'fit_intercept': True, 'l1_ratio': 0, 'max_iter': 1000, 'tol': 0.0001, 'alpha': 0.1}], [0.035603431461495617, 0.026693751031815979, {'normalize': False, 'selection': 'random', 'fit_intercept': True, 'l1_ratio': 1, 'max_iter': 1000, 'tol': 0.0001, 'alpha': 0.01}], [-0.035196739017460725, 0.05148275228574406, {'normalize': False, 'selection': 'random', 'fit_intercept': True, 'l1_ratio': 0, 'max_iter': 1000, 'tol': 0.001, 'alpha': 0.1}], [-0.10802193393700324, 0.078737105514015013, {'normalize': True, 'selection': 'cyclic', 'fit_intercept': True, 'l1_ratio': 0.25, 'max_iter': 1000, 'tol': 0.0001, 'alpha': 1}], [-0.047081314795219785, 0.082257549864876559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031891040628172052, 0.0045853848163105448, -0.068079605988731418, -0.16782974015522534, 0.020401421341345594, 0.011484939834217611, -0.0025578493903173349, 0.0068896326875118596, -0.056170212766289973, -0.021387547670609797]</text:p>
          </table:table-cell>
          <table:table-cell office:value-type="string" calcext:value-type="string">
            <text:p>-0.0240772536664</text:p>
          </table:table-cell>
          <table:table-cell office:value-type="string" calcext:value-type="string">
            <text:p>[0.97286502128942809, 1.1933449983925712, 0.98025938251603828, 0.98263682806273422, 0.82439466704989528, 0.95342560078048388, 1.2521018609459467, 1.0909848509818318, 0.82972159678073698, 1.0732085836228549]</text:p>
          </table:table-cell>
          <table:table-cell office:value-type="string" calcext:value-type="string">
            <text:p>1.01529433904</text:p>
          </table:table-cell>
          <table:table-cell office:value-type="string" calcext:value-type="string">
            <text:p>[0.77811102857985637, 0.93106849334596964, 0.77438445473688289, 0.86333249088499997, 0.7145789717154859, 0.78482296016985309, 0.82040096035468346, 0.82033793828025969, 0.75113905196727282, 0.75657868727347866]</text:p>
          </table:table-cell>
          <table:table-cell office:value-type="string" calcext:value-type="string">
            <text:p>0.799475503731</text:p>
          </table:table-cell>
          <table:table-cell office:value-type="string" calcext:value-type="string">
            <text:p>[[-0.012873905326357364, 0.007698856875771984, {'normalize': True, 'selection': 'random', 'fit_intercept': True, 'l1_ratio': 0, 'max_iter': 1000, 'tol': 0.0001, 'alpha': 0.1}], [0.0040477704669415783, 0.020549027414792462, {'normalize': False, 'selection': 'random', 'fit_intercept': True, 'l1_ratio': 0.75, 'max_iter': 1000, 'tol': 0.001, 'alpha': 0.01}], [-0.29067762126697683, 0.19917923369603519, {'normalize': True, 'selection': 'random', 'fit_intercept': True, 'l1_ratio': 0.25, 'max_iter': 1000, 'tol': 0.0001, 'alpha': 0.1}], [-0.013766675735382938, 0.0091131467287229508, {'normalize': True, 'selection': 'cyclic', 'fit_intercept': True, 'l1_ratio': 0.25, 'max_iter': 1000, 'tol': 0.0001, 'alpha': 1}], [0.014535819811864678, 0.075708786208961931, {'normalize': False, 'selection': 'random', 'fit_intercept': True, 'l1_ratio': 0, 'max_iter': 1000, 'tol': 0.001, 'alpha': 0.01}], [-0.030017095594693653, 0.060421323126482539, {'normalize': True, 'selection': 'random', 'fit_intercept': True, 'l1_ratio': 0, 'max_iter': 1000, 'tol': 0.0001, 'alpha': 0.1}], [0.078807573308572423, 0.071546759926248621, {'normalize': False, 'selection': 'cyclic', 'fit_intercept': True, 'l1_ratio': 0, 'max_iter': 1000, 'tol': 0.0001, 'alpha': 0.001}], [-0.014135769237438782, 0.033177518987655724, {'normalize': True, 'selection': 'cyclic', 'fit_intercept': True, 'l1_ratio': 0, 'max_iter': 1000, 'tol': 0.0001, 'alpha': 0.1}], [-0.10802193393700324, 0.078737105514015013, {'normalize': True, 'selection': 'cyclic', 'fit_intercept': True, 'l1_ratio': 0.25, 'max_iter': 1000, 'tol': 0.0001, 'alpha': 1}], [-0.053145740352491679, 0.047931975968288597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028400741199859691, -0.026388110785881436, -0.065319158286144763, -0.16336444578665188, 0.011910856216212906, -0.0071608962271925147, 0.004717118154016986, 0.0096978355047848686, -0.056170212766289973, 0.0028215917879360619]</text:p>
          </table:table-cell>
          <table:table-cell office:value-type="string" calcext:value-type="string">
            <text:p>-0.0260854680989</text:p>
          </table:table-cell>
          <table:table-cell office:value-type="string" calcext:value-type="string">
            <text:p>[0.97637246763083452, 1.2304773304839474, 0.97772590584891239, 0.97887963423230628, 0.831540018994958, 0.97140956295291969, 1.2430161005520486, 1.0878998900016941, 0.82972159678073698, 1.0477711712241158]</text:p>
          </table:table-cell>
          <table:table-cell office:value-type="string" calcext:value-type="string">
            <text:p>1.01748136787</text:p>
          </table:table-cell>
          <table:table-cell office:value-type="string" calcext:value-type="string">
            <text:p>[0.78277001009363278, 0.93483660011663006, 0.77336312959966236, 0.86213336229434867, 0.74870774825303033, 0.79005943784065691, 0.82570742985291368, 0.82174306871103953, 0.75113905196727282, 0.74517152230032335]</text:p>
          </table:table-cell>
          <table:table-cell office:value-type="string" calcext:value-type="string">
            <text:p>0.803563136103</text:p>
          </table:table-cell>
          <table:table-cell office:value-type="string" calcext:value-type="string">
            <text:p>[[-0.018186831388418846, 0.0052216040717892086, {'normalize': True, 'selection': 'random', 'fit_intercept': True, 'l1_ratio': 0, 'max_iter': 1000, 'tol': 0.001, 'alpha': 0.1}], [-0.012024946796744386, 0.005167605492058234, {'normalize': True, 'selection': 'random', 'fit_intercept': True, 'l1_ratio': 1, 'max_iter': 1000, 'tol': 0.0001, 'alpha': 0.01}], [-0.29265356585066815, 0.2018800375308917, {'normalize': True, 'selection': 'cyclic', 'fit_intercept': True, 'l1_ratio': 0, 'max_iter': 1000, 'tol': 0.0001, 'alpha': 1}], [-0.012949386317868546, 0.0086166986975655096, {'normalize': True, 'selection': 'random', 'fit_intercept': True, 'l1_ratio': 0, 'max_iter': 1000, 'tol': 0.0001, 'alpha': 1}], [-0.017663422351288548, 0.043037327831122761, {'normalize': False, 'selection': 'cyclic', 'fit_intercept': True, 'l1_ratio': 0, 'max_iter': 1000, 'tol': 0.0001, 'alpha': 0.1}], [-0.03581762759340576, 0.037857555032276759, {'normalize': True, 'selection': 'cyclic', 'fit_intercept': True, 'l1_ratio': 0, 'max_iter': 1000, 'tol': 0.0001, 'alpha': 1}], [0.049003337193425249, 0.040154222112054723, {'normalize': False, 'selection': 'random', 'fit_intercept': True, 'l1_ratio': 1, 'max_iter': 1000, 'tol': 0.001, 'alpha': 0.01}], [-0.017624031760327657, 0.024152829583929721, {'normalize': True, 'selection': 'random', 'fit_intercept': True, 'l1_ratio': 0, 'max_iter': 1000, 'tol': 0.0001, 'alpha': 0.1}], [-0.10802193393700324, 0.078737105514015013, {'normalize': True, 'selection': 'cyclic', 'fit_intercept': True, 'l1_ratio': 0.25, 'max_iter': 1000, 'tol': 0.0001, 'alpha': 1}], [-0.082875388016308907, 0.070714684493429061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041846947016750291, -0.024226534954959522, -0.073561404500001704, -0.16782974015522534, 0.0063177258878418519, -0.0076504248141475717, 0.0084456945746024248, 0.00093221090920936334, -0.056170212766289973, -0.029767990463912541]</text:p>
          </table:table-cell>
          <table:table-cell office:value-type="string" calcext:value-type="string">
            <text:p>-0.0301663729266</text:p>
          </table:table-cell>
          <table:table-cell office:value-type="string" calcext:value-type="string">
            <text:p>[0.96286020417982865, 1.2278859422652795, 0.98529045360250544, 0.98263682806273422, 0.83624699480655806, 0.9718817146741473, 1.2383594540775003, 1.0975293974138924, 0.82972159678073698, 1.0820142158834447]</text:p>
          </table:table-cell>
          <table:table-cell office:value-type="string" calcext:value-type="string">
            <text:p>1.02144268017</text:p>
          </table:table-cell>
          <table:table-cell office:value-type="string" calcext:value-type="string">
            <text:p>[0.7717630885933392, 0.94155939583755854, 0.80302333299952855, 0.86333249088499997, 0.74300928653443066, 0.79403028259556763, 0.82943273462424205, 0.81882572919191521, 0.75113905196727282, 0.75509162230247051]</text:p>
          </table:table-cell>
          <table:table-cell office:value-type="string" calcext:value-type="string">
            <text:p>0.807120701553</text:p>
          </table:table-cell>
          <table:table-cell office:value-type="string" calcext:value-type="string">
            <text:p>[[-0.0023861746442863478, 0.005070246742308453, {'normalize': True, 'selection': 'cyclic', 'fit_intercept': True, 'l1_ratio': 1, 'max_iter': 1000, 'tol': 0.0001, 'alpha': 0.01}], [-0.0011073050654407828, 0.023646924844658197, {'normalize': True, 'selection': 'random', 'fit_intercept': True, 'l1_ratio': 0.5, 'max_iter': 1000, 'tol': 0.0001, 'alpha': 0.01}], [-0.23484716328728217, 0.20691056694561569, {'normalize': False, 'selection': 'random', 'fit_intercept': True, 'l1_ratio': 1, 'max_iter': 1000, 'tol': 0.001, 'alpha': 0.01}], [-0.013766675735382938, 0.0091131467287229508, {'normalize': True, 'selection': 'cyclic', 'fit_intercept': True, 'l1_ratio': 0.25, 'max_iter': 1000, 'tol': 0.0001, 'alpha': 1}], [-0.024244580696787622, 0.049067128578223027, {'normalize': False, 'selection': 'random', 'fit_intercept': True, 'l1_ratio': 0, 'max_iter': 1000, 'tol': 0.0001, 'alpha': 0.1}], [-0.029485952318964687, 0.064300419675079282, {'normalize': True, 'selection': 'random', 'fit_intercept': True, 'l1_ratio': 0, 'max_iter': 1000, 'tol': 0.001, 'alpha': 0.1}], [0.03461588842180701, 0.021755772830088227, {'normalize': False, 'selection': 'random', 'fit_intercept': True, 'l1_ratio': 1, 'max_iter': 1000, 'tol': 0.001, 'alpha': 0.01}], [-0.030377646618910039, 0.043789892478436558, {'normalize': False, 'selection': 'cyclic', 'fit_intercept': True, 'l1_ratio': 0, 'max_iter': 1000, 'tol': 0.0001, 'alpha': 0.1}], [-0.10802193393700324, 0.078737105514015013, {'normalize': True, 'selection': 'cyclic', 'fit_intercept': True, 'l1_ratio': 0.25, 'max_iter': 1000, 'tol': 0.0001, 'alpha': 1}], [-0.047820511014402614, 0.082384318366233375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035173065924673064, 0.00081521912633963911, -0.045398912075482079, -0.16782974015522534, -0.0067685758278719366, 0.0084712598399906414, 0.048254612002364694, 0.016278474106107499, -0.056170212766289973, -0.011981272683869504]</text:p>
          </table:table-cell>
          <table:table-cell office:value-type="string" calcext:value-type="string">
            <text:p>-0.0179156082509</text:p>
          </table:table-cell>
          <table:table-cell office:value-type="string" calcext:value-type="string">
            <text:p>[0.96956687227526672, 1.1978648319379206, 0.95944355297882344, 0.98263682806273422, 0.84725995213507177, 0.95633230374824052, 1.1886418047429939, 1.0806707065593162, 0.82972159678073698, 1.0633250726296877]</text:p>
          </table:table-cell>
          <table:table-cell office:value-type="string" calcext:value-type="string">
            <text:p>1.00754635219</text:p>
          </table:table-cell>
          <table:table-cell office:value-type="string" calcext:value-type="string">
            <text:p>[0.77107852817711653, 0.93148614236907956, 0.78842043801745432, 0.86333249088499997, 0.72599751339643681, 0.78465148451693556, 0.80564617579730557, 0.80337963226879816, 0.75113905196727282, 0.75197893990052622]</text:p>
          </table:table-cell>
          <table:table-cell office:value-type="string" calcext:value-type="string">
            <text:p>0.79771103973</text:p>
          </table:table-cell>
          <table:table-cell office:value-type="string" calcext:value-type="string">
            <text:p>[[-0.003560283492711131, 0.0060454165548246251, {'normalize': True, 'selection': 'random', 'fit_intercept': True, 'l1_ratio': 1, 'max_iter': 1000, 'tol': 0.001, 'alpha': 0.01}], [0.0060701723775160726, 0.017374891734474228, {'normalize': False, 'selection': 'random', 'fit_intercept': True, 'l1_ratio': 0.5, 'max_iter': 1000, 'tol': 0.0001, 'alpha': 0.01}], [-0.27012342057522448, 0.24486408086329711, {'normalize': False, 'selection': 'random', 'fit_intercept': True, 'l1_ratio': 1, 'max_iter': 1000, 'tol': 0.001, 'alpha': 0.01}], [-0.013766675735382938, 0.0091131467287229508, {'normalize': True, 'selection': 'cyclic', 'fit_intercept': True, 'l1_ratio': 0.25, 'max_iter': 1000, 'tol': 0.0001, 'alpha': 1}], [0.016586448767220492, 0.12481031045415608, {'normalize': False, 'selection': 'random', 'fit_intercept': True, 'l1_ratio': 0, 'max_iter': 1000, 'tol': 0.001, 'alpha': 0.001}], [-0.023679910113523137, 0.056867171380486831, {'normalize': True, 'selection': 'cyclic', 'fit_intercept': True, 'l1_ratio': 0, 'max_iter': 1000, 'tol': 0.0001, 'alpha': 0.1}], [0.066854380036810865, 0.064062650358670578, {'normalize': False, 'selection': 'cyclic', 'fit_intercept': True, 'l1_ratio': 0, 'max_iter': 1000, 'tol': 0.0001, 'alpha': 0.001}], [-0.0026617011076207962, 0.052647315770399682, {'normalize': False, 'selection': 'random', 'fit_intercept': True, 'l1_ratio': 0.25, 'max_iter': 1000, 'tol': 0.001, 'alpha': 0.01}], [-0.10802193393700324, 0.078737105514015013, {'normalize': True, 'selection': 'cyclic', 'fit_intercept': True, 'l1_ratio': 0.25, 'max_iter': 1000, 'tol': 0.0001, 'alpha': 1}], [-0.051870125441208018, 0.047442145060996088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025810340228393791, -0.026909930913176172, -0.065747026197018776, -0.13922446409136136, 0.009907362661892849, 0.0086467405424134336, 0.012144434364702139, 0.0092857790396776441, -0.056170212766289973, 0.00032578921836112773]</text:p>
          </table:table-cell>
          <table:table-cell office:value-type="string" calcext:value-type="string">
            <text:p>-0.0221931187912</text:p>
          </table:table-cell>
          <table:table-cell office:value-type="string" calcext:value-type="string">
            <text:p>[0.97897559455354022, 1.2311029104477829, 0.97811859337122831, 0.95856773924716931, 0.83322608657165043, 0.9561630521092167, 1.2337400707898873, 1.0883525560657867, 0.82972159678073698, 1.0503936006308618]</text:p>
          </table:table-cell>
          <table:table-cell office:value-type="string" calcext:value-type="string">
            <text:p>1.01383618006</text:p>
          </table:table-cell>
          <table:table-cell office:value-type="string" calcext:value-type="string">
            <text:p>[0.78382107348564978, 0.93511231689312935, 0.77357642682898753, 0.85575979532887381, 0.74903224850751116, 0.787324622006636, 0.82257048852669667, 0.82181316984856745, 0.75113905196727282, 0.74543055050315354]</text:p>
          </table:table-cell>
          <table:table-cell office:value-type="string" calcext:value-type="string">
            <text:p>0.80255797439</text:p>
          </table:table-cell>
          <table:table-cell office:value-type="string" calcext:value-type="string">
            <text:p>[[-0.012875714499693134, 0.0096433288910448434, {'normalize': True, 'selection': 'cyclic', 'fit_intercept': True, 'l1_ratio': 0, 'max_iter': 1000, 'tol': 0.0001, 'alpha': 0.1}], [-0.013183392650279135, 0.0055790727302553259, {'normalize': True, 'selection': 'cyclic', 'fit_intercept': True, 'l1_ratio': 1, 'max_iter': 1000, 'tol': 0.0001, 'alpha': 0.01}], [-0.29169001200488626, 0.20112112994798337, {'normalize': True, 'selection': 'cyclic', 'fit_intercept': True, 'l1_ratio': 0, 'max_iter': 1000, 'tol': 0.0001, 'alpha': 1}], [-0.0089920502761092948, 0.008680295250245329, {'normalize': True, 'selection': 'random', 'fit_intercept': True, 'l1_ratio': 0, 'max_iter': 1000, 'tol': 0.0001, 'alpha': 0.1}], [-0.024779995787798194, 0.050412027666425219, {'normalize': False, 'selection': 'random', 'fit_intercept': True, 'l1_ratio': 0, 'max_iter': 1000, 'tol': 0.0001, 'alpha': 0.1}], [-0.033490823158529491, 0.06140052257162041, {'normalize': True, 'selection': 'cyclic', 'fit_intercept': True, 'l1_ratio': 0, 'max_iter': 1000, 'tol': 0.0001, 'alpha': 0.1}], [0.046446974983839664, 0.03147312779154593, {'normalize': False, 'selection': 'random', 'fit_intercept': True, 'l1_ratio': 1, 'max_iter': 1000, 'tol': 0.001, 'alpha': 0.01}], [-0.018061020736270549, 0.018664657366950926, {'normalize': True, 'selection': 'random', 'fit_intercept': True, 'l1_ratio': 0, 'max_iter': 1000, 'tol': 0.001, 'alpha': 0.1}], [-0.10802193393700324, 0.078737105514015013, {'normalize': True, 'selection': 'cyclic', 'fit_intercept': True, 'l1_ratio': 0.25, 'max_iter': 1000, 'tol': 0.0001, 'alpha': 1}], [-0.086758569402734867, 0.065902234610381388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065894468985716159, -0.0065532857156713753, -0.076046730797800777, -0.13836395918141009, 0.010528983126509517, -0.00734673702197286, 0.0072453104653734668, 0.011891554650600211, -0.056170212766289973, -0.021437245157789109]</text:p>
          </table:table-cell>
          <table:table-cell office:value-type="string" calcext:value-type="string">
            <text:p>-0.0210357853413</text:p>
          </table:table-cell>
          <table:table-cell office:value-type="string" calcext:value-type="string">
            <text:p>[0.93869454312915923, 1.2066985061322888, 0.98757143004693082, 0.9578436920798703, 0.83270295331367772, 0.97158880693063221, 1.2398586226072059, 1.0854899721978248, 0.82972159678073698, 1.0732608025577215]</text:p>
          </table:table-cell>
          <table:table-cell office:value-type="string" calcext:value-type="string">
            <text:p>1.01234309258</text:p>
          </table:table-cell>
          <table:table-cell office:value-type="string" calcext:value-type="string">
            <text:p>[0.75681110367285565, 0.9366537171056496, 0.80363245003596484, 0.8535475464283383, 0.7416980259466085, 0.79399521599540923, 0.8296788772542687, 0.8130758598972001, 0.75113905196727282, 0.75288526998378913]</text:p>
          </table:table-cell>
          <table:table-cell office:value-type="string" calcext:value-type="string">
            <text:p>0.803311711829</text:p>
          </table:table-cell>
          <table:table-cell office:value-type="string" calcext:value-type="string">
            <text:p>[[0.0072911390547432666, 0.0025613423708320737, {'normalize': False, 'selection': 'random', 'fit_intercept': True, 'l1_ratio': 1, 'max_iter': 1000, 'tol': 0.0001, 'alpha': 0.01}], [-0.00079768187648751544, 0.014099742406189449, {'normalize': False, 'selection': 'random', 'fit_intercept': True, 'l1_ratio': 0.5, 'max_iter': 1000, 'tol': 0.001, 'alpha': 0.01}], [-0.22514787222064211, 0.20360720090631326, {'normalize': False, 'selection': 'random', 'fit_intercept': True, 'l1_ratio': 1, 'max_iter': 1000, 'tol': 0.001, 'alpha': 0.01}], [-0.011270054920371125, 0.013377062703996901, {'normalize': True, 'selection': 'cyclic', 'fit_intercept': True, 'l1_ratio': 0, 'max_iter': 1000, 'tol': 0.0001, 'alpha': 0.1}], [-0.022857585089027726, 0.049012131328305529, {'normalize': False, 'selection': 'cyclic', 'fit_intercept': True, 'l1_ratio': 0, 'max_iter': 1000, 'tol': 0.0001, 'alpha': 0.1}], [-0.023844300680309391, 0.07138944995461681, {'normalize': True, 'selection': 'random', 'fit_intercept': True, 'l1_ratio': 0, 'max_iter': 1000, 'tol': 0.0001, 'alpha': 0.1}], [0.039595897697920622, 0.016292977403407641, {'normalize': False, 'selection': 'cyclic', 'fit_intercept': True, 'l1_ratio': 1, 'max_iter': 1000, 'tol': 0.001, 'alpha': 0.01}], [-0.027755918252951185, 0.040821944229348262, {'normalize': False, 'selection': 'cyclic', 'fit_intercept': True, 'l1_ratio': 0, 'max_iter': 1000, 'tol': 0.0001, 'alpha': 0.1}], [-0.10802193393700324, 0.078737105514015013, {'normalize': True, 'selection': 'cyclic', 'fit_intercept': True, 'l1_ratio': 0.25, 'max_iter': 1000, 'tol': 0.0001, 'alpha': 1}], [-0.058584052779307845, 0.082758923796810352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082665283522689426, 0.01496266799208712, -0.046996383641054296, -0.10675760369330733, 0.020625853705528163, 0.0090615110747168659, 0.025360554099844834, 0.043213738482328234, -0.056170212766289973, -0.035096662787345911]</text:p>
          </table:table-cell>
          <table:table-cell office:value-type="string" calcext:value-type="string">
            <text:p>-0.00491312540108</text:p>
          </table:table-cell>
          <table:table-cell office:value-type="string" calcext:value-type="string">
            <text:p>[0.92184133803937229, 1.1809042739087028, 0.96090967636670077, 0.93124943108826008, 0.82420579290473395, 0.95576300474536457, 1.2172343617927257, 1.0510808781184244, 0.82972159678073698, 1.0876132432946015]</text:p>
          </table:table-cell>
          <table:table-cell office:value-type="string" calcext:value-type="string">
            <text:p>0.996052359704</text:p>
          </table:table-cell>
          <table:table-cell office:value-type="string" calcext:value-type="string">
            <text:p>[0.74565103382498366, 0.92598387472535781, 0.78848317516989852, 0.84084654745510612, 0.7194949952298928, 0.78448498515286946, 0.8104329994847207, 0.78761553897264014, 0.75113905196727282, 0.77750487242597244]</text:p>
          </table:table-cell>
          <table:table-cell office:value-type="string" calcext:value-type="string">
            <text:p>0.793163707441</text:p>
          </table:table-cell>
          <table:table-cell office:value-type="string" calcext:value-type="string">
            <text:p>[[0.0074967697662562532, 0.012264833149022965, {'normalize': False, 'selection': 'random', 'fit_intercept': True, 'l1_ratio': 0.75, 'max_iter': 1000, 'tol': 0.001, 'alpha': 0.01}], [0.0078913973552412857, 0.015889323380558242, {'normalize': False, 'selection': 'random', 'fit_intercept': True, 'l1_ratio': 0.5, 'max_iter': 1000, 'tol': 0.001, 'alpha': 0.01}], [-0.2507791786423117, 0.23110337680776732, {'normalize': False, 'selection': 'random', 'fit_intercept': True, 'l1_ratio': 1, 'max_iter': 1000, 'tol': 0.0001, 'alpha': 0.01}], [-0.0097241043611443426, 0.015785189415629269, {'normalize': False, 'selection': 'cyclic', 'fit_intercept': True, 'l1_ratio': 0, 'max_iter': 1000, 'tol': 0.0001, 'alpha': 0.1}], [0.0080078368161554253, 0.08743058413964222, {'normalize': True, 'selection': 'random', 'fit_intercept': True, 'l1_ratio': 0, 'max_iter': 1000, 'tol': 0.0001, 'alpha': 0.01}], [-0.018112448152576163, 0.064177731573576507, {'normalize': True, 'selection': 'cyclic', 'fit_intercept': True, 'l1_ratio': 0, 'max_iter': 1000, 'tol': 0.0001, 'alpha': 0.1}], [0.054228728686901109, 0.022737428143105736, {'normalize': False, 'selection': 'random', 'fit_intercept': True, 'l1_ratio': 0, 'max_iter': 1000, 'tol': 0.001, 'alpha': 0.01}], [0.0042636762263793312, 0.045165880616973957, {'normalize': False, 'selection': 'cyclic', 'fit_intercept': True, 'l1_ratio': 0.25, 'max_iter': 1000, 'tol': 0.0001, 'alpha': 0.01}], [-0.10802193393700324, 0.078737105514015013, {'normalize': True, 'selection': 'cyclic', 'fit_intercept': True, 'l1_ratio': 0.25, 'max_iter': 1000, 'tol': 0.0001, 'alpha': 1}], [-0.036195211208211432, 0.011437423267618766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064667506841573297, -0.0089339707956457293, -0.04935258367037898, -0.13567605397687887, 0.013347681857099891, 0.0087109780611496213, 0.0084557593415164334, 0.015041636791614854, -0.056170212766289973, 0.0057257977230175117]</text:p>
          </table:table-cell>
          <table:table-cell office:value-type="string" calcext:value-type="string">
            <text:p>-0.0134183460593</text:p>
          </table:table-cell>
          <table:table-cell office:value-type="string" calcext:value-type="string">
            <text:p>[0.93992753301209275, 1.2095525717543925, 0.96307214363307259, 0.95558203136555875, 0.83033083860042367, 0.9561010948387999, 1.2383468841161849, 1.0820294384965248, 0.82972159678073698, 1.044719617731765]</text:p>
          </table:table-cell>
          <table:table-cell office:value-type="string" calcext:value-type="string">
            <text:p>1.00493837503</text:p>
          </table:table-cell>
          <table:table-cell office:value-type="string" calcext:value-type="string">
            <text:p>[0.7501882976722124, 0.92849938135053411, 0.76850473777863482, 0.85486277993410587, 0.74780339017563247, 0.78733369905681128, 0.82212469020171908, 0.81880312145158696, 0.75113905196727282, 0.74345021707326697]</text:p>
          </table:table-cell>
          <table:table-cell office:value-type="string" calcext:value-type="string">
            <text:p>0.797270936666</text:p>
          </table:table-cell>
          <table:table-cell office:value-type="string" calcext:value-type="string">
            <text:p>[[-0.00197683017384424, 0.029555740376911162, {'normalize': True, 'selection': 'random', 'fit_intercept': True, 'l1_ratio': 0, 'max_iter': 1000, 'tol': 0.001, 'alpha': 0.01}], [-0.010578907730048997, 0.0043227351464273653, {'normalize': False, 'selection': 'cyclic', 'fit_intercept': True, 'l1_ratio': 0.75, 'max_iter': 1000, 'tol': 0.001, 'alpha': 0.01}], [-0.28819336488237612, 0.21447358818388887, {'normalize': True, 'selection': 'random', 'fit_intercept': True, 'l1_ratio': 0, 'max_iter': 1000, 'tol': 0.0001, 'alpha': 0.1}], [-0.0021686375275771995, 0.0067267176613704082, {'normalize': True, 'selection': 'random', 'fit_intercept': True, 'l1_ratio': 0, 'max_iter': 1000, 'tol': 0.001, 'alpha': 0.1}], [-0.023923738750899648, 0.050693512400395699, {'normalize': False, 'selection': 'cyclic', 'fit_intercept': True, 'l1_ratio': 0, 'max_iter': 1000, 'tol': 0.0001, 'alpha': 0.1}], [-0.028990205176446467, 0.068891787447314154, {'normalize': True, 'selection': 'random', 'fit_intercept': True, 'l1_ratio': 0, 'max_iter': 1000, 'tol': 0.001, 'alpha': 0.1}], [0.051822464559500958, 0.025530969135344285, {'normalize': False, 'selection': 'cyclic', 'fit_intercept': True, 'l1_ratio': 1, 'max_iter': 1000, 'tol': 0.0001, 'alpha': 0.01}], [-0.017147132412713473, 0.0150539899881828, {'normalize': True, 'selection': 'random', 'fit_intercept': True, 'l1_ratio': 0, 'max_iter': 1000, 'tol': 0.0001, 'alpha': 0.1}], [-0.10802193393700324, 0.078737105514015013, {'normalize': True, 'selection': 'cyclic', 'fit_intercept': True, 'l1_ratio': 0.25, 'max_iter': 1000, 'tol': 0.0001, 'alpha': 1}], [-0.090228299971825021, 0.065080310779994266, {'normalize': Tru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08450095740846908, -0.018535878708889175, -0.053667453704803858, -0.057803076149267385, 0.020349541419731887, -0.0080240273448339838, 0.0026217819178778745, 0.019359665890937294, -0.056170212766289973, -0.022912805673128256]</text:p>
          </table:table-cell>
          <table:table-cell office:value-type="string" calcext:value-type="string">
            <text:p>-0.00902815077102</text:p>
          </table:table-cell>
          <table:table-cell office:value-type="string" calcext:value-type="string">
            <text:p>[0.91999664597585884, 1.2210637436907021, 0.96703223407189987, 0.89005804846531777, 0.82443832731200384, 0.97224205538277853, 1.2456329813656322, 1.0772858525986069, 0.82972159678073698, 1.0748112269919419]</text:p>
          </table:table-cell>
          <table:table-cell office:value-type="string" calcext:value-type="string">
            <text:p>1.00222827126</text:p>
          </table:table-cell>
          <table:table-cell office:value-type="string" calcext:value-type="string">
            <text:p>[0.7458640566183502, 0.93826419499117308, 0.79564975148690265, 0.82424452562880557, 0.7369373758324359, 0.79031895923377338, 0.83203194573378181, 0.81158883526469283, 0.75113905196727282, 0.76695598265546094]</text:p>
          </table:table-cell>
          <table:table-cell office:value-type="string" calcext:value-type="string">
            <text:p>0.799299467941</text:p>
          </table:table-cell>
          <table:table-cell office:value-type="string" calcext:value-type="string">
            <text:p>[[0.0046290753541696284, 0.013957640827641428, {'normalize': False, 'selection': 'cyclic', 'fit_intercept': True, 'l1_ratio': 0.75, 'max_iter': 1000, 'tol': 0.001, 'alpha': 0.01}], [-0.0033230607534357904, 0.018186808032918802, {'normalize': True, 'selection': 'random', 'fit_intercept': True, 'l1_ratio': 1, 'max_iter': 1000, 'tol': 0.001, 'alpha': 0.01}], [-0.25975712206659368, 0.23783231657679132, {'normalize': False, 'selection': 'random', 'fit_intercept': True, 'l1_ratio': 0.75, 'max_iter': 1000, 'tol': 0.001, 'alpha': 0.01}], [-0.0067898869320180055, 0.032912591394897064, {'normalize': True, 'selection': 'cyclic', 'fit_intercept': True, 'l1_ratio': 0, 'max_iter': 1000, 'tol': 0.0001, 'alpha': 0.01}], [-0.025202083604537386, 0.047406476082590708, {'normalize': False, 'selection': 'random', 'fit_intercept': True, 'l1_ratio': 0, 'max_iter': 1000, 'tol': 0.0001, 'alpha': 0.1}], [-0.037191859936925968, 0.04121763150970463, {'normalize': True, 'selection': 'random', 'fit_intercept': True, 'l1_ratio': 0, 'max_iter': 1000, 'tol': 0.0001, 'alpha': 1}], [0.064547723910760177, 0.01115853981029285, {'normalize': False, 'selection': 'cyclic', 'fit_intercept': True, 'l1_ratio': 1, 'max_iter': 1000, 'tol': 0.0001, 'alpha': 0.01}], [-0.021904847444488486, 0.04139146566258136, {'normalize': False, 'selection': 'random', 'fit_intercept': True, 'l1_ratio': 0, 'max_iter': 1000, 'tol': 0.0001, 'alpha': 0.1}], [-0.10802193393700324, 0.078737105514015013, {'normalize': True, 'selection': 'cyclic', 'fit_intercept': True, 'l1_ratio': 0.25, 'max_iter': 1000, 'tol': 0.0001, 'alpha': 1}], [-0.021861538597222206, 0.0991927152821250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11031629328780113, 0.011757448460469999, -0.0017810490523368916, -0.025755416397014841, 0.0293958084262681, -0.0066461107317841162, 0.02646190056493436, 0.049273542795876479, -0.056170212766289973, -0.11930006649080926]</text:p>
          </table:table-cell>
          <table:table-cell office:value-type="string" calcext:value-type="string">
            <text:p>0.00175521380971</text:p>
          </table:table-cell>
          <table:table-cell office:value-type="string" calcext:value-type="string">
            <text:p>[0.89405448621510608, 1.1847468261863783, 0.91941206166113554, 0.86309246466232137, 0.81682531679997394, 0.97091305087130253, 1.2158588821041239, 1.044423858995881, 0.82972159678073698, 1.176088784073331]</text:p>
          </table:table-cell>
          <table:table-cell office:value-type="string" calcext:value-type="string">
            <text:p>0.991513732835</text:p>
          </table:table-cell>
          <table:table-cell office:value-type="string" calcext:value-type="string">
            <text:p>[0.72890493628023945, 0.92656333800274815, 0.77353540595462089, 0.78532843507379724, 0.71320564835281941, 0.78912716669229244, 0.81178604376161545, 0.79152166947418701, 0.75113905196727282, 0.81511414295162654]</text:p>
          </table:table-cell>
          <table:table-cell office:value-type="string" calcext:value-type="string">
            <text:p>0.788622583851</text:p>
          </table:table-cell>
          <table:table-cell office:value-type="string" calcext:value-type="string">
            <text:p>[[0.008382854339228028, 0.02079391485161609, {'normalize': False, 'selection': 'random', 'fit_intercept': True, 'l1_ratio': 0, 'max_iter': 1000, 'tol': 0.0001, 'alpha': 0.01}], [0.0032059672104531069, 0.015617467877239301, {'normalize': False, 'selection': 'random', 'fit_intercept': True, 'l1_ratio': 0.75, 'max_iter': 1000, 'tol': 0.001, 'alpha': 0.01}], [-0.26555417243841495, 0.25060154832964004, {'normalize': False, 'selection': 'random', 'fit_intercept': True, 'l1_ratio': 0, 'max_iter': 1000, 'tol': 0.001, 'alpha': 0.01}], [0.009088900770108585, 0.1129438839805722, {'normalize': True, 'selection': 'random', 'fit_intercept': True, 'l1_ratio': 0, 'max_iter': 1000, 'tol': 0.001, 'alpha': 0.001}], [-0.00049584511492200406, 0.074143110133312026, {'normalize': True, 'selection': 'cyclic', 'fit_intercept': True, 'l1_ratio': 0, 'max_iter': 1000, 'tol': 0.0001, 'alpha': 0.01}], [-0.036170691285486431, 0.040656067163261492, {'normalize': True, 'selection': 'cyclic', 'fit_intercept': True, 'l1_ratio': 0, 'max_iter': 1000, 'tol': 0.0001, 'alpha': 1}], [0.073100167096575366, 0.011808191080193256, {'normalize': False, 'selection': 'random', 'fit_intercept': True, 'l1_ratio': 0, 'max_iter': 1000, 'tol': 0.001, 'alpha': 0.01}], [0.032060045498407949, 0.028446095816597156, {'normalize': True, 'selection': 'random', 'fit_intercept': True, 'l1_ratio': 0.25, 'max_iter': 1000, 'tol': 0.001, 'alpha': 0.01}], [-0.10802193393700324, 0.078737105514015013, {'normalize': True, 'selection': 'cyclic', 'fit_intercept': True, 'l1_ratio': 0.25, 'max_iter': 1000, 'tol': 0.0001, 'alpha': 1}], [0.029693109986770577, 0.039022014360326866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031825633878218684, -0.0056016382224071126, -0.031865649795177253, -0.13105859323467994, 0.022558576563200039, -0.0063914069716299871, 0.0037729492229591211, 0.020724631537361815, -0.049994183289651994, -0.015876036262407967]</text:p>
          </table:table-cell>
          <table:table-cell office:value-type="string" calcext:value-type="string">
            <text:p>-0.0161905716574</text:p>
          </table:table-cell>
          <table:table-cell office:value-type="string" calcext:value-type="string">
            <text:p>[0.97293074936535362, 1.2055576310044807, 0.94702302996542997, 0.95169680150592573, 0.82257928338189268, 0.97066738836667132, 1.2441952800640774, 1.0757863648363457, 0.82486974148584158, 1.0674174406179227]</text:p>
          </table:table-cell>
          <table:table-cell office:value-type="string" calcext:value-type="string">
            <text:p>1.00827237106</text:p>
          </table:table-cell>
          <table:table-cell office:value-type="string" calcext:value-type="string">
            <text:p>[0.78054289519553421, 0.92648641156546419, 0.76615338052220439, 0.85355754673659678, 0.74281462501375328, 0.78940308253436919, 0.8255530531536156, 0.81604355723445987, 0.74908145548023131, 0.76498938070002642]</text:p>
          </table:table-cell>
          <table:table-cell office:value-type="string" calcext:value-type="string">
            <text:p>0.801462538814</text:p>
          </table:table-cell>
          <table:table-cell office:value-type="string" calcext:value-type="string">
            <text:p>[[-0.0060203265370305801, 0.015931201590597268, {'normalize': True, 'selection': 'random', 'fit_intercept': True, 'l1_ratio': 0, 'max_iter': 1000, 'tol': 0.0001, 'alpha': 0.1}], [-0.013930680570221237, 0.0074986101199820679, {'normalize': False, 'selection': 'random', 'fit_intercept': True, 'l1_ratio': 1, 'max_iter': 1000, 'tol': 0.001, 'alpha': 0.01}], [-0.29027386480773326, 0.21591404180493626, {'normalize': False, 'selection': 'cyclic', 'fit_intercept': True, 'l1_ratio': 0, 'max_iter': 1000, 'tol': 0.0001, 'alpha': 0.1}], [-0.00065750697223982259, 0.0066718717880942125, {'normalize': True, 'selection': 'cyclic', 'fit_intercept': True, 'l1_ratio': 0, 'max_iter': 1000, 'tol': 0.0001, 'alpha': 0.1}], [-0.026412072757026998, 0.048712255286709603, {'normalize': False, 'selection': 'cyclic', 'fit_intercept': True, 'l1_ratio': 0, 'max_iter': 1000, 'tol': 0.0001, 'alpha': 0.1}], [-0.037086777472025233, 0.040471567127042841, {'normalize': True, 'selection': 'cyclic', 'fit_intercept': True, 'l1_ratio': 0, 'max_iter': 1000, 'tol': 0.0001, 'alpha': 1}], [0.066975500609434135, 0.022677238337746208, {'normalize': False, 'selection': 'cyclic', 'fit_intercept': True, 'l1_ratio': 1, 'max_iter': 1000, 'tol': 0.001, 'alpha': 0.01}], [-0.0078175689705892847, 0.0039828893497713402, {'normalize': True, 'selection': 'random', 'fit_intercept': True, 'l1_ratio': 0.75, 'max_iter': 1000, 'tol': 0.001, 'alpha': 0.01}], [-0.10795468787925283, 0.079469008821189055, {'normalize': True, 'selection': 'cyclic', 'fit_intercept': True, 'l1_ratio': 0, 'max_iter': 1000, 'tol': 0.0001, 'alpha': 1}], [-0.06539664700651894, 0.071337215430717096, {'normalize': Fals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093542994560741888, -0.018535878708889175, -0.050725478101081745, -0.10334319651967694, 0.027671143260756148, -0.010678817084259329, 0.0071900299657123856, 0.059231548922210164, -0.056170212766289973, -0.011039709408929399]</text:p>
          </table:table-cell>
          <table:table-cell office:value-type="string" calcext:value-type="string">
            <text:p>-0.00628575758797</text:p>
          </table:table-cell>
          <table:table-cell office:value-type="string" calcext:value-type="string">
            <text:p>[0.91091018769914422, 1.2210637436907021, 0.96433215518965942, 0.92837647613648355, 0.81827673250827526, 0.97480260767404359, 1.239927662829216, 1.0334844567024437, 0.82972159678073698, 1.0623357382766361]</text:p>
          </table:table-cell>
          <table:table-cell office:value-type="string" calcext:value-type="string">
            <text:p>0.998323135749</text:p>
          </table:table-cell>
          <table:table-cell office:value-type="string" calcext:value-type="string">
            <text:p>[0.74216866201789689, 0.93826419499117308, 0.79430009434586768, 0.84138005349209866, 0.73243126889529953, 0.79056227840193172, 0.82828747724420371, 0.78957777462666279, 0.75113905196727282, 0.7617905628926942]</text:p>
          </table:table-cell>
          <table:table-cell office:value-type="string" calcext:value-type="string">
            <text:p>0.796990141888</text:p>
          </table:table-cell>
          <table:table-cell office:value-type="string" calcext:value-type="string">
            <text:p>[[0.0036156100393103592, 0.022247728894523554, {'normalize': False, 'selection': 'random', 'fit_intercept': True, 'l1_ratio': 0.5, 'max_iter': 1000, 'tol': 0.0001, 'alpha': 0.01}], [-0.0025767085919535106, 0.019230931127311529, {'normalize': True, 'selection': 'cyclic', 'fit_intercept': True, 'l1_ratio': 1, 'max_iter': 1000, 'tol': 0.0001, 'alpha': 0.01}], [-0.2583442650601393, 0.24790899553568896, {'normalize': False, 'selection': 'cyclic', 'fit_intercept': True, 'l1_ratio': 0.75, 'max_iter': 1000, 'tol': 0.001, 'alpha': 0.01}], [-0.0098684620214087877, 0.016876212681675964, {'normalize': False, 'selection': 'cyclic', 'fit_intercept': True, 'l1_ratio': 0, 'max_iter': 1000, 'tol': 0.0001, 'alpha': 0.1}], [-0.025406481165776183, 0.049428679040323185, {'normalize': False, 'selection': 'random', 'fit_intercept': True, 'l1_ratio': 0, 'max_iter': 1000, 'tol': 0.0001, 'alpha': 0.1}], [-0.037889151010849255, 0.034767025316331447, {'normalize': True, 'selection': 'cyclic', 'fit_intercept': True, 'l1_ratio': 0.25, 'max_iter': 1000, 'tol': 0.0001, 'alpha': 1}], [0.061522634798239217, 0.030398334916855351, {'normalize': False, 'selection': 'cyclic', 'fit_intercept': True, 'l1_ratio': 1, 'max_iter': 1000, 'tol': 0.001, 'alpha': 0.01}], [-0.016699946224964585, 0.050056973872884859, {'normalize': False, 'selection': 'cyclic', 'fit_intercept': True, 'l1_ratio': 1, 'max_iter': 1000, 'tol': 0.0001, 'alpha': 0.01}], [-0.10802193393700324, 0.078737105514015013, {'normalize': True, 'selection': 'cyclic', 'fit_intercept': True, 'l1_ratio': 0.25, 'max_iter': 1000, 'tol': 0.0001, 'alpha': 1}], [-0.028811675195216185, 0.10549140524743096, {'normalize': False, 'selection': 'random', 'fit_intercept': True, 'l1_ratio': 0.75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11987797847946535, 0.0019634017386125358, -0.01744967449892032, -0.091873019231140995, 0.034311417109116893, -0.0059216603846166116, 0.030569585801652477, 0.061592101503076813, -0.056170212766289973, -0.10404236477171258]</text:p>
          </table:table-cell>
          <table:table-cell office:value-type="string" calcext:value-type="string">
            <text:p>-0.00271424470208</text:p>
          </table:table-cell>
          <table:table-cell office:value-type="string" calcext:value-type="string">
            <text:p>[0.884445827006346, 1.1964883422252952, 0.93379237284676542, 0.91872522455367489, 0.8126885186545606, 0.97021431644092571, 1.2107287638449105, 1.0308912634477598, 0.82972159678073698, 1.1600569688347016]</text:p>
          </table:table-cell>
          <table:table-cell office:value-type="string" calcext:value-type="string">
            <text:p>0.994775319464</text:p>
          </table:table-cell>
          <table:table-cell office:value-type="string" calcext:value-type="string">
            <text:p>[0.72444821028594797, 0.92946970930540118, 0.77758805367244987, 0.83609117064936367, 0.71117082431097034, 0.78887282447925211, 0.81005968377956428, 0.78946265286134754, 0.75113905196727282, 0.80667392111630765]</text:p>
          </table:table-cell>
          <table:table-cell office:value-type="string" calcext:value-type="string">
            <text:p>0.792497610243</text:p>
          </table:table-cell>
          <table:table-cell office:value-type="string" calcext:value-type="string">
            <text:p>[[0.010644069568398508, 0.026965565936121167, {'normalize': False, 'selection': 'cyclic', 'fit_intercept': True, 'l1_ratio': 0, 'max_iter': 1000, 'tol': 0.0001, 'alpha': 0.01}], [0.0013212547759368642, 0.016373006786327315, {'normalize': False, 'selection': 'random', 'fit_intercept': True, 'l1_ratio': 1, 'max_iter': 1000, 'tol': 0.0001, 'alpha': 0.01}], [-0.26695479860866367, 0.26530439187534199, {'normalize': False, 'selection': 'random', 'fit_intercept': True, 'l1_ratio': 0.25, 'max_iter': 1000, 'tol': 0.0001, 'alpha': 0.01}], [-0.0071342853072449081, 0.015841872697259337, {'normalize': False, 'selection': 'cyclic', 'fit_intercept': True, 'l1_ratio': 0, 'max_iter': 1000, 'tol': 0.0001, 'alpha': 0.1}], [-0.0045585789865141158, 0.079717290668751911, {'normalize': True, 'selection': 'random', 'fit_intercept': True, 'l1_ratio': 0, 'max_iter': 1000, 'tol': 0.0001, 'alpha': 0.01}], [-0.037422608618717428, 0.041707262274058812, {'normalize': True, 'selection': 'cyclic', 'fit_intercept': True, 'l1_ratio': 0, 'max_iter': 1000, 'tol': 0.0001, 'alpha': 1}], [0.06659751072963932, 0.02009799613460015, {'normalize': False, 'selection': 'cyclic', 'fit_intercept': True, 'l1_ratio': 0, 'max_iter': 1000, 'tol': 0.0001, 'alpha': 0.01}], [0.031955134160953788, 0.022953169895258238, {'normalize': True, 'selection': 'random', 'fit_intercept': True, 'l1_ratio': 0.5, 'max_iter': 1000, 'tol': 0.0001, 'alpha': 0.01}], [-0.10802193393700324, 0.078737105514015013, {'normalize': True, 'selection': 'cyclic', 'fit_intercept': True, 'l1_ratio': 0.25, 'max_iter': 1000, 'tol': 0.0001, 'alpha': 1}], [0.0045208232499711091, 0.037049852964817977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035994665833470552, -0.021233960484389858, -0.029849873045189046, -0.12766361121021652, 0.02990159161321182, -0.010678817084259329, 0.0047104333739383941, 0.026612071788760128, -0.045685758821460531, -0.0021239866588531608]</text:p>
          </table:table-cell>
          <table:table-cell office:value-type="string" calcext:value-type="string">
            <text:p>-0.0140017244695</text:p>
          </table:table-cell>
          <table:table-cell office:value-type="string" calcext:value-type="string">
            <text:p>[0.96874123606456353, 1.2242983178499873, 0.94517299550998846, 0.94884019128857899, 0.81639966799740948, 0.97480260767404359, 1.2430244492229821, 1.0693186968542683, 0.82148506656683018, 1.052967668138709]</text:p>
          </table:table-cell>
          <table:table-cell office:value-type="string" calcext:value-type="string">
            <text:p>1.00650508972</text:p>
          </table:table-cell>
          <table:table-cell office:value-type="string" calcext:value-type="string">
            <text:p>[0.77878850721702852, 0.93208878949132068, 0.76515385489704346, 0.85275656248484799, 0.73836698213447371, 0.79056227840193172, 0.81233462502555753, 0.81692732687009073, 0.74700656687403055, 0.76115463797850802]</text:p>
          </table:table-cell>
          <table:table-cell office:value-type="string" calcext:value-type="string">
            <text:p>0.799514013137</text:p>
          </table:table-cell>
          <table:table-cell office:value-type="string" calcext:value-type="string">
            <text:p>[[-0.0065776398169555281, 0.015669983722555285, {'normalize': True, 'selection': 'random', 'fit_intercept': True, 'l1_ratio': 0, 'max_iter': 1000, 'tol': 0.0001, 'alpha': 0.1}], [-0.014230157101663903, 0.0062733373224586131, {'normalize': True, 'selection': 'random', 'fit_intercept': True, 'l1_ratio': 1, 'max_iter': 1000, 'tol': 0.001, 'alpha': 0.01}], [-0.28367169760345701, 0.21566070137740997, {'normalize': False, 'selection': 'random', 'fit_intercept': True, 'l1_ratio': 0, 'max_iter': 1000, 'tol': 0.0001, 'alpha': 0.1}], [-0.0030033811497687094, 0.01028167617660768, {'normalize': True, 'selection': 'random', 'fit_intercept': True, 'l1_ratio': 0, 'max_iter': 1000, 'tol': 0.0001, 'alpha': 0.1}], [-0.026663465616485169, 0.050049471036828427, {'normalize': False, 'selection': 'cyclic', 'fit_intercept': True, 'l1_ratio': 0, 'max_iter': 1000, 'tol': 0.0001, 'alpha': 0.1}], [-0.037889151010849255, 0.034767025316331447, {'normalize': True, 'selection': 'cyclic', 'fit_intercept': True, 'l1_ratio': 0.25, 'max_iter': 1000, 'tol': 0.0001, 'alpha': 1}], [0.065135356367517355, 0.040473648696330689, {'normalize': True, 'selection': 'cyclic', 'fit_intercept': True, 'l1_ratio': 0.25, 'max_iter': 1000, 'tol': 0.0001, 'alpha': 0.001}], [-0.0039343468318512563, 0.013949578065643545, {'normalize': True, 'selection': 'random', 'fit_intercept': True, 'l1_ratio': 1, 'max_iter': 1000, 'tol': 0.0001, 'alpha': 0.01}], [-0.10749060013851156, 0.078548859603308055, {'normalize': False, 'selection': 'random', 'fit_intercept': True, 'l1_ratio': 0, 'max_iter': 1000, 'tol': 0.0001, 'alpha': 1}], [-0.067292060773730109, 0.079190113914273302, {'normalize': Fals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095923146221525757, -0.01654794459283071, -0.050263701655582249, -0.12731400669718984, 0.029312094725965188, -0.010678817084259329, 0.012490415756891693, 0.067814662590836572, -0.046466060513393526, 0.0038831023562119205]</text:p>
          </table:table-cell>
          <table:table-cell office:value-type="string" calcext:value-type="string">
            <text:p>-0.00418471088918</text:p>
          </table:table-cell>
          <table:table-cell office:value-type="string" calcext:value-type="string">
            <text:p>[0.90851834298608314, 1.2186805244789827, 0.96390834717873231, 0.94854602660177179, 0.81689576721669788, 0.97480260767404359, 1.2333079720882745, 1.0240554473043575, 0.82209806734830992, 1.0466558039415617]</text:p>
          </table:table-cell>
          <table:table-cell office:value-type="string" calcext:value-type="string">
            <text:p>0.995746890682</text:p>
          </table:table-cell>
          <table:table-cell office:value-type="string" calcext:value-type="string">
            <text:p>[0.74055218135445944, 0.93807471239928208, 0.79418468025477484, 0.85052092002218005, 0.73168817271321551, 0.79056227840193172, 0.82716904318913842, 0.78755828765574698, 0.74718471020293176, 0.75776238566668785]</text:p>
          </table:table-cell>
          <table:table-cell office:value-type="string" calcext:value-type="string">
            <text:p>0.796525737186</text:p>
          </table:table-cell>
          <table:table-cell office:value-type="string" calcext:value-type="string">
            <text:p>[[0.0022516473917333548, 0.01802460976524534, {'normalize': False, 'selection': 'cyclic', 'fit_intercept': True, 'l1_ratio': 0.75, 'max_iter': 1000, 'tol': 0.001, 'alpha': 0.01}], [-0.0061962362978959067, 0.0085179305697955197, {'normalize': False, 'selection': 'random', 'fit_intercept': True, 'l1_ratio': 1, 'max_iter': 1000, 'tol': 0.001, 'alpha': 0.01}], [-0.24839067431936435, 0.24673871325837685, {'normalize': False, 'selection': 'random', 'fit_intercept': True, 'l1_ratio': 0.75, 'max_iter': 1000, 'tol': 0.0001, 'alpha': 0.01}], [-0.010371091640540951, 0.016440246769488708, {'normalize': True, 'selection': 'cyclic', 'fit_intercept': True, 'l1_ratio': 0, 'max_iter': 1000, 'tol': 0.0001, 'alpha': 0.1}], [-0.024364157350953253, 0.049989416682528362, {'normalize': False, 'selection': 'random', 'fit_intercept': True, 'l1_ratio': 0, 'max_iter': 1000, 'tol': 0.0001, 'alpha': 0.1}], [-0.037889151010849255, 0.034767025316331447, {'normalize': True, 'selection': 'cyclic', 'fit_intercept': True, 'l1_ratio': 0.25, 'max_iter': 1000, 'tol': 0.0001, 'alpha': 1}], [0.068447723853829245, 0.045053397600428716, {'normalize': False, 'selection': 'random', 'fit_intercept': True, 'l1_ratio': 1, 'max_iter': 1000, 'tol': 0.001, 'alpha': 0.01}], [-0.012054886945869729, 0.040538631762510373, {'normalize': False, 'selection': 'random', 'fit_intercept': True, 'l1_ratio': 1, 'max_iter': 1000, 'tol': 0.0001, 'alpha': 0.01}], [-0.10720863200363624, 0.078801153905383142, {'normalize': False, 'selection': 'cyclic', 'fit_intercept': True, 'l1_ratio': 0, 'max_iter': 1000, 'tol': 0.0001, 'alpha': 1}], [-0.031591120562513612, 0.1022024336403245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10960685690055871, 0.002148134887215547, -0.026520835175313229, -0.089901470603002798, 0.057873296324547963, -0.010678817084259329, 0.035000051546371758, 0.033967737355467653, -0.045059224629552697, 0.0027815995460271914]</text:p>
          </table:table-cell>
          <table:table-cell office:value-type="string" calcext:value-type="string">
            <text:p>0.00692173290681</text:p>
          </table:table-cell>
          <table:table-cell office:value-type="string" calcext:value-type="string">
            <text:p>[0.89476740787469478, 1.196266876340065, 0.94211767960619286, 0.91706632152722201, 0.79285969489547303, 0.97480260767404359, 1.2051955226387359, 1.0612381048412343, 0.82099286470025223, 1.0478131925091734]</text:p>
          </table:table-cell>
          <table:table-cell office:value-type="string" calcext:value-type="string">
            <text:p>0.985312027261</text:p>
          </table:table-cell>
          <table:table-cell office:value-type="string" calcext:value-type="string">
            <text:p>[0.72948454109041772, 0.92952887729133293, 0.78134530793188761, 0.83551628981103143, 0.69574007118688119, 0.79056227840193172, 0.81180862853824454, 0.81563417720538478, 0.74651324048783574, 0.7654695376836248]</text:p>
          </table:table-cell>
          <table:table-cell office:value-type="string" calcext:value-type="string">
            <text:p>0.790160294963</text:p>
          </table:table-cell>
          <table:table-cell office:value-type="string" calcext:value-type="string">
            <text:p>[[0.010430983348269394, 0.024562711654231892, {'normalize': False, 'selection': 'random', 'fit_intercept': True, 'l1_ratio': 0.75, 'max_iter': 1000, 'tol': 0.001, 'alpha': 0.01}], [-0.0003029427887693993, 0.015773534795977352, {'normalize': False, 'selection': 'random', 'fit_intercept': True, 'l1_ratio': 1, 'max_iter': 1000, 'tol': 0.001, 'alpha': 0.01}], [-0.25943128856888981, 0.27426395567910899, {'normalize': False, 'selection': 'cyclic', 'fit_intercept': True, 'l1_ratio': 0.75, 'max_iter': 1000, 'tol': 0.001, 'alpha': 0.01}], [-0.0086656177919900781, 0.017486875923120111, {'normalize': False, 'selection': 'cyclic', 'fit_intercept': True, 'l1_ratio': 0, 'max_iter': 1000, 'tol': 0.0001, 'alpha': 0.1}], [-0.0056912443370044389, 0.087822283139919396, {'normalize': False, 'selection': 'random', 'fit_intercept': True, 'l1_ratio': 0, 'max_iter': 1000, 'tol': 0.0001, 'alpha': 0.01}], [-0.037889151010849255, 0.034767025316331447, {'normalize': True, 'selection': 'cyclic', 'fit_intercept': True, 'l1_ratio': 0.25, 'max_iter': 1000, 'tol': 0.0001, 'alpha': 1}], [0.062602227598968982, 0.02874930930935642, {'normalize': False, 'selection': 'random', 'fit_intercept': True, 'l1_ratio': 0, 'max_iter': 1000, 'tol': 0.001, 'alpha': 0.01}], [0.034195219552705908, 0.015582492504390713, {'normalize': True, 'selection': 'cyclic', 'fit_intercept': True, 'l1_ratio': 0.5, 'max_iter': 1000, 'tol': 0.001, 'alpha': 0.01}], [-0.10758307763741454, 0.079554711839358458, {'normalize': False, 'selection': 'cyclic', 'fit_intercept': True, 'l1_ratio': 0, 'max_iter': 1000, 'tol': 0.0001, 'alpha': 1}], [-0.015159245157054923, 0.07793535784362430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039646300438607174, -0.0011775139325653772, -0.036726041302025836, -0.12482933271183749, 0.031758937713013968, -0.010678817084259329, 0.016008323327174945, 0.029442256501010067, -0.045644093208737413, 0.010640500606560299]</text:p>
          </table:table-cell>
          <table:table-cell office:value-type="string" calcext:value-type="string">
            <text:p>-0.00915594796531</text:p>
          </table:table-cell>
          <table:table-cell office:value-type="string" calcext:value-type="string">
            <text:p>[0.96507166194950456, 1.2002538043246047, 0.95148378771286313, 0.94645536896582894, 0.81483659282263787, 0.97480260767404359, 1.2289144314880327, 1.0662095875868856, 0.82145233428722053, 1.039555562880496]</text:p>
          </table:table-cell>
          <table:table-cell office:value-type="string" calcext:value-type="string">
            <text:p>1.00090357397</text:p>
          </table:table-cell>
          <table:table-cell office:value-type="string" calcext:value-type="string">
            <text:p>[0.77676036213192423, 0.92321608175840952, 0.76785902532045769, 0.85177531170637177, 0.73877694142016193, 0.79056227840193172, 0.8207452006187026, 0.81772265964728186, 0.74711247814930049, 0.76133653336956675]</text:p>
          </table:table-cell>
          <table:table-cell office:value-type="string" calcext:value-type="string">
            <text:p>0.799586687252</text:p>
          </table:table-cell>
          <table:table-cell office:value-type="string" calcext:value-type="string">
            <text:p>[[-0.005541027051874781, 0.015546771984342135, {'normalize': True, 'selection': 'cyclic', 'fit_intercept': True, 'l1_ratio': 0, 'max_iter': 1000, 'tol': 0.0001, 'alpha': 0.1}], [-0.015571139782376711, 0.011807868512827936, {'normalize': False, 'selection': 'cyclic', 'fit_intercept': True, 'l1_ratio': 1, 'max_iter': 1000, 'tol': 0.0001, 'alpha': 0.01}], [-0.28071168676972358, 0.22109080312832755, {'normalize': False, 'selection': 'cyclic', 'fit_intercept': True, 'l1_ratio': 0, 'max_iter': 1000, 'tol': 0.0001, 'alpha': 0.1}], [-0.0021485539309534542, 0.01031692632304191, {'normalize': True, 'selection': 'random', 'fit_intercept': True, 'l1_ratio': 0, 'max_iter': 1000, 'tol': 0.001, 'alpha': 0.1}], [-0.025455376583783749, 0.049763379237043631, {'normalize': False, 'selection': 'random', 'fit_intercept': True, 'l1_ratio': 0, 'max_iter': 1000, 'tol': 0.001, 'alpha': 0.1}], [-0.037889151010849255, 0.034767025316331447, {'normalize': True, 'selection': 'cyclic', 'fit_intercept': True, 'l1_ratio': 0.25, 'max_iter': 1000, 'tol': 0.0001, 'alpha': 1}], [0.064063962909767833, 0.048093191394938985, {'normalize': False, 'selection': 'random', 'fit_intercept': True, 'l1_ratio': 1, 'max_iter': 1000, 'tol': 0.001, 'alpha': 0.01}], [0.0032184527402802864, 0.0021824830495451638, {'normalize': True, 'selection': 'random', 'fit_intercept': True, 'l1_ratio': 1, 'max_iter': 1000, 'tol': 0.001, 'alpha': 0.01}], [-0.10653756826945678, 0.078461070439139025, {'normalize': False, 'selection': 'cyclic', 'fit_intercept': True, 'l1_ratio': 0, 'max_iter': 1000, 'tol': 0.0001, 'alpha': 1}], [-0.065551586986714316, 0.077725263230025793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094838936930698226, -0.020558515951823786, -0.041077832118997737, -0.12396980860197626, 0.033815654438419718, -0.0012635782233094695, 0.0040038929598289474, 0.043571852994805815, -0.044844232905348225, 0.023703150462678013]</text:p>
          </table:table-cell>
          <table:table-cell office:value-type="string" calcext:value-type="string">
            <text:p>-0.0031780480015</text:p>
          </table:table-cell>
          <table:table-cell office:value-type="string" calcext:value-type="string">
            <text:p>[0.90960787870888815, 1.2234885664736923, 0.95547776321353284, 0.94573214706462505, 0.81310573455375545, 0.96572158288319487, 1.2439068527350365, 1.0506874701741624, 0.82082396836655025, 1.0258301674785086]</text:p>
          </table:table-cell>
          <table:table-cell office:value-type="string" calcext:value-type="string">
            <text:p>0.995438213165</text:p>
          </table:table-cell>
          <table:table-cell office:value-type="string" calcext:value-type="string">
            <text:p>[0.7420470366279206, 0.93983899508715163, 0.7873823908887051, 0.84864001519514165, 0.72816797308980252, 0.78706147657164827, 0.82790762199831047, 0.80668678504961411, 0.74647499223777258, 0.74739696370735231]</text:p>
          </table:table-cell>
          <table:table-cell office:value-type="string" calcext:value-type="string">
            <text:p>0.796160425045</text:p>
          </table:table-cell>
          <table:table-cell office:value-type="string" calcext:value-type="string">
            <text:p>[[0.0030467415859894826, 0.017269302718696606, {'normalize': False, 'selection': 'random', 'fit_intercept': True, 'l1_ratio': 1, 'max_iter': 1000, 'tol': 0.001, 'alpha': 0.01}], [-0.037731564097924275, 0.029857951336754944, {'normalize': False, 'selection': 'random', 'fit_intercept': True, 'l1_ratio': 1, 'max_iter': 1000, 'tol': 0.001, 'alpha': 0.01}], [-0.242984633061092, 0.25760343032239841, {'normalize': False, 'selection': 'random', 'fit_intercept': True, 'l1_ratio': 1, 'max_iter': 1000, 'tol': 0.001, 'alpha': 0.01}], [-0.0078445622789152878, 0.018503724246554876, {'normalize': True, 'selection': 'random', 'fit_intercept': True, 'l1_ratio': 0, 'max_iter': 1000, 'tol': 0.001, 'alpha': 0.1}], [-0.017920421953887735, 0.044081818130663641, {'normalize': False, 'selection': 'random', 'fit_intercept': True, 'l1_ratio': 0, 'max_iter': 1000, 'tol': 0.001, 'alpha': 0.1}], [-0.036377272996164653, 0.040484734083023631, {'normalize': False, 'selection': 'cyclic', 'fit_intercept': True, 'l1_ratio': 0, 'max_iter': 1000, 'tol': 0.0001, 'alpha': 1}], [0.090982962921444394, 0.043126193285410945, {'normalize': False, 'selection': 'random', 'fit_intercept': True, 'l1_ratio': 1, 'max_iter': 1000, 'tol': 0.0001, 'alpha': 0.01}], [-0.0047922441972398514, 0.026624438917234181, {'normalize': False, 'selection': 'random', 'fit_intercept': True, 'l1_ratio': 1, 'max_iter': 1000, 'tol': 0.001, 'alpha': 0.01}], [-0.10751088909882896, 0.078519214668286277, {'normalize': False, 'selection': 'cyclic', 'fit_intercept': True, 'l1_ratio': 0, 'max_iter': 1000, 'tol': 0.0001, 'alpha': 1}], [-0.047072438210662162, 0.1108088361635821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11789035960808891, -0.013749115688153513, -0.0216905528262481, -0.082075013383194895, 0.04096922867489694, 0.033397649551574538, 0.021984180098988282, 0.013604881133189695, -0.04343550607725577, 0.0068697849133333433]</text:p>
          </table:table-cell>
          <table:table-cell office:value-type="string" calcext:value-type="string">
            <text:p>0.00737658960052</text:p>
          </table:table-cell>
          <table:table-cell office:value-type="string" calcext:value-type="string">
            <text:p>[0.88644321052077146, 1.2153251704146495, 0.93768455536496242, 0.91048097365243807, 0.80708554569336277, 0.93229072962991644, 1.2214511400786801, 1.0836077914263669, 0.81971728020293366, 1.0435175892999504]</text:p>
          </table:table-cell>
          <table:table-cell office:value-type="string" calcext:value-type="string">
            <text:p>0.985760398628</text:p>
          </table:table-cell>
          <table:table-cell office:value-type="string" calcext:value-type="string">
            <text:p>[0.7254322096931699, 0.93678655290467139, 0.77661098249434157, 0.83152224177152567, 0.69869292351778167, 0.77375578271426448, 0.81756562803148569, 0.82579392772127236, 0.74579850118293223, 0.75761672882739239]</text:p>
          </table:table-cell>
          <table:table-cell office:value-type="string" calcext:value-type="string">
            <text:p>0.788957547886</text:p>
          </table:table-cell>
          <table:table-cell office:value-type="string" calcext:value-type="string">
            <text:p>[[0.0035479354263325542, 0.019659773941461865, {'normalize': False, 'selection': 'cyclic', 'fit_intercept': True, 'l1_ratio': 0.75, 'max_iter': 1000, 'tol': 0.0001, 'alpha': 0.01}], [-0.02777551573990077, 0.043108675529300262, {'normalize': False, 'selection': 'random', 'fit_intercept': True, 'l1_ratio': 1, 'max_iter': 1000, 'tol': 0.001, 'alpha': 0.01}], [-0.26403655077230193, 0.29042034590014476, {'normalize': False, 'selection': 'cyclic', 'fit_intercept': True, 'l1_ratio': 1, 'max_iter': 1000, 'tol': 0.001, 'alpha': 0.01}], [-0.0072231335602053956, 0.021655194700101323, {'normalize': False, 'selection': 'cyclic', 'fit_intercept': True, 'l1_ratio': 0, 'max_iter': 1000, 'tol': 0.0001, 'alpha': 0.1}], [0.0010733830490382466, 0.057989961416323704, {'normalize': True, 'selection': 'random', 'fit_intercept': True, 'l1_ratio': 0, 'max_iter': 1000, 'tol': 0.001, 'alpha': 0.01}], [-0.0343710238564644, 0.075147342527326938, {'normalize': True, 'selection': 'random', 'fit_intercept': True, 'l1_ratio': 0, 'max_iter': 1000, 'tol': 0.0001, 'alpha': 0.1}], [0.079396387493827492, 0.024297563818004988, {'normalize': False, 'selection': 'random', 'fit_intercept': True, 'l1_ratio': 0.5, 'max_iter': 1000, 'tol': 0.001, 'alpha': 0.01}], [0.036932980894525971, 0.027201498065677399, {'normalize': True, 'selection': 'cyclic', 'fit_intercept': True, 'l1_ratio': 0.5, 'max_iter': 1000, 'tol': 0.001, 'alpha': 0.01}], [-0.1078832156768724, 0.079266330046569314, {'normalize': False, 'selection': 'cyclic', 'fit_intercept': True, 'l1_ratio': 0, 'max_iter': 1000, 'tol': 0.0001, 'alpha': 1}], [-0.032031095245863665, 0.09163009642182230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043309669503778903, 0.0071614501920274076, -0.034953214808122635, -0.1214199442016699, 0.036175035964737923, 8.6310623466645531e-05, 0.0036461446779086915, -0.055379325099788046, -0.0440163511650149, 0.030122341158746124]</text:p>
          </table:table-cell>
          <table:table-cell office:value-type="string" calcext:value-type="string">
            <text:p>-0.0135267883154</text:p>
          </table:table-cell>
          <table:table-cell office:value-type="string" calcext:value-type="string">
            <text:p>[0.96139029572612833, 1.190256702636459, 0.94985672752514161, 0.94358663682443022, 0.8111201645557915, 0.96441961123239517, 1.2443536471916508, 1.1593906313143971, 0.82017358895683756, 1.0190852932428243]</text:p>
          </table:table-cell>
          <table:table-cell office:value-type="string" calcext:value-type="string">
            <text:p>1.00636332992</text:p>
          </table:table-cell>
          <table:table-cell office:value-type="string" calcext:value-type="string">
            <text:p>[0.77444584729346788, 0.91894925640488057, 0.76594931030591951, 0.84992035633498075, 0.73500684840393971, 0.7867777174482512, 0.8198980823999612, 0.85572691239301291, 0.74639904827098269, 0.73899092264587141]</text:p>
          </table:table-cell>
          <table:table-cell office:value-type="string" calcext:value-type="string">
            <text:p>0.79920643019</text:p>
          </table:table-cell>
          <table:table-cell office:value-type="string" calcext:value-type="string">
            <text:p>[[-0.0086688296097871698, 0.015764814889714981, {'normalize': True, 'selection': 'cyclic', 'fit_intercept': True, 'l1_ratio': 0, 'max_iter': 1000, 'tol': 0.0001, 'alpha': 0.1}], [-0.041797851197048465, 0.028511486963118313, {'normalize': False, 'selection': 'cyclic', 'fit_intercept': True, 'l1_ratio': 0, 'max_iter': 1000, 'tol': 0.0001, 'alpha': 0.1}], [-0.28666836299645626, 0.23163638126387659, {'normalize': False, 'selection': 'random', 'fit_intercept': True, 'l1_ratio': 0, 'max_iter': 1000, 'tol': 0.001, 'alpha': 0.1}], [0.00088974145302345359, 0.012408164623711483, {'normalize': True, 'selection': 'cyclic', 'fit_intercept': True, 'l1_ratio': 0, 'max_iter': 1000, 'tol': 0.0001, 'alpha': 0.1}], [-0.019711260044560693, 0.042884537693456182, {'normalize': False, 'selection': 'random', 'fit_intercept': True, 'l1_ratio': 0, 'max_iter': 1000, 'tol': 0.001, 'alpha': 0.1}], [-0.036211029118210281, 0.04011070656562489, {'normalize': False, 'selection': 'cyclic', 'fit_intercept': True, 'l1_ratio': 0, 'max_iter': 1000, 'tol': 0.0001, 'alpha': 1}], [0.093020842344011853, 0.037864211130322067, {'normalize': False, 'selection': 'random', 'fit_intercept': True, 'l1_ratio': 1, 'max_iter': 1000, 'tol': 0.001, 'alpha': 0.01}], [0.011085787880807184, 0.038458671953336528, {'normalize': True, 'selection': 'cyclic', 'fit_intercept': True, 'l1_ratio': 1, 'max_iter': 1000, 'tol': 0.0001, 'alpha': 0.01}], [-0.10683732376082269, 0.078188584559130705, {'normalize': False, 'selection': 'cyclic', 'fit_intercept': True, 'l1_ratio': 0, 'max_iter': 1000, 'tol': 0.0001, 'alpha': 1}], [-0.074944780344118847, 0.075706917002616225, {'normalize': Fals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047851634882278837, -0.017204578355046518, -0.064991768335831424, -0.16318928403784838, 0.019479206543383087, 0.010704244206211855, -0.0059974009594341293, 0.038214196426966107, -0.056170212766289973, 0.025185501683414158]</text:p>
          </table:table-cell>
          <table:table-cell office:value-type="string" calcext:value-type="string">
            <text:p>-0.0166118460712</text:p>
          </table:table-cell>
          <table:table-cell office:value-type="string" calcext:value-type="string">
            <text:p>[0.95682601687933688, 1.2194677247108894, 0.97742543473352317, 0.97873224940442949, 0.82517076960647096, 0.95417858394498245, 1.2563975421608806, 1.0565731424465143, 0.82972159678073698, 1.0242726078062119]</text:p>
          </table:table-cell>
          <table:table-cell office:value-type="string" calcext:value-type="string">
            <text:p>1.00787656685</text:p>
          </table:table-cell>
          <table:table-cell office:value-type="string" calcext:value-type="string">
            <text:p>[0.77171477622138396, 0.93790654967752829, 0.79950598735848777, 0.86175202025729336, 0.73123163739123387, 0.78467815985451217, 0.82820136587037074, 0.80751232045546784, 0.75113905196727282, 0.73566135405385669]</text:p>
          </table:table-cell>
          <table:table-cell office:value-type="string" calcext:value-type="string">
            <text:p>0.800930322311</text:p>
          </table:table-cell>
          <table:table-cell office:value-type="string" calcext:value-type="string">
            <text:p>[[-0.022814269378800166, 0.024058501086836149, {'normalize': False, 'selection': 'cyclic', 'fit_intercept': True, 'l1_ratio': 0, 'max_iter': 1000, 'tol': 0.0001, 'alpha': 0.1}], [-0.026673606330513046, 0.030256185201419407, {'normalize': False, 'selection': 'cyclic', 'fit_intercept': True, 'l1_ratio': 1, 'max_iter': 1000, 'tol': 0.001, 'alpha': 0.01}], [-0.23360486197337407, 0.22773651159579372, {'normalize': False, 'selection': 'random', 'fit_intercept': True, 'l1_ratio': 1, 'max_iter': 1000, 'tol': 0.001, 'alpha': 0.01}], [-0.01356698472195232, 0.010003009673848959, {'normalize': True, 'selection': 'cyclic', 'fit_intercept': True, 'l1_ratio': 0, 'max_iter': 1000, 'tol': 0.0001, 'alpha': 1}], [-0.012651551405309082, 0.040935860902177636, {'normalize': False, 'selection': 'random', 'fit_intercept': True, 'l1_ratio': 0, 'max_iter': 1000, 'tol': 0.0001, 'alpha': 0.1}], [-0.033371898974183176, 0.06689149420935421, {'normalize': True, 'selection': 'cyclic', 'fit_intercept': True, 'l1_ratio': 0, 'max_iter': 1000, 'tol': 0.0001, 'alpha': 0.1}], [0.064773468711265617, 0.064814993583652766, {'normalize': False, 'selection': 'cyclic', 'fit_intercept': True, 'l1_ratio': 1, 'max_iter': 1000, 'tol': 0.001, 'alpha': 0.01}], [-0.013110973426277131, 0.027767355494030064, {'normalize': False, 'selection': 'cyclic', 'fit_intercept': True, 'l1_ratio': 1, 'max_iter': 1000, 'tol': 0.0001, 'alpha': 0.01}], [-0.10802193393700324, 0.078737105514015013, {'normalize': True, 'selection': 'cyclic', 'fit_intercept': True, 'l1_ratio': 0.25, 'max_iter': 1000, 'tol': 0.0001, 'alpha': 1}], [-0.064897704612367685, 0.11394084294463359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043401019513563788, -0.001737297542458327, -0.040030737723603105, -0.16104827293412982, 0.025798101830749376, 0.02705517784964051, 0.0022867887724319358, 0.01405665055338734, -0.056170212766289973, 0.0016802710613955663]</text:p>
          </table:table-cell>
          <table:table-cell office:value-type="string" calcext:value-type="string">
            <text:p>-0.0144708511385</text:p>
          </table:table-cell>
          <table:table-cell office:value-type="string" calcext:value-type="string">
            <text:p>[0.96129849693803349, 1.2009248965115773, 0.95451676358418835, 0.97693075704003274, 0.8198530163042107, 0.93840806171369417, 1.2460513567651885, 1.0831114985572206, 0.82972159678073698, 1.0489703979066649]</text:p>
          </table:table-cell>
          <table:table-cell office:value-type="string" calcext:value-type="string">
            <text:p>1.00597868421</text:p>
          </table:table-cell>
          <table:table-cell office:value-type="string" calcext:value-type="string">
            <text:p>[0.77123139202694435, 0.9311429089147959, 0.78674560207368727, 0.86092037344547123, 0.6972532501185702, 0.77561889644411564, 0.82241173342059015, 0.82845744195058391, 0.75113905196727282, 0.74568804370939024]</text:p>
          </table:table-cell>
          <table:table-cell office:value-type="string" calcext:value-type="string">
            <text:p>0.797060869407</text:p>
          </table:table-cell>
          <table:table-cell office:value-type="string" calcext:value-type="string">
            <text:p>[[-0.0093066645780304682, 0.020579580752520445, {'normalize': True, 'selection': 'random', 'fit_intercept': True, 'l1_ratio': 0, 'max_iter': 1000, 'tol': 0.001, 'alpha': 0.1}], [-0.016908284752302973, 0.038764354752188444, {'normalize': False, 'selection': 'random', 'fit_intercept': True, 'l1_ratio': 0.75, 'max_iter': 1000, 'tol': 0.001, 'alpha': 0.01}], [-0.25933940359554647, 0.26033868437812219, {'normalize': False, 'selection': 'random', 'fit_intercept': True, 'l1_ratio': 1, 'max_iter': 1000, 'tol': 0.001, 'alpha': 0.01}], [-0.013144009945585872, 0.0097007565128191375, {'normalize': True, 'selection': 'cyclic', 'fit_intercept': True, 'l1_ratio': 0, 'max_iter': 1000, 'tol': 0.0001, 'alpha': 1}], [0.012937271897819879, 0.054395695126559757, {'normalize': False, 'selection': 'random', 'fit_intercept': True, 'l1_ratio': 0.75, 'max_iter': 1000, 'tol': 0.001, 'alpha': 0.01}], [-0.027232432567908017, 0.059638797377745252, {'normalize': True, 'selection': 'random', 'fit_intercept': True, 'l1_ratio': 0, 'max_iter': 1000, 'tol': 0.0001, 'alpha': 0.1}], [0.052142487878437449, 0.035899517916680328, {'normalize': False, 'selection': 'random', 'fit_intercept': True, 'l1_ratio': 0.5, 'max_iter': 1000, 'tol': 0.001, 'alpha': 0.01}], [0.016266702691737543, 0.024757853805298553, {'normalize': True, 'selection': 'random', 'fit_intercept': True, 'l1_ratio': 1, 'max_iter': 1000, 'tol': 0.001, 'alpha': 0.01}], [-0.10802193393700324, 0.078737105514015013, {'normalize': True, 'selection': 'cyclic', 'fit_intercept': True, 'l1_ratio': 0.25, 'max_iter': 1000, 'tol': 0.0001, 'alpha': 1}], [-0.069288550530460041, 0.091380606488844163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038222896519782279, -0.020626603866126025, -0.053050616866479938, -0.1292878695370614, 0.02231341405440046, -0.00044939009198974311, -0.010716554724665039, -0.012147770446627293, -0.056170212766289973, 0.013772332563860123]</text:p>
          </table:table-cell>
          <table:table-cell office:value-type="string" calcext:value-type="string">
            <text:p>-0.0208140375161</text:p>
          </table:table-cell>
          <table:table-cell office:value-type="string" calcext:value-type="string">
            <text:p>[0.9665020586733295, 1.2235701931353307, 0.96646611512827585, 0.95020687685528937, 0.82278560326558592, 0.96493629610352583, 1.2622913279560137, 1.1118984564631493, 0.82972159678073698, 1.0362648345504866]</text:p>
          </table:table-cell>
          <table:table-cell office:value-type="string" calcext:value-type="string">
            <text:p>1.01346433589</text:p>
          </table:table-cell>
          <table:table-cell office:value-type="string" calcext:value-type="string">
            <text:p>[0.77669967933757567, 0.93086915797538605, 0.77001353187535759, 0.85213826230517309, 0.73736666970087483, 0.78640977826071934, 0.82144516923566557, 0.8428278388330086, 0.75113905196727282, 0.73878705809676504]</text:p>
          </table:table-cell>
          <table:table-cell office:value-type="string" calcext:value-type="string">
            <text:p>0.800769619759</text:p>
          </table:table-cell>
          <table:table-cell office:value-type="string" calcext:value-type="string">
            <text:p>[[-0.01563022646113987, 0.014594566935706616, {'normalize': True, 'selection': 'cyclic', 'fit_intercept': True, 'l1_ratio': 0, 'max_iter': 1000, 'tol': 0.0001, 'alpha': 0.1}], [-0.033072560446048123, 0.019344035377114314, {'normalize': False, 'selection': 'random', 'fit_intercept': True, 'l1_ratio': 1, 'max_iter': 1000, 'tol': 0.001, 'alpha': 0.01}], [-0.28723608291296637, 0.23011161664150712, {'normalize': True, 'selection': 'random', 'fit_intercept': True, 'l1_ratio': 0, 'max_iter': 1000, 'tol': 0.001, 'alpha': 0.1}], [-0.0051591113030232741, 0.0098890047124484196, {'normalize': True, 'selection': 'random', 'fit_intercept': True, 'l1_ratio': 0, 'max_iter': 1000, 'tol': 0.0001, 'alpha': 0.1}], [-0.014736689001330915, 0.039948498881117095, {'normalize': False, 'selection': 'random', 'fit_intercept': True, 'l1_ratio': 0, 'max_iter': 1000, 'tol': 0.0001, 'alpha': 0.1}], [-0.035188694311469162, 0.039134073087130614, {'normalize': False, 'selection': 'cyclic', 'fit_intercept': True, 'l1_ratio': 0, 'max_iter': 1000, 'tol': 0.0001, 'alpha': 1}], [0.056316147776138505, 0.073798083272522547, {'normalize': False, 'selection': 'cyclic', 'fit_intercept': True, 'l1_ratio': 1, 'max_iter': 1000, 'tol': 0.001, 'alpha': 0.01}], [0.011269747929296393, 0.028673329570923684, {'normalize': True, 'selection': 'random', 'fit_intercept': True, 'l1_ratio': 1, 'max_iter': 1000, 'tol': 0.001, 'alpha': 0.01}], [-0.10802193393700324, 0.078737105514015013, {'normalize': True, 'selection': 'cyclic', 'fit_intercept': True, 'l1_ratio': 0.25, 'max_iter': 1000, 'tol': 0.0001, 'alpha': 1}], [-0.086038313030475363, 0.072255578534922121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043193402761499189, -0.012849311830709809, -0.053812041133349586, -0.16782974015522534, 0.013613017468598332, 0.030488890905803756, -0.0046693244086679631, 0.050562863229755117, -0.056170212766289973, 0.027564389633248698]</text:p>
          </table:table-cell>
          <table:table-cell office:value-type="string" calcext:value-type="string">
            <text:p>-0.0129908066295</text:p>
          </table:table-cell>
          <table:table-cell office:value-type="string" calcext:value-type="string">
            <text:p>[0.96150713365600005, 1.2142464476227237, 0.9671649331540948, 0.98263682806273422, 0.83010754176449186, 0.93509623565721389, 1.2547388976031586, 1.0430074715451794, 0.82972159678073698, 1.0217730247898906]</text:p>
          </table:table-cell>
          <table:table-cell office:value-type="string" calcext:value-type="string">
            <text:p>1.00400001106</text:p>
          </table:table-cell>
          <table:table-cell office:value-type="string" calcext:value-type="string">
            <text:p>[0.77424312094323422, 0.93423804268009603, 0.79461624630333605, 0.86333249088499997, 0.73466937738082494, 0.77130909142894544, 0.82818411547340443, 0.79960449864355831, 0.75113905196727282, 0.7339092509663252]</text:p>
          </table:table-cell>
          <table:table-cell office:value-type="string" calcext:value-type="string">
            <text:p>0.798524528667</text:p>
          </table:table-cell>
          <table:table-cell office:value-type="string" calcext:value-type="string">
            <text:p>[[-0.02241095546704653, 0.02313638237478647, {'normalize': False, 'selection': 'cyclic', 'fit_intercept': True, 'l1_ratio': 0, 'max_iter': 1000, 'tol': 0.0001, 'alpha': 0.1}], [-0.021554982397148804, 0.028669762717797233, {'normalize': False, 'selection': 'random', 'fit_intercept': True, 'l1_ratio': 0.75, 'max_iter': 1000, 'tol': 0.001, 'alpha': 0.01}], [-0.21904738572898172, 0.21553581719730419, {'normalize': False, 'selection': 'random', 'fit_intercept': True, 'l1_ratio': 1, 'max_iter': 1000, 'tol': 0.0001, 'alpha': 0.01}], [-0.013766675735382938, 0.0091131467287229508, {'normalize': True, 'selection': 'cyclic', 'fit_intercept': True, 'l1_ratio': 0.25, 'max_iter': 1000, 'tol': 0.0001, 'alpha': 1}], [-0.012721697300045468, 0.041185168124528271, {'normalize': False, 'selection': 'random', 'fit_intercept': True, 'l1_ratio': 0, 'max_iter': 1000, 'tol': 0.001, 'alpha': 0.1}], [-0.033719104708485874, 0.063272783703358426, {'normalize': False, 'selection': 'random', 'fit_intercept': True, 'l1_ratio': 0, 'max_iter': 1000, 'tol': 0.001, 'alpha': 0.1}], [0.066035819941061655, 0.064456711773915751, {'normalize': False, 'selection': 'cyclic', 'fit_intercept': True, 'l1_ratio': 1, 'max_iter': 1000, 'tol': 0.0001, 'alpha': 0.01}], [-0.012584474969580456, 0.024530022268140356, {'normalize': False, 'selection': 'cyclic', 'fit_intercept': True, 'l1_ratio': 1, 'max_iter': 1000, 'tol': 0.0001, 'alpha': 0.01}], [-0.10802193393700324, 0.078737105514015013, {'normalize': True, 'selection': 'cyclic', 'fit_intercept': True, 'l1_ratio': 0.25, 'max_iter': 1000, 'tol': 0.0001, 'alpha': 1}], [-0.055963132368090092, 0.10191772207757643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041384954240266336, -0.003933829801904043, -0.034065121911006191, -0.16139291824846858, 0.023661169850996533, 0.044894304938446816, 0.0027099592123674965, 0.034146218828764785, -0.056170212766289973, 0.0098066337860894803]</text:p>
          </table:table-cell>
          <table:table-cell office:value-type="string" calcext:value-type="string">
            <text:p>-0.00989588418707</text:p>
          </table:table-cell>
          <table:table-cell office:value-type="string" calcext:value-type="string">
            <text:p>[0.96332446660398929, 1.2035581919702076, 0.94904165588622735, 0.97722074895139099, 0.82165138082447042, 0.92120217265097004, 1.2455228560949649, 1.061042033397458, 0.82972159678073698, 1.0404317367004809]</text:p>
          </table:table-cell>
          <table:table-cell office:value-type="string" calcext:value-type="string">
            <text:p>1.00127168399</text:p>
          </table:table-cell>
          <table:table-cell office:value-type="string" calcext:value-type="string">
            <text:p>[0.77221801901325937, 0.93279976745774407, 0.78295052930975251, 0.86102222265544703, 0.6962068551703231, 0.7649253745918988, 0.82341572829032661, 0.81552352332645883, 0.75113905196727282, 0.74133430226093766]</text:p>
          </table:table-cell>
          <table:table-cell office:value-type="string" calcext:value-type="string">
            <text:p>0.794153537404</text:p>
          </table:table-cell>
          <table:table-cell office:value-type="string" calcext:value-type="string">
            <text:p>[[-0.011842060777478337, 0.020999599355627591, {'normalize': True, 'selection': 'cyclic', 'fit_intercept': True, 'l1_ratio': 0, 'max_iter': 1000, 'tol': 0.0001, 'alpha': 0.1}], [-0.011267047430760046, 0.038073285363899693, {'normalize': False, 'selection': 'random', 'fit_intercept': True, 'l1_ratio': 0.75, 'max_iter': 1000, 'tol': 0.001, 'alpha': 0.01}], [-0.2535830169786088, 0.25614065076542492, {'normalize': False, 'selection': 'random', 'fit_intercept': True, 'l1_ratio': 0.75, 'max_iter': 1000, 'tol': 0.001, 'alpha': 0.01}], [-0.013587955061103321, 0.0093785334316490391, {'normalize': True, 'selection': 'cyclic', 'fit_intercept': True, 'l1_ratio': 0, 'max_iter': 1000, 'tol': 0.0001, 'alpha': 1}], [0.02013431653241448, 0.049902929367557386, {'normalize': False, 'selection': 'cyclic', 'fit_intercept': True, 'l1_ratio': 0.5, 'max_iter': 1000, 'tol': 0.0001, 'alpha': 0.01}], [-0.028921207365368969, 0.060263101420121708, {'normalize': False, 'selection': 'random', 'fit_intercept': True, 'l1_ratio': 0, 'max_iter': 1000, 'tol': 0.001, 'alpha': 0.1}], [0.054168340246614155, 0.03417104157068937, {'normalize': False, 'selection': 'cyclic', 'fit_intercept': True, 'l1_ratio': 0.5, 'max_iter': 1000, 'tol': 0.001, 'alpha': 0.01}], [0.014933381748658483, 0.019679458563667006, {'normalize': True, 'selection': 'random', 'fit_intercept': True, 'l1_ratio': 0.75, 'max_iter': 1000, 'tol': 0.0001, 'alpha': 0.01}], [-0.10802193393700324, 0.078737105514015013, {'normalize': True, 'selection': 'cyclic', 'fit_intercept': True, 'l1_ratio': 0.25, 'max_iter': 1000, 'tol': 0.0001, 'alpha': 1}], [-0.05944713969441124, 0.08219836728602585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Hepatitis_C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036268000379176879, -0.010154498118404076, -0.054510476702194666, -0.13146519700579296, 0.016792254252887995, -0.0015567108713760991, -0.0095529565830418939, 0.0084939312292705571, -0.056170212766289973, 0.01066363201752174]</text:p>
          </table:table-cell>
          <table:table-cell office:value-type="string" calcext:value-type="string">
            <text:p>-0.0191192234168</text:p>
          </table:table-cell>
          <table:table-cell office:value-type="string" calcext:value-type="string">
            <text:p>[0.96846655869890796, 1.2110157913553488, 0.96780594157294708, 0.95203892658305522, 0.82743201128970689, 0.96600431016005039, 1.260838101691409, 1.0892224432342947, 0.82972159678073698, 1.0395312578761402]</text:p>
          </table:table-cell>
          <table:table-cell office:value-type="string" calcext:value-type="string">
            <text:p>1.01120769392</text:p>
          </table:table-cell>
          <table:table-cell office:value-type="string" calcext:value-type="string">
            <text:p>[0.77750074398818025, 0.92417955969252963, 0.7705719884934773, 0.85284313092068553, 0.74056923211743975, 0.78693953697346375, 0.82427015425077599, 0.83378647562637764, 0.75113905196727282, 0.73908849674662436]</text:p>
          </table:table-cell>
          <table:table-cell office:value-type="string" calcext:value-type="string">
            <text:p>0.800088837078</text:p>
          </table:table-cell>
          <table:table-cell office:value-type="string" calcext:value-type="string">
            <text:p>[[-0.017966198558928646, 0.014406770223148868, {'normalize': True, 'selection': 'random', 'fit_intercept': True, 'l1_ratio': 0, 'max_iter': 1000, 'tol': 0.001, 'alpha': 0.1}], [-0.031026313084312796, 0.01081349319468547, {'normalize': False, 'selection': 'random', 'fit_intercept': True, 'l1_ratio': 0.75, 'max_iter': 1000, 'tol': 0.001, 'alpha': 0.01}], [-0.28253080913723305, 0.22626083442803488, {'normalize': True, 'selection': 'random', 'fit_intercept': True, 'l1_ratio': 0, 'max_iter': 1000, 'tol': 0.0001, 'alpha': 0.1}], [-0.0077201357699761206, 0.0084868088734668112, {'normalize': True, 'selection': 'random', 'fit_intercept': True, 'l1_ratio': 0, 'max_iter': 1000, 'tol': 0.001, 'alpha': 0.1}], [-0.014531423293862006, 0.040515650199355352, {'normalize': False, 'selection': 'random', 'fit_intercept': True, 'l1_ratio': 0, 'max_iter': 1000, 'tol': 0.0001, 'alpha': 0.1}], [-0.035424818374534824, 0.037760839194356896, {'normalize': False, 'selection': 'cyclic', 'fit_intercept': True, 'l1_ratio': 0, 'max_iter': 1000, 'tol': 0.0001, 'alpha': 1}], [0.059680031855947994, 0.066119271042262062, {'normalize': False, 'selection': 'random', 'fit_intercept': True, 'l1_ratio': 1, 'max_iter': 1000, 'tol': 0.0001, 'alpha': 0.01}], [0.012695407277995004, 0.028795575415591648, {'normalize': True, 'selection': 'random', 'fit_intercept': True, 'l1_ratio': 1, 'max_iter': 1000, 'tol': 0.0001, 'alpha': 0.01}], [-0.10802193393700324, 0.078737105514015013, {'normalize': True, 'selection': 'cyclic', 'fit_intercept': True, 'l1_ratio': 0.25, 'max_iter': 1000, 'tol': 0.0001, 'alpha': 1}], [-0.084898518668155135, 0.071641928938475333, {'normalize': Tru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04968973645055641, 0.021547644902127905, -0.035415208701839562, -0.078613064729632809, 0.23509051468702002, 0.24630815904419445, 0.21952695937016697, 0.078578472783646602, 0.21829529859828012, 0.37690639933499182]</text:p>
          </table:table-cell>
          <table:table-cell office:value-type="string" calcext:value-type="string">
            <text:p>0.133191491174</text:p>
          </table:table-cell>
          <table:table-cell office:value-type="string" calcext:value-type="string">
            <text:p>[0.61101285717047071, 0.59328267274522617, 0.77224501546614255, 0.5339113360957578, 0.63701470687522199, 0.94123401716126764, 0.5872860623430648, 0.53085514340326168, 0.8625010561558919, 0.65000652131405456]</text:p>
          </table:table-cell>
          <table:table-cell office:value-type="string" calcext:value-type="string">
            <text:p>0.671934938873</text:p>
          </table:table-cell>
          <table:table-cell office:value-type="string" calcext:value-type="string">
            <text:p>[0.63798982855281805, 0.60281036571572921, 0.62077037915390143, 0.60552342616909283, 0.56748602061612152, 0.67723959612320839, 0.59889338742597442, 0.61619737329325819, 0.7203905520130488, 0.61121033708434236]</text:p>
          </table:table-cell>
          <table:table-cell office:value-type="string" calcext:value-type="string">
            <text:p>0.625851126615</text:p>
          </table:table-cell>
          <table:table-cell office:value-type="string" calcext:value-type="string">
            <text:p>[[0.25260949674770133, 0.075167838760381731, {'normalize': False, 'selection': 'random', 'fit_intercept': True, 'l1_ratio': 0, 'max_iter': 1000, 'tol': 0.001, 'alpha': 0.01}], [0.28567215384254213, 0.068572027875525007, {'normalize': False, 'selection': 'random', 'fit_intercept': True, 'l1_ratio': 0, 'max_iter': 1000, 'tol': 0.0001, 'alpha': 0.01}], [0.22261770723419327, 0.13350377409176895, {'normalize': True, 'selection': 'cyclic', 'fit_intercept': True, 'l1_ratio': 0.5, 'max_iter': 1000, 'tol': 0.001, 'alpha': 0.01}], [0.2696588529038913, 0.025123643595339685, {'normalize': False, 'selection': 'cyclic', 'fit_intercept': True, 'l1_ratio': 0, 'max_iter': 1000, 'tol': 0.0001, 'alpha': 0.01}], [0.2752266473467963, 0.14577515887385278, {'normalize': False, 'selection': 'random', 'fit_intercept': True, 'l1_ratio': 0.5, 'max_iter': 1000, 'tol': 0.001, 'alpha': 0.01}], [0.053426649781062305, 0.034008590619209779, {'normalize': False, 'selection': 'random', 'fit_intercept': True, 'l1_ratio': 0.75, 'max_iter': 1000, 'tol': 0.001, 'alpha': 0.01}], [0.16752319920999917, 0.08598391707609912, {'normalize': False, 'selection': 'random', 'fit_intercept': True, 'l1_ratio': 1, 'max_iter': 1000, 'tol': 0.001, 'alpha': 0.01}], [0.19498962695679739, 0.14528732993889618, {'normalize': True, 'selection': 'random', 'fit_intercept': True, 'l1_ratio': 0.75, 'max_iter': 1000, 'tol': 0.001, 'alpha': 0.01}], [0.1724497202882741, 0.13775771723372165, {'normalize': True, 'selection': 'cyclic', 'fit_intercept': True, 'l1_ratio': 1, 'max_iter': 1000, 'tol': 0.0001, 'alpha': 0.01}], [0.15968178212882772, 0.068191469926745255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16202924681615194, 0.074929535542883619, 0.36782348733719117, -0.061289714715192734, 0.44089570132346001, 0.22785389231677167, 0.36650667948925375, 0.15519102579365884, 0.39914233037799363, 0.57923715975870649]</text:p>
          </table:table-cell>
          <table:table-cell office:value-type="string" calcext:value-type="string">
            <text:p>0.271231934404</text:p>
          </table:table-cell>
          <table:table-cell office:value-type="string" calcext:value-type="string">
            <text:p>[0.53878288361926652, 0.56091466771101783, 0.4714969962733131, 0.52533631206322162, 0.46562066201647739, 0.96428028443091174, 0.47668757068553669, 0.4867166393491118, 0.66296182397145831, 0.4389366056585528]</text:p>
          </table:table-cell>
          <table:table-cell office:value-type="string" calcext:value-type="string">
            <text:p>0.559173444578</text:p>
          </table:table-cell>
          <table:table-cell office:value-type="string" calcext:value-type="string">
            <text:p>[0.59522273815667781, 0.57471069411009434, 0.50603730157933302, 0.58365582717756403, 0.53184988007701473, 0.6738238628562413, 0.55522277594726199, 0.51059329457295666, 0.67304027414383727, 0.49588028132787726]</text:p>
          </table:table-cell>
          <table:table-cell office:value-type="string" calcext:value-type="string">
            <text:p>0.570003692995</text:p>
          </table:table-cell>
          <table:table-cell office:value-type="string" calcext:value-type="string">
            <text:p>[[0.42728297022136824, 0.091711657160429866, {'normalize': False, 'selection': 'cyclic', 'fit_intercept': True, 'l1_ratio': 0.5, 'max_iter': 1000, 'tol': 0.001, 'alpha': 0.01}], [0.42468704040765798, 0.079963634789133653, {'normalize': False, 'selection': 'random', 'fit_intercept': True, 'l1_ratio': 0.25, 'max_iter': 1000, 'tol': 0.0001, 'alpha': 0.01}], [0.29312744422511317, 0.15751114028677829, {'normalize': False, 'selection': 'random', 'fit_intercept': True, 'l1_ratio': 0, 'max_iter': 1000, 'tol': 0.001, 'alpha': 0.01}], [0.45559033351809813, 0.04617199444588959, {'normalize': False, 'selection': 'random', 'fit_intercept': True, 'l1_ratio': 1, 'max_iter': 1000, 'tol': 0.001, 'alpha': 0.01}], [0.28020962712808589, 0.1616557807693875, {'normalize': False, 'selection': 'random', 'fit_intercept': True, 'l1_ratio': 0, 'max_iter': 1000, 'tol': 0.0001, 'alpha': 0.01}], [0.089108700868416019, 0.02068929920242344, {'normalize': False, 'selection': 'random', 'fit_intercept': True, 'l1_ratio': 0.75, 'max_iter': 1000, 'tol': 0.0001, 'alpha': 0.01}], [0.31031543566973285, 0.096519064754979539, {'normalize': False, 'selection': 'random', 'fit_intercept': True, 'l1_ratio': 0, 'max_iter': 1000, 'tol': 0.0001, 'alpha': 0.01}], [0.23655504227749766, 0.19354772357178918, {'normalize': False, 'selection': 'random', 'fit_intercept': True, 'l1_ratio': 0, 'max_iter': 1000, 'tol': 0.0001, 'alpha': 0.001}], [0.17687723489782597, 0.11376157905705968, {'normalize': True, 'selection': 'cyclic', 'fit_intercept': True, 'l1_ratio': 0.75, 'max_iter': 1000, 'tol': 0.001, 'alpha': 0.01}], [0.21013069557608702, 0.026166256429779634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078904891788397102, -0.0030194545419350849, -0.020270076513098534, -0.033566146177414824, 0.24642759642688028, 0.20726403723778775, 0.24374308933857536, 0.12035377101863798, 0.24442252352755967, 0.49591483140135628]</text:p>
          </table:table-cell>
          <table:table-cell office:value-type="string" calcext:value-type="string">
            <text:p>0.158017506351</text:p>
          </table:table-cell>
          <table:table-cell office:value-type="string" calcext:value-type="string">
            <text:p>[0.59222863877322895, 0.6081788854671154, 0.76094930265157545, 0.51161320040866587, 0.62757321354822726, 0.98999354143550333, 0.56906404201183391, 0.50678729684203938, 0.83367334275527172, 0.52585782703772488]</text:p>
          </table:table-cell>
          <table:table-cell office:value-type="string" calcext:value-type="string">
            <text:p>0.652591929093</text:p>
          </table:table-cell>
          <table:table-cell office:value-type="string" calcext:value-type="string">
            <text:p>[0.64364548759409113, 0.6074286050574339, 0.61622286892818579, 0.59532606205864702, 0.57342247280326353, 0.69240520071885436, 0.59685421280941842, 0.54312018843183141, 0.71927664738790742, 0.58038664537210793]</text:p>
          </table:table-cell>
          <table:table-cell office:value-type="string" calcext:value-type="string">
            <text:p>0.616808839116</text:p>
          </table:table-cell>
          <table:table-cell office:value-type="string" calcext:value-type="string">
            <text:p>[[0.27875551812741195, 0.06147267529450616, {'normalize': False, 'selection': 'random', 'fit_intercept': True, 'l1_ratio': 0, 'max_iter': 1000, 'tol': 0.001, 'alpha': 0.01}], [0.30631179408312298, 0.05430782139293281, {'normalize': False, 'selection': 'random', 'fit_intercept': True, 'l1_ratio': 0, 'max_iter': 1000, 'tol': 0.0001, 'alpha': 0.01}], [0.27866060011277022, 0.18380678582002069, {'normalize': True, 'selection': 'cyclic', 'fit_intercept': True, 'l1_ratio': 1, 'max_iter': 1000, 'tol': 0.001, 'alpha': 0.01}], [0.27176144652563422, 0.055922679728367876, {'normalize': False, 'selection': 'cyclic', 'fit_intercept': True, 'l1_ratio': 0.5, 'max_iter': 1000, 'tol': 0.001, 'alpha': 0.01}], [0.25517968190865931, 0.14974693485108495, {'normalize': False, 'selection': 'random', 'fit_intercept': True, 'l1_ratio': 0, 'max_iter': 1000, 'tol': 0.0001, 'alpha': 0.01}], [0.041730952143486946, 0.044317672635635574, {'normalize': False, 'selection': 'random', 'fit_intercept': True, 'l1_ratio': 1, 'max_iter': 1000, 'tol': 0.0001, 'alpha': 0.01}], [0.16612645463712894, 0.070246091835829846, {'normalize': False, 'selection': 'random', 'fit_intercept': True, 'l1_ratio': 0, 'max_iter': 1000, 'tol': 0.0001, 'alpha': 0.01}], [0.17015352283125537, 0.1876894905910044, {'normalize': False, 'selection': 'random', 'fit_intercept': True, 'l1_ratio': 0, 'max_iter': 1000, 'tol': 0.001, 'alpha': 0.001}], [0.16147644093912045, 0.13577301881361165, {'normalize': True, 'selection': 'random', 'fit_intercept': True, 'l1_ratio': 0.75, 'max_iter': 1000, 'tol': 0.001, 'alpha': 0.01}], [0.1148382433048033, 0.094040206876207844, {'normalize': Tru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066044271740576588, -0.014344779248339989, 0.27493172348373573, -0.13107777266686216, 0.43396194229268292, 0.13338399416614821, 0.25106552676634075, 0.066696540148818206, 0.40118763450466433, 0.55066566020731744]</text:p>
          </table:table-cell>
          <table:table-cell office:value-type="string" calcext:value-type="string">
            <text:p>0.20325147414</text:p>
          </table:table-cell>
          <table:table-cell office:value-type="string" calcext:value-type="string">
            <text:p>[0.60049752158109493, 0.61504597396306104, 0.54077857627214998, 0.55988126287358819, 0.47139507920091922, 1.0822572571209228, 0.56355409455710126, 0.53770063687878877, 0.660705118893121, 0.46874217742546476]</text:p>
          </table:table-cell>
          <table:table-cell office:value-type="string" calcext:value-type="string">
            <text:p>0.610055769877</text:p>
          </table:table-cell>
          <table:table-cell office:value-type="string" calcext:value-type="string">
            <text:p>[0.62903155390825771, 0.61223889789282193, 0.56491654341248498, 0.59800577348959849, 0.52745410658537983, 0.71812014292309068, 0.58702582703793948, 0.5498493881818538, 0.68701580348376901, 0.55882069315175853]</text:p>
          </table:table-cell>
          <table:table-cell office:value-type="string" calcext:value-type="string">
            <text:p>0.603247873007</text:p>
          </table:table-cell>
          <table:table-cell office:value-type="string" calcext:value-type="string">
            <text:p>[[0.35448515980312828, 0.058524252801716733, {'normalize': False, 'selection': 'cyclic', 'fit_intercept': True, 'l1_ratio': 0.25, 'max_iter': 1000, 'tol': 0.001, 'alpha': 0.01}], [0.38882384237895451, 0.055990020414235085, {'normalize': False, 'selection': 'random', 'fit_intercept': True, 'l1_ratio': 1, 'max_iter': 1000, 'tol': 0.001, 'alpha': 0.01}], [0.26432438734076735, 0.12869839366169211, {'normalize': True, 'selection': 'random', 'fit_intercept': True, 'l1_ratio': 1, 'max_iter': 1000, 'tol': 0.001, 'alpha': 0.01}], [0.3689608391536775, 0.062816681125246798, {'normalize': False, 'selection': 'random', 'fit_intercept': True, 'l1_ratio': 0.25, 'max_iter': 1000, 'tol': 0.0001, 'alpha': 0.001}], [0.24602972280078336, 0.12460607858878232, {'normalize': False, 'selection': 'random', 'fit_intercept': True, 'l1_ratio': 0.25, 'max_iter': 1000, 'tol': 0.001, 'alpha': 0.01}], [0.05465123871941021, 0.055695179816307887, {'normalize': False, 'selection': 'random', 'fit_intercept': True, 'l1_ratio': 1, 'max_iter': 1000, 'tol': 0.0001, 'alpha': 0.01}], [0.27916428740744748, 0.087909850174278312, {'normalize': False, 'selection': 'random', 'fit_intercept': True, 'l1_ratio': 1, 'max_iter': 1000, 'tol': 0.001, 'alpha': 0.01}], [0.23028441952043802, 0.26119176063650218, {'normalize': False, 'selection': 'random', 'fit_intercept': True, 'l1_ratio': 1, 'max_iter': 1000, 'tol': 0.001, 'alpha': 0.001}], [0.10836627402638198, 0.12166299014990979, {'normalize': True, 'selection': 'random', 'fit_intercept': True, 'l1_ratio': 0.5, 'max_iter': 1000, 'tol': 0.001, 'alpha': 0.01}], [0.13413534729941451, 0.096303610056404171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15192706635400699, 0.0563470176508164, 0.31801565861366909, -0.13015342065553659, 0.49712847542256122, 0.13053298785291423, 0.29305177347043787, 0.085000504794817799, 0.49195743795873026, 0.57679424236030274]</text:p>
          </table:table-cell>
          <table:table-cell office:value-type="string" calcext:value-type="string">
            <text:p>0.247060174382</text:p>
          </table:table-cell>
          <table:table-cell office:value-type="string" calcext:value-type="string">
            <text:p>[0.54527819613412054, 0.5721821411080632, 0.50864523124192595, 0.55942371045416406, 0.41879014834483352, 1.0858176832517858, 0.53196051448992165, 0.52715524208390596, 0.56055342323898205, 0.44148503857184113]</text:p>
          </table:table-cell>
          <table:table-cell office:value-type="string" calcext:value-type="string">
            <text:p>0.575129132892</text:p>
          </table:table-cell>
          <table:table-cell office:value-type="string" calcext:value-type="string">
            <text:p>[0.59376267270424876, 0.58414373821489385, 0.5300680313005699, 0.59966833917732687, 0.52248681827198729, 0.70836165022590813, 0.56121609815295082, 0.54285761785737952, 0.6350348704979395, 0.54618071243146848]</text:p>
          </table:table-cell>
          <table:table-cell office:value-type="string" calcext:value-type="string">
            <text:p>0.582378054883</text:p>
          </table:table-cell>
          <table:table-cell office:value-type="string" calcext:value-type="string">
            <text:p>[[0.40147240600374928, 0.11478887423234527, {'normalize': False, 'selection': 'random', 'fit_intercept': True, 'l1_ratio': 0.5, 'max_iter': 1000, 'tol': 0.001, 'alpha': 0.01}], [0.38251510162123747, 0.080341364354332215, {'normalize': False, 'selection': 'random', 'fit_intercept': True, 'l1_ratio': 0.25, 'max_iter': 1000, 'tol': 0.001, 'alpha': 0.01}], [0.28315311452955677, 0.14159390923886517, {'normalize': False, 'selection': 'cyclic', 'fit_intercept': True, 'l1_ratio': 0, 'max_iter': 1000, 'tol': 0.0001, 'alpha': 0.01}], [0.4223273140026429, 0.034197009388897755, {'normalize': False, 'selection': 'random', 'fit_intercept': True, 'l1_ratio': 1, 'max_iter': 1000, 'tol': 0.0001, 'alpha': 0.01}], [0.2615689298691678, 0.10783143730275528, {'normalize': True, 'selection': 'cyclic', 'fit_intercept': True, 'l1_ratio': 0.75, 'max_iter': 1000, 'tol': 0.0001, 'alpha': 0.01}], [0.091430747925455885, 0.022333857139152424, {'normalize': False, 'selection': 'random', 'fit_intercept': True, 'l1_ratio': 0.75, 'max_iter': 1000, 'tol': 0.0001, 'alpha': 0.01}], [0.37201915342075231, 0.13282441616118326, {'normalize': False, 'selection': 'random', 'fit_intercept': True, 'l1_ratio': 0.25, 'max_iter': 1000, 'tol': 0.001, 'alpha': 0.001}], [0.26103803886200133, 0.21439889778108226, {'normalize': True, 'selection': 'cyclic', 'fit_intercept': True, 'l1_ratio': 1, 'max_iter': 1000, 'tol': 0.001, 'alpha': 0.001}], [0.094295812922723987, 0.076754228614897349, {'normalize': True, 'selection': 'cyclic', 'fit_intercept': True, 'l1_ratio': 0.5, 'max_iter': 1000, 'tol': 0.001, 'alpha': 0.01}], [0.16835043954169113, 0.14409324610948748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22172723924124949, -0.023150970986412167, 0.28121945155471084, -0.050778321899749512, 0.4414933151172753, 0.057776384375908263, 0.24767946873099544, 0.067536653679428293, 0.48257119767328271, 0.58951225202893975]</text:p>
          </table:table-cell>
          <table:table-cell office:value-type="string" calcext:value-type="string">
            <text:p>0.21160321542</text:p>
          </table:table-cell>
          <table:table-cell office:value-type="string" calcext:value-type="string">
            <text:p>[0.62870523521737554, 0.62038559110829017, 0.53608899220905237, 0.52013319338624975, 0.46512297074319414, 1.1766784123248597, 0.56610201688999595, 0.53721662540782356, 0.57090981759738202, 0.42821770728497438]</text:p>
          </table:table-cell>
          <table:table-cell office:value-type="string" calcext:value-type="string">
            <text:p>0.604956056217</text:p>
          </table:table-cell>
          <table:table-cell office:value-type="string" calcext:value-type="string">
            <text:p>[0.64291897887593841, 0.61527783359840382, 0.56337592913104628, 0.58623806251312038, 0.52595502061782673, 0.73981375042069752, 0.58834690592482308, 0.55225127330289647, 0.6451317013105724, 0.53346678143147852]</text:p>
          </table:table-cell>
          <table:table-cell office:value-type="string" calcext:value-type="string">
            <text:p>0.599277623713</text:p>
          </table:table-cell>
          <table:table-cell office:value-type="string" calcext:value-type="string">
            <text:p>[[0.40034938488835131, 0.1163599056028486, {'normalize': True, 'selection': 'random', 'fit_intercept': True, 'l1_ratio': 1, 'max_iter': 1000, 'tol': 0.001, 'alpha': 0.01}], [0.36522682918146399, 0.067302931331952032, {'normalize': False, 'selection': 'cyclic', 'fit_intercept': True, 'l1_ratio': 1, 'max_iter': 1000, 'tol': 0.001, 'alpha': 0.01}], [0.26325061538799854, 0.12747798717526915, {'normalize': True, 'selection': 'cyclic', 'fit_intercept': True, 'l1_ratio': 1, 'max_iter': 1000, 'tol': 0.001, 'alpha': 0.01}], [0.37211441673192247, 0.055748010648622774, {'normalize': False, 'selection': 'random', 'fit_intercept': True, 'l1_ratio': 1, 'max_iter': 1000, 'tol': 0.001, 'alpha': 0.01}], [0.24490584977941357, 0.11086835825142234, {'normalize': False, 'selection': 'random', 'fit_intercept': True, 'l1_ratio': 1, 'max_iter': 1000, 'tol': 0.0001, 'alpha': 0.01}], [0.047449564114980428, 0.051057794769592962, {'normalize': False, 'selection': 'random', 'fit_intercept': True, 'l1_ratio': 1, 'max_iter': 1000, 'tol': 0.001, 'alpha': 0.01}], [0.33061495936552954, 0.10781333098215218, {'normalize': False, 'selection': 'cyclic', 'fit_intercept': True, 'l1_ratio': 1, 'max_iter': 1000, 'tol': 0.0001, 'alpha': 0.01}], [0.17454939497486091, 0.29800076898124539, {'normalize': False, 'selection': 'cyclic', 'fit_intercept': True, 'l1_ratio': 0.5, 'max_iter': 1000, 'tol': 0.001, 'alpha': 0.001}], [0.084590723712137633, 0.09665857246665141, {'normalize': True, 'selection': 'random', 'fit_intercept': True, 'l1_ratio': 0.75, 'max_iter': 1000, 'tol': 0.001, 'alpha': 0.01}], [0.1265507177316379, 0.1548258226155973, {'normalize': Tru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0034794101267763278, -0.031233872674017338, 0.25661066511220509, -0.086863671916462382, 0.42969519890148011, 0.11680583046752446, 0.25271909158595252, 0.0098425442320952961, 0.405502977338003, 0.49130899531345007]</text:p>
          </table:table-cell>
          <table:table-cell office:value-type="string" calcext:value-type="string">
            <text:p>0.184786716849</text:p>
          </table:table-cell>
          <table:table-cell office:value-type="string" calcext:value-type="string">
            <text:p>[0.64072431520777906, 0.62528664274537238, 0.55444299406954489, 0.53799537035305256, 0.47494841242902891, 1.1029605880677249, 0.56230982919342487, 0.57045571722361099, 0.65594374577517078, 0.53066260033349844]</text:p>
          </table:table-cell>
          <table:table-cell office:value-type="string" calcext:value-type="string">
            <text:p>0.62557302154</text:p>
          </table:table-cell>
          <table:table-cell office:value-type="string" calcext:value-type="string">
            <text:p>[0.65383115102144507, 0.61772097437314999, 0.57145923395929399, 0.59048848006434684, 0.55404313579758779, 0.74312656982746617, 0.58233686481728164, 0.58492782750582029, 0.68873716051441913, 0.58896712032860576]</text:p>
          </table:table-cell>
          <table:table-cell office:value-type="string" calcext:value-type="string">
            <text:p>0.617563851821</text:p>
          </table:table-cell>
          <table:table-cell office:value-type="string" calcext:value-type="string">
            <text:p>[[0.32554703558987153, 0.096186851058643663, {'normalize': False, 'selection': 'cyclic', 'fit_intercept': True, 'l1_ratio': 0, 'max_iter': 1000, 'tol': 0.0001, 'alpha': 0.01}], [0.33945226383773125, 0.042502136711698578, {'normalize': False, 'selection': 'cyclic', 'fit_intercept': True, 'l1_ratio': 1, 'max_iter': 1000, 'tol': 0.001, 'alpha': 0.01}], [0.25595353807489357, 0.16021134294716968, {'normalize': True, 'selection': 'random', 'fit_intercept': True, 'l1_ratio': 1, 'max_iter': 1000, 'tol': 0.0001, 'alpha': 0.01}], [0.34823138512787449, 0.034721261795780105, {'normalize': False, 'selection': 'random', 'fit_intercept': True, 'l1_ratio': 0, 'max_iter': 1000, 'tol': 0.0001, 'alpha': 0.001}], [0.14464112776922464, 0.076470575402188393, {'normalize': True, 'selection': 'cyclic', 'fit_intercept': True, 'l1_ratio': 0.75, 'max_iter': 1000, 'tol': 0.0001, 'alpha': 0.01}], [-0.0067912832308000531, 0.082498799691592323, {'normalize': False, 'selection': 'random', 'fit_intercept': True, 'l1_ratio': 1, 'max_iter': 1000, 'tol': 0.001, 'alpha': 0.01}], [0.24396362648651629, 0.12445280661611506, {'normalize': False, 'selection': 'random', 'fit_intercept': True, 'l1_ratio': 0, 'max_iter': 1000, 'tol': 0.001, 'alpha': 0.001}], [0.19465354710167557, 0.27314900286899596, {'normalize': False, 'selection': 'random', 'fit_intercept': True, 'l1_ratio': 0.5, 'max_iter': 1000, 'tol': 0.0001, 'alpha': 0.001}], [0.055711517529805694, 0.065087243828909638, {'normalize': True, 'selection': 'cyclic', 'fit_intercept': True, 'l1_ratio': 0.25, 'max_iter': 1000, 'tol': 0.001, 'alpha': 0.01}], [0.13080198798822457, 0.080071009139661364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11336752735096045, 0.025671030474259227, 0.19083770970842973, -0.22898175587685676, 0.39712559127033487, 0.13001750917623622, 0.28100205003229761, 0.019791834263053754, 0.49228279764191785, 0.54328859412439701]</text:p>
          </table:table-cell>
          <table:table-cell office:value-type="string" calcext:value-type="string">
            <text:p>0.196440288817</text:p>
          </table:table-cell>
          <table:table-cell office:value-type="string" calcext:value-type="string">
            <text:p>[0.57007049292509571, 0.59078246596433648, 0.603498519366227, 0.60834354114002798, 0.50207230023087224, 1.0864614291957453, 0.54102762412973393, 0.56472366991394896, 0.56019443464664442, 0.47643787684678002]</text:p>
          </table:table-cell>
          <table:table-cell office:value-type="string" calcext:value-type="string">
            <text:p>0.610361235436</text:p>
          </table:table-cell>
          <table:table-cell office:value-type="string" calcext:value-type="string">
            <text:p>[0.61428099797548918, 0.59420350379534348, 0.5744062405970648, 0.61595056949495886, 0.56056987048698914, 0.72705309067248847, 0.58525597338342394, 0.58272155461771569, 0.6319049033018711, 0.52496257643881095]</text:p>
          </table:table-cell>
          <table:table-cell office:value-type="string" calcext:value-type="string">
            <text:p>0.601130928076</text:p>
          </table:table-cell>
          <table:table-cell office:value-type="string" calcext:value-type="string">
            <text:p>[[0.35964349713136634, 0.1241760300428047, {'normalize': False, 'selection': 'cyclic', 'fit_intercept': True, 'l1_ratio': 1, 'max_iter': 1000, 'tol': 0.001, 'alpha': 0.01}], [0.30358843554071357, 0.079269943575328544, {'normalize': False, 'selection': 'random', 'fit_intercept': True, 'l1_ratio': 0.5, 'max_iter': 1000, 'tol': 0.001, 'alpha': 0.01}], [0.24572098084513055, 0.14943869763518458, {'normalize': False, 'selection': 'random', 'fit_intercept': True, 'l1_ratio': 0, 'max_iter': 1000, 'tol': 0.0001, 'alpha': 0.01}], [0.39271730917963321, 0.017086069564816956, {'normalize': False, 'selection': 'random', 'fit_intercept': True, 'l1_ratio': 0.75, 'max_iter': 1000, 'tol': 0.001, 'alpha': 0.001}], [0.14790831217097342, 0.073152657627287371, {'normalize': True, 'selection': 'cyclic', 'fit_intercept': True, 'l1_ratio': 0.75, 'max_iter': 1000, 'tol': 0.001, 'alpha': 0.01}], [0.061441901502266402, 0.043427985129996578, {'normalize': False, 'selection': 'random', 'fit_intercept': True, 'l1_ratio': 1, 'max_iter': 1000, 'tol': 0.0001, 'alpha': 0.01}], [0.2516994349827173, 0.13483081643915504, {'normalize': False, 'selection': 'random', 'fit_intercept': True, 'l1_ratio': 0, 'max_iter': 1000, 'tol': 0.0001, 'alpha': 0.01}], [0.19695407806481963, 0.20732143824299679, {'normalize': True, 'selection': 'cyclic', 'fit_intercept': True, 'l1_ratio': 0, 'max_iter': 1000, 'tol': 0.0001, 'alpha': 0.001}], [0.030266432487084768, 0.064263474252974268, {'normalize': True, 'selection': 'cyclic', 'fit_intercept': True, 'l1_ratio': 0.5, 'max_iter': 1000, 'tol': 0.001, 'alpha': 0.01}], [0.15370266761077972, 0.14821959136087318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-0.48091027641035922, -0.030908432420661214, 0.087474212058785916, -0.099870432584941993, 0.15709620529682977, 0.056207307048754873, -0.094546372149568736, -0.11154789389656883, 0.15716635926022093, 0.47098559684387875]</text:p>
          </table:table-cell>
          <table:table-cell office:value-type="string" calcext:value-type="string">
            <text:p>0.0111146273046</text:p>
          </table:table-cell>
          <table:table-cell office:value-type="string" calcext:value-type="string">
            <text:p>[0.95216820643706168, 0.62508931268395018, 0.68059024563240877, 0.54443369118734208, 0.70196817272719569, 1.1786379253189241, 0.82361823597758743, 0.64039193700703023, 0.92994823236734803, 0.55186381557048125]</text:p>
          </table:table-cell>
          <table:table-cell office:value-type="string" calcext:value-type="string">
            <text:p>0.762870977491</text:p>
          </table:table-cell>
          <table:table-cell office:value-type="string" calcext:value-type="string">
            <text:p>[0.71541554175145405, 0.6190040484272924, 0.59703501483674126, 0.60361060990077064, 0.60070749680404689, 0.76020348000406612, 0.67040951830865936, 0.70138894316263756, 0.77238811064416746, 0.58106800631761502]</text:p>
          </table:table-cell>
          <table:table-cell office:value-type="string" calcext:value-type="string">
            <text:p>0.662123077016</text:p>
          </table:table-cell>
          <table:table-cell office:value-type="string" calcext:value-type="string">
            <text:p>[[0.29607455922961351, 0.077727703435692824, {'normalize': True, 'selection': 'random', 'fit_intercept': True, 'l1_ratio': 1, 'max_iter': 1000, 'tol': 0.0001, 'alpha': 0.01}], [0.20673714547459732, 0.058628206487386716, {'normalize': False, 'selection': 'cyclic', 'fit_intercept': True, 'l1_ratio': 0.5, 'max_iter': 1000, 'tol': 0.0001, 'alpha': 0.01}], [0.22868879496704436, 0.11609752484013683, {'normalize': False, 'selection': 'cyclic', 'fit_intercept': True, 'l1_ratio': 1, 'max_iter': 1000, 'tol': 0.001, 'alpha': 0.01}], [0.24094981108502936, 0.021583863887069829, {'normalize': False, 'selection': 'cyclic', 'fit_intercept': True, 'l1_ratio': 0.75, 'max_iter': 1000, 'tol': 0.001, 'alpha': 0.01}], [0.13225431603737811, 0.11029232689133818, {'normalize': True, 'selection': 'random', 'fit_intercept': True, 'l1_ratio': 1, 'max_iter': 1000, 'tol': 0.001, 'alpha': 0.01}], [-0.012535770260686788, 0.077252502153722188, {'normalize': False, 'selection': 'random', 'fit_intercept': True, 'l1_ratio': 1, 'max_iter': 1000, 'tol': 0.001, 'alpha': 0.01}], [0.30489782999787368, 0.16418239294873349, {'normalize': True, 'selection': 'random', 'fit_intercept': True, 'l1_ratio': 1, 'max_iter': 1000, 'tol': 0.001, 'alpha': 0.01}], [-0.014469039909144898, 0.092142160534334716, {'normalize': True, 'selection': 'random', 'fit_intercept': True, 'l1_ratio': 0, 'max_iter': 1000, 'tol': 0.001, 'alpha': 0.1}], [0.011840604990348025, 0.017746898999643275, {'normalize': True, 'selection': 'cyclic', 'fit_intercept': True, 'l1_ratio': 0, 'max_iter': 1000, 'tol': 0.0001, 'alpha': 0.1}], [0.05487233753650015, 0.12541559424473545, {'normalize': Tru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-0.0031458863530153813, 0.040945028222547086, 0.26344509970838004, -0.016229312623695424, 0.46226626801424742, 0.12330307849441535, 0.26852399532309823, -0.065096422563772682, 0.31951883015698712, 0.49029361210941902]</text:p>
          </table:table-cell>
          <table:table-cell office:value-type="string" calcext:value-type="string">
            <text:p>0.188382429049</text:p>
          </table:table-cell>
          <table:table-cell office:value-type="string" calcext:value-type="string">
            <text:p>[0.64498412538450911, 0.58152110728867334, 0.54934565919743827, 0.50303150205082492, 0.44782330750894489, 1.0948466208883958, 0.55041704212930165, 0.61363002430225577, 0.75081514366149127, 0.53172184039558312]</text:p>
          </table:table-cell>
          <table:table-cell office:value-type="string" calcext:value-type="string">
            <text:p>0.626813637281</text:p>
          </table:table-cell>
          <table:table-cell office:value-type="string" calcext:value-type="string">
            <text:p>[0.65804084535149554, 0.60358685665287459, 0.57744653368086241, 0.59014259962769089, 0.53989214953879128, 0.75041719839124887, 0.60427235888241693, 0.59499851422712335, 0.71556707393217511, 0.59164611779700926]</text:p>
          </table:table-cell>
          <table:table-cell office:value-type="string" calcext:value-type="string">
            <text:p>0.622601024808</text:p>
          </table:table-cell>
          <table:table-cell office:value-type="string" calcext:value-type="string">
            <text:p>[[0.35664929215288038, 0.095374680721896268, {'normalize': False, 'selection': 'random', 'fit_intercept': True, 'l1_ratio': 0.25, 'max_iter': 1000, 'tol': 0.001, 'alpha': 0.01}], [0.33079418016580059, 0.071181876570897015, {'normalize': False, 'selection': 'cyclic', 'fit_intercept': True, 'l1_ratio': 0.5, 'max_iter': 1000, 'tol': 0.001, 'alpha': 0.01}], [0.2051644848328999, 0.13938289298493389, {'normalize': False, 'selection': 'random', 'fit_intercept': True, 'l1_ratio': 1, 'max_iter': 1000, 'tol': 0.0001, 'alpha': 0.01}], [0.34936352632552653, 0.021810573400961077, {'normalize': False, 'selection': 'cyclic', 'fit_intercept': True, 'l1_ratio': 0, 'max_iter': 1000, 'tol': 0.0001, 'alpha': 0.01}], [0.1413252837627782, 0.080317581712554487, {'normalize': False, 'selection': 'random', 'fit_intercept': True, 'l1_ratio': 0.25, 'max_iter': 1000, 'tol': 0.001, 'alpha': 0.01}], [0.0014732106444310343, 0.10721000974771175, {'normalize': False, 'selection': 'cyclic', 'fit_intercept': True, 'l1_ratio': 1, 'max_iter': 1000, 'tol': 0.0001, 'alpha': 0.01}], [0.24989288080111122, 0.1657151076714177, {'normalize': False, 'selection': 'random', 'fit_intercept': True, 'l1_ratio': 0, 'max_iter': 1000, 'tol': 0.001, 'alpha': 0.001}], [0.25511171103345714, 0.23022291194990546, {'normalize': False, 'selection': 'random', 'fit_intercept': True, 'l1_ratio': 1, 'max_iter': 1000, 'tol': 0.001, 'alpha': 0.001}], [0.085190383750279319, 0.080224423076926704, {'normalize': True, 'selection': 'random', 'fit_intercept': True, 'l1_ratio': 0.5, 'max_iter': 1000, 'tol': 0.001, 'alpha': 0.01}], [0.10183831205652921, 0.10640650706369879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10287500696118468, 0.075026281066747358, 0.22343033761367548, -0.098970703781471991, 0.49319376591073039, 0.14531997964915888, 0.29054332300761498, -0.12175291088004792, 0.46442345704686472, 0.49803828780798198]</text:p>
          </table:table-cell>
          <table:table-cell office:value-type="string" calcext:value-type="string">
            <text:p>0.20721268244</text:p>
          </table:table-cell>
          <table:table-cell office:value-type="string" calcext:value-type="string">
            <text:p>[0.57681677896259542, 0.56085600625175014, 0.57918991907791828, 0.54398832720715984, 0.42206696458838228, 1.0673512239725402, 0.5338480595019891, 0.64627131533082915, 0.59093329376307657, 0.52364265340962191]</text:p>
          </table:table-cell>
          <table:table-cell office:value-type="string" calcext:value-type="string">
            <text:p>0.604496454207</text:p>
          </table:table-cell>
          <table:table-cell office:value-type="string" calcext:value-type="string">
            <text:p>[0.60911061320687043, 0.58861078512710296, 0.57689320975238911, 0.60830515614419156, 0.54236271209975007, 0.73502648401663251, 0.60012026163031351, 0.61550536617089147, 0.65044531048641174, 0.57939033469962598]</text:p>
          </table:table-cell>
          <table:table-cell office:value-type="string" calcext:value-type="string">
            <text:p>0.610577023333</text:p>
          </table:table-cell>
          <table:table-cell office:value-type="string" calcext:value-type="string">
            <text:p>[[0.3734305210204299, 0.12742190881099272, {'normalize': False, 'selection': 'random', 'fit_intercept': True, 'l1_ratio': 1, 'max_iter': 1000, 'tol': 0.0001, 'alpha': 0.01}], [0.28512444373787743, 0.05858320396909604, {'normalize': False, 'selection': 'cyclic', 'fit_intercept': True, 'l1_ratio': 0.25, 'max_iter': 1000, 'tol': 0.001, 'alpha': 0.01}], [0.25413336134234304, 0.1539255334808653, {'normalize': False, 'selection': 'cyclic', 'fit_intercept': True, 'l1_ratio': 0.25, 'max_iter': 1000, 'tol': 0.001, 'alpha': 0.01}], [0.38983358370712978, 0.039214720839031769, {'normalize': False, 'selection': 'random', 'fit_intercept': True, 'l1_ratio': 1, 'max_iter': 1000, 'tol': 0.0001, 'alpha': 0.01}], [0.13827019897073298, 0.097955790826529499, {'normalize': False, 'selection': 'cyclic', 'fit_intercept': True, 'l1_ratio': 0, 'max_iter': 1000, 'tol': 0.0001, 'alpha': 0.01}], [0.082409467966840108, 0.066721969170614556, {'normalize': False, 'selection': 'cyclic', 'fit_intercept': True, 'l1_ratio': 1, 'max_iter': 1000, 'tol': 0.001, 'alpha': 0.01}], [0.28497862898326659, 0.1624572702692412, {'normalize': False, 'selection': 'random', 'fit_intercept': True, 'l1_ratio': 0, 'max_iter': 1000, 'tol': 0.001, 'alpha': 0.01}], [0.25979132795175197, 0.16406937475041541, {'normalize': False, 'selection': 'random', 'fit_intercept': True, 'l1_ratio': 0, 'max_iter': 1000, 'tol': 0.0001, 'alpha': 0.001}], [0.050752350663381324, 0.039518581526940551, {'normalize': True, 'selection': 'cyclic', 'fit_intercept': True, 'l1_ratio': 1, 'max_iter': 1000, 'tol': 0.0001, 'alpha': 0.01}], [0.12363031679036764, 0.084875553300167897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-0.12907625024995584, 0.026687648573549216, 0.14443448702755479, -0.026279457860655553, 0.36586428752964506, 0.069696092177404467, -0.24998760314593871, -0.069729181149221109, 0.10389380669645842, 0.45567299212178647]</text:p>
          </table:table-cell>
          <table:table-cell office:value-type="string" calcext:value-type="string">
            <text:p>0.0691176821721</text:p>
          </table:table-cell>
          <table:table-cell office:value-type="string" calcext:value-type="string">
            <text:p>[0.72595249371696724, 0.59016604156721031, 0.63810749276714807, 0.50800630408770442, 0.52810663582387973, 1.1617927072558452, 0.94058379881618104, 0.61629907820493657, 0.98872699213171178, 0.56783780875070566]</text:p>
          </table:table-cell>
          <table:table-cell office:value-type="string" calcext:value-type="string">
            <text:p>0.726557935312</text:p>
          </table:table-cell>
          <table:table-cell office:value-type="string" calcext:value-type="string">
            <text:p>[0.6848974527780044, 0.6108544458130909, 0.60517699954899939, 0.58807899626615645, 0.56880428496317037, 0.76374351858942735, 0.69545841140952191, 0.64447884942851263, 0.78292815219243383, 0.60217943789013639]</text:p>
          </table:table-cell>
          <table:table-cell office:value-type="string" calcext:value-type="string">
            <text:p>0.654660054888</text:p>
          </table:table-cell>
          <table:table-cell office:value-type="string" calcext:value-type="string">
            <text:p>[[0.30847817813232076, 0.13154649089945442, {'normalize': False, 'selection': 'random', 'fit_intercept': True, 'l1_ratio': 0, 'max_iter': 1000, 'tol': 0.0001, 'alpha': 0.01}], [0.18685231740233119, 0.039657728770584023, {'normalize': False, 'selection': 'random', 'fit_intercept': True, 'l1_ratio': 0.5, 'max_iter': 1000, 'tol': 0.001, 'alpha': 0.01}], [0.21422695414031862, 0.12648301250105515, {'normalize': False, 'selection': 'random', 'fit_intercept': True, 'l1_ratio': 1, 'max_iter': 1000, 'tol': 0.001, 'alpha': 0.01}], [0.25245592931694011, 0.037635525936002931, {'normalize': False, 'selection': 'cyclic', 'fit_intercept': True, 'l1_ratio': 0.75, 'max_iter': 1000, 'tol': 0.001, 'alpha': 0.01}], [0.11185047850191035, 0.035525139351112775, {'normalize': False, 'selection': 'cyclic', 'fit_intercept': True, 'l1_ratio': 1, 'max_iter': 1000, 'tol': 0.001, 'alpha': 0.01}], [-0.0069254476481667221, 0.11418946277414009, {'normalize': False, 'selection': 'random', 'fit_intercept': True, 'l1_ratio': 1, 'max_iter': 1000, 'tol': 0.001, 'alpha': 0.01}], [0.2198434882274358, 0.11718682992198037, {'normalize': False, 'selection': 'cyclic', 'fit_intercept': True, 'l1_ratio': 0, 'max_iter': 1000, 'tol': 0.0001, 'alpha': 0.001}], [0.03246439281950065, 0.20668713408716702, {'normalize': False, 'selection': 'random', 'fit_intercept': True, 'l1_ratio': 0, 'max_iter': 1000, 'tol': 0.001, 'alpha': 0.01}], [0.02063569193103959, 0.015712602161938222, {'normalize': True, 'selection': 'random', 'fit_intercept': True, 'l1_ratio': 0, 'max_iter': 1000, 'tol': 0.0001, 'alpha': 0.1}], [0.048838440338425743, 0.10746386243497992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-0.18375306626284282, 0.03793328417545283, 0.21372931822947383, -0.023375346186762291, 0.41609273676969583, 0.15031683961779096, 0.15752124467245343, -0.24143072011362543, 0.21862845528137842, 0.18837339314889678]</text:p>
          </table:table-cell>
          <table:table-cell office:value-type="string" calcext:value-type="string">
            <text:p>0.0934036139332</text:p>
          </table:table-cell>
          <table:table-cell office:value-type="string" calcext:value-type="string">
            <text:p>[0.76110757817142449, 0.58334727240399553, 0.58642524245488781, 0.50656877454659099, 0.48627650888231627, 1.0611109884732366, 0.63394378161316434, 0.71522084462477797, 0.86213346467214824, 0.84668272433253111]</text:p>
          </table:table-cell>
          <table:table-cell office:value-type="string" calcext:value-type="string">
            <text:p>0.704281718018</text:p>
          </table:table-cell>
          <table:table-cell office:value-type="string" calcext:value-type="string">
            <text:p>[0.69472605093431328, 0.60290013880850102, 0.58331510042286594, 0.59919498521025927, 0.57609630916373922, 0.75988840852422734, 0.64973939249158119, 0.65828020636935569, 0.75031947300182322, 0.71263590278270461]</text:p>
          </table:table-cell>
          <table:table-cell office:value-type="string" calcext:value-type="string">
            <text:p>0.658709596771</text:p>
          </table:table-cell>
          <table:table-cell office:value-type="string" calcext:value-type="string">
            <text:p>[[0.36267206212559311, 0.10184584394596186, {'normalize': False, 'selection': 'random', 'fit_intercept': True, 'l1_ratio': 0, 'max_iter': 1000, 'tol': 0.001, 'alpha': 0.01}], [0.28203491707639483, 0.048296144790912814, {'normalize': False, 'selection': 'random', 'fit_intercept': True, 'l1_ratio': 0.75, 'max_iter': 1000, 'tol': 0.001, 'alpha': 0.01}], [0.16260604023868105, 0.19087753219705819, {'normalize': False, 'selection': 'random', 'fit_intercept': True, 'l1_ratio': 0.25, 'max_iter': 1000, 'tol': 0.0001, 'alpha': 0.01}], [0.30820052315695667, 0.019772348091218979, {'normalize': False, 'selection': 'cyclic', 'fit_intercept': True, 'l1_ratio': 0.25, 'max_iter': 1000, 'tol': 0.001, 'alpha': 0.01}], [0.13282536556406715, 0.10763512140949112, {'normalize': False, 'selection': 'random', 'fit_intercept': True, 'l1_ratio': 0.5, 'max_iter': 1000, 'tol': 0.001, 'alpha': 0.01}], [0.0090520638212371104, 0.081159013792126353, {'normalize': False, 'selection': 'cyclic', 'fit_intercept': True, 'l1_ratio': 1, 'max_iter': 1000, 'tol': 0.0001, 'alpha': 0.01}], [0.25427862919403948, 0.15064705124730429, {'normalize': False, 'selection': 'cyclic', 'fit_intercept': True, 'l1_ratio': 0, 'max_iter': 1000, 'tol': 0.0001, 'alpha': 0.01}], [0.18456284180843185, 0.2709311717134138, {'normalize': False, 'selection': 'cyclic', 'fit_intercept': True, 'l1_ratio': 1, 'max_iter': 1000, 'tol': 0.0001, 'alpha': 0.001}], [0.091282265205781893, 0.11612071660534395, {'normalize': True, 'selection': 'random', 'fit_intercept': True, 'l1_ratio': 0.5, 'max_iter': 1000, 'tol': 0.0001, 'alpha': 0.01}], [0.03405293034318347, 0.035035877728210395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-0.047514702333067316, 0.087408019769072198, 0.19798483720976978, -0.084135170519225255, 0.42736361902699471, 0.19741210356939143, 0.2035285112477343, -0.24139705273997802, 0.16285014450780566, 0.41832166294239503]</text:p>
          </table:table-cell>
          <table:table-cell office:value-type="string" calcext:value-type="string">
            <text:p>0.132182197268</text:p>
          </table:table-cell>
          <table:table-cell office:value-type="string" calcext:value-type="string">
            <text:p>[0.67351156327619932, 0.55334836319455338, 0.59816796835497543, 0.53664476755194224, 0.47689014631888099, 1.0022969452931745, 0.59932448662206506, 0.71520144796653007, 0.92367697575316299, 0.60680243223655206]</text:p>
          </table:table-cell>
          <table:table-cell office:value-type="string" calcext:value-type="string">
            <text:p>0.668586509657</text:p>
          </table:table-cell>
          <table:table-cell office:value-type="string" calcext:value-type="string">
            <text:p>[0.65658928936724148, 0.58307248730834538, 0.5948303028288412, 0.61856823286706764, 0.58327712532964171, 0.74017374001212366, 0.6380504854112381, 0.67452805833046625, 0.77047640369153603, 0.6184813826910488]</text:p>
          </table:table-cell>
          <table:table-cell office:value-type="string" calcext:value-type="string">
            <text:p>0.647804750784</text:p>
          </table:table-cell>
          <table:table-cell office:value-type="string" calcext:value-type="string">
            <text:p>[[0.35819098094806723, 0.13379481318088765, {'normalize': False, 'selection': 'cyclic', 'fit_intercept': True, 'l1_ratio': 0, 'max_iter': 1000, 'tol': 0.0001, 'alpha': 0.01}], [0.21031779671625533, 0.010483193239335097, {'normalize': False, 'selection': 'random', 'fit_intercept': True, 'l1_ratio': 0, 'max_iter': 1000, 'tol': 0.001, 'alpha': 0.01}], [0.22979500902437616, 0.18338554530933029, {'normalize': False, 'selection': 'random', 'fit_intercept': True, 'l1_ratio': 0.25, 'max_iter': 1000, 'tol': 0.0001, 'alpha': 0.01}], [0.35849019345624245, 0.059334175081259592, {'normalize': False, 'selection': 'cyclic', 'fit_intercept': True, 'l1_ratio': 1, 'max_iter': 1000, 'tol': 0.0001, 'alpha': 0.01}], [0.1238113650189907, 0.13910742856340372, {'normalize': False, 'selection': 'cyclic', 'fit_intercept': True, 'l1_ratio': 0, 'max_iter': 1000, 'tol': 0.0001, 'alpha': 0.01}], [0.083971998540614268, 0.059474239410205215, {'normalize': False, 'selection': 'random', 'fit_intercept': True, 'l1_ratio': 1, 'max_iter': 1000, 'tol': 0.001, 'alpha': 0.01}], [0.29963201028285652, 0.18457133652091054, {'normalize': False, 'selection': 'random', 'fit_intercept': True, 'l1_ratio': 0, 'max_iter': 1000, 'tol': 0.0001, 'alpha': 0.01}], [0.22347525179638933, 0.188846301830182, {'normalize': True, 'selection': 'random', 'fit_intercept': True, 'l1_ratio': 0, 'max_iter': 1000, 'tol': 0.0001, 'alpha': 0.001}], [0.040796263184517532, 0.0094548298475143362, {'normalize': True, 'selection': 'cyclic', 'fit_intercept': True, 'l1_ratio': 0, 'max_iter': 1000, 'tol': 0.0001, 'alpha': 0.1}], [0.088288709656712441, 0.070410107666449465, {'normalize': Fals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-0.35066094556393268, 0.031836844883114335, 0.11435503669249714, -0.046478975715234627, 0.057192201815056021, 0.12592492356105922, -0.26476640977269561, -0.11427342407764662, 0.043807600102881428, 0.29511753474140556]</text:p>
          </table:table-cell>
          <table:table-cell office:value-type="string" calcext:value-type="string">
            <text:p>-0.0107945613333</text:p>
          </table:table-cell>
          <table:table-cell office:value-type="string" calcext:value-type="string">
            <text:p>[0.86842290888785101, 0.58704383645102653, 0.66054168669629931, 0.51800502551885241, 0.78516797703811159, 1.0915723785119331, 0.95170447396846247, 0.64196218653169346, 1.0550236596001714, 0.73532804491815462]</text:p>
          </table:table-cell>
          <table:table-cell office:value-type="string" calcext:value-type="string">
            <text:p>0.789477217812</text:p>
          </table:table-cell>
          <table:table-cell office:value-type="string" calcext:value-type="string">
            <text:p>[0.72017078737946105, 0.60556839336210644, 0.62415649066550205, 0.60356661878137852, 0.62578373601265114, 0.76377511424916067, 0.72490175398245604, 0.70003177615634371, 0.79472294178728298, 0.66276336581087381]</text:p>
          </table:table-cell>
          <table:table-cell office:value-type="string" calcext:value-type="string">
            <text:p>0.682544097819</text:p>
          </table:table-cell>
          <table:table-cell office:value-type="string" calcext:value-type="string">
            <text:p>[[0.33035124146928946, 0.12344243947486253, {'normalize': False, 'selection': 'cyclic', 'fit_intercept': True, 'l1_ratio': 0, 'max_iter': 1000, 'tol': 0.0001, 'alpha': 0.01}], [0.082388598200255958, 0.077734300645406706, {'normalize': False, 'selection': 'random', 'fit_intercept': True, 'l1_ratio': 0.25, 'max_iter': 1000, 'tol': 0.001, 'alpha': 0.01}], [0.15181976502000799, 0.14960664639813764, {'normalize': False, 'selection': 'random', 'fit_intercept': True, 'l1_ratio': 0.25, 'max_iter': 1000, 'tol': 0.001, 'alpha': 0.01}], [0.20145062812925926, 0.015304407986568834, {'normalize': False, 'selection': 'random', 'fit_intercept': True, 'l1_ratio': 0.75, 'max_iter': 1000, 'tol': 0.001, 'alpha': 0.01}], [0.10207900518175606, 0.086940023534655603, {'normalize': True, 'selection': 'random', 'fit_intercept': True, 'l1_ratio': 0.75, 'max_iter': 1000, 'tol': 0.001, 'alpha': 0.01}], [0.007020445604970311, 0.076916331894115814, {'normalize': False, 'selection': 'random', 'fit_intercept': True, 'l1_ratio': 1, 'max_iter': 1000, 'tol': 0.0001, 'alpha': 0.01}], [0.25561746049188444, 0.16446883407286836, {'normalize': True, 'selection': 'random', 'fit_intercept': True, 'l1_ratio': 0.5, 'max_iter': 1000, 'tol': 0.001, 'alpha': 0.01}], [0.013935833366037756, 0.054520495686647033, {'normalize': False, 'selection': 'random', 'fit_intercept': True, 'l1_ratio': 0, 'max_iter': 1000, 'tol': 0.0001, 'alpha': 0.1}], [0.020392017267479853, 0.012064019594168461, {'normalize': True, 'selection': 'cyclic', 'fit_intercept': True, 'l1_ratio': 0, 'max_iter': 1000, 'tol': 0.0001, 'alpha': 0.1}], [0.028527883014312347, 0.043995530228589534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-0.17952918170161491, 0.05500139865667919, -4.2959714385420824, -0.15243454091405262, 0.22120889485961237, 0.052448989684944269, 0.12247808431758778, -0.19893552565651262, 0.13476950053242531, 0.34472448038178694]</text:p>
          </table:table-cell>
          <table:table-cell office:value-type="string" calcext:value-type="string">
            <text:p>-0.389623933838</text:p>
          </table:table-cell>
          <table:table-cell office:value-type="string" calcext:value-type="string">
            <text:p>[0.75839178326411227, 0.57299805455461894, 3.9499009779784724, 0.57045282096277494, 0.64857528515945018, 1.1833314299555411, 0.66031286623940266, 0.69073824694157526, 0.95466001198522543, 0.68357845523482963]</text:p>
          </table:table-cell>
          <table:table-cell office:value-type="string" calcext:value-type="string">
            <text:p>1.06729399323</text:p>
          </table:table-cell>
          <table:table-cell office:value-type="string" calcext:value-type="string">
            <text:p>[0.7199628052054784, 0.60404800310032158, 0.91168625185841101, 0.65455779116620627, 0.60631159634081555, 0.78486915118116318, 0.67102743432796153, 0.70977600984775913, 0.77765831170898025, 0.65926404936448302]</text:p>
          </table:table-cell>
          <table:table-cell office:value-type="string" calcext:value-type="string">
            <text:p>0.70991614041</text:p>
          </table:table-cell>
          <table:table-cell office:value-type="string" calcext:value-type="string">
            <text:p>[[0.27442123283221831, 0.037516383887304508, {'normalize': False, 'selection': 'random', 'fit_intercept': True, 'l1_ratio': 0, 'max_iter': 1000, 'tol': 0.001, 'alpha': 0.01}], [0.1701931118176912, 0.042796000123835172, {'normalize': False, 'selection': 'random', 'fit_intercept': True, 'l1_ratio': 0.75, 'max_iter': 1000, 'tol': 0.001, 'alpha': 0.01}], [0.18768772771031556, 0.12838284335617817, {'normalize': True, 'selection': 'cyclic', 'fit_intercept': True, 'l1_ratio': 1, 'max_iter': 1000, 'tol': 0.0001, 'alpha': 0.01}], [0.23242541985208989, 0.017705496315788251, {'normalize': False, 'selection': 'cyclic', 'fit_intercept': True, 'l1_ratio': 0.25, 'max_iter': 1000, 'tol': 0.001, 'alpha': 0.01}], [0.1422514899197598, 0.072649374665802596, {'normalize': False, 'selection': 'random', 'fit_intercept': True, 'l1_ratio': 1, 'max_iter': 1000, 'tol': 0.001, 'alpha': 0.01}], [0.024947820446249231, 0.030321149005837274, {'normalize': False, 'selection': 'random', 'fit_intercept': True, 'l1_ratio': 1, 'max_iter': 1000, 'tol': 0.001, 'alpha': 0.01}], [0.18186292111082961, 0.10519361733486632, {'normalize': False, 'selection': 'random', 'fit_intercept': True, 'l1_ratio': 0, 'max_iter': 1000, 'tol': 0.0001, 'alpha': 0.01}], [0.094182895665686731, 0.060646525305449957, {'normalize': False, 'selection': 'random', 'fit_intercept': True, 'l1_ratio': 0, 'max_iter': 1000, 'tol': 0.0001, 'alpha': 0.01}], [0.13215025058321161, 0.15770391758896934, {'normalize': True, 'selection': 'random', 'fit_intercept': True, 'l1_ratio': 1, 'max_iter': 1000, 'tol': 0.001, 'alpha': 0.01}], [0.038811215918995563, 0.11590857837347929, {'normalize': Tru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-0.65473278525910161, 0.10949592084528537, 0.17251433302455754, -0.086030838800173148, 0.016343575578388947, 0.13145685444482658, -0.85809134913575269, -0.20724836055584661, 0.066802476601587113, 0.37538744607880725]</text:p>
          </table:table-cell>
          <table:table-cell office:value-type="string" calcext:value-type="string">
            <text:p>-0.0934102727177</text:p>
          </table:table-cell>
          <table:table-cell office:value-type="string" calcext:value-type="string">
            <text:p>[1.0639293773366789, 0.53995540755644555, 0.61716466623340471, 0.53758311960586347, 0.81918661083470878, 1.0846639296666016, 1.3981663620655465, 0.69552748946763732, 1.0296520515866285, 0.65159108183760572]</text:p>
          </table:table-cell>
          <table:table-cell office:value-type="string" calcext:value-type="string">
            <text:p>0.843742009619</text:p>
          </table:table-cell>
          <table:table-cell office:value-type="string" calcext:value-type="string">
            <text:p>[0.74530055054487754, 0.57658995657020429, 0.6003878466866408, 0.62392919229428134, 0.64535826919668959, 0.76216863769215826, 0.7776244739551964, 0.68879910995061522, 0.77992240001800239, 0.64463086845544482]</text:p>
          </table:table-cell>
          <table:table-cell office:value-type="string" calcext:value-type="string">
            <text:p>0.684471130536</text:p>
          </table:table-cell>
          <table:table-cell office:value-type="string" calcext:value-type="string">
            <text:p>[[0.38823814393019523, 0.1432827512966742, {'normalize': False, 'selection': 'cyclic', 'fit_intercept': True, 'l1_ratio': 0.75, 'max_iter': 1000, 'tol': 0.001, 'alpha': 0.001}], [0.22759341094513022, 0.10651159017572184, {'normalize': False, 'selection': 'cyclic', 'fit_intercept': True, 'l1_ratio': 0.75, 'max_iter': 1000, 'tol': 0.001, 'alpha': 0.01}], [0.21174795553059772, 0.16242149007598122, {'normalize': False, 'selection': 'cyclic', 'fit_intercept': True, 'l1_ratio': 0.5, 'max_iter': 1000, 'tol': 0.001, 'alpha': 0.01}], [0.32840369293533628, 0.057819464993272091, {'normalize': False, 'selection': 'random', 'fit_intercept': True, 'l1_ratio': 1, 'max_iter': 1000, 'tol': 0.001, 'alpha': 0.01}], [0.14091246839084748, 0.085750742155859649, {'normalize': True, 'selection': 'random', 'fit_intercept': True, 'l1_ratio': 0, 'max_iter': 1000, 'tol': 0.001, 'alpha': 0.01}], [0.088113837626343741, 0.037216009681078487, {'normalize': False, 'selection': 'cyclic', 'fit_intercept': True, 'l1_ratio': 1, 'max_iter': 1000, 'tol': 0.001, 'alpha': 0.01}], [0.29670890619340951, 0.17358508376793114, {'normalize': True, 'selection': 'random', 'fit_intercept': True, 'l1_ratio': 0, 'max_iter': 1000, 'tol': 0.001, 'alpha': 0.01}], [0.15421116956642383, 0.029069853155854454, {'normalize': False, 'selection': 'random', 'fit_intercept': True, 'l1_ratio': 1, 'max_iter': 1000, 'tol': 0.001, 'alpha': 0.01}], [0.044601073509332408, 0.0039473962326025853, {'normalize': False, 'selection': 'cyclic', 'fit_intercept': True, 'l1_ratio': 0, 'max_iter': 1000, 'tol': 0.0001, 'alpha': 0.1}], [0.067133506106605997, 0.046565150278639118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-0.45656677992135308, 0.043173296254298554, -7.7094452948536176, -0.21119809518821042, -0.67111580806167059, 0.063342661080441731, -0.23674153817756283, -0.14969567323754451, 0.020768305319303626, 0.068952294895486377]</text:p>
          </table:table-cell>
          <table:table-cell office:value-type="string" calcext:value-type="string">
            <text:p>-0.923852663189</text:p>
          </table:table-cell>
          <table:table-cell office:value-type="string" calcext:value-type="string">
            <text:p>[0.93651627683702632, 0.58017000132364338, 6.4957764381868754, 0.59954066423316543, 1.3917010666842238, 1.1697270713409968, 0.93061647267953429, 0.66236987465490405, 1.0804442769359635, 0.97126190884727659]</text:p>
          </table:table-cell>
          <table:table-cell office:value-type="string" calcext:value-type="string">
            <text:p>1.48181240517</text:p>
          </table:table-cell>
          <table:table-cell office:value-type="string" calcext:value-type="string">
            <text:p>[0.74923110226409284, 0.61667789148883678, 1.0238170277969372, 0.66638898512030187, 0.7244278533304348, 0.78206931772545829, 0.75140261291377541, 0.71846682719426525, 0.79691261530061475, 0.73343334581046349]</text:p>
          </table:table-cell>
          <table:table-cell office:value-type="string" calcext:value-type="string">
            <text:p>0.756282757895</text:p>
          </table:table-cell>
          <table:table-cell office:value-type="string" calcext:value-type="string">
            <text:p>[[0.22979600550766999, 0.065298675407635065, {'normalize': False, 'selection': 'random', 'fit_intercept': True, 'l1_ratio': 0, 'max_iter': 1000, 'tol': 0.0001, 'alpha': 0.01}], [0.016500091243717159, 0.034057805636153834, {'normalize': False, 'selection': 'random', 'fit_intercept': True, 'l1_ratio': 0, 'max_iter': 1000, 'tol': 0.0001, 'alpha': 0.1}], [0.14057672782572786, 0.11975930782463548, {'normalize': True, 'selection': 'random', 'fit_intercept': True, 'l1_ratio': 0.5, 'max_iter': 1000, 'tol': 0.001, 'alpha': 0.01}], [0.12236339710575427, 0.0040660900290911562, {'normalize': False, 'selection': 'random', 'fit_intercept': True, 'l1_ratio': 0.75, 'max_iter': 1000, 'tol': 0.0001, 'alpha': 0.01}], [0.1406320169866766, 0.10871289947689415, {'normalize': True, 'selection': 'random', 'fit_intercept': True, 'l1_ratio': 1, 'max_iter': 1000, 'tol': 0.001, 'alpha': 0.01}], [0.023142977491656485, 0.024489407690972895, {'normalize': False, 'selection': 'cyclic', 'fit_intercept': True, 'l1_ratio': 1, 'max_iter': 1000, 'tol': 0.0001, 'alpha': 0.01}], [0.14743049770083694, 0.13602047311418278, {'normalize': False, 'selection': 'cyclic', 'fit_intercept': True, 'l1_ratio': 0, 'max_iter': 1000, 'tol': 0.0001, 'alpha': 0.01}], [0.013561227270265803, 0.049160503753911532, {'normalize': False, 'selection': 'random', 'fit_intercept': True, 'l1_ratio': 0, 'max_iter': 1000, 'tol': 0.001, 'alpha': 0.1}], [0.024628340373940124, 0.0059176603685898461, {'normalize': False, 'selection': 'cyclic', 'fit_intercept': True, 'l1_ratio': 0, 'max_iter': 1000, 'tol': 0.0001, 'alpha': 0.1}], [0.0087470172230590965, 0.011254222827431276, {'normalize': Fals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-0.20258917490715311, 0.061939371781487784, -3.6176886639678321, -0.21524118520885627, 0.20002851325980953, 0.2037300968467447, 0.13476180800681359, -0.14537449446290696, 0.12735912527178417, 0.3257597525425957]</text:p>
          </table:table-cell>
          <table:table-cell office:value-type="string" calcext:value-type="string">
            <text:p>-0.312731485084</text:p>
          </table:table-cell>
          <table:table-cell office:value-type="string" calcext:value-type="string">
            <text:p>[0.7732184697425063, 0.56879122811337723, 3.4440164909249842, 0.60154198580571616, 0.66621425399872802, 0.99440683706897026, 0.65106967737725563, 0.659880330065023, 0.96283631753558685, 0.70336231556859674]</text:p>
          </table:table-cell>
          <table:table-cell office:value-type="string" calcext:value-type="string">
            <text:p>1.00253379062</text:p>
          </table:table-cell>
          <table:table-cell office:value-type="string" calcext:value-type="string">
            <text:p>[0.7335395474542411, 0.60771479748023849, 0.91499250474902405, 0.67322304446089687, 0.62809877312260032, 0.757237134414809, 0.66743479418062679, 0.70945560464038326, 0.78335538774575453, 0.66732970398189806]</text:p>
          </table:table-cell>
          <table:table-cell office:value-type="string" calcext:value-type="string">
            <text:p>0.714238129223</text:p>
          </table:table-cell>
          <table:table-cell office:value-type="string" calcext:value-type="string">
            <text:p>[[0.25590238582826152, 0.042793536733374132, {'normalize': False, 'selection': 'cyclic', 'fit_intercept': True, 'l1_ratio': 0, 'max_iter': 1000, 'tol': 0.0001, 'alpha': 0.01}], [0.15367939124699714, 0.059421686970840534, {'normalize': False, 'selection': 'cyclic', 'fit_intercept': True, 'l1_ratio': 0.5, 'max_iter': 1000, 'tol': 0.001, 'alpha': 0.01}], [0.1487749336289082, 0.12889418886176496, {'normalize': True, 'selection': 'random', 'fit_intercept': True, 'l1_ratio': 0.5, 'max_iter': 1000, 'tol': 0.001, 'alpha': 0.01}], [0.22624893998050838, 0.017681361381078231, {'normalize': False, 'selection': 'random', 'fit_intercept': True, 'l1_ratio': 0, 'max_iter': 1000, 'tol': 0.0001, 'alpha': 0.01}], [0.13520747964220783, 0.091634820682508403, {'normalize': False, 'selection': 'cyclic', 'fit_intercept': True, 'l1_ratio': 0, 'max_iter': 1000, 'tol': 0.0001, 'alpha': 0.01}], [0.024450309213796075, 0.028720324123392389, {'normalize': False, 'selection': 'cyclic', 'fit_intercept': True, 'l1_ratio': 0, 'max_iter': 1000, 'tol': 0.0001, 'alpha': 0.01}], [0.14869226839664543, 0.1109825187642365, {'normalize': False, 'selection': 'random', 'fit_intercept': True, 'l1_ratio': 0, 'max_iter': 1000, 'tol': 0.0001, 'alpha': 0.01}], [0.067066808567730091, 0.055086262973929177, {'normalize': False, 'selection': 'random', 'fit_intercept': True, 'l1_ratio': 0, 'max_iter': 1000, 'tol': 0.0001, 'alpha': 0.01}], [0.10866431450431779, 0.17745318316384301, {'normalize': True, 'selection': 'cyclic', 'fit_intercept': True, 'l1_ratio': 1, 'max_iter': 1000, 'tol': 0.0001, 'alpha': 0.01}], [0.075264832400967346, 0.046860450876316975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-0.61920756913321862, 0.10140240604856909, 0.16156553601527857, -0.13801055946485574, 0.21195997545762402, 0.18135376792417535, -0.69133504490285369, -0.13950815137017392, 0.062600305617598551, 0.37519913792424386]</text:p>
          </table:table-cell>
          <table:table-cell office:value-type="string" calcext:value-type="string">
            <text:p>-0.0493980195884</text:p>
          </table:table-cell>
          <table:table-cell office:value-type="string" calcext:value-type="string">
            <text:p>[1.0410880331575683, 0.54486289443148983, 0.62533062115149696, 0.56331297864194085, 0.65627776211247091, 1.022351098657901, 1.2726864951315264, 0.6565005757270127, 1.0342885555059969, 0.65178752347711566]</text:p>
          </table:table-cell>
          <table:table-cell office:value-type="string" calcext:value-type="string">
            <text:p>0.806848653799</text:p>
          </table:table-cell>
          <table:table-cell office:value-type="string" calcext:value-type="string">
            <text:p>[0.75519138039730827, 0.58326428317141443, 0.6173411229353617, 0.64512260070749761, 0.61159333909780222, 0.76503815649138629, 0.77231927047681825, 0.6910038442830424, 0.78243260139405424, 0.65249436336196398]</text:p>
          </table:table-cell>
          <table:table-cell office:value-type="string" calcext:value-type="string">
            <text:p>0.687580096232</text:p>
          </table:table-cell>
          <table:table-cell office:value-type="string" calcext:value-type="string">
            <text:p>[[0.34386882094188925, 0.12453933427270572, {'normalize': False, 'selection': 'random', 'fit_intercept': True, 'l1_ratio': 0, 'max_iter': 1000, 'tol': 0.0001, 'alpha': 0.001}], [0.18861503355101764, 0.10545587676167091, {'normalize': False, 'selection': 'cyclic', 'fit_intercept': True, 'l1_ratio': 0.75, 'max_iter': 1000, 'tol': 0.001, 'alpha': 0.01}], [0.19530432465062578, 0.15569744360594126, {'normalize': False, 'selection': 'cyclic', 'fit_intercept': True, 'l1_ratio': 0, 'max_iter': 1000, 'tol': 0.0001, 'alpha': 0.01}], [0.29373504461490674, 0.060079707372864312, {'normalize': False, 'selection': 'random', 'fit_intercept': True, 'l1_ratio': 1, 'max_iter': 1000, 'tol': 0.001, 'alpha': 0.01}], [0.14352920354111948, 0.095360458320865815, {'normalize': True, 'selection': 'random', 'fit_intercept': True, 'l1_ratio': 0.25, 'max_iter': 1000, 'tol': 0.0001, 'alpha': 0.01}], [0.069952928353967755, 0.025145925310469722, {'normalize': False, 'selection': 'cyclic', 'fit_intercept': True, 'l1_ratio': 0, 'max_iter': 1000, 'tol': 0.0001, 'alpha': 0.01}], [0.2300229744508559, 0.17935181436278388, {'normalize': True, 'selection': 'random', 'fit_intercept': True, 'l1_ratio': 0, 'max_iter': 1000, 'tol': 0.0001, 'alpha': 0.01}], [0.095872158876910821, 0.032142862032642543, {'normalize': False, 'selection': 'random', 'fit_intercept': True, 'l1_ratio': 0.75, 'max_iter': 1000, 'tol': 0.001, 'alpha': 0.01}], [0.040286379153417151, 0.0093597908109599986, {'normalize': False, 'selection': 'cyclic', 'fit_intercept': True, 'l1_ratio': 0, 'max_iter': 1000, 'tol': 0.0001, 'alpha': 0.1}], [0.074124146300637447, 0.02899921948797056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-0.48456294969722435, 0.043070448572313125, -5.933022987809613, -0.2976615231717914, -0.18854225806554092, 0.094585633030486949, -0.067684316879590867, -0.13406923504675228, 0.017837904952811567, 0.06568318997292022]</text:p>
          </table:table-cell>
          <table:table-cell office:value-type="string" calcext:value-type="string">
            <text:p>-0.688436609414</text:p>
          </table:table-cell>
          <table:table-cell office:value-type="string" calcext:value-type="string">
            <text:p>[0.95451673451986041, 0.58023236281455925, 5.1708651751028167, 0.64233989026488847, 0.98981502081993755, 1.1307098677590859, 0.80340522432350614, 0.65336707317736986, 1.0836775610732174, 0.97467221432346829]</text:p>
          </table:table-cell>
          <table:table-cell office:value-type="string" calcext:value-type="string">
            <text:p>1.29836011242</text:p>
          </table:table-cell>
          <table:table-cell office:value-type="string" calcext:value-type="string">
            <text:p>[0.76279325476948812, 0.619063525409007, 0.99544991277611439, 0.69173078416908018, 0.69143421690691254, 0.78976500507408876, 0.71349488968359864, 0.71615888331205635, 0.79880985257757853, 0.73509553440391384]</text:p>
          </table:table-cell>
          <table:table-cell office:value-type="string" calcext:value-type="string">
            <text:p>0.751379585908</text:p>
          </table:table-cell>
          <table:table-cell office:value-type="string" calcext:value-type="string">
            <text:p>[[0.21988939948622024, 0.078359896885576527, {'normalize': False, 'selection': 'random', 'fit_intercept': True, 'l1_ratio': 0, 'max_iter': 1000, 'tol': 0.0001, 'alpha': 0.01}], [0.0068089174149361543, 0.031196883888192379, {'normalize': False, 'selection': 'random', 'fit_intercept': True, 'l1_ratio': 0, 'max_iter': 1000, 'tol': 0.001, 'alpha': 0.1}], [0.11881488073769077, 0.13273374317335951, {'normalize': True, 'selection': 'random', 'fit_intercept': True, 'l1_ratio': 0, 'max_iter': 1000, 'tol': 0.0001, 'alpha': 0.01}], [0.11650900337174311, 0.015188691981476415, {'normalize': False, 'selection': 'random', 'fit_intercept': True, 'l1_ratio': 0.5, 'max_iter': 1000, 'tol': 0.001, 'alpha': 0.01}], [0.11742445038107743, 0.086108192310183282, {'normalize': True, 'selection': 'random', 'fit_intercept': True, 'l1_ratio': 0.75, 'max_iter': 1000, 'tol': 0.001, 'alpha': 0.01}], [0.029027426942338192, 0.023314157476681707, {'normalize': False, 'selection': 'cyclic', 'fit_intercept': True, 'l1_ratio': 0, 'max_iter': 1000, 'tol': 0.0001, 'alpha': 0.01}], [0.11766902406156524, 0.10460890414575791, {'normalize': True, 'selection': 'cyclic', 'fit_intercept': True, 'l1_ratio': 0, 'max_iter': 1000, 'tol': 0.0001, 'alpha': 0.1}], [0.0036727718429659332, 0.042714474226450701, {'normalize': False, 'selection': 'random', 'fit_intercept': True, 'l1_ratio': 0, 'max_iter': 1000, 'tol': 0.0001, 'alpha': 0.1}], [0.020218318866891134, 0.0087462944491033916, {'normalize': False, 'selection': 'random', 'fit_intercept': True, 'l1_ratio': 0, 'max_iter': 1000, 'tol': 0.0001, 'alpha': 0.1}], [0.0021904357885884468, 0.010534260068706674, {'normalize': Fals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-0.23435335979734262, 0.066606542719228612, -1.900983315160039, -0.23819229612465653, 0.1736799155229376, 0.21130467993371371, 0.10792205027437141, -0.066375549057349215, 0.12988079167738731, 0.31885917516894491]</text:p>
          </table:table-cell>
          <table:table-cell office:value-type="string" calcext:value-type="string">
            <text:p>-0.143165136484</text:p>
          </table:table-cell>
          <table:table-cell office:value-type="string" calcext:value-type="string">
            <text:p>[0.7936416158558135, 0.56596129813909168, 2.1636440012229907, 0.61290274036602588, 0.68815730031493227, 0.98494746006652278, 0.67126591070289054, 0.61436696267206992, 0.96005401376511512, 0.71056094558007177]</text:p>
          </table:table-cell>
          <table:table-cell office:value-type="string" calcext:value-type="string">
            <text:p>0.876550224869</text:p>
          </table:table-cell>
          <table:table-cell office:value-type="string" calcext:value-type="string">
            <text:p>[0.73653696693528259, 0.60683340422581866, 0.871243977180574, 0.67596535997800444, 0.62591820795917319, 0.75410054552149575, 0.68076502394669314, 0.69056080257995622, 0.77727237528943771, 0.66962721576795836]</text:p>
          </table:table-cell>
          <table:table-cell office:value-type="string" calcext:value-type="string">
            <text:p>0.708882387938</text:p>
          </table:table-cell>
          <table:table-cell office:value-type="string" calcext:value-type="string">
            <text:p>[[0.24995916535747895, 0.046177958237645991, {'normalize': False, 'selection': 'cyclic', 'fit_intercept': True, 'l1_ratio': 0, 'max_iter': 1000, 'tol': 0.0001, 'alpha': 0.01}], [0.1519432683432369, 0.068465436022297724, {'normalize': False, 'selection': 'random', 'fit_intercept': True, 'l1_ratio': 0.75, 'max_iter': 1000, 'tol': 0.001, 'alpha': 0.01}], [0.16278092004457925, 0.15051723184206525, {'normalize': False, 'selection': 'random', 'fit_intercept': True, 'l1_ratio': 0, 'max_iter': 1000, 'tol': 0.001, 'alpha': 0.001}], [0.23242345113475593, 0.032561411489558358, {'normalize': False, 'selection': 'cyclic', 'fit_intercept': True, 'l1_ratio': 0, 'max_iter': 1000, 'tol': 0.0001, 'alpha': 0.01}], [0.15839798872384198, 0.078410634678960395, {'normalize': False, 'selection': 'random', 'fit_intercept': True, 'l1_ratio': 0, 'max_iter': 1000, 'tol': 0.001, 'alpha': 0.01}], [0.02314093099099266, 0.044696769421469884, {'normalize': False, 'selection': 'random', 'fit_intercept': True, 'l1_ratio': 0, 'max_iter': 1000, 'tol': 0.001, 'alpha': 0.01}], [0.15305196227602888, 0.10052817301974619, {'normalize': False, 'selection': 'random', 'fit_intercept': True, 'l1_ratio': 0, 'max_iter': 1000, 'tol': 0.0001, 'alpha': 0.01}], [0.024294913474301391, 0.023602216277100553, {'normalize': False, 'selection': 'cyclic', 'fit_intercept': True, 'l1_ratio': 0.75, 'max_iter': 1000, 'tol': 0.001, 'alpha': 0.01}], [0.12078298202297334, 0.12358324181424844, {'normalize': True, 'selection': 'random', 'fit_intercept': True, 'l1_ratio': 0.5, 'max_iter': 1000, 'tol': 0.001, 'alpha': 0.01}], [0.05631036676549913, 0.015509215596529475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-0.17988571763108663, 0.10557890449058616, -0.17361994097648714, -0.17658088759853463, 0.38896303111161723, 0.17259031328696506, -0.41332395889290474, -0.078189701311604187, 0.10127132014875229, 0.43450511963410776]</text:p>
          </table:table-cell>
          <table:table-cell office:value-type="string" calcext:value-type="string">
            <text:p>0.0181308482261</text:p>
          </table:table-cell>
          <table:table-cell office:value-type="string" calcext:value-type="string">
            <text:p>[0.75862102211936444, 0.54233048276577478, 0.87532242317269959, 0.58240521486723285, 0.50887005992230716, 1.0332951757517057, 1.0634902417173877, 0.62117340609006477, 0.99162053673122008, 0.58991997288246811]</text:p>
          </table:table-cell>
          <table:table-cell office:value-type="string" calcext:value-type="string">
            <text:p>0.756704853602</text:p>
          </table:table-cell>
          <table:table-cell office:value-type="string" calcext:value-type="string">
            <text:p>[0.70873544193078042, 0.58677106537223966, 0.6814290348082771, 0.66047649557821542, 0.56622669584630714, 0.76120974960962473, 0.75527374282265158, 0.69547235340559921, 0.76133020591091183, 0.64158245975007866]</text:p>
          </table:table-cell>
          <table:table-cell office:value-type="string" calcext:value-type="string">
            <text:p>0.681850724503</text:p>
          </table:table-cell>
          <table:table-cell office:value-type="string" calcext:value-type="string">
            <text:p>[[0.33081686255506199, 0.13766391301940298, {'normalize': False, 'selection': 'random', 'fit_intercept': True, 'l1_ratio': 0, 'max_iter': 1000, 'tol': 0.0001, 'alpha': 0.01}], [0.18108936209431961, 0.10207292354136498, {'normalize': False, 'selection': 'random', 'fit_intercept': True, 'l1_ratio': 0.75, 'max_iter': 1000, 'tol': 0.001, 'alpha': 0.01}], [0.23529490510955217, 0.15145914182175443, {'normalize': False, 'selection': 'random', 'fit_intercept': True, 'l1_ratio': 0, 'max_iter': 1000, 'tol': 0.0001, 'alpha': 0.001}], [0.29287874981014705, 0.066512655134229826, {'normalize': False, 'selection': 'random', 'fit_intercept': True, 'l1_ratio': 1, 'max_iter': 1000, 'tol': 0.0001, 'alpha': 0.01}], [0.14528588293469827, 0.066228266384673065, {'normalize': True, 'selection': 'cyclic', 'fit_intercept': True, 'l1_ratio': 0.75, 'max_iter': 1000, 'tol': 0.001, 'alpha': 0.01}], [0.069233653710930709, 0.038210614318887622, {'normalize': False, 'selection': 'random', 'fit_intercept': True, 'l1_ratio': 0, 'max_iter': 1000, 'tol': 0.0001, 'alpha': 0.01}], [0.21861112870387228, 0.18662151324914891, {'normalize': False, 'selection': 'cyclic', 'fit_intercept': True, 'l1_ratio': 0, 'max_iter': 1000, 'tol': 0.0001, 'alpha': 0.001}], [0.036404661380195484, 0.011787940191264187, {'normalize': False, 'selection': 'cyclic', 'fit_intercept': True, 'l1_ratio': 0, 'max_iter': 1000, 'tol': 0.0001, 'alpha': 0.1}], [0.073884868459346054, 0.066204477310300922, {'normalize': False, 'selection': 'cyclic', 'fit_intercept': True, 'l1_ratio': 1, 'max_iter': 1000, 'tol': 0.0001, 'alpha': 0.01}], [0.077865318547186799, 0.048781514876800221, {'normalize': False, 'selection': 'random', 'fit_intercept': True, 'l1_ratio': 1, 'max_iter': 1000, 'tol': 0.0001, 'alpha': 0.0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-0.46912138418607996, 0.049344393695924693, -8.2527908549223437, -0.3378833923321265, 0.0080394584993087603, 0.097873924205400198, -0.25697089613583945, -0.11319407945829507, 0.019805391890301505, 0.0693372673463859]</text:p>
          </table:table-cell>
          <table:table-cell office:value-type="string" calcext:value-type="string">
            <text:p>-0.91855601714</text:p>
          </table:table-cell>
          <table:table-cell office:value-type="string" calcext:value-type="string">
            <text:p>[0.94458840329579352, 0.57642816845374045, 6.901020534383612, 0.66224963603553355, 0.82610225877548882, 1.1266033465736707, 0.94583854872902506, 0.64134034774698623, 1.081506716304707, 0.97086030850449678]</text:p>
          </table:table-cell>
          <table:table-cell office:value-type="string" calcext:value-type="string">
            <text:p>1.46765382688</text:p>
          </table:table-cell>
          <table:table-cell office:value-type="string" calcext:value-type="string">
            <text:p>[0.76809138949781397, 0.61597551219031188, 1.1786905470674165, 0.70084716787567058, 0.67674528081312646, 0.78659553068774191, 0.75067356517088035, 0.7081159448715062, 0.79806133770566523, 0.73210072225235268]</text:p>
          </table:table-cell>
          <table:table-cell office:value-type="string" calcext:value-type="string">
            <text:p>0.771589699813</text:p>
          </table:table-cell>
          <table:table-cell office:value-type="string" calcext:value-type="string">
            <text:p>[[0.21845296355499499, 0.083581673767370343, {'normalize': False, 'selection': 'cyclic', 'fit_intercept': True, 'l1_ratio': 0, 'max_iter': 1000, 'tol': 0.0001, 'alpha': 0.01}], [0.0068455114666587449, 0.030715634293029273, {'normalize': False, 'selection': 'cyclic', 'fit_intercept': True, 'l1_ratio': 0, 'max_iter': 1000, 'tol': 0.0001, 'alpha': 0.1}], [0.16797208552301435, 0.17948470411934603, {'normalize': True, 'selection': 'cyclic', 'fit_intercept': True, 'l1_ratio': 0, 'max_iter': 1000, 'tol': 0.0001, 'alpha': 0.001}], [0.13008771859316592, 0.028850048033133707, {'normalize': False, 'selection': 'cyclic', 'fit_intercept': True, 'l1_ratio': 0.75, 'max_iter': 1000, 'tol': 0.0001, 'alpha': 0.01}], [0.12584032165211684, 0.03717071544916075, {'normalize': False, 'selection': 'random', 'fit_intercept': True, 'l1_ratio': 0, 'max_iter': 1000, 'tol': 0.001, 'alpha': 0.01}], [0.025549448514311707, 0.041070914556521343, {'normalize': False, 'selection': 'cyclic', 'fit_intercept': True, 'l1_ratio': 0, 'max_iter': 1000, 'tol': 0.0001, 'alpha': 0.01}], [0.12764281707346292, 0.13816640238272782, {'normalize': False, 'selection': 'cyclic', 'fit_intercept': True, 'l1_ratio': 1, 'max_iter': 1000, 'tol': 0.001, 'alpha': 0.01}], [-0.0044551006429160746, 0.041787184349173889, {'normalize': False, 'selection': 'cyclic', 'fit_intercept': True, 'l1_ratio': 0, 'max_iter': 1000, 'tol': 0.0001, 'alpha': 0.1}], [0.032088275936125642, 0.0053275927116502109, {'normalize': False, 'selection': 'cyclic', 'fit_intercept': True, 'l1_ratio': 0, 'max_iter': 1000, 'tol': 0.0001, 'alpha': 0.1}], [-0.00083497234759589696, 0.01075022573577083, {'normalize': Fals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-0.15925324923179884, 0.017919956998132203, -0.88133984268890408, -0.22970691864085802, 0.22498916144246828, 0.22694862700129947, 0.18588418140835494, -0.092209007898478079, 0.15092474248021759, 0.35826555129862681]</text:p>
          </table:table-cell>
          <table:table-cell office:value-type="string" calcext:value-type="string">
            <text:p>-0.0197576797831</text:p>
          </table:table-cell>
          <table:table-cell office:value-type="string" calcext:value-type="string">
            <text:p>[0.74535514049030382, 0.59548231421407716, 1.4031620394449222, 0.60870249527555187, 0.64542708860100007, 0.96541080815848479, 0.61260139492589205, 0.62925029683850697, 0.93683497752216149, 0.66945251269244421]</text:p>
          </table:table-cell>
          <table:table-cell office:value-type="string" calcext:value-type="string">
            <text:p>0.781167906816</text:p>
          </table:table-cell>
          <table:table-cell office:value-type="string" calcext:value-type="string">
            <text:p>[0.70757632513683522, 0.62853959898676048, 0.75895109845023401, 0.66836176149159543, 0.59114559594207472, 0.74569835679623397, 0.65383112637079144, 0.69671610762184366, 0.77261385349592138, 0.64700974818336399]</text:p>
          </table:table-cell>
          <table:table-cell office:value-type="string" calcext:value-type="string">
            <text:p>0.687044357248</text:p>
          </table:table-cell>
          <table:table-cell office:value-type="string" calcext:value-type="string">
            <text:p>[[0.22375958447872421, 0.047077848724274292, {'normalize': False, 'selection': 'cyclic', 'fit_intercept': True, 'l1_ratio': 0, 'max_iter': 1000, 'tol': 0.0001, 'alpha': 0.01}], [0.22802761913919153, 0.070509183620551696, {'normalize': False, 'selection': 'random', 'fit_intercept': True, 'l1_ratio': 1, 'max_iter': 1000, 'tol': 0.001, 'alpha': 0.01}], [0.18440220322965101, 0.16523988745385818, {'normalize': False, 'selection': 'cyclic', 'fit_intercept': True, 'l1_ratio': 0, 'max_iter': 1000, 'tol': 0.0001, 'alpha': 0.001}], [0.23979605353408506, 0.032693924355607536, {'normalize': False, 'selection': 'random', 'fit_intercept': True, 'l1_ratio': 0, 'max_iter': 1000, 'tol': 0.001, 'alpha': 0.01}], [0.14188924467534839, 0.036514819586875309, {'normalize': False, 'selection': 'random', 'fit_intercept': True, 'l1_ratio': 0.25, 'max_iter': 1000, 'tol': 0.0001, 'alpha': 0.01}], [0.02912180320167192, 0.072029956481947446, {'normalize': False, 'selection': 'random', 'fit_intercept': True, 'l1_ratio': 0, 'max_iter': 1000, 'tol': 0.0001, 'alpha': 0.01}], [0.17944010238619021, 0.12611787370972616, {'normalize': False, 'selection': 'random', 'fit_intercept': True, 'l1_ratio': 0.75, 'max_iter': 1000, 'tol': 0.0001, 'alpha': 0.01}], [0.00022252555381319902, 0.011508811649193339, {'normalize': False, 'selection': 'cyclic', 'fit_intercept': True, 'l1_ratio': 0, 'max_iter': 1000, 'tol': 0.0001, 'alpha': 0.1}], [0.14153284459111523, 0.094577596210986797, {'normalize': True, 'selection': 'cyclic', 'fit_intercept': True, 'l1_ratio': 0.5, 'max_iter': 1000, 'tol': 0.0001, 'alpha': 0.01}], [0.067580605079494122, 0.025273421370732664, {'normalize': Tru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-0.24956847218106937, 0.091064989567860355, -0.047207633203384169, -0.15766009976405959, 0.33510643653160221, 0.17751297685971101, -0.16072697324476048, -0.024124179601666684, 0.10917269446211675, 0.41448461446705276]</text:p>
          </table:table-cell>
          <table:table-cell office:value-type="string" calcext:value-type="string">
            <text:p>0.0488054353893</text:p>
          </table:table-cell>
          <table:table-cell office:value-type="string" calcext:value-type="string">
            <text:p>[0.80342434645058525, 0.55113096670603812, 0.78104017412814075, 0.5730394622697329, 0.55372169723158737, 1.0271475990394074, 0.87341745080930944, 0.59002483897637081, 0.98290248287003745, 0.61080521212212424]</text:p>
          </table:table-cell>
          <table:table-cell office:value-type="string" calcext:value-type="string">
            <text:p>0.73466542306</text:p>
          </table:table-cell>
          <table:table-cell office:value-type="string" calcext:value-type="string">
            <text:p>[0.71749331377049119, 0.59793530888536772, 0.65568727266111726, 0.64995110011079549, 0.59189971319085821, 0.75394886770904801, 0.71074605359382004, 0.65308448978349953, 0.76343927249953192, 0.64796125912556357]</text:p>
          </table:table-cell>
          <table:table-cell office:value-type="string" calcext:value-type="string">
            <text:p>0.674214665133</text:p>
          </table:table-cell>
          <table:table-cell office:value-type="string" calcext:value-type="string">
            <text:p>[[0.32664978207723977, 0.098889800089546315, {'normalize': False, 'selection': 'cyclic', 'fit_intercept': True, 'l1_ratio': 1, 'max_iter': 1000, 'tol': 0.0001, 'alpha': 0.001}], [0.22223176815588469, 0.14262663682408516, {'normalize': False, 'selection': 'random', 'fit_intercept': True, 'l1_ratio': 0.5, 'max_iter': 1000, 'tol': 0.001, 'alpha': 0.01}], [0.21014346658160679, 0.14715258444701149, {'normalize': False, 'selection': 'random', 'fit_intercept': True, 'l1_ratio': 0, 'max_iter': 1000, 'tol': 0.0001, 'alpha': 0.001}], [0.26960727719089417, 0.066107710365408301, {'normalize': False, 'selection': 'cyclic', 'fit_intercept': True, 'l1_ratio': 0, 'max_iter': 1000, 'tol': 0.0001, 'alpha': 0.01}], [0.10942263013115808, 0.086303809778833104, {'normalize': False, 'selection': 'cyclic', 'fit_intercept': True, 'l1_ratio': 0.25, 'max_iter': 1000, 'tol': 0.001, 'alpha': 0.01}], [0.068241701724359949, 0.063897768161348178, {'normalize': False, 'selection': 'random', 'fit_intercept': True, 'l1_ratio': 0, 'max_iter': 1000, 'tol': 0.0001, 'alpha': 0.01}], [0.2445700718647284, 0.19344451149262065, {'normalize': False, 'selection': 'random', 'fit_intercept': True, 'l1_ratio': 0, 'max_iter': 1000, 'tol': 0.0001, 'alpha': 0.001}], [0.044769311149221738, 0.055672003104429407, {'normalize': False, 'selection': 'cyclic', 'fit_intercept': True, 'l1_ratio': 0.5, 'max_iter': 1000, 'tol': 0.001, 'alpha': 0.01}], [0.0834308963261821, 0.057198198187961083, {'normalize': False, 'selection': 'cyclic', 'fit_intercept': True, 'l1_ratio': 0.75, 'max_iter': 1000, 'tol': 0.001, 'alpha': 0.01}], [0.07667951530720106, 0.035973582297283632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-0.29273321496516047, -0.048409157437061534, -2.3780253673978486, -0.36475499878062045, 0.072446374034371708, 0.096800823057283103, -1.1614513524349608, -0.10356188609028605, 0.0038531433016779637, 0.14949437544843469]</text:p>
          </table:table-cell>
          <table:table-cell office:value-type="string" calcext:value-type="string">
            <text:p>-0.402634126126</text:p>
          </table:table-cell>
          <table:table-cell office:value-type="string" calcext:value-type="string">
            <text:p>[0.83117761170421645, 0.6357008430856228, 2.5194368695451241, 0.67555102813905954, 0.77246434055367763, 1.1279434689546981, 1.6264370293857127, 0.63579098815354373, 1.0991077761820203, 0.88724102090404677]</text:p>
          </table:table-cell>
          <table:table-cell office:value-type="string" calcext:value-type="string">
            <text:p>1.08108509766</text:p>
          </table:table-cell>
          <table:table-cell office:value-type="string" calcext:value-type="string">
            <text:p>[0.72964030224024035, 0.65121887116673183, 0.84627274796286545, 0.70325841360604235, 0.65103338576388214, 0.78104817735037579, 0.83068258262495898, 0.70130226498626735, 0.80224895275663677, 0.70532517230662417]</text:p>
          </table:table-cell>
          <table:table-cell office:value-type="string" calcext:value-type="string">
            <text:p>0.740203087076</text:p>
          </table:table-cell>
          <table:table-cell office:value-type="string" calcext:value-type="string">
            <text:p>[[0.15299026350724862, 0.061644543325438027, {'normalize': False, 'selection': 'random', 'fit_intercept': True, 'l1_ratio': 0, 'max_iter': 1000, 'tol': 0.001, 'alpha': 0.01}], [0.035940112034351927, 0.0060965626014572883, {'normalize': False, 'selection': 'random', 'fit_intercept': True, 'l1_ratio': 1, 'max_iter': 1000, 'tol': 0.0001, 'alpha': 0.01}], [0.15152015412257297, 0.19746461835193457, {'normalize': False, 'selection': 'cyclic', 'fit_intercept': True, 'l1_ratio': 0.25, 'max_iter': 1000, 'tol': 0.001, 'alpha': 0.0001}], [0.11791953127160004, 0.037271552640944922, {'normalize': False, 'selection': 'random', 'fit_intercept': True, 'l1_ratio': 0, 'max_iter': 1000, 'tol': 0.0001, 'alpha': 0.01}], [0.088854534122370307, 0.01320996183178923, {'normalize': False, 'selection': 'random', 'fit_intercept': True, 'l1_ratio': 0, 'max_iter': 1000, 'tol': 0.001, 'alpha': 0.01}], [0.029752716049145259, 0.069876072488645941, {'normalize': False, 'selection': 'random', 'fit_intercept': True, 'l1_ratio': 0.25, 'max_iter': 1000, 'tol': 0.001, 'alpha': 0.01}], [0.16371219104395895, 0.10529962756691988, {'normalize': True, 'selection': 'cyclic', 'fit_intercept': True, 'l1_ratio': 1, 'max_iter': 1000, 'tol': 0.001, 'alpha': 0.01}], [-0.012765376316734274, 0.037711830402780575, {'normalize': False, 'selection': 'cyclic', 'fit_intercept': True, 'l1_ratio': 0, 'max_iter': 1000, 'tol': 0.0001, 'alpha': 0.1}], [0.036858932646948651, 0.022601145079385591, {'normalize': True, 'selection': 'cyclic', 'fit_intercept': True, 'l1_ratio': 0, 'max_iter': 1000, 'tol': 0.0001, 'alpha': 0.1}], [0.0080752232377638827, 0.04054448925096856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-0.076348133151130426, -1.1487712812697812, -0.43216539607766347, -1.5521587071755238, 0.25025076692112957, 0.22086077405242266, 0.22097000704509417, -0.10303382600253008, 0.10414248321291053, 0.32220512447991623]</text:p>
          </table:table-cell>
          <table:table-cell office:value-type="string" calcext:value-type="string">
            <text:p>-0.219404818797</text:p>
          </table:table-cell>
          <table:table-cell office:value-type="string" calcext:value-type="string">
            <text:p>[0.69205034752584993, 1.3029032657828312, 1.0681537021565526, 1.2633135179185544, 0.62438928671964089, 0.97301350992011137, 0.58620020576293574, 0.63548675886723871, 0.98845261261512896, 0.70707047662035782]</text:p>
          </table:table-cell>
          <table:table-cell office:value-type="string" calcext:value-type="string">
            <text:p>0.884103368389</text:p>
          </table:table-cell>
          <table:table-cell office:value-type="string" calcext:value-type="string">
            <text:p>[0.67305877754401688, 0.74495724939110863, 0.69524480695797441, 0.75430523621726675, 0.58895385463750205, 0.74425161136070861, 0.62416902376034489, 0.69718317381818606, 0.78439051932582127, 0.67185522655638197]</text:p>
          </table:table-cell>
          <table:table-cell office:value-type="string" calcext:value-type="string">
            <text:p>0.697836947957</text:p>
          </table:table-cell>
          <table:table-cell office:value-type="string" calcext:value-type="string">
            <text:p>[[0.20577874350912373, 0.046989150295403223, {'normalize': False, 'selection': 'random', 'fit_intercept': True, 'l1_ratio': 0.5, 'max_iter': 1000, 'tol': 0.001, 'alpha': 0.01}], [0.28110122062686299, 0.12248787428584519, {'normalize': True, 'selection': 'random', 'fit_intercept': True, 'l1_ratio': 0.75, 'max_iter': 1000, 'tol': 0.0001, 'alpha': 0.01}], [0.16513857556331071, 0.098821684848343277, {'normalize': True, 'selection': 'random', 'fit_intercept': True, 'l1_ratio': 1, 'max_iter': 1000, 'tol': 0.0001, 'alpha': 0.01}], [0.23128051727297186, 0.033896938830525573, {'normalize': True, 'selection': 'random', 'fit_intercept': True, 'l1_ratio': 0, 'max_iter': 1000, 'tol': 0.001, 'alpha': 0.01}], [0.078642897728738406, 0.036466683803220511, {'normalize': False, 'selection': 'cyclic', 'fit_intercept': True, 'l1_ratio': 0, 'max_iter': 1000, 'tol': 0.0001, 'alpha': 0.01}], [-0.011591717307784329, 0.10030232431832384, {'normalize': False, 'selection': 'random', 'fit_intercept': True, 'l1_ratio': 0, 'max_iter': 1000, 'tol': 0.0001, 'alpha': 0.01}], [0.16721923276513848, 0.12978804086257925, {'normalize': False, 'selection': 'random', 'fit_intercept': True, 'l1_ratio': 0.75, 'max_iter': 1000, 'tol': 0.001, 'alpha': 0.01}], [-0.0113835200781421, 0.018988640479871647, {'normalize': False, 'selection': 'random', 'fit_intercept': True, 'l1_ratio': 0, 'max_iter': 1000, 'tol': 0.001, 'alpha': 0.1}], [0.15006878416278427, 0.094724883618706499, {'normalize': True, 'selection': 'random', 'fit_intercept': True, 'l1_ratio': 1, 'max_iter': 1000, 'tol': 0.0001, 'alpha': 0.01}], [0.068789399169715298, 0.033966324665314761, {'normalize': Tru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-0.030746231679767533, 0.0873046736979185, 0.090276713006079867, -0.091227304078995042, 0.21107701007414836, 0.1836741579231117, 0.12665021305496404, -0.051682616694765482, 0.33774348947120636, 0.35052718050517895]</text:p>
          </table:table-cell>
          <table:table-cell office:value-type="string" calcext:value-type="string">
            <text:p>0.121359728528</text:p>
          </table:table-cell>
          <table:table-cell office:value-type="string" calcext:value-type="string">
            <text:p>[0.66273008320885396, 0.55341102688276711, 0.67850005285834258, 0.54015535965256312, 0.65701309347616232, 1.019453322827782, 0.65717344574669123, 0.60590197842114046, 0.73070679855571263, 0.67752512244917895]</text:p>
          </table:table-cell>
          <table:table-cell office:value-type="string" calcext:value-type="string">
            <text:p>0.678257028408</text:p>
          </table:table-cell>
          <table:table-cell office:value-type="string" calcext:value-type="string">
            <text:p>[0.6524030364963358, 0.58952443401228516, 0.62501014629329299, 0.62148651999780624, 0.62605372608203169, 0.75663142218540169, 0.67873604030172185, 0.66176699852848186, 0.71685908021992806, 0.65895657834481414]</text:p>
          </table:table-cell>
          <table:table-cell office:value-type="string" calcext:value-type="string">
            <text:p>0.658742798246</text:p>
          </table:table-cell>
          <table:table-cell office:value-type="string" calcext:value-type="string">
            <text:p>[[0.29570927024485855, 0.13535687704826896, {'normalize': False, 'selection': 'cyclic', 'fit_intercept': True, 'l1_ratio': 1, 'max_iter': 1000, 'tol': 0.001, 'alpha': 0.01}], [0.20154999182511346, 0.14704148008340129, {'normalize': False, 'selection': 'random', 'fit_intercept': True, 'l1_ratio': 0.5, 'max_iter': 1000, 'tol': 0.001, 'alpha': 0.01}], [0.19019958169563975, 0.10880908119088852, {'normalize': False, 'selection': 'cyclic', 'fit_intercept': True, 'l1_ratio': 0, 'max_iter': 1000, 'tol': 0.0001, 'alpha': 0.001}], [0.27082475802937717, 0.058525920818960249, {'normalize': False, 'selection': 'random', 'fit_intercept': True, 'l1_ratio': 1, 'max_iter': 1000, 'tol': 0.0001, 'alpha': 0.01}], [0.048524693072130795, 0.02982254137468858, {'normalize': True, 'selection': 'cyclic', 'fit_intercept': True, 'l1_ratio': 0, 'max_iter': 1000, 'tol': 0.0001, 'alpha': 0.1}], [0.027239250997618134, 0.092025043616686897, {'normalize': False, 'selection': 'random', 'fit_intercept': True, 'l1_ratio': 0, 'max_iter': 1000, 'tol': 0.001, 'alpha': 0.01}], [0.2112216902244857, 0.16736498019896678, {'normalize': False, 'selection': 'random', 'fit_intercept': True, 'l1_ratio': 0, 'max_iter': 1000, 'tol': 0.0001, 'alpha': 0.001}], [0.058428163485941279, 0.073772248885448491, {'normalize': False, 'selection': 'random', 'fit_intercept': True, 'l1_ratio': 0, 'max_iter': 1000, 'tol': 0.0001, 'alpha': 0.01}], [0.098273995445923135, 0.011404242661166695, {'normalize': True, 'selection': 'cyclic', 'fit_intercept': True, 'l1_ratio': 1, 'max_iter': 1000, 'tol': 0.0001, 'alpha': 0.01}], [0.061449582999093567, 0.02163384726334740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-0.19796623729797691, -0.038266079755421289, -2.1699355305400219, -0.43212531569242585, 0.069862231642705774, 0.098234864899626184, -0.58993794401371624, -0.11407177904868426, 0.0034746347065048866, 0.037574878183040727]</text:p>
          </table:table-cell>
          <table:table-cell office:value-type="string" calcext:value-type="string">
            <text:p>-0.333315627692</text:p>
          </table:table-cell>
          <table:table-cell office:value-type="string" calcext:value-type="string">
            <text:p>[0.7702460991121467, 0.62955060776197846, 2.3642369671947479, 0.70889920191126665, 0.77461640787635877, 1.1261525925106408, 1.1963877621655186, 0.64184601353420589, 1.0995254071141556, 1.0039945921284252]</text:p>
          </table:table-cell>
          <table:table-cell office:value-type="string" calcext:value-type="string">
            <text:p>1.03154556513</text:p>
          </table:table-cell>
          <table:table-cell office:value-type="string" calcext:value-type="string">
            <text:p>[0.71689919913116629, 0.63544573492292822, 0.85005183654797245, 0.71362139165537231, 0.63913534588943899, 0.77752505341961076, 0.79246891576480627, 0.70155718778084053, 0.80723973578860875, 0.74528943068937459]</text:p>
          </table:table-cell>
          <table:table-cell office:value-type="string" calcext:value-type="string">
            <text:p>0.737923383159</text:p>
          </table:table-cell>
          <table:table-cell office:value-type="string" calcext:value-type="string">
            <text:p>[[0.10928955251689332, 0.077403723194932605, {'normalize': False, 'selection': 'random', 'fit_intercept': True, 'l1_ratio': 0, 'max_iter': 1000, 'tol': 0.001, 'alpha': 0.01}], [0.032670970359642802, 0.069470460584540872, {'normalize': True, 'selection': 'random', 'fit_intercept': True, 'l1_ratio': 0, 'max_iter': 1000, 'tol': 0.0001, 'alpha': 0.1}], [0.1362113767165534, 0.1408399666069047, {'normalize': False, 'selection': 'random', 'fit_intercept': True, 'l1_ratio': 1, 'max_iter': 1000, 'tol': 0.001, 'alpha': 0.001}], [0.092512749993151747, 0.031888058383806199, {'normalize': False, 'selection': 'cyclic', 'fit_intercept': True, 'l1_ratio': 0, 'max_iter': 1000, 'tol': 0.0001, 'alpha': 0.01}], [0.024426643482717763, 0.015908052107007738, {'normalize': True, 'selection': 'random', 'fit_intercept': True, 'l1_ratio': 0, 'max_iter': 1000, 'tol': 0.0001, 'alpha': 0.1}], [-0.0099647456261540875, 0.097317672824519544, {'normalize': False, 'selection': 'random', 'fit_intercept': True, 'l1_ratio': 0, 'max_iter': 1000, 'tol': 0.0001, 'alpha': 0.01}], [0.12331440515177929, 0.108283002670581, {'normalize': True, 'selection': 'cyclic', 'fit_intercept': True, 'l1_ratio': 1, 'max_iter': 1000, 'tol': 0.001, 'alpha': 0.01}], [-0.022955822476414364, 0.04479634731228177, {'normalize': False, 'selection': 'random', 'fit_intercept': True, 'l1_ratio': 0, 'max_iter': 1000, 'tol': 0.0001, 'alpha': 0.1}], [0.05082042942503797, 0.023713095555575086, {'normalize': False, 'selection': 'random', 'fit_intercept': True, 'l1_ratio': 1, 'max_iter': 1000, 'tol': 0.001, 'alpha': 0.01}], [-0.0041557378680577928, 0.016108328921401731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-0.032023565336051218, -1.3186775133112527, -0.18720386856390059, -1.668875592140922, 0.28221795046427323, 0.25709511247642436, 0.20529616559442665, -0.10847812375136279, 0.13002547179313362, 0.3245037004542608]</text:p>
          </table:table-cell>
          <table:table-cell office:value-type="string" calcext:value-type="string">
            <text:p>-0.211612026232</text:p>
          </table:table-cell>
          <table:table-cell office:value-type="string" calcext:value-type="string">
            <text:p>[0.66355135949810595, 1.405925577432898, 0.88545374081384687, 1.3210881453864973, 0.59776709619205193, 0.92776293128739962, 0.5979943717983488, 0.63862336179740664, 0.95989437963164725, 0.70467261958657479]</text:p>
          </table:table-cell>
          <table:table-cell office:value-type="string" calcext:value-type="string">
            <text:p>0.870273358342</text:p>
          </table:table-cell>
          <table:table-cell office:value-type="string" calcext:value-type="string">
            <text:p>[0.65178864202342501, 0.77102889404957831, 0.66910504533359705, 0.78209078516201702, 0.56628099091771955, 0.71686046723819441, 0.63181562975613159, 0.70171655053431881, 0.77571742598417692, 0.66678575899410986]</text:p>
          </table:table-cell>
          <table:table-cell office:value-type="string" calcext:value-type="string">
            <text:p>0.693319018999</text:p>
          </table:table-cell>
          <table:table-cell office:value-type="string" calcext:value-type="string">
            <text:p>[[0.22218143879834368, 0.022009957997279318, {'normalize': False, 'selection': 'random', 'fit_intercept': True, 'l1_ratio': 0.5, 'max_iter': 1000, 'tol': 0.0001, 'alpha': 0.01}], [0.28679222837163965, 0.1148972165826281, {'normalize': True, 'selection': 'cyclic', 'fit_intercept': True, 'l1_ratio': 0, 'max_iter': 1000, 'tol': 0.0001, 'alpha': 0.001}], [0.19121785285111007, 0.082404111656304999, {'normalize': True, 'selection': 'cyclic', 'fit_intercept': True, 'l1_ratio': 1, 'max_iter': 1000, 'tol': 0.0001, 'alpha': 0.01}], [0.25983853919576727, 0.038269046423319915, {'normalize': True, 'selection': 'random', 'fit_intercept': True, 'l1_ratio': 0, 'max_iter': 1000, 'tol': 0.001, 'alpha': 0.001}], [0.10903529813565399, 0.055647225411852658, {'normalize': False, 'selection': 'cyclic', 'fit_intercept': True, 'l1_ratio': 0, 'max_iter': 1000, 'tol': 0.0001, 'alpha': 0.01}], [0.023098936420949831, 0.10390363270318176, {'normalize': False, 'selection': 'random', 'fit_intercept': True, 'l1_ratio': 0, 'max_iter': 1000, 'tol': 0.0001, 'alpha': 0.01}], [0.19850196390362851, 0.13127232775492625, {'normalize': False, 'selection': 'random', 'fit_intercept': True, 'l1_ratio': 0.75, 'max_iter': 1000, 'tol': 0.001, 'alpha': 0.01}], [0.0087501573050607212, 0.093953971911856643, {'normalize': True, 'selection': 'random', 'fit_intercept': True, 'l1_ratio': 0, 'max_iter': 1000, 'tol': 0.0001, 'alpha': 0.1}], [0.19416097670858146, 0.069902624118294648, {'normalize': True, 'selection': 'cyclic', 'fit_intercept': True, 'l1_ratio': 0.75, 'max_iter': 1000, 'tol': 0.0001, 'alpha': 0.01}], [0.097423122642312232, 0.019576109620518478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012624110850663173, 0.10893705342142213, 0.075159776570847936, -0.13330216420589602, 0.40825958291304321, 0.21485211460486275, 0.071881217407607445, -0.047933469159232578, 0.35227971107018219, 0.41171988630615608]</text:p>
          </table:table-cell>
          <table:table-cell office:value-type="string" calcext:value-type="string">
            <text:p>0.147447781978</text:p>
          </table:table-cell>
          <table:table-cell office:value-type="string" calcext:value-type="string">
            <text:p>[0.63484462524589091, 0.54029427572637978, 0.68977473639893183, 0.56098233229082484, 0.492799939829002, 0.98051731235269279, 0.69838571845538555, 0.60374199605277978, 0.71466812505259691, 0.61368935558359683]</text:p>
          </table:table-cell>
          <table:table-cell office:value-type="string" calcext:value-type="string">
            <text:p>0.652969841699</text:p>
          </table:table-cell>
          <table:table-cell office:value-type="string" calcext:value-type="string">
            <text:p>[0.63480145892695616, 0.58123373193671679, 0.62081025555148328, 0.62897220102928975, 0.55312726582212379, 0.73731666717293221, 0.70810342020080475, 0.66852738342003237, 0.71500604445908567, 0.64560886831760234]</text:p>
          </table:table-cell>
          <table:table-cell office:value-type="string" calcext:value-type="string">
            <text:p>0.649350729684</text:p>
          </table:table-cell>
          <table:table-cell office:value-type="string" calcext:value-type="string">
            <text:p>[[0.31366269511122852, 0.11548907079750105, {'normalize': False, 'selection': 'cyclic', 'fit_intercept': True, 'l1_ratio': 1, 'max_iter': 1000, 'tol': 0.001, 'alpha': 0.01}], [0.2322611469159224, 0.14401354128999111, {'normalize': False, 'selection': 'cyclic', 'fit_intercept': True, 'l1_ratio': 0.5, 'max_iter': 1000, 'tol': 0.0001, 'alpha': 0.01}], [0.21508149355345041, 0.093484112721769361, {'normalize': True, 'selection': 'random', 'fit_intercept': True, 'l1_ratio': 1, 'max_iter': 1000, 'tol': 0.001, 'alpha': 0.001}], [0.30748536760421363, 0.040747706789076604, {'normalize': False, 'selection': 'random', 'fit_intercept': True, 'l1_ratio': 1, 'max_iter': 1000, 'tol': 0.001, 'alpha': 0.01}], [0.069239667182625392, 0.12261552117665048, {'normalize': False, 'selection': 'random', 'fit_intercept': True, 'l1_ratio': 0, 'max_iter': 1000, 'tol': 0.0001, 'alpha': 0.01}], [0.056183841846922898, 0.090642566941279465, {'normalize': False, 'selection': 'cyclic', 'fit_intercept': True, 'l1_ratio': 0, 'max_iter': 1000, 'tol': 0.0001, 'alpha': 0.01}], [0.24323253049458396, 0.17136738620135653, {'normalize': False, 'selection': 'random', 'fit_intercept': True, 'l1_ratio': 0, 'max_iter': 1000, 'tol': 0.0001, 'alpha': 0.001}], [0.074611214115543945, 0.13307598822722366, {'normalize': True, 'selection': 'random', 'fit_intercept': True, 'l1_ratio': 0, 'max_iter': 1000, 'tol': 0.0001, 'alpha': 0.01}], [0.13487093263752345, 0.041900836026340503, {'normalize': True, 'selection': 'random', 'fit_intercept': True, 'l1_ratio': 1, 'max_iter': 1000, 'tol': 0.001, 'alpha': 0.01}], [0.098876977859452028, 0.051608170305745799, {'normalize': Tru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-0.15630295472020372, -0.044132157539173988, -2.5294568331518361, -0.35658847448405484, 0.15470346357660714, 0.13999988234205618, -0.49143304419987177, -0.088506331824133699, 0.040540426832417875, 0.12856834870707312]</text:p>
          </table:table-cell>
          <table:table-cell office:value-type="string" calcext:value-type="string">
            <text:p>-0.320260767446</text:p>
          </table:table-cell>
          <table:table-cell office:value-type="string" calcext:value-type="string">
            <text:p>[0.74345821487751396, 0.63310749255861032, 2.6323791883660594, 0.67150861474632839, 0.70396084204925558, 1.073995128401309, 1.1222653367624755, 0.62711708789953202, 1.0586285252116563, 0.90907089338638369]</text:p>
          </table:table-cell>
          <table:table-cell office:value-type="string" calcext:value-type="string">
            <text:p>1.01754913243</text:p>
          </table:table-cell>
          <table:table-cell office:value-type="string" calcext:value-type="string">
            <text:p>[0.68284737850190513, 0.63372226473020599, 0.89246445327688251, 0.68569082667184045, 0.60634860647729649, 0.74848559781467727, 0.76946655560613075, 0.68885947283335636, 0.79610761426997689, 0.70904091633496191]</text:p>
          </table:table-cell>
          <table:table-cell office:value-type="string" calcext:value-type="string">
            <text:p>0.721303368652</text:p>
          </table:table-cell>
          <table:table-cell office:value-type="string" calcext:value-type="string">
            <text:p>[[0.13822130483269754, 0.059178920977731843, {'normalize': False, 'selection': 'cyclic', 'fit_intercept': True, 'l1_ratio': 0.5, 'max_iter': 1000, 'tol': 0.001, 'alpha': 0.01}], [0.056908346188799162, 0.048430751785063196, {'normalize': False, 'selection': 'random', 'fit_intercept': True, 'l1_ratio': 0.25, 'max_iter': 1000, 'tol': 0.001, 'alpha': 0.01}], [0.14837176523882981, 0.12730614743481367, {'normalize': False, 'selection': 'random', 'fit_intercept': True, 'l1_ratio': 1, 'max_iter': 1000, 'tol': 0.001, 'alpha': 0.001}], [0.14853518386322651, 0.033870068200955734, {'normalize': False, 'selection': 'cyclic', 'fit_intercept': True, 'l1_ratio': 1, 'max_iter': 1000, 'tol': 0.001, 'alpha': 0.01}], [0.048610743192483506, 0.047894027499748172, {'normalize': False, 'selection': 'cyclic', 'fit_intercept': True, 'l1_ratio': 0, 'max_iter': 1000, 'tol': 0.0001, 'alpha': 0.01}], [0.021400969238751594, 0.098459010055964344, {'normalize': False, 'selection': 'random', 'fit_intercept': True, 'l1_ratio': 0, 'max_iter': 1000, 'tol': 0.001, 'alpha': 0.01}], [0.14113262484333031, 0.11259745810458505, {'normalize': True, 'selection': 'cyclic', 'fit_intercept': True, 'l1_ratio': 1, 'max_iter': 1000, 'tol': 0.001, 'alpha': 0.01}], [-0.015109856750971051, 0.061149286200302917, {'normalize': False, 'selection': 'random', 'fit_intercept': True, 'l1_ratio': 0, 'max_iter': 1000, 'tol': 0.001, 'alpha': 0.1}], [0.092775368879366202, 0.02040688291020221, {'normalize': False, 'selection': 'random', 'fit_intercept': True, 'l1_ratio': 1, 'max_iter': 1000, 'tol': 0.0001, 'alpha': 0.01}], [0.022085637996782509, 0.020483749094640635, {'normalize': Fals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-0.021001304961644207, -0.41608773497115337, -0.05882434024374783, -0.2081134791802024, 0.29023492289012132, 0.26471021634324476, 0.20391320782977274, -0.10815375293256202, 0.14536466385117097, 0.32867221841585936]</text:p>
          </table:table-cell>
          <table:table-cell office:value-type="string" calcext:value-type="string">
            <text:p>0.0420714617041</text:p>
          </table:table-cell>
          <table:table-cell office:value-type="string" calcext:value-type="string">
            <text:p>[0.6564644710763301, 0.85864202980162718, 0.78970427721708303, 0.59801378540327599, 0.59109058160053962, 0.91825295066378299, 0.59903501225318756, 0.63843648324894187, 0.94296974130350153, 0.70032405324539904]</text:p>
          </table:table-cell>
          <table:table-cell office:value-type="string" calcext:value-type="string">
            <text:p>0.729293338581</text:p>
          </table:table-cell>
          <table:table-cell office:value-type="string" calcext:value-type="string">
            <text:p>[0.64601366316391184, 0.69756071150300547, 0.65493135188089946, 0.65324231943368816, 0.56768175327593584, 0.71154999255119866, 0.62979925024212158, 0.70177598370554561, 0.77069784006006259, 0.66656992829351569]</text:p>
          </table:table-cell>
          <table:table-cell office:value-type="string" calcext:value-type="string">
            <text:p>0.669982279411</text:p>
          </table:table-cell>
          <table:table-cell office:value-type="string" calcext:value-type="string">
            <text:p>[[0.22828570746391241, 0.016753362319297513, {'normalize': False, 'selection': 'random', 'fit_intercept': True, 'l1_ratio': 0.5, 'max_iter': 1000, 'tol': 0.001, 'alpha': 0.01}], [0.27624077117423496, 0.07736960432550806, {'normalize': True, 'selection': 'cyclic', 'fit_intercept': True, 'l1_ratio': 1, 'max_iter': 1000, 'tol': 0.001, 'alpha': 0.01}], [0.18680452563863825, 0.074548375046757223, {'normalize': True, 'selection': 'random', 'fit_intercept': True, 'l1_ratio': 1, 'max_iter': 1000, 'tol': 0.0001, 'alpha': 0.01}], [0.27064052370473518, 0.055869867969759748, {'normalize': False, 'selection': 'random', 'fit_intercept': True, 'l1_ratio': 0.75, 'max_iter': 1000, 'tol': 0.001, 'alpha': 0.01}], [0.10229697180365588, 0.061671169613412562, {'normalize': False, 'selection': 'random', 'fit_intercept': True, 'l1_ratio': 0.25, 'max_iter': 1000, 'tol': 0.0001, 'alpha': 0.01}], [0.023755220279889556, 0.090976041820416187, {'normalize': False, 'selection': 'random', 'fit_intercept': True, 'l1_ratio': 0, 'max_iter': 1000, 'tol': 0.0001, 'alpha': 0.01}], [0.1958741256073083, 0.12178128723024026, {'normalize': False, 'selection': 'random', 'fit_intercept': True, 'l1_ratio': 0.75, 'max_iter': 1000, 'tol': 0.001, 'alpha': 0.01}], [0.020439600297900741, 0.080584962230020388, {'normalize': True, 'selection': 'cyclic', 'fit_intercept': True, 'l1_ratio': 0, 'max_iter': 1000, 'tol': 0.0001, 'alpha': 0.1}], [0.17053487946449686, 0.080896593612206608, {'normalize': True, 'selection': 'cyclic', 'fit_intercept': True, 'l1_ratio': 0.5, 'max_iter': 1000, 'tol': 0.0001, 'alpha': 0.01}], [0.10592731790250423, 0.024156904006656776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024643522319007016, 0.096798929408070222, 0.16846501104063505, -0.15000287668835233, 0.48573479807315445, 0.21687933656229064, 0.23611571558921263, -0.058582053560870984, 0.35805142989777849, 0.40671222305283528]</text:p>
          </table:table-cell>
          <table:table-cell office:value-type="string" calcext:value-type="string">
            <text:p>0.178481603569</text:p>
          </table:table-cell>
          <table:table-cell office:value-type="string" calcext:value-type="string">
            <text:p>[0.62711660711910555, 0.54765420349315808, 0.62018477709503894, 0.56924915197513348, 0.4282787743539534, 0.97798565397060433, 0.57480344627321267, 0.60987692521668913, 0.70829984611592156, 0.6189133119325777]</text:p>
          </table:table-cell>
          <table:table-cell office:value-type="string" calcext:value-type="string">
            <text:p>0.628236269755</text:p>
          </table:table-cell>
          <table:table-cell office:value-type="string" calcext:value-type="string">
            <text:p>[0.62972632898392755, 0.58103436896932337, 0.58361711476086942, 0.62858471763563217, 0.53381878124015736, 0.73148991960753296, 0.62015411484564764, 0.67226857238150439, 0.71311813619009567, 0.64980563950091719]</text:p>
          </table:table-cell>
          <table:table-cell office:value-type="string" calcext:value-type="string">
            <text:p>0.634361769412</text:p>
          </table:table-cell>
          <table:table-cell office:value-type="string" calcext:value-type="string">
            <text:p>[[0.31601905392006724, 0.10661763745810049, {'normalize': False, 'selection': 'random', 'fit_intercept': True, 'l1_ratio': 1, 'max_iter': 1000, 'tol': 0.001, 'alpha': 0.01}], [0.23350111220797234, 0.14310538070713685, {'normalize': False, 'selection': 'random', 'fit_intercept': True, 'l1_ratio': 0.5, 'max_iter': 1000, 'tol': 0.0001, 'alpha': 0.01}], [0.20110478905001089, 0.086817749520001888, {'normalize': True, 'selection': 'cyclic', 'fit_intercept': True, 'l1_ratio': 0.75, 'max_iter': 1000, 'tol': 0.001, 'alpha': 0.01}], [0.31399052308483794, 0.045175886477229893, {'normalize': False, 'selection': 'cyclic', 'fit_intercept': True, 'l1_ratio': 1, 'max_iter': 1000, 'tol': 0.001, 'alpha': 0.01}], [0.080808661608453083, 0.1140997479493988, {'normalize': True, 'selection': 'random', 'fit_intercept': True, 'l1_ratio': 0.5, 'max_iter': 1000, 'tol': 0.001, 'alpha': 0.01}], [0.055930008389903495, 0.079273220165205771, {'normalize': False, 'selection': 'random', 'fit_intercept': True, 'l1_ratio': 0, 'max_iter': 1000, 'tol': 0.001, 'alpha': 0.01}], [0.23357038013434223, 0.17084388342483794, {'normalize': True, 'selection': 'random', 'fit_intercept': True, 'l1_ratio': 0.75, 'max_iter': 1000, 'tol': 0.001, 'alpha': 0.01}], [0.081870893583771059, 0.12135448521867932, {'normalize': True, 'selection': 'random', 'fit_intercept': True, 'l1_ratio': 0, 'max_iter': 1000, 'tol': 0.0001, 'alpha': 0.01}], [0.12332626902406277, 0.030230879619839942, {'normalize': True, 'selection': 'random', 'fit_intercept': True, 'l1_ratio': 1, 'max_iter': 1000, 'tol': 0.001, 'alpha': 0.01}], [0.098201136629351926, 0.049188872172418782, {'normalize': Tru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-0.14545103731055198, -0.066084990897392615, -1.4364810946035638, -0.34860123714322677, 0.069425506624359978, 0.1411595219771633, -0.50948642886448514, -0.08646992837679246, 0.057419676650700913, 0.12950745285810594]</text:p>
          </table:table-cell>
          <table:table-cell office:value-type="string" calcext:value-type="string">
            <text:p>-0.219506255909</text:p>
          </table:table-cell>
          <table:table-cell office:value-type="string" calcext:value-type="string">
            <text:p>[0.73648085041395073, 0.64641855014995475, 1.8172037311911955, 0.66755494804248183, 0.77498011137969913, 1.0725469340426874, 1.135850048392091, 0.6259438623864152, 1.0400046500203175, 0.90809122705420986]</text:p>
          </table:table-cell>
          <table:table-cell office:value-type="string" calcext:value-type="string">
            <text:p>0.942507491307</text:p>
          </table:table-cell>
          <table:table-cell office:value-type="string" calcext:value-type="string">
            <text:p>[0.67791386033243894, 0.6399041598312285, 0.78999750943634928, 0.68168816022565393, 0.63313936746054378, 0.74264800262814445, 0.76255317912117537, 0.6880205297674159, 0.79072010858514918, 0.7134007265719996]</text:p>
          </table:table-cell>
          <table:table-cell office:value-type="string" calcext:value-type="string">
            <text:p>0.711998560396</text:p>
          </table:table-cell>
          <table:table-cell office:value-type="string" calcext:value-type="string">
            <text:p>[[0.14986803985979943, 0.049291368789771126, {'normalize': False, 'selection': 'random', 'fit_intercept': True, 'l1_ratio': 0.5, 'max_iter': 1000, 'tol': 0.001, 'alpha': 0.01}], [0.069841849973789519, 0.050742927026322313, {'normalize': False, 'selection': 'random', 'fit_intercept': True, 'l1_ratio': 0.25, 'max_iter': 1000, 'tol': 0.001, 'alpha': 0.01}], [0.14403866450437186, 0.10078054018340148, {'normalize': True, 'selection': 'random', 'fit_intercept': True, 'l1_ratio': 1, 'max_iter': 1000, 'tol': 0.001, 'alpha': 0.01}], [0.16401534219512615, 0.032875555903375743, {'normalize': False, 'selection': 'random', 'fit_intercept': True, 'l1_ratio': 1, 'max_iter': 1000, 'tol': 0.0001, 'alpha': 0.01}], [0.057751565566084247, 0.040828604168411151, {'normalize': True, 'selection': 'cyclic', 'fit_intercept': True, 'l1_ratio': 0.75, 'max_iter': 1000, 'tol': 0.001, 'alpha': 0.01}], [0.024458466632110095, 0.085333295043454743, {'normalize': False, 'selection': 'cyclic', 'fit_intercept': True, 'l1_ratio': 0.25, 'max_iter': 1000, 'tol': 0.001, 'alpha': 0.01}], [0.12225751361971683, 0.11892039128608395, {'normalize': True, 'selection': 'random', 'fit_intercept': True, 'l1_ratio': 1, 'max_iter': 1000, 'tol': 0.001, 'alpha': 0.01}], [-0.017898235007839897, 0.066264132956324093, {'normalize': False, 'selection': 'cyclic', 'fit_intercept': True, 'l1_ratio': 0, 'max_iter': 1000, 'tol': 0.0001, 'alpha': 0.1}], [0.077590269945697218, 0.0038899292435428242, {'normalize': False, 'selection': 'random', 'fit_intercept': True, 'l1_ratio': 1, 'max_iter': 1000, 'tol': 0.001, 'alpha': 0.01}], [0.028444469841554697, 0.0064392715639605656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37476447428987747, 0.48964447807758982, 0.20647903552247282, 0.44688752885422278, 0.35102814024535722, 0.48036046233641705, 0.32021485938731375, 0.50212994240858766, 0.35659783963236336, -0.22111385501879632]</text:p>
          </table:table-cell>
          <table:table-cell office:value-type="string" calcext:value-type="string">
            <text:p>0.330699290574</text:p>
          </table:table-cell>
          <table:table-cell office:value-type="string" calcext:value-type="string">
            <text:p>[1.0151762555069459, 0.6331956222987849, 0.79774723877142417, 0.89418218793256832, 0.45688049769784572, 0.48702359689520519, 0.91293195308452502, 0.73662821250642985, 0.98026184093041435, 0.83754853270035701]</text:p>
          </table:table-cell>
          <table:table-cell office:value-type="string" calcext:value-type="string">
            <text:p>0.775157593832</text:p>
          </table:table-cell>
          <table:table-cell office:value-type="string" calcext:value-type="string">
            <text:p>[0.62646019274650677, 0.53745988284624524, 0.53934246803108499, 0.65524860903908577, 0.52136757548143065, 0.54827911756686043, 0.6070924833645891, 0.56662196099895612, 0.67224271395072888, 0.65503828750385307]</text:p>
          </table:table-cell>
          <table:table-cell office:value-type="string" calcext:value-type="string">
            <text:p>0.592915329153</text:p>
          </table:table-cell>
          <table:table-cell office:value-type="string" calcext:value-type="string">
            <text:p>[[0.40336446357611261, 0.26279345098704482, {'normalize': True, 'selection': 'random', 'fit_intercept': True, 'l1_ratio': 0.5, 'max_iter': 1000, 'tol': 0.0001, 'alpha': 0.001}], [0.35420959058307011, 0.10994046714590684, {'normalize': False, 'selection': 'random', 'fit_intercept': True, 'l1_ratio': 0, 'max_iter': 1000, 'tol': 0.001, 'alpha': 0.01}], [0.44016338070174132, 0.053215453573188617, {'normalize': False, 'selection': 'cyclic', 'fit_intercept': True, 'l1_ratio': 1, 'max_iter': 1000, 'tol': 0.0001, 'alpha': 0.0001}], [0.29703580568107968, 0.14338061412638797, {'normalize': False, 'selection': 'random', 'fit_intercept': True, 'l1_ratio': 0, 'max_iter': 1000, 'tol': 0.0001, 'alpha': 0.01}], [0.45003220292945073, 0.031551548352383267, {'normalize': False, 'selection': 'random', 'fit_intercept': True, 'l1_ratio': 0, 'max_iter': 1000, 'tol': 0.001, 'alpha': 0.01}], [0.35320561687028734, 0.08920911288486251, {'normalize': False, 'selection': 'cyclic', 'fit_intercept': True, 'l1_ratio': 0, 'max_iter': 1000, 'tol': 0.0001, 'alpha': 0.01}], [0.50916785489821725, 0.072806014919676879, {'normalize': True, 'selection': 'random', 'fit_intercept': True, 'l1_ratio': 0.75, 'max_iter': 1000, 'tol': 0.001, 'alpha': 0.001}], [0.34510705082370829, 0.15558664889973658, {'normalize': True, 'selection': 'random', 'fit_intercept': True, 'l1_ratio': 0, 'max_iter': 1000, 'tol': 0.0001, 'alpha': 0.001}], [0.53658307237322433, 0.067214414442240564, {'normalize': True, 'selection': 'random', 'fit_intercept': True, 'l1_ratio': 0.75, 'max_iter': 1000, 'tol': 0.001, 'alpha': 0.001}], [0.57780113946694334, 0.076308240242833322, {'normalize': True, 'selection': 'random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48407966879675079, 0.52655817962719609, 0.41427360252735534, 0.54021628293387602, 0.46221156061473512, 0.54110463603174264, 0.30359574198324724, 0.53158783613225569, 0.48262339968059098, 0.25443876742012217]</text:p>
          </table:table-cell>
          <table:table-cell office:value-type="string" calcext:value-type="string">
            <text:p>0.454068967575</text:p>
          </table:table-cell>
          <table:table-cell office:value-type="string" calcext:value-type="string">
            <text:p>[0.8376844379979197, 0.58739697171103245, 0.58884596271125866, 0.7433034537266815, 0.37860663162711156, 0.43009212070973196, 0.93525095125586033, 0.6930435155217437, 0.7882543297548642, 0.51137223103240803]</text:p>
          </table:table-cell>
          <table:table-cell office:value-type="string" calcext:value-type="string">
            <text:p>0.649385060605</text:p>
          </table:table-cell>
          <table:table-cell office:value-type="string" calcext:value-type="string">
            <text:p>[0.60135215839117329, 0.52549623275423596, 0.55238823457569908, 0.59888495981426182, 0.47373626438821564, 0.50348021953872191, 0.62513859447732145, 0.55830390550431752, 0.57304218151977493, 0.51859759248841941]</text:p>
          </table:table-cell>
          <table:table-cell office:value-type="string" calcext:value-type="string">
            <text:p>0.553042034345</text:p>
          </table:table-cell>
          <table:table-cell office:value-type="string" calcext:value-type="string">
            <text:p>[[0.45189202056077821, 0.16561084278818261, {'normalize': True, 'selection': 'random', 'fit_intercept': True, 'l1_ratio': 0, 'max_iter': 1000, 'tol': 0.001, 'alpha': 0.001}], [0.47626171993549332, 0.091856517177165267, {'normalize': False, 'selection': 'random', 'fit_intercept': True, 'l1_ratio': 0, 'max_iter': 1000, 'tol': 0.001, 'alpha': 0.01}], [0.56238898287918526, 0.054624600980777767, {'normalize': False, 'selection': 'random', 'fit_intercept': True, 'l1_ratio': 1, 'max_iter': 1000, 'tol': 0.001, 'alpha': 0.01}], [0.36145650220275227, 0.13691481476202169, {'normalize': False, 'selection': 'random', 'fit_intercept': True, 'l1_ratio': 0, 'max_iter': 1000, 'tol': 0.0001, 'alpha': 0.01}], [0.52543985666227888, 0.058933013405011725, {'normalize': False, 'selection': 'cyclic', 'fit_intercept': True, 'l1_ratio': 0, 'max_iter': 1000, 'tol': 0.0001, 'alpha': 0.01}], [0.43810163658134682, 0.17709512885103479, {'normalize': False, 'selection': 'cyclic', 'fit_intercept': True, 'l1_ratio': 0.5, 'max_iter': 1000, 'tol': 0.001, 'alpha': 0.01}], [0.57007880546383483, 0.055314838586337525, {'normalize': False, 'selection': 'cyclic', 'fit_intercept': True, 'l1_ratio': 1, 'max_iter': 1000, 'tol': 0.001, 'alpha': 0.001}], [0.34387650828104704, 0.25987534620260971, {'normalize': False, 'selection': 'random', 'fit_intercept': True, 'l1_ratio': 0, 'max_iter': 1000, 'tol': 0.001, 'alpha': 0.01}], [0.50013242881193809, 0.10154411076414553, {'normalize': False, 'selection': 'random', 'fit_intercept': True, 'l1_ratio': 0.5, 'max_iter': 1000, 'tol': 0.0001, 'alpha': 0.001}], [0.58014949233943469, 0.096893477005439932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4933849873246674, 0.57790186618814898, 0.57031760900471218, 0.5598694084628425, 0.417832469712068, 0.58689864649730206, 0.44225444808221914, 0.55185991841616566, 0.50847146512318542, 0.34898262755097242]</text:p>
          </table:table-cell>
          <table:table-cell office:value-type="string" calcext:value-type="string">
            <text:p>0.505777344636</text:p>
          </table:table-cell>
          <table:table-cell office:value-type="string" calcext:value-type="string">
            <text:p>[0.82257567013201716, 0.52369510866345481, 0.43197086946642599, 0.71153148020961166, 0.40984980624897299, 0.38717243874428403, 0.74903628457895077, 0.66304977014805622, 0.7488732493420015, 0.44652563953484242]</text:p>
          </table:table-cell>
          <table:table-cell office:value-type="string" calcext:value-type="string">
            <text:p>0.589428031707</text:p>
          </table:table-cell>
          <table:table-cell office:value-type="string" calcext:value-type="string">
            <text:p>[0.59182258323522607, 0.49698650052161852, 0.43767791462649114, 0.59580775764804417, 0.45578424205098661, 0.48846813932899003, 0.55607070309128825, 0.56518813376713872, 0.57021437215116444, 0.4296949725694193]</text:p>
          </table:table-cell>
          <table:table-cell office:value-type="string" calcext:value-type="string">
            <text:p>0.518771531899</text:p>
          </table:table-cell>
          <table:table-cell office:value-type="string" calcext:value-type="string">
            <text:p>[[0.52919471505036964, 0.1876209875452205, {'normalize': True, 'selection': 'cyclic', 'fit_intercept': True, 'l1_ratio': 1, 'max_iter': 1000, 'tol': 0.0001, 'alpha': 0.001}], [0.50220639464033012, 0.079122332363034342, {'normalize': False, 'selection': 'random', 'fit_intercept': True, 'l1_ratio': 0.25, 'max_iter': 1000, 'tol': 0.001, 'alpha': 0.01}], [0.58853340666510212, 0.058716531072581034, {'normalize': False, 'selection': 'cyclic', 'fit_intercept': True, 'l1_ratio': 1, 'max_iter': 1000, 'tol': 0.001, 'alpha': 0.01}], [0.43607923606730226, 0.16424235302942627, {'normalize': False, 'selection': 'random', 'fit_intercept': True, 'l1_ratio': 0.25, 'max_iter': 1000, 'tol': 0.001, 'alpha': 0.01}], [0.5758662650383044, 0.056413935119496383, {'normalize': False, 'selection': 'random', 'fit_intercept': True, 'l1_ratio': 0, 'max_iter': 1000, 'tol': 0.0001, 'alpha': 0.01}], [0.51266291497731042, 0.12554073586025286, {'normalize': False, 'selection': 'random', 'fit_intercept': True, 'l1_ratio': 0.75, 'max_iter': 1000, 'tol': 0.001, 'alpha': 0.01}], [0.5715774045123434, 0.13814184329224677, {'normalize': True, 'selection': 'random', 'fit_intercept': True, 'l1_ratio': 1, 'max_iter': 1000, 'tol': 0.001, 'alpha': 0.001}], [0.46669365541391955, 0.18328585716843132, {'normalize': False, 'selection': 'random', 'fit_intercept': True, 'l1_ratio': 0.5, 'max_iter': 1000, 'tol': 0.001, 'alpha': 0.01}], [0.59812365674809842, 0.023533550303499299, {'normalize': True, 'selection': 'cyclic', 'fit_intercept': True, 'l1_ratio': 0.75, 'max_iter': 1000, 'tol': 0.0001, 'alpha': 0.001}], [0.59625507595064786, 0.078403673242914654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38946812329785607, 0.47229208299437242, 0.353282777077082, 0.47150206579152654, 0.35863690663399106, 0.48223032145009415, 0.35942680947539618, 0.48989521297804439, 0.43978295564779868, -0.24385475094012099]</text:p>
          </table:table-cell>
          <table:table-cell office:value-type="string" calcext:value-type="string">
            <text:p>0.357266250441</text:p>
          </table:table-cell>
          <table:table-cell office:value-type="string" calcext:value-type="string">
            <text:p>[0.99130237961792833, 0.65472465476953123, 0.65016162388648824, 0.85438941224636533, 0.45152387564674479, 0.4852711022422293, 0.86027142839888449, 0.75473021870965706, 0.85352431969376308, 0.85314626253768155]</text:p>
          </table:table-cell>
          <table:table-cell office:value-type="string" calcext:value-type="string">
            <text:p>0.740904527775</text:p>
          </table:table-cell>
          <table:table-cell office:value-type="string" calcext:value-type="string">
            <text:p>[0.61056784880878656, 0.55189167744325729, 0.51599841453405226, 0.63447268177025162, 0.5225085694131083, 0.54989819553924846, 0.59922666201158437, 0.56152048419207812, 0.67199509092022136, 0.67447838470803978]</text:p>
          </table:table-cell>
          <table:table-cell office:value-type="string" calcext:value-type="string">
            <text:p>0.589255800934</text:p>
          </table:table-cell>
          <table:table-cell office:value-type="string" calcext:value-type="string">
            <text:p>[[0.35455905532755483, 0.26088855604524919, {'normalize': False, 'selection': 'random', 'fit_intercept': True, 'l1_ratio': 0.75, 'max_iter': 1000, 'tol': 0.001, 'alpha': 0.001}], [0.32250455163998903, 0.1078076113120281, {'normalize': False, 'selection': 'random', 'fit_intercept': True, 'l1_ratio': 0, 'max_iter': 1000, 'tol': 0.0001, 'alpha': 0.01}], [0.41016002048169214, 0.09689946920266769, {'normalize': False, 'selection': 'cyclic', 'fit_intercept': True, 'l1_ratio': 1, 'max_iter': 1000, 'tol': 0.0001, 'alpha': 0.0001}], [0.30568982847090842, 0.10933772588081229, {'normalize': True, 'selection': 'random', 'fit_intercept': True, 'l1_ratio': 0, 'max_iter': 1000, 'tol': 0.0001, 'alpha': 0.001}], [0.438969314802516, 0.04235816277428682, {'normalize': False, 'selection': 'random', 'fit_intercept': True, 'l1_ratio': 0.25, 'max_iter': 1000, 'tol': 0.001, 'alpha': 0.01}], [0.32735131640568782, 0.097246730842373827, {'normalize': False, 'selection': 'random', 'fit_intercept': True, 'l1_ratio': 0, 'max_iter': 1000, 'tol': 0.001, 'alpha': 0.01}], [0.49321049896457791, 0.07290822070973306, {'normalize': True, 'selection': 'random', 'fit_intercept': True, 'l1_ratio': 1, 'max_iter': 1000, 'tol': 0.001, 'alpha': 0.001}], [0.33383551440234749, 0.1461474126367216, {'normalize': True, 'selection': 'random', 'fit_intercept': True, 'l1_ratio': 0, 'max_iter': 1000, 'tol': 0.001, 'alpha': 0.001}], [0.44977686893545982, 0.096237120453095487, {'normalize': True, 'selection': 'random', 'fit_intercept': True, 'l1_ratio': 0.5, 'max_iter': 1000, 'tol': 0.001, 'alpha': 0.001}], [0.56732957746295032, 0.076449753495127559, {'normalize': True, 'selection': 'random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49371287665537789, 0.51762068390537552, 0.43615976009724455, 0.524510746672052, 0.48797188250104806, 0.58937282977734329, 0.45242317630144602, 0.51882024917319658, 0.55980213332631723, 0.24518325464708957]</text:p>
          </table:table-cell>
          <table:table-cell office:value-type="string" calcext:value-type="string">
            <text:p>0.482557759306</text:p>
          </table:table-cell>
          <table:table-cell office:value-type="string" calcext:value-type="string">
            <text:p>[0.82204328601549825, 0.59848567933205288, 0.56684323997262098, 0.76869360764630035, 0.36047119400008559, 0.38485355122113368, 0.73537997413768752, 0.71193391597115274, 0.67066789286598494, 0.51772048521901171]</text:p>
          </table:table-cell>
          <table:table-cell office:value-type="string" calcext:value-type="string">
            <text:p>0.613709282638</text:p>
          </table:table-cell>
          <table:table-cell office:value-type="string" calcext:value-type="string">
            <text:p>[0.60462169641165942, 0.5238093269336398, 0.55554210205113685, 0.61119801740688173, 0.4596179836229573, 0.48669428207853177, 0.58592734388471934, 0.5611281950280228, 0.56501092892130866, 0.54271949059265545]</text:p>
          </table:table-cell>
          <table:table-cell office:value-type="string" calcext:value-type="string">
            <text:p>0.549626936693</text:p>
          </table:table-cell>
          <table:table-cell office:value-type="string" calcext:value-type="string">
            <text:p>[[0.41778769210001615, 0.14029123023217274, {'normalize': True, 'selection': 'cyclic', 'fit_intercept': True, 'l1_ratio': 0, 'max_iter': 1000, 'tol': 0.0001, 'alpha': 0.001}], [0.45551118817823838, 0.091307848146304493, {'normalize': False, 'selection': 'random', 'fit_intercept': True, 'l1_ratio': 0, 'max_iter': 1000, 'tol': 0.0001, 'alpha': 0.01}], [0.5500103129820727, 0.063805113319322843, {'normalize': False, 'selection': 'random', 'fit_intercept': True, 'l1_ratio': 1, 'max_iter': 1000, 'tol': 0.001, 'alpha': 0.01}], [0.37731983252442736, 0.12269320358626101, {'normalize': False, 'selection': 'random', 'fit_intercept': True, 'l1_ratio': 0, 'max_iter': 1000, 'tol': 0.001, 'alpha': 0.01}], [0.51605058143283056, 0.072789604675665212, {'normalize': False, 'selection': 'random', 'fit_intercept': True, 'l1_ratio': 0, 'max_iter': 1000, 'tol': 0.001, 'alpha': 0.01}], [0.41357241297803748, 0.21341034651256441, {'normalize': True, 'selection': 'random', 'fit_intercept': True, 'l1_ratio': 0, 'max_iter': 1000, 'tol': 0.0001, 'alpha': 0.001}], [0.55387426535660356, 0.088492980796544204, {'normalize': True, 'selection': 'random', 'fit_intercept': True, 'l1_ratio': 1, 'max_iter': 1000, 'tol': 0.001, 'alpha': 0.001}], [0.33388028584467599, 0.27371188486336107, {'normalize': False, 'selection': 'random', 'fit_intercept': True, 'l1_ratio': 0, 'max_iter': 1000, 'tol': 0.001, 'alpha': 0.01}], [0.43664465574781081, 0.16327062417289934, {'normalize': False, 'selection': 'random', 'fit_intercept': True, 'l1_ratio': 0, 'max_iter': 1000, 'tol': 0.001, 'alpha': 0.001}], [0.56849033358104428, 0.092353055078303714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50622337037305787, 0.57107985298586006, 0.59561294991343861, 0.55117989583081317, 0.44647092510383435, 0.59662034096098593, 0.53609131971203827, 0.55479459948246168, 0.54817939298084162, 0.36635921965217877]</text:p>
          </table:table-cell>
          <table:table-cell office:value-type="string" calcext:value-type="string">
            <text:p>0.5272611867</text:p>
          </table:table-cell>
          <table:table-cell office:value-type="string" calcext:value-type="string">
            <text:p>[0.80173037089054144, 0.53215914737647296, 0.40654080615738053, 0.72557926944365303, 0.38968814352659464, 0.37806094074913954, 0.62301605646519442, 0.65870773584577202, 0.68837583596832408, 0.43460722655649325]</text:p>
          </table:table-cell>
          <table:table-cell office:value-type="string" calcext:value-type="string">
            <text:p>0.563846553298</text:p>
          </table:table-cell>
          <table:table-cell office:value-type="string" calcext:value-type="string">
            <text:p>[0.59618024110061041, 0.5054241120679559, 0.43387189567569262, 0.60194228767363789, 0.44451572805492123, 0.48067636009579212, 0.52877361866091344, 0.559777089116962, 0.57285290529470156, 0.43271121759842018]</text:p>
          </table:table-cell>
          <table:table-cell office:value-type="string" calcext:value-type="string">
            <text:p>0.515672545534</text:p>
          </table:table-cell>
          <table:table-cell office:value-type="string" calcext:value-type="string">
            <text:p>[[0.54631318420522557, 0.15097768698710695, {'normalize': True, 'selection': 'cyclic', 'fit_intercept': True, 'l1_ratio': 1, 'max_iter': 1000, 'tol': 0.0001, 'alpha': 0.001}], [0.49141580039270855, 0.075424952476694493, {'normalize': False, 'selection': 'cyclic', 'fit_intercept': True, 'l1_ratio': 0, 'max_iter': 1000, 'tol': 0.0001, 'alpha': 0.01}], [0.58351888015347442, 0.061911751405460742, {'normalize': False, 'selection': 'cyclic', 'fit_intercept': True, 'l1_ratio': 1, 'max_iter': 1000, 'tol': 0.001, 'alpha': 0.01}], [0.45785529012111509, 0.16128143147956051, {'normalize': False, 'selection': 'random', 'fit_intercept': True, 'l1_ratio': 0.25, 'max_iter': 1000, 'tol': 0.0001, 'alpha': 0.01}], [0.5748124999527533, 0.061282610692254762, {'normalize': False, 'selection': 'random', 'fit_intercept': True, 'l1_ratio': 0.25, 'max_iter': 1000, 'tol': 0.001, 'alpha': 0.01}], [0.50802607468068317, 0.1312207919069012, {'normalize': False, 'selection': 'cyclic', 'fit_intercept': True, 'l1_ratio': 0.75, 'max_iter': 1000, 'tol': 0.0001, 'alpha': 0.01}], [0.57137637908803585, 0.1234902194326227, {'normalize': True, 'selection': 'random', 'fit_intercept': True, 'l1_ratio': 1, 'max_iter': 1000, 'tol': 0.001, 'alpha': 0.001}], [0.47131458859362801, 0.19741131736768214, {'normalize': False, 'selection': 'random', 'fit_intercept': True, 'l1_ratio': 0.75, 'max_iter': 1000, 'tol': 0.001, 'alpha': 0.01}], [0.56471114475492568, 0.037313630975341093, {'normalize': False, 'selection': 'random', 'fit_intercept': True, 'l1_ratio': 1, 'max_iter': 1000, 'tol': 0.001, 'alpha': 0.01}], [0.59725922142113819, 0.07005822679087835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36411550109436075, 0.39527832389287998, 0.23599483255824694, 0.41820585196486004, 0.3538401135330328, 0.51817515730770869, 0.36557345108194395, 0.42948830016807171, 0.45103554789073685, -0.41339232778699198]</text:p>
          </table:table-cell>
          <table:table-cell office:value-type="string" calcext:value-type="string">
            <text:p>0.31183147517</text:p>
          </table:table-cell>
          <table:table-cell office:value-type="string" calcext:value-type="string">
            <text:p>[1.0324666753392806, 0.75027525239244086, 0.76807424128366419, 0.94055005329886177, 0.45490084983503704, 0.4515823969372133, 0.85201666495742623, 0.84410582089290731, 0.83638031946069091, 0.96943021766771731]</text:p>
          </table:table-cell>
          <table:table-cell office:value-type="string" calcext:value-type="string">
            <text:p>0.789978249207</text:p>
          </table:table-cell>
          <table:table-cell office:value-type="string" calcext:value-type="string">
            <text:p>[0.71387932229231155, 0.60543322648851339, 0.63613325238256058, 0.68209385940591594, 0.52602509891916416, 0.52820872056672463, 0.64812246814719254, 0.60728723084186498, 0.6902958355551494, 0.72901161577910811]</text:p>
          </table:table-cell>
          <table:table-cell office:value-type="string" calcext:value-type="string">
            <text:p>0.636649063038</text:p>
          </table:table-cell>
          <table:table-cell office:value-type="string" calcext:value-type="string">
            <text:p>[[0.20030761761638088, 0.2660887663305842, {'normalize': False, 'selection': 'random', 'fit_intercept': True, 'l1_ratio': 0, 'max_iter': 1000, 'tol': 0.0001, 'alpha': 0.01}], [0.35497780561036968, 0.10038923943651658, {'normalize': True, 'selection': 'cyclic', 'fit_intercept': True, 'l1_ratio': 0, 'max_iter': 1000, 'tol': 0.0001, 'alpha': 0.001}], [0.40732957372229533, 0.10683019214583098, {'normalize': True, 'selection': 'random', 'fit_intercept': True, 'l1_ratio': 0, 'max_iter': 1000, 'tol': 0.001, 'alpha': 0.001}], [0.27500300937754285, 0.10092911438023994, {'normalize': False, 'selection': 'random', 'fit_intercept': True, 'l1_ratio': 0, 'max_iter': 1000, 'tol': 0.001, 'alpha': 0.01}], [0.46364575449646361, 0.037699687811170772, {'normalize': False, 'selection': 'cyclic', 'fit_intercept': True, 'l1_ratio': 1, 'max_iter': 1000, 'tol': 0.001, 'alpha': 0.01}], [0.25765075533817661, 0.14876702985413981, {'normalize': False, 'selection': 'random', 'fit_intercept': True, 'l1_ratio': 0.75, 'max_iter': 1000, 'tol': 0.0001, 'alpha': 0.01}], [0.46965597659231834, 0.059940764217330487, {'normalize': True, 'selection': 'random', 'fit_intercept': True, 'l1_ratio': 0.75, 'max_iter': 1000, 'tol': 0.001, 'alpha': 0.001}], [0.27942637586460622, 0.10894271557020652, {'normalize': False, 'selection': 'random', 'fit_intercept': True, 'l1_ratio': 0.25, 'max_iter': 1000, 'tol': 0.001, 'alpha': 0.01}], [0.24808019246293869, 0.19686757244277528, {'normalize': False, 'selection': 'random', 'fit_intercept': True, 'l1_ratio': 1, 'max_iter': 1000, 'tol': 0.001, 'alpha': 0.01}], [0.55223166778692911, 0.097493570986828634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464020600650908, 0.4896767660493283, 0.40459042851780425, 0.62207932387840881, 0.48122125907864022, 0.59034111542617351, 0.44664394357662018, 0.52560766628598821, 0.56728155181327333, 0.21918298571348638]</text:p>
          </table:table-cell>
          <table:table-cell office:value-type="string" calcext:value-type="string">
            <text:p>0.481064564099</text:p>
          </table:table-cell>
          <table:table-cell office:value-type="string" calcext:value-type="string">
            <text:p>[0.87025374804492495, 0.63315556276875251, 0.59858070908150574, 0.61096061771909649, 0.36522367770587599, 0.38394604144688588, 0.74314131798531857, 0.70189153069592791, 0.6592725495072943, 0.53555378307707169]</text:p>
          </table:table-cell>
          <table:table-cell office:value-type="string" calcext:value-type="string">
            <text:p>0.610197953803</text:p>
          </table:table-cell>
          <table:table-cell office:value-type="string" calcext:value-type="string">
            <text:p>[0.65507696366429091, 0.54008125528883422, 0.58206838151852125, 0.58350370766330928, 0.46257112184095606, 0.47374229380329319, 0.60986104199809288, 0.56349798992511857, 0.62151826989044523, 0.56098093511378633]</text:p>
          </table:table-cell>
          <table:table-cell office:value-type="string" calcext:value-type="string">
            <text:p>0.565290196071</text:p>
          </table:table-cell>
          <table:table-cell office:value-type="string" calcext:value-type="string">
            <text:p>[[0.36441261676645387, 0.15546494229254906, {'normalize': False, 'selection': 'cyclic', 'fit_intercept': True, 'l1_ratio': 0, 'max_iter': 1000, 'tol': 0.0001, 'alpha': 0.01}], [0.48025767038787953, 0.10675241003904509, {'normalize': False, 'selection': 'random', 'fit_intercept': True, 'l1_ratio': 0, 'max_iter': 1000, 'tol': 0.0001, 'alpha': 0.01}], [0.54827002259316682, 0.047723119324476919, {'normalize': False, 'selection': 'random', 'fit_intercept': True, 'l1_ratio': 0.75, 'max_iter': 1000, 'tol': 0.001, 'alpha': 0.01}], [0.38949602500209207, 0.067902751781866735, {'normalize': False, 'selection': 'cyclic', 'fit_intercept': True, 'l1_ratio': 1, 'max_iter': 1000, 'tol': 0.0001, 'alpha': 0.0001}], [0.52390321008847318, 0.088457643714543815, {'normalize': False, 'selection': 'cyclic', 'fit_intercept': True, 'l1_ratio': 0.25, 'max_iter': 1000, 'tol': 0.001, 'alpha': 0.01}], [0.35642862539613651, 0.23746766864301405, {'normalize': False, 'selection': 'cyclic', 'fit_intercept': True, 'l1_ratio': 0.25, 'max_iter': 1000, 'tol': 0.001, 'alpha': 0.01}], [0.55136593810349666, 0.074078952746755661, {'normalize': True, 'selection': 'random', 'fit_intercept': True, 'l1_ratio': 1, 'max_iter': 1000, 'tol': 0.001, 'alpha': 0.001}], [0.32304648068957686, 0.26808500973756344, {'normalize': False, 'selection': 'random', 'fit_intercept': True, 'l1_ratio': 0, 'max_iter': 1000, 'tol': 0.0001, 'alpha': 0.01}], [0.29967678917097818, 0.22433547192156325, {'normalize': False, 'selection': 'random', 'fit_intercept': True, 'l1_ratio': 0.5, 'max_iter': 1000, 'tol': 0.001, 'alpha': 0.01}], [0.56625232996168007, 0.065266261884550175, {'normalize': Fals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49681028664932847, 0.55603882762004186, 0.28897468623600753, 0.55790034016164269, 0.41172434338688513, 0.62201366615911446, 0.52989708444459749, 0.54744676656178703, 0.59756796849593785, 0.36275316329617735]</text:p>
          </table:table-cell>
          <table:table-cell office:value-type="string" calcext:value-type="string">
            <text:p>0.497112713301</text:p>
          </table:table-cell>
          <table:table-cell office:value-type="string" calcext:value-type="string">
            <text:p>[0.81701411388735157, 0.55082047464230977, 0.71481221813122542, 0.71471474924368028, 0.41414996773287149, 0.35426146499960803, 0.63133473682862951, 0.66957928947230982, 0.61312937436537296, 0.43708058086116397]</text:p>
          </table:table-cell>
          <table:table-cell office:value-type="string" calcext:value-type="string">
            <text:p>0.591689697016</text:p>
          </table:table-cell>
          <table:table-cell office:value-type="string" calcext:value-type="string">
            <text:p>[0.62988162782065005, 0.52951774359229919, 0.57694452879353564, 0.60638817504295717, 0.45777088108053476, 0.45545082394995573, 0.56469555571120345, 0.56904963390202246, 0.56585685907622973, 0.46088164352187749]</text:p>
          </table:table-cell>
          <table:table-cell office:value-type="string" calcext:value-type="string">
            <text:p>0.541643747249</text:p>
          </table:table-cell>
          <table:table-cell office:value-type="string" calcext:value-type="string">
            <text:p>[[0.44281886899489858, 0.20602572146554377, {'normalize': False, 'selection': 'random', 'fit_intercept': True, 'l1_ratio': 0.25, 'max_iter': 1000, 'tol': 0.001, 'alpha': 0.01}], [0.51652711916062655, 0.086722298449001214, {'normalize': False, 'selection': 'random', 'fit_intercept': True, 'l1_ratio': 0, 'max_iter': 1000, 'tol': 0.001, 'alpha': 0.01}], [0.60092026378932584, 0.057076527768135543, {'normalize': True, 'selection': 'cyclic', 'fit_intercept': True, 'l1_ratio': 1, 'max_iter': 1000, 'tol': 0.001, 'alpha': 0.001}], [0.45340481727087895, 0.16088898030968649, {'normalize': False, 'selection': 'random', 'fit_intercept': True, 'l1_ratio': 0.25, 'max_iter': 1000, 'tol': 0.0001, 'alpha': 0.01}], [0.59787797634913575, 0.044382529747263977, {'normalize': False, 'selection': 'cyclic', 'fit_intercept': True, 'l1_ratio': 0, 'max_iter': 1000, 'tol': 0.0001, 'alpha': 0.001}], [0.46465319262931926, 0.16454820141691445, {'normalize': False, 'selection': 'cyclic', 'fit_intercept': True, 'l1_ratio': 0.75, 'max_iter': 1000, 'tol': 0.0001, 'alpha': 0.01}], [0.56052864796633139, 0.1246109966388068, {'normalize': True, 'selection': 'cyclic', 'fit_intercept': True, 'l1_ratio': 1, 'max_iter': 1000, 'tol': 0.001, 'alpha': 0.001}], [0.46489083220522798, 0.23232465419872556, {'normalize': True, 'selection': 'cyclic', 'fit_intercept': True, 'l1_ratio': 0.25, 'max_iter': 1000, 'tol': 0.001, 'alpha': 0.001}], [0.47819941141642958, 0.08892938163243358, {'normalize': False, 'selection': 'random', 'fit_intercept': True, 'l1_ratio': 1, 'max_iter': 1000, 'tol': 0.001, 'alpha': 0.01}], [0.59303630607715963, 0.051913427921526825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36157536616746266, 0.1447175292802575, -0.22791177956575503, 0.38969474498154777, 0.31091376405226467, 0.46017549931375834, 0.28000599668990833, 0.39800403176417876, 0.43264665982693939, -0.48216232193187647]</text:p>
          </table:table-cell>
          <table:table-cell office:value-type="string" calcext:value-type="string">
            <text:p>0.206765949058</text:p>
          </table:table-cell>
          <table:table-cell office:value-type="string" calcext:value-type="string">
            <text:p>[1.0365910165795549, 1.0611448157720995, 1.2344516092885514, 0.98664216901251844, 0.48512128485134082, 0.50594162099070095, 0.96693130282106854, 0.89068865913112383, 0.86439689505904072, 1.0165987985933458]</text:p>
          </table:table-cell>
          <table:table-cell office:value-type="string" calcext:value-type="string">
            <text:p>0.90485081721</text:p>
          </table:table-cell>
          <table:table-cell office:value-type="string" calcext:value-type="string">
            <text:p>[0.72230574005714254, 0.65333212798969753, 0.71374658218538301, 0.71200196512120373, 0.55397519287652519, 0.5625454799449906, 0.68350344493023785, 0.63542560648058533, 0.71505560449369254, 0.72069930709525387]</text:p>
          </table:table-cell>
          <table:table-cell office:value-type="string" calcext:value-type="string">
            <text:p>0.667259105117</text:p>
          </table:table-cell>
          <table:table-cell office:value-type="string" calcext:value-type="string">
            <text:p>[[0.12359953919666569, 0.24454554749361423, {'normalize': False, 'selection': 'cyclic', 'fit_intercept': True, 'l1_ratio': 0, 'max_iter': 1000, 'tol': 0.0001, 'alpha': 0.01}], [0.46017337247645307, 0.095781179259607621, {'normalize': True, 'selection': 'cyclic', 'fit_intercept': True, 'l1_ratio': 0.75, 'max_iter': 1000, 'tol': 0.0001, 'alpha': 0.001}], [0.45472375206653531, 0.097684686005705429, {'normalize': False, 'selection': 'random', 'fit_intercept': True, 'l1_ratio': 0.75, 'max_iter': 1000, 'tol': 0.0001, 'alpha': 0.001}], [0.24821504446978476, 0.12084078130691984, {'normalize': False, 'selection': 'random', 'fit_intercept': True, 'l1_ratio': 0.25, 'max_iter': 1000, 'tol': 0.001, 'alpha': 0.01}], [0.43614560863872343, 0.094435173105133025, {'normalize': False, 'selection': 'cyclic', 'fit_intercept': True, 'l1_ratio': 0.75, 'max_iter': 1000, 'tol': 0.001, 'alpha': 0.01}], [0.23115144870680021, 0.1929564825712303, {'normalize': False, 'selection': 'random', 'fit_intercept': True, 'l1_ratio': 0, 'max_iter': 1000, 'tol': 0.0001, 'alpha': 0.01}], [0.48294691956169172, 0.048459607343883396, {'normalize': True, 'selection': 'random', 'fit_intercept': True, 'l1_ratio': 0.5, 'max_iter': 1000, 'tol': 0.001, 'alpha': 0.001}], [0.24029866814120859, 0.073816867838436634, {'normalize': False, 'selection': 'random', 'fit_intercept': True, 'l1_ratio': 0, 'max_iter': 1000, 'tol': 0.0001, 'alpha': 0.01}], [0.16012166183708876, 0.23500390970806348, {'normalize': False, 'selection': 'cyclic', 'fit_intercept': True, 'l1_ratio': 0.5, 'max_iter': 1000, 'tol': 0.0001, 'alpha': 0.01}], [0.52769459072041458, 0.090913339851308603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45620400482055101, 0.27488812023070608, 0.12337446639377703, 0.50377944830303023, 0.44168330126752708, 0.54732014416375585, 0.42939857694340122, 0.48085777871181967, 0.53830277340814403, 0.0057416426243033225]</text:p>
          </table:table-cell>
          <table:table-cell office:value-type="string" calcext:value-type="string">
            <text:p>0.380155025687</text:p>
          </table:table-cell>
          <table:table-cell office:value-type="string" calcext:value-type="string">
            <text:p>[0.88294532131543046, 0.89964279453130513, 0.88129442091217225, 0.80220859546766354, 0.39305866249169902, 0.42426673809817211, 0.76630135091562579, 0.76810163751194394, 0.7034234591826598, 0.68195084751721513]</text:p>
          </table:table-cell>
          <table:table-cell office:value-type="string" calcext:value-type="string">
            <text:p>0.720319382794</text:p>
          </table:table-cell>
          <table:table-cell office:value-type="string" calcext:value-type="string">
            <text:p>[0.65627556485770999, 0.58877116963792997, 0.65137003523573378, 0.63966911992739106, 0.48394918223327749, 0.51636674776899738, 0.63681414169907791, 0.60642638278888039, 0.65616741651043897, 0.59646559798140864]</text:p>
          </table:table-cell>
          <table:table-cell office:value-type="string" calcext:value-type="string">
            <text:p>0.603227535864</text:p>
          </table:table-cell>
          <table:table-cell office:value-type="string" calcext:value-type="string">
            <text:p>[[0.29248751096594722, 0.14809329221456577, {'normalize': False, 'selection': 'random', 'fit_intercept': True, 'l1_ratio': 0, 'max_iter': 1000, 'tol': 0.001, 'alpha': 0.01}], [0.56727316146997631, 0.06127339247164592, {'normalize': True, 'selection': 'random', 'fit_intercept': True, 'l1_ratio': 1, 'max_iter': 1000, 'tol': 0.0001, 'alpha': 0.001}], [0.56775903670244943, 0.054987994468195689, {'normalize': True, 'selection': 'cyclic', 'fit_intercept': True, 'l1_ratio': 0.5, 'max_iter': 1000, 'tol': 0.001, 'alpha': 0.001}], [0.31496182369490128, 0.13533960490572514, {'normalize': False, 'selection': 'random', 'fit_intercept': True, 'l1_ratio': 0, 'max_iter': 1000, 'tol': 0.0001, 'alpha': 0.01}], [0.49277617365447007, 0.11074624754120783, {'normalize': False, 'selection': 'random', 'fit_intercept': True, 'l1_ratio': 0, 'max_iter': 1000, 'tol': 0.001, 'alpha': 0.01}], [0.31916296638629588, 0.26813940285154325, {'normalize': False, 'selection': 'cyclic', 'fit_intercept': True, 'l1_ratio': 0, 'max_iter': 1000, 'tol': 0.0001, 'alpha': 0.01}], [0.54845987611596547, 0.063201455822692404, {'normalize': True, 'selection': 'cyclic', 'fit_intercept': True, 'l1_ratio': 0.25, 'max_iter': 1000, 'tol': 0.001, 'alpha': 0.001}], [0.31138117415972832, 0.20831789737646828, {'normalize': False, 'selection': 'cyclic', 'fit_intercept': True, 'l1_ratio': 0, 'max_iter': 1000, 'tol': 0.0001, 'alpha': 0.01}], [0.23079384999668487, 0.26182631560117303, {'normalize': False, 'selection': 'cyclic', 'fit_intercept': True, 'l1_ratio': 0.5, 'max_iter': 1000, 'tol': 0.0001, 'alpha': 0.01}], [0.53952055320392323, 0.084711628072293821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49836294111446866, 0.29693612275947667, -0.18099682823895424, 0.53684413448195323, 0.39378034916032623, 0.59919249809504538, 0.44708968741965593, 0.51936492043352378, 0.59292505938963458, 0.32846718197060054]</text:p>
          </table:table-cell>
          <table:table-cell office:value-type="string" calcext:value-type="string">
            <text:p>0.403196606659</text:p>
          </table:table-cell>
          <table:table-cell office:value-type="string" calcext:value-type="string">
            <text:p>[0.81449311518973777, 0.87228794466299586, 1.1872867900166453, 0.74875499430490677, 0.42678265879595861, 0.37565022884518839, 0.74254269678446205, 0.71112804260965845, 0.62020312529156962, 0.4605969575146634]</text:p>
          </table:table-cell>
          <table:table-cell office:value-type="string" calcext:value-type="string">
            <text:p>0.695972655402</text:p>
          </table:table-cell>
          <table:table-cell office:value-type="string" calcext:value-type="string">
            <text:p>[0.63710355824986442, 0.58809181451709425, 0.68320509676001839, 0.62529460865680908, 0.48015621010028048, 0.49693054099136552, 0.57074550086623976, 0.60627688995617712, 0.60045708191167957, 0.4732251310645324]</text:p>
          </table:table-cell>
          <table:table-cell office:value-type="string" calcext:value-type="string">
            <text:p>0.576148643307</text:p>
          </table:table-cell>
          <table:table-cell office:value-type="string" calcext:value-type="string">
            <text:p>[[0.39090775562012314, 0.19288330729841244, {'normalize': False, 'selection': 'cyclic', 'fit_intercept': True, 'l1_ratio': 0, 'max_iter': 1000, 'tol': 0.0001, 'alpha': 0.01}], [0.60534437554225817, 0.021481871078612359, {'normalize': True, 'selection': 'cyclic', 'fit_intercept': True, 'l1_ratio': 1, 'max_iter': 1000, 'tol': 0.001, 'alpha': 0.001}], [0.66564709039109771, 0.076592517875063715, {'normalize': False, 'selection': 'random', 'fit_intercept': True, 'l1_ratio': 1, 'max_iter': 1000, 'tol': 0.001, 'alpha': 0.0001}], [0.43452166363234279, 0.1712873724626536, {'normalize': False, 'selection': 'random', 'fit_intercept': True, 'l1_ratio': 0.25, 'max_iter': 1000, 'tol': 0.001, 'alpha': 0.01}], [0.58796792410973198, 0.083625782562183837, {'normalize': False, 'selection': 'random', 'fit_intercept': True, 'l1_ratio': 0.75, 'max_iter': 1000, 'tol': 0.001, 'alpha': 0.01}], [0.4418390901596162, 0.19098205700456597, {'normalize': False, 'selection': 'random', 'fit_intercept': True, 'l1_ratio': 0, 'max_iter': 1000, 'tol': 0.001, 'alpha': 0.01}], [0.57638697214927781, 0.10827243934679666, {'normalize': True, 'selection': 'cyclic', 'fit_intercept': True, 'l1_ratio': 1, 'max_iter': 1000, 'tol': 0.0001, 'alpha': 0.001}], [0.45111065361685232, 0.17561721929735225, {'normalize': False, 'selection': 'random', 'fit_intercept': True, 'l1_ratio': 0, 'max_iter': 1000, 'tol': 0.0001, 'alpha': 0.01}], [0.40073849623471802, 0.11373282394553617, {'normalize': False, 'selection': 'random', 'fit_intercept': True, 'l1_ratio': 0.5, 'max_iter': 1000, 'tol': 0.001, 'alpha': 0.01}], [0.58624449718851912, 0.058707887540569562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52030190726647896, 0.10341544973789596, -0.25151131866493026, 0.38272161614322608, 0.32916736164398042, 0.41709672610027959, 0.28582287150038144, 0.38861365360172184, 0.42621739446397588, -0.34575078811297799]</text:p>
          </table:table-cell>
          <table:table-cell office:value-type="string" calcext:value-type="string">
            <text:p>0.225609487368</text:p>
          </table:table-cell>
          <table:table-cell office:value-type="string" calcext:value-type="string">
            <text:p>[0.77887147087802688, 1.1123881056645042, 1.2581768389868506, 0.99791518838318971, 0.4722706309637712, 0.5463164915684745, 0.95911940673168494, 0.90458227931393631, 0.87419226704990793, 0.92303563122459542]</text:p>
          </table:table-cell>
          <table:table-cell office:value-type="string" calcext:value-type="string">
            <text:p>0.882686831076</text:p>
          </table:table-cell>
          <table:table-cell office:value-type="string" calcext:value-type="string">
            <text:p>[0.63366601332609218, 0.67651619184977463, 0.73170725709047113, 0.72752807552625376, 0.55362264742298117, 0.58067176181568869, 0.68299514209758083, 0.63728842233726779, 0.71430111487420378, 0.70380771982181145]</text:p>
          </table:table-cell>
          <table:table-cell office:value-type="string" calcext:value-type="string">
            <text:p>0.664210434616</text:p>
          </table:table-cell>
          <table:table-cell office:value-type="string" calcext:value-type="string">
            <text:p>[[0.12902257721669214, 0.13781926337004177, {'normalize': False, 'selection': 'random', 'fit_intercept': True, 'l1_ratio': 0, 'max_iter': 1000, 'tol': 0.0001, 'alpha': 0.001}], [0.49793215221974224, 0.099931954590593647, {'normalize': True, 'selection': 'cyclic', 'fit_intercept': True, 'l1_ratio': 0.75, 'max_iter': 1000, 'tol': 0.0001, 'alpha': 0.001}], [0.44506807476504767, 0.093288333742546012, {'normalize': True, 'selection': 'random', 'fit_intercept': True, 'l1_ratio': 0.75, 'max_iter': 1000, 'tol': 0.0001, 'alpha': 0.001}], [0.2245084373276327, 0.1286761746548864, {'normalize': False, 'selection': 'cyclic', 'fit_intercept': True, 'l1_ratio': 0.25, 'max_iter': 1000, 'tol': 0.001, 'alpha': 0.01}], [0.45932951990423937, 0.098305506632423337, {'normalize': False, 'selection': 'random', 'fit_intercept': True, 'l1_ratio': 1, 'max_iter': 1000, 'tol': 0.001, 'alpha': 0.01}], [0.23010777863601573, 0.21841096930096013, {'normalize': False, 'selection': 'random', 'fit_intercept': True, 'l1_ratio': 0, 'max_iter': 1000, 'tol': 0.0001, 'alpha': 0.01}], [0.4960417147727022, 0.058382779139664505, {'normalize': True, 'selection': 'random', 'fit_intercept': True, 'l1_ratio': 1, 'max_iter': 1000, 'tol': 0.001, 'alpha': 0.001}], [0.25680719070308833, 0.083130733039551721, {'normalize': False, 'selection': 'random', 'fit_intercept': True, 'l1_ratio': 0, 'max_iter': 1000, 'tol': 0.0001, 'alpha': 0.01}], [0.15012880196989614, 0.22509631914449482, {'normalize': False, 'selection': 'cyclic', 'fit_intercept': True, 'l1_ratio': 0.25, 'max_iter': 1000, 'tol': 0.0001, 'alpha': 0.01}], [0.51650189673358182, 0.088039939363644945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45071727411639384, 0.19435124821715588, 0.18509606834480419, 0.48671392523480494, 0.34366933321270998, 0.4777459643597084, 0.41144979987983421, 0.46851569652431113, 0.52816529396546663, 0.043381566789116977]</text:p>
          </table:table-cell>
          <table:table-cell office:value-type="string" calcext:value-type="string">
            <text:p>0.358980617064</text:p>
          </table:table-cell>
          <table:table-cell office:value-type="string" calcext:value-type="string">
            <text:p>[0.89185396214305301, 0.99956450126728191, 0.81924409113745666, 0.8297973546286147, 0.46206114670288789, 0.48947399205646835, 0.7904060438857492, 0.78636247847188179, 0.7188685180789417, 0.65613403844112195]</text:p>
          </table:table-cell>
          <table:table-cell office:value-type="string" calcext:value-type="string">
            <text:p>0.744376612681</text:p>
          </table:table-cell>
          <table:table-cell office:value-type="string" calcext:value-type="string">
            <text:p>[0.67211821408621253, 0.64777438966302425, 0.67558523340068177, 0.65969921437779411, 0.48565936470176635, 0.5567489067661161, 0.67039530889313381, 0.61342931528471623, 0.65551981898914391, 0.59654264228746634]</text:p>
          </table:table-cell>
          <table:table-cell office:value-type="string" calcext:value-type="string">
            <text:p>0.623347240845</text:p>
          </table:table-cell>
          <table:table-cell office:value-type="string" calcext:value-type="string">
            <text:p>[[0.24499726603493316, 0.14573261361993781, {'normalize': False, 'selection': 'random', 'fit_intercept': True, 'l1_ratio': 0, 'max_iter': 1000, 'tol': 0.0001, 'alpha': 0.01}], [0.57459745471392831, 0.086060330204179844, {'normalize': True, 'selection': 'cyclic', 'fit_intercept': True, 'l1_ratio': 1, 'max_iter': 1000, 'tol': 0.001, 'alpha': 0.001}], [0.53932072979076706, 0.053242270068092012, {'normalize': False, 'selection': 'random', 'fit_intercept': True, 'l1_ratio': 1, 'max_iter': 1000, 'tol': 0.001, 'alpha': 0.01}], [0.27834277123981543, 0.15778506738251522, {'normalize': False, 'selection': 'random', 'fit_intercept': True, 'l1_ratio': 0, 'max_iter': 1000, 'tol': 0.0001, 'alpha': 0.01}], [0.49080054963626984, 0.13831248634802823, {'normalize': False, 'selection': 'cyclic', 'fit_intercept': True, 'l1_ratio': 1, 'max_iter': 1000, 'tol': 0.0001, 'alpha': 0.0001}], [0.31704704238290665, 0.27258906396078164, {'normalize': False, 'selection': 'cyclic', 'fit_intercept': True, 'l1_ratio': 0.5, 'max_iter': 1000, 'tol': 0.001, 'alpha': 0.01}], [0.55032468018886471, 0.054200059429569389, {'normalize': True, 'selection': 'random', 'fit_intercept': True, 'l1_ratio': 0.25, 'max_iter': 1000, 'tol': 0.001, 'alpha': 0.001}], [0.30398126800625713, 0.21204901087992617, {'normalize': False, 'selection': 'cyclic', 'fit_intercept': True, 'l1_ratio': 0, 'max_iter': 1000, 'tol': 0.0001, 'alpha': 0.01}], [0.19237269061954415, 0.28288963039526155, {'normalize': False, 'selection': 'random', 'fit_intercept': True, 'l1_ratio': 0, 'max_iter': 1000, 'tol': 0.0001, 'alpha': 0.01}], [0.5087877717306758, 0.085839931390596522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49400114558233943, 0.23701725266270612, -0.01053907624222683, 0.5265784368646127, 0.39347275875298526, 0.54805243833723016, 0.47665155254461411, 0.51611644153186043, 0.58443329223971574, 0.3499112865057733]</text:p>
          </table:table-cell>
          <table:table-cell office:value-type="string" calcext:value-type="string">
            <text:p>0.411569552878</text:p>
          </table:table-cell>
          <table:table-cell office:value-type="string" calcext:value-type="string">
            <text:p>[0.8215752323656047, 0.94662899635858777, 1.0159211839773552, 0.76535090279547557, 0.42699920448477496, 0.42358040744682396, 0.70284195951764661, 0.71593435937888439, 0.63314084265076465, 0.44588868259444264]</text:p>
          </table:table-cell>
          <table:table-cell office:value-type="string" calcext:value-type="string">
            <text:p>0.689786177157</text:p>
          </table:table-cell>
          <table:table-cell office:value-type="string" calcext:value-type="string">
            <text:p>[0.65024855303310425, 0.60916911293612874, 0.66238490172230924, 0.63740741756112307, 0.49588136528355448, 0.52775151003322163, 0.60094204752578717, 0.61004349037407068, 0.60350024493764054, 0.48354983460394196]</text:p>
          </table:table-cell>
          <table:table-cell office:value-type="string" calcext:value-type="string">
            <text:p>0.588087847801</text:p>
          </table:table-cell>
          <table:table-cell office:value-type="string" calcext:value-type="string">
            <text:p>[[0.37376600637232993, 0.18173233076327408, {'normalize': False, 'selection': 'random', 'fit_intercept': True, 'l1_ratio': 0, 'max_iter': 1000, 'tol': 0.0001, 'alpha': 0.01}], [0.60725730075453832, 0.041452073013152284, {'normalize': True, 'selection': 'random', 'fit_intercept': True, 'l1_ratio': 1, 'max_iter': 1000, 'tol': 0.001, 'alpha': 0.001}], [0.64360887675235923, 0.079357822652119242, {'normalize': True, 'selection': 'random', 'fit_intercept': True, 'l1_ratio': 1, 'max_iter': 1000, 'tol': 0.001, 'alpha': 0.001}], [0.40671010657939038, 0.17439036653547357, {'normalize': False, 'selection': 'random', 'fit_intercept': True, 'l1_ratio': 0.25, 'max_iter': 1000, 'tol': 0.001, 'alpha': 0.01}], [0.60438051868635334, 0.095477905462571511, {'normalize': False, 'selection': 'random', 'fit_intercept': True, 'l1_ratio': 0, 'max_iter': 1000, 'tol': 0.001, 'alpha': 0.001}], [0.44221429994341299, 0.1978421606510459, {'normalize': False, 'selection': 'cyclic', 'fit_intercept': True, 'l1_ratio': 0.5, 'max_iter': 1000, 'tol': 0.001, 'alpha': 0.01}], [0.56861016416719867, 0.11713655509402199, {'normalize': True, 'selection': 'random', 'fit_intercept': True, 'l1_ratio': 1, 'max_iter': 1000, 'tol': 0.001, 'alpha': 0.001}], [0.45238512047341845, 0.17324439283610366, {'normalize': False, 'selection': 'cyclic', 'fit_intercept': True, 'l1_ratio': 0, 'max_iter': 1000, 'tol': 0.0001, 'alpha': 0.01}], [0.38391283348432315, 0.10917994588968152, {'normalize': False, 'selection': 'random', 'fit_intercept': True, 'l1_ratio': 0.25, 'max_iter': 1000, 'tol': 0.001, 'alpha': 0.01}], [0.56769008220282646, 0.056753101031890546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57248285575776703, 0.031976020679482353, -0.31413564813717865, 0.5016895199370186, 0.38439985422402045, 0.39902591422428335, 0.39647301801206225, 0.40738548482327908, 0.45840322710442727, -0.11885454383736382]</text:p>
          </table:table-cell>
          <table:table-cell office:value-type="string" calcext:value-type="string">
            <text:p>0.271884570279</text:p>
          </table:table-cell>
          <table:table-cell office:value-type="string" calcext:value-type="string">
            <text:p>[0.69414682277358375, 1.2010226590223676, 1.3211347041886752, 0.80558725137659914, 0.43338658950687076, 0.56325306232718764, 0.81051943252078573, 0.87680824416688541, 0.82515521759707555, 0.76740999837536583]</text:p>
          </table:table-cell>
          <table:table-cell office:value-type="string" calcext:value-type="string">
            <text:p>0.829842398186</text:p>
          </table:table-cell>
          <table:table-cell office:value-type="string" calcext:value-type="string">
            <text:p>[0.59015448507463564, 0.68509217622830965, 0.73091075311168341, 0.65978760977811568, 0.52927773658598298, 0.58903145919806688, 0.66688342424124825, 0.63230997041411885, 0.70301350823454012, 0.63422917361721054]</text:p>
          </table:table-cell>
          <table:table-cell office:value-type="string" calcext:value-type="string">
            <text:p>0.642069029648</text:p>
          </table:table-cell>
          <table:table-cell office:value-type="string" calcext:value-type="string">
            <text:p>[[0.20888376065341482, 0.10985832675594151, {'normalize': False, 'selection': 'cyclic', 'fit_intercept': True, 'l1_ratio': 0, 'max_iter': 1000, 'tol': 0.0001, 'alpha': 0.001}], [0.57436074933969683, 0.063682534725839249, {'normalize': True, 'selection': 'random', 'fit_intercept': True, 'l1_ratio': 1, 'max_iter': 1000, 'tol': 0.001, 'alpha': 0.001}], [0.57423034875874202, 0.081525028389511645, {'normalize': True, 'selection': 'random', 'fit_intercept': True, 'l1_ratio': 1, 'max_iter': 1000, 'tol': 0.001, 'alpha': 0.001}], [0.30996674098822891, 0.12335906403035619, {'normalize': True, 'selection': 'cyclic', 'fit_intercept': True, 'l1_ratio': 0.5, 'max_iter': 1000, 'tol': 0.0001, 'alpha': 0.001}], [0.48778087834099804, 0.11375673951119129, {'normalize': False, 'selection': 'random', 'fit_intercept': True, 'l1_ratio': 0, 'max_iter': 1000, 'tol': 0.001, 'alpha': 0.001}], [0.26579359755376819, 0.26972954022337908, {'normalize': False, 'selection': 'cyclic', 'fit_intercept': True, 'l1_ratio': 0, 'max_iter': 1000, 'tol': 0.0001, 'alpha': 0.01}], [0.48716056472097308, 0.10329702079579677, {'normalize': False, 'selection': 'cyclic', 'fit_intercept': True, 'l1_ratio': 1, 'max_iter': 1000, 'tol': 0.0001, 'alpha': 0.01}], [0.32144989768105292, 0.070098398589182723, {'normalize': False, 'selection': 'random', 'fit_intercept': True, 'l1_ratio': 0.25, 'max_iter': 1000, 'tol': 0.001, 'alpha': 0.01}], [0.19962384790983873, 0.17804620458387246, {'normalize': False, 'selection': 'cyclic', 'fit_intercept': True, 'l1_ratio': 0.5, 'max_iter': 1000, 'tol': 0.001, 'alpha': 0.01}], [0.515938680143046, 0.078079256448474743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47098514743747211, 0.13450397727786889, 0.068962324373177508, 0.48237260650027936, 0.39599918768957776, 0.4614844761453849, 0.44940238481295502, 0.46136616093092309, 0.53325526744321272, 0.11606744325992069]</text:p>
          </table:table-cell>
          <table:table-cell office:value-type="string" calcext:value-type="string">
            <text:p>0.357439897587</text:p>
          </table:table-cell>
          <table:table-cell office:value-type="string" calcext:value-type="string">
            <text:p>[0.85894562136729113, 1.0738167202352331, 0.9359963607420192, 0.83681569192357619, 0.42522058174081651, 0.50471480401742441, 0.73943681049478072, 0.79694063946812044, 0.71111363772738789, 0.60627959699329803]</text:p>
          </table:table-cell>
          <table:table-cell office:value-type="string" calcext:value-type="string">
            <text:p>0.748928046471</text:p>
          </table:table-cell>
          <table:table-cell office:value-type="string" calcext:value-type="string">
            <text:p>[0.65691775053095014, 0.67894131366188704, 0.67905263975464292, 0.67297084347684499, 0.50018368803197333, 0.56229239714511214, 0.6511638972882049, 0.61440975572746781, 0.65997934594620977, 0.57760688128004312]</text:p>
          </table:table-cell>
          <table:table-cell office:value-type="string" calcext:value-type="string">
            <text:p>0.625351851284</text:p>
          </table:table-cell>
          <table:table-cell office:value-type="string" calcext:value-type="string">
            <text:p>[[0.24446902983374083, 0.13544080508823206, {'normalize': False, 'selection': 'random', 'fit_intercept': True, 'l1_ratio': 0.25, 'max_iter': 1000, 'tol': 0.0001, 'alpha': 0.01}], [0.61361694442779102, 0.06415027118239959, {'normalize': True, 'selection': 'cyclic', 'fit_intercept': True, 'l1_ratio': 1, 'max_iter': 1000, 'tol': 0.0001, 'alpha': 0.001}], [0.58374468908846677, 0.06242526079150329, {'normalize': True, 'selection': 'random', 'fit_intercept': True, 'l1_ratio': 0.5, 'max_iter': 1000, 'tol': 0.001, 'alpha': 0.001}], [0.31642623752806126, 0.14386056209874018, {'normalize': False, 'selection': 'random', 'fit_intercept': True, 'l1_ratio': 0, 'max_iter': 1000, 'tol': 0.001, 'alpha': 0.01}], [0.54950055942135134, 0.13964150240415371, {'normalize': False, 'selection': 'cyclic', 'fit_intercept': True, 'l1_ratio': 1, 'max_iter': 1000, 'tol': 0.0001, 'alpha': 0.0001}], [0.34020656831624119, 0.29965635229813675, {'normalize': False, 'selection': 'cyclic', 'fit_intercept': True, 'l1_ratio': 0.75, 'max_iter': 1000, 'tol': 0.001, 'alpha': 0.01}], [0.5255937210804299, 0.09280830520175401, {'normalize': True, 'selection': 'cyclic', 'fit_intercept': True, 'l1_ratio': 0, 'max_iter': 1000, 'tol': 0.0001, 'alpha': 0.001}], [0.34788935942874083, 0.19110510645403966, {'normalize': False, 'selection': 'random', 'fit_intercept': True, 'l1_ratio': 0, 'max_iter': 1000, 'tol': 0.001, 'alpha': 0.01}], [0.20442377420595359, 0.25142841121703718, {'normalize': False, 'selection': 'random', 'fit_intercept': True, 'l1_ratio': 0, 'max_iter': 1000, 'tol': 0.0001, 'alpha': 0.01}], [0.50652365139808253, 0.079576493678689145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56271324007462842, 0.14329731951045321, -0.01176591505933744, 0.5272322076323388, 0.38808436083094233, 0.52022672738506026, 0.51047274791042407, 0.5359850166676241, 0.59325201159769247, 0.36414816534947902]</text:p>
          </table:table-cell>
          <table:table-cell office:value-type="string" calcext:value-type="string">
            <text:p>0.41336458819</text:p>
          </table:table-cell>
          <table:table-cell office:value-type="string" calcext:value-type="string">
            <text:p>[0.71000945606795118, 1.0629068631495799, 1.0171545569096152, 0.76429399266238696, 0.43079267239468982, 0.44965959667677358, 0.6574210638606256, 0.68653762670909535, 0.61970499396234946, 0.43612376433004796]</text:p>
          </table:table-cell>
          <table:table-cell office:value-type="string" calcext:value-type="string">
            <text:p>0.683460458672</text:p>
          </table:table-cell>
          <table:table-cell office:value-type="string" calcext:value-type="string">
            <text:p>[0.60321596240525055, 0.66617654373796176, 0.6522951366684655, 0.64267679239580755, 0.50776633522755921, 0.54052001055309873, 0.59396072127562005, 0.60001995068951486, 0.60449417427804941, 0.49344699757835314]</text:p>
          </table:table-cell>
          <table:table-cell office:value-type="string" calcext:value-type="string">
            <text:p>0.590457262481</text:p>
          </table:table-cell>
          <table:table-cell office:value-type="string" calcext:value-type="string">
            <text:p>[[0.39559265869883137, 0.10912581060930414, {'normalize': True, 'selection': 'cyclic', 'fit_intercept': True, 'l1_ratio': 0, 'max_iter': 1000, 'tol': 0.0001, 'alpha': 0.001}], [0.63116043113228915, 0.030671642405649107, {'normalize': False, 'selection': 'cyclic', 'fit_intercept': True, 'l1_ratio': 1, 'max_iter': 1000, 'tol': 0.0001, 'alpha': 0.0001}], [0.65906129873744224, 0.09196163939599325, {'normalize': False, 'selection': 'cyclic', 'fit_intercept': True, 'l1_ratio': 1, 'max_iter': 1000, 'tol': 0.001, 'alpha': 0.001}], [0.43391557940425396, 0.1627890606456398, {'normalize': False, 'selection': 'random', 'fit_intercept': True, 'l1_ratio': 0, 'max_iter': 1000, 'tol': 0.0001, 'alpha': 0.01}], [0.6203440743495402, 0.11274070858391554, {'normalize': False, 'selection': 'random', 'fit_intercept': True, 'l1_ratio': 0.25, 'max_iter': 1000, 'tol': 0.0001, 'alpha': 0.001}], [0.46848174985063468, 0.21470939976368672, {'normalize': False, 'selection': 'random', 'fit_intercept': True, 'l1_ratio': 0.75, 'max_iter': 1000, 'tol': 0.001, 'alpha': 0.01}], [0.55286782785572375, 0.10259303288191948, {'normalize': False, 'selection': 'cyclic', 'fit_intercept': True, 'l1_ratio': 1, 'max_iter': 1000, 'tol': 0.001, 'alpha': 0.01}], [0.51501421534859115, 0.15586638761679686, {'normalize': True, 'selection': 'cyclic', 'fit_intercept': True, 'l1_ratio': 0, 'max_iter': 1000, 'tol': 0.0001, 'alpha': 0.001}], [0.40216933311877201, 0.075358705655475408, {'normalize': False, 'selection': 'cyclic', 'fit_intercept': True, 'l1_ratio': 0, 'max_iter': 1000, 'tol': 0.0001, 'alpha': 0.01}], [0.56718521147045109, 0.056168992665697928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31964920244603079, 0.22204996732649473, 0.033550856964484344, 0.35906791283637651, 0.32584800177630879, 0.18201552855673042, 0.32208964714394306, 0.2700577536596418, 0.23303849356428075, 0.25339351225389994]</text:p>
          </table:table-cell>
          <table:table-cell office:value-type="string" calcext:value-type="string">
            <text:p>0.252076087653</text:p>
          </table:table-cell>
          <table:table-cell office:value-type="string" calcext:value-type="string">
            <text:p>[1.1046652768291676, 0.96519883472711765, 0.97159642880667241, 1.036154644694512, 0.47460748234736339, 0.76664247158313037, 0.91041416688117272, 1.0799927490234766, 1.1685119269600435, 0.5120891600289702]</text:p>
          </table:table-cell>
          <table:table-cell office:value-type="string" calcext:value-type="string">
            <text:p>0.898987314188</text:p>
          </table:table-cell>
          <table:table-cell office:value-type="string" calcext:value-type="string">
            <text:p>[0.7093307952759087, 0.61102289734921744, 0.67064444298668491, 0.66312616545770886, 0.58535175131803741, 0.55030579901815579, 0.64888461128679964, 0.65088466443926052, 0.67591697717697086, 0.59381500969321699]</text:p>
          </table:table-cell>
          <table:table-cell office:value-type="string" calcext:value-type="string">
            <text:p>0.6359283114</text:p>
          </table:table-cell>
          <table:table-cell office:value-type="string" calcext:value-type="string">
            <text:p>[[0.12795300819760033, 0.14975294505320905, {'normalize': True, 'selection': 'random', 'fit_intercept': True, 'l1_ratio': 0, 'max_iter': 1000, 'tol': 0.0001, 'alpha': 0.001}], [0.33587124739330049, 0.078842597453659388, {'normalize': True, 'selection': 'random', 'fit_intercept': True, 'l1_ratio': 0, 'max_iter': 1000, 'tol': 0.0001, 'alpha': 0.001}], [0.39835821825737922, 0.10883329134209187, {'normalize': True, 'selection': 'cyclic', 'fit_intercept': True, 'l1_ratio': 0, 'max_iter': 1000, 'tol': 0.0001, 'alpha': 0.001}], [0.41634316475471844, 0.1527318935878984, {'normalize': True, 'selection': 'random', 'fit_intercept': True, 'l1_ratio': 1, 'max_iter': 1000, 'tol': 0.0001, 'alpha': 0.001}], [0.39884180384510498, 0.11412441733227841, {'normalize': False, 'selection': 'cyclic', 'fit_intercept': True, 'l1_ratio': 0.75, 'max_iter': 1000, 'tol': 0.0001, 'alpha': 0.01}], [0.44518263069581254, 0.19863842840143953, {'normalize': False, 'selection': 'cyclic', 'fit_intercept': True, 'l1_ratio': 1, 'max_iter': 1000, 'tol': 0.001, 'alpha': 0.01}], [0.46821419528983543, 0.086409132146343964, {'normalize': False, 'selection': 'cyclic', 'fit_intercept': True, 'l1_ratio': 1, 'max_iter': 1000, 'tol': 0.001, 'alpha': 0.01}], [0.51031802847561947, 0.065905435050482478, {'normalize': False, 'selection': 'random', 'fit_intercept': True, 'l1_ratio': 0.75, 'max_iter': 1000, 'tol': 0.0001, 'alpha': 0.001}], [0.44300572977661085, 0.050519157684529518, {'normalize': True, 'selection': 'random', 'fit_intercept': True, 'l1_ratio': 1, 'max_iter': 1000, 'tol': 0.001, 'alpha': 0.001}], [0.35813826820367534, 0.07164777863620724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43938272999893324, 0.37730733276514405, 0.230225955743251, 0.40510775097831309, 0.40978616939090573, 0.17723521458286173, 0.18681663110940028, 0.40850901964519026, 0.33120491332816604, 0.486753596863302]</text:p>
          </table:table-cell>
          <table:table-cell office:value-type="string" calcext:value-type="string">
            <text:p>0.345232931441</text:p>
          </table:table-cell>
          <table:table-cell office:value-type="string" calcext:value-type="string">
            <text:p>[0.91025752301233209, 0.77257177397721699, 0.77387384300307893, 0.96172493039691498, 0.4155144550932986, 0.77112274211125398, 1.0920819488758544, 0.87514590791080071, 1.0189494895254079, 0.35203005034633761]</text:p>
          </table:table-cell>
          <table:table-cell office:value-type="string" calcext:value-type="string">
            <text:p>0.794327266425</text:p>
          </table:table-cell>
          <table:table-cell office:value-type="string" calcext:value-type="string">
            <text:p>[0.67723126564887026, 0.5869113574681819, 0.63971453182481619, 0.64718384115453254, 0.51977644715139204, 0.53826028913588697, 0.60720502672840848, 0.625976679658796, 0.61272554213579322, 0.4880835433408055]</text:p>
          </table:table-cell>
          <table:table-cell office:value-type="string" calcext:value-type="string">
            <text:p>0.594306852425</text:p>
          </table:table-cell>
          <table:table-cell office:value-type="string" calcext:value-type="string">
            <text:p>[[0.18067731813066923, 0.15148083200633419, {'normalize': False, 'selection': 'cyclic', 'fit_intercept': True, 'l1_ratio': 0, 'max_iter': 1000, 'tol': 0.0001, 'alpha': 0.01}], [0.38269645914633704, 0.065473542144700192, {'normalize': True, 'selection': 'cyclic', 'fit_intercept': True, 'l1_ratio': 0, 'max_iter': 1000, 'tol': 0.0001, 'alpha': 0.001}], [0.46773420391593423, 0.13491975179855284, {'normalize': True, 'selection': 'cyclic', 'fit_intercept': True, 'l1_ratio': 0, 'max_iter': 1000, 'tol': 0.0001, 'alpha': 0.001}], [0.40595432892949779, 0.19522915642494174, {'normalize': True, 'selection': 'random', 'fit_intercept': True, 'l1_ratio': 1, 'max_iter': 1000, 'tol': 0.0001, 'alpha': 0.001}], [0.45152703832246199, 0.10178562818320652, {'normalize': False, 'selection': 'random', 'fit_intercept': True, 'l1_ratio': 0, 'max_iter': 1000, 'tol': 0.001, 'alpha': 0.01}], [0.45357173018900043, 0.22529295279710224, {'normalize': False, 'selection': 'cyclic', 'fit_intercept': True, 'l1_ratio': 1, 'max_iter': 1000, 'tol': 0.001, 'alpha': 0.01}], [0.52700864365971645, 0.11965939631304601, {'normalize': False, 'selection': 'random', 'fit_intercept': True, 'l1_ratio': 1, 'max_iter': 1000, 'tol': 0.001, 'alpha': 0.001}], [0.45565769091883923, 0.22705669492663016, {'normalize': True, 'selection': 'cyclic', 'fit_intercept': True, 'l1_ratio': 0, 'max_iter': 1000, 'tol': 0.0001, 'alpha': 0.001}], [0.40590206135688428, 0.21779901096491056, {'normalize': False, 'selection': 'random', 'fit_intercept': True, 'l1_ratio': 0, 'max_iter': 1000, 'tol': 0.001, 'alpha': 0.0001}], [0.40869346669362761, 0.074773884048036587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49709852622310913, 0.56383165429205895, 0.57434537233943961, 0.50177016895492832, 0.39167084585385903, 0.26871073497572651, 0.38794978910490063, 0.38315811694676816, 0.40188566720615548, 0.60001184065570856]</text:p>
          </table:table-cell>
          <table:table-cell office:value-type="string" calcext:value-type="string">
            <text:p>0.457043271655</text:p>
          </table:table-cell>
          <table:table-cell office:value-type="string" calcext:value-type="string">
            <text:p>[0.81654610789734139, 0.54115195236304159, 0.4279216543573845, 0.80545687117537224, 0.4282677631283997, 0.68538881745666769, 0.82196588456560171, 0.91265406863551846, 0.91126311515078973, 0.27434746938578564]</text:p>
          </table:table-cell>
          <table:table-cell office:value-type="string" calcext:value-type="string">
            <text:p>0.662496370412</text:p>
          </table:table-cell>
          <table:table-cell office:value-type="string" calcext:value-type="string">
            <text:p>[0.64705943133980959, 0.52187819210867026, 0.52221139330110244, 0.63764548905598428, 0.50299425252713759, 0.52173919965804094, 0.58667744538431099, 0.59985973988777619, 0.56903534897790375, 0.44508559768703021]</text:p>
          </table:table-cell>
          <table:table-cell office:value-type="string" calcext:value-type="string">
            <text:p>0.555418608993</text:p>
          </table:table-cell>
          <table:table-cell office:value-type="string" calcext:value-type="string">
            <text:p>[[0.31329033926903543, 0.14653171706418494, {'normalize': False, 'selection': 'random', 'fit_intercept': True, 'l1_ratio': 0, 'max_iter': 1000, 'tol': 0.0001, 'alpha': 0.01}], [0.4371200020246987, 0.060127661158223003, {'normalize': False, 'selection': 'cyclic', 'fit_intercept': True, 'l1_ratio': 0, 'max_iter': 1000, 'tol': 0.0001, 'alpha': 0.01}], [0.49438288817264819, 0.061225075083361051, {'normalize': False, 'selection': 'random', 'fit_intercept': True, 'l1_ratio': 0, 'max_iter': 1000, 'tol': 0.001, 'alpha': 0.01}], [0.4703056861940399, 0.15313723350667144, {'normalize': True, 'selection': 'random', 'fit_intercept': True, 'l1_ratio': 0, 'max_iter': 1000, 'tol': 0.001, 'alpha': 0.001}], [0.54773018771051074, 0.10665296513903993, {'normalize': False, 'selection': 'random', 'fit_intercept': True, 'l1_ratio': 0, 'max_iter': 1000, 'tol': 0.001, 'alpha': 0.01}], [0.5478525930882292, 0.19353024896535206, {'normalize': False, 'selection': 'cyclic', 'fit_intercept': True, 'l1_ratio': 1, 'max_iter': 1000, 'tol': 0.001, 'alpha': 0.01}], [0.57901315372847451, 0.085465920087228545, {'normalize': False, 'selection': 'cyclic', 'fit_intercept': True, 'l1_ratio': 1, 'max_iter': 1000, 'tol': 0.001, 'alpha': 0.01}], [0.61749060222002594, 0.13105378956074121, {'normalize': True, 'selection': 'cyclic', 'fit_intercept': True, 'l1_ratio': 0.75, 'max_iter': 1000, 'tol': 0.0001, 'alpha': 0.001}], [0.53397695786711552, 0.063592178155737616, {'normalize': False, 'selection': 'random', 'fit_intercept': True, 'l1_ratio': 0.75, 'max_iter': 1000, 'tol': 0.001, 'alpha': 0.001}], [0.46211989914715135, 0.0774040302526112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33286977615014413, 0.24126324092442264, 0.11120720313078636, 0.34404657315178389, 0.2989628113682602, 0.2883644444801795, 0.35344740904794292, 0.36346134877968206, 0.33080232756710282, 0.2423645393846704]</text:p>
          </table:table-cell>
          <table:table-cell office:value-type="string" calcext:value-type="string">
            <text:p>0.290678967398</text:p>
          </table:table-cell>
          <table:table-cell office:value-type="string" calcext:value-type="string">
            <text:p>[1.0831994260310192, 0.9413610193030566, 0.89352648673773827, 1.060438700986035, 0.49353483488153116, 0.66696870197001845, 0.86830159173194799, 0.94179660272818211, 1.0195628531159913, 0.51965381094653196]</text:p>
          </table:table-cell>
          <table:table-cell office:value-type="string" calcext:value-type="string">
            <text:p>0.848834402843</text:p>
          </table:table-cell>
          <table:table-cell office:value-type="string" calcext:value-type="string">
            <text:p>[0.70417759101753308, 0.62340425710073555, 0.64618607654480009, 0.68989338117573185, 0.59850588277009498, 0.54252751417323408, 0.65839159636066147, 0.63958274191466602, 0.65361369678764092, 0.60362562443529544]</text:p>
          </table:table-cell>
          <table:table-cell office:value-type="string" calcext:value-type="string">
            <text:p>0.635990836228</text:p>
          </table:table-cell>
          <table:table-cell office:value-type="string" calcext:value-type="string">
            <text:p>[[0.13711867689736376, 0.15129737174252936, {'normalize': True, 'selection': 'random', 'fit_intercept': True, 'l1_ratio': 0, 'max_iter': 1000, 'tol': 0.0001, 'alpha': 0.001}], [0.31855966636057498, 0.078694097000898772, {'normalize': True, 'selection': 'cyclic', 'fit_intercept': True, 'l1_ratio': 0, 'max_iter': 1000, 'tol': 0.0001, 'alpha': 0.001}], [0.39393811026264858, 0.089299963785720429, {'normalize': True, 'selection': 'random', 'fit_intercept': True, 'l1_ratio': 0, 'max_iter': 1000, 'tol': 0.001, 'alpha': 0.001}], [0.42610439921614474, 0.179320616906819, {'normalize': True, 'selection': 'random', 'fit_intercept': True, 'l1_ratio': 1, 'max_iter': 1000, 'tol': 0.0001, 'alpha': 0.001}], [0.40965128250730592, 0.10757251651088529, {'normalize': False, 'selection': 'random', 'fit_intercept': True, 'l1_ratio': 0.75, 'max_iter': 1000, 'tol': 0.0001, 'alpha': 0.01}], [0.40938608522790815, 0.18529907425592004, {'normalize': False, 'selection': 'random', 'fit_intercept': True, 'l1_ratio': 1, 'max_iter': 1000, 'tol': 0.0001, 'alpha': 0.01}], [0.44703587954049601, 0.095097901414035138, {'normalize': False, 'selection': 'cyclic', 'fit_intercept': True, 'l1_ratio': 1, 'max_iter': 1000, 'tol': 0.001, 'alpha': 0.01}], [0.48998909747585628, 0.073000276160153393, {'normalize': False, 'selection': 'random', 'fit_intercept': True, 'l1_ratio': 0, 'max_iter': 1000, 'tol': 0.001, 'alpha': 0.001}], [0.41518400037777331, 0.037385987629756159, {'normalize': True, 'selection': 'random', 'fit_intercept': True, 'l1_ratio': 1, 'max_iter': 1000, 'tol': 0.001, 'alpha': 0.001}], [0.35977662722515941, 0.07254255749965074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42483656069344833, 0.47459688088275487, 0.25313124867693881, 0.41997196502705014, 0.38128862698833921, 0.24067829648743144, 0.33917591298104954, 0.33405263077717207, 0.41694755613140522, 0.46891023276467991]</text:p>
          </table:table-cell>
          <table:table-cell office:value-type="string" calcext:value-type="string">
            <text:p>0.375358991141</text:p>
          </table:table-cell>
          <table:table-cell office:value-type="string" calcext:value-type="string">
            <text:p>[0.93387570381026486, 0.65186510320102853, 0.75084655700927883, 0.93769488925091693, 0.43557691413577926, 0.71166175866452408, 0.8874678017583163, 0.98530854132335877, 0.88831542259514418, 0.36426861709244102]</text:p>
          </table:table-cell>
          <table:table-cell office:value-type="string" calcext:value-type="string">
            <text:p>0.754688130884</text:p>
          </table:table-cell>
          <table:table-cell office:value-type="string" calcext:value-type="string">
            <text:p>[0.68584020893042019, 0.57504328155759932, 0.63089031635114823, 0.66447891638072043, 0.54013278869539538, 0.53782229816330185, 0.6259872539319824, 0.62236153171992759, 0.59988865458103324, 0.49473992141135953]</text:p>
          </table:table-cell>
          <table:table-cell office:value-type="string" calcext:value-type="string">
            <text:p>0.597718517172</text:p>
          </table:table-cell>
          <table:table-cell office:value-type="string" calcext:value-type="string">
            <text:p>[[0.17809254211964598, 0.15230872631830081, {'normalize': False, 'selection': 'cyclic', 'fit_intercept': True, 'l1_ratio': 0, 'max_iter': 1000, 'tol': 0.0001, 'alpha': 0.01}], [0.36446277087943096, 0.097692724272486708, {'normalize': False, 'selection': 'cyclic', 'fit_intercept': True, 'l1_ratio': 0, 'max_iter': 1000, 'tol': 0.0001, 'alpha': 0.01}], [0.47446406560737636, 0.1195175879682176, {'normalize': True, 'selection': 'cyclic', 'fit_intercept': True, 'l1_ratio': 0, 'max_iter': 1000, 'tol': 0.0001, 'alpha': 0.001}], [0.42202856291761054, 0.1745107649886728, {'normalize': False, 'selection': 'cyclic', 'fit_intercept': True, 'l1_ratio': 1, 'max_iter': 1000, 'tol': 0.0001, 'alpha': 0.0001}], [0.45975520711554829, 0.11604750871959028, {'normalize': False, 'selection': 'cyclic', 'fit_intercept': True, 'l1_ratio': 0.5, 'max_iter': 1000, 'tol': 0.001, 'alpha': 0.01}], [0.43237794542650237, 0.22623178460310736, {'normalize': False, 'selection': 'random', 'fit_intercept': True, 'l1_ratio': 1, 'max_iter': 1000, 'tol': 0.001, 'alpha': 0.01}], [0.50256685727500927, 0.06690411516061455, {'normalize': False, 'selection': 'cyclic', 'fit_intercept': True, 'l1_ratio': 1, 'max_iter': 1000, 'tol': 0.001, 'alpha': 0.01}], [0.45293990190679678, 0.23582892296775368, {'normalize': True, 'selection': 'random', 'fit_intercept': True, 'l1_ratio': 1, 'max_iter': 1000, 'tol': 0.001, 'alpha': 0.001}], [0.39988614778909415, 0.18644607703511781, {'normalize': True, 'selection': 'cyclic', 'fit_intercept': True, 'l1_ratio': 0.5, 'max_iter': 1000, 'tol': 0.0001, 'alpha': 0.0001}], [0.4044526047959402, 0.075934403528224656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48406867427562961, 0.55708679783264159, 0.5685104197705505, 0.49001395932423542, 0.35236179030736159, 0.30277150684213128, 0.41858997323802927, 0.40630989216377644, 0.43881433939180237, 0.58551975010274104]</text:p>
          </table:table-cell>
          <table:table-cell office:value-type="string" calcext:value-type="string">
            <text:p>0.460404710325</text:p>
          </table:table-cell>
          <table:table-cell office:value-type="string" calcext:value-type="string">
            <text:p>[0.83770228947360181, 0.54952026307916635, 0.43378768374862853, 0.82446239681031364, 0.45594159920028421, 0.6534659200921048, 0.78081699578831054, 0.87839964715662833, 0.85500006474521817, 0.28428743454833943]</text:p>
          </table:table-cell>
          <table:table-cell office:value-type="string" calcext:value-type="string">
            <text:p>0.655338429464</text:p>
          </table:table-cell>
          <table:table-cell office:value-type="string" calcext:value-type="string">
            <text:p>[0.65630759908040204, 0.51579588902912421, 0.52671385227370082, 0.65996473908027309, 0.52550735063436738, 0.54440041699782482, 0.58093851157491783, 0.60610759486289456, 0.59343498302971742, 0.4427811709873824]</text:p>
          </table:table-cell>
          <table:table-cell office:value-type="string" calcext:value-type="string">
            <text:p>0.565195210755</text:p>
          </table:table-cell>
          <table:table-cell office:value-type="string" calcext:value-type="string">
            <text:p>[[0.32241887842800548, 0.14984335200242677, {'normalize': False, 'selection': 'random', 'fit_intercept': True, 'l1_ratio': 0, 'max_iter': 1000, 'tol': 0.001, 'alpha': 0.01}], [0.42760224403161262, 0.077023400283513913, {'normalize': False, 'selection': 'random', 'fit_intercept': True, 'l1_ratio': 0, 'max_iter': 1000, 'tol': 0.001, 'alpha': 0.01}], [0.49300677954308936, 0.055415751163086106, {'normalize': False, 'selection': 'cyclic', 'fit_intercept': True, 'l1_ratio': 0, 'max_iter': 1000, 'tol': 0.0001, 'alpha': 0.01}], [0.4686034058683593, 0.18127160368381987, {'normalize': True, 'selection': 'cyclic', 'fit_intercept': True, 'l1_ratio': 0, 'max_iter': 1000, 'tol': 0.0001, 'alpha': 0.001}], [0.55206553304428563, 0.10198974804768178, {'normalize': False, 'selection': 'random', 'fit_intercept': True, 'l1_ratio': 0, 'max_iter': 1000, 'tol': 0.0001, 'alpha': 0.01}], [0.51013194638621628, 0.21385047348146607, {'normalize': False, 'selection': 'random', 'fit_intercept': True, 'l1_ratio': 1, 'max_iter': 1000, 'tol': 0.001, 'alpha': 0.01}], [0.52617662749707506, 0.10416627256186599, {'normalize': False, 'selection': 'cyclic', 'fit_intercept': True, 'l1_ratio': 1, 'max_iter': 1000, 'tol': 0.001, 'alpha': 0.01}], [0.59744219269490895, 0.13454285760038787, {'normalize': False, 'selection': 'random', 'fit_intercept': True, 'l1_ratio': 0, 'max_iter': 1000, 'tol': 0.001, 'alpha': 0.001}], [0.52609112595839524, 0.050259670905442831, {'normalize': True, 'selection': 'cyclic', 'fit_intercept': True, 'l1_ratio': 1, 'max_iter': 1000, 'tol': 0.001, 'alpha': 0.001}], [0.4586933023080324, 0.078998576457928932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43117876538052902, 0.40069797057881495, 0.27188094326565904, 0.39863722991520545, 0.29153167515584699, 0.35456146683870238, 0.37050410314185578, 0.47034017826897168, 0.34844225816663121, 0.25292760561707273]</text:p>
          </table:table-cell>
          <table:table-cell office:value-type="string" calcext:value-type="string">
            <text:p>0.359070219633</text:p>
          </table:table-cell>
          <table:table-cell office:value-type="string" calcext:value-type="string">
            <text:p>[0.92357805541836235, 0.74355112301883552, 0.73199700198106676, 0.97218541534907654, 0.49876640410931161, 0.60492663319719897, 0.84539494061232123, 0.78366304976387369, 0.99268735920484552, 0.51240872025543582]</text:p>
          </table:table-cell>
          <table:table-cell office:value-type="string" calcext:value-type="string">
            <text:p>0.760915870291</text:p>
          </table:table-cell>
          <table:table-cell office:value-type="string" calcext:value-type="string">
            <text:p>[0.68684766344991743, 0.61862015774249779, 0.6616682770529615, 0.69744634227622626, 0.58888160854446425, 0.53206695119835257, 0.62611736222777503, 0.5983251768917095, 0.69924744261740923, 0.57980608627900898]</text:p>
          </table:table-cell>
          <table:table-cell office:value-type="string" calcext:value-type="string">
            <text:p>0.628902706828</text:p>
          </table:table-cell>
          <table:table-cell office:value-type="string" calcext:value-type="string">
            <text:p>[[0.17678934661341655, 0.19635793872445934, {'normalize': False, 'selection': 'random', 'fit_intercept': True, 'l1_ratio': 0, 'max_iter': 1000, 'tol': 0.001, 'alpha': 0.001}], [0.29437885741698633, 0.10132268672623394, {'normalize': False, 'selection': 'cyclic', 'fit_intercept': True, 'l1_ratio': 0.5, 'max_iter': 1000, 'tol': 0.0001, 'alpha': 0.01}], [0.37374406888352446, 0.11148570341444559, {'normalize': True, 'selection': 'cyclic', 'fit_intercept': True, 'l1_ratio': 0, 'max_iter': 1000, 'tol': 0.0001, 'alpha': 0.001}], [0.42798246201234375, 0.24386632889902213, {'normalize': False, 'selection': 'random', 'fit_intercept': True, 'l1_ratio': 0, 'max_iter': 1000, 'tol': 0.0001, 'alpha': 0.001}], [0.43978575691678995, 0.11454738382619085, {'normalize': False, 'selection': 'cyclic', 'fit_intercept': True, 'l1_ratio': 1, 'max_iter': 1000, 'tol': 0.0001, 'alpha': 0.01}], [0.37396895959119597, 0.21409483379244451, {'normalize': False, 'selection': 'cyclic', 'fit_intercept': True, 'l1_ratio': 1, 'max_iter': 1000, 'tol': 0.001, 'alpha': 0.01}], [0.46259066896186168, 0.15171568954554945, {'normalize': True, 'selection': 'random', 'fit_intercept': True, 'l1_ratio': 1, 'max_iter': 1000, 'tol': 0.001, 'alpha': 0.001}], [0.41967795753582943, 0.066783599370504529, {'normalize': False, 'selection': 'cyclic', 'fit_intercept': True, 'l1_ratio': 0, 'max_iter': 1000, 'tol': 0.0001, 'alpha': 0.001}], [0.40277286472189677, 0.026108729850532909, {'normalize': False, 'selection': 'cyclic', 'fit_intercept': True, 'l1_ratio': 1, 'max_iter': 1000, 'tol': 0.001, 'alpha': 0.01}], [0.37363269997024251, 0.17027405682953115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4135063046919315, 0.47671692957862388, 0.36175287690477131, 0.48333683068537858, 0.35915015844764719, 0.3137326616356505, 0.35252004283916438, 0.44457413582029992, 0.46434767214442829, 0.45908326974753122]</text:p>
          </table:table-cell>
          <table:table-cell office:value-type="string" calcext:value-type="string">
            <text:p>0.41287208825</text:p>
          </table:table-cell>
          <table:table-cell office:value-type="string" calcext:value-type="string">
            <text:p>[0.95227230219371573, 0.64923476906017719, 0.64164641250312371, 0.83525689125198133, 0.45116254296252611, 0.64319275831987466, 0.86954701796094991, 0.82178543431568019, 0.81609849849173166, 0.37100882270233226]</text:p>
          </table:table-cell>
          <table:table-cell office:value-type="string" calcext:value-type="string">
            <text:p>0.705120544976</text:p>
          </table:table-cell>
          <table:table-cell office:value-type="string" calcext:value-type="string">
            <text:p>[0.6874109438814312, 0.5802032147152465, 0.62930037201123079, 0.66087794187734039, 0.5405930879018751, 0.53317400647675706, 0.59242595350167726, 0.58427346543895664, 0.6163923127979668, 0.4911132631475954]</text:p>
          </table:table-cell>
          <table:table-cell office:value-type="string" calcext:value-type="string">
            <text:p>0.591576456175</text:p>
          </table:table-cell>
          <table:table-cell office:value-type="string" calcext:value-type="string">
            <text:p>[[0.20214905442990316, 0.16931621269527147, {'normalize': False, 'selection': 'cyclic', 'fit_intercept': True, 'l1_ratio': 0, 'max_iter': 1000, 'tol': 0.0001, 'alpha': 0.01}], [0.36228909599265907, 0.13155029256061926, {'normalize': False, 'selection': 'cyclic', 'fit_intercept': True, 'l1_ratio': 0, 'max_iter': 1000, 'tol': 0.0001, 'alpha': 0.01}], [0.46562464298933254, 0.10456072755135033, {'normalize': True, 'selection': 'random', 'fit_intercept': True, 'l1_ratio': 0, 'max_iter': 1000, 'tol': 0.0001, 'alpha': 0.001}], [0.44580731421034187, 0.1770340684090185, {'normalize': False, 'selection': 'cyclic', 'fit_intercept': True, 'l1_ratio': 0, 'max_iter': 1000, 'tol': 0.0001, 'alpha': 0.001}], [0.4660879853931657, 0.16340394274181511, {'normalize': False, 'selection': 'random', 'fit_intercept': True, 'l1_ratio': 1, 'max_iter': 1000, 'tol': 0.001, 'alpha': 0.01}], [0.43410968479323131, 0.23751395824426666, {'normalize': False, 'selection': 'cyclic', 'fit_intercept': True, 'l1_ratio': 1, 'max_iter': 1000, 'tol': 0.001, 'alpha': 0.01}], [0.54170843027432714, 0.092847388999932584, {'normalize': False, 'selection': 'cyclic', 'fit_intercept': True, 'l1_ratio': 1, 'max_iter': 1000, 'tol': 0.0001, 'alpha': 0.001}], [0.47386663239212223, 0.15653287973246779, {'normalize': False, 'selection': 'cyclic', 'fit_intercept': True, 'l1_ratio': 1, 'max_iter': 1000, 'tol': 0.0001, 'alpha': 0.0001}], [0.43132699390967016, 0.18003502212657663, {'normalize': False, 'selection': 'cyclic', 'fit_intercept': True, 'l1_ratio': 1, 'max_iter': 1000, 'tol': 0.001, 'alpha': 0.001}], [0.41086676470245426, 0.085319025425139916, {'normalize': False, 'selection': 'cyclic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4603431934257346, 0.54835327975779569, 0.55875440183532654, 0.49289539216247413, 0.31508554892186613, 0.11478189666721361, 0.4573065770796233, 0.3882594437313055, 0.4755216061056996, 0.56592289171318622]</text:p>
          </table:table-cell>
          <table:table-cell office:value-type="string" calcext:value-type="string">
            <text:p>0.43772242314</text:p>
          </table:table-cell>
          <table:table-cell office:value-type="string" calcext:value-type="string">
            <text:p>[0.87622464436049441, 0.5603558966222878, 0.44359566200961104, 0.81980416534006728, 0.48218432060726329, 0.82965608556328807, 0.72882170690916637, 0.90510635377818349, 0.79907433887583601, 0.29772870369965515]</text:p>
          </table:table-cell>
          <table:table-cell office:value-type="string" calcext:value-type="string">
            <text:p>0.674255187777</text:p>
          </table:table-cell>
          <table:table-cell office:value-type="string" calcext:value-type="string">
            <text:p>[0.66552534174199451, 0.52503218860449508, 0.52865002251236126, 0.67059534844765567, 0.546664471989735, 0.5543784809446215, 0.56272849025767291, 0.60715477275615448, 0.62208006902538548, 0.43114991608141451]</text:p>
          </table:table-cell>
          <table:table-cell office:value-type="string" calcext:value-type="string">
            <text:p>0.571395910236</text:p>
          </table:table-cell>
          <table:table-cell office:value-type="string" calcext:value-type="string">
            <text:p>[[0.32766388509305983, 0.17785767487665938, {'normalize': False, 'selection': 'cyclic', 'fit_intercept': True, 'l1_ratio': 0, 'max_iter': 1000, 'tol': 0.0001, 'alpha': 0.01}], [0.42490443901447517, 0.11943990463001464, {'normalize': False, 'selection': 'cyclic', 'fit_intercept': True, 'l1_ratio': 0, 'max_iter': 1000, 'tol': 0.0001, 'alpha': 0.01}], [0.48188210490451916, 0.039060115626723436, {'normalize': False, 'selection': 'random', 'fit_intercept': True, 'l1_ratio': 0, 'max_iter': 1000, 'tol': 0.001, 'alpha': 0.01}], [0.4951493901144029, 0.1982321771937649, {'normalize': True, 'selection': 'cyclic', 'fit_intercept': True, 'l1_ratio': 0, 'max_iter': 1000, 'tol': 0.0001, 'alpha': 0.001}], [0.5444307913131643, 0.10260072545658776, {'normalize': False, 'selection': 'random', 'fit_intercept': True, 'l1_ratio': 0, 'max_iter': 1000, 'tol': 0.001, 'alpha': 0.01}], [0.5061492721863956, 0.24734512440413667, {'normalize': False, 'selection': 'cyclic', 'fit_intercept': True, 'l1_ratio': 1, 'max_iter': 1000, 'tol': 0.0001, 'alpha': 0.001}], [0.51875757862127136, 0.094278539550089788, {'normalize': False, 'selection': 'random', 'fit_intercept': True, 'l1_ratio': 1, 'max_iter': 1000, 'tol': 0.0001, 'alpha': 0.0001}], [0.57414669123586881, 0.10404435738554482, {'normalize': True, 'selection': 'random', 'fit_intercept': True, 'l1_ratio': 1, 'max_iter': 1000, 'tol': 0.001, 'alpha': 0.001}], [0.52040248458489724, 0.056214341055052172, {'normalize': True, 'selection': 'random', 'fit_intercept': True, 'l1_ratio': 0.75, 'max_iter': 1000, 'tol': 0.001, 'alpha': 0.001}], [0.45526227661033647, 0.06441137389107437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39117176347092975, 0.49559381959375637, 0.49496622353979758, 0.3276932941576105, -0.11278814021661621, 0.50552928909838601, 0.41743064922139006, 0.48117287359579253, 0.34413925323004302, 0.029434488903477107]</text:p>
          </table:table-cell>
          <table:table-cell office:value-type="string" calcext:value-type="string">
            <text:p>0.337434351459</text:p>
          </table:table-cell>
          <table:table-cell office:value-type="string" calcext:value-type="string">
            <text:p>[0.98853622993430645, 0.62581430311680142, 0.50772357466661633, 1.0868760198926044, 0.78341023835246582, 0.46343452860690598, 0.7823739347025892, 0.76763543598483519, 0.99924324571020395, 0.66570018542288356]</text:p>
          </table:table-cell>
          <table:table-cell office:value-type="string" calcext:value-type="string">
            <text:p>0.767074769639</text:p>
          </table:table-cell>
          <table:table-cell office:value-type="string" calcext:value-type="string">
            <text:p>[0.70481902125380813, 0.5826901457036292, 0.59538512519712239, 0.75686059150827789, 0.63352282253157688, 0.53362539487160332, 0.65665708836756798, 0.60256255293575556, 0.71918835718922403, 0.65485827646562189]</text:p>
          </table:table-cell>
          <table:table-cell office:value-type="string" calcext:value-type="string">
            <text:p>0.644016937602</text:p>
          </table:table-cell>
          <table:table-cell office:value-type="string" calcext:value-type="string">
            <text:p>[[0.20064000721149727, 0.23495979326993971, {'normalize': False, 'selection': 'cyclic', 'fit_intercept': True, 'l1_ratio': 1, 'max_iter': 1000, 'tol': 0.001, 'alpha': 0.01}], [0.28497581691466861, 0.060778378537833008, {'normalize': False, 'selection': 'cyclic', 'fit_intercept': True, 'l1_ratio': 1, 'max_iter': 1000, 'tol': 0.0001, 'alpha': 0.01}], [0.36738601008936145, 0.039501619376902282, {'normalize': False, 'selection': 'cyclic', 'fit_intercept': True, 'l1_ratio': 1, 'max_iter': 1000, 'tol': 0.001, 'alpha': 0.01}], [0.37118728805282886, 0.20295357093348518, {'normalize': True, 'selection': 'random', 'fit_intercept': True, 'l1_ratio': 0, 'max_iter': 1000, 'tol': 0.0001, 'alpha': 0.001}], [0.53821125212236576, 0.095893160995553672, {'normalize': False, 'selection': 'random', 'fit_intercept': True, 'l1_ratio': 0, 'max_iter': 1000, 'tol': 0.001, 'alpha': 0.001}], [0.32517745161921402, 0.18039692895440063, {'normalize': False, 'selection': 'cyclic', 'fit_intercept': True, 'l1_ratio': 1, 'max_iter': 1000, 'tol': 0.001, 'alpha': 0.01}], [0.36532713281834389, 0.16673706380375372, {'normalize': False, 'selection': 'cyclic', 'fit_intercept': True, 'l1_ratio': 1, 'max_iter': 1000, 'tol': 0.001, 'alpha': 0.01}], [0.26241299119224876, 0.075306915780769909, {'normalize': True, 'selection': 'cyclic', 'fit_intercept': True, 'l1_ratio': 0, 'max_iter': 1000, 'tol': 0.0001, 'alpha': 0.001}], [0.34603137089261554, 0.0950411634057933, {'normalize': False, 'selection': 'cyclic', 'fit_intercept': True, 'l1_ratio': 1, 'max_iter': 1000, 'tol': 0.001, 'alpha': 0.01}], [0.43600865014595303, 0.25052890836726555, {'normalize': False, 'selection': 'cyclic', 'fit_intercept': True, 'l1_ratio': 1, 'max_iter': 1000, 'tol': 0.0001, 'alpha': 0.0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43847212370807376, 0.51477357395893741, 0.5138031813579147, 0.46064529726371939, 0.1088759267655951, 0.50575762349663278, 0.46677609730620839, 0.53759650498447631, 0.3985059416218123, 0.46031886299616021]</text:p>
          </table:table-cell>
          <table:table-cell office:value-type="string" calcext:value-type="string">
            <text:p>0.440552513346</text:p>
          </table:table-cell>
          <table:table-cell office:value-type="string" calcext:value-type="string">
            <text:p>[0.91173604725892832, 0.60201807484233794, 0.48878629164706694, 0.87194086794932923, 0.62735726360121846, 0.46322052595339541, 0.71610441275437209, 0.68415333438177484, 0.916412330100977, 0.37016134291316244]</text:p>
          </table:table-cell>
          <table:table-cell office:value-type="string" calcext:value-type="string">
            <text:p>0.66518904914</text:p>
          </table:table-cell>
          <table:table-cell office:value-type="string" calcext:value-type="string">
            <text:p>[0.68064526472080955, 0.56033748351592538, 0.58387250257683643, 0.6878298426068894, 0.5475257001813546, 0.52157028314232545, 0.63981422665778098, 0.57296974902724374, 0.6929742605901571, 0.50355611845583426]</text:p>
          </table:table-cell>
          <table:table-cell office:value-type="string" calcext:value-type="string">
            <text:p>0.599109543148</text:p>
          </table:table-cell>
          <table:table-cell office:value-type="string" calcext:value-type="string">
            <text:p>[[0.28546054645784963, 0.14820827624168495, {'normalize': False, 'selection': 'cyclic', 'fit_intercept': True, 'l1_ratio': 1, 'max_iter': 1000, 'tol': 0.001, 'alpha': 0.01}], [0.38633491056292618, 0.15938468798068514, {'normalize': False, 'selection': 'random', 'fit_intercept': True, 'l1_ratio': 1, 'max_iter': 1000, 'tol': 0.0001, 'alpha': 0.01}], [0.43639224582422803, 0.094516123724431106, {'normalize': False, 'selection': 'cyclic', 'fit_intercept': True, 'l1_ratio': 1, 'max_iter': 1000, 'tol': 0.0001, 'alpha': 0.01}], [0.41429259464777651, 0.1986879804085242, {'normalize': True, 'selection': 'cyclic', 'fit_intercept': True, 'l1_ratio': 0.5, 'max_iter': 1000, 'tol': 0.001, 'alpha': 0.001}], [0.56863322996540044, 0.09322859861651997, {'normalize': False, 'selection': 'random', 'fit_intercept': True, 'l1_ratio': 0, 'max_iter': 1000, 'tol': 0.001, 'alpha': 0.001}], [0.40255958575727857, 0.22543577172864881, {'normalize': False, 'selection': 'cyclic', 'fit_intercept': True, 'l1_ratio': 1, 'max_iter': 1000, 'tol': 0.001, 'alpha': 0.01}], [0.44110212367459539, 0.13245109890457987, {'normalize': False, 'selection': 'random', 'fit_intercept': True, 'l1_ratio': 1, 'max_iter': 1000, 'tol': 0.001, 'alpha': 0.01}], [0.32349212312442743, 0.047205277016198886, {'normalize': True, 'selection': 'cyclic', 'fit_intercept': True, 'l1_ratio': 0, 'max_iter': 1000, 'tol': 0.0001, 'alpha': 0.001}], [0.41759710111462439, 0.11006900247360198, {'normalize': False, 'selection': 'random', 'fit_intercept': True, 'l1_ratio': 1, 'max_iter': 1000, 'tol': 0.001, 'alpha': 0.01}], [0.42884421904358966, 0.17688940900198624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52432166076990838, 0.5484676317775895, 0.56927456016947797, 0.49365498100949423, 0.079737973068910395, 0.45049305863764666, 0.55542643102743905, 0.52150722798467841, 0.34971849970239055, 0.53961324646024988]</text:p>
          </table:table-cell>
          <table:table-cell office:value-type="string" calcext:value-type="string">
            <text:p>0.463221527061</text:p>
          </table:table-cell>
          <table:table-cell office:value-type="string" calcext:value-type="string">
            <text:p>[0.77234471713184849, 0.56021402062560666, 0.43301947355561943, 0.81857618576522473, 0.64787057644635659, 0.51501632902005268, 0.59704955634374979, 0.70795837181306442, 0.99074292856040935, 0.31577419936486034]</text:p>
          </table:table-cell>
          <table:table-cell office:value-type="string" calcext:value-type="string">
            <text:p>0.635856635863</text:p>
          </table:table-cell>
          <table:table-cell office:value-type="string" calcext:value-type="string">
            <text:p>[0.6330508677491421, 0.52976262514493211, 0.52041324018538992, 0.68610267918070511, 0.59474686479537731, 0.54282039389444792, 0.56514400176451285, 0.59578778352496142, 0.70955081732937375, 0.44089247663968462]</text:p>
          </table:table-cell>
          <table:table-cell office:value-type="string" calcext:value-type="string">
            <text:p>0.581827175021</text:p>
          </table:table-cell>
          <table:table-cell office:value-type="string" calcext:value-type="string">
            <text:p>[[0.37773694582436596, 0.17874039966059393, {'normalize': False, 'selection': 'cyclic', 'fit_intercept': True, 'l1_ratio': 1, 'max_iter': 1000, 'tol': 0.0001, 'alpha': 0.0001}], [0.40780770685896189, 0.12754070419192753, {'normalize': False, 'selection': 'cyclic', 'fit_intercept': True, 'l1_ratio': 0, 'max_iter': 1000, 'tol': 0.0001, 'alpha': 0.01}], [0.45216770732600187, 0.044918385691002712, {'normalize': False, 'selection': 'random', 'fit_intercept': True, 'l1_ratio': 0, 'max_iter': 1000, 'tol': 0.001, 'alpha': 0.01}], [0.43586243751568976, 0.22865719762745543, {'normalize': True, 'selection': 'cyclic', 'fit_intercept': True, 'l1_ratio': 0, 'max_iter': 1000, 'tol': 0.0001, 'alpha': 0.001}], [0.57474450723647341, 0.094659897249463623, {'normalize': True, 'selection': 'cyclic', 'fit_intercept': True, 'l1_ratio': 0, 'max_iter': 1000, 'tol': 0.0001, 'alpha': 0.001}], [0.43343167254294024, 0.21096636526856583, {'normalize': False, 'selection': 'random', 'fit_intercept': True, 'l1_ratio': 1, 'max_iter': 1000, 'tol': 0.001, 'alpha': 0.01}], [0.46077740475539963, 0.22303510844317162, {'normalize': False, 'selection': 'random', 'fit_intercept': True, 'l1_ratio': 1, 'max_iter': 1000, 'tol': 0.0001, 'alpha': 0.001}], [0.43778721410452243, 0.076922824504641663, {'normalize': True, 'selection': 'cyclic', 'fit_intercept': True, 'l1_ratio': 0, 'max_iter': 1000, 'tol': 0.0001, 'alpha': 0.001}], [0.54481337630265647, 0.016660118895928642, {'normalize': False, 'selection': 'cyclic', 'fit_intercept': True, 'l1_ratio': 1, 'max_iter': 1000, 'tol': 0.001, 'alpha': 0.01}], [0.44754624201845222, 0.0946006847974072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30737623013991, 0.40174670719141004, 0.39743113782154871, 0.31131814985943873, -0.47067018490336809, 0.43389383237353019, 0.38915091784387557, 0.39604274909091153, 0.32355977861494245, 0.18929344607723131]</text:p>
          </table:table-cell>
          <table:table-cell office:value-type="string" calcext:value-type="string">
            <text:p>0.267914276411</text:p>
          </table:table-cell>
          <table:table-cell office:value-type="string" calcext:value-type="string">
            <text:p>[1.1245925355298265, 0.74224996058693249, 0.605778129994336, 1.113348687062663, 1.0353615737392172, 0.5305736804047757, 0.82035280310784875, 0.89359049290843107, 1.0305973115095048, 0.55605468883827058]</text:p>
          </table:table-cell>
          <table:table-cell office:value-type="string" calcext:value-type="string">
            <text:p>0.845249986368</text:p>
          </table:table-cell>
          <table:table-cell office:value-type="string" calcext:value-type="string">
            <text:p>[0.71479099633024956, 0.62525780997775238, 0.65109997142423914, 0.77979339135832137, 0.68012346244004662, 0.5846101168660367, 0.67406009872266637, 0.638012485101765, 0.74750607518382861, 0.60208956841228245]</text:p>
          </table:table-cell>
          <table:table-cell office:value-type="string" calcext:value-type="string">
            <text:p>0.669734397582</text:p>
          </table:table-cell>
          <table:table-cell office:value-type="string" calcext:value-type="string">
            <text:p>[[0.29617100317829631, 0.32030751727891404, {'normalize': False, 'selection': 'cyclic', 'fit_intercept': True, 'l1_ratio': 1, 'max_iter': 1000, 'tol': 0.0001, 'alpha': 0.0001}], [0.29636550788973803, 0.098720553392891569, {'normalize': False, 'selection': 'cyclic', 'fit_intercept': True, 'l1_ratio': 0.75, 'max_iter': 1000, 'tol': 0.001, 'alpha': 0.01}], [0.31576175827712211, 0.073192008689266966, {'normalize': False, 'selection': 'random', 'fit_intercept': True, 'l1_ratio': 0.5, 'max_iter': 1000, 'tol': 0.001, 'alpha': 0.01}], [0.30410989451611681, 0.24871396060481241, {'normalize': True, 'selection': 'cyclic', 'fit_intercept': True, 'l1_ratio': 0, 'max_iter': 1000, 'tol': 0.0001, 'alpha': 0.001}], [0.50495137035710369, 0.053511408676893357, {'normalize': True, 'selection': 'cyclic', 'fit_intercept': True, 'l1_ratio': 0, 'max_iter': 1000, 'tol': 0.0001, 'alpha': 0.001}], [0.21750291734113442, 0.20978512667509167, {'normalize': False, 'selection': 'cyclic', 'fit_intercept': True, 'l1_ratio': 0, 'max_iter': 1000, 'tol': 0.0001, 'alpha': 0.01}], [0.29126026388250481, 0.12217790889377017, {'normalize': False, 'selection': 'random', 'fit_intercept': True, 'l1_ratio': 0, 'max_iter': 1000, 'tol': 0.001, 'alpha': 0.01}], [0.23571791839040948, 0.10336287253081633, {'normalize': False, 'selection': 'cyclic', 'fit_intercept': True, 'l1_ratio': 0, 'max_iter': 1000, 'tol': 0.0001, 'alpha': 0.01}], [0.3479003583703511, 0.014100562282954683, {'normalize': False, 'selection': 'cyclic', 'fit_intercept': True, 'l1_ratio': 1, 'max_iter': 1000, 'tol': 0.001, 'alpha': 0.01}], [0.36384716883083118, 0.08984817834781652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32046261718965474, 0.39308451091405949, 0.40566126018147353, 0.41637909186364286, -0.17770900501569797, 0.46608482143463847, 0.45440859358899766, 0.46969472194432416, 0.36869644992527728, 0.38293744984171507]</text:p>
          </table:table-cell>
          <table:table-cell office:value-type="string" calcext:value-type="string">
            <text:p>0.349970051187</text:p>
          </table:table-cell>
          <table:table-cell office:value-type="string" calcext:value-type="string">
            <text:p>[1.1033445595959803, 0.75299710552160626, 0.59750417419317603, 0.94350326160521325, 0.82911495817127745, 0.50040320617441603, 0.7327136156462698, 0.78461804059215579, 0.96182888137731803, 0.42323640121293743]</text:p>
          </table:table-cell>
          <table:table-cell office:value-type="string" calcext:value-type="string">
            <text:p>0.762926420409</text:p>
          </table:table-cell>
          <table:table-cell office:value-type="string" calcext:value-type="string">
            <text:p>[0.70139605130177973, 0.59713451152224606, 0.64615624446141207, 0.72322284315483021, 0.60255724263789412, 0.5628129368813547, 0.66206798502436104, 0.6087903472174131, 0.72127933387903465, 0.52452739334795073]</text:p>
          </table:table-cell>
          <table:table-cell office:value-type="string" calcext:value-type="string">
            <text:p>0.634994488943</text:p>
          </table:table-cell>
          <table:table-cell office:value-type="string" calcext:value-type="string">
            <text:p>[[0.43408168171420425, 0.10890094244526946, {'normalize': False, 'selection': 'random', 'fit_intercept': True, 'l1_ratio': 1, 'max_iter': 1000, 'tol': 0.0001, 'alpha': 0.001}], [0.424585320335639, 0.15263322140076482, {'normalize': False, 'selection': 'cyclic', 'fit_intercept': True, 'l1_ratio': 1, 'max_iter': 1000, 'tol': 0.0001, 'alpha': 0.01}], [0.41343470528596893, 0.05453408418387877, {'normalize': False, 'selection': 'cyclic', 'fit_intercept': True, 'l1_ratio': 0, 'max_iter': 1000, 'tol': 0.0001, 'alpha': 0.01}], [0.30739881670424568, 0.25929617855572173, {'normalize': True, 'selection': 'random', 'fit_intercept': True, 'l1_ratio': 0, 'max_iter': 1000, 'tol': 0.001, 'alpha': 0.001}], [0.5141734292304071, 0.078107704190473581, {'normalize': True, 'selection': 'random', 'fit_intercept': True, 'l1_ratio': 0, 'max_iter': 1000, 'tol': 0.0001, 'alpha': 0.001}], [0.27191716896078194, 0.2695146778500333, {'normalize': False, 'selection': 'random', 'fit_intercept': True, 'l1_ratio': 0, 'max_iter': 1000, 'tol': 0.001, 'alpha': 0.01}], [0.35029345325821815, 0.13564912427528034, {'normalize': False, 'selection': 'random', 'fit_intercept': True, 'l1_ratio': 0, 'max_iter': 1000, 'tol': 0.001, 'alpha': 0.01}], [0.26347612054807878, 0.12328683964329798, {'normalize': False, 'selection': 'random', 'fit_intercept': True, 'l1_ratio': 0, 'max_iter': 1000, 'tol': 0.001, 'alpha': 0.01}], [0.38981436240844053, 0.075288243162198829, {'normalize': False, 'selection': 'random', 'fit_intercept': True, 'l1_ratio': 1, 'max_iter': 1000, 'tol': 0.001, 'alpha': 0.01}], [0.40080317658885439, 0.09765853255536256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33439895584324486, 0.46327436123509991, 0.52986934580881784, 0.47072486669691238, -0.044678376883895865, 0.48692339398854279, 0.50365967137230272, 0.49843696633100665, 0.34562410234310448, 0.47724215752895038]</text:p>
          </table:table-cell>
          <table:table-cell office:value-type="string" calcext:value-type="string">
            <text:p>0.406547544426</text:p>
          </table:table-cell>
          <table:table-cell office:value-type="string" calcext:value-type="string">
            <text:p>[1.0807165426198819, 0.66591289844635371, 0.47263455917608627, 0.85564586120229225, 0.7354605127953352, 0.48087259731236554, 0.66657083030720543, 0.7420921891512956, 0.99698098889054731, 0.35855384174024668]</text:p>
          </table:table-cell>
          <table:table-cell office:value-type="string" calcext:value-type="string">
            <text:p>0.705544082164</text:p>
          </table:table-cell>
          <table:table-cell office:value-type="string" calcext:value-type="string">
            <text:p>[0.69197074485424392, 0.5505066784004703, 0.54790843742020856, 0.69715695221295271, 0.60879193892945505, 0.55687369962797795, 0.60632732380047294, 0.61417767720102812, 0.72976804651101046, 0.47329266808931103]</text:p>
          </table:table-cell>
          <table:table-cell office:value-type="string" calcext:value-type="string">
            <text:p>0.607677416705</text:p>
          </table:table-cell>
          <table:table-cell office:value-type="string" calcext:value-type="string">
            <text:p>[[0.47243954232887514, 0.162748645953327, {'normalize': True, 'selection': 'random', 'fit_intercept': True, 'l1_ratio': 1, 'max_iter': 1000, 'tol': 0.0001, 'alpha': 0.001}], [0.42612684306957399, 0.11419210496242733, {'normalize': False, 'selection': 'random', 'fit_intercept': True, 'l1_ratio': 1, 'max_iter': 1000, 'tol': 0.001, 'alpha': 0.01}], [0.43208691208289779, 0.02620331541875091, {'normalize': False, 'selection': 'cyclic', 'fit_intercept': True, 'l1_ratio': 0, 'max_iter': 1000, 'tol': 0.0001, 'alpha': 0.01}], [0.34073699891407072, 0.23951714717906947, {'normalize': False, 'selection': 'cyclic', 'fit_intercept': True, 'l1_ratio': 0, 'max_iter': 1000, 'tol': 0.0001, 'alpha': 0.01}], [0.53715966350729749, 0.078030479505798736, {'normalize': True, 'selection': 'random', 'fit_intercept': True, 'l1_ratio': 0, 'max_iter': 1000, 'tol': 0.0001, 'alpha': 0.001}], [0.35322635442047179, 0.24468801533641274, {'normalize': False, 'selection': 'cyclic', 'fit_intercept': True, 'l1_ratio': 0, 'max_iter': 1000, 'tol': 0.0001, 'alpha': 0.01}], [0.38533600490996212, 0.16909407424685569, {'normalize': False, 'selection': 'random', 'fit_intercept': True, 'l1_ratio': 0, 'max_iter': 1000, 'tol': 0.001, 'alpha': 0.01}], [0.34412046817691277, 0.14112296103367777, {'normalize': False, 'selection': 'cyclic', 'fit_intercept': True, 'l1_ratio': 0, 'max_iter': 1000, 'tol': 0.0001, 'alpha': 0.01}], [0.49908813599068214, 0.021363859693935148, {'normalize': False, 'selection': 'cyclic', 'fit_intercept': True, 'l1_ratio': 1, 'max_iter': 1000, 'tol': 0.001, 'alpha': 0.01}], [0.43680131006814382, 0.09304690008895696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37046609117024965, 0.40231987546213177, 0.39994065124282829, 0.34415506563947484, -0.42386680699784085, 0.43489832444570486, 0.38951314603858778, 0.38982450913869959, 0.34962202089263139, 0.09887705660996271]</text:p>
          </table:table-cell>
          <table:table-cell office:value-type="string" calcext:value-type="string">
            <text:p>0.275574993364</text:p>
          </table:table-cell>
          <table:table-cell office:value-type="string" calcext:value-type="string">
            <text:p>[1.0221554118419316, 0.74153883349165894, 0.60325525096264754, 1.0602633079962207, 1.0024116849728506, 0.52963223675665982, 0.81986634102813494, 0.90279074689256011, 0.99088991982262586, 0.61807029370519684]</text:p>
          </table:table-cell>
          <table:table-cell office:value-type="string" calcext:value-type="string">
            <text:p>0.829087402747</text:p>
          </table:table-cell>
          <table:table-cell office:value-type="string" calcext:value-type="string">
            <text:p>[0.66217516462122938, 0.61783050482591306, 0.6530561669160424, 0.76887511045998247, 0.67748357735813414, 0.58410647971406127, 0.66974303845857464, 0.63297150031301885, 0.73711190272614324, 0.65154832645572025]</text:p>
          </table:table-cell>
          <table:table-cell office:value-type="string" calcext:value-type="string">
            <text:p>0.665490177185</text:p>
          </table:table-cell>
          <table:table-cell office:value-type="string" calcext:value-type="string">
            <text:p>[[0.29579933423067706, 0.32649425300835433, {'normalize': False, 'selection': 'cyclic', 'fit_intercept': True, 'l1_ratio': 1, 'max_iter': 1000, 'tol': 0.0001, 'alpha': 0.0001}], [0.31351373086653972, 0.1208942434900203, {'normalize': False, 'selection': 'cyclic', 'fit_intercept': True, 'l1_ratio': 1, 'max_iter': 1000, 'tol': 0.0001, 'alpha': 0.01}], [0.32252538929182839, 0.066457491373825145, {'normalize': False, 'selection': 'random', 'fit_intercept': True, 'l1_ratio': 0.5, 'max_iter': 1000, 'tol': 0.001, 'alpha': 0.01}], [0.31865157793839954, 0.2347663291869018, {'normalize': True, 'selection': 'cyclic', 'fit_intercept': True, 'l1_ratio': 0, 'max_iter': 1000, 'tol': 0.0001, 'alpha': 0.001}], [0.53003637283396476, 0.057801389431951018, {'normalize': True, 'selection': 'random', 'fit_intercept': True, 'l1_ratio': 0, 'max_iter': 1000, 'tol': 0.001, 'alpha': 0.001}], [0.22419711123792593, 0.20940415697970158, {'normalize': False, 'selection': 'random', 'fit_intercept': True, 'l1_ratio': 0, 'max_iter': 1000, 'tol': 0.001, 'alpha': 0.01}], [0.29947347514823158, 0.11100429301261844, {'normalize': False, 'selection': 'random', 'fit_intercept': True, 'l1_ratio': 0, 'max_iter': 1000, 'tol': 0.001, 'alpha': 0.01}], [0.24017619789504094, 0.10730315931402051, {'normalize': False, 'selection': 'random', 'fit_intercept': True, 'l1_ratio': 0, 'max_iter': 1000, 'tol': 0.001, 'alpha': 0.01}], [0.34551281022353492, 0.01214959182860759, {'normalize': False, 'selection': 'cyclic', 'fit_intercept': True, 'l1_ratio': 1, 'max_iter': 1000, 'tol': 0.001, 'alpha': 0.01}], [0.36102645393627769, 0.31100922123994856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35619522342905474, 0.39404934547542025, 0.40380171193541359, 0.43973468023629103, -0.16224992458188758, 0.45946964416277736, 0.45177506650358967, 0.46561065693425308, 0.38377267953234673, 0.39409156967358494]</text:p>
          </table:table-cell>
          <table:table-cell office:value-type="string" calcext:value-type="string">
            <text:p>0.35862506533</text:p>
          </table:table-cell>
          <table:table-cell office:value-type="string" calcext:value-type="string">
            <text:p>[1.0453265937095755, 0.75180003995798705, 0.59937362635016245, 0.90574574898170424, 0.81823166291526939, 0.50660317210373484, 0.73625036701364388, 0.7906606564559876, 0.93885933993146542, 0.41558591337320788]</text:p>
          </table:table-cell>
          <table:table-cell office:value-type="string" calcext:value-type="string">
            <text:p>0.750843712079</text:p>
          </table:table-cell>
          <table:table-cell office:value-type="string" calcext:value-type="string">
            <text:p>[0.68135991607515667, 0.59952207402322866, 0.65134489863913936, 0.7145913812671697, 0.59621915835384209, 0.57022829642009454, 0.66313264084012202, 0.60702983580702485, 0.71740763446889144, 0.51655872134130376]</text:p>
          </table:table-cell>
          <table:table-cell office:value-type="string" calcext:value-type="string">
            <text:p>0.631739455724</text:p>
          </table:table-cell>
          <table:table-cell office:value-type="string" calcext:value-type="string">
            <text:p>[[0.38436497691394428, 0.19036490485702742, {'normalize': True, 'selection': 'cyclic', 'fit_intercept': True, 'l1_ratio': 1, 'max_iter': 1000, 'tol': 0.001, 'alpha': 0.001}], [0.43529505629921889, 0.14653397112525582, {'normalize': False, 'selection': 'cyclic', 'fit_intercept': True, 'l1_ratio': 1, 'max_iter': 1000, 'tol': 0.0001, 'alpha': 0.01}], [0.41219708837296593, 0.056599410488920809, {'normalize': False, 'selection': 'random', 'fit_intercept': True, 'l1_ratio': 0, 'max_iter': 1000, 'tol': 0.001, 'alpha': 0.01}], [0.3177857824082273, 0.24908647595315983, {'normalize': True, 'selection': 'cyclic', 'fit_intercept': True, 'l1_ratio': 0, 'max_iter': 1000, 'tol': 0.0001, 'alpha': 0.001}], [0.53789981283163091, 0.07846758852194162, {'normalize': True, 'selection': 'random', 'fit_intercept': True, 'l1_ratio': 0, 'max_iter': 1000, 'tol': 0.0001, 'alpha': 0.001}], [0.27674905114504483, 0.27018765419566509, {'normalize': False, 'selection': 'random', 'fit_intercept': True, 'l1_ratio': 0, 'max_iter': 1000, 'tol': 0.001, 'alpha': 0.01}], [0.35120567688114429, 0.12758988583067254, {'normalize': False, 'selection': 'cyclic', 'fit_intercept': True, 'l1_ratio': 0, 'max_iter': 1000, 'tol': 0.0001, 'alpha': 0.01}], [0.264817999943945, 0.13026166417044363, {'normalize': False, 'selection': 'random', 'fit_intercept': True, 'l1_ratio': 0, 'max_iter': 1000, 'tol': 0.001, 'alpha': 0.01}], [0.38447513674842637, 0.094488071031032086, {'normalize': False, 'selection': 'cyclic', 'fit_intercept': True, 'l1_ratio': 1, 'max_iter': 1000, 'tol': 0.0001, 'alpha': 0.01}], [0.39212615757858771, 0.095898466470376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Lyme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37304764410140268, 0.46280221823060519, 0.53005279746669265, 0.47478923177115073, -0.0429530538208307, 0.47894609868917781, 0.4999478723920896, 0.49690265910410669, 0.35726713965617773, 0.4859936483791143]</text:p>
          </table:table-cell>
          <table:table-cell office:value-type="string" calcext:value-type="string">
            <text:p>0.411679625597</text:p>
          </table:table-cell>
          <table:table-cell office:value-type="string" calcext:value-type="string">
            <text:p>[1.0179638214247617, 0.66649868398350032, 0.47245013045892681, 0.84907525749286827, 0.73424587390476637, 0.48834918592542675, 0.67155566991315652, 0.74436228748871069, 0.97924212213882045, 0.35255129063465579]</text:p>
          </table:table-cell>
          <table:table-cell office:value-type="string" calcext:value-type="string">
            <text:p>0.697629432337</text:p>
          </table:table-cell>
          <table:table-cell office:value-type="string" calcext:value-type="string">
            <text:p>[0.67449194915301292, 0.5521308678110487, 0.55358709756669089, 0.69099294261057509, 0.60417558482998579, 0.56679823615740366, 0.61053450813540688, 0.61320500188980231, 0.72944241643320618, 0.46852251583739574]</text:p>
          </table:table-cell>
          <table:table-cell office:value-type="string" calcext:value-type="string">
            <text:p>0.606388112042</text:p>
          </table:table-cell>
          <table:table-cell office:value-type="string" calcext:value-type="string">
            <text:p>[[0.45044908115280174, 0.18321777349955143, {'normalize': True, 'selection': 'random', 'fit_intercept': True, 'l1_ratio': 1, 'max_iter': 1000, 'tol': 0.001, 'alpha': 0.001}], [0.43085013245398057, 0.11340154108344021, {'normalize': False, 'selection': 'random', 'fit_intercept': True, 'l1_ratio': 1, 'max_iter': 1000, 'tol': 0.001, 'alpha': 0.01}], [0.42897047603549515, 0.027949797540006871, {'normalize': False, 'selection': 'random', 'fit_intercept': True, 'l1_ratio': 0, 'max_iter': 1000, 'tol': 0.0001, 'alpha': 0.01}], [0.32763816112037708, 0.24507209043467351, {'normalize': False, 'selection': 'cyclic', 'fit_intercept': True, 'l1_ratio': 0, 'max_iter': 1000, 'tol': 0.0001, 'alpha': 0.01}], [0.55260675911960644, 0.08356814778156052, {'normalize': True, 'selection': 'random', 'fit_intercept': True, 'l1_ratio': 0, 'max_iter': 1000, 'tol': 0.0001, 'alpha': 0.001}], [0.36012401353371992, 0.24193421609384833, {'normalize': False, 'selection': 'cyclic', 'fit_intercept': True, 'l1_ratio': 0, 'max_iter': 1000, 'tol': 0.0001, 'alpha': 0.01}], [0.3843641806484025, 0.16407281661805051, {'normalize': False, 'selection': 'cyclic', 'fit_intercept': True, 'l1_ratio': 0, 'max_iter': 1000, 'tol': 0.0001, 'alpha': 0.01}], [0.34408224147209859, 0.14710981496365785, {'normalize': False, 'selection': 'random', 'fit_intercept': True, 'l1_ratio': 0, 'max_iter': 1000, 'tol': 0.001, 'alpha': 0.01}], [0.49712219927037032, 0.026768018463398841, {'normalize': False, 'selection': 'cyclic', 'fit_intercept': True, 'l1_ratio': 1, 'max_iter': 1000, 'tol': 0.001, 'alpha': 0.01}], [0.42712343962687471, 0.09102718626500225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029631749722676903, 0.0076598894451471722, 0.13296647020919083, 0.20122722783051161, -0.14865049048175916, -0.12913371096736426, 0.13017524754418275, -0.025556858079854861, 0.029864511367138191, 0.18202867343297935]</text:p>
          </table:table-cell>
          <table:table-cell office:value-type="string" calcext:value-type="string">
            <text:p>0.0410212710023</text:p>
          </table:table-cell>
          <table:table-cell office:value-type="string" calcext:value-type="string">
            <text:p>[1.1090650008254139, 0.90697493944534713, 1.1690547892178733, 1.1837338691532755, 0.8689813653689743, 1.3292740610181233, 1.1679937924245067, 0.82136437477147661, 1.3369485670724182, 1.1287815795014466]</text:p>
          </table:table-cell>
          <table:table-cell office:value-type="string" calcext:value-type="string">
            <text:p>1.10221723388</text:p>
          </table:table-cell>
          <table:table-cell office:value-type="string" calcext:value-type="string">
            <text:p>[0.85094113199328492, 0.75678699646114689, 0.86374757183920392, 0.92347210439092109, 0.70384317267353846, 0.96008396393167728, 0.86752882571166268, 0.75031229567592106, 0.99018357748235208, 0.89392246248421026]</text:p>
          </table:table-cell>
          <table:table-cell office:value-type="string" calcext:value-type="string">
            <text:p>0.856082210264</text:p>
          </table:table-cell>
          <table:table-cell office:value-type="string" calcext:value-type="string">
            <text:p>[[0.071974103458830707, 0.058576294974910001, {'normalize': False, 'selection': 'random', 'fit_intercept': True, 'l1_ratio': 0, 'max_iter': 1000, 'tol': 0.001, 'alpha': 0.1}], [0.18221668472125016, 0.051108866899640566, {'normalize': False, 'selection': 'random', 'fit_intercept': True, 'l1_ratio': 0, 'max_iter': 1000, 'tol': 0.0001, 'alpha': 0.01}], [0.071416810284201604, 0.12348352760154629, {'normalize': False, 'selection': 'random', 'fit_intercept': True, 'l1_ratio': 0, 'max_iter': 1000, 'tol': 0.0001, 'alpha': 0.01}], [0.092002973664080209, 0.01766174865257213, {'normalize': False, 'selection': 'random', 'fit_intercept': True, 'l1_ratio': 0, 'max_iter': 1000, 'tol': 0.0001, 'alpha': 0.01}], [0.20664541450885895, 0.12231713891654829, {'normalize': False, 'selection': 'cyclic', 'fit_intercept': True, 'l1_ratio': 0, 'max_iter': 1000, 'tol': 0.0001, 'alpha': 0.001}], [0.23942811179683293, 0.043217189179839355, {'normalize': True, 'selection': 'random', 'fit_intercept': True, 'l1_ratio': 0.5, 'max_iter': 1000, 'tol': 0.001, 'alpha': 0.01}], [0.068145893551528877, 0.096531639268516892, {'normalize': False, 'selection': 'cyclic', 'fit_intercept': True, 'l1_ratio': 0, 'max_iter': 1000, 'tol': 0.0001, 'alpha': 0.01}], [0.017984581766975961, 0.11542942405803765, {'normalize': True, 'selection': 'cyclic', 'fit_intercept': True, 'l1_ratio': 0, 'max_iter': 1000, 'tol': 0.0001, 'alpha': 0.001}], [0.074936229313522784, 0.03588384124581552, {'normalize': False, 'selection': 'random', 'fit_intercept': True, 'l1_ratio': 0, 'max_iter': 1000, 'tol': 0.001, 'alpha': 0.01}], [0.050757301998517239, 0.14115527800356512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0025610580033518238, 0.060883902362177778, 0.1556449122200988, 0.19880785370844856, 0.069011151274401161, -0.051383212980777193, 0.082113577763188061, -0.26015354278246061, -0.031025511548736118, 0.12081663462865544]</text:p>
          </table:table-cell>
          <table:table-cell office:value-type="string" calcext:value-type="string">
            <text:p>0.0347276822648</text:p>
          </table:table-cell>
          <table:table-cell office:value-type="string" calcext:value-type="string">
            <text:p>[1.1400049627681685, 0.85832947467070342, 1.1384765701134192, 1.1873192380970121, 0.70431516602543753, 1.2377421908764841, 1.2325306221701167, 1.0092519187297788, 1.4208614120721466, 1.2132527823442607]</text:p>
          </table:table-cell>
          <table:table-cell office:value-type="string" calcext:value-type="string">
            <text:p>1.11420843379</text:p>
          </table:table-cell>
          <table:table-cell office:value-type="string" calcext:value-type="string">
            <text:p>[0.86966150059477842, 0.73765907982984003, 0.85050627294298098, 0.90048359228780894, 0.68106114492185832, 0.91974039989535583, 0.88940489907854781, 0.78613598508523241, 1.0069079787581421, 0.9325644594634831]</text:p>
          </table:table-cell>
          <table:table-cell office:value-type="string" calcext:value-type="string">
            <text:p>0.857412531286</text:p>
          </table:table-cell>
          <table:table-cell office:value-type="string" calcext:value-type="string">
            <text:p>[[0.2004369169595758, 0.10982923621448361, {'normalize': False, 'selection': 'random', 'fit_intercept': True, 'l1_ratio': 0, 'max_iter': 1000, 'tol': 0.001, 'alpha': 0.01}], [0.23393141244147928, 0.060783784700912551, {'normalize': False, 'selection': 'random', 'fit_intercept': True, 'l1_ratio': 0, 'max_iter': 1000, 'tol': 0.0001, 'alpha': 0.01}], [0.11986563432317228, 0.06939337040704037, {'normalize': False, 'selection': 'random', 'fit_intercept': True, 'l1_ratio': 0, 'max_iter': 1000, 'tol': 0.0001, 'alpha': 0.01}], [0.10473728875680431, 0.036514993845102192, {'normalize': True, 'selection': 'random', 'fit_intercept': True, 'l1_ratio': 0, 'max_iter': 1000, 'tol': 0.0001, 'alpha': 0.01}], [0.15387009137277735, 0.12212783241755745, {'normalize': False, 'selection': 'cyclic', 'fit_intercept': True, 'l1_ratio': 0.5, 'max_iter': 1000, 'tol': 0.001, 'alpha': 0.01}], [0.25731755202285961, 0.052812862717481333, {'normalize': True, 'selection': 'random', 'fit_intercept': True, 'l1_ratio': 0.5, 'max_iter': 1000, 'tol': 0.001, 'alpha': 0.01}], [0.13629276733004977, 0.14673754910024578, {'normalize': True, 'selection': 'random', 'fit_intercept': True, 'l1_ratio': 0, 'max_iter': 1000, 'tol': 0.001, 'alpha': 0.01}], [0.097186727769663403, 0.16041956139720606, {'normalize': True, 'selection': 'random', 'fit_intercept': True, 'l1_ratio': 0, 'max_iter': 1000, 'tol': 0.0001, 'alpha': 0.001}], [0.18745757944587088, 0.069164053995083394, {'normalize': True, 'selection': 'random', 'fit_intercept': True, 'l1_ratio': 0, 'max_iter': 1000, 'tol': 0.001, 'alpha': 0.001}], [0.099352879633250901, 0.1881685833781414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10213630700446963, 0.16037077416323475, 0.12969941275775854, 0.26799232496863268, 0.054540862100804555, -0.10862467957288335, 0.15558521900963251, 0.17293828957250124, 0.043823240957398313, 0.13394635519763698]</text:p>
          </table:table-cell>
          <table:table-cell office:value-type="string" calcext:value-type="string">
            <text:p>0.111240810616</text:p>
          </table:table-cell>
          <table:table-cell office:value-type="string" calcext:value-type="string">
            <text:p>[1.0261972164985911, 0.76740087210024122, 1.1734598889389514, 1.0847919553658927, 0.7152622833144241, 1.3051297783840201, 1.1338734838755309, 0.66239040705612007, 1.3177119720374828, 1.1951340705497182]</text:p>
          </table:table-cell>
          <table:table-cell office:value-type="string" calcext:value-type="string">
            <text:p>1.03813519281</text:p>
          </table:table-cell>
          <table:table-cell office:value-type="string" calcext:value-type="string">
            <text:p>[0.82993064247721671, 0.72449167788822422, 0.90378928853916618, 0.86670532128399458, 0.69376542657096285, 0.93111981716381365, 0.83609690446297957, 0.67395045282872668, 0.97654302842662954, 0.91905436813436336]</text:p>
          </table:table-cell>
          <table:table-cell office:value-type="string" calcext:value-type="string">
            <text:p>0.835544692778</text:p>
          </table:table-cell>
          <table:table-cell office:value-type="string" calcext:value-type="string">
            <text:p>[[0.17034953584959353, 0.11072076061479613, {'normalize': False, 'selection': 'cyclic', 'fit_intercept': True, 'l1_ratio': 0, 'max_iter': 1000, 'tol': 0.0001, 'alpha': 0.01}], [0.24709625183758535, 0.035847735523109756, {'normalize': False, 'selection': 'random', 'fit_intercept': True, 'l1_ratio': 1, 'max_iter': 1000, 'tol': 0.0001, 'alpha': 0.01}], [0.17747677918726543, 0.082583913099400399, {'normalize': False, 'selection': 'random', 'fit_intercept': True, 'l1_ratio': 0.5, 'max_iter': 1000, 'tol': 0.001, 'alpha': 0.01}], [0.15048086415730139, 0.013501109740822109, {'normalize': False, 'selection': 'random', 'fit_intercept': True, 'l1_ratio': 0, 'max_iter': 1000, 'tol': 0.001, 'alpha': 0.01}], [0.15484989153415316, 0.10037811291477569, {'normalize': False, 'selection': 'random', 'fit_intercept': True, 'l1_ratio': 0.75, 'max_iter': 1000, 'tol': 0.0001, 'alpha': 0.01}], [0.29024473621470942, 0.021819347908239861, {'normalize': True, 'selection': 'random', 'fit_intercept': True, 'l1_ratio': 0.5, 'max_iter': 1000, 'tol': 0.001, 'alpha': 0.01}], [0.09607527603729854, 0.18790190811729662, {'normalize': False, 'selection': 'random', 'fit_intercept': True, 'l1_ratio': 0, 'max_iter': 1000, 'tol': 0.0001, 'alpha': 0.01}], [0.032204506638576352, 0.19395425485023873, {'normalize': False, 'selection': 'random', 'fit_intercept': True, 'l1_ratio': 1, 'max_iter': 1000, 'tol': 0.001, 'alpha': 0.01}], [0.16521072310892168, 0.069418544449485087, {'normalize': False, 'selection': 'random', 'fit_intercept': True, 'l1_ratio': 0, 'max_iter': 1000, 'tol': 0.001, 'alpha': 0.01}], [0.150518906171802, 0.1631838739944883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021225884660334593, 0.027937826982434077, 0.1125459417755772, 0.19295488783385106, -0.083723806538904988, -0.12949254467685778, 0.11535983359956481, 0.06723134054043145, -0.086939764237915496, 0.13432875126471922]</text:p>
          </table:table-cell>
          <table:table-cell office:value-type="string" calcext:value-type="string">
            <text:p>0.0371428351203</text:p>
          </table:table-cell>
          <table:table-cell office:value-type="string" calcext:value-type="string">
            <text:p>[1.1186723336494635, 0.88844139336135985, 1.1965885762554238, 1.195992986354532, 0.81986278758655595, 1.3296964984474691, 1.1878878129966475, 0.74705067861169849, 1.4979171232461281, 1.194606372789935]</text:p>
          </table:table-cell>
          <table:table-cell office:value-type="string" calcext:value-type="string">
            <text:p>1.11767165633</text:p>
          </table:table-cell>
          <table:table-cell office:value-type="string" calcext:value-type="string">
            <text:p>[0.85687204882463563, 0.74595166342656027, 0.87706371455372301, 0.93157711487410833, 0.74617742081164717, 0.96315909688960877, 0.8757648600818726, 0.71789344215800133, 0.99356863221815406, 0.90234462537846749]</text:p>
          </table:table-cell>
          <table:table-cell office:value-type="string" calcext:value-type="string">
            <text:p>0.861037261922</text:p>
          </table:table-cell>
          <table:table-cell office:value-type="string" calcext:value-type="string">
            <text:p>[[0.087475400968831121, 0.050235122386755461, {'normalize': False, 'selection': 'cyclic', 'fit_intercept': True, 'l1_ratio': 0, 'max_iter': 1000, 'tol': 0.0001, 'alpha': 0.1}], [0.16743184659477767, 0.060473070872863813, {'normalize': False, 'selection': 'random', 'fit_intercept': True, 'l1_ratio': 0, 'max_iter': 1000, 'tol': 0.0001, 'alpha': 0.01}], [0.067624442943115023, 0.14543848618332555, {'normalize': False, 'selection': 'random', 'fit_intercept': True, 'l1_ratio': 0, 'max_iter': 1000, 'tol': 0.001, 'alpha': 0.01}], [0.096721584962103119, 0.0097335897184218471, {'normalize': False, 'selection': 'random', 'fit_intercept': True, 'l1_ratio': 0, 'max_iter': 1000, 'tol': 0.001, 'alpha': 0.01}], [0.18359488646576069, 0.091873063804620944, {'normalize': True, 'selection': 'random', 'fit_intercept': True, 'l1_ratio': 1, 'max_iter': 1000, 'tol': 0.0001, 'alpha': 0.01}], [0.23725306713865874, 0.043484783928239422, {'normalize': True, 'selection': 'random', 'fit_intercept': True, 'l1_ratio': 0.5, 'max_iter': 1000, 'tol': 0.001, 'alpha': 0.01}], [0.1046620143295446, 0.094772651877446698, {'normalize': False, 'selection': 'cyclic', 'fit_intercept': True, 'l1_ratio': 0, 'max_iter': 1000, 'tol': 0.0001, 'alpha': 0.01}], [0.04940101975865821, 0.11411423805792223, {'normalize': True, 'selection': 'random', 'fit_intercept': True, 'l1_ratio': 0, 'max_iter': 1000, 'tol': 0.0001, 'alpha': 0.001}], [0.15312114504383706, 0.048230255650547747, {'normalize': False, 'selection': 'random', 'fit_intercept': True, 'l1_ratio': 0, 'max_iter': 1000, 'tol': 0.0001, 'alpha': 0.001}], [0.047532563943212092, 0.14961890459711505, {'normalize': Fals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-0.01520171770926404, 0.071039330163077175, 0.11898261172021019, 0.23590874215819413, 0.089561798332573384, -0.04400351493875343, 0.020678346192357755, -0.21851608513335141, -0.10199347350686927, 0.10922726445559272]</text:p>
          </table:table-cell>
          <table:table-cell office:value-type="string" calcext:value-type="string">
            <text:p>0.0265683301734</text:p>
          </table:table-cell>
          <table:table-cell office:value-type="string" calcext:value-type="string">
            <text:p>[1.1603066089264633, 0.84904765846999342, 1.1879097656133446, 1.132337922053452, 0.68876811364718404, 1.2290544322079344, 1.315025364827531, 0.97590464588030856, 1.5186627152506169, 1.2292458460917157]</text:p>
          </table:table-cell>
          <table:table-cell office:value-type="string" calcext:value-type="string">
            <text:p>1.1286263073</text:p>
          </table:table-cell>
          <table:table-cell office:value-type="string" calcext:value-type="string">
            <text:p>[0.87524779637614858, 0.72972491554900121, 0.86087184313323428, 0.88597927065592297, 0.6703732275551687, 0.91134358755761335, 0.88405278501486728, 0.76324582088507587, 1.0410028260473945, 0.94144252186586164]</text:p>
          </table:table-cell>
          <table:table-cell office:value-type="string" calcext:value-type="string">
            <text:p>0.856328459464</text:p>
          </table:table-cell>
          <table:table-cell office:value-type="string" calcext:value-type="string">
            <text:p>[[0.23133046988464734, 0.091022549306457839, {'normalize': False, 'selection': 'random', 'fit_intercept': True, 'l1_ratio': 0, 'max_iter': 1000, 'tol': 0.001, 'alpha': 0.01}], [0.23225502930745276, 0.071900384359526864, {'normalize': False, 'selection': 'cyclic', 'fit_intercept': True, 'l1_ratio': 0, 'max_iter': 1000, 'tol': 0.0001, 'alpha': 0.01}], [0.10425098580682594, 0.093994234470059362, {'normalize': True, 'selection': 'cyclic', 'fit_intercept': True, 'l1_ratio': 0, 'max_iter': 1000, 'tol': 0.0001, 'alpha': 0.01}], [0.10415662131894178, 0.041495726904754678, {'normalize': False, 'selection': 'random', 'fit_intercept': True, 'l1_ratio': 0, 'max_iter': 1000, 'tol': 0.0001, 'alpha': 0.01}], [0.14955724736191672, 0.12239666703524905, {'normalize': False, 'selection': 'cyclic', 'fit_intercept': True, 'l1_ratio': 0.25, 'max_iter': 1000, 'tol': 0.001, 'alpha': 0.01}], [0.25568537517847278, 0.047779703823299678, {'normalize': True, 'selection': 'random', 'fit_intercept': True, 'l1_ratio': 0.25, 'max_iter': 1000, 'tol': 0.001, 'alpha': 0.01}], [0.19265636780710169, 0.18777826223832816, {'normalize': True, 'selection': 'random', 'fit_intercept': True, 'l1_ratio': 0, 'max_iter': 1000, 'tol': 0.001, 'alpha': 0.001}], [0.13603798717248972, 0.14248240862966394, {'normalize': True, 'selection': 'cyclic', 'fit_intercept': True, 'l1_ratio': 0, 'max_iter': 1000, 'tol': 0.0001, 'alpha': 0.001}], [0.23790274827435157, 0.071793547952060735, {'normalize': False, 'selection': 'cyclic', 'fit_intercept': True, 'l1_ratio': 0, 'max_iter': 1000, 'tol': 0.0001, 'alpha': 0.001}], [0.09156178526759326, 0.1933821075015817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90882570116619932, 0.17040449024168858, 0.083529042485108618, 0.26573524156703399, 0.061915494536257665, -0.10526275226295856, 0.13871476726678422, 0.19908465895336858, -0.10835517383811388, 0.15586213774431124]</text:p>
          </table:table-cell>
          <table:table-cell office:value-type="string" calcext:value-type="string">
            <text:p>0.095251047681</text:p>
          </table:table-cell>
          <table:table-cell office:value-type="string" calcext:value-type="string">
            <text:p>[1.0390594733863705, 0.75823029747983295, 1.2357131820731013, 1.0881368190881742, 0.70968319880093855, 1.3011719452906456, 1.1565269929363053, 0.64144988467565534, 1.5274298062823937, 1.1648907957116259]</text:p>
          </table:table-cell>
          <table:table-cell office:value-type="string" calcext:value-type="string">
            <text:p>1.06222923957</text:p>
          </table:table-cell>
          <table:table-cell office:value-type="string" calcext:value-type="string">
            <text:p>[0.83554666858788551, 0.71578576164028485, 0.91017112745266304, 0.87038290791002959, 0.69186330902281978, 0.9269210187758663, 0.85138172461384354, 0.65363551792703556, 1.0313525932527681, 0.91988439321393056]</text:p>
          </table:table-cell>
          <table:table-cell office:value-type="string" calcext:value-type="string">
            <text:p>0.84069250224</text:p>
          </table:table-cell>
          <table:table-cell office:value-type="string" calcext:value-type="string">
            <text:p>[[0.19711023691824292, 0.085047462441352112, {'normalize': False, 'selection': 'random', 'fit_intercept': True, 'l1_ratio': 0, 'max_iter': 1000, 'tol': 0.0001, 'alpha': 0.01}], [0.24804359888408875, 0.022727890365228629, {'normalize': False, 'selection': 'cyclic', 'fit_intercept': True, 'l1_ratio': 0.5, 'max_iter': 1000, 'tol': 0.001, 'alpha': 0.01}], [0.16922737947298133, 0.10042820154420651, {'normalize': True, 'selection': 'random', 'fit_intercept': True, 'l1_ratio': 0.25, 'max_iter': 1000, 'tol': 0.001, 'alpha': 0.01}], [0.15802142512320497, 0.019357873828004035, {'normalize': False, 'selection': 'cyclic', 'fit_intercept': True, 'l1_ratio': 0, 'max_iter': 1000, 'tol': 0.0001, 'alpha': 0.01}], [0.14692201252547016, 0.10256549272048036, {'normalize': False, 'selection': 'cyclic', 'fit_intercept': True, 'l1_ratio': 0.75, 'max_iter': 1000, 'tol': 0.001, 'alpha': 0.01}], [0.29002152176179674, 0.023212642726031924, {'normalize': True, 'selection': 'random', 'fit_intercept': True, 'l1_ratio': 0.5, 'max_iter': 1000, 'tol': 0.001, 'alpha': 0.01}], [0.13333315929308368, 0.17942211734909, {'normalize': False, 'selection': 'cyclic', 'fit_intercept': True, 'l1_ratio': 0, 'max_iter': 1000, 'tol': 0.0001, 'alpha': 0.01}], [0.044579261167959836, 0.19413318594546139, {'normalize': False, 'selection': 'random', 'fit_intercept': True, 'l1_ratio': 0, 'max_iter': 1000, 'tol': 0.001, 'alpha': 0.01}], [0.21143201762267563, 0.11073118206013066, {'normalize': True, 'selection': 'cyclic', 'fit_intercept': True, 'l1_ratio': 0, 'max_iter': 1000, 'tol': 0.0001, 'alpha': 0.001}], [0.13716067139239804, 0.168105559703179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020913696512333768, 0.039516356557533716, 0.085475247722645697, 0.20779126210291754, -0.068295015785622804, -0.079527778628781132, 0.13184571596184569, 0.048261496364244261, 0.032330351247117251, 0.13699111487330795]</text:p>
          </table:table-cell>
          <table:table-cell office:value-type="string" calcext:value-type="string">
            <text:p>0.0555302446928</text:p>
          </table:table-cell>
          <table:table-cell office:value-type="string" calcext:value-type="string">
            <text:p>[1.1190291434982207, 0.8778588964446824, 1.23308903839749, 1.174006359707221, 0.80819054109741184, 1.2708754156762836, 1.1657507006560064, 0.76224355073627159, 1.3335503808058651, 1.1909323723675451]</text:p>
          </table:table-cell>
          <table:table-cell office:value-type="string" calcext:value-type="string">
            <text:p>1.09355263994</text:p>
          </table:table-cell>
          <table:table-cell office:value-type="string" calcext:value-type="string">
            <text:p>[0.85603506142677566, 0.73841234861170291, 0.88192304540799338, 0.92050255221969957, 0.73764436534235023, 0.93664955748266998, 0.86959399207691368, 0.72398082698978428, 0.97766799019835826, 0.92341859838295803]</text:p>
          </table:table-cell>
          <table:table-cell office:value-type="string" calcext:value-type="string">
            <text:p>0.856582833814</text:p>
          </table:table-cell>
          <table:table-cell office:value-type="string" calcext:value-type="string">
            <text:p>[[0.10111349143157077, 0.049631231400850385, {'normalize': False, 'selection': 'cyclic', 'fit_intercept': True, 'l1_ratio': 0, 'max_iter': 1000, 'tol': 0.0001, 'alpha': 0.1}], [0.18162306151732444, 0.056966240669649296, {'normalize': False, 'selection': 'random', 'fit_intercept': True, 'l1_ratio': 0, 'max_iter': 1000, 'tol': 0.001, 'alpha': 0.01}], [0.10678119744298817, 0.12352419212524476, {'normalize': False, 'selection': 'cyclic', 'fit_intercept': True, 'l1_ratio': 0, 'max_iter': 1000, 'tol': 0.0001, 'alpha': 0.01}], [0.090213784100083363, 0.0068769636584318367, {'normalize': False, 'selection': 'random', 'fit_intercept': True, 'l1_ratio': 0, 'max_iter': 1000, 'tol': 0.0001, 'alpha': 0.01}], [0.18928917689953026, 0.087182664913750096, {'normalize': True, 'selection': 'cyclic', 'fit_intercept': True, 'l1_ratio': 1, 'max_iter': 1000, 'tol': 0.001, 'alpha': 0.01}], [0.24042446541607607, 0.023071703033426205, {'normalize': True, 'selection': 'random', 'fit_intercept': True, 'l1_ratio': 0, 'max_iter': 1000, 'tol': 0.001, 'alpha': 0.01}], [0.12437508635127305, 0.094757169101874289, {'normalize': False, 'selection': 'random', 'fit_intercept': True, 'l1_ratio': 0, 'max_iter': 1000, 'tol': 0.0001, 'alpha': 0.01}], [0.051447026676916842, 0.14784999535145649, {'normalize': False, 'selection': 'cyclic', 'fit_intercept': True, 'l1_ratio': 0, 'max_iter': 1000, 'tol': 0.0001, 'alpha': 0.001}], [0.10141675854170877, 0.0963893200296395, {'normalize': True, 'selection': 'cyclic', 'fit_intercept': True, 'l1_ratio': 0, 'max_iter': 1000, 'tol': 0.0001, 'alpha': 0.001}], [0.084519555992024917, 0.12864541532872323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-0.0081432646157917343, -0.11787585228019326, 0.10226758755194865, 0.24267137142639528, 0.092310533875402223, -0.017430269540594789, 0.020472795278850264, -0.22021812223026838, -0.02538142328606563, 0.11349902087420938]</text:p>
          </table:table-cell>
          <table:table-cell office:value-type="string" calcext:value-type="string">
            <text:p>0.0182172377054</text:p>
          </table:table-cell>
          <table:table-cell office:value-type="string" calcext:value-type="string">
            <text:p>[1.1522392764640701, 1.021711581185955, 1.2104472781597317, 1.1223161066032901, 0.68668862995319824, 1.1977710461202238, 1.3153013769671329, 0.97726780056542706, 1.4130832658197694, 1.2233509206819355]</text:p>
          </table:table-cell>
          <table:table-cell office:value-type="string" calcext:value-type="string">
            <text:p>1.13201772825</text:p>
          </table:table-cell>
          <table:table-cell office:value-type="string" calcext:value-type="string">
            <text:p>[0.8686948374324226, 0.7779978240476394, 0.86365014136530827, 0.87973123249008667, 0.66774492936638552, 0.89730319057032648, 0.88416691294452809, 0.7576737185779675, 1.0214233785419311, 0.94044255382425257]</text:p>
          </table:table-cell>
          <table:table-cell office:value-type="string" calcext:value-type="string">
            <text:p>0.855882871916</text:p>
          </table:table-cell>
          <table:table-cell office:value-type="string" calcext:value-type="string">
            <text:p>[[0.24583275333888763, 0.085927406579609983, {'normalize': False, 'selection': 'cyclic', 'fit_intercept': True, 'l1_ratio': 0, 'max_iter': 1000, 'tol': 0.0001, 'alpha': 0.01}], [0.25094925936248519, 0.052401427172707071, {'normalize': True, 'selection': 'random', 'fit_intercept': True, 'l1_ratio': 0, 'max_iter': 1000, 'tol': 0.0001, 'alpha': 0.001}], [0.12868297171360671, 0.087922711202367609, {'normalize': True, 'selection': 'cyclic', 'fit_intercept': True, 'l1_ratio': 0, 'max_iter': 1000, 'tol': 0.0001, 'alpha': 0.01}], [0.1018233757258357, 0.041050194620990021, {'normalize': False, 'selection': 'cyclic', 'fit_intercept': True, 'l1_ratio': 0, 'max_iter': 1000, 'tol': 0.0001, 'alpha': 0.01}], [0.15259348383525523, 0.11911409756321781, {'normalize': False, 'selection': 'cyclic', 'fit_intercept': True, 'l1_ratio': 0.5, 'max_iter': 1000, 'tol': 0.001, 'alpha': 0.01}], [0.25562977094700928, 0.04036032828066128, {'normalize': True, 'selection': 'cyclic', 'fit_intercept': True, 'l1_ratio': 0.25, 'max_iter': 1000, 'tol': 0.001, 'alpha': 0.01}], [0.20741732921648376, 0.16950603787442475, {'normalize': True, 'selection': 'random', 'fit_intercept': True, 'l1_ratio': 0, 'max_iter': 1000, 'tol': 0.0001, 'alpha': 0.001}], [0.12628467300982907, 0.15232829186548344, {'normalize': True, 'selection': 'cyclic', 'fit_intercept': True, 'l1_ratio': 0, 'max_iter': 1000, 'tol': 0.0001, 'alpha': 0.001}], [0.20959628385208937, 0.087696851846418095, {'normalize': True, 'selection': 'random', 'fit_intercept': True, 'l1_ratio': 0, 'max_iter': 1000, 'tol': 0.001, 'alpha': 0.001}], [0.10387431994122652, 0.1786771700231525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086804962979147082, 0.17471849024528652, 0.089076882538237645, 0.27236172192782515, 0.041202806636171152, -0.085243124797907299, 0.14996653112939684, 0.20687881959677723, -0.043552268067281741, 0.13156023809698558]</text:p>
          </table:table-cell>
          <table:table-cell office:value-type="string" calcext:value-type="string">
            <text:p>0.102377506028</text:p>
          </table:table-cell>
          <table:table-cell office:value-type="string" calcext:value-type="string">
            <text:p>[1.0437199013857352, 0.7542874054709201, 1.228232815096417, 1.0783167682431223, 0.72535283892300007, 1.2776038140391752, 1.1414182134859006, 0.63520757267383432, 1.4381245978578099, 1.1984268571575969]</text:p>
          </table:table-cell>
          <table:table-cell office:value-type="string" calcext:value-type="string">
            <text:p>1.05206907843</text:p>
          </table:table-cell>
          <table:table-cell office:value-type="string" calcext:value-type="string">
            <text:p>[0.83507794338016927, 0.70990207065058486, 0.92688626909549698, 0.86631616802305211, 0.70336645916952678, 0.91260127456758333, 0.84597215575521967, 0.65158932040161399, 1.0088181393739164, 0.92584217318721718]</text:p>
          </table:table-cell>
          <table:table-cell office:value-type="string" calcext:value-type="string">
            <text:p>0.83863719736</text:p>
          </table:table-cell>
          <table:table-cell office:value-type="string" calcext:value-type="string">
            <text:p>[[0.2080667195251773, 0.081428534151121668, {'normalize': False, 'selection': 'random', 'fit_intercept': True, 'l1_ratio': 0, 'max_iter': 1000, 'tol': 0.0001, 'alpha': 0.01}], [0.25870589350387557, 0.025307294483165016, {'normalize': False, 'selection': 'cyclic', 'fit_intercept': True, 'l1_ratio': 0.5, 'max_iter': 1000, 'tol': 0.001, 'alpha': 0.01}], [0.19399956032770879, 0.10469535825877853, {'normalize': True, 'selection': 'random', 'fit_intercept': True, 'l1_ratio': 1, 'max_iter': 1000, 'tol': 0.0001, 'alpha': 0.01}], [0.16098346003042743, 0.017009178384012044, {'normalize': False, 'selection': 'cyclic', 'fit_intercept': True, 'l1_ratio': 0, 'max_iter': 1000, 'tol': 0.0001, 'alpha': 0.01}], [0.14460619833308172, 0.036432841340387635, {'normalize': False, 'selection': 'random', 'fit_intercept': True, 'l1_ratio': 0, 'max_iter': 1000, 'tol': 0.0001, 'alpha': 0.1}], [0.29200377651771164, 0.01846458092362345, {'normalize': True, 'selection': 'cyclic', 'fit_intercept': True, 'l1_ratio': 0.5, 'max_iter': 1000, 'tol': 0.001, 'alpha': 0.01}], [0.14599693435039912, 0.18076883882304837, {'normalize': False, 'selection': 'random', 'fit_intercept': True, 'l1_ratio': 0, 'max_iter': 1000, 'tol': 0.0001, 'alpha': 0.01}], [0.060371744873485345, 0.18954394316942536, {'normalize': False, 'selection': 'random', 'fit_intercept': True, 'l1_ratio': 0, 'max_iter': 1000, 'tol': 0.0001, 'alpha': 0.01}], [0.18324527020085804, 0.071859528525069868, {'normalize': True, 'selection': 'cyclic', 'fit_intercept': True, 'l1_ratio': 0, 'max_iter': 1000, 'tol': 0.0001, 'alpha': 0.001}], [0.16334828261677994, 0.16155854756382088, {'normalize': False, 'selection': 'cyclic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015780274174999276, 0.071648421885044611, 0.086350306177813252, 0.15304791512157323, -0.056821442315250881, -0.066803167012304376, 0.13941417227127306, 0.090780709328279308, 0.03781476570920439, 0.10636855346672047]</text:p>
          </table:table-cell>
          <table:table-cell office:value-type="string" calcext:value-type="string">
            <text:p>0.0577580508807</text:p>
          </table:table-cell>
          <table:table-cell office:value-type="string" calcext:value-type="string">
            <text:p>[1.1248962965580678, 0.84849096331903429, 1.2319091632914994, 1.2551327528322949, 0.7995105103808765, 1.2558953508761446, 1.1555878374324788, 0.72819008359124426, 1.3259922818163605, 1.2331908013738284]</text:p>
          </table:table-cell>
          <table:table-cell office:value-type="string" calcext:value-type="string">
            <text:p>1.09587960415</text:p>
          </table:table-cell>
          <table:table-cell office:value-type="string" calcext:value-type="string">
            <text:p>[0.85936059950570176, 0.73222604501702404, 0.89775703473192026, 0.95742188458272526, 0.73708208016409682, 0.93240862058839313, 0.86699525537063404, 0.7270091686363207, 0.99930183532316741, 0.96103143479353559]</text:p>
          </table:table-cell>
          <table:table-cell office:value-type="string" calcext:value-type="string">
            <text:p>0.867059395871</text:p>
          </table:table-cell>
          <table:table-cell office:value-type="string" calcext:value-type="string">
            <text:p>[[0.10885910615485644, 0.047499033141557956, {'normalize': False, 'selection': 'random', 'fit_intercept': True, 'l1_ratio': 0, 'max_iter': 1000, 'tol': 0.001, 'alpha': 0.1}], [0.17285249677858058, 0.04793427823881985, {'normalize': False, 'selection': 'random', 'fit_intercept': True, 'l1_ratio': 0, 'max_iter': 1000, 'tol': 0.0001, 'alpha': 0.01}], [0.10771087039076908, 0.14277940008394061, {'normalize': False, 'selection': 'random', 'fit_intercept': True, 'l1_ratio': 0, 'max_iter': 1000, 'tol': 0.001, 'alpha': 0.01}], [0.09990788298924945, 0.038846861448704993, {'normalize': False, 'selection': 'random', 'fit_intercept': True, 'l1_ratio': 0.75, 'max_iter': 1000, 'tol': 0.001, 'alpha': 0.01}], [0.18898896694969439, 0.090935952511118245, {'normalize': True, 'selection': 'random', 'fit_intercept': True, 'l1_ratio': 1, 'max_iter': 1000, 'tol': 0.0001, 'alpha': 0.01}], [0.24341857867321923, 0.023678035374649378, {'normalize': True, 'selection': 'random', 'fit_intercept': True, 'l1_ratio': 0, 'max_iter': 1000, 'tol': 0.0001, 'alpha': 0.01}], [0.1281185877179738, 0.097183703305844721, {'normalize': False, 'selection': 'random', 'fit_intercept': True, 'l1_ratio': 0, 'max_iter': 1000, 'tol': 0.001, 'alpha': 0.01}], [0.056594341512885282, 0.10281108813200832, {'normalize': True, 'selection': 'random', 'fit_intercept': True, 'l1_ratio': 0, 'max_iter': 1000, 'tol': 0.001, 'alpha': 0.001}], [0.085438105846886728, 0.10480362802618233, {'normalize': False, 'selection': 'random', 'fit_intercept': True, 'l1_ratio': 0, 'max_iter': 1000, 'tol': 0.001, 'alpha': 0.01}], [0.10647133236194739, 0.11410681586027838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-0.049741743979772934, 0.07042836478509551, 0.11137486779059202, 0.2031615245662769, 0.054890757665824297, -0.016509663977398947, -0.0090662795195342039, -0.20952386640260379, -0.024783283680709145, 0.10002578923430205]</text:p>
          </table:table-cell>
          <table:table-cell office:value-type="string" calcext:value-type="string">
            <text:p>0.0230256466482</text:p>
          </table:table-cell>
          <table:table-cell office:value-type="string" calcext:value-type="string">
            <text:p>[1.1997835129299321, 0.84960606609738265, 1.1981675805310781, 1.18086735612367, 0.71499757901285721, 1.1966872620796811, 1.3549662127872983, 0.96870281396099633, 1.412258966639232, 1.2419436698377184]</text:p>
          </table:table-cell>
          <table:table-cell office:value-type="string" calcext:value-type="string">
            <text:p>1.131798102</text:p>
          </table:table-cell>
          <table:table-cell office:value-type="string" calcext:value-type="string">
            <text:p>[0.83750676968015314, 0.71807075883619065, 0.86425869488095641, 0.90584986266133216, 0.68962270909363055, 0.89258130292648952, 0.9118226385497965, 0.76335610742189852, 1.0262836687930046, 0.95430113174301423]</text:p>
          </table:table-cell>
          <table:table-cell office:value-type="string" calcext:value-type="string">
            <text:p>0.856365364459</text:p>
          </table:table-cell>
          <table:table-cell office:value-type="string" calcext:value-type="string">
            <text:p>[[0.24510147229654, 0.091190138378784147, {'normalize': True, 'selection': 'cyclic', 'fit_intercept': True, 'l1_ratio': 0, 'max_iter': 1000, 'tol': 0.0001, 'alpha': 0.001}], [0.23409547975517947, 0.060434145376353068, {'normalize': False, 'selection': 'cyclic', 'fit_intercept': True, 'l1_ratio': 0.25, 'max_iter': 1000, 'tol': 0.001, 'alpha': 0.01}], [0.1188558100795466, 0.10594721605912842, {'normalize': True, 'selection': 'cyclic', 'fit_intercept': True, 'l1_ratio': 0, 'max_iter': 1000, 'tol': 0.0001, 'alpha': 0.01}], [0.11763574948319917, 0.025900173976382373, {'normalize': True, 'selection': 'random', 'fit_intercept': True, 'l1_ratio': 0, 'max_iter': 1000, 'tol': 0.0001, 'alpha': 0.01}], [0.15637819845318929, 0.1197394890984121, {'normalize': True, 'selection': 'cyclic', 'fit_intercept': True, 'l1_ratio': 0, 'max_iter': 1000, 'tol': 0.0001, 'alpha': 0.01}], [0.26339860368176227, 0.034058717928894422, {'normalize': True, 'selection': 'cyclic', 'fit_intercept': True, 'l1_ratio': 0, 'max_iter': 1000, 'tol': 0.0001, 'alpha': 0.01}], [0.20781005653883999, 0.16204288501011127, {'normalize': True, 'selection': 'cyclic', 'fit_intercept': True, 'l1_ratio': 0, 'max_iter': 1000, 'tol': 0.0001, 'alpha': 0.001}], [0.1251591514462127, 0.1366129870830759, {'normalize': True, 'selection': 'cyclic', 'fit_intercept': True, 'l1_ratio': 0, 'max_iter': 1000, 'tol': 0.0001, 'alpha': 0.001}], [0.19444268068295925, 0.12906230004210842, {'normalize': True, 'selection': 'cyclic', 'fit_intercept': True, 'l1_ratio': 0, 'max_iter': 1000, 'tol': 0.0001, 'alpha': 0.001}], [0.12494488601547471, 0.16140978380652918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090691720572429246, 0.16223977757234709, 0.092999168468188897, 0.26503995399061275, 0.041318697530267845, -0.094262060614591414, 0.15016285534992257, 0.17125362418609946, -0.043721268520669598, 0.10177296426131588]</text:p>
          </table:table-cell>
          <table:table-cell office:value-type="string" calcext:value-type="string">
            <text:p>0.0937495432796</text:p>
          </table:table-cell>
          <table:table-cell office:value-type="string" calcext:value-type="string">
            <text:p>[1.0392776014525194, 0.76569264803898163, 1.2229442455157253, 1.0891671940354524, 0.72526516471033009, 1.2882213674100993, 1.1411545908766001, 0.663739648807954, 1.4383574982275409, 1.2395326085662488]</text:p>
          </table:table-cell>
          <table:table-cell office:value-type="string" calcext:value-type="string">
            <text:p>1.06133525676</text:p>
          </table:table-cell>
          <table:table-cell office:value-type="string" calcext:value-type="string">
            <text:p>[0.83329831835605506, 0.72797889631689217, 0.92891138420614949, 0.87452000318610246, 0.70470197383528721, 0.91384791918100738, 0.84614391435469249, 0.67283837346707942, 1.0165891570574064, 0.93990542098904462]</text:p>
          </table:table-cell>
          <table:table-cell office:value-type="string" calcext:value-type="string">
            <text:p>0.845873536095</text:p>
          </table:table-cell>
          <table:table-cell office:value-type="string" calcext:value-type="string">
            <text:p>[[0.20437506885718168, 0.077747241491249883, {'normalize': False, 'selection': 'random', 'fit_intercept': True, 'l1_ratio': 0, 'max_iter': 1000, 'tol': 0.0001, 'alpha': 0.01}], [0.25486545956783502, 0.033389636847538567, {'normalize': False, 'selection': 'random', 'fit_intercept': True, 'l1_ratio': 1, 'max_iter': 1000, 'tol': 0.0001, 'alpha': 0.01}], [0.18999654653036632, 0.11453878457088004, {'normalize': True, 'selection': 'cyclic', 'fit_intercept': True, 'l1_ratio': 1, 'max_iter': 1000, 'tol': 0.001, 'alpha': 0.01}], [0.166439707247826, 0.02570414284580335, {'normalize': False, 'selection': 'random', 'fit_intercept': True, 'l1_ratio': 0, 'max_iter': 1000, 'tol': 0.0001, 'alpha': 0.01}], [0.14734708338228811, 0.035357668202121072, {'normalize': False, 'selection': 'random', 'fit_intercept': True, 'l1_ratio': 0, 'max_iter': 1000, 'tol': 0.0001, 'alpha': 0.1}], [0.29812163977448269, 0.061950631477896118, {'normalize': False, 'selection': 'cyclic', 'fit_intercept': True, 'l1_ratio': 0.75, 'max_iter': 1000, 'tol': 0.001, 'alpha': 0.01}], [0.14939319733396908, 0.17514801958634577, {'normalize': False, 'selection': 'random', 'fit_intercept': True, 'l1_ratio': 0, 'max_iter': 1000, 'tol': 0.001, 'alpha': 0.01}], [0.068255847359820848, 0.16435549837690622, {'normalize': False, 'selection': 'random', 'fit_intercept': True, 'l1_ratio': 1, 'max_iter': 1000, 'tol': 0.001, 'alpha': 0.01}], [0.19024233820875908, 0.07744663342503072, {'normalize': True, 'selection': 'random', 'fit_intercept': True, 'l1_ratio': 0, 'max_iter': 1000, 'tol': 0.001, 'alpha': 0.001}], [0.19443392760737416, 0.13757590570039821, {'normalize': False, 'selection': 'cyclic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080689987450207945, 0.11558634193902129, 0.12488974965901589, 0.17489953179320084, -0.0083237271597187412, -0.076144984933002924, 0.18661215578523405, 0.073990255241275782, 0.12220484546845523, 0.089153036343484815]</text:p>
          </table:table-cell>
          <table:table-cell office:value-type="string" calcext:value-type="string">
            <text:p>0.0883557191587</text:p>
          </table:table-cell>
          <table:table-cell office:value-type="string" calcext:value-type="string">
            <text:p>[1.0507089030746426, 0.80833276356831762, 1.179944943422907, 1.2227499530534469, 0.76282083751489071, 1.2668930176042952, 1.0922107587696583, 0.74163749093355558, 1.2096938909923598, 1.2569478182510063]</text:p>
          </table:table-cell>
          <table:table-cell office:value-type="string" calcext:value-type="string">
            <text:p>1.05919403772</text:p>
          </table:table-cell>
          <table:table-cell office:value-type="string" calcext:value-type="string">
            <text:p>[0.83725632646064196, 0.71966299390330313, 0.87767501596747921, 0.93808728457576185, 0.73111755187125249, 0.93137113214636547, 0.84096482890215629, 0.70919441397777649, 0.96532611988835149, 0.98250143180520766]</text:p>
          </table:table-cell>
          <table:table-cell office:value-type="string" calcext:value-type="string">
            <text:p>0.85331570995</text:p>
          </table:table-cell>
          <table:table-cell office:value-type="string" calcext:value-type="string">
            <text:p>[[0.12766078206839485, 0.18328921067711534, {'normalize': False, 'selection': 'random', 'fit_intercept': True, 'l1_ratio': 0, 'max_iter': 1000, 'tol': 0.0001, 'alpha': 0.01}], [0.19693642003719819, 0.038100996053557018, {'normalize': False, 'selection': 'cyclic', 'fit_intercept': True, 'l1_ratio': 0, 'max_iter': 1000, 'tol': 0.0001, 'alpha': 0.01}], [0.13154011941353946, 0.15957120722264836, {'normalize': False, 'selection': 'random', 'fit_intercept': True, 'l1_ratio': 0, 'max_iter': 1000, 'tol': 0.001, 'alpha': 0.01}], [0.14464370054744122, 0.048989856269696812, {'normalize': False, 'selection': 'cyclic', 'fit_intercept': True, 'l1_ratio': 1, 'max_iter': 1000, 'tol': 0.001, 'alpha': 0.01}], [0.19823754032251828, 0.10446721127094606, {'normalize': True, 'selection': 'cyclic', 'fit_intercept': True, 'l1_ratio': 1, 'max_iter': 1000, 'tol': 0.0001, 'alpha': 0.01}], [0.27937823537259598, 0.046525299119828639, {'normalize': False, 'selection': 'random', 'fit_intercept': True, 'l1_ratio': 0.5, 'max_iter': 1000, 'tol': 0.001, 'alpha': 0.01}], [0.13743906301236383, 0.087403155036379077, {'normalize': False, 'selection': 'random', 'fit_intercept': True, 'l1_ratio': 0, 'max_iter': 1000, 'tol': 0.0001, 'alpha': 0.01}], [0.14327125022152509, 0.079586612015730404, {'normalize': True, 'selection': 'random', 'fit_intercept': True, 'l1_ratio': 0, 'max_iter': 1000, 'tol': 0.001, 'alpha': 0.001}], [0.096989238873236253, 0.16931334542558679, {'normalize': False, 'selection': 'random', 'fit_intercept': True, 'l1_ratio': 0, 'max_iter': 1000, 'tol': 0.001, 'alpha': 0.001}], [0.1975878646704248, 0.097574222768747026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017700050995349437, 0.012943430887817575, 0.13885231335439008, 0.27060354802151987, 0.15906623201320746, -0.010071204901285657, 0.076019494623585482, -0.24980492486807204, -0.0043704141190521462, 0.096493712459524206]</text:p>
          </table:table-cell>
          <table:table-cell office:value-type="string" calcext:value-type="string">
            <text:p>0.0507432238467</text:p>
          </table:table-cell>
          <table:table-cell office:value-type="string" calcext:value-type="string">
            <text:p>[1.1227021220472697, 0.90214590993313326, 1.161118679619966, 1.0809222776861926, 0.63618635951093416, 1.1891075781505991, 1.2407137087717321, 1.0009637521439541, 1.3841278890422741, 1.2468178543858333]</text:p>
          </table:table-cell>
          <table:table-cell office:value-type="string" calcext:value-type="string">
            <text:p>1.09648061313</text:p>
          </table:table-cell>
          <table:table-cell office:value-type="string" calcext:value-type="string">
            <text:p>[0.82494584936614768, 0.72042264068184669, 0.85338011301455075, 0.86334303175008975, 0.65197862817651442, 0.88698344390771899, 0.87218880544459887, 0.76121223103662405, 1.0012917190161035, 0.9665052782318434]</text:p>
          </table:table-cell>
          <table:table-cell office:value-type="string" calcext:value-type="string">
            <text:p>0.840225174063</text:p>
          </table:table-cell>
          <table:table-cell office:value-type="string" calcext:value-type="string">
            <text:p>[[0.25819242258212849, 0.089350457783008444, {'normalize': True, 'selection': 'random', 'fit_intercept': True, 'l1_ratio': 0, 'max_iter': 1000, 'tol': 0.0001, 'alpha': 0.001}], [0.25744653921256705, 0.021659111044091614, {'normalize': True, 'selection': 'random', 'fit_intercept': True, 'l1_ratio': 0, 'max_iter': 1000, 'tol': 0.0001, 'alpha': 0.001}], [0.13563807240069453, 0.12664830757447679, {'normalize': True, 'selection': 'cyclic', 'fit_intercept': True, 'l1_ratio': 0, 'max_iter': 1000, 'tol': 0.0001, 'alpha': 0.01}], [0.14262566213967892, 0.050474946136515417, {'normalize': False, 'selection': 'cyclic', 'fit_intercept': True, 'l1_ratio': 0, 'max_iter': 1000, 'tol': 0.0001, 'alpha': 0.01}], [0.17402870516693961, 0.13241720890143696, {'normalize': False, 'selection': 'random', 'fit_intercept': True, 'l1_ratio': 0, 'max_iter': 1000, 'tol': 0.0001, 'alpha': 0.01}], [0.29617591494656281, 0.057058661137153528, {'normalize': False, 'selection': 'random', 'fit_intercept': True, 'l1_ratio': 0, 'max_iter': 1000, 'tol': 0.0001, 'alpha': 0.01}], [0.19316154737670924, 0.11561348561840659, {'normalize': True, 'selection': 'cyclic', 'fit_intercept': True, 'l1_ratio': 1, 'max_iter': 1000, 'tol': 0.001, 'alpha': 0.01}], [0.19245480555096106, 0.1295684471800411, {'normalize': True, 'selection': 'cyclic', 'fit_intercept': True, 'l1_ratio': 0, 'max_iter': 1000, 'tol': 0.0001, 'alpha': 0.001}], [0.25529526021188387, 0.14436707155249792, {'normalize': False, 'selection': 'random', 'fit_intercept': True, 'l1_ratio': 0, 'max_iter': 1000, 'tol': 0.0001, 'alpha': 0.001}], [0.19520846963351379, 0.11298969268377833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11550559371012226, 0.21078133200992444, 0.13309649916684729, 0.29279899749018312, 0.055504856079307663, -0.06257188485256493, 0.1926753727681414, 0.1652229771458652, 0.066871432629524774, 0.10639608829614311]</text:p>
          </table:table-cell>
          <table:table-cell office:value-type="string" calcext:value-type="string">
            <text:p>0.127628126444</text:p>
          </table:table-cell>
          <table:table-cell office:value-type="string" calcext:value-type="string">
            <text:p>[1.010917029861196, 0.72132683743802917, 1.1688794661531217, 1.0480299380965779, 0.71453299898416989, 1.2509140687080904, 1.0840691189989295, 0.66856956983733851, 1.2859491438648074, 1.2331528039437996]</text:p>
          </table:table-cell>
          <table:table-cell office:value-type="string" calcext:value-type="string">
            <text:p>1.01863409759</text:p>
          </table:table-cell>
          <table:table-cell office:value-type="string" calcext:value-type="string">
            <text:p>[0.81940496072252655, 0.69829624607970564, 0.89956635938406537, 0.85686742048714493, 0.70088587396462065, 0.91120261212741926, 0.82266497835722896, 0.66551434904763029, 0.97153143160717137, 0.94419759615481025]</text:p>
          </table:table-cell>
          <table:table-cell office:value-type="string" calcext:value-type="string">
            <text:p>0.829013182793</text:p>
          </table:table-cell>
          <table:table-cell office:value-type="string" calcext:value-type="string">
            <text:p>[[0.23062261645618329, 0.074923615232836277, {'normalize': False, 'selection': 'random', 'fit_intercept': True, 'l1_ratio': 0, 'max_iter': 1000, 'tol': 0.001, 'alpha': 0.01}], [0.26122439200652725, 0.019015422501624447, {'normalize': False, 'selection': 'random', 'fit_intercept': True, 'l1_ratio': 0.5, 'max_iter': 1000, 'tol': 0.0001, 'alpha': 0.01}], [0.23726488191066489, 0.17820901290484262, {'normalize': True, 'selection': 'random', 'fit_intercept': True, 'l1_ratio': 0, 'max_iter': 1000, 'tol': 0.001, 'alpha': 0.001}], [0.19543496492164503, 0.03466015951748088, {'normalize': False, 'selection': 'random', 'fit_intercept': True, 'l1_ratio': 0, 'max_iter': 1000, 'tol': 0.0001, 'alpha': 0.01}], [0.15268653775889468, 0.035156482755595471, {'normalize': False, 'selection': 'cyclic', 'fit_intercept': True, 'l1_ratio': 0, 'max_iter': 1000, 'tol': 0.0001, 'alpha': 0.1}], [0.32850090072626004, 0.052870794908076758, {'normalize': False, 'selection': 'cyclic', 'fit_intercept': True, 'l1_ratio': 0.5, 'max_iter': 1000, 'tol': 0.001, 'alpha': 0.01}], [0.16219419737756277, 0.15523713598054048, {'normalize': False, 'selection': 'random', 'fit_intercept': True, 'l1_ratio': 0, 'max_iter': 1000, 'tol': 0.001, 'alpha': 0.01}], [0.12754452214472162, 0.18591538484907508, {'normalize': False, 'selection': 'cyclic', 'fit_intercept': True, 'l1_ratio': 1, 'max_iter': 1000, 'tol': 0.001, 'alpha': 0.01}], [0.23341577430988375, 0.12554483854757786, {'normalize': False, 'selection': 'random', 'fit_intercept': True, 'l1_ratio': 0, 'max_iter': 1000, 'tol': 0.0001, 'alpha': 0.001}], [0.26844287312537107, 0.090890812811559793, {'normalize': False, 'selection': 'cyclic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04647850709411705, 0.10201340337158438, 0.14522672322726904, 0.22514552904169571, 0.028867383943650182, -0.066182783236148124, 0.19306021038174837, 0.033448637009307225, 0.092224682085964571, 0.14426766175293426]</text:p>
          </table:table-cell>
          <table:table-cell office:value-type="string" calcext:value-type="string">
            <text:p>0.0944549954672</text:p>
          </table:table-cell>
          <table:table-cell office:value-type="string" calcext:value-type="string">
            <text:p>[1.0898103014133895, 0.82073810222626375, 1.1525238166368414, 1.1482883654721849, 0.73468487903665947, 1.2551650033065778, 1.0835523620975935, 0.77410711038856184, 1.2510097040354453, 1.1808909053706846]</text:p>
          </table:table-cell>
          <table:table-cell office:value-type="string" calcext:value-type="string">
            <text:p>1.049077055</text:p>
          </table:table-cell>
          <table:table-cell office:value-type="string" calcext:value-type="string">
            <text:p>[0.84166603547423113, 0.72739923039413679, 0.87121483228606922, 0.90886491311692674, 0.71731290193595088, 0.93479260798363273, 0.83686328389854747, 0.69837206362086146, 0.98460207575433056, 0.94117769301715926]</text:p>
          </table:table-cell>
          <table:table-cell office:value-type="string" calcext:value-type="string">
            <text:p>0.846226563748</text:p>
          </table:table-cell>
          <table:table-cell office:value-type="string" calcext:value-type="string">
            <text:p>[[0.13200373875865654, 0.041194648025798648, {'normalize': False, 'selection': 'cyclic', 'fit_intercept': True, 'l1_ratio': 0, 'max_iter': 1000, 'tol': 0.0001, 'alpha': 0.1}], [0.21130903334517032, 0.023948191595137718, {'normalize': False, 'selection': 'random', 'fit_intercept': True, 'l1_ratio': 0, 'max_iter': 1000, 'tol': 0.001, 'alpha': 0.01}], [0.13362126479698272, 0.16400182628856033, {'normalize': False, 'selection': 'random', 'fit_intercept': True, 'l1_ratio': 0, 'max_iter': 1000, 'tol': 0.0001, 'alpha': 0.01}], [0.12125960502192985, 0.075203186259993546, {'normalize': False, 'selection': 'random', 'fit_intercept': True, 'l1_ratio': 0.75, 'max_iter': 1000, 'tol': 0.001, 'alpha': 0.01}], [0.23401920335930776, 0.10819264983257887, {'normalize': True, 'selection': 'random', 'fit_intercept': True, 'l1_ratio': 1, 'max_iter': 1000, 'tol': 0.001, 'alpha': 0.01}], [0.31367249862831359, 0.027789192119708282, {'normalize': True, 'selection': 'cyclic', 'fit_intercept': True, 'l1_ratio': 0.5, 'max_iter': 1000, 'tol': 0.001, 'alpha': 0.01}], [0.12697382093884949, 0.09688299358703871, {'normalize': False, 'selection': 'cyclic', 'fit_intercept': True, 'l1_ratio': 0.75, 'max_iter': 1000, 'tol': 0.001, 'alpha': 0.01}], [0.13682472292503745, 0.08250830774755287, {'normalize': True, 'selection': 'random', 'fit_intercept': True, 'l1_ratio': 0, 'max_iter': 1000, 'tol': 0.001, 'alpha': 0.001}], [0.055428928918462475, 0.13563409482950559, {'normalize': False, 'selection': 'cyclic', 'fit_intercept': True, 'l1_ratio': 0.5, 'max_iter': 1000, 'tol': 0.001, 'alpha': 0.01}], [0.17053878073530571, 0.12529861873078579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089971300707458068, -0.016405375359774599, 0.16213213009221017, 0.2654843913273085, 0.12241844177481831, -0.051124894852871527, 0.10673602916282066, -0.29176511112927384, -0.0074433161876983345, 0.14718562649544509]</text:p>
          </table:table-cell>
          <table:table-cell office:value-type="string" calcext:value-type="string">
            <text:p>0.052718922203</text:p>
          </table:table-cell>
          <table:table-cell office:value-type="string" calcext:value-type="string">
            <text:p>[1.0401009924259057, 0.92897001135368329, 1.1297296037487834, 1.0885085642642671, 0.66391128285620205, 1.2374380855401712, 1.1994677893318366, 1.0345694970445878, 1.3883626707460337, 1.1768641812741267]</text:p>
          </table:table-cell>
          <table:table-cell office:value-type="string" calcext:value-type="string">
            <text:p>1.08879226786</text:p>
          </table:table-cell>
          <table:table-cell office:value-type="string" calcext:value-type="string">
            <text:p>[0.8211676723753033, 0.73614889266608363, 0.85113753844347517, 0.87479046492604107, 0.67445090108067485, 0.90958423410727107, 0.85296738904844338, 0.75987387035935339, 0.99490845975123221, 0.93270894130643045]</text:p>
          </table:table-cell>
          <table:table-cell office:value-type="string" calcext:value-type="string">
            <text:p>0.840773836406</text:p>
          </table:table-cell>
          <table:table-cell office:value-type="string" calcext:value-type="string">
            <text:p>[[0.24329710670175397, 0.088072052044770796, {'normalize': True, 'selection': 'random', 'fit_intercept': True, 'l1_ratio': 0.25, 'max_iter': 1000, 'tol': 0.0001, 'alpha': 0.01}], [0.27346841327605242, 0.026696989445899634, {'normalize': True, 'selection': 'cyclic', 'fit_intercept': True, 'l1_ratio': 0, 'max_iter': 1000, 'tol': 0.0001, 'alpha': 0.001}], [0.1489406185582417, 0.12178954066115072, {'normalize': True, 'selection': 'random', 'fit_intercept': True, 'l1_ratio': 0, 'max_iter': 1000, 'tol': 0.0001, 'alpha': 0.01}], [0.12135886099933295, 0.072667276556449126, {'normalize': True, 'selection': 'random', 'fit_intercept': True, 'l1_ratio': 0, 'max_iter': 1000, 'tol': 0.0001, 'alpha': 0.01}], [0.20532897553889792, 0.14160348910190335, {'normalize': True, 'selection': 'random', 'fit_intercept': True, 'l1_ratio': 0.25, 'max_iter': 1000, 'tol': 0.001, 'alpha': 0.01}], [0.32779357215301741, 0.060947999091710982, {'normalize': False, 'selection': 'random', 'fit_intercept': True, 'l1_ratio': 0.5, 'max_iter': 1000, 'tol': 0.001, 'alpha': 0.01}], [0.18684245536486352, 0.15612331604759105, {'normalize': True, 'selection': 'cyclic', 'fit_intercept': True, 'l1_ratio': 1, 'max_iter': 1000, 'tol': 0.0001, 'alpha': 0.01}], [0.19860041647366619, 0.12565385246908195, {'normalize': True, 'selection': 'random', 'fit_intercept': True, 'l1_ratio': 0, 'max_iter': 1000, 'tol': 0.0001, 'alpha': 0.001}], [0.23030139977056491, 0.14378705871413416, {'normalize': False, 'selection': 'random', 'fit_intercept': True, 'l1_ratio': 0, 'max_iter': 1000, 'tol': 0.001, 'alpha': 0.001}], [0.18189392936600676, 0.1260779590890955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13317136808118013, 0.20483761847912973, 0.16689096417371252, 0.31260009799659771, 0.14318048085301793, -0.11671408580686027, 0.20105120578912394, 0.15793378703969874, 0.03503070226208671, 0.1414111223393274]</text:p>
          </table:table-cell>
          <table:table-cell office:value-type="string" calcext:value-type="string">
            <text:p>0.137939326121</text:p>
          </table:table-cell>
          <table:table-cell office:value-type="string" calcext:value-type="string">
            <text:p>[0.99072624964778788, 0.72675924832451333, 1.123313083991565, 1.0186858816482223, 0.64820430739628565, 1.3146530419013687, 1.0728221167179859, 0.67440745296100213, 1.3298290135717445, 1.184832863928978]</text:p>
          </table:table-cell>
          <table:table-cell office:value-type="string" calcext:value-type="string">
            <text:p>1.00842332601</text:p>
          </table:table-cell>
          <table:table-cell office:value-type="string" calcext:value-type="string">
            <text:p>[0.81123718016211877, 0.70144306924469557, 0.87806856927331367, 0.84642686063770778, 0.66129457105059863, 0.93282774567674931, 0.81781186928659533, 0.66979441578355681, 0.96829057696612642, 0.92716846856666069]</text:p>
          </table:table-cell>
          <table:table-cell office:value-type="string" calcext:value-type="string">
            <text:p>0.821436332665</text:p>
          </table:table-cell>
          <table:table-cell office:value-type="string" calcext:value-type="string">
            <text:p>[[0.22513994131928156, 0.086939579632508451, {'normalize': False, 'selection': 'cyclic', 'fit_intercept': True, 'l1_ratio': 0, 'max_iter': 1000, 'tol': 0.0001, 'alpha': 0.01}], [0.27541958331064792, 0.017663595259923306, {'normalize': False, 'selection': 'random', 'fit_intercept': True, 'l1_ratio': 0.5, 'max_iter': 1000, 'tol': 0.0001, 'alpha': 0.01}], [0.23191461484906953, 0.17161446529742641, {'normalize': True, 'selection': 'random', 'fit_intercept': True, 'l1_ratio': 0, 'max_iter': 1000, 'tol': 0.0001, 'alpha': 0.001}], [0.17876529179417003, 0.030512841624142542, {'normalize': False, 'selection': 'random', 'fit_intercept': True, 'l1_ratio': 0, 'max_iter': 1000, 'tol': 0.0001, 'alpha': 0.01}], [0.16962370631620524, 0.11481073468686433, {'normalize': False, 'selection': 'random', 'fit_intercept': True, 'l1_ratio': 0, 'max_iter': 1000, 'tol': 0.001, 'alpha': 0.01}], [0.35508712422817645, 0.045449309017065224, {'normalize': False, 'selection': 'random', 'fit_intercept': True, 'l1_ratio': 0.75, 'max_iter': 1000, 'tol': 0.001, 'alpha': 0.01}], [0.14753891713652104, 0.17579986272526407, {'normalize': False, 'selection': 'random', 'fit_intercept': True, 'l1_ratio': 0, 'max_iter': 1000, 'tol': 0.0001, 'alpha': 0.01}], [0.13551672308405424, 0.17978750594945209, {'normalize': False, 'selection': 'random', 'fit_intercept': True, 'l1_ratio': 1, 'max_iter': 1000, 'tol': 0.001, 'alpha': 0.01}], [0.19564707111582855, 0.14261804098301342, {'normalize': False, 'selection': 'cyclic', 'fit_intercept': True, 'l1_ratio': 0, 'max_iter': 1000, 'tol': 0.0001, 'alpha': 0.001}], [0.22839495043676952, 0.11934716509486472, {'normalize': True, 'selection': 'cyclic', 'fit_intercept': True, 'l1_ratio': 1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065290297717663592, 0.088412322737664639, 0.12684504145552888, 0.23852604157409651, 0.036244456974820261, -0.099728017838158101, 0.20373227391870208, 0.03544565101658681, 0.035926737241218754, 0.15839067920945737]</text:p>
          </table:table-cell>
          <table:table-cell office:value-type="string" calcext:value-type="string">
            <text:p>0.0889085484008</text:p>
          </table:table-cell>
          <table:table-cell office:value-type="string" calcext:value-type="string">
            <text:p>[1.068309702462972, 0.83316916205457525, 1.1773085479889456, 1.1284592395641828, 0.72910394815457347, 1.2946561723276648, 1.0692219996558154, 0.77250770987890105, 1.3285941832872803, 1.1614014667630901]</text:p>
          </table:table-cell>
          <table:table-cell office:value-type="string" calcext:value-type="string">
            <text:p>1.05627321321</text:p>
          </table:table-cell>
          <table:table-cell office:value-type="string" calcext:value-type="string">
            <text:p>[0.83875869046912988, 0.72566326260624303, 0.87564621826431921, 0.90644906836138206, 0.71201694341121158, 0.95943174379355722, 0.83166790378780764, 0.70323690977424214, 1.0166541242254155, 0.94139985999167008]</text:p>
          </table:table-cell>
          <table:table-cell office:value-type="string" calcext:value-type="string">
            <text:p>0.851092472468</text:p>
          </table:table-cell>
          <table:table-cell office:value-type="string" calcext:value-type="string">
            <text:p>[[0.146733500882374, 0.043459607487940623, {'normalize': False, 'selection': 'random', 'fit_intercept': True, 'l1_ratio': 0, 'max_iter': 1000, 'tol': 0.0001, 'alpha': 0.1}], [0.20652057482413902, 0.032350373774467332, {'normalize': False, 'selection': 'cyclic', 'fit_intercept': True, 'l1_ratio': 0, 'max_iter': 1000, 'tol': 0.0001, 'alpha': 0.01}], [0.14908541668226005, 0.16157401890815082, {'normalize': False, 'selection': 'random', 'fit_intercept': True, 'l1_ratio': 0, 'max_iter': 1000, 'tol': 0.0001, 'alpha': 0.01}], [0.12869622562067584, 0.058104229913926171, {'normalize': False, 'selection': 'cyclic', 'fit_intercept': True, 'l1_ratio': 0.75, 'max_iter': 1000, 'tol': 0.0001, 'alpha': 0.01}], [0.23786991364900015, 0.098503548325061474, {'normalize': True, 'selection': 'random', 'fit_intercept': True, 'l1_ratio': 1, 'max_iter': 1000, 'tol': 0.001, 'alpha': 0.01}], [0.31521950350406813, 0.042906260995450245, {'normalize': True, 'selection': 'random', 'fit_intercept': True, 'l1_ratio': 0.75, 'max_iter': 1000, 'tol': 0.001, 'alpha': 0.01}], [0.11805126863038776, 0.10015687339059949, {'normalize': False, 'selection': 'random', 'fit_intercept': True, 'l1_ratio': 0.75, 'max_iter': 1000, 'tol': 0.001, 'alpha': 0.01}], [0.10631895830660561, 0.090206573414572389, {'normalize': True, 'selection': 'random', 'fit_intercept': True, 'l1_ratio': 0, 'max_iter': 1000, 'tol': 0.001, 'alpha': 0.001}], [0.077040969865051795, 0.088425599852807221, {'normalize': True, 'selection': 'random', 'fit_intercept': True, 'l1_ratio': 1, 'max_iter': 1000, 'tol': 0.001, 'alpha': 0.01}], [0.11998804071580706, 0.11463415670081574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089182896957361701, -0.031052106013096381, 0.15364041219952662, 0.27735731442281297, 0.11973083254857864, -0.048717349222175743, 0.11753382175889238, -0.091218679097485378, 0.0011262361802766296, 0.17153885016014714]</text:p>
          </table:table-cell>
          <table:table-cell office:value-type="string" calcext:value-type="string">
            <text:p>0.0759122229895</text:p>
          </table:table-cell>
          <table:table-cell office:value-type="string" calcext:value-type="string">
            <text:p>[1.0410020843623962, 0.94235677009302421, 1.1411793148960834, 1.0709135964790875, 0.66594452304053042, 1.2346037994618118, 1.1849685989046941, 0.87395266389615756, 1.3765529277842938, 1.1432572938670018]</text:p>
          </table:table-cell>
          <table:table-cell office:value-type="string" calcext:value-type="string">
            <text:p>1.06747315728</text:p>
          </table:table-cell>
          <table:table-cell office:value-type="string" calcext:value-type="string">
            <text:p>[0.82370900615997222, 0.73927359752332389, 0.85243517572817618, 0.87469583367756287, 0.6721721599534719, 0.92415145702905421, 0.8548661691247782, 0.73230751054311483, 0.98927680413491892, 0.91948178270554448]</text:p>
          </table:table-cell>
          <table:table-cell office:value-type="string" calcext:value-type="string">
            <text:p>0.838236949658</text:p>
          </table:table-cell>
          <table:table-cell office:value-type="string" calcext:value-type="string">
            <text:p>[[0.2518056198135491, 0.10886835097028544, {'normalize': True, 'selection': 'cyclic', 'fit_intercept': True, 'l1_ratio': 0.25, 'max_iter': 1000, 'tol': 0.001, 'alpha': 0.01}], [0.2459142497506431, 0.058788727962077847, {'normalize': True, 'selection': 'random', 'fit_intercept': True, 'l1_ratio': 0, 'max_iter': 1000, 'tol': 0.001, 'alpha': 0.001}], [0.17315283009799523, 0.11116756190341404, {'normalize': True, 'selection': 'random', 'fit_intercept': True, 'l1_ratio': 0, 'max_iter': 1000, 'tol': 0.0001, 'alpha': 0.01}], [0.12566980157155236, 0.056903945340415915, {'normalize': True, 'selection': 'cyclic', 'fit_intercept': True, 'l1_ratio': 0, 'max_iter': 1000, 'tol': 0.0001, 'alpha': 0.01}], [0.20565723264024305, 0.13275455113032331, {'normalize': True, 'selection': 'cyclic', 'fit_intercept': True, 'l1_ratio': 0, 'max_iter': 1000, 'tol': 0.0001, 'alpha': 0.01}], [0.32240892855772341, 0.034300941327577779, {'normalize': True, 'selection': 'random', 'fit_intercept': True, 'l1_ratio': 0.25, 'max_iter': 1000, 'tol': 0.001, 'alpha': 0.01}], [0.17910315175949487, 0.13960546807503602, {'normalize': True, 'selection': 'cyclic', 'fit_intercept': True, 'l1_ratio': 1, 'max_iter': 1000, 'tol': 0.001, 'alpha': 0.01}], [0.18738079295350238, 0.14619869700218452, {'normalize': False, 'selection': 'cyclic', 'fit_intercept': True, 'l1_ratio': 0.75, 'max_iter': 1000, 'tol': 0.001, 'alpha': 0.01}], [0.21630646265969339, 0.12202297712458952, {'normalize': False, 'selection': 'random', 'fit_intercept': True, 'l1_ratio': 0, 'max_iter': 1000, 'tol': 0.001, 'alpha': 0.001}], [0.15577786871574736, 0.1298886523329780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11488217670697087, 0.20563050525529503, 0.1348386803617454, 0.31128112483481751, 0.079050281962583235, -0.13369371353839643, 0.19084829200586018, 0.13026440682230422, -0.035589212201217135, 0.15365563019102924]</text:p>
          </table:table-cell>
          <table:table-cell office:value-type="string" calcext:value-type="string">
            <text:p>0.11511681724</text:p>
          </table:table-cell>
          <table:table-cell office:value-type="string" calcext:value-type="string">
            <text:p>[1.0116295531521395, 0.72603456892462759, 1.1665304159727068, 1.0206405216390957, 0.69672032532774608, 1.3346423296978849, 1.0865225085841048, 0.69656774861260118, 1.4271506707575288, 1.1679357252834592]</text:p>
          </table:table-cell>
          <table:table-cell office:value-type="string" calcext:value-type="string">
            <text:p>1.0334374368</text:p>
          </table:table-cell>
          <table:table-cell office:value-type="string" calcext:value-type="string">
            <text:p>[0.82372025791279302, 0.69735572729659401, 0.88741181291469662, 0.85056501129976336, 0.6871370429745417, 0.93937776582796129, 0.823853701722569, 0.68933716157457514, 0.97825538435163162, 0.92030856933623451]</text:p>
          </table:table-cell>
          <table:table-cell office:value-type="string" calcext:value-type="string">
            <text:p>0.829732243521</text:p>
          </table:table-cell>
          <table:table-cell office:value-type="string" calcext:value-type="string">
            <text:p>[[0.23416138781966539, 0.11399747447772535, {'normalize': False, 'selection': 'cyclic', 'fit_intercept': True, 'l1_ratio': 0, 'max_iter': 1000, 'tol': 0.0001, 'alpha': 0.01}], [0.25531837610470981, 0.03316539052291053, {'normalize': False, 'selection': 'random', 'fit_intercept': True, 'l1_ratio': 0.5, 'max_iter': 1000, 'tol': 0.001, 'alpha': 0.01}], [0.22534443108840446, 0.1137285240877199, {'normalize': True, 'selection': 'random', 'fit_intercept': True, 'l1_ratio': 0.75, 'max_iter': 1000, 'tol': 0.001, 'alpha': 0.01}], [0.17632473402804563, 0.027921597947388452, {'normalize': False, 'selection': 'random', 'fit_intercept': True, 'l1_ratio': 0.25, 'max_iter': 1000, 'tol': 0.001, 'alpha': 0.01}], [0.16718285533878027, 0.036042804714318956, {'normalize': False, 'selection': 'cyclic', 'fit_intercept': True, 'l1_ratio': 0, 'max_iter': 1000, 'tol': 0.0001, 'alpha': 0.1}], [0.32802358720858599, 0.073188707318713991, {'normalize': False, 'selection': 'random', 'fit_intercept': True, 'l1_ratio': 0.75, 'max_iter': 1000, 'tol': 0.001, 'alpha': 0.01}], [0.13057324919716434, 0.17505408617212484, {'normalize': False, 'selection': 'random', 'fit_intercept': True, 'l1_ratio': 0, 'max_iter': 1000, 'tol': 0.001, 'alpha': 0.01}], [0.12343123938227989, 0.1691227507246145, {'normalize': False, 'selection': 'random', 'fit_intercept': True, 'l1_ratio': 1, 'max_iter': 1000, 'tol': 0.001, 'alpha': 0.01}], [0.17988537942183971, 0.14096973302023105, {'normalize': True, 'selection': 'cyclic', 'fit_intercept': True, 'l1_ratio': 0, 'max_iter': 1000, 'tol': 0.0001, 'alpha': 0.001}], [0.18838515853948304, 0.13126572614684323, {'normalize': True, 'selection': 'cyclic', 'fit_intercept': True, 'l1_ratio': 1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071618852096978936, 0.099237851183479164, 0.069420855211872246, 0.22894144155641605, 0.01836611076592376, -0.096680012400340187, 0.19122838476166926, 0.1387725974660613, 0.038371757377043347, 0.17704177172469748]</text:p>
          </table:table-cell>
          <table:table-cell office:value-type="string" calcext:value-type="string">
            <text:p>0.0936319609744</text:p>
          </table:table-cell>
          <table:table-cell office:value-type="string" calcext:value-type="string">
            <text:p>[1.0610765946547629, 0.82327489001802856, 1.2547357957694125, 1.1426630482798961, 0.74262934149909743, 1.2910679041473954, 1.0860121230402615, 0.6897535728470271, 1.3252246888142345, 1.1356633889295569]</text:p>
          </table:table-cell>
          <table:table-cell office:value-type="string" calcext:value-type="string">
            <text:p>1.0552101348</text:p>
          </table:table-cell>
          <table:table-cell office:value-type="string" calcext:value-type="string">
            <text:p>[0.83771309203843991, 0.72289687542195047, 0.90144948252722656, 0.91425032340291068, 0.7158577612831506, 0.96119620284539897, 0.85621909345213787, 0.71158624265485892, 1.0182613459375605, 0.93384157844837945]</text:p>
          </table:table-cell>
          <table:table-cell office:value-type="string" calcext:value-type="string">
            <text:p>0.857327199801</text:p>
          </table:table-cell>
          <table:table-cell office:value-type="string" calcext:value-type="string">
            <text:p>[[0.13919801321619849, 0.047077660419180843, {'normalize': False, 'selection': 'random', 'fit_intercept': True, 'l1_ratio': 0, 'max_iter': 1000, 'tol': 0.0001, 'alpha': 0.1}], [0.18558732035601333, 0.044465162304386324, {'normalize': False, 'selection': 'random', 'fit_intercept': True, 'l1_ratio': 0, 'max_iter': 1000, 'tol': 0.001, 'alpha': 0.01}], [0.17034809302905898, 0.13290468884410586, {'normalize': False, 'selection': 'random', 'fit_intercept': True, 'l1_ratio': 0, 'max_iter': 1000, 'tol': 0.001, 'alpha': 0.01}], [0.12927851844238847, 0.057101191734665477, {'normalize': False, 'selection': 'random', 'fit_intercept': True, 'l1_ratio': 0.75, 'max_iter': 1000, 'tol': 0.001, 'alpha': 0.01}], [0.23231770834125448, 0.084153304547347804, {'normalize': True, 'selection': 'random', 'fit_intercept': True, 'l1_ratio': 1, 'max_iter': 1000, 'tol': 0.0001, 'alpha': 0.01}], [0.30634780742878454, 0.051730899902127286, {'normalize': True, 'selection': 'cyclic', 'fit_intercept': True, 'l1_ratio': 0.75, 'max_iter': 1000, 'tol': 0.0001, 'alpha': 0.01}], [0.11710436029178461, 0.11352639922550418, {'normalize': False, 'selection': 'random', 'fit_intercept': True, 'l1_ratio': 0.75, 'max_iter': 1000, 'tol': 0.001, 'alpha': 0.01}], [0.058776023457831533, 0.142745518797322, {'normalize': True, 'selection': 'random', 'fit_intercept': True, 'l1_ratio': 1, 'max_iter': 1000, 'tol': 0.001, 'alpha': 0.01}], [0.076549327106203963, 0.079778098035523659, {'normalize': True, 'selection': 'random', 'fit_intercept': True, 'l1_ratio': 1, 'max_iter': 1000, 'tol': 0.001, 'alpha': 0.01}], [0.09402179401509729, 0.11015535620495209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077216441098505673, 0.1325371231094703, 0.11688694512478559, 0.27336844466115029, 0.096212268315648553, -0.046908538941831335, 0.11208688978623726, -0.070527138130315858, 0.011176171466980356, 0.16274876664062488]</text:p>
          </table:table-cell>
          <table:table-cell office:value-type="string" calcext:value-type="string">
            <text:p>0.0864797373131</text:p>
          </table:table-cell>
          <table:table-cell office:value-type="string" calcext:value-type="string">
            <text:p>[1.0546789306248192, 0.79284015819834719, 1.1907354338093326, 1.076824864866087, 0.68373687522076398, 1.2324743753169025, 1.1922826960419135, 0.85738089171633136, 1.3627030617210867, 1.1553874065455947]</text:p>
          </table:table-cell>
          <table:table-cell office:value-type="string" calcext:value-type="string">
            <text:p>1.05990446941</text:p>
          </table:table-cell>
          <table:table-cell office:value-type="string" calcext:value-type="string">
            <text:p>[0.83044942843359226, 0.70481676415545591, 0.87130986405335975, 0.87825568873489335, 0.67967704336746471, 0.92584002106799357, 0.86625257670409539, 0.74223902667160591, 0.99075578144604137, 0.93382040645319986]</text:p>
          </table:table-cell>
          <table:table-cell office:value-type="string" calcext:value-type="string">
            <text:p>0.842341660109</text:p>
          </table:table-cell>
          <table:table-cell office:value-type="string" calcext:value-type="string">
            <text:p>[[0.2417079237484841, 0.13106172035439714, {'normalize': True, 'selection': 'cyclic', 'fit_intercept': True, 'l1_ratio': 0, 'max_iter': 1000, 'tol': 0.0001, 'alpha': 0.01}], [0.22385995575605599, 0.056349392407081686, {'normalize': True, 'selection': 'cyclic', 'fit_intercept': True, 'l1_ratio': 0.5, 'max_iter': 1000, 'tol': 0.001, 'alpha': 0.01}], [0.19540487551565122, 0.085757288044530436, {'normalize': True, 'selection': 'random', 'fit_intercept': True, 'l1_ratio': 0, 'max_iter': 1000, 'tol': 0.0001, 'alpha': 0.01}], [0.13613321166045542, 0.04218261991163786, {'normalize': True, 'selection': 'random', 'fit_intercept': True, 'l1_ratio': 0, 'max_iter': 1000, 'tol': 0.0001, 'alpha': 0.01}], [0.20275504713147482, 0.11401855327718539, {'normalize': True, 'selection': 'random', 'fit_intercept': True, 'l1_ratio': 0.25, 'max_iter': 1000, 'tol': 0.001, 'alpha': 0.01}], [0.31358327297471905, 0.047040097961834268, {'normalize': True, 'selection': 'cyclic', 'fit_intercept': True, 'l1_ratio': 0, 'max_iter': 1000, 'tol': 0.0001, 'alpha': 0.01}], [0.18262761517962867, 0.13353112478864743, {'normalize': True, 'selection': 'cyclic', 'fit_intercept': True, 'l1_ratio': 1, 'max_iter': 1000, 'tol': 0.0001, 'alpha': 0.01}], [0.15627373859345745, 0.14195002292502018, {'normalize': True, 'selection': 'cyclic', 'fit_intercept': True, 'l1_ratio': 1, 'max_iter': 1000, 'tol': 0.0001, 'alpha': 0.01}], [0.16230857787975253, 0.17890602429468166, {'normalize': False, 'selection': 'random', 'fit_intercept': True, 'l1_ratio': 0.5, 'max_iter': 1000, 'tol': 0.001, 'alpha': 0.001}], [0.12753163298506615, 0.14317478058703542, {'normalize': Tru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075592820105640723, 0.20569246432349342, 0.10439066205961123, 0.29698848703709091, 0.060813602781638498, -0.13285569667570152, 0.17581010565255206, 0.14125509731325514, 0.010150658230758891, 0.19522883817094494]</text:p>
          </table:table-cell>
          <table:table-cell office:value-type="string" calcext:value-type="string">
            <text:p>0.1133067039</text:p>
          </table:table-cell>
          <table:table-cell office:value-type="string" calcext:value-type="string">
            <text:p>[1.0565346191402643, 0.72597793982989511, 1.2075846548173008, 1.0418213630876063, 0.71051680607256051, 1.3336557733073917, 1.1067156661832602, 0.68776534867515782, 1.3641163266389718, 1.1105656563771789]</text:p>
          </table:table-cell>
          <table:table-cell office:value-type="string" calcext:value-type="string">
            <text:p>1.03452541541</text:p>
          </table:table-cell>
          <table:table-cell office:value-type="string" calcext:value-type="string">
            <text:p>[0.83938359029876708, 0.7044374308225283, 0.90565211722351657, 0.86205311240895011, 0.69557736239853007, 0.93709419874844058, 0.84520009834382803, 0.69331240306292685, 0.98616025419321796, 0.9211940967922998]</text:p>
          </table:table-cell>
          <table:table-cell office:value-type="string" calcext:value-type="string">
            <text:p>0.839006466429</text:p>
          </table:table-cell>
          <table:table-cell office:value-type="string" calcext:value-type="string">
            <text:p>[[0.21232042253333647, 0.1373749438245121, {'normalize': False, 'selection': 'cyclic', 'fit_intercept': True, 'l1_ratio': 0, 'max_iter': 1000, 'tol': 0.0001, 'alpha': 0.01}], [0.23608321164649737, 0.052685731859972003, {'normalize': False, 'selection': 'random', 'fit_intercept': True, 'l1_ratio': 0.5, 'max_iter': 1000, 'tol': 0.001, 'alpha': 0.01}], [0.23873813316499018, 0.090292007981301992, {'normalize': True, 'selection': 'cyclic', 'fit_intercept': True, 'l1_ratio': 0.75, 'max_iter': 1000, 'tol': 0.001, 'alpha': 0.01}], [0.17854364872837944, 0.044787442758431092, {'normalize': False, 'selection': 'random', 'fit_intercept': True, 'l1_ratio': 0.75, 'max_iter': 1000, 'tol': 0.0001, 'alpha': 0.01}], [0.17141990299598195, 0.030862578203849349, {'normalize': False, 'selection': 'cyclic', 'fit_intercept': True, 'l1_ratio': 0, 'max_iter': 1000, 'tol': 0.0001, 'alpha': 0.1}], [0.29881780056419416, 0.061806093028909048, {'normalize': True, 'selection': 'cyclic', 'fit_intercept': True, 'l1_ratio': 0.75, 'max_iter': 1000, 'tol': 0.001, 'alpha': 0.01}], [0.12580220968971448, 0.18319475937852625, {'normalize': False, 'selection': 'random', 'fit_intercept': True, 'l1_ratio': 0, 'max_iter': 1000, 'tol': 0.0001, 'alpha': 0.01}], [0.08761507934366719, 0.2013479300450155, {'normalize': False, 'selection': 'random', 'fit_intercept': True, 'l1_ratio': 1, 'max_iter': 1000, 'tol': 0.0001, 'alpha': 0.01}], [0.1290798544776153, 0.1064442341566427, {'normalize': True, 'selection': 'random', 'fit_intercept': True, 'l1_ratio': 0, 'max_iter': 1000, 'tol': 0.001, 'alpha': 0.01}], [0.16349263734894248, 0.15494273117661503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063512697725344514, -0.011566845291114847, 0.043118133099139921, 0.19739400229862036, 0.02896656815636367, -0.082026380829928636, 0.17158366862560515, 0.16359065656461458, -0.030587958596685283, 0.10595223662168773]</text:p>
          </table:table-cell>
          <table:table-cell office:value-type="string" calcext:value-type="string">
            <text:p>0.0649936778374</text:p>
          </table:table-cell>
          <table:table-cell office:value-type="string" calcext:value-type="string">
            <text:p>[1.0703413785162488, 0.92454771150975834, 1.2902007716888277, 1.1894144820237902, 0.73460984382507766, 1.2738168982150899, 1.1123908923683163, 0.66987688884464924, 1.4202584181613815, 1.233765309025437]</text:p>
          </table:table-cell>
          <table:table-cell office:value-type="string" calcext:value-type="string">
            <text:p>1.09192225942</text:p>
          </table:table-cell>
          <table:table-cell office:value-type="string" calcext:value-type="string">
            <text:p>[0.84614111638265221, 0.76583020443543781, 0.91735306131673655, 0.93606998036984079, 0.71208539348577526, 0.96190095954009125, 0.87096346570596983, 0.70241124902978358, 1.0175146791389802, 0.92237841104545792]</text:p>
          </table:table-cell>
          <table:table-cell office:value-type="string" calcext:value-type="string">
            <text:p>0.865264852045</text:p>
          </table:table-cell>
          <table:table-cell office:value-type="string" calcext:value-type="string">
            <text:p>[[0.13243436505051082, 0.04078442157699437, {'normalize': False, 'selection': 'random', 'fit_intercept': True, 'l1_ratio': 0, 'max_iter': 1000, 'tol': 0.001, 'alpha': 0.1}], [0.1307286372973788, 0.067552101910419382, {'normalize': True, 'selection': 'random', 'fit_intercept': True, 'l1_ratio': 0, 'max_iter': 1000, 'tol': 0.0001, 'alpha': 0.01}], [0.13461748249716923, 0.14163206155532029, {'normalize': False, 'selection': 'cyclic', 'fit_intercept': True, 'l1_ratio': 0, 'max_iter': 1000, 'tol': 0.0001, 'alpha': 0.01}], [0.094278169435761644, 0.041382497513593214, {'normalize': False, 'selection': 'random', 'fit_intercept': True, 'l1_ratio': 1, 'max_iter': 1000, 'tol': 0.0001, 'alpha': 0.01}], [0.19757017456517065, 0.076292370962639883, {'normalize': True, 'selection': 'cyclic', 'fit_intercept': True, 'l1_ratio': 0.25, 'max_iter': 1000, 'tol': 0.001, 'alpha': 0.01}], [0.27867374443303045, 0.043197854839563773, {'normalize': True, 'selection': 'random', 'fit_intercept': True, 'l1_ratio': 0.5, 'max_iter': 1000, 'tol': 0.001, 'alpha': 0.01}], [0.11655011193366221, 0.11629705860270136, {'normalize': False, 'selection': 'cyclic', 'fit_intercept': True, 'l1_ratio': 0, 'max_iter': 1000, 'tol': 0.0001, 'alpha': 0.01}], [0.010793376036820393, 0.17446907760633079, {'normalize': True, 'selection': 'random', 'fit_intercept': True, 'l1_ratio': 0, 'max_iter': 1000, 'tol': 0.0001, 'alpha': 0.01}], [0.05909761814726977, 0.034191455408622798, {'normalize': False, 'selection': 'cyclic', 'fit_intercept': True, 'l1_ratio': 0, 'max_iter': 1000, 'tol': 0.0001, 'alpha': 0.1}], [0.079614266175774523, 0.14747050011774082, {'normalize': Fals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033987895718445404, 0.13359818661261524, 0.091619784826587503, 0.26110785800990832, 0.056366379314652049, -0.050161251241179317, 0.1307503166862326, -0.041460891798894561, -0.0088832403531620141, 0.11823448195442987]</text:p>
          </table:table-cell>
          <table:table-cell office:value-type="string" calcext:value-type="string">
            <text:p>0.072515951973</text:p>
          </table:table-cell>
          <table:table-cell office:value-type="string" calcext:value-type="string">
            <text:p>[1.1040862218299017, 0.79187037173473795, 1.2248041217453931, 1.094994327046608, 0.71388123620380262, 1.2363036349036822, 1.1672215941325719, 0.83410185159596129, 1.3903470374373528, 1.2168160935257897]</text:p>
          </table:table-cell>
          <table:table-cell office:value-type="string" calcext:value-type="string">
            <text:p>1.07744264902</text:p>
          </table:table-cell>
          <table:table-cell office:value-type="string" calcext:value-type="string">
            <text:p>[0.85347575424120181, 0.71734601114415886, 0.88338506480998102, 0.88672829890712579, 0.69318949691301146, 0.9360555520770798, 0.87672995273505139, 0.73963059655124408, 0.99835712439195579, 0.94212211582138872]</text:p>
          </table:table-cell>
          <table:table-cell office:value-type="string" calcext:value-type="string">
            <text:p>0.852701996759</text:p>
          </table:table-cell>
          <table:table-cell office:value-type="string" calcext:value-type="string">
            <text:p>[[0.23134842725950278, 0.12590883864539218, {'normalize': True, 'selection': 'random', 'fit_intercept': True, 'l1_ratio': 0, 'max_iter': 1000, 'tol': 0.0001, 'alpha': 0.01}], [0.17018132869555713, 0.066096806013483722, {'normalize': True, 'selection': 'cyclic', 'fit_intercept': True, 'l1_ratio': 0, 'max_iter': 1000, 'tol': 0.0001, 'alpha': 0.01}], [0.16974263364433415, 0.093759344441039519, {'normalize': True, 'selection': 'random', 'fit_intercept': True, 'l1_ratio': 0, 'max_iter': 1000, 'tol': 0.001, 'alpha': 0.01}], [0.10545136672218, 0.037296758081600961, {'normalize': True, 'selection': 'random', 'fit_intercept': True, 'l1_ratio': 0, 'max_iter': 1000, 'tol': 0.0001, 'alpha': 0.01}], [0.17744919580380314, 0.10540178082244026, {'normalize': True, 'selection': 'random', 'fit_intercept': True, 'l1_ratio': 0, 'max_iter': 1000, 'tol': 0.0001, 'alpha': 0.01}], [0.29638503519399484, 0.034034305763248569, {'normalize': True, 'selection': 'cyclic', 'fit_intercept': True, 'l1_ratio': 0, 'max_iter': 1000, 'tol': 0.0001, 'alpha': 0.01}], [0.17547821952610193, 0.15447939288526497, {'normalize': True, 'selection': 'cyclic', 'fit_intercept': True, 'l1_ratio': 0, 'max_iter': 1000, 'tol': 0.0001, 'alpha': 0.01}], [0.096058736237457448, 0.16605876072659145, {'normalize': True, 'selection': 'cyclic', 'fit_intercept': True, 'l1_ratio': 1, 'max_iter': 1000, 'tol': 0.0001, 'alpha': 0.01}], [0.12605466248151653, 0.11498296911373938, {'normalize': True, 'selection': 'random', 'fit_intercept': True, 'l1_ratio': 1, 'max_iter': 1000, 'tol': 0.001, 'alpha': 0.01}], [0.11586393268310242, 0.15939035748439176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02350681689680767, 0.17913849023784656, 0.03582175319761971, 0.27733459010019312, 0.048429200069630807, -0.13058825282590902, 0.13554007788716427, 0.16493092975482571, -0.0029066416758651847, 0.054416416500638665]</text:p>
          </table:table-cell>
          <table:table-cell office:value-type="string" calcext:value-type="string">
            <text:p>0.0785623380143</text:p>
          </table:table-cell>
          <table:table-cell office:value-type="string" calcext:value-type="string">
            <text:p>[1.116065383028394, 0.75024763202735834, 1.3000387624639747, 1.0709472725773168, 0.71988590073376246, 1.330986422224284, 1.1607899407057303, 0.6688034694216034, 1.3821106569201953, 1.3048835530857608]</text:p>
          </table:table-cell>
          <table:table-cell office:value-type="string" calcext:value-type="string">
            <text:p>1.08047589932</text:p>
          </table:table-cell>
          <table:table-cell office:value-type="string" calcext:value-type="string">
            <text:p>[0.8746263564933564, 0.72445626300199073, 0.92633835433382572, 0.87069752596436578, 0.70152459597601891, 0.95214776407717061, 0.87861850030528343, 0.67994187268210238, 1.0005998739751114, 0.98916986310942556]</text:p>
          </table:table-cell>
          <table:table-cell office:value-type="string" calcext:value-type="string">
            <text:p>0.859812096992</text:p>
          </table:table-cell>
          <table:table-cell office:value-type="string" calcext:value-type="string">
            <text:p>[[0.2062233143482029, 0.12544264522348877, {'normalize': False, 'selection': 'random', 'fit_intercept': True, 'l1_ratio': 0, 'max_iter': 1000, 'tol': 0.0001, 'alpha': 0.01}], [0.20445210587108792, 0.053150936287807718, {'normalize': False, 'selection': 'random', 'fit_intercept': True, 'l1_ratio': 1, 'max_iter': 1000, 'tol': 0.0001, 'alpha': 0.01}], [0.20200223388884092, 0.08848536307619588, {'normalize': True, 'selection': 'random', 'fit_intercept': True, 'l1_ratio': 0, 'max_iter': 1000, 'tol': 0.0001, 'alpha': 0.01}], [0.14494791430701637, 0.042310215508353302, {'normalize': False, 'selection': 'random', 'fit_intercept': True, 'l1_ratio': 1, 'max_iter': 1000, 'tol': 0.001, 'alpha': 0.01}], [0.16771386302961999, 0.026995421054668164, {'normalize': False, 'selection': 'cyclic', 'fit_intercept': True, 'l1_ratio': 0, 'max_iter': 1000, 'tol': 0.0001, 'alpha': 0.1}], [0.27859290304620127, 0.065221641000444863, {'normalize': False, 'selection': 'random', 'fit_intercept': True, 'l1_ratio': 0.75, 'max_iter': 1000, 'tol': 0.001, 'alpha': 0.01}], [0.12391148287095013, 0.19365269352080311, {'normalize': False, 'selection': 'random', 'fit_intercept': True, 'l1_ratio': 0, 'max_iter': 1000, 'tol': 0.001, 'alpha': 0.01}], [0.023328842513902583, 0.23692915558164696, {'normalize': False, 'selection': 'random', 'fit_intercept': True, 'l1_ratio': 1, 'max_iter': 1000, 'tol': 0.001, 'alpha': 0.01}], [0.098434553607905914, 0.12878487971435376, {'normalize': True, 'selection': 'cyclic', 'fit_intercept': True, 'l1_ratio': 0, 'max_iter': 1000, 'tol': 0.0001, 'alpha': 0.01}], [0.16355950587710572, 0.19201641525895696, {'normalize': True, 'selection': 'cyclic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061171653042073837, -0.064695872501830065, 0.081802729567878263, 0.25790866925956502, 0.04252738051586924, -0.066442218526086005, 0.16839989844482606, 0.15572082799381981, -0.0039685202241734885, 0.16921196901657543]</text:p>
          </table:table-cell>
          <table:table-cell office:value-type="string" calcext:value-type="string">
            <text:p>0.0801636516589</text:p>
          </table:table-cell>
          <table:table-cell office:value-type="string" calcext:value-type="string">
            <text:p>[1.0730170335810574, 0.97310636163857922, 1.2380408364419742, 1.0997353350147565, 0.72435076733721304, 1.2554704238232779, 1.1166660337656578, 0.67617980298605718, 1.3835740370564753, 1.1464683362192767]</text:p>
          </table:table-cell>
          <table:table-cell office:value-type="string" calcext:value-type="string">
            <text:p>1.06866089679</text:p>
          </table:table-cell>
          <table:table-cell office:value-type="string" calcext:value-type="string">
            <text:p>[0.84472149512383921, 0.78177456193030359, 0.89997775935611612, 0.89813888967765154, 0.71275499139809961, 0.95817759337898456, 0.85146811753715745, 0.71163588382795029, 1.0255897231936579, 0.93947057141193901]</text:p>
          </table:table-cell>
          <table:table-cell office:value-type="string" calcext:value-type="string">
            <text:p>0.862370958684</text:p>
          </table:table-cell>
          <table:table-cell office:value-type="string" calcext:value-type="string">
            <text:p>[[0.13915882253231016, 0.036240419630590492, {'normalize': False, 'selection': 'cyclic', 'fit_intercept': True, 'l1_ratio': 0, 'max_iter': 1000, 'tol': 0.0001, 'alpha': 0.1}], [0.13252263399117509, 0.080271739620972241, {'normalize': True, 'selection': 'random', 'fit_intercept': True, 'l1_ratio': 0, 'max_iter': 1000, 'tol': 0.0001, 'alpha': 0.01}], [0.10086690436852089, 0.059020963308428563, {'normalize': False, 'selection': 'random', 'fit_intercept': True, 'l1_ratio': 0, 'max_iter': 1000, 'tol': 0.001, 'alpha': 0.1}], [0.087969500028002592, 0.054280471141798299, {'normalize': False, 'selection': 'cyclic', 'fit_intercept': True, 'l1_ratio': 0, 'max_iter': 1000, 'tol': 0.0001, 'alpha': 0.01}], [0.18826723932600525, 0.080060207635770195, {'normalize': True, 'selection': 'cyclic', 'fit_intercept': True, 'l1_ratio': 0.25, 'max_iter': 1000, 'tol': 0.001, 'alpha': 0.01}], [0.27222863699007877, 0.051149364135540075, {'normalize': True, 'selection': 'random', 'fit_intercept': True, 'l1_ratio': 0, 'max_iter': 1000, 'tol': 0.0001, 'alpha': 0.01}], [0.10565279327281056, 0.11659087172084147, {'normalize': False, 'selection': 'cyclic', 'fit_intercept': True, 'l1_ratio': 1, 'max_iter': 1000, 'tol': 0.001, 'alpha': 0.01}], [-0.0090383444596596006, 0.18141779389468513, {'normalize': True, 'selection': 'random', 'fit_intercept': True, 'l1_ratio': 0.75, 'max_iter': 1000, 'tol': 0.001, 'alpha': 0.01}], [0.093062543854991631, 0.079173913512429986, {'normalize': True, 'selection': 'random', 'fit_intercept': True, 'l1_ratio': 1, 'max_iter': 1000, 'tol': 0.001, 'alpha': 0.01}], [0.079746700895149999, 0.11260229904086659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015864911500540146, 0.098968037365201655, 0.12383945208415703, 0.26386807331803874, 0.066695810243782683, -0.0277145980660638, 0.14456416985469056, -0.021033014889411117, 0.0052930397942548835, 0.14856229408850952]</text:p>
          </table:table-cell>
          <table:table-cell office:value-type="string" calcext:value-type="string">
            <text:p>0.0818908175294</text:p>
          </table:table-cell>
          <table:table-cell office:value-type="string" calcext:value-type="string">
            <text:p>[1.1247995618437014, 0.82352149334373392, 1.181361100200937, 1.0909038516821123, 0.70606677648201577, 1.2098782846262661, 1.1486724614427177, 0.81774124690254502, 1.3708106348919566, 1.1749644117227056]</text:p>
          </table:table-cell>
          <table:table-cell office:value-type="string" calcext:value-type="string">
            <text:p>1.06487198231</text:p>
          </table:table-cell>
          <table:table-cell office:value-type="string" calcext:value-type="string">
            <text:p>[0.87016847139366094, 0.7274009768597266, 0.88149434098837409, 0.88434461445513668, 0.69429386136653626, 0.92942831495507672, 0.86535685911788229, 0.7387230991756123, 0.98893576274513839, 0.94292627392006623]</text:p>
          </table:table-cell>
          <table:table-cell office:value-type="string" calcext:value-type="string">
            <text:p>0.852307257498</text:p>
          </table:table-cell>
          <table:table-cell office:value-type="string" calcext:value-type="string">
            <text:p>[[0.23718611294492359, 0.11747306215394673, {'normalize': True, 'selection': 'cyclic', 'fit_intercept': True, 'l1_ratio': 0, 'max_iter': 1000, 'tol': 0.0001, 'alpha': 0.01}], [0.16834407577195348, 0.081149132693545803, {'normalize': True, 'selection': 'random', 'fit_intercept': True, 'l1_ratio': 0, 'max_iter': 1000, 'tol': 0.001, 'alpha': 0.01}], [0.15644155031806661, 0.105736300535832, {'normalize': True, 'selection': 'random', 'fit_intercept': True, 'l1_ratio': 0, 'max_iter': 1000, 'tol': 0.001, 'alpha': 0.01}], [0.10841557023770103, 0.051229421202956149, {'normalize': True, 'selection': 'random', 'fit_intercept': True, 'l1_ratio': 0, 'max_iter': 1000, 'tol': 0.001, 'alpha': 0.01}], [0.18010823619424232, 0.1061893073530968, {'normalize': True, 'selection': 'random', 'fit_intercept': True, 'l1_ratio': 0, 'max_iter': 1000, 'tol': 0.0001, 'alpha': 0.01}], [0.29241460983496786, 0.053305138595558306, {'normalize': True, 'selection': 'random', 'fit_intercept': True, 'l1_ratio': 0, 'max_iter': 1000, 'tol': 0.001, 'alpha': 0.01}], [0.17023659197862226, 0.15338558215034387, {'normalize': True, 'selection': 'random', 'fit_intercept': True, 'l1_ratio': 0, 'max_iter': 1000, 'tol': 0.001, 'alpha': 0.01}], [0.074566633755514977, 0.1827585867647849, {'normalize': True, 'selection': 'cyclic', 'fit_intercept': True, 'l1_ratio': 1, 'max_iter': 1000, 'tol': 0.001, 'alpha': 0.01}], [0.18307176701509581, 0.080300209360099489, {'normalize': False, 'selection': 'random', 'fit_intercept': True, 'l1_ratio': 1, 'max_iter': 1000, 'tol': 0.001, 'alpha': 0.01}], [0.11559637715731895, 0.15373425112212685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0056185019745604858, 0.15956316002940163, 0.0530828463939097, 0.28531343296649836, 0.060502147323269972, -0.077594420546606369, 0.15942824208485029, 0.17307763042408308, 0.064924718193665409, 0.16569451254714052]</text:p>
          </table:table-cell>
          <table:table-cell office:value-type="string" calcext:value-type="string">
            <text:p>0.104961077139</text:p>
          </table:table-cell>
          <table:table-cell office:value-type="string" calcext:value-type="string">
            <text:p>[1.1365105119764376, 0.76813901195001399, 1.2767649639603258, 1.0591231007144666, 0.7107524295208657, 1.2685993674772682, 1.1287131029099104, 0.66227880952689677, 1.2886319207614543, 1.1513223450829615]</text:p>
          </table:table-cell>
          <table:table-cell office:value-type="string" calcext:value-type="string">
            <text:p>1.04508355639</text:p>
          </table:table-cell>
          <table:table-cell office:value-type="string" calcext:value-type="string">
            <text:p>[0.89337444269621713, 0.72795358891893647, 0.92865654573120071, 0.86633624777155871, 0.69975807919824184, 0.93083666898606143, 0.86385898278502227, 0.67296391380339127, 0.97640738992759035, 0.92919837674693184]</text:p>
          </table:table-cell>
          <table:table-cell office:value-type="string" calcext:value-type="string">
            <text:p>0.848934423657</text:p>
          </table:table-cell>
          <table:table-cell office:value-type="string" calcext:value-type="string">
            <text:p>[[0.21407411197219711, 0.1245930385008974, {'normalize': False, 'selection': 'cyclic', 'fit_intercept': True, 'l1_ratio': 0, 'max_iter': 1000, 'tol': 0.0001, 'alpha': 0.01}], [0.18280372397441469, 0.082844670718774896, {'normalize': False, 'selection': 'random', 'fit_intercept': True, 'l1_ratio': 0.5, 'max_iter': 1000, 'tol': 0.001, 'alpha': 0.01}], [0.19808418042158343, 0.098916326166126958, {'normalize': True, 'selection': 'cyclic', 'fit_intercept': True, 'l1_ratio': 0, 'max_iter': 1000, 'tol': 0.0001, 'alpha': 0.01}], [0.14323666450734249, 0.060851290881494595, {'normalize': False, 'selection': 'random', 'fit_intercept': True, 'l1_ratio': 1, 'max_iter': 1000, 'tol': 0.0001, 'alpha': 0.01}], [0.16807838502799893, 0.027204471897447777, {'normalize': False, 'selection': 'cyclic', 'fit_intercept': True, 'l1_ratio': 0, 'max_iter': 1000, 'tol': 0.0001, 'alpha': 0.1}], [0.29539144035970394, 0.069804020726012883, {'normalize': False, 'selection': 'cyclic', 'fit_intercept': True, 'l1_ratio': 0.75, 'max_iter': 1000, 'tol': 0.001, 'alpha': 0.01}], [0.1160345534821746, 0.18561633617192522, {'normalize': False, 'selection': 'cyclic', 'fit_intercept': True, 'l1_ratio': 0, 'max_iter': 1000, 'tol': 0.0001, 'alpha': 0.01}], [0.013855408065110727, 0.23199056696823719, {'normalize': False, 'selection': 'cyclic', 'fit_intercept': True, 'l1_ratio': 1, 'max_iter': 1000, 'tol': 0.001, 'alpha': 0.01}], [0.14145033815579139, 0.093431188339970689, {'normalize': False, 'selection': 'cyclic', 'fit_intercept': True, 'l1_ratio': 0.5, 'max_iter': 1000, 'tol': 0.001, 'alpha': 0.01}], [0.15234125918844305, 0.1632871826633328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080369874687250764, 0.06386656209979702, 0.096888780251787709, 0.26235498812953606, 0.074363342590684445, -0.022446882179063765, 0.18096568048414996, 0.15312499893636888, 0.0072757552432288763, 0.14150037354733791]</text:p>
          </table:table-cell>
          <table:table-cell office:value-type="string" calcext:value-type="string">
            <text:p>0.103826347379</text:p>
          </table:table-cell>
          <table:table-cell office:value-type="string" calcext:value-type="string">
            <text:p>[1.05107477022004, 0.85560339557126974, 1.2176997317482916, 1.0931461541828351, 0.70026610623198449, 1.2036768595679328, 1.0997928011087896, 0.67825879206792905, 1.3680782448191497, 1.184709699318828]</text:p>
          </table:table-cell>
          <table:table-cell office:value-type="string" calcext:value-type="string">
            <text:p>1.04523065548</text:p>
          </table:table-cell>
          <table:table-cell office:value-type="string" calcext:value-type="string">
            <text:p>[0.83731776145500147, 0.754624556039865, 0.89390714862923659, 0.89589643316120993, 0.70492999390282274, 0.94143719659284775, 0.83979377895908724, 0.71168601120146346, 1.0149009367906003, 0.95463888508965822]</text:p>
          </table:table-cell>
          <table:table-cell office:value-type="string" calcext:value-type="string">
            <text:p>0.854913270182</text:p>
          </table:table-cell>
          <table:table-cell office:value-type="string" calcext:value-type="string">
            <text:p>[[0.15017168083386245, 0.035212849937861113, {'normalize': False, 'selection': 'cyclic', 'fit_intercept': True, 'l1_ratio': 0, 'max_iter': 1000, 'tol': 0.0001, 'alpha': 0.1}], [0.14888555834883807, 0.030837959167393073, {'normalize': False, 'selection': 'cyclic', 'fit_intercept': True, 'l1_ratio': 0, 'max_iter': 1000, 'tol': 0.0001, 'alpha': 0.1}], [0.11153526150197152, 0.060651767219361497, {'normalize': False, 'selection': 'random', 'fit_intercept': True, 'l1_ratio': 0, 'max_iter': 1000, 'tol': 0.001, 'alpha': 0.1}], [0.088896083180564314, 0.050268135836310492, {'normalize': False, 'selection': 'random', 'fit_intercept': True, 'l1_ratio': 0.25, 'max_iter': 1000, 'tol': 0.001, 'alpha': 0.01}], [0.1923251866001647, 0.064792613905585314, {'normalize': True, 'selection': 'random', 'fit_intercept': True, 'l1_ratio': 0.5, 'max_iter': 1000, 'tol': 0.0001, 'alpha': 0.01}], [0.27195877776539307, 0.041286034692336833, {'normalize': True, 'selection': 'cyclic', 'fit_intercept': True, 'l1_ratio': 0.25, 'max_iter': 1000, 'tol': 0.001, 'alpha': 0.01}], [0.1168056253001406, 0.11893830522650704, {'normalize': False, 'selection': 'random', 'fit_intercept': True, 'l1_ratio': 1, 'max_iter': 1000, 'tol': 0.0001, 'alpha': 0.01}], [0.048978677411997767, 0.14539007738191351, {'normalize': True, 'selection': 'cyclic', 'fit_intercept': True, 'l1_ratio': 0.75, 'max_iter': 1000, 'tol': 0.001, 'alpha': 0.01}], [0.12270107164784476, 0.072290930596873276, {'normalize': True, 'selection': 'random', 'fit_intercept': True, 'l1_ratio': 1, 'max_iter': 1000, 'tol': 0.0001, 'alpha': 0.01}], [0.072604253201915575, 0.063516605691914627, {'normalize': Fals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057965045160283446, 0.082513536848443203, 0.15591601919004561, 0.28817227326448014, 0.1045320435636069, 0.017151518462136139, 0.10445405909066741, -0.064547195432119731, 0.013569399175468511, 0.1305981453253241]</text:p>
          </table:table-cell>
          <table:table-cell office:value-type="string" calcext:value-type="string">
            <text:p>0.0890324844648</text:p>
          </table:table-cell>
          <table:table-cell office:value-type="string" calcext:value-type="string">
            <text:p>[1.0766819685910891, 0.83856051015969835, 1.1381110261168874, 1.0548864689649518, 0.67744276773163425, 1.1570595933231276, 1.2025320006815923, 0.85259157959114173, 1.3594049426510892, 1.1997545230098716]</text:p>
          </table:table-cell>
          <table:table-cell office:value-type="string" calcext:value-type="string">
            <text:p>1.05570253808</text:p>
          </table:table-cell>
          <table:table-cell office:value-type="string" calcext:value-type="string">
            <text:p>[0.86115273199552578, 0.73723564799841024, 0.87017247983775226, 0.86988713455842603, 0.6874828042683383, 0.91231999672937558, 0.87385137999113127, 0.73699692211303536, 0.99021394490562609, 0.95944729280247165]</text:p>
          </table:table-cell>
          <table:table-cell office:value-type="string" calcext:value-type="string">
            <text:p>0.84987603352</text:p>
          </table:table-cell>
          <table:table-cell office:value-type="string" calcext:value-type="string">
            <text:p>[[0.24205882978810775, 0.110047063690694, {'normalize': True, 'selection': 'random', 'fit_intercept': True, 'l1_ratio': 0, 'max_iter': 1000, 'tol': 0.0001, 'alpha': 0.01}], [0.18504633984425525, 0.083754125393273163, {'normalize': True, 'selection': 'random', 'fit_intercept': True, 'l1_ratio': 0, 'max_iter': 1000, 'tol': 0.0001, 'alpha': 0.01}], [0.17177588101834615, 0.090356088154362108, {'normalize': True, 'selection': 'random', 'fit_intercept': True, 'l1_ratio': 0, 'max_iter': 1000, 'tol': 0.001, 'alpha': 0.01}], [0.11265011444873547, 0.048097556075864516, {'normalize': True, 'selection': 'cyclic', 'fit_intercept': True, 'l1_ratio': 0, 'max_iter': 1000, 'tol': 0.0001, 'alpha': 0.01}], [0.18289063765344146, 0.091781951697596523, {'normalize': True, 'selection': 'random', 'fit_intercept': True, 'l1_ratio': 0, 'max_iter': 1000, 'tol': 0.001, 'alpha': 0.01}], [0.29258025201653298, 0.049765307041593959, {'normalize': True, 'selection': 'cyclic', 'fit_intercept': True, 'l1_ratio': 0, 'max_iter': 1000, 'tol': 0.0001, 'alpha': 0.01}], [0.18212531036145815, 0.14137761817963257, {'normalize': True, 'selection': 'cyclic', 'fit_intercept': True, 'l1_ratio': 1, 'max_iter': 1000, 'tol': 0.001, 'alpha': 0.01}], [0.11163650383641036, 0.15595721884851549, {'normalize': False, 'selection': 'random', 'fit_intercept': True, 'l1_ratio': 1, 'max_iter': 1000, 'tol': 0.001, 'alpha': 0.01}], [0.2073219785186308, 0.060201042880474648, {'normalize': True, 'selection': 'random', 'fit_intercept': True, 'l1_ratio': 1, 'max_iter': 1000, 'tol': 0.0001, 'alpha': 0.01}], [0.1061351214013333, 0.074555574635424546, {'normalize': False, 'selection': 'random', 'fit_intercept': True, 'l1_ratio': 0, 'max_iter': 1000, 'tol': 0.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045381292933930006, 0.13215972130061526, 0.087182163712157923, 0.26420334350696306, 0.086510624877344178, -0.050567384188271225, 0.15059339423284734, 0.16907499207034282, 0.027111801006534875, 0.18835214977470172]</text:p>
          </table:table-cell>
          <table:table-cell office:value-type="string" calcext:value-type="string">
            <text:p>0.110000209923</text:p>
          </table:table-cell>
          <table:table-cell office:value-type="string" calcext:value-type="string">
            <text:p>[1.0910643426736284, 0.79318509435389706, 1.230787537655283, 1.0904070011486755, 0.69107639880187077, 1.2367817554191272, 1.1405764666725766, 0.66548450653233793, 1.3407420909825272, 1.1200553278822041]</text:p>
          </table:table-cell>
          <table:table-cell office:value-type="string" calcext:value-type="string">
            <text:p>1.04001605221</text:p>
          </table:table-cell>
          <table:table-cell office:value-type="string" calcext:value-type="string">
            <text:p>[0.88749385515252577, 0.7393490695495496, 0.91649393869753804, 0.88234751539071821, 0.6964426176839652, 0.93029976449822271, 0.86822967391132166, 0.67624367820917064, 0.99102972370751719, 0.92052120005606175]</text:p>
          </table:table-cell>
          <table:table-cell office:value-type="string" calcext:value-type="string">
            <text:p>0.850845103686</text:p>
          </table:table-cell>
          <table:table-cell office:value-type="string" calcext:value-type="string">
            <text:p>[[0.21437392645034742, 0.12753470377721837, {'normalize': False, 'selection': 'random', 'fit_intercept': True, 'l1_ratio': 0, 'max_iter': 1000, 'tol': 0.001, 'alpha': 0.01}], [0.19793397549113029, 0.077730609495286568, {'normalize': False, 'selection': 'cyclic', 'fit_intercept': True, 'l1_ratio': 1, 'max_iter': 1000, 'tol': 0.001, 'alpha': 0.01}], [0.21015871044673592, 0.093629867060204056, {'normalize': True, 'selection': 'random', 'fit_intercept': True, 'l1_ratio': 0, 'max_iter': 1000, 'tol': 0.0001, 'alpha': 0.01}], [0.14599835312923415, 0.048275922702000533, {'normalize': True, 'selection': 'random', 'fit_intercept': True, 'l1_ratio': 0.5, 'max_iter': 1000, 'tol': 0.001, 'alpha': 0.01}], [0.17820434793612011, 0.026529133383803402, {'normalize': False, 'selection': 'cyclic', 'fit_intercept': True, 'l1_ratio': 0, 'max_iter': 1000, 'tol': 0.0001, 'alpha': 0.1}], [0.3014932321808389, 0.055821307330271679, {'normalize': False, 'selection': 'random', 'fit_intercept': True, 'l1_ratio': 0.75, 'max_iter': 1000, 'tol': 0.001, 'alpha': 0.01}], [0.12875849377733295, 0.24126819755483925, {'normalize': False, 'selection': 'cyclic', 'fit_intercept': True, 'l1_ratio': 1, 'max_iter': 1000, 'tol': 0.001, 'alpha': 0.01}], [0.063002987501345212, 0.19969464383919219, {'normalize': False, 'selection': 'cyclic', 'fit_intercept': True, 'l1_ratio': 1, 'max_iter': 1000, 'tol': 0.001, 'alpha': 0.01}], [0.16161800433872678, 0.090212030289917297, {'normalize': True, 'selection': 'random', 'fit_intercept': True, 'l1_ratio': 0, 'max_iter': 1000, 'tol': 0.0001, 'alpha': 0.01}], [0.14657121527749747, 0.14676010928817321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088888352050280894, -0.10870733918494202, 0.100861889042963, 0.16730536776385008, -0.029150956620101587, -0.01460019015742553, 0.18830757456551006, 0.14359208502070386, 0.0060736704218044002, 0.14210230922713418]</text:p>
          </table:table-cell>
          <table:table-cell office:value-type="string" calcext:value-type="string">
            <text:p>0.068467276213</text:p>
          </table:table-cell>
          <table:table-cell office:value-type="string" calcext:value-type="string">
            <text:p>[1.0413387291851441, 1.0133317812353919, 1.2123426357412574, 1.2340040536971535, 0.77857713104656856, 1.1944393316579516, 1.0899341638517379, 0.6858936645924526, 1.3697348439213719, 1.1838790419530614]</text:p>
          </table:table-cell>
          <table:table-cell office:value-type="string" calcext:value-type="string">
            <text:p>1.08034753769</text:p>
          </table:table-cell>
          <table:table-cell office:value-type="string" calcext:value-type="string">
            <text:p>[0.83357851503672775, 0.79757088309400348, 0.89164196820438624, 0.94140538429259235, 0.72409244451741805, 0.93890006588468244, 0.83714750452537812, 0.7136565125518447, 1.0140994863251516, 0.95402691242716708]</text:p>
          </table:table-cell>
          <table:table-cell office:value-type="string" calcext:value-type="string">
            <text:p>0.864611967686</text:p>
          </table:table-cell>
          <table:table-cell office:value-type="string" calcext:value-type="string">
            <text:p>[[0.14826472530957677, 0.033666267977019208, {'normalize': False, 'selection': 'random', 'fit_intercept': True, 'l1_ratio': 0, 'max_iter': 1000, 'tol': 0.0001, 'alpha': 0.1}], [0.16231577116207105, 0.081647958009913854, {'normalize': True, 'selection': 'random', 'fit_intercept': True, 'l1_ratio': 0, 'max_iter': 1000, 'tol': 0.0001, 'alpha': 0.01}], [0.10416488313902722, 0.056620419448160549, {'normalize': False, 'selection': 'random', 'fit_intercept': True, 'l1_ratio': 0, 'max_iter': 1000, 'tol': 0.0001, 'alpha': 0.1}], [0.084782479044263906, 0.022083123994298879, {'normalize': False, 'selection': 'cyclic', 'fit_intercept': True, 'l1_ratio': 0, 'max_iter': 1000, 'tol': 0.0001, 'alpha': 0.1}], [0.18274301615072633, 0.048859620943513642, {'normalize': False, 'selection': 'random', 'fit_intercept': True, 'l1_ratio': 1, 'max_iter': 1000, 'tol': 0.001, 'alpha': 0.01}], [0.26877759068954349, 0.045495194223556398, {'normalize': True, 'selection': 'cyclic', 'fit_intercept': True, 'l1_ratio': 0.25, 'max_iter': 1000, 'tol': 0.001, 'alpha': 0.01}], [0.11026427394376111, 0.11806115988124588, {'normalize': False, 'selection': 'random', 'fit_intercept': True, 'l1_ratio': 1, 'max_iter': 1000, 'tol': 0.001, 'alpha': 0.01}], [0.062578167420705072, 0.1340318905987872, {'normalize': True, 'selection': 'random', 'fit_intercept': True, 'l1_ratio': 0.5, 'max_iter': 1000, 'tol': 0.001, 'alpha': 0.01}], [0.12514576317570739, 0.075603036900511997, {'normalize': True, 'selection': 'random', 'fit_intercept': True, 'l1_ratio': 1, 'max_iter': 1000, 'tol': 0.0001, 'alpha': 0.01}], [0.068096052171035634, 0.063255641650389022, {'normalize': False, 'selection': 'random', 'fit_intercept': True, 'l1_ratio': 0, 'max_iter': 1000, 'tol': 0.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063867063579856609, 0.0511801157896562, 0.16042354150040461, 0.28933087634636767, 0.090935717144648098, 0.028443048059379472, 0.10470565680203414, -0.044157680458960957, 0.012230615675868917, 0.13215385980058414]</text:p>
          </table:table-cell>
          <table:table-cell office:value-type="string" calcext:value-type="string">
            <text:p>0.088911281424</text:p>
          </table:table-cell>
          <table:table-cell office:value-type="string" calcext:value-type="string">
            <text:p>[1.0699363624137386, 0.86719850167605372, 1.132033359725251, 1.0531694879201288, 0.68772871144859005, 1.1437666261067163, 1.2021941572663124, 0.83626169881868229, 1.3612499268851288, 1.1976076728873772]</text:p>
          </table:table-cell>
          <table:table-cell office:value-type="string" calcext:value-type="string">
            <text:p>1.05511465051</text:p>
          </table:table-cell>
          <table:table-cell office:value-type="string" calcext:value-type="string">
            <text:p>[0.86019514121868312, 0.74716216606231056, 0.87016488685106463, 0.86736656623612907, 0.69271825706753187, 0.90739992593558727, 0.87338186875060153, 0.73019781904864967, 0.99303691613621725, 0.95839795245807557]</text:p>
          </table:table-cell>
          <table:table-cell office:value-type="string" calcext:value-type="string">
            <text:p>0.850002149976</text:p>
          </table:table-cell>
          <table:table-cell office:value-type="string" calcext:value-type="string">
            <text:p>[[0.25203566835288699, 0.09674497413819369, {'normalize': True, 'selection': 'random', 'fit_intercept': True, 'l1_ratio': 0, 'max_iter': 1000, 'tol': 0.001, 'alpha': 0.01}], [0.1999645929249321, 0.08086874878995047, {'normalize': True, 'selection': 'random', 'fit_intercept': True, 'l1_ratio': 0, 'max_iter': 1000, 'tol': 0.0001, 'alpha': 0.01}], [0.15811584976383111, 0.087528969694691636, {'normalize': True, 'selection': 'random', 'fit_intercept': True, 'l1_ratio': 0, 'max_iter': 1000, 'tol': 0.0001, 'alpha': 0.01}], [0.10568137777102374, 0.047993455350553549, {'normalize': True, 'selection': 'random', 'fit_intercept': True, 'l1_ratio': 0, 'max_iter': 1000, 'tol': 0.001, 'alpha': 0.01}], [0.1680156598754162, 0.041415301736208929, {'normalize': False, 'selection': 'cyclic', 'fit_intercept': True, 'l1_ratio': 0, 'max_iter': 1000, 'tol': 0.0001, 'alpha': 0.1}], [0.28685168971395275, 0.057074435129846605, {'normalize': True, 'selection': 'random', 'fit_intercept': True, 'l1_ratio': 0.25, 'max_iter': 1000, 'tol': 0.001, 'alpha': 0.01}], [0.18065134469210578, 0.14165431577671481, {'normalize': True, 'selection': 'cyclic', 'fit_intercept': True, 'l1_ratio': 1, 'max_iter': 1000, 'tol': 0.001, 'alpha': 0.01}], [0.12493834529031866, 0.15468139943335657, {'normalize': False, 'selection': 'random', 'fit_intercept': True, 'l1_ratio': 0.75, 'max_iter': 1000, 'tol': 0.001, 'alpha': 0.01}], [0.21094743429539833, 0.062050238229314394, {'normalize': True, 'selection': 'random', 'fit_intercept': True, 'l1_ratio': 1, 'max_iter': 1000, 'tol': 0.001, 'alpha': 0.01}], [0.10221433670370186, 0.0742126828536811, {'normalize': Fals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Malaria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05937916756360484, 0.08215609626090703, 0.091555534203747513, 0.26656185114442454, 0.097209280322715363, -0.044545027544071525, 0.15499528700296239, 0.17535539533227107, 0.031184036570130025, 0.20377703704050376]</text:p>
          </table:table-cell>
          <table:table-cell office:value-type="string" calcext:value-type="string">
            <text:p>0.11176286579</text:p>
          </table:table-cell>
          <table:table-cell office:value-type="string" calcext:value-type="string">
            <text:p>[1.0750657227339533, 0.83888720224015323, 1.2248907533412432, 1.0869118327248233, 0.68298261196804322, 1.2296919285938559, 1.1346656399044295, 0.66045455674661402, 1.3351301227932157, 1.0987693389410047]</text:p>
          </table:table-cell>
          <table:table-cell office:value-type="string" calcext:value-type="string">
            <text:p>1.036744971</text:p>
          </table:table-cell>
          <table:table-cell office:value-type="string" calcext:value-type="string">
            <text:p>[0.88181666053442953, 0.7553196946486086, 0.91714222063834783, 0.88070907826136635, 0.69359982815501586, 0.92959410059696079, 0.86618413571413611, 0.67354921525977973, 0.99005032984115482, 0.91553976438329998]</text:p>
          </table:table-cell>
          <table:table-cell office:value-type="string" calcext:value-type="string">
            <text:p>0.850350502803</text:p>
          </table:table-cell>
          <table:table-cell office:value-type="string" calcext:value-type="string">
            <text:p>[[0.23379559343612896, 0.11353477973983828, {'normalize': False, 'selection': 'random', 'fit_intercept': True, 'l1_ratio': 0, 'max_iter': 1000, 'tol': 0.0001, 'alpha': 0.01}], [0.21535767277665102, 0.07802482405036322, {'normalize': False, 'selection': 'cyclic', 'fit_intercept': True, 'l1_ratio': 1, 'max_iter': 1000, 'tol': 0.0001, 'alpha': 0.01}], [0.20114892489672476, 0.091947008820643689, {'normalize': True, 'selection': 'random', 'fit_intercept': True, 'l1_ratio': 0, 'max_iter': 1000, 'tol': 0.001, 'alpha': 0.01}], [0.14201520353291708, 0.055986100128344159, {'normalize': True, 'selection': 'random', 'fit_intercept': True, 'l1_ratio': 0.5, 'max_iter': 1000, 'tol': 0.001, 'alpha': 0.01}], [0.17456874260368127, 0.026860182704136305, {'normalize': False, 'selection': 'cyclic', 'fit_intercept': True, 'l1_ratio': 0, 'max_iter': 1000, 'tol': 0.0001, 'alpha': 0.1}], [0.30103420402708048, 0.057353803403907756, {'normalize': False, 'selection': 'random', 'fit_intercept': True, 'l1_ratio': 0.75, 'max_iter': 1000, 'tol': 0.0001, 'alpha': 0.01}], [0.1210362808666854, 0.24218133759145818, {'normalize': False, 'selection': 'random', 'fit_intercept': True, 'l1_ratio': 1, 'max_iter': 1000, 'tol': 0.001, 'alpha': 0.01}], [0.083832905919621628, 0.19603380814535329, {'normalize': False, 'selection': 'cyclic', 'fit_intercept': True, 'l1_ratio': 1, 'max_iter': 1000, 'tol': 0.001, 'alpha': 0.01}], [0.17222041566124552, 0.084599062679078893, {'normalize': True, 'selection': 'random', 'fit_intercept': True, 'l1_ratio': 0, 'max_iter': 1000, 'tol': 0.001, 'alpha': 0.01}], [0.13142506350051772, 0.16374000793519039, {'normalize': Fals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0076634515574609541, -0.022170614085243789, -0.036916080134479223, 0.0095145890873471473, 0.031209548224238937, 0.041066198157024281, 0.077757984516075296, -0.030623446457362702, 0.035281325605944991, 0.057381599307243181]</text:p>
          </table:table-cell>
          <table:table-cell office:value-type="string" calcext:value-type="string">
            <text:p>0.0170164555778</text:p>
          </table:table-cell>
          <table:table-cell office:value-type="string" calcext:value-type="string">
            <text:p>[0.037585317525053424, 0.011476526498883729, 0.014485128956739082, 0.036957772165737361, 0.01084993405496266, 0.033507110111277778, 0.0085574404320741763, 0.0086133212292092177, 0.0062555862587915026, 0.031484790577219431]</text:p>
          </table:table-cell>
          <table:table-cell office:value-type="string" calcext:value-type="string">
            <text:p>0.019977292781</text:p>
          </table:table-cell>
          <table:table-cell office:value-type="string" calcext:value-type="string">
            <text:p>[0.093681197710784911, 0.071673926585777606, 0.082116138346405521, 0.092222019648953935, 0.075938959419331598, 0.088742760567827705, 0.064377048242812054, 0.070031423806261955, 0.061789543186486405, 0.082714997747665581]</text:p>
          </table:table-cell>
          <table:table-cell office:value-type="string" calcext:value-type="string">
            <text:p>0.0783288015262</text:p>
          </table:table-cell>
          <table:table-cell office:value-type="string" calcext:value-type="string">
            <text:p>[[0.0088935725747639575, 0.039407667468950511, {'normalize': False, 'selection': 'cyclic', 'fit_intercept': True, 'l1_ratio': 0, 'max_iter': 1000, 'tol': 0.0001, 'alpha': 0.01}], [-0.16321470596875226, 0.24405322941394364, {'normalize': False, 'selection': 'cyclic', 'fit_intercept': True, 'l1_ratio': 0, 'max_iter': 1000, 'tol': 0.0001, 'alpha': 0.1}], [-0.28500150197058532, 0.28805317392820634, {'normalize': False, 'selection': 'cyclic', 'fit_intercept': True, 'l1_ratio': 0, 'max_iter': 1000, 'tol': 0.0001, 'alpha': 0.1}], [-0.016578870262420425, 0.04661718079838674, {'normalize': False, 'selection': 'cyclic', 'fit_intercept': True, 'l1_ratio': 0.5, 'max_iter': 1000, 'tol': 0.0001, 'alpha': 0.001}], [0.011521191362095003, 0.016646118024375847, {'normalize': False, 'selection': 'cyclic', 'fit_intercept': True, 'l1_ratio': 0.25, 'max_iter': 1000, 'tol': 0.001, 'alpha': 0.01}], [-0.0076495861803700504, 0.082999421424646599, {'normalize': False, 'selection': 'cyclic', 'fit_intercept': True, 'l1_ratio': 0, 'max_iter': 1000, 'tol': 0.0001, 'alpha': 0.01}], [0.093048959568143907, 0.067615302992442103, {'normalize': False, 'selection': 'random', 'fit_intercept': True, 'l1_ratio': 1, 'max_iter': 1000, 'tol': 0.001, 'alpha': 0.001}], [-0.082793375031545532, 0.13376918070361118, {'normalize': False, 'selection': 'cyclic', 'fit_intercept': True, 'l1_ratio': 0.25, 'max_iter': 1000, 'tol': 0.0001, 'alpha': 0.01}], [-0.046374895081269282, 0.098386563851054071, {'normalize': False, 'selection': 'cyclic', 'fit_intercept': True, 'l1_ratio': 0.25, 'max_iter': 1000, 'tol': 0.0001, 'alpha': 0.01}], [0.11976217295297814, 0.051574421861271258, {'normalize': False, 'selection': 'cyclic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026117247593236081, -0.052771160415067131, -0.031011223873259608, 0.02116852364521582, 0.038699065827397239, 0.046148746264806806, 0.10594872748551765, -0.031397129534738166, 0.049284953094114958, 0.061990530172206237]</text:p>
          </table:table-cell>
          <table:table-cell office:value-type="string" calcext:value-type="string">
            <text:p>0.0234178280259</text:p>
          </table:table-cell>
          <table:table-cell office:value-type="string" calcext:value-type="string">
            <text:p>[0.036886369386303762, 0.011820097303987358, 0.014402641467101846, 0.036522931376081244, 0.010766055470126485, 0.033329515475687674, 0.008295859849486718, 0.0086197871997806663, 0.0061647816522120216, 0.031330845753989159]</text:p>
          </table:table-cell>
          <table:table-cell office:value-type="string" calcext:value-type="string">
            <text:p>0.0198138884935</text:p>
          </table:table-cell>
          <table:table-cell office:value-type="string" calcext:value-type="string">
            <text:p>[0.092267533325797402, 0.072656613270202022, 0.081787498127016356, 0.092197110445608868, 0.075618100045193384, 0.090312073652485558, 0.062838746153423441, 0.070044047928470299, 0.060865747011494997, 0.082618914308862021]</text:p>
          </table:table-cell>
          <table:table-cell office:value-type="string" calcext:value-type="string">
            <text:p>0.0781206384269</text:p>
          </table:table-cell>
          <table:table-cell office:value-type="string" calcext:value-type="string">
            <text:p>[[0.024101469868607582, 0.018438329717949783, {'normalize': False, 'selection': 'cyclic', 'fit_intercept': True, 'l1_ratio': 1, 'max_iter': 1000, 'tol': 0.001, 'alpha': 0.001}], [-0.18200819088686818, 0.24248583750001343, {'normalize': False, 'selection': 'cyclic', 'fit_intercept': True, 'l1_ratio': 0, 'max_iter': 1000, 'tol': 0.0001, 'alpha': 1}], [-0.27594318611542273, 0.27431333071126363, {'normalize': False, 'selection': 'random', 'fit_intercept': True, 'l1_ratio': 0, 'max_iter': 1000, 'tol': 0.001, 'alpha': 0.1}], [-0.021690013699175809, 0.026800351240526585, {'normalize': False, 'selection': 'cyclic', 'fit_intercept': True, 'l1_ratio': 0.5, 'max_iter': 1000, 'tol': 0.0001, 'alpha': 0.001}], [0.025791552096514139, 0.022375499574962047, {'normalize': False, 'selection': 'random', 'fit_intercept': True, 'l1_ratio': 0.25, 'max_iter': 1000, 'tol': 0.001, 'alpha': 0.01}], [-0.0019091720770018506, 0.089799664634516663, {'normalize': False, 'selection': 'random', 'fit_intercept': True, 'l1_ratio': 0, 'max_iter': 1000, 'tol': 0.001, 'alpha': 0.01}], [0.065130464326711629, 0.041216677646402716, {'normalize': False, 'selection': 'cyclic', 'fit_intercept': True, 'l1_ratio': 1, 'max_iter': 1000, 'tol': 0.0001, 'alpha': 0.001}], [-0.082087585759124893, 0.13390044921468955, {'normalize': False, 'selection': 'random', 'fit_intercept': True, 'l1_ratio': 0.25, 'max_iter': 1000, 'tol': 0.001, 'alpha': 0.01}], [-0.039633234674309549, 0.10564225119675956, {'normalize': False, 'selection': 'cyclic', 'fit_intercept': True, 'l1_ratio': 0.25, 'max_iter': 1000, 'tol': 0.0001, 'alpha': 0.01}], [0.092644438433916718, 0.054334537454712728, {'normalize': False, 'selection': 'cyclic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017410998584798221, 0.078744317317710588, -0.03120722542758303, 0.011570660296989832, 0.00629655085926073, 0.063069096986496653, 0.10383254566107469, -0.030623446457362702, 0.039762296118080132, 0.070702806029193876]</text:p>
          </table:table-cell>
          <table:table-cell office:value-type="string" calcext:value-type="string">
            <text:p>0.0329558599969</text:p>
          </table:table-cell>
          <table:table-cell office:value-type="string" calcext:value-type="string">
            <text:p>[0.037216123574988935, 0.010343493648574793, 0.014405379497540846, 0.036881054416555689, 0.011128946278943619, 0.032738283783089628, 0.0083154958014408312, 0.0086133212292092177, 0.0062265300185571472, 0.0310398433922629]</text:p>
          </table:table-cell>
          <table:table-cell office:value-type="string" calcext:value-type="string">
            <text:p>0.0196908471641</text:p>
          </table:table-cell>
          <table:table-cell office:value-type="string" calcext:value-type="string">
            <text:p>[0.092980873269130293, 0.069242918540182399, 0.08185285468338406, 0.091850816607863761, 0.075935903422038278, 0.089359117038565652, 0.063828947294373897, 0.070031423806261955, 0.061283998187942536, 0.079139586007348398]</text:p>
          </table:table-cell>
          <table:table-cell office:value-type="string" calcext:value-type="string">
            <text:p>0.0775506438857</text:p>
          </table:table-cell>
          <table:table-cell office:value-type="string" calcext:value-type="string">
            <text:p>[[0.034443944177916408, 0.045587837422611167, {'normalize': False, 'selection': 'random', 'fit_intercept': True, 'l1_ratio': 0, 'max_iter': 1000, 'tol': 0.001, 'alpha': 0.01}], [-0.066170353715700653, 0.37952893797617981, {'normalize': True, 'selection': 'random', 'fit_intercept': True, 'l1_ratio': 0, 'max_iter': 1000, 'tol': 0.001, 'alpha': 0.001}], [-0.27288559077367142, 0.28758267327907194, {'normalize': False, 'selection': 'cyclic', 'fit_intercept': True, 'l1_ratio': 0, 'max_iter': 1000, 'tol': 0.0001, 'alpha': 0.1}], [-0.027865374224297405, 0.070683590521915238, {'normalize': False, 'selection': 'random', 'fit_intercept': True, 'l1_ratio': 0, 'max_iter': 1000, 'tol': 0.0001, 'alpha': 0.01}], [0.0048118228325169281, 0.03232757050072526, {'normalize': False, 'selection': 'random', 'fit_intercept': True, 'l1_ratio': 0, 'max_iter': 1000, 'tol': 0.001, 'alpha': 0.1}], [0.00050621491370229335, 0.1167340792467073, {'normalize': True, 'selection': 'cyclic', 'fit_intercept': True, 'l1_ratio': 0.25, 'max_iter': 1000, 'tol': 0.001, 'alpha': 0.001}], [0.042759334209226472, 0.10445839632103497, {'normalize': False, 'selection': 'random', 'fit_intercept': True, 'l1_ratio': 0, 'max_iter': 1000, 'tol': 0.001, 'alpha': 0.01}], [-0.090744318189247025, 0.14097085858402919, {'normalize': False, 'selection': 'cyclic', 'fit_intercept': True, 'l1_ratio': 0.25, 'max_iter': 1000, 'tol': 0.0001, 'alpha': 0.01}], [-0.064557671179527779, 0.052532759824703984, {'normalize': False, 'selection': 'cyclic', 'fit_intercept': True, 'l1_ratio': 0.25, 'max_iter': 1000, 'tol': 0.0001, 'alpha': 0.01}], [0.16599139295749185, 0.035014927604452656, {'normalize': False, 'selection': 'cyclic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012942364767511982, -0.021560388241099959, -0.032613379766589956, 0.0043361004545228177, 0.028533191897948451, 0.041764357476373415, 0.076749403465820154, -0.043322812802375044, 0.07287257604974684, 0.058010946888935377]</text:p>
          </table:table-cell>
          <table:table-cell office:value-type="string" calcext:value-type="string">
            <text:p>0.0197712360191</text:p>
          </table:table-cell>
          <table:table-cell office:value-type="string" calcext:value-type="string">
            <text:p>[0.037385375651000342, 0.011469675124979884, 0.0144250226753484, 0.037150996014313223, 0.010879907812027058, 0.033482714995427564, 0.0085667990083627948, 0.0087194547759599662, 0.0060118309382316106, 0.031463769476002545]</text:p>
          </table:table-cell>
          <table:table-cell office:value-type="string" calcext:value-type="string">
            <text:p>0.0199555546472</text:p>
          </table:table-cell>
          <table:table-cell office:value-type="string" calcext:value-type="string">
            <text:p>[0.093787538707196361, 0.071745251166063326, 0.081606761637134387, 0.092419014771464483, 0.075851697401058141, 0.089000633921266878, 0.063530269479278048, 0.070458362823547213, 0.060648164744739615, 0.080630463350792159]</text:p>
          </table:table-cell>
          <table:table-cell office:value-type="string" calcext:value-type="string">
            <text:p>0.0779678158003</text:p>
          </table:table-cell>
          <table:table-cell office:value-type="string" calcext:value-type="string">
            <text:p>[[0.0050703032782860305, 0.023618020121233759, {'normalize': False, 'selection': 'cyclic', 'fit_intercept': True, 'l1_ratio': 1, 'max_iter': 1000, 'tol': 0.0001, 'alpha': 0.001}], [-0.15797723760530366, 0.23504288360257872, {'normalize': False, 'selection': 'random', 'fit_intercept': True, 'l1_ratio': 0, 'max_iter': 1000, 'tol': 0.0001, 'alpha': 0.1}], [-0.28128972337708619, 0.30023639386036116, {'normalize': False, 'selection': 'cyclic', 'fit_intercept': True, 'l1_ratio': 0, 'max_iter': 1000, 'tol': 0.0001, 'alpha': 0.1}], [-0.01302246268971421, 0.050168113786961024, {'normalize': False, 'selection': 'cyclic', 'fit_intercept': True, 'l1_ratio': 0.5, 'max_iter': 1000, 'tol': 0.0001, 'alpha': 0.001}], [0.011908082660028761, 0.0074707878391608853, {'normalize': False, 'selection': 'random', 'fit_intercept': True, 'l1_ratio': 0.25, 'max_iter': 1000, 'tol': 0.001, 'alpha': 0.01}], [-0.015042496732089926, 0.084930834188074553, {'normalize': False, 'selection': 'cyclic', 'fit_intercept': True, 'l1_ratio': 0, 'max_iter': 1000, 'tol': 0.0001, 'alpha': 0.01}], [0.084056473810780005, 0.057380812043738474, {'normalize': False, 'selection': 'random', 'fit_intercept': True, 'l1_ratio': 1, 'max_iter': 1000, 'tol': 0.001, 'alpha': 0.001}], [-0.07561676945901015, 0.13124403270455359, {'normalize': False, 'selection': 'cyclic', 'fit_intercept': True, 'l1_ratio': 0.25, 'max_iter': 1000, 'tol': 0.0001, 'alpha': 0.01}], [-0.037136847001517689, 0.087304890560068141, {'normalize': False, 'selection': 'cyclic', 'fit_intercept': True, 'l1_ratio': 0, 'max_iter': 1000, 'tol': 0.0001, 'alpha': 0.01}], [0.14006245986219099, 0.064051742868413919, {'normalize': False, 'selection': 'cyclic', 'fit_intercept': True, 'l1_ratio': 0.2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0010784262404419653, -0.052797996736788644, -0.0269232837741058, 0.0026351177468267872, 0.036049001556723748, 0.045997927470624922, 0.10063637553545168, -0.043322812802375044, 0.04790054316338066, 0.05534172195235898]</text:p>
          </table:table-cell>
          <table:table-cell office:value-type="string" calcext:value-type="string">
            <text:p>0.0166595020353</text:p>
          </table:table-cell>
          <table:table-cell office:value-type="string" calcext:value-type="string">
            <text:p>[0.037834729146382022, 0.011820398611570576, 0.014345535264740717, 0.037214464421496486, 0.010795734770253274, 0.033334785393104069, 0.0083451529142177221, 0.0087194547759599662, 0.0061737586690036525, 0.031552925372036224]</text:p>
          </table:table-cell>
          <table:table-cell office:value-type="string" calcext:value-type="string">
            <text:p>0.0200136939339</text:p>
          </table:table-cell>
          <table:table-cell office:value-type="string" calcext:value-type="string">
            <text:p>[0.094537782041872451, 0.072670852984379739, 0.081300893569573318, 0.093402048542425911, 0.075504209990497423, 0.09059406931629492, 0.062414956795274472, 0.070458362823547213, 0.060736060671461596, 0.082022022523113261]</text:p>
          </table:table-cell>
          <table:table-cell office:value-type="string" calcext:value-type="string">
            <text:p>0.0783641259258</text:p>
          </table:table-cell>
          <table:table-cell office:value-type="string" calcext:value-type="string">
            <text:p>[[0.026344761649214402, 0.035331773884493906, {'normalize': True, 'selection': 'cyclic', 'fit_intercept': True, 'l1_ratio': 1, 'max_iter': 1000, 'tol': 0.001, 'alpha': 0.001}], [-0.18060805460996671, 0.2404968549692092, {'normalize': False, 'selection': 'random', 'fit_intercept': True, 'l1_ratio': 0, 'max_iter': 1000, 'tol': 0.0001, 'alpha': 1}], [-0.27473003611050123, 0.28773168309552921, {'normalize': False, 'selection': 'cyclic', 'fit_intercept': True, 'l1_ratio': 0, 'max_iter': 1000, 'tol': 0.0001, 'alpha': 0.1}], [-0.010543285203723213, 0.046817320442168672, {'normalize': False, 'selection': 'cyclic', 'fit_intercept': True, 'l1_ratio': 0, 'max_iter': 1000, 'tol': 0.0001, 'alpha': 0.01}], [0.024021764948400987, 0.016103710238160072, {'normalize': False, 'selection': 'cyclic', 'fit_intercept': True, 'l1_ratio': 0.25, 'max_iter': 1000, 'tol': 0.0001, 'alpha': 0.01}], [-0.012330641267318794, 0.093174538315153169, {'normalize': False, 'selection': 'random', 'fit_intercept': True, 'l1_ratio': 0, 'max_iter': 1000, 'tol': 0.0001, 'alpha': 0.01}], [0.051127083602053529, 0.039868307523738149, {'normalize': False, 'selection': 'random', 'fit_intercept': True, 'l1_ratio': 1, 'max_iter': 1000, 'tol': 0.001, 'alpha': 0.001}], [-0.075558045373655139, 0.13137688415381596, {'normalize': False, 'selection': 'cyclic', 'fit_intercept': True, 'l1_ratio': 0.25, 'max_iter': 1000, 'tol': 0.0001, 'alpha': 0.01}], [-0.05188844695537876, 0.10161355622195181, {'normalize': False, 'selection': 'random', 'fit_intercept': True, 'l1_ratio': 0.25, 'max_iter': 1000, 'tol': 0.001, 'alpha': 0.01}], [0.10385604736162211, 0.072205501274876155, {'normalize': False, 'selection': 'cyclic', 'fit_intercept': True, 'l1_ratio': 0.75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28001586726984717, 0.14113352061778528, -0.02711619787720787, 0.0075608826597862722, 0.0059298348390256495, 0.05030542410534522, 0.10852649623443678, -0.043322812802375044, 0.10553463292541088, 0.065260325756600568]</text:p>
          </table:table-cell>
          <table:table-cell office:value-type="string" calcext:value-type="string">
            <text:p>0.0441813693186</text:p>
          </table:table-cell>
          <table:table-cell office:value-type="string" calcext:value-type="string">
            <text:p>[0.036814998957815578, 0.0096430124030262489, 0.014348230165238977, 0.037030670399505396, 0.011133053301911439, 0.03318427264262417, 0.0082719408540970277, 0.0087194547759599662, 0.005800038298990326, 0.031221629947116181]</text:p>
          </table:table-cell>
          <table:table-cell office:value-type="string" calcext:value-type="string">
            <text:p>0.0196167301746</text:p>
          </table:table-cell>
          <table:table-cell office:value-type="string" calcext:value-type="string">
            <text:p>[0.092202590256786884, 0.067775775504622215, 0.081352937218418589, 0.092169792585573659, 0.075883925471069522, 0.090301307103095863, 0.063539924232163633, 0.070458362823547213, 0.058402628010701584, 0.078210552309697937]</text:p>
          </table:table-cell>
          <table:table-cell office:value-type="string" calcext:value-type="string">
            <text:p>0.0770297795516</text:p>
          </table:table-cell>
          <table:table-cell office:value-type="string" calcext:value-type="string">
            <text:p>[[0.017918686254031257, 0.02981147259621484, {'normalize': False, 'selection': 'random', 'fit_intercept': True, 'l1_ratio': 0, 'max_iter': 1000, 'tol': 0.001, 'alpha': 0.01}], [-0.12047871949794239, 0.40305341206836481, {'normalize': False, 'selection': 'random', 'fit_intercept': True, 'l1_ratio': 0.25, 'max_iter': 1000, 'tol': 0.0001, 'alpha': 0.001}], [-0.27161801634939997, 0.3021925609321055, {'normalize': False, 'selection': 'random', 'fit_intercept': True, 'l1_ratio': 0, 'max_iter': 1000, 'tol': 0.001, 'alpha': 0.1}], [-0.014621269617071185, 0.069618608557167255, {'normalize': False, 'selection': 'cyclic', 'fit_intercept': True, 'l1_ratio': 0, 'max_iter': 1000, 'tol': 0.0001, 'alpha': 0.01}], [0.0046375082621625862, 0.029712862587420532, {'normalize': False, 'selection': 'random', 'fit_intercept': True, 'l1_ratio': 0, 'max_iter': 1000, 'tol': 0.0001, 'alpha': 0.1}], [-0.0055503809487943076, 0.098542832826751497, {'normalize': False, 'selection': 'cyclic', 'fit_intercept': True, 'l1_ratio': 0, 'max_iter': 1000, 'tol': 0.0001, 'alpha': 0.01}], [0.035085259232893261, 0.10148483647416687, {'normalize': False, 'selection': 'cyclic', 'fit_intercept': True, 'l1_ratio': 0, 'max_iter': 1000, 'tol': 0.0001, 'alpha': 0.01}], [-0.081790189711336322, 0.13622393034874727, {'normalize': False, 'selection': 'cyclic', 'fit_intercept': True, 'l1_ratio': 0.25, 'max_iter': 1000, 'tol': 0.0001, 'alpha': 0.01}], [-0.071055529771138964, 0.052460825014228274, {'normalize': False, 'selection': 'random', 'fit_intercept': True, 'l1_ratio': 0, 'max_iter': 1000, 'tol': 0.001, 'alpha': 0.01}], [0.18560089926982243, 0.059512897764234546, {'normalize': False, 'selection': 'cyclic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020381599026529584, -0.02392692407831909, -0.028495007959984386, -0.022132261043126489, 0.029588074881772952, 0.035350818002439666, 0.026643047803255882, -0.062213338265495466, 0.059706780764105627, 0.051236845434214806]</text:p>
          </table:table-cell>
          <table:table-cell office:value-type="string" calcext:value-type="string">
            <text:p>0.00861396345654</text:p>
          </table:table-cell>
          <table:table-cell office:value-type="string" calcext:value-type="string">
            <text:p>[0.037103610374686305, 0.01149624565134031, 0.014367491359310999, 0.038138604375883289, 0.01086809368773504, 0.033706817194081015, 0.0090317335338471107, 0.0088773302488707653, 0.0060972027365194898, 0.031690034065675277]</text:p>
          </table:table-cell>
          <table:table-cell office:value-type="string" calcext:value-type="string">
            <text:p>0.0201377163228</text:p>
          </table:table-cell>
          <table:table-cell office:value-type="string" calcext:value-type="string">
            <text:p>[0.094044035914607346, 0.071616949637831731, 0.081143350477006923, 0.096395165635519531, 0.075782498482884722, 0.091526509929170011, 0.06524414065085829, 0.071470412133555303, 0.061174415575430817, 0.0812385672473038]</text:p>
          </table:table-cell>
          <table:table-cell office:value-type="string" calcext:value-type="string">
            <text:p>0.0789636045684</text:p>
          </table:table-cell>
          <table:table-cell office:value-type="string" calcext:value-type="string">
            <text:p>[[0.021982288904104075, 0.065598554944397883, {'normalize': False, 'selection': 'cyclic', 'fit_intercept': True, 'l1_ratio': 1, 'max_iter': 1000, 'tol': 0.001, 'alpha': 0.001}], [-0.16119049092700566, 0.2431562587737412, {'normalize': False, 'selection': 'random', 'fit_intercept': True, 'l1_ratio': 0, 'max_iter': 1000, 'tol': 0.0001, 'alpha': 0.1}], [-0.27858195200479474, 0.32997467426503813, {'normalize': False, 'selection': 'random', 'fit_intercept': True, 'l1_ratio': 0, 'max_iter': 1000, 'tol': 0.0001, 'alpha': 0.1}], [-0.017015825781095364, 0.045146446710947377, {'normalize': False, 'selection': 'cyclic', 'fit_intercept': True, 'l1_ratio': 0.75, 'max_iter': 1000, 'tol': 0.0001, 'alpha': 0.001}], [0.018934576228801504, 0.0090931021181080689, {'normalize': False, 'selection': 'random', 'fit_intercept': True, 'l1_ratio': 0.25, 'max_iter': 1000, 'tol': 0.001, 'alpha': 0.01}], [-0.0014085824430571129, 0.0969265948123052, {'normalize': False, 'selection': 'random', 'fit_intercept': True, 'l1_ratio': 0, 'max_iter': 1000, 'tol': 0.0001, 'alpha': 0.01}], [0.080728058803692576, 0.022575713088427461, {'normalize': False, 'selection': 'cyclic', 'fit_intercept': True, 'l1_ratio': 1, 'max_iter': 1000, 'tol': 0.001, 'alpha': 0.001}], [-0.068737456477970207, 0.13266328472822772, {'normalize': False, 'selection': 'cyclic', 'fit_intercept': True, 'l1_ratio': 0.25, 'max_iter': 1000, 'tol': 0.0001, 'alpha': 0.01}], [-0.01541201074037382, 0.074486303789965486, {'normalize': False, 'selection': 'random', 'fit_intercept': True, 'l1_ratio': 0, 'max_iter': 1000, 'tol': 0.001, 'alpha': 0.01}], [0.066492010159606929, 0.062158156648729868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02818923916602678, -0.053227955024902629, -0.023032984226488251, -0.0042402819634639322, -0.010927924452692972, 0.038876831123094147, 0.046785691499349524, -0.062244182950200289, 0.047831395866778537, 0.059712377398662753]</text:p>
          </table:table-cell>
          <table:table-cell office:value-type="string" calcext:value-type="string">
            <text:p>0.00677222064362</text:p>
          </table:table-cell>
          <table:table-cell office:value-type="string" calcext:value-type="string">
            <text:p>[0.036807891513756588, 0.011825226012807671, 0.014291189988679153, 0.037471004753379993, 0.011321851174861489, 0.033583611077391294, 0.0088448308871667061, 0.0088775880299046522, 0.0061742070451882734, 0.031406939285502242]</text:p>
          </table:table-cell>
          <table:table-cell office:value-type="string" calcext:value-type="string">
            <text:p>0.0200604339769</text:p>
          </table:table-cell>
          <table:table-cell office:value-type="string" calcext:value-type="string">
            <text:p>[0.093163727575950261, 0.072660139841618523, 0.080844988952606278, 0.094634251842731873, 0.075849364925772531, 0.092839654631435078, 0.064396126313383859, 0.071472024538689713, 0.060966090263631645, 0.081254276982060045]</text:p>
          </table:table-cell>
          <table:table-cell office:value-type="string" calcext:value-type="string">
            <text:p>0.0788080645868</text:p>
          </table:table-cell>
          <table:table-cell office:value-type="string" calcext:value-type="string">
            <text:p>[[0.037376992517844917, 0.079153451284966717, {'normalize': False, 'selection': 'random', 'fit_intercept': True, 'l1_ratio': 1, 'max_iter': 1000, 'tol': 0.001, 'alpha': 0.001}], [-0.18025431793073129, 0.24080927654799908, {'normalize': False, 'selection': 'cyclic', 'fit_intercept': True, 'l1_ratio': 0, 'max_iter': 1000, 'tol': 0.0001, 'alpha': 1}], [-0.27443430371543676, 0.3187852721727702, {'normalize': False, 'selection': 'random', 'fit_intercept': True, 'l1_ratio': 0, 'max_iter': 1000, 'tol': 0.001, 'alpha': 0.1}], [-0.015405447506706036, 0.049529214719558949, {'normalize': False, 'selection': 'random', 'fit_intercept': True, 'l1_ratio': 0, 'max_iter': 1000, 'tol': 0.001, 'alpha': 0.01}], [0.028024035909130315, 0.022246435121453776, {'normalize': True, 'selection': 'random', 'fit_intercept': True, 'l1_ratio': 0.25, 'max_iter': 1000, 'tol': 0.0001, 'alpha': 0.01}], [-0.0014647390743004736, 0.10527363777133919, {'normalize': False, 'selection': 'random', 'fit_intercept': True, 'l1_ratio': 0, 'max_iter': 1000, 'tol': 0.0001, 'alpha': 0.01}], [0.048304265966056449, 0.01688244888171914, {'normalize': False, 'selection': 'cyclic', 'fit_intercept': True, 'l1_ratio': 1, 'max_iter': 1000, 'tol': 0.0001, 'alpha': 0.001}], [-0.068783909038146143, 0.13250860817555551, {'normalize': False, 'selection': 'random', 'fit_intercept': True, 'l1_ratio': 0.25, 'max_iter': 1000, 'tol': 0.001, 'alpha': 0.01}], [-0.059000244887814468, 0.14208630754088547, {'normalize': False, 'selection': 'random', 'fit_intercept': True, 'l1_ratio': 0, 'max_iter': 1000, 'tol': 0.0001, 'alpha': 0.01}], [0.045829101183825036, 0.06446614344988550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030627653963491541, -0.02563876913472285, -0.023132972865546719, 0.0018978208313479294, -0.0072075827535631465, 0.043896280698830892, 0.10594505023585254, -0.062213338265495466, 0.093899428178464417, 0.058315592320857923]</text:p>
          </table:table-cell>
          <table:table-cell office:value-type="string" calcext:value-type="string">
            <text:p>0.021638916321</text:p>
          </table:table-cell>
          <table:table-cell office:value-type="string" calcext:value-type="string">
            <text:p>[0.036715535150822716, 0.011515465569112435, 0.014292586773200793, 0.037241975025005182, 0.011280185340909991, 0.03340822123368261, 0.0082958939705139907, 0.0088773302488707653, 0.005875485192333549, 0.031453593886795563]</text:p>
          </table:table-cell>
          <table:table-cell office:value-type="string" calcext:value-type="string">
            <text:p>0.0198956272391</text:p>
          </table:table-cell>
          <table:table-cell office:value-type="string" calcext:value-type="string">
            <text:p>[0.0924368743912624, 0.071344768302604097, 0.080891411005892241, 0.093275674012718371, 0.075887717162338358, 0.09265170849821415, 0.06369962321581811, 0.071470412133555303, 0.058987565770049266, 0.080434516193559832]</text:p>
          </table:table-cell>
          <table:table-cell office:value-type="string" calcext:value-type="string">
            <text:p>0.0781080270686</text:p>
          </table:table-cell>
          <table:table-cell office:value-type="string" calcext:value-type="string">
            <text:p>[[0.032405295785510858, 0.027361863557534862, {'normalize': False, 'selection': 'cyclic', 'fit_intercept': True, 'l1_ratio': 0, 'max_iter': 1000, 'tol': 0.0001, 'alpha': 0.01}], [-0.15326299150670034, 0.24256255293782328, {'normalize': False, 'selection': 'random', 'fit_intercept': True, 'l1_ratio': 0, 'max_iter': 1000, 'tol': 0.0001, 'alpha': 0.1}], [-0.27101914220662993, 0.33368577431933255, {'normalize': False, 'selection': 'random', 'fit_intercept': True, 'l1_ratio': 0, 'max_iter': 1000, 'tol': 0.001, 'alpha': 0.1}], [-0.011188326365417705, 0.06479233492162384, {'normalize': False, 'selection': 'cyclic', 'fit_intercept': True, 'l1_ratio': 0, 'max_iter': 1000, 'tol': 0.0001, 'alpha': 0.01}], [0.0086418869387846955, 0.0088264124403620373, {'normalize': False, 'selection': 'cyclic', 'fit_intercept': True, 'l1_ratio': 0.5, 'max_iter': 1000, 'tol': 0.0001, 'alpha': 0.01}], [0.0072732511542632694, 0.10856477178275119, {'normalize': False, 'selection': 'random', 'fit_intercept': True, 'l1_ratio': 0, 'max_iter': 1000, 'tol': 0.0001, 'alpha': 0.01}], [0.016701884543487776, 0.087637315085715123, {'normalize': False, 'selection': 'cyclic', 'fit_intercept': True, 'l1_ratio': 0, 'max_iter': 1000, 'tol': 0.0001, 'alpha': 0.01}], [-0.072325775785361826, 0.13441925232627658, {'normalize': False, 'selection': 'cyclic', 'fit_intercept': True, 'l1_ratio': 0.25, 'max_iter': 1000, 'tol': 0.0001, 'alpha': 0.01}], [-0.046114005452125045, 0.035781541894097352, {'normalize': False, 'selection': 'cyclic', 'fit_intercept': True, 'l1_ratio': 0, 'max_iter': 1000, 'tol': 0.0001, 'alpha': 0.01}], [0.088674432071013304, 0.05405821858264813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020837717669650702, -0.028293452352724513, -0.031884839545212484, -0.021128843006678499, 0.029700044244063695, 0.029422379107289176, 0.057932947315251448, -0.11467292474098145, 0.038583582602882638, 0.051561853289475934]</text:p>
          </table:table-cell>
          <table:table-cell office:value-type="string" calcext:value-type="string">
            <text:p>0.0032058464583</text:p>
          </table:table-cell>
          <table:table-cell office:value-type="string" calcext:value-type="string">
            <text:p>[0.037086334618736665, 0.011545271300051787, 0.014414845382065944, 0.038101164051402521, 0.010866839690862133, 0.033913968985441391, 0.0087413960229726067, 0.009315755428715081, 0.0062341732250840165, 0.031679178342668673]</text:p>
          </table:table-cell>
          <table:table-cell office:value-type="string" calcext:value-type="string">
            <text:p>0.0201898927048</text:p>
          </table:table-cell>
          <table:table-cell office:value-type="string" calcext:value-type="string">
            <text:p>[0.094202362099633133, 0.071758415116299892, 0.081174344272547466, 0.096067236677474341, 0.075615882346560387, 0.09175289931979462, 0.064920518007483899, 0.068868013064511846, 0.061873371521650698, 0.07957094300350441]</text:p>
          </table:table-cell>
          <table:table-cell office:value-type="string" calcext:value-type="string">
            <text:p>0.0785803985429</text:p>
          </table:table-cell>
          <table:table-cell office:value-type="string" calcext:value-type="string">
            <text:p>[[0.025050651134458535, 0.062248222817183632, {'normalize': False, 'selection': 'cyclic', 'fit_intercept': True, 'l1_ratio': 1, 'max_iter': 1000, 'tol': 0.001, 'alpha': 0.001}], [-0.15177022144553967, 0.23220379709717695, {'normalize': False, 'selection': 'cyclic', 'fit_intercept': True, 'l1_ratio': 0, 'max_iter': 1000, 'tol': 0.0001, 'alpha': 0.1}], [-0.27147882119050953, 0.32544027564203026, {'normalize': False, 'selection': 'cyclic', 'fit_intercept': True, 'l1_ratio': 0, 'max_iter': 1000, 'tol': 0.0001, 'alpha': 0.1}], [0.0036564471866328656, 0.029086237928110957, {'normalize': False, 'selection': 'cyclic', 'fit_intercept': True, 'l1_ratio': 0.75, 'max_iter': 1000, 'tol': 0.0001, 'alpha': 0.001}], [0.023307290022792592, 0.010934157144873297, {'normalize': False, 'selection': 'cyclic', 'fit_intercept': True, 'l1_ratio': 0.25, 'max_iter': 1000, 'tol': 0.0001, 'alpha': 0.01}], [0.0045768460812342319, 0.10141784126019626, {'normalize': False, 'selection': 'cyclic', 'fit_intercept': True, 'l1_ratio': 0, 'max_iter': 1000, 'tol': 0.0001, 'alpha': 0.01}], [0.064348866440708974, 0.021792261911454832, {'normalize': False, 'selection': 'random', 'fit_intercept': True, 'l1_ratio': 1, 'max_iter': 1000, 'tol': 0.001, 'alpha': 0.001}], [-0.064028541453340568, 0.29353002113752252, {'normalize': False, 'selection': 'random', 'fit_intercept': True, 'l1_ratio': 1, 'max_iter': 1000, 'tol': 0.001, 'alpha': 0.001}], [-0.029627634172292479, 0.091521049282874675, {'normalize': False, 'selection': 'random', 'fit_intercept': True, 'l1_ratio': 0, 'max_iter': 1000, 'tol': 0.001, 'alpha': 0.01}], [0.055107083488623212, 0.053757825320728342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027298698687329259, -0.038493530818718202, -0.026603335299591135, 0.0017469886434328119, 0.03623400451519887, 0.032375340649193562, 0.075665017581580063, -0.048231590604919328, 0.038458928667031933, 0.058825033791855108]</text:p>
          </table:table-cell>
          <table:table-cell office:value-type="string" calcext:value-type="string">
            <text:p>0.0157275555812</text:p>
          </table:table-cell>
          <table:table-cell office:value-type="string" calcext:value-type="string">
            <text:p>[0.036841621246590968, 0.011659793738079837, 0.01434106576619436, 0.037247602994458152, 0.010793662836228998, 0.033810786464031885, 0.0085768609741526513, 0.0087604793424022123, 0.0062349815264768566, 0.031436577819621503]</text:p>
          </table:table-cell>
          <table:table-cell office:value-type="string" calcext:value-type="string">
            <text:p>0.0199703432708</text:p>
          </table:table-cell>
          <table:table-cell office:value-type="string" calcext:value-type="string">
            <text:p>[0.0933852418624775, 0.071878918069135864, 0.080911219376397503, 0.0942563167734876, 0.075354899585278343, 0.093173095714702878, 0.064219722612051597, 0.070220427981583664, 0.061433811900349945, 0.079567467253818233]</text:p>
          </table:table-cell>
          <table:table-cell office:value-type="string" calcext:value-type="string">
            <text:p>0.0784401121129</text:p>
          </table:table-cell>
          <table:table-cell office:value-type="string" calcext:value-type="string">
            <text:p>[[0.038837933815568763, 0.070903741701284537, {'normalize': False, 'selection': 'random', 'fit_intercept': True, 'l1_ratio': 1, 'max_iter': 1000, 'tol': 0.001, 'alpha': 0.001}], [-0.17641586141322241, 0.27978183815708796, {'normalize': False, 'selection': 'random', 'fit_intercept': True, 'l1_ratio': 0, 'max_iter': 1000, 'tol': 0.0001, 'alpha': 0.1}], [-0.26832562582838615, 0.31472923556469634, {'normalize': False, 'selection': 'cyclic', 'fit_intercept': True, 'l1_ratio': 0, 'max_iter': 1000, 'tol': 0.0001, 'alpha': 0.1}], [0.0016843107470362138, 0.0095691117305231159, {'normalize': False, 'selection': 'cyclic', 'fit_intercept': True, 'l1_ratio': 0.5, 'max_iter': 1000, 'tol': 0.001, 'alpha': 0.001}], [0.03140850667856783, 0.018166542231660008, {'normalize': False, 'selection': 'random', 'fit_intercept': True, 'l1_ratio': 0.25, 'max_iter': 1000, 'tol': 0.0001, 'alpha': 0.01}], [0.0040685801756363184, 0.10973108633609843, {'normalize': False, 'selection': 'cyclic', 'fit_intercept': True, 'l1_ratio': 0, 'max_iter': 1000, 'tol': 0.0001, 'alpha': 0.01}], [0.034323351824395922, 0.0062730185960267575, {'normalize': False, 'selection': 'random', 'fit_intercept': True, 'l1_ratio': 1, 'max_iter': 1000, 'tol': 0.001, 'alpha': 0.001}], [-0.074163209614606332, 0.12738627511392175, {'normalize': False, 'selection': 'cyclic', 'fit_intercept': True, 'l1_ratio': 0.25, 'max_iter': 1000, 'tol': 0.0001, 'alpha': 0.01}], [-0.06185732490531274, 0.091656365403885096, {'normalize': False, 'selection': 'random', 'fit_intercept': True, 'l1_ratio': 0.25, 'max_iter': 1000, 'tol': 0.001, 'alpha': 0.01}], [0.032931044132678153, 0.05985995047519615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031032214159540161, -0.029899484737435644, -0.026371541936772713, 0.002172482425040867, 0.0064938447888380768, 0.039123922072777595, 0.12480452528140928, -0.048231590604919328, 0.073345633606313854, 0.05836822260316421]</text:p>
          </table:table-cell>
          <table:table-cell office:value-type="string" calcext:value-type="string">
            <text:p>0.0230838227658</text:p>
          </table:table-cell>
          <table:table-cell office:value-type="string" calcext:value-type="string">
            <text:p>[0.036700212200710326, 0.011563303195086938, 0.014337827744510576, 0.037231726635184856, 0.011126736692627573, 0.033574977213778785, 0.0081208977855940744, 0.0087604793424022123, 0.0060087634612261132, 0.031451835960772466]</text:p>
          </table:table-cell>
          <table:table-cell office:value-type="string" calcext:value-type="string">
            <text:p>0.0198876760232</text:p>
          </table:table-cell>
          <table:table-cell office:value-type="string" calcext:value-type="string">
            <text:p>[0.092591701836142404, 0.071476913122296967, 0.080981899980963876, 0.092697719282748434, 0.075683994672445284, 0.092896412176987575, 0.063600229186474663, 0.070220427981583664, 0.060229193355311843, 0.079074059923603737]</text:p>
          </table:table-cell>
          <table:table-cell office:value-type="string" calcext:value-type="string">
            <text:p>0.0779452551519</text:p>
          </table:table-cell>
          <table:table-cell office:value-type="string" calcext:value-type="string">
            <text:p>[[0.03443879660710944, 0.027395468140308916, {'normalize': False, 'selection': 'cyclic', 'fit_intercept': True, 'l1_ratio': 0, 'max_iter': 1000, 'tol': 0.0001, 'alpha': 0.01}], [-0.14449189528625675, 0.23210826502319221, {'normalize': False, 'selection': 'random', 'fit_intercept': True, 'l1_ratio': 0, 'max_iter': 1000, 'tol': 0.0001, 'alpha': 0.1}], [-0.26459515172396708, 0.33001629658173026, {'normalize': False, 'selection': 'cyclic', 'fit_intercept': True, 'l1_ratio': 0, 'max_iter': 1000, 'tol': 0.0001, 'alpha': 0.1}], [0.0021920922890966759, 0.055995404596548275, {'normalize': False, 'selection': 'cyclic', 'fit_intercept': True, 'l1_ratio': 0, 'max_iter': 1000, 'tol': 0.0001, 'alpha': 0.01}], [0.0085023513579276511, 0.028478939312217885, {'normalize': False, 'selection': 'random', 'fit_intercept': True, 'l1_ratio': 0, 'max_iter': 1000, 'tol': 0.001, 'alpha': 0.1}], [0.0098550865124297643, 0.11121356406892648, {'normalize': False, 'selection': 'cyclic', 'fit_intercept': True, 'l1_ratio': 0, 'max_iter': 1000, 'tol': 0.0001, 'alpha': 0.01}], [0.0069556993417284746, 0.10568427729050664, {'normalize': False, 'selection': 'cyclic', 'fit_intercept': True, 'l1_ratio': 0, 'max_iter': 1000, 'tol': 0.0001, 'alpha': 0.01}], [-0.077640780735164353, 0.12943856694293329, {'normalize': False, 'selection': 'cyclic', 'fit_intercept': True, 'l1_ratio': 0.25, 'max_iter': 1000, 'tol': 0.0001, 'alpha': 0.01}], [-0.056903216709200843, 0.031528741465296987, {'normalize': False, 'selection': 'random', 'fit_intercept': True, 'l1_ratio': 0, 'max_iter': 1000, 'tol': 0.0001, 'alpha': 0.01}], [0.0788100687643285, 0.046436747262991844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031584629312412349, -0.023468417348796899, -0.023151765966028526, -0.0090484885338717458, 0.025120224439627026, -0.078022875560898486, 0.078582970191551582, -0.075620668782352629, 0.031493718660647652, 0.056917099884562061]</text:p>
          </table:table-cell>
          <table:table-cell office:value-type="string" calcext:value-type="string">
            <text:p>0.00143864262969</text:p>
          </table:table-cell>
          <table:table-cell office:value-type="string" calcext:value-type="string">
            <text:p>[0.036679289159067915, 0.011491097719518784, 0.01429284930214522, 0.03765041234585649, 0.01091813121914946, 0.037668326139378462, 0.0085497854286621933, 0.0089893805277236512, 0.0062801464778373161, 0.031500305516282363]</text:p>
          </table:table-cell>
          <table:table-cell office:value-type="string" calcext:value-type="string">
            <text:p>0.0204019723836</text:p>
          </table:table-cell>
          <table:table-cell office:value-type="string" calcext:value-type="string">
            <text:p>[0.093540681087431743, 0.071660771821756508, 0.080703789244759919, 0.095256140196498237, 0.075997175496367586, 0.10436894420232883, 0.063712612996226312, 0.067793098295728813, 0.06260350813437518, 0.078767229356813559]</text:p>
          </table:table-cell>
          <table:table-cell office:value-type="string" calcext:value-type="string">
            <text:p>0.0794403950832</text:p>
          </table:table-cell>
          <table:table-cell office:value-type="string" calcext:value-type="string">
            <text:p>[[0.013908541826383897, 0.055778519716163939, {'normalize': False, 'selection': 'cyclic', 'fit_intercept': True, 'l1_ratio': 0.75, 'max_iter': 1000, 'tol': 0.001, 'alpha': 0.001}], [-0.13748560556773981, 0.2174806535832069, {'normalize': False, 'selection': 'random', 'fit_intercept': True, 'l1_ratio': 0, 'max_iter': 1000, 'tol': 0.0001, 'alpha': 0.1}], [-0.25130929549985154, 0.31425284192561836, {'normalize': False, 'selection': 'cyclic', 'fit_intercept': True, 'l1_ratio': 0, 'max_iter': 1000, 'tol': 0.0001, 'alpha': 0.1}], [-0.0025612098215091845, 0.036834239785259598, {'normalize': False, 'selection': 'cyclic', 'fit_intercept': True, 'l1_ratio': 0.5, 'max_iter': 1000, 'tol': 0.0001, 'alpha': 0.001}], [0.028300639235125373, 0.013365744061588768, {'normalize': False, 'selection': 'random', 'fit_intercept': True, 'l1_ratio': 0.25, 'max_iter': 1000, 'tol': 0.001, 'alpha': 0.01}], [-0.01521643059987998, 0.27945052673636039, {'normalize': False, 'selection': 'cyclic', 'fit_intercept': True, 'l1_ratio': 0, 'max_iter': 1000, 'tol': 0.0001, 'alpha': 0.001}], [0.015229647922999807, 0.062478114019268734, {'normalize': False, 'selection': 'random', 'fit_intercept': True, 'l1_ratio': 1, 'max_iter': 1000, 'tol': 0.0001, 'alpha': 0.001}], [-0.066775110404277985, 0.24355597496433687, {'normalize': False, 'selection': 'random', 'fit_intercept': True, 'l1_ratio': 1, 'max_iter': 1000, 'tol': 0.001, 'alpha': 0.001}], [-0.073200979999406654, 0.16454952276896131, {'normalize': False, 'selection': 'random', 'fit_intercept': True, 'l1_ratio': 0, 'max_iter': 1000, 'tol': 0.001, 'alpha': 0.01}], [0.056633189059373798, 0.03702282789624982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028683914590815429, -0.033657963134652968, -0.018352808409549004, -0.0048736095283050673, 0.032819933466294304, 0.02921749300230525, 0.097895849968312132, -0.077495234351806941, 0.032609762308788759, 0.063515384735275071]</text:p>
          </table:table-cell>
          <table:table-cell office:value-type="string" calcext:value-type="string">
            <text:p>0.0150362722647</text:p>
          </table:table-cell>
          <table:table-cell office:value-type="string" calcext:value-type="string">
            <text:p>[0.036789155397524947, 0.011605501900789067, 0.014225810589567333, 0.037494635970548661, 0.010831898602974711, 0.033921128125380742, 0.008370582122494542, 0.0090050470017112427, 0.0062729096454893704, 0.031279913450372281]</text:p>
          </table:table-cell>
          <table:table-cell office:value-type="string" calcext:value-type="string">
            <text:p>0.0199796582807</text:p>
          </table:table-cell>
          <table:table-cell office:value-type="string" calcext:value-type="string">
            <text:p>[0.092386936034379932, 0.071767190446848483, 0.080454961433979413, 0.094637024668006234, 0.075669258656565555, 0.093050696742570382, 0.063053955499662764, 0.067789952354420951, 0.061941345662649278, 0.078604600417814224]</text:p>
          </table:table-cell>
          <table:table-cell office:value-type="string" calcext:value-type="string">
            <text:p>0.0779355921917</text:p>
          </table:table-cell>
          <table:table-cell office:value-type="string" calcext:value-type="string">
            <text:p>[[0.024831659869646347, 0.053310136196295932, {'normalize': False, 'selection': 'random', 'fit_intercept': True, 'l1_ratio': 1, 'max_iter': 1000, 'tol': 0.001, 'alpha': 0.001}], [-0.16367506212850877, 0.2666100867648481, {'normalize': False, 'selection': 'cyclic', 'fit_intercept': True, 'l1_ratio': 0, 'max_iter': 1000, 'tol': 0.0001, 'alpha': 0.1}], [-0.2489931133531654, 0.30426333742996514, {'normalize': False, 'selection': 'cyclic', 'fit_intercept': True, 'l1_ratio': 0, 'max_iter': 1000, 'tol': 0.0001, 'alpha': 0.1}], [0.0013684023862690308, 0.0065984017836864198, {'normalize': False, 'selection': 'cyclic', 'fit_intercept': True, 'l1_ratio': 0, 'max_iter': 1000, 'tol': 0.0001, 'alpha': 0.01}], [0.035176877216526389, 0.018159278688956941, {'normalize': False, 'selection': 'random', 'fit_intercept': True, 'l1_ratio': 0.25, 'max_iter': 1000, 'tol': 0.0001, 'alpha': 0.01}], [-0.013777114918218267, 0.14935775710915988, {'normalize': False, 'selection': 'cyclic', 'fit_intercept': True, 'l1_ratio': 0, 'max_iter': 1000, 'tol': 0.0001, 'alpha': 0.01}], [0.014675220360164234, 0.012442646420467086, {'normalize': False, 'selection': 'random', 'fit_intercept': True, 'l1_ratio': 1, 'max_iter': 1000, 'tol': 0.001, 'alpha': 0.001}], [-0.083354328967069083, 0.28199956057748315, {'normalize': False, 'selection': 'random', 'fit_intercept': True, 'l1_ratio': 1, 'max_iter': 1000, 'tol': 0.0001, 'alpha': 0.001}], [-0.071717710460170309, 0.098814951436695955, {'normalize': False, 'selection': 'cyclic', 'fit_intercept': True, 'l1_ratio': 0.25, 'max_iter': 1000, 'tol': 0.0001, 'alpha': 0.01}], [0.036732782876616715, 0.05049244431247143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030768082091763183, -0.025532532497843485, -0.018109490542611795, 0.00050527102508723942, 0.027634446460605644, 0.03713102877677954, 0.1390732202801428, -0.079263734298799182, 0.015818923552912145, 0.086328703577616239]</text:p>
          </table:table-cell>
          <table:table-cell office:value-type="string" calcext:value-type="string">
            <text:p>0.0214353918426</text:p>
          </table:table-cell>
          <table:table-cell office:value-type="string" calcext:value-type="string">
            <text:p>[0.036710216354695714, 0.011514272786262393, 0.014222411577103753, 0.037293934940721467, 0.010889973279445212, 0.033644612985279064, 0.0079884992335382717, 0.0090198270440144165, 0.0063817875422096963, 0.030517916267212512]</text:p>
          </table:table-cell>
          <table:table-cell office:value-type="string" calcext:value-type="string">
            <text:p>0.019818345201</text:p>
          </table:table-cell>
          <table:table-cell office:value-type="string" calcext:value-type="string">
            <text:p>[0.09224778233565202, 0.071400337117839371, 0.080533528516387315, 0.09333159917457666, 0.075908448004005827, 0.092521756059548987, 0.06325319105683104, 0.067404090823321425, 0.061047987584567108, 0.075932881478086675]</text:p>
          </table:table-cell>
          <table:table-cell office:value-type="string" calcext:value-type="string">
            <text:p>0.0773581602151</text:p>
          </table:table-cell>
          <table:table-cell office:value-type="string" calcext:value-type="string">
            <text:p>[[0.026330538139493726, 0.014809086952431707, {'normalize': False, 'selection': 'cyclic', 'fit_intercept': True, 'l1_ratio': 0, 'max_iter': 1000, 'tol': 0.0001, 'alpha': 0.01}], [-0.13231050117601306, 0.21937480905655959, {'normalize': False, 'selection': 'cyclic', 'fit_intercept': True, 'l1_ratio': 0, 'max_iter': 1000, 'tol': 0.0001, 'alpha': 0.1}], [-0.24830939193047802, 0.32072942130911514, {'normalize': False, 'selection': 'random', 'fit_intercept': True, 'l1_ratio': 0, 'max_iter': 1000, 'tol': 0.0001, 'alpha': 0.1}], [0.0023123537544805883, 0.039434249961112222, {'normalize': False, 'selection': 'random', 'fit_intercept': True, 'l1_ratio': 0, 'max_iter': 1000, 'tol': 0.0001, 'alpha': 0.01}], [0.018184891398411233, 0.025106386598742484, {'normalize': False, 'selection': 'cyclic', 'fit_intercept': True, 'l1_ratio': 0.25, 'max_iter': 1000, 'tol': 0.001, 'alpha': 0.01}], [-0.011726638624662392, 0.15016257316562773, {'normalize': False, 'selection': 'random', 'fit_intercept': True, 'l1_ratio': 0, 'max_iter': 1000, 'tol': 0.001, 'alpha': 0.01}], [-0.028936025054360371, 0.1409156626492947, {'normalize': False, 'selection': 'random', 'fit_intercept': True, 'l1_ratio': 0, 'max_iter': 1000, 'tol': 0.0001, 'alpha': 0.01}], [-0.085828580215010858, 0.30298848760971148, {'normalize': False, 'selection': 'cyclic', 'fit_intercept': True, 'l1_ratio': 1, 'max_iter': 1000, 'tol': 0.0001, 'alpha': 0.001}], [-0.082875979249387596, 0.088485007149091369, {'normalize': False, 'selection': 'random', 'fit_intercept': True, 'l1_ratio': 0, 'max_iter': 1000, 'tol': 0.0001, 'alpha': 0.1}], [0.082890010850136392, 0.041944057728738486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029298976126290954, -0.016574114381425309, -0.02272101664261772, -0.0049537556865872912, 0.046950108822258696, 0.059757776233622439, 0.13780204596098811, 0.024859367609738725, 0.063693137317896054, 0.073993749722659152]</text:p>
          </table:table-cell>
          <table:table-cell office:value-type="string" calcext:value-type="string">
            <text:p>0.0392106275083</text:p>
          </table:table-cell>
          <table:table-cell office:value-type="string" calcext:value-type="string">
            <text:p>[0.036765859588109705, 0.011413691218484531, 0.014286831978644146, 0.03749762644716257, 0.010673648208871159, 0.03285398810894307, 0.008000294400460092, 0.0081496297598339356, 0.00607135375282878, 0.030929921208573269]</text:p>
          </table:table-cell>
          <table:table-cell office:value-type="string" calcext:value-type="string">
            <text:p>0.0196642844672</text:p>
          </table:table-cell>
          <table:table-cell office:value-type="string" calcext:value-type="string">
            <text:p>[0.092159006968657961, 0.071561646855513805, 0.080545207728216925, 0.094051756576965725, 0.075832380354860687, 0.085028586099098677, 0.063257090369926647, 0.065053415667691641, 0.061298859182632649, 0.076838070763961513]</text:p>
          </table:table-cell>
          <table:table-cell office:value-type="string" calcext:value-type="string">
            <text:p>0.0765626020568</text:p>
          </table:table-cell>
          <table:table-cell office:value-type="string" calcext:value-type="string">
            <text:p>[[0.014630238596160859, 0.029783825951967029, {'normalize': False, 'selection': 'cyclic', 'fit_intercept': True, 'l1_ratio': 0, 'max_iter': 1000, 'tol': 0.0001, 'alpha': 0.01}], [-0.12918315463972094, 0.2110913866477506, {'normalize': False, 'selection': 'random', 'fit_intercept': True, 'l1_ratio': 0, 'max_iter': 1000, 'tol': 0.001, 'alpha': 0.1}], [-0.19778992496553963, 0.23393177206270802, {'normalize': True, 'selection': 'random', 'fit_intercept': True, 'l1_ratio': 0, 'max_iter': 1000, 'tol': 0.0001, 'alpha': 0.01}], [-0.0047323341730882663, 0.027530173602870266, {'normalize': False, 'selection': 'random', 'fit_intercept': True, 'l1_ratio': 0, 'max_iter': 1000, 'tol': 0.0001, 'alpha': 0.01}], [0.034029035867801698, 0.050018942154895045, {'normalize': True, 'selection': 'random', 'fit_intercept': True, 'l1_ratio': 0, 'max_iter': 1000, 'tol': 0.001, 'alpha': 0.01}], [0.0053677838031014171, 0.096911345786417816, {'normalize': False, 'selection': 'random', 'fit_intercept': True, 'l1_ratio': 0.75, 'max_iter': 1000, 'tol': 0.0001, 'alpha': 0.001}], [0.041813690969299051, 0.038526003523775047, {'normalize': False, 'selection': 'cyclic', 'fit_intercept': True, 'l1_ratio': 1, 'max_iter': 1000, 'tol': 0.001, 'alpha': 0.001}], [-0.061732150959147511, 0.17581698378569113, {'normalize': False, 'selection': 'random', 'fit_intercept': True, 'l1_ratio': 0, 'max_iter': 1000, 'tol': 0.001, 'alpha': 0.01}], [-0.055671145409310105, 0.1890605939032528, {'normalize': False, 'selection': 'random', 'fit_intercept': True, 'l1_ratio': 1, 'max_iter': 1000, 'tol': 0.0001, 'alpha': 0.001}], [0.11750565660818052, 0.021843163295859946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035759356741862702, -0.026355572727424059, -0.019645954667464771, -0.00010812258991577117, 0.030102633925676026, 0.067768830176185402, 0.14839203529006395, -0.027759249427746324, 0.046277060186460051, 0.060843238194788651]</text:p>
          </table:table-cell>
          <table:table-cell office:value-type="string" calcext:value-type="string">
            <text:p>0.0315274255102</text:p>
          </table:table-cell>
          <table:table-cell office:value-type="string" calcext:value-type="string">
            <text:p>[0.036521168956539139, 0.011523513555733037, 0.014243875108639508, 0.037316822366645595, 0.01086233090210529, 0.032574065484414709, 0.0079020303858756812, 0.0085893840199747166, 0.0061842859222551623, 0.031369166932117408]</text:p>
          </table:table-cell>
          <table:table-cell office:value-type="string" calcext:value-type="string">
            <text:p>0.0197086643634</text:p>
          </table:table-cell>
          <table:table-cell office:value-type="string" calcext:value-type="string">
            <text:p>[0.091306030130026528, 0.071523615176672772, 0.080391072797946231, 0.09398943886523202, 0.075504120380986278, 0.085090593856011698, 0.063011563033260665, 0.068883424516487088, 0.061215180694184024, 0.077605667786958502]</text:p>
          </table:table-cell>
          <table:table-cell office:value-type="string" calcext:value-type="string">
            <text:p>0.0768520707238</text:p>
          </table:table-cell>
          <table:table-cell office:value-type="string" calcext:value-type="string">
            <text:p>[[0.023712326068875772, 0.025010760332387773, {'normalize': False, 'selection': 'random', 'fit_intercept': True, 'l1_ratio': 0, 'max_iter': 1000, 'tol': 0.0001, 'alpha': 0.01}], [-0.15599173075357406, 0.26085806567082798, {'normalize': False, 'selection': 'random', 'fit_intercept': True, 'l1_ratio': 0, 'max_iter': 1000, 'tol': 0.001, 'alpha': 0.1}], [-0.21936134211410913, 0.27686040788481991, {'normalize': False, 'selection': 'random', 'fit_intercept': True, 'l1_ratio': 0, 'max_iter': 1000, 'tol': 0.0001, 'alpha': 0.1}], [0.0087049464479871837, 0.0054244483220621913, {'normalize': False, 'selection': 'random', 'fit_intercept': True, 'l1_ratio': 0, 'max_iter': 1000, 'tol': 0.0001, 'alpha': 0.01}], [0.037269249054834218, 0.019705271618319427, {'normalize': False, 'selection': 'random', 'fit_intercept': True, 'l1_ratio': 0.25, 'max_iter': 1000, 'tol': 0.001, 'alpha': 0.01}], [0.031713786190774168, 0.099942730010783506, {'normalize': False, 'selection': 'random', 'fit_intercept': True, 'l1_ratio': 0.5, 'max_iter': 1000, 'tol': 0.0001, 'alpha': 0.001}], [0.020503991344177065, 0.033028499388417489, {'normalize': False, 'selection': 'cyclic', 'fit_intercept': True, 'l1_ratio': 0, 'max_iter': 1000, 'tol': 0.0001, 'alpha': 0.01}], [-0.087320074005666951, 0.1201770471532025, {'normalize': False, 'selection': 'random', 'fit_intercept': True, 'l1_ratio': 0.25, 'max_iter': 1000, 'tol': 0.001, 'alpha': 0.01}], [-0.057718643540226121, 0.098206586492896694, {'normalize': False, 'selection': 'cyclic', 'fit_intercept': True, 'l1_ratio': 0.25, 'max_iter': 1000, 'tol': 0.0001, 'alpha': 0.01}], [0.086306537555886478, 0.017735860085333528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035908104726863121, -0.018996541516044019, -0.0025152770399146096, 0.002918325005677791, 0.024477326504370067, 0.069391089478924473, 0.16657613472982602, -0.027778018619683431, 0.031511424684105727, 0.10388750494162624]</text:p>
          </table:table-cell>
          <table:table-cell office:value-type="string" calcext:value-type="string">
            <text:p>0.0385380072896</text:p>
          </table:table-cell>
          <table:table-cell office:value-type="string" calcext:value-type="string">
            <text:p>[0.036515535041053281, 0.011440889270178617, 0.014004569267689287, 0.037203897169083698, 0.010925331331608066, 0.032517380423379781, 0.007733300979544065, 0.0085895408814161307, 0.0062800316655506035, 0.029931427415173812]</text:p>
          </table:table-cell>
          <table:table-cell office:value-type="string" calcext:value-type="string">
            <text:p>0.0195141903445</text:p>
          </table:table-cell>
          <table:table-cell office:value-type="string" calcext:value-type="string">
            <text:p>[0.091255797658119017, 0.071286742052612526, 0.079833396522669089, 0.092928370070192987, 0.075738239520388759, 0.084769021657905938, 0.063134511349036193, 0.068894102751198699, 0.060244949135514307, 0.073438851973538458]</text:p>
          </table:table-cell>
          <table:table-cell office:value-type="string" calcext:value-type="string">
            <text:p>0.0761523982691</text:p>
          </table:table-cell>
          <table:table-cell office:value-type="string" calcext:value-type="string">
            <text:p>[[0.037153213650356856, 0.035414376592519475, {'normalize': False, 'selection': 'random', 'fit_intercept': True, 'l1_ratio': 0, 'max_iter': 1000, 'tol': 0.001, 'alpha': 0.01}], [-0.12389704355679143, 0.21256960385609117, {'normalize': False, 'selection': 'random', 'fit_intercept': True, 'l1_ratio': 0, 'max_iter': 1000, 'tol': 0.001, 'alpha': 0.1}], [-0.17789949519878812, 0.29384529108779817, {'normalize': True, 'selection': 'cyclic', 'fit_intercept': True, 'l1_ratio': 0, 'max_iter': 1000, 'tol': 0.0001, 'alpha': 0.01}], [0.0028637005101728053, 0.023254453381555736, {'normalize': False, 'selection': 'cyclic', 'fit_intercept': True, 'l1_ratio': 0, 'max_iter': 1000, 'tol': 0.0001, 'alpha': 0.01}], [0.019526596249652219, 0.029447154591986959, {'normalize': False, 'selection': 'random', 'fit_intercept': True, 'l1_ratio': 0.25, 'max_iter': 1000, 'tol': 0.001, 'alpha': 0.01}], [0.019984248197139464, 0.10965418909868371, {'normalize': False, 'selection': 'cyclic', 'fit_intercept': True, 'l1_ratio': 0.5, 'max_iter': 1000, 'tol': 0.001, 'alpha': 0.001}], [0.001341118421024623, 0.10466136509823218, {'normalize': False, 'selection': 'cyclic', 'fit_intercept': True, 'l1_ratio': 0, 'max_iter': 1000, 'tol': 0.0001, 'alpha': 0.01}], [-0.092307446397554754, 0.12345616283674757, {'normalize': False, 'selection': 'random', 'fit_intercept': True, 'l1_ratio': 0.25, 'max_iter': 1000, 'tol': 0.001, 'alpha': 0.01}], [-0.08176900990922259, 0.088447692176723977, {'normalize': False, 'selection': 'random', 'fit_intercept': True, 'l1_ratio': 0, 'max_iter': 1000, 'tol': 0.001, 'alpha': 0.1}], [0.15073370025797816, 0.03026165084070394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020830538347734628, -0.013596306986718654, -0.029633213629711941, -0.0088203168360090345, 0.044068682789587754, 0.054038932545784957, 0.10515095225212645, 0.015218338948890908, 0.078241244097420282, 0.058277549333252909]</text:p>
          </table:table-cell>
          <table:table-cell office:value-type="string" calcext:value-type="string">
            <text:p>0.0323776400862</text:p>
          </table:table-cell>
          <table:table-cell office:value-type="string" calcext:value-type="string">
            <text:p>[0.037086606539683493, 0.011380257577365327, 0.014383391446329765, 0.03764189862366394, 0.01070591863678612, 0.03305381621468851, 0.0083032623684820665, 0.0082302035883465106, 0.0059770185447759402, 0.031454864576500749]</text:p>
          </table:table-cell>
          <table:table-cell office:value-type="string" calcext:value-type="string">
            <text:p>0.0198217238117</text:p>
          </table:table-cell>
          <table:table-cell office:value-type="string" calcext:value-type="string">
            <text:p>[0.093845086254521926, 0.071695514335501462, 0.081188791315533762, 0.094247182848235647, 0.075994896114131169, 0.085138046995386185, 0.066123492898538874, 0.066813799154670714, 0.060792816504140951, 0.07876660161223327]</text:p>
          </table:table-cell>
          <table:table-cell office:value-type="string" calcext:value-type="string">
            <text:p>0.0774606228033</text:p>
          </table:table-cell>
          <table:table-cell office:value-type="string" calcext:value-type="string">
            <text:p>[[0.001317865418895173, 0.028552107517030644, {'normalize': False, 'selection': 'cyclic', 'fit_intercept': True, 'l1_ratio': 1, 'max_iter': 1000, 'tol': 0.001, 'alpha': 0.001}], [-0.11876682549999468, 0.18712879162203075, {'normalize': False, 'selection': 'random', 'fit_intercept': True, 'l1_ratio': 0.25, 'max_iter': 1000, 'tol': 0.0001, 'alpha': 0.01}], [-0.2196107657750303, 0.26483844159917397, {'normalize': False, 'selection': 'random', 'fit_intercept': True, 'l1_ratio': 0, 'max_iter': 1000, 'tol': 0.001, 'alpha': 0.1}], [-0.0093584801096307044, 0.03255791144087064, {'normalize': False, 'selection': 'cyclic', 'fit_intercept': True, 'l1_ratio': 0, 'max_iter': 1000, 'tol': 0.0001, 'alpha': 0.01}], [0.024775072251817704, 0.089818581543384068, {'normalize': True, 'selection': 'random', 'fit_intercept': True, 'l1_ratio': 0, 'max_iter': 1000, 'tol': 0.0001, 'alpha': 0.01}], [0.019007562915692045, 0.086944924105473859, {'normalize': False, 'selection': 'cyclic', 'fit_intercept': True, 'l1_ratio': 0.75, 'max_iter': 1000, 'tol': 0.0001, 'alpha': 0.001}], [0.033207847517657679, 0.048658770551930207, {'normalize': True, 'selection': 'cyclic', 'fit_intercept': True, 'l1_ratio': 1, 'max_iter': 1000, 'tol': 0.001, 'alpha': 0.001}], [-0.046188079161571478, 0.1446324805671696, {'normalize': False, 'selection': 'random', 'fit_intercept': True, 'l1_ratio': 1, 'max_iter': 1000, 'tol': 0.001, 'alpha': 0.001}], [-0.034854884140063901, 0.13144903271393682, {'normalize': False, 'selection': 'random', 'fit_intercept': True, 'l1_ratio': 1, 'max_iter': 1000, 'tol': 0.001, 'alpha': 0.001}], [0.12159691274110658, 0.039110768366878719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026673311331543825, -0.026977464654973415, -0.024866317871005128, -0.0027340586207909023, -0.010513596753387366, 0.051143692548024644, 0.12921820414401874, -0.020563837342073121, 0.056348436829718906, 0.051407115190937325]</text:p>
          </table:table-cell>
          <table:table-cell office:value-type="string" calcext:value-type="string">
            <text:p>0.0229135484802</text:p>
          </table:table-cell>
          <table:table-cell office:value-type="string" calcext:value-type="string">
            <text:p>[0.036865308152389455, 0.011530495911797292, 0.014316800618864492, 0.037414803361097058, 0.011317210926594828, 0.033154981827181344, 0.0080799434663167569, 0.0085292491609401458, 0.0061189794582994853, 0.031684346814473623]</text:p>
          </table:table-cell>
          <table:table-cell office:value-type="string" calcext:value-type="string">
            <text:p>0.0199012119698</text:p>
          </table:table-cell>
          <table:table-cell office:value-type="string" calcext:value-type="string">
            <text:p>[0.092497515616593959, 0.071374490328563661, 0.080857960563281706, 0.094150463778042162, 0.075816377250509867, 0.087064423055829579, 0.06492314684220557, 0.069103345071823155, 0.060344383900052333, 0.078920442620286607]</text:p>
          </table:table-cell>
          <table:table-cell office:value-type="string" calcext:value-type="string">
            <text:p>0.0775052549027</text:p>
          </table:table-cell>
          <table:table-cell office:value-type="string" calcext:value-type="string">
            <text:p>[[0.018377191772009402, 0.017959551265772689, {'normalize': False, 'selection': 'random', 'fit_intercept': True, 'l1_ratio': 1, 'max_iter': 1000, 'tol': 0.001, 'alpha': 0.001}], [-0.16150703424488422, 0.26237117136039634, {'normalize': False, 'selection': 'random', 'fit_intercept': True, 'l1_ratio': 0, 'max_iter': 1000, 'tol': 0.0001, 'alpha': 0.1}], [-0.21562460197678049, 0.25396144809161236, {'normalize': False, 'selection': 'random', 'fit_intercept': True, 'l1_ratio': 0, 'max_iter': 1000, 'tol': 0.001, 'alpha': 0.1}], [0.0045659757904250873, 0.021117149245332544, {'normalize': False, 'selection': 'cyclic', 'fit_intercept': True, 'l1_ratio': 0, 'max_iter': 1000, 'tol': 0.0001, 'alpha': 0.01}], [0.028194095867340924, 0.018587942667257995, {'normalize': True, 'selection': 'cyclic', 'fit_intercept': True, 'l1_ratio': 0.25, 'max_iter': 1000, 'tol': 0.0001, 'alpha': 0.01}], [0.049751406161030111, 0.11304281536257522, {'normalize': False, 'selection': 'random', 'fit_intercept': True, 'l1_ratio': 0.25, 'max_iter': 1000, 'tol': 0.0001, 'alpha': 0.001}], [0.023948843815997427, 0.015489239270451064, {'normalize': False, 'selection': 'random', 'fit_intercept': True, 'l1_ratio': 0, 'max_iter': 1000, 'tol': 0.001, 'alpha': 0.01}], [-0.081692936839574529, 0.10686770685645451, {'normalize': False, 'selection': 'cyclic', 'fit_intercept': True, 'l1_ratio': 0.25, 'max_iter': 1000, 'tol': 0.0001, 'alpha': 0.01}], [-0.048155178249298124, 0.090790308000661152, {'normalize': False, 'selection': 'cyclic', 'fit_intercept': True, 'l1_ratio': 0.25, 'max_iter': 1000, 'tol': 0.0001, 'alpha': 0.01}], [0.10277827885571858, 0.006799655643093966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030446709267530903, -0.020246919565299448, -0.024806273840835891, -0.0022836319987589171, -0.0078659455748231188, 0.061531327604627761, 0.138871160321551, -0.020563837342073121, 0.047926167726681013, 0.07547609028618496]</text:p>
          </table:table-cell>
          <table:table-cell office:value-type="string" calcext:value-type="string">
            <text:p>0.0278484846885</text:p>
          </table:table-cell>
          <table:table-cell office:value-type="string" calcext:value-type="string">
            <text:p>[0.036722388535254467, 0.011454928019305389, 0.014315961837851499, 0.0373979966880345, 0.01128755865180691, 0.032792016593326374, 0.0079903741384225926, 0.0085292491609401458, 0.0061735925100286854, 0.030880408932797167]</text:p>
          </table:table-cell>
          <table:table-cell office:value-type="string" calcext:value-type="string">
            <text:p>0.0197544475068</text:p>
          </table:table-cell>
          <table:table-cell office:value-type="string" calcext:value-type="string">
            <text:p>[0.092439900795153851, 0.071192935988243444, 0.080938177401705183, 0.093380512532274751, 0.075818873824482047, 0.085561316076803576, 0.065424381403371326, 0.069103345071823155, 0.060747250431577554, 0.076174254238077194]</text:p>
          </table:table-cell>
          <table:table-cell office:value-type="string" calcext:value-type="string">
            <text:p>0.0770780947764</text:p>
          </table:table-cell>
          <table:table-cell office:value-type="string" calcext:value-type="string">
            <text:p>[[0.015923125508198983, 0.03438364766551337, {'normalize': False, 'selection': 'random', 'fit_intercept': True, 'l1_ratio': 0, 'max_iter': 1000, 'tol': 0.0001, 'alpha': 0.01}], [-0.12948121336312288, 0.21343932453903827, {'normalize': False, 'selection': 'random', 'fit_intercept': True, 'l1_ratio': 0, 'max_iter': 1000, 'tol': 0.001, 'alpha': 0.1}], [-0.22031551439814234, 0.27452170089011857, {'normalize': False, 'selection': 'random', 'fit_intercept': True, 'l1_ratio': 0, 'max_iter': 1000, 'tol': 0.0001, 'alpha': 0.1}], [-0.010249752794191869, 0.01750474922226922, {'normalize': False, 'selection': 'random', 'fit_intercept': True, 'l1_ratio': 0, 'max_iter': 1000, 'tol': 0.0001, 'alpha': 0.01}], [0.0098948025329009363, 0.010003088547364739, {'normalize': False, 'selection': 'cyclic', 'fit_intercept': True, 'l1_ratio': 0.5, 'max_iter': 1000, 'tol': 0.0001, 'alpha': 0.01}], [0.03387824275235788, 0.097379617943875063, {'normalize': False, 'selection': 'cyclic', 'fit_intercept': True, 'l1_ratio': 0.5, 'max_iter': 1000, 'tol': 0.0001, 'alpha': 0.001}], [-0.014167918951365677, 0.10828112969359803, {'normalize': False, 'selection': 'random', 'fit_intercept': True, 'l1_ratio': 0, 'max_iter': 1000, 'tol': 0.001, 'alpha': 0.01}], [-0.089326778493578146, 0.11396451254580883, {'normalize': False, 'selection': 'cyclic', 'fit_intercept': True, 'l1_ratio': 0.25, 'max_iter': 1000, 'tol': 0.0001, 'alpha': 0.01}], [-0.076218214360550818, 0.045797535635645106, {'normalize': False, 'selection': 'cyclic', 'fit_intercept': True, 'l1_ratio': 0.25, 'max_iter': 1000, 'tol': 0.0001, 'alpha': 0.01}], [0.17342438752734068, 0.050728660864616811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021857387097878656, -0.014289351881173973, -0.032002700156814612, -0.02196448404168283, -0.012506673412059133, 0.06174158194216639, 0.080251849005656184, 0.002270966950408293, 0.10959566263812892, 0.060425553812356814]</text:p>
          </table:table-cell>
          <table:table-cell office:value-type="string" calcext:value-type="string">
            <text:p>0.0255379791955</text:p>
          </table:table-cell>
          <table:table-cell office:value-type="string" calcext:value-type="string">
            <text:p>[0.037047714052668941, 0.01138803881073922, 0.014416491827897658, 0.038132344148195232, 0.011339532317431657, 0.032784669876352028, 0.0085342999803739179, 0.0083384098148595355, 0.0057737051074167522, 0.031383118182484022]</text:p>
          </table:table-cell>
          <table:table-cell office:value-type="string" calcext:value-type="string">
            <text:p>0.0199138324118</text:p>
          </table:table-cell>
          <table:table-cell office:value-type="string" calcext:value-type="string">
            <text:p>[0.093472173283352541, 0.071807730641144027, 0.081197556456836142, 0.096441472443584766, 0.075849877435560334, 0.083919642832217492, 0.067938203090925395, 0.067828602962420645, 0.060110682052116136, 0.079631460357690073]</text:p>
          </table:table-cell>
          <table:table-cell office:value-type="string" calcext:value-type="string">
            <text:p>0.0778197401556</text:p>
          </table:table-cell>
          <table:table-cell office:value-type="string" calcext:value-type="string">
            <text:p>[[-0.003367151098688138, 0.0061962064488478141, {'normalize': False, 'selection': 'random', 'fit_intercept': True, 'l1_ratio': 1, 'max_iter': 1000, 'tol': 0.001, 'alpha': 0.001}], [-0.10599561755927901, 0.17104545859255507, {'normalize': False, 'selection': 'random', 'fit_intercept': True, 'l1_ratio': 0.25, 'max_iter': 1000, 'tol': 0.001, 'alpha': 0.01}], [-0.22673267615985154, 0.25061374159605504, {'normalize': False, 'selection': 'random', 'fit_intercept': True, 'l1_ratio': 0, 'max_iter': 1000, 'tol': 0.001, 'alpha': 0.1}], [0.0029448870472388918, 0.023435410957074233, {'normalize': False, 'selection': 'random', 'fit_intercept': True, 'l1_ratio': 1, 'max_iter': 1000, 'tol': 0.001, 'alpha': 0.001}], [0.0095039397914864227, 0.0092342029861653355, {'normalize': True, 'selection': 'random', 'fit_intercept': True, 'l1_ratio': 0.25, 'max_iter': 1000, 'tol': 0.001, 'alpha': 0.01}], [0.039103789445940638, 0.08521432565669354, {'normalize': False, 'selection': 'random', 'fit_intercept': True, 'l1_ratio': 0.5, 'max_iter': 1000, 'tol': 0.001, 'alpha': 0.001}], [0.050437089914698648, 0.064934887886294784, {'normalize': False, 'selection': 'cyclic', 'fit_intercept': True, 'l1_ratio': 0, 'max_iter': 1000, 'tol': 0.0001, 'alpha': 0.01}], [-0.0087592378828828723, 0.10019312022633216, {'normalize': False, 'selection': 'random', 'fit_intercept': True, 'l1_ratio': 1, 'max_iter': 1000, 'tol': 0.001, 'alpha': 0.001}], [-0.049226226342165856, 0.16974820168572818, {'normalize': False, 'selection': 'cyclic', 'fit_intercept': True, 'l1_ratio': 1, 'max_iter': 1000, 'tol': 0.0001, 'alpha': 0.001}], [0.1254420610667451, 0.044174339726166835, {'normalize': Fals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026536985484780562, -0.027956928024619909, -0.027127649153721345, -0.014045538528097756, -0.011571209028121254, 0.060744346518848968, 0.10779148813937733, -0.025477491137862129, 0.060341759933430605, 0.050637938575020858]</text:p>
          </table:table-cell>
          <table:table-cell office:value-type="string" calcext:value-type="string">
            <text:p>0.0199873702779</text:p>
          </table:table-cell>
          <table:table-cell office:value-type="string" calcext:value-type="string">
            <text:p>[0.036870471572244851, 0.011541492938283417, 0.014348390133070698, 0.037836866212973254, 0.011329055617482882, 0.032819515323526526, 0.0082787609597579723, 0.0085703144779555249, 0.0060930853009689206, 0.031710038403616407]</text:p>
          </table:table-cell>
          <table:table-cell office:value-type="string" calcext:value-type="string">
            <text:p>0.019939799094</text:p>
          </table:table-cell>
          <table:table-cell office:value-type="string" calcext:value-type="string">
            <text:p>[0.092192869374204234, 0.07123689032961654, 0.080894897144349762, 0.095990924673510114, 0.075802483746018029, 0.086173007128094906, 0.065871281240947113, 0.069595313478870699, 0.059993561420420234, 0.080188439534529296]</text:p>
          </table:table-cell>
          <table:table-cell office:value-type="string" calcext:value-type="string">
            <text:p>0.0777939668071</text:p>
          </table:table-cell>
          <table:table-cell office:value-type="string" calcext:value-type="string">
            <text:p>[[0.014984267240579753, 0.011186061062094098, {'normalize': False, 'selection': 'random', 'fit_intercept': True, 'l1_ratio': 1, 'max_iter': 1000, 'tol': 0.001, 'alpha': 0.001}], [-0.16045942533448668, 0.25800877715110981, {'normalize': False, 'selection': 'cyclic', 'fit_intercept': True, 'l1_ratio': 0, 'max_iter': 1000, 'tol': 0.0001, 'alpha': 0.1}], [-0.22198785758112821, 0.23907858686313216, {'normalize': False, 'selection': 'random', 'fit_intercept': True, 'l1_ratio': 0, 'max_iter': 1000, 'tol': 0.0001, 'alpha': 0.1}], [-0.003575453298203567, 0.0049422414710297456, {'normalize': False, 'selection': 'cyclic', 'fit_intercept': True, 'l1_ratio': 1, 'max_iter': 1000, 'tol': 0.0001, 'alpha': 0.001}], [0.020942186313204093, 0.01856880024024396, {'normalize': True, 'selection': 'cyclic', 'fit_intercept': True, 'l1_ratio': 0.25, 'max_iter': 1000, 'tol': 0.001, 'alpha': 0.01}], [0.071786951866953636, 0.081788598383696717, {'normalize': False, 'selection': 'cyclic', 'fit_intercept': True, 'l1_ratio': 0.25, 'max_iter': 1000, 'tol': 0.001, 'alpha': 0.001}], [0.042048639054413431, 0.017208577180598247, {'normalize': False, 'selection': 'cyclic', 'fit_intercept': True, 'l1_ratio': 0, 'max_iter': 1000, 'tol': 0.0001, 'alpha': 0.01}], [-0.062740554787968361, 0.087006540693447543, {'normalize': False, 'selection': 'cyclic', 'fit_intercept': True, 'l1_ratio': 0.25, 'max_iter': 1000, 'tol': 0.0001, 'alpha': 0.01}], [-0.046881445709683105, 0.093594825672821819, {'normalize': False, 'selection': 'cyclic', 'fit_intercept': True, 'l1_ratio': 0.25, 'max_iter': 1000, 'tol': 0.0001, 'alpha': 0.01}], [0.11127945285928539, 0.012334210157957989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020777899502838482, 0.058253674722717919, 0.0066734566701295295, -0.049006846460062592, -0.014021682505985344, 0.066950631160847984, 0.11675531862074595, 0.011734549089502777, 0.051874205215734159, 0.074668858956353334]</text:p>
          </table:table-cell>
          <table:table-cell office:value-type="string" calcext:value-type="string">
            <text:p>0.0344660064973</text:p>
          </table:table-cell>
          <table:table-cell office:value-type="string" calcext:value-type="string">
            <text:p>[0.03708860026620972, 0.010573554461789461, 0.013876207874429898, 0.039141370084438847, 0.011356499607655913, 0.032602655032981209, 0.0081955859968961126, 0.0082593189759860176, 0.0061479920010707482, 0.030907371603320511]</text:p>
          </table:table-cell>
          <table:table-cell office:value-type="string" calcext:value-type="string">
            <text:p>0.0198149155905</text:p>
          </table:table-cell>
          <table:table-cell office:value-type="string" calcext:value-type="string">
            <text:p>[0.093334080481052253, 0.069103756779881897, 0.080169196468446599, 0.096853750887120824, 0.075884524433072503, 0.085189557916453287, 0.066309682344425025, 0.067797605866250429, 0.060409064801654457, 0.077079892014857987]</text:p>
          </table:table-cell>
          <table:table-cell office:value-type="string" calcext:value-type="string">
            <text:p>0.0772131111993</text:p>
          </table:table-cell>
          <table:table-cell office:value-type="string" calcext:value-type="string">
            <text:p>[[0.010020625049634725, 0.0061016735769774009, {'normalize': False, 'selection': 'random', 'fit_intercept': True, 'l1_ratio': 1, 'max_iter': 1000, 'tol': 0.001, 'alpha': 0.001}], [-0.12939483017294232, 0.32043868580472923, {'normalize': False, 'selection': 'random', 'fit_intercept': True, 'l1_ratio': 0, 'max_iter': 1000, 'tol': 0.0001, 'alpha': 0.01}], [-0.22469947048525829, 0.21433582186656797, {'normalize': True, 'selection': 'random', 'fit_intercept': True, 'l1_ratio': 0, 'max_iter': 1000, 'tol': 0.001, 'alpha': 0.01}], [-0.024112690041609864, 0.03531833066629176, {'normalize': False, 'selection': 'cyclic', 'fit_intercept': True, 'l1_ratio': 0, 'max_iter': 1000, 'tol': 0.0001, 'alpha': 0.1}], [0.0033723912609643246, 0.0054031649726023539, {'normalize': False, 'selection': 'cyclic', 'fit_intercept': True, 'l1_ratio': 0.5, 'max_iter': 1000, 'tol': 0.0001, 'alpha': 0.01}], [0.063557062967649652, 0.077289841009709509, {'normalize': False, 'selection': 'random', 'fit_intercept': True, 'l1_ratio': 0.5, 'max_iter': 1000, 'tol': 0.001, 'alpha': 0.001}], [-0.00080779426652353157, 0.1178823304131848, {'normalize': False, 'selection': 'random', 'fit_intercept': True, 'l1_ratio': 0, 'max_iter': 1000, 'tol': 0.001, 'alpha': 0.01}], [-0.070089776848890353, 0.20051954493889179, {'normalize': True, 'selection': 'cyclic', 'fit_intercept': True, 'l1_ratio': 0.75, 'max_iter': 1000, 'tol': 0.001, 'alpha': 0.001}], [-0.076091996358649605, 0.046303611880629841, {'normalize': False, 'selection': 'cyclic', 'fit_intercept': True, 'l1_ratio': 0.25, 'max_iter': 1000, 'tol': 0.0001, 'alpha': 0.01}], [0.18711074087280802, 0.053544691825506391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019692625973871558, -0.011047726074849162, -0.023570487858628031, -0.018245086781527586, -0.014914240619533947, 0.050992823998845749, 0.091146160624446915, -0.0053673865263603737, 0.082067307392198474, 0.042256409141961715]</text:p>
          </table:table-cell>
          <table:table-cell office:value-type="string" calcext:value-type="string">
            <text:p>0.021301039927</text:p>
          </table:table-cell>
          <table:table-cell office:value-type="string" calcext:value-type="string">
            <text:p>[0.037129705625325818, 0.011351643121063631, 0.014298698609266127, 0.037993563066696996, 0.011366495780362274, 0.033160253483139189, 0.008433212173528189, 0.0084022465074787504, 0.0059522089607932163, 0.031989993366009169]</text:p>
          </table:table-cell>
          <table:table-cell office:value-type="string" calcext:value-type="string">
            <text:p>0.0200078020694</text:p>
          </table:table-cell>
          <table:table-cell office:value-type="string" calcext:value-type="string">
            <text:p>[0.092828309537794015, 0.071980022154077186, 0.080611133053000675, 0.096650729231644264, 0.075904780928257545, 0.085224359644010358, 0.067202650893417579, 0.069169471443120759, 0.061524939345910419, 0.082143478314340893]</text:p>
          </table:table-cell>
          <table:table-cell office:value-type="string" calcext:value-type="string">
            <text:p>0.0783239874546</text:p>
          </table:table-cell>
          <table:table-cell office:value-type="string" calcext:value-type="string">
            <text:p>[[0.012239077483233775, 0.0062195172829935634, {'normalize': False, 'selection': 'random', 'fit_intercept': True, 'l1_ratio': 1, 'max_iter': 1000, 'tol': 0.001, 'alpha': 0.001}], [-0.097010504069308612, 0.1633439005739922, {'normalize': False, 'selection': 'cyclic', 'fit_intercept': True, 'l1_ratio': 0.25, 'max_iter': 1000, 'tol': 0.001, 'alpha': 0.01}], [-0.25350046195668197, 0.26125414101691857, {'normalize': False, 'selection': 'random', 'fit_intercept': True, 'l1_ratio': 0, 'max_iter': 1000, 'tol': 0.001, 'alpha': 0.1}], [0.0070448892643713255, 0.038413996914391707, {'normalize': False, 'selection': 'random', 'fit_intercept': True, 'l1_ratio': 0.75, 'max_iter': 1000, 'tol': 0.001, 'alpha': 0.001}], [0.006263037750777389, 0.0071251377987455568, {'normalize': True, 'selection': 'random', 'fit_intercept': True, 'l1_ratio': 0.25, 'max_iter': 1000, 'tol': 0.001, 'alpha': 0.01}], [0.010671285175821136, 0.075907395018043666, {'normalize': False, 'selection': 'cyclic', 'fit_intercept': True, 'l1_ratio': 1, 'max_iter': 1000, 'tol': 0.001, 'alpha': 0.001}], [0.057298208606973947, 0.052049909174419672, {'normalize': True, 'selection': 'cyclic', 'fit_intercept': True, 'l1_ratio': 1, 'max_iter': 1000, 'tol': 0.001, 'alpha': 0.001}], [-0.00316175394037136, 0.077425688048247593, {'normalize': False, 'selection': 'random', 'fit_intercept': True, 'l1_ratio': 1, 'max_iter': 1000, 'tol': 0.0001, 'alpha': 0.001}], [-0.0083541370109556558, 0.12571296140633575, {'normalize': False, 'selection': 'cyclic', 'fit_intercept': True, 'l1_ratio': 1, 'max_iter': 1000, 'tol': 0.0001, 'alpha': 0.001}], [0.11063808035968506, 0.035130778041371255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025359671557882324, -0.029327327261145619, -0.01862910908950477, -0.0090533297003489999, -0.013135126419072218, 0.075532039880884083, 0.10075045579502606, -0.028872708866385155, 0.05399243786521768, 0.050750669944746418]</text:p>
          </table:table-cell>
          <table:table-cell office:value-type="string" calcext:value-type="string">
            <text:p>0.0207367673707</text:p>
          </table:table-cell>
          <table:table-cell office:value-type="string" calcext:value-type="string">
            <text:p>[0.0369150630143706, 0.011556879237728261, 0.014229670353203628, 0.037650592983274986, 0.011346570654432437, 0.032302803044929988, 0.0083440943688365844, 0.0085986896338278249, 0.0061342566112553122, 0.031706273016090886]</text:p>
          </table:table-cell>
          <table:table-cell office:value-type="string" calcext:value-type="string">
            <text:p>0.0198784892918</text:p>
          </table:table-cell>
          <table:table-cell office:value-type="string" calcext:value-type="string">
            <text:p>[0.091651222171186528, 0.07145193516428705, 0.080270310345653476, 0.096399265555071431, 0.075835361288597899, 0.084202438061747722, 0.065866313789718828, 0.070167454576875496, 0.060249714248851248, 0.081623648404889504]</text:p>
          </table:table-cell>
          <table:table-cell office:value-type="string" calcext:value-type="string">
            <text:p>0.0777717663607</text:p>
          </table:table-cell>
          <table:table-cell office:value-type="string" calcext:value-type="string">
            <text:p>[[0.034766412821054103, 0.013872141236596242, {'normalize': False, 'selection': 'random', 'fit_intercept': True, 'l1_ratio': 1, 'max_iter': 1000, 'tol': 0.001, 'alpha': 0.001}], [-0.15460568750882486, 0.25248684016366846, {'normalize': False, 'selection': 'random', 'fit_intercept': True, 'l1_ratio': 0, 'max_iter': 1000, 'tol': 0.001, 'alpha': 0.1}], [-0.24698128606123684, 0.24852403624464539, {'normalize': False, 'selection': 'random', 'fit_intercept': True, 'l1_ratio': 0, 'max_iter': 1000, 'tol': 0.0001, 'alpha': 0.1}], [0.00095678293658128973, 0.020199220788557997, {'normalize': False, 'selection': 'cyclic', 'fit_intercept': True, 'l1_ratio': 0.75, 'max_iter': 1000, 'tol': 0.0001, 'alpha': 0.001}], [0.018551115945403797, 0.017358973156449409, {'normalize': True, 'selection': 'cyclic', 'fit_intercept': True, 'l1_ratio': 0.25, 'max_iter': 1000, 'tol': 0.001, 'alpha': 0.01}], [0.034589267676150941, 0.11360005239019795, {'normalize': False, 'selection': 'cyclic', 'fit_intercept': True, 'l1_ratio': 0.25, 'max_iter': 1000, 'tol': 0.001, 'alpha': 0.001}], [0.041455409478676992, 0.025591622556428262, {'normalize': False, 'selection': 'cyclic', 'fit_intercept': True, 'l1_ratio': 0, 'max_iter': 1000, 'tol': 0.0001, 'alpha': 0.01}], [-0.056436564757783525, 0.071132680890337405, {'normalize': False, 'selection': 'cyclic', 'fit_intercept': True, 'l1_ratio': 0.25, 'max_iter': 1000, 'tol': 0.0001, 'alpha': 0.01}], [-0.042381424342007958, 0.099377924122141817, {'normalize': False, 'selection': 'random', 'fit_intercept': True, 'l1_ratio': 0.25, 'max_iter': 1000, 'tol': 0.0001, 'alpha': 0.01}], [0.10679578527619406, 0.01955434461083318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021098092824972658, 0.056499662587709887, -0.019182993164442275, -0.00072083655081600639, -0.010023513620318392, 0.064456518217536396, 0.10681790810567904, -0.028872708866385155, 0.045393057835914075, 0.069997629613984591]</text:p>
          </table:table-cell>
          <table:table-cell office:value-type="string" calcext:value-type="string">
            <text:p>0.0305462816984</text:p>
          </table:table-cell>
          <table:table-cell office:value-type="string" calcext:value-type="string">
            <text:p>[0.037076472759971335, 0.01059324781480646, 0.014237407799276907, 0.037339684432780275, 0.011311722258054069, 0.032689804445027053, 0.0082877947632546151, 0.0085986896338278249, 0.0061900181145549413, 0.031063397283993151]</text:p>
          </table:table-cell>
          <table:table-cell office:value-type="string" calcext:value-type="string">
            <text:p>0.0197388239306</text:p>
          </table:table-cell>
          <table:table-cell office:value-type="string" calcext:value-type="string">
            <text:p>[0.092448086394278373, 0.069624564194913349, 0.080361529756536917, 0.094432523444241953, 0.075778536776808694, 0.085075710603878404, 0.06646571708971305, 0.070167454576875496, 0.060661189270914233, 0.079567642692722401]</text:p>
          </table:table-cell>
          <table:table-cell office:value-type="string" calcext:value-type="string">
            <text:p>0.0774582954801</text:p>
          </table:table-cell>
          <table:table-cell office:value-type="string" calcext:value-type="string">
            <text:p>[[0.020563631174830649, 0.010167091182431927, {'normalize': False, 'selection': 'cyclic', 'fit_intercept': True, 'l1_ratio': 1, 'max_iter': 1000, 'tol': 0.0001, 'alpha': 0.001}], [-0.116992153465959, 0.30812725598150986, {'normalize': False, 'selection': 'random', 'fit_intercept': True, 'l1_ratio': 0, 'max_iter': 1000, 'tol': 0.0001, 'alpha': 0.01}], [-0.25008918773271099, 0.2678187937857256, {'normalize': False, 'selection': 'cyclic', 'fit_intercept': True, 'l1_ratio': 0, 'max_iter': 1000, 'tol': 0.0001, 'alpha': 0.1}], [-0.021652392213699672, 0.012454144962613807, {'normalize': False, 'selection': 'random', 'fit_intercept': True, 'l1_ratio': 0, 'max_iter': 1000, 'tol': 0.0001, 'alpha': 0.01}], [0.0045180136098548962, 0.0065137467141097643, {'normalize': False, 'selection': 'cyclic', 'fit_intercept': True, 'l1_ratio': 0.5, 'max_iter': 1000, 'tol': 0.0001, 'alpha': 0.01}], [0.029904329334230338, 0.081747639382165185, {'normalize': False, 'selection': 'cyclic', 'fit_intercept': True, 'l1_ratio': 0.75, 'max_iter': 1000, 'tol': 0.0001, 'alpha': 0.001}], [-0.00035249222205098186, 0.1275620064150039, {'normalize': False, 'selection': 'random', 'fit_intercept': True, 'l1_ratio': 0, 'max_iter': 1000, 'tol': 0.0001, 'alpha': 0.01}], [-0.065139299084022953, 0.079935783324386694, {'normalize': False, 'selection': 'cyclic', 'fit_intercept': True, 'l1_ratio': 0.25, 'max_iter': 1000, 'tol': 0.0001, 'alpha': 0.01}], [-0.070467084279021985, 0.052246981637133087, {'normalize': False, 'selection': 'cyclic', 'fit_intercept': True, 'l1_ratio': 0.25, 'max_iter': 1000, 'tol': 0.0001, 'alpha': 0.01}], [0.159298183734778, 0.072611984213780456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016487215970262259, -0.007969476796791275, -0.019528155539321412, -0.024882012647350571, 0.021464322082355047, 0.003756626777091876, 0.086150753147157033, -0.036106653945617184, 0.028446918973755397, 0.040180473497638092]</text:p>
          </table:table-cell>
          <table:table-cell office:value-type="string" calcext:value-type="string">
            <text:p>0.0108000011519</text:p>
          </table:table-cell>
          <table:table-cell office:value-type="string" calcext:value-type="string">
            <text:p>[0.037251112372837764, 0.01131708175829014, 0.014242229521696804, 0.03824120527457562, 0.010959075366993894, 0.034810782913330778, 0.008479564325352908, 0.0086591465280854308, 0.0062999030335674985, 0.032059332558799461]</text:p>
          </table:table-cell>
          <table:table-cell office:value-type="string" calcext:value-type="string">
            <text:p>0.0202319433654</text:p>
          </table:table-cell>
          <table:table-cell office:value-type="string" calcext:value-type="string">
            <text:p>[0.092453568255363869, 0.071964587452255938, 0.080446453538001339, 0.096273659795522618, 0.074970035419397008, 0.091358754982028778, 0.066871933336542289, 0.0698153478000373, 0.061645709520876557, 0.083682651764751648]</text:p>
          </table:table-cell>
          <table:table-cell office:value-type="string" calcext:value-type="string">
            <text:p>0.0789482701865</text:p>
          </table:table-cell>
          <table:table-cell office:value-type="string" calcext:value-type="string">
            <text:p>[[0.0060598772659499669, 0.0155238651522067, {'normalize': False, 'selection': 'cyclic', 'fit_intercept': True, 'l1_ratio': 1, 'max_iter': 1000, 'tol': 0.001, 'alpha': 0.001}], [-0.10741089550712998, 0.17349083055692538, {'normalize': False, 'selection': 'random', 'fit_intercept': True, 'l1_ratio': 0.25, 'max_iter': 1000, 'tol': 0.001, 'alpha': 0.01}], [-0.26852611151570455, 0.24695111640586467, {'normalize': False, 'selection': 'random', 'fit_intercept': True, 'l1_ratio': 0, 'max_iter': 1000, 'tol': 0.0001, 'alpha': 0.1}], [-0.021279141095736878, 0.036396003593259188, {'normalize': False, 'selection': 'random', 'fit_intercept': True, 'l1_ratio': 1, 'max_iter': 1000, 'tol': 0.0001, 'alpha': 0.001}], [0.0092060054363870547, 0.016839367629284868, {'normalize': False, 'selection': 'random', 'fit_intercept': True, 'l1_ratio': 0, 'max_iter': 1000, 'tol': 0.0001, 'alpha': 0.1}], [-0.050801888193549583, 0.081604081059965777, {'normalize': False, 'selection': 'random', 'fit_intercept': True, 'l1_ratio': 0.25, 'max_iter': 1000, 'tol': 0.0001, 'alpha': 0.01}], [-0.019830186412363279, 0.12757879440405268, {'normalize': False, 'selection': 'cyclic', 'fit_intercept': True, 'l1_ratio': 0, 'max_iter': 1000, 'tol': 0.0001, 'alpha': 0.01}], [-0.020674964807489989, 0.11407958504743235, {'normalize': False, 'selection': 'random', 'fit_intercept': True, 'l1_ratio': 1, 'max_iter': 1000, 'tol': 0.0001, 'alpha': 0.001}], [-0.054608259378403537, 0.11007894150110922, {'normalize': False, 'selection': 'cyclic', 'fit_intercept': True, 'l1_ratio': 0.25, 'max_iter': 1000, 'tol': 0.0001, 'alpha': 0.01}], [0.076439156976975828, 0.078181736517047087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023201900048125612, -0.025189014244971997, -0.014442168057177129, 0.0044184827034352558, 0.047053405556615635, 0.003756626777091876, 0.11595866033419922, -0.021722573331414585, 0.040431573779542096, 0.047395642674241567]</text:p>
          </table:table-cell>
          <table:table-cell office:value-type="string" calcext:value-type="string">
            <text:p>0.022086253624</text:p>
          </table:table-cell>
          <table:table-cell office:value-type="string" calcext:value-type="string">
            <text:p>[0.03699678985136759, 0.011510415899478909, 0.014171181164011323, 0.037147922102923649, 0.010672491340784969, 0.034810782913330778, 0.0082029781517940492, 0.0085389331685477264, 0.0062221901791267688, 0.031818335682080721]</text:p>
          </table:table-cell>
          <table:table-cell office:value-type="string" calcext:value-type="string">
            <text:p>0.0200092020453</text:p>
          </table:table-cell>
          <table:table-cell office:value-type="string" calcext:value-type="string">
            <text:p>[0.091542721755430281, 0.071363021168695084, 0.080138360954629062, 0.094331806271391774, 0.073922847786021831, 0.091358754982028778, 0.065001807314882934, 0.069382712010839384, 0.060767737103369711, 0.083309631380352286]</text:p>
          </table:table-cell>
          <table:table-cell office:value-type="string" calcext:value-type="string">
            <text:p>0.0781119400728</text:p>
          </table:table-cell>
          <table:table-cell office:value-type="string" calcext:value-type="string">
            <text:p>[[0.025183407047325267, 0.0071020662464866911, {'normalize': False, 'selection': 'cyclic', 'fit_intercept': True, 'l1_ratio': 1, 'max_iter': 1000, 'tol': 0.001, 'alpha': 0.001}], [-0.1592459896648544, 0.25887285186402115, {'normalize': False, 'selection': 'cyclic', 'fit_intercept': True, 'l1_ratio': 0, 'max_iter': 1000, 'tol': 0.0001, 'alpha': 0.1}], [-0.26221088214422134, 0.2342446555337504, {'normalize': False, 'selection': 'random', 'fit_intercept': True, 'l1_ratio': 0, 'max_iter': 1000, 'tol': 0.0001, 'alpha': 0.1}], [-0.018718931219606008, 0.054403654276758757, {'normalize': False, 'selection': 'random', 'fit_intercept': True, 'l1_ratio': 0, 'max_iter': 1000, 'tol': 0.001, 'alpha': 0.01}], [0.01848876929946474, 0.032917841656219853, {'normalize': False, 'selection': 'random', 'fit_intercept': True, 'l1_ratio': 0.25, 'max_iter': 1000, 'tol': 0.0001, 'alpha': 0.01}], [-0.049832509876432438, 0.080507472067204947, {'normalize': False, 'selection': 'random', 'fit_intercept': True, 'l1_ratio': 0.25, 'max_iter': 1000, 'tol': 0.001, 'alpha': 0.01}], [-0.021366117796399305, 0.084371347628535501, {'normalize': False, 'selection': 'cyclic', 'fit_intercept': True, 'l1_ratio': 0, 'max_iter': 1000, 'tol': 0.0001, 'alpha': 0.01}], [-0.055086401881262431, 0.16809528710421928, {'normalize': False, 'selection': 'random', 'fit_intercept': True, 'l1_ratio': 1, 'max_iter': 1000, 'tol': 0.0001, 'alpha': 0.001}], [-0.047822791850779596, 0.11341753526059978, {'normalize': False, 'selection': 'cyclic', 'fit_intercept': True, 'l1_ratio': 0.25, 'max_iter': 1000, 'tol': 0.0001, 'alpha': 0.01}], [0.069128486612841239, 0.073491712193509029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019603243693935513, -0.01830468351431902, -0.01516943143447147, 0.0040513464569881252, -0.010432613285712211, 0.003756626777091876, 0.065500483944248566, -0.032766639988945911, 0.031766484706169718, 0.041393063938195529]</text:p>
          </table:table-cell>
          <table:table-cell office:value-type="string" calcext:value-type="string">
            <text:p>0.00893978812932</text:p>
          </table:table-cell>
          <table:table-cell office:value-type="string" calcext:value-type="string">
            <text:p>[0.037133091030587553, 0.011433121362765855, 0.014181340620506836, 0.037161620979858624, 0.011316303955141707, 0.034810782913330778, 0.0086711772053163719, 0.0086312327316181176, 0.0062783777637328607, 0.032018830319453372]</text:p>
          </table:table-cell>
          <table:table-cell office:value-type="string" calcext:value-type="string">
            <text:p>0.0201635878882</text:p>
          </table:table-cell>
          <table:table-cell office:value-type="string" calcext:value-type="string">
            <text:p>[0.092124820798739127, 0.07121976624307777, 0.080326452447150268, 0.093596254315390051, 0.075800612048752616, 0.091358754982028778, 0.067516395752183628, 0.070358424465519084, 0.061113306094029353, 0.082663192423250084]</text:p>
          </table:table-cell>
          <table:table-cell office:value-type="string" calcext:value-type="string">
            <text:p>0.078607797957</text:p>
          </table:table-cell>
          <table:table-cell office:value-type="string" calcext:value-type="string">
            <text:p>[[0.011137839131863416, 0.021099223083059435, {'normalize': False, 'selection': 'random', 'fit_intercept': True, 'l1_ratio': 1, 'max_iter': 1000, 'tol': 0.001, 'alpha': 0.001}], [-0.12813457602110326, 0.2104467638131074, {'normalize': False, 'selection': 'random', 'fit_intercept': True, 'l1_ratio': 0, 'max_iter': 1000, 'tol': 0.0001, 'alpha': 0.1}], [-0.26224609534941867, 0.25055911982700213, {'normalize': False, 'selection': 'random', 'fit_intercept': True, 'l1_ratio': 0, 'max_iter': 1000, 'tol': 0.001, 'alpha': 0.1}], [-0.029204152484702053, 0.033881747467469234, {'normalize': False, 'selection': 'cyclic', 'fit_intercept': True, 'l1_ratio': 0, 'max_iter': 1000, 'tol': 0.0001, 'alpha': 0.01}], [0.0036157112227952716, 0.0065551461059053396, {'normalize': False, 'selection': 'cyclic', 'fit_intercept': True, 'l1_ratio': 0.5, 'max_iter': 1000, 'tol': 0.0001, 'alpha': 0.01}], [-0.050801946869579576, 0.081604163002326618, {'normalize': False, 'selection': 'cyclic', 'fit_intercept': True, 'l1_ratio': 0.25, 'max_iter': 1000, 'tol': 0.0001, 'alpha': 0.01}], [-0.034520761089644303, 0.075897141070899982, {'normalize': False, 'selection': 'cyclic', 'fit_intercept': True, 'l1_ratio': 0.25, 'max_iter': 1000, 'tol': 0.0001, 'alpha': 0.01}], [-0.069287835223619657, 0.084353388755542255, {'normalize': False, 'selection': 'cyclic', 'fit_intercept': True, 'l1_ratio': 0.25, 'max_iter': 1000, 'tol': 0.0001, 'alpha': 0.01}], [-0.075410151439083903, 0.067144587328026806, {'normalize': False, 'selection': 'cyclic', 'fit_intercept': True, 'l1_ratio': 0.25, 'max_iter': 1000, 'tol': 0.0001, 'alpha': 0.01}], [0.10963840823369131, 0.053933948987390075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01484292879073934, -0.0072620982184559146, -0.018985600159677318, -0.028815233199595669, 0.039601284810232285, 0.0023166557769437324, 0.059002917318005221, -0.023527607301670139, 0.029789564184391937, 0.0027656906045536722]</text:p>
          </table:table-cell>
          <table:table-cell office:value-type="string" calcext:value-type="string">
            <text:p>0.00697285026055</text:p>
          </table:table-cell>
          <table:table-cell office:value-type="string" calcext:value-type="string">
            <text:p>[0.037313390695491243, 0.01130913959199506, 0.014234650331065199, 0.0383879646992435, 0.010755951100859681, 0.034861098447902909, 0.0087314678214713247, 0.0085540185399012383, 0.0062911968343894167, 0.033309039336234691]</text:p>
          </table:table-cell>
          <table:table-cell office:value-type="string" calcext:value-type="string">
            <text:p>0.0203747917399</text:p>
          </table:table-cell>
          <table:table-cell office:value-type="string" calcext:value-type="string">
            <text:p>[0.092954763031270773, 0.071664719731273793, 0.080913234609520698, 0.096517133399946622, 0.074134717991127724, 0.090168540753076357, 0.067971152038270227, 0.068443539150842739, 0.061526632798842233, 0.086123367184971059]</text:p>
          </table:table-cell>
          <table:table-cell office:value-type="string" calcext:value-type="string">
            <text:p>0.0790417800689</text:p>
          </table:table-cell>
          <table:table-cell office:value-type="string" calcext:value-type="string">
            <text:p>[[-0.0051727102257022282, 0.024797963705426449, {'normalize': False, 'selection': 'random', 'fit_intercept': True, 'l1_ratio': 1, 'max_iter': 1000, 'tol': 0.0001, 'alpha': 0.001}], [-0.13794757442879541, 0.20804748438778567, {'normalize': False, 'selection': 'cyclic', 'fit_intercept': True, 'l1_ratio': 0.25, 'max_iter': 1000, 'tol': 0.001, 'alpha': 0.01}], [-0.28522951260905482, 0.23074742781960192, {'normalize': False, 'selection': 'random', 'fit_intercept': True, 'l1_ratio': 0, 'max_iter': 1000, 'tol': 0.001, 'alpha': 0.1}], [-0.029953257806336644, 0.03489287644646815, {'normalize': False, 'selection': 'random', 'fit_intercept': True, 'l1_ratio': 1, 'max_iter': 1000, 'tol': 0.0001, 'alpha': 0.001}], [0.011441002759083647, 0.039012230177384914, {'normalize': False, 'selection': 'cyclic', 'fit_intercept': True, 'l1_ratio': 0.25, 'max_iter': 1000, 'tol': 0.001, 'alpha': 0.01}], [-0.052118119787463758, 0.099868389964475363, {'normalize': False, 'selection': 'random', 'fit_intercept': True, 'l1_ratio': 0, 'max_iter': 1000, 'tol': 0.001, 'alpha': 0.1}], [-0.033000431033308117, 0.075058674370436854, {'normalize': False, 'selection': 'cyclic', 'fit_intercept': True, 'l1_ratio': 0.25, 'max_iter': 1000, 'tol': 0.0001, 'alpha': 0.01}], [-0.050462745120853629, 0.16725474585426711, {'normalize': False, 'selection': 'random', 'fit_intercept': True, 'l1_ratio': 1, 'max_iter': 1000, 'tol': 0.001, 'alpha': 0.001}], [-0.051364883833568901, 0.11078620044710374, {'normalize': False, 'selection': 'cyclic', 'fit_intercept': True, 'l1_ratio': 0.25, 'max_iter': 1000, 'tol': 0.0001, 'alpha': 0.01}], [0.036401030516806238, 0.046629637239083629, {'normalize': Fals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-0.0020837122025372246, -0.01959770039841513, -0.013725616126716078, 0.0065829750257481168, 0.045337065378978303, 0.0043314600568600259, 0.061374420982706068, -0.01114455442631046, 0.040906861834851704, 0.002529474281017241]</text:p>
          </table:table-cell>
          <table:table-cell office:value-type="string" calcext:value-type="string">
            <text:p>0.0114510674406</text:p>
          </table:table-cell>
          <table:table-cell office:value-type="string" calcext:value-type="string">
            <text:p>[0.037954496958647006, 0.011447638843829535, 0.014161171340346923, 0.037067158859748955, 0.010691713431288765, 0.034790697061769599, 0.0087094627501295308, 0.0084505285479159181, 0.0062191082387573343, 0.033316929296235469]</text:p>
          </table:table-cell>
          <table:table-cell office:value-type="string" calcext:value-type="string">
            <text:p>0.0202808905329</text:p>
          </table:table-cell>
          <table:table-cell office:value-type="string" calcext:value-type="string">
            <text:p>[0.094677292088549428, 0.071333100577905734, 0.08062943939756341, 0.094778226117147091, 0.073902192972199521, 0.090769523511485484, 0.067866788513377463, 0.068214843360858299, 0.060626866072439244, 0.086141360637270001]</text:p>
          </table:table-cell>
          <table:table-cell office:value-type="string" calcext:value-type="string">
            <text:p>0.0788939633249</text:p>
          </table:table-cell>
          <table:table-cell office:value-type="string" calcext:value-type="string">
            <text:p>[[0.017565010223146653, 0.011832799223871449, {'normalize': True, 'selection': 'cyclic', 'fit_intercept': True, 'l1_ratio': 1, 'max_iter': 1000, 'tol': 0.0001, 'alpha': 0.001}], [-0.17634497650515144, 0.27874137053846143, {'normalize': False, 'selection': 'cyclic', 'fit_intercept': True, 'l1_ratio': 0, 'max_iter': 1000, 'tol': 0.0001, 'alpha': 0.1}], [-0.27830924243157901, 0.21778660249448339, {'normalize': False, 'selection': 'cyclic', 'fit_intercept': True, 'l1_ratio': 0, 'max_iter': 1000, 'tol': 0.0001, 'alpha': 0.1}], [-0.020528646602010179, 0.066610963444391588, {'normalize': False, 'selection': 'random', 'fit_intercept': True, 'l1_ratio': 0, 'max_iter': 1000, 'tol': 0.0001, 'alpha': 0.01}], [0.020840435830393078, 0.042273943005251564, {'normalize': False, 'selection': 'random', 'fit_intercept': True, 'l1_ratio': 0.25, 'max_iter': 1000, 'tol': 0.0001, 'alpha': 0.01}], [-0.051242866093635354, 0.10173780364535367, {'normalize': False, 'selection': 'cyclic', 'fit_intercept': True, 'l1_ratio': 0, 'max_iter': 1000, 'tol': 0.0001, 'alpha': 0.1}], [-0.029642289442778892, 0.074686503681688485, {'normalize': False, 'selection': 'cyclic', 'fit_intercept': True, 'l1_ratio': 0.25, 'max_iter': 1000, 'tol': 0.0001, 'alpha': 0.01}], [-0.078676471660977534, 0.21239513306053867, {'normalize': False, 'selection': 'random', 'fit_intercept': True, 'l1_ratio': 1, 'max_iter': 1000, 'tol': 0.001, 'alpha': 0.001}], [-0.044614674189787915, 0.11406629101277733, {'normalize': False, 'selection': 'random', 'fit_intercept': True, 'l1_ratio': 0.25, 'max_iter': 1000, 'tol': 0.0001, 'alpha': 0.01}], [0.036508960821562006, 0.046707246733715235, {'normalize': Fals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018701208316194817, -0.012165145387562415, -0.014125067097356503, -0.044763488070436175, 0.012361565026640653, 0.0036589698695794759, 0.059002917318005221, -0.024271567435177666, 0.032697569800869131, 0.025660297911204166]</text:p>
          </table:table-cell>
          <table:table-cell office:value-type="string" calcext:value-type="string">
            <text:p>0.0056757260252</text:p>
          </table:table-cell>
          <table:table-cell office:value-type="string" calcext:value-type="string">
            <text:p>[0.037167256139334602, 0.011364189062197142, 0.014166751443628637, 0.038983038552390457, 0.011061021369446556, 0.034814195245596945, 0.0087314678214713247, 0.0085602361042635185, 0.0062723402698201145, 0.032544327003155037]</text:p>
          </table:table-cell>
          <table:table-cell office:value-type="string" calcext:value-type="string">
            <text:p>0.0203664823011</text:p>
          </table:table-cell>
          <table:table-cell office:value-type="string" calcext:value-type="string">
            <text:p>[0.092670301844934855, 0.071201133298210886, 0.080838452347175835, 0.096527793858707411, 0.075461395609755746, 0.090891358376207862, 0.067971152038270227, 0.069844059958326696, 0.061045629301312611, 0.084657768162121713]</text:p>
          </table:table-cell>
          <table:table-cell office:value-type="string" calcext:value-type="string">
            <text:p>0.0791109044795</text:p>
          </table:table-cell>
          <table:table-cell office:value-type="string" calcext:value-type="string">
            <text:p>[[0.0031055082637240338, 0.033274718527114264, {'normalize': False, 'selection': 'random', 'fit_intercept': True, 'l1_ratio': 1, 'max_iter': 1000, 'tol': 0.001, 'alpha': 0.001}], [-0.14405506551590364, 0.22938705337133888, {'normalize': False, 'selection': 'cyclic', 'fit_intercept': True, 'l1_ratio': 0, 'max_iter': 1000, 'tol': 0.0001, 'alpha': 0.1}], [-0.2767778800163852, 0.2322827722023238, {'normalize': False, 'selection': 'random', 'fit_intercept': True, 'l1_ratio': 0, 'max_iter': 1000, 'tol': 0.001, 'alpha': 0.1}], [-0.028868699780449675, 0.025419586240194438, {'normalize': False, 'selection': 'cyclic', 'fit_intercept': True, 'l1_ratio': 0, 'max_iter': 1000, 'tol': 0.0001, 'alpha': 0.1}], [0.0038624088819226771, 0.038258375917778829, {'normalize': False, 'selection': 'random', 'fit_intercept': True, 'l1_ratio': 0, 'max_iter': 1000, 'tol': 0.001, 'alpha': 0.1}], [-0.052748713881847355, 0.10210451604182759, {'normalize': False, 'selection': 'cyclic', 'fit_intercept': True, 'l1_ratio': 0, 'max_iter': 1000, 'tol': 0.0001, 'alpha': 0.1}], [-0.036657285624695987, 0.079810978158702001, {'normalize': False, 'selection': 'cyclic', 'fit_intercept': True, 'l1_ratio': 0.25, 'max_iter': 1000, 'tol': 0.0001, 'alpha': 0.01}], [-0.093842115105127105, 0.11492569356931449, {'normalize': False, 'selection': 'cyclic', 'fit_intercept': True, 'l1_ratio': 0.25, 'max_iter': 1000, 'tol': 0.0001, 'alpha': 0.01}], [-0.075235680395231833, 0.064520222970244845, {'normalize': False, 'selection': 'cyclic', 'fit_intercept': True, 'l1_ratio': 0.25, 'max_iter': 1000, 'tol': 0.0001, 'alpha': 0.01}], [0.081817059685776392, 0.1014372444034214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013148698164982764, -0.010688810446330965, -0.018994788859956646, -0.030541373455679199, -0.00062612571890507951, 0.001897181529838754, 0.10153170579582294, 0.0041730243237178, 0.028807118471835813, 0.023983615257622715]</text:p>
          </table:table-cell>
          <table:table-cell office:value-type="string" calcext:value-type="string">
            <text:p>0.0112690245063</text:p>
          </table:table-cell>
          <table:table-cell office:value-type="string" calcext:value-type="string">
            <text:p>[0.037377560654896315, 0.011347613358649417, 0.014234778691991449, 0.038452371804696635, 0.011206476547970587, 0.034875755736820641, 0.0083368451866998646, 0.0083225135811681571, 0.0062975673692018943, 0.032600330580184377]</text:p>
          </table:table-cell>
          <table:table-cell office:value-type="string" calcext:value-type="string">
            <text:p>0.0203051813512</text:p>
          </table:table-cell>
          <table:table-cell office:value-type="string" calcext:value-type="string">
            <text:p>[0.093484536710066637, 0.071503604210530106, 0.080789413812055844, 0.096619709788027183, 0.075920906200825158, 0.090362975574930463, 0.067517385527996993, 0.067930973192633318, 0.06141888007371251, 0.085863198878922617]</text:p>
          </table:table-cell>
          <table:table-cell office:value-type="string" calcext:value-type="string">
            <text:p>0.079141158397</text:p>
          </table:table-cell>
          <table:table-cell office:value-type="string" calcext:value-type="string">
            <text:p>[[-0.0092533079573348127, 0.027596359077732502, {'normalize': False, 'selection': 'random', 'fit_intercept': True, 'l1_ratio': 1, 'max_iter': 1000, 'tol': 0.001, 'alpha': 0.001}], [-0.14359434925914541, 0.21234389901115625, {'normalize': False, 'selection': 'random', 'fit_intercept': True, 'l1_ratio': 0.25, 'max_iter': 1000, 'tol': 0.001, 'alpha': 0.01}], [-0.2828250350692918, 0.23420021121556647, {'normalize': False, 'selection': 'random', 'fit_intercept': True, 'l1_ratio': 0, 'max_iter': 1000, 'tol': 0.001, 'alpha': 0.1}], [-0.026481850500177723, 0.023736521439730297, {'normalize': False, 'selection': 'random', 'fit_intercept': True, 'l1_ratio': 1, 'max_iter': 1000, 'tol': 0.0001, 'alpha': 0.001}], [0.0090975278349364579, 0.0095529748217001043, {'normalize': True, 'selection': 'random', 'fit_intercept': True, 'l1_ratio': 0, 'max_iter': 1000, 'tol': 0.001, 'alpha': 0.1}], [-0.04569336551696996, 0.089666447622852627, {'normalize': False, 'selection': 'random', 'fit_intercept': True, 'l1_ratio': 0, 'max_iter': 1000, 'tol': 0.001, 'alpha': 0.1}], [-0.026702210257762794, 0.12811593981515759, {'normalize': False, 'selection': 'random', 'fit_intercept': True, 'l1_ratio': 0, 'max_iter': 1000, 'tol': 0.0001, 'alpha': 0.01}], [-0.051731420710049124, 0.14679922350170119, {'normalize': False, 'selection': 'cyclic', 'fit_intercept': True, 'l1_ratio': 1, 'max_iter': 1000, 'tol': 0.0001, 'alpha': 0.001}], [-0.049694501298040601, 0.10420905812675463, {'normalize': False, 'selection': 'random', 'fit_intercept': True, 'l1_ratio': 0.25, 'max_iter': 1000, 'tol': 0.001, 'alpha': 0.01}], [0.049522795840864303, 0.093679405438831062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-0.0030443839343532453, -0.018988637779870254, -0.013763726715158242, 0.0061618815604864707, -0.013855844243532589, 0.0039065150719530539, 0.13547207640036407, 0.021052420567225227, 0.039966948858757179, 0.031925144832817831]</text:p>
          </table:table-cell>
          <table:table-cell office:value-type="string" calcext:value-type="string">
            <text:p>0.0188832394619</text:p>
          </table:table-cell>
          <table:table-cell office:value-type="string" calcext:value-type="string">
            <text:p>[0.037990882953029971, 0.01144080053016165, 0.014161703723631144, 0.037082871030951238, 0.011354642307960086, 0.034805545509465519, 0.0080219140787970451, 0.008181445897815727, 0.0062252029758592259, 0.032335072236665881]</text:p>
          </table:table-cell>
          <table:table-cell office:value-type="string" calcext:value-type="string">
            <text:p>0.0201600081244</text:p>
          </table:table-cell>
          <table:table-cell office:value-type="string" calcext:value-type="string">
            <text:p>[0.094910996541013384, 0.071267695898441369, 0.080566338133974805, 0.094941893560906029, 0.075853538590818489, 0.090965194024457352, 0.065334086552372467, 0.067645417613181033, 0.060514482080275017, 0.085524918637026395]</text:p>
          </table:table-cell>
          <table:table-cell office:value-type="string" calcext:value-type="string">
            <text:p>0.0787524561632</text:p>
          </table:table-cell>
          <table:table-cell office:value-type="string" calcext:value-type="string">
            <text:p>[[0.014062229398591483, 0.014051760228552659, {'normalize': True, 'selection': 'random', 'fit_intercept': True, 'l1_ratio': 1, 'max_iter': 1000, 'tol': 0.0001, 'alpha': 0.001}], [-0.17968970657571212, 0.28233744931078247, {'normalize': False, 'selection': 'random', 'fit_intercept': True, 'l1_ratio': 0, 'max_iter': 1000, 'tol': 0.001, 'alpha': 0.1}], [-0.27552859487227066, 0.22126826359296173, {'normalize': False, 'selection': 'random', 'fit_intercept': True, 'l1_ratio': 0, 'max_iter': 1000, 'tol': 0.001, 'alpha': 0.1}], [-0.020381230963724874, 0.060762708700766353, {'normalize': False, 'selection': 'cyclic', 'fit_intercept': True, 'l1_ratio': 0, 'max_iter': 1000, 'tol': 0.0001, 'alpha': 0.01}], [0.016272581071602333, 0.014303052616745483, {'normalize': True, 'selection': 'cyclic', 'fit_intercept': True, 'l1_ratio': 0.25, 'max_iter': 1000, 'tol': 0.001, 'alpha': 0.01}], [-0.04478599984243644, 0.091651430254353419, {'normalize': False, 'selection': 'random', 'fit_intercept': True, 'l1_ratio': 0, 'max_iter': 1000, 'tol': 0.0001, 'alpha': 0.1}], [-0.017361303757862139, 0.085427877964009816, {'normalize': False, 'selection': 'cyclic', 'fit_intercept': True, 'l1_ratio': 0, 'max_iter': 1000, 'tol': 0.0001, 'alpha': 0.01}], [-0.087454906907748375, 0.20014591125944173, {'normalize': False, 'selection': 'cyclic', 'fit_intercept': True, 'l1_ratio': 1, 'max_iter': 1000, 'tol': 0.001, 'alpha': 0.001}], [-0.042960358427595026, 0.10822201004000329, {'normalize': False, 'selection': 'cyclic', 'fit_intercept': True, 'l1_ratio': 0.25, 'max_iter': 1000, 'tol': 0.001, 'alpha': 0.01}], [0.050730322454676575, 0.09188103229072225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017349262500256146, -0.011582200167605139, -0.014087420217414381, -0.044927959956300167, 0.0095056051940279884, 0.0032448033957438449, 0.055415124246359082, -0.022028223683864701, 0.031755419395663287, 0.032231273615043077]</text:p>
          </table:table-cell>
          <table:table-cell office:value-type="string" calcext:value-type="string">
            <text:p>0.00568756843219</text:p>
          </table:table-cell>
          <table:table-cell office:value-type="string" calcext:value-type="string">
            <text:p>[0.037218461864699126, 0.011357643984328487, 0.014166225538088906, 0.038989175457001528, 0.011093006589563735, 0.034828667070050875, 0.0087647587852072491, 0.0085414876074929331, 0.0062784495152249696, 0.03232484710145641]</text:p>
          </table:table-cell>
          <table:table-cell office:value-type="string" calcext:value-type="string">
            <text:p>0.0203562723513</text:p>
          </table:table-cell>
          <table:table-cell office:value-type="string" calcext:value-type="string">
            <text:p>[0.093126557030894716, 0.071136726905178291, 0.080772077788767313, 0.096558296248268574, 0.075642336646269528, 0.091084875514546734, 0.068102758624923279, 0.06973854457367562, 0.060915830104403552, 0.093141053290259693]</text:p>
          </table:table-cell>
          <table:table-cell office:value-type="string" calcext:value-type="string">
            <text:p>0.0800219056727</text:p>
          </table:table-cell>
          <table:table-cell office:value-type="string" calcext:value-type="string">
            <text:p>[[0.00096890725297585811, 0.033886148023326658, {'normalize': False, 'selection': 'random', 'fit_intercept': True, 'l1_ratio': 1, 'max_iter': 1000, 'tol': 0.001, 'alpha': 0.001}], [-0.14719755355799488, 0.23273605238222642, {'normalize': False, 'selection': 'cyclic', 'fit_intercept': True, 'l1_ratio': 0, 'max_iter': 1000, 'tol': 0.0001, 'alpha': 0.1}], [-0.27388987376438984, 0.23552865405484805, {'normalize': False, 'selection': 'random', 'fit_intercept': True, 'l1_ratio': 0, 'max_iter': 1000, 'tol': 0.001, 'alpha': 0.1}], [-0.030294009433542563, 0.025684882834644322, {'normalize': False, 'selection': 'cyclic', 'fit_intercept': True, 'l1_ratio': 0, 'max_iter': 1000, 'tol': 0.0001, 'alpha': 0.1}], [0.0029971950540549795, 0.037709647629352423, {'normalize': False, 'selection': 'cyclic', 'fit_intercept': True, 'l1_ratio': 0, 'max_iter': 1000, 'tol': 0.0001, 'alpha': 0.1}], [-0.046280822609633031, 0.09200377006629859, {'normalize': False, 'selection': 'random', 'fit_intercept': True, 'l1_ratio': 0, 'max_iter': 1000, 'tol': 0.0001, 'alpha': 0.1}], [-0.044124036220438215, 0.090854274990195077, {'normalize': False, 'selection': 'cyclic', 'fit_intercept': True, 'l1_ratio': 0.25, 'max_iter': 1000, 'tol': 0.0001, 'alpha': 0.01}], [-0.10705408262710554, 0.12917988264105718, {'normalize': False, 'selection': 'cyclic', 'fit_intercept': True, 'l1_ratio': 0.25, 'max_iter': 1000, 'tol': 0.0001, 'alpha': 0.01}], [-0.07542979504865728, 0.058025552188230044, {'normalize': False, 'selection': 'cyclic', 'fit_intercept': True, 'l1_ratio': 0.25, 'max_iter': 1000, 'tol': 0.001, 'alpha': 0.01}], [0.18544028295385381, 0.064176169547222911, {'normalize': True, 'selection': 'random', 'fit_intercept': True, 'l1_ratio': 0, 'max_iter': 1000, 'tol': 0.001, 'alpha': 0.0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0.48169080740702586, 0.35256280794080841, 0.38883045233015545, 0.189743786685172, 0.54423506702797964, 0.39705666984979759, 0.35953205391108201, 0.29692096941417068, 0.3830048324683949, 0.55585952695673913]</text:p>
          </table:table-cell>
          <table:table-cell office:value-type="string" calcext:value-type="string">
            <text:p>0.394943697399</text:p>
          </table:table-cell>
          <table:table-cell office:value-type="string" calcext:value-type="string">
            <text:p>[0.64739996227946339, 0.58946682615223278, 0.94124865178651718, 0.68493466826888871, 0.7003896040665557, 0.85057383638358031, 0.83469236239976308, 0.8588255829428908, 1.1370926386036055, 0.6680491771153626]</text:p>
          </table:table-cell>
          <table:table-cell office:value-type="string" calcext:value-type="string">
            <text:p>0.791267331</text:p>
          </table:table-cell>
          <table:table-cell office:value-type="string" calcext:value-type="string">
            <text:p>[0.57712681370044372, 0.60769215771209562, 0.79278470573377369, 0.68821482994291916, 0.64283043805363915, 0.72380637564896411, 0.75810116185382836, 0.68915054110300433, 0.85794984908493577, 0.61699877896339383]</text:p>
          </table:table-cell>
          <table:table-cell office:value-type="string" calcext:value-type="string">
            <text:p>0.69546556518</text:p>
          </table:table-cell>
          <table:table-cell office:value-type="string" calcext:value-type="string">
            <text:p>[[0.35315539037624449, 0.12010024870202893, {'normalize': True, 'selection': 'cyclic', 'fit_intercept': True, 'l1_ratio': 0.75, 'max_iter': 1000, 'tol': 0.0001, 'alpha': 0.01}], [0.41876932438959058, 0.12814831598798915, {'normalize': False, 'selection': 'random', 'fit_intercept': True, 'l1_ratio': 0.5, 'max_iter': 1000, 'tol': 0.001, 'alpha': 0.01}], [0.37517721820795269, 0.11207693009962369, {'normalize': True, 'selection': 'cyclic', 'fit_intercept': True, 'l1_ratio': 1, 'max_iter': 1000, 'tol': 0.001, 'alpha': 0.01}], [0.33126274803759048, 0.087099289185980866, {'normalize': False, 'selection': 'cyclic', 'fit_intercept': True, 'l1_ratio': 0.75, 'max_iter': 1000, 'tol': 0.001, 'alpha': 0.01}], [0.33898589817562502, 0.069972631094747897, {'normalize': True, 'selection': 'random', 'fit_intercept': True, 'l1_ratio': 0.75, 'max_iter': 1000, 'tol': 0.001, 'alpha': 0.001}], [0.42563112199643494, 0.047073833313619369, {'normalize': False, 'selection': 'random', 'fit_intercept': True, 'l1_ratio': 0.75, 'max_iter': 1000, 'tol': 0.001, 'alpha': 0.01}], [0.37608284766528405, 0.11447660512922224, {'normalize': False, 'selection': 'random', 'fit_intercept': True, 'l1_ratio': 0.75, 'max_iter': 1000, 'tol': 0.0001, 'alpha': 0.01}], [0.40059518175104464, 0.15332536632939589, {'normalize': True, 'selection': 'cyclic', 'fit_intercept': True, 'l1_ratio': 0.75, 'max_iter': 1000, 'tol': 0.001, 'alpha': 0.01}], [0.40014299243341211, 0.1274453424349703, {'normalize': True, 'selection': 'cyclic', 'fit_intercept': True, 'l1_ratio': 1, 'max_iter': 1000, 'tol': 0.0001, 'alpha': 0.01}], [0.29311354886264829, 0.10370361131962054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54293239739331045, 0.23677087822034359, 0.52017838786499437, 0.021365299717253317, 0.56492898757428789, 0.48446810102004789, 0.43948519062396973, 0.31937097526992442, 0.40694226030484848, 0.61676022088517857]</text:p>
          </table:table-cell>
          <table:table-cell office:value-type="string" calcext:value-type="string">
            <text:p>0.415320269887</text:p>
          </table:table-cell>
          <table:table-cell office:value-type="string" calcext:value-type="string">
            <text:p>[0.57090546128729169, 0.69489095399585621, 0.73896261232583493, 0.82727021746902485, 0.66858854661463596, 0.72726228679609684, 0.73049312343443573, 0.83140243628742339, 1.0929771018663716, 0.57644604492190066]</text:p>
          </table:table-cell>
          <table:table-cell office:value-type="string" calcext:value-type="string">
            <text:p>0.7459198785</text:p>
          </table:table-cell>
          <table:table-cell office:value-type="string" calcext:value-type="string">
            <text:p>[0.57789743684202388, 0.66601814872901433, 0.70421660344927328, 0.80805560494911566, 0.64333751636490366, 0.69750252907847266, 0.70361310786190312, 0.66434491895020553, 0.87444353706212163, 0.60444336324857051]</text:p>
          </table:table-cell>
          <table:table-cell office:value-type="string" calcext:value-type="string">
            <text:p>0.694387276654</text:p>
          </table:table-cell>
          <table:table-cell office:value-type="string" calcext:value-type="string">
            <text:p>[[0.37759270230276459, 0.057480837281402235, {'normalize': True, 'selection': 'random', 'fit_intercept': True, 'l1_ratio': 1, 'max_iter': 1000, 'tol': 0.0001, 'alpha': 0.01}], [0.45269887184930735, 0.078034294507833099, {'normalize': False, 'selection': 'cyclic', 'fit_intercept': True, 'l1_ratio': 1, 'max_iter': 1000, 'tol': 0.001, 'alpha': 0.0001}], [0.38557866541341657, 0.10692615665154297, {'normalize': True, 'selection': 'random', 'fit_intercept': True, 'l1_ratio': 1, 'max_iter': 1000, 'tol': 0.001, 'alpha': 0.01}], [0.41135297213348088, 0.14613469942964513, {'normalize': True, 'selection': 'cyclic', 'fit_intercept': True, 'l1_ratio': 1, 'max_iter': 1000, 'tol': 0.0001, 'alpha': 0.0001}], [0.40572236947203077, 0.029076723314948361, {'normalize': True, 'selection': 'cyclic', 'fit_intercept': True, 'l1_ratio': 0, 'max_iter': 1000, 'tol': 0.0001, 'alpha': 0.001}], [0.46065687496778962, 0.090645209612695912, {'normalize': False, 'selection': 'random', 'fit_intercept': True, 'l1_ratio': 1, 'max_iter': 1000, 'tol': 0.0001, 'alpha': 0.01}], [0.40664503506236521, 0.082523857825482036, {'normalize': True, 'selection': 'cyclic', 'fit_intercept': True, 'l1_ratio': 0.75, 'max_iter': 1000, 'tol': 0.001, 'alpha': 0.01}], [0.44934826026907287, 0.15123320796805892, {'normalize': True, 'selection': 'cyclic', 'fit_intercept': True, 'l1_ratio': 0.75, 'max_iter': 1000, 'tol': 0.001, 'alpha': 0.01}], [0.41660164894856655, 0.13395977887623267, {'normalize': True, 'selection': 'random', 'fit_intercept': True, 'l1_ratio': 0.25, 'max_iter': 1000, 'tol': 0.001, 'alpha': 0.01}], [0.38878858895754465, 0.12257740457632438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52916739514878608, 0.39374288875669805, 0.53597935671380714, 0.2186690283265581, 0.56129199549051378, 0.50747373877599156, 0.46607583801320462, 0.34130689915995216, 0.40048230069979152, 0.55230556496103245]</text:p>
          </table:table-cell>
          <table:table-cell office:value-type="string" calcext:value-type="string">
            <text:p>0.450649500605</text:p>
          </table:table-cell>
          <table:table-cell office:value-type="string" calcext:value-type="string">
            <text:p>[0.58809879310782132, 0.55197393597391309, 0.71462789099920887, 0.66048326578326244, 0.67417763708927347, 0.69480816949182345, 0.69583875794652084, 0.80460725138972189, 1.1048824990220318, 0.67339483131900435]</text:p>
          </table:table-cell>
          <table:table-cell office:value-type="string" calcext:value-type="string">
            <text:p>0.716289303212</text:p>
          </table:table-cell>
          <table:table-cell office:value-type="string" calcext:value-type="string">
            <text:p>[0.59669374559322064, 0.61377540168276312, 0.6941554242654302, 0.70278034147310875, 0.61478258680932207, 0.6579720251372424, 0.68937263415418093, 0.66642365832968897, 0.8830378609591677, 0.60782066264914114]</text:p>
          </table:table-cell>
          <table:table-cell office:value-type="string" calcext:value-type="string">
            <text:p>0.672681434105</text:p>
          </table:table-cell>
          <table:table-cell office:value-type="string" calcext:value-type="string">
            <text:p>[[0.36192419055911856, 0.10825884960628412, {'normalize': True, 'selection': 'cyclic', 'fit_intercept': True, 'l1_ratio': 0.75, 'max_iter': 1000, 'tol': 0.001, 'alpha': 0.01}], [0.50345325314819867, 0.12584546087584572, {'normalize': True, 'selection': 'random', 'fit_intercept': True, 'l1_ratio': 0, 'max_iter': 1000, 'tol': 0.0001, 'alpha': 0.001}], [0.3830889550438083, 0.13113894465013276, {'normalize': False, 'selection': 'cyclic', 'fit_intercept': True, 'l1_ratio': 1, 'max_iter': 1000, 'tol': 0.0001, 'alpha': 0.01}], [0.36709748641121243, 0.10952647911245521, {'normalize': True, 'selection': 'random', 'fit_intercept': True, 'l1_ratio': 0.75, 'max_iter': 1000, 'tol': 0.0001, 'alpha': 0.001}], [0.43213652506833672, 0.058011422987473832, {'normalize': True, 'selection': 'random', 'fit_intercept': True, 'l1_ratio': 0.75, 'max_iter': 1000, 'tol': 0.001, 'alpha': 0.001}], [0.44019972349085784, 0.11680793454467676, {'normalize': False, 'selection': 'random', 'fit_intercept': True, 'l1_ratio': 0.5, 'max_iter': 1000, 'tol': 0.0001, 'alpha': 0.01}], [0.43918377210343024, 0.057345420141405069, {'normalize': False, 'selection': 'random', 'fit_intercept': True, 'l1_ratio': 0.75, 'max_iter': 1000, 'tol': 0.001, 'alpha': 0.01}], [0.4427105015580684, 0.13127218484359207, {'normalize': True, 'selection': 'random', 'fit_intercept': True, 'l1_ratio': 1, 'max_iter': 1000, 'tol': 0.001, 'alpha': 0.01}], [0.40778124925201548, 0.037027771268156727, {'normalize': True, 'selection': 'cyclic', 'fit_intercept': True, 'l1_ratio': 0, 'max_iter': 1000, 'tol': 0.0001, 'alpha': 0.01}], [0.39934219017606848, 0.099044177724405574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0.49162851209440472, 0.33966412294714521, 0.40470138813518564, 0.23152883631857191, 0.5577812098896755, 0.4094483779308512, 0.37797915336073384, 0.31151913184053481, 0.37311372898865169, 0.59087054393899119]</text:p>
          </table:table-cell>
          <table:table-cell office:value-type="string" calcext:value-type="string">
            <text:p>0.408823500544</text:p>
          </table:table-cell>
          <table:table-cell office:value-type="string" calcext:value-type="string">
            <text:p>[0.63498715978300868, 0.60121058600725352, 0.91680617590395774, 0.64961247185873738, 0.67957278173302493, 0.83309281925511891, 0.81065110769985083, 0.84099362549527534, 1.1553214701185726, 0.61538772763136729]</text:p>
          </table:table-cell>
          <table:table-cell office:value-type="string" calcext:value-type="string">
            <text:p>0.773763592549</text:p>
          </table:table-cell>
          <table:table-cell office:value-type="string" calcext:value-type="string">
            <text:p>[0.57822884895251347, 0.62045305778895299, 0.77931902033684664, 0.67474055109691766, 0.61542858966887826, 0.72713588838224485, 0.74457280415379612, 0.68308900435288111, 0.86871295626279021, 0.59157234042329832]</text:p>
          </table:table-cell>
          <table:table-cell office:value-type="string" calcext:value-type="string">
            <text:p>0.688325306142</text:p>
          </table:table-cell>
          <table:table-cell office:value-type="string" calcext:value-type="string">
            <text:p>[[0.38960712709577511, 0.11893942097742212, {'normalize': False, 'selection': 'cyclic', 'fit_intercept': True, 'l1_ratio': 0.75, 'max_iter': 1000, 'tol': 0.0001, 'alpha': 0.01}], [0.44771905729931055, 0.12246035223219677, {'normalize': False, 'selection': 'random', 'fit_intercept': True, 'l1_ratio': 0.5, 'max_iter': 1000, 'tol': 0.001, 'alpha': 0.01}], [0.39929192092879812, 0.091266076616922362, {'normalize': True, 'selection': 'cyclic', 'fit_intercept': True, 'l1_ratio': 1, 'max_iter': 1000, 'tol': 0.0001, 'alpha': 0.01}], [0.33585396214904067, 0.088458969468343723, {'normalize': False, 'selection': 'cyclic', 'fit_intercept': True, 'l1_ratio': 0.75, 'max_iter': 1000, 'tol': 0.0001, 'alpha': 0.01}], [0.30961765971782657, 0.01389987627809757, {'normalize': False, 'selection': 'cyclic', 'fit_intercept': True, 'l1_ratio': 0.75, 'max_iter': 1000, 'tol': 0.001, 'alpha': 0.01}], [0.42814052507093625, 0.050066389808913599, {'normalize': False, 'selection': 'random', 'fit_intercept': True, 'l1_ratio': 0.5, 'max_iter': 1000, 'tol': 0.001, 'alpha': 0.01}], [0.3670389932222109, 0.11783226344120246, {'normalize': False, 'selection': 'cyclic', 'fit_intercept': True, 'l1_ratio': 0.5, 'max_iter': 1000, 'tol': 0.001, 'alpha': 0.01}], [0.41649640004007865, 0.14864251998252118, {'normalize': True, 'selection': 'random', 'fit_intercept': True, 'l1_ratio': 0.75, 'max_iter': 1000, 'tol': 0.001, 'alpha': 0.01}], [0.40102896575027258, 0.12340198709534481, {'normalize': True, 'selection': 'cyclic', 'fit_intercept': True, 'l1_ratio': 1, 'max_iter': 1000, 'tol': 0.0001, 'alpha': 0.01}], [0.30681857198084633, 0.12051079734650845, {'normalize': Fals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55233884148194856, 0.21783809330305792, 0.521701488861681, 0.004007216988048401, 0.57860245886709682, 0.48955172395425361, 0.41331252454495171, 0.30120639352498757, 0.4027835832434864, 0.6097535958858068]</text:p>
          </table:table-cell>
          <table:table-cell office:value-type="string" calcext:value-type="string">
            <text:p>0.409109592066</text:p>
          </table:table-cell>
          <table:table-cell office:value-type="string" calcext:value-type="string">
            <text:p>[0.55915623585352547, 0.71212853128102849, 0.73661691829521481, 0.84194354232669222, 0.64757605431397491, 0.7200908057535953, 0.76460275314065484, 0.8535908487238042, 1.1006413451565142, 0.58698498552579004]</text:p>
          </table:table-cell>
          <table:table-cell office:value-type="string" calcext:value-type="string">
            <text:p>0.752333202037</text:p>
          </table:table-cell>
          <table:table-cell office:value-type="string" calcext:value-type="string">
            <text:p>[0.58048138841868813, 0.6647152743656034, 0.70908137486210254, 0.81108878108374682, 0.62939217246121737, 0.70054413786202818, 0.71856663172616131, 0.66688853817355032, 0.88176379422051532, 0.60621463366620154]</text:p>
          </table:table-cell>
          <table:table-cell office:value-type="string" calcext:value-type="string">
            <text:p>0.696873672684</text:p>
          </table:table-cell>
          <table:table-cell office:value-type="string" calcext:value-type="string">
            <text:p>[[0.40174579487734224, 0.048200267157573765, {'normalize': False, 'selection': 'random', 'fit_intercept': True, 'l1_ratio': 1, 'max_iter': 1000, 'tol': 0.001, 'alpha': 0.01}], [0.47455412227676957, 0.066269098563229101, {'normalize': False, 'selection': 'cyclic', 'fit_intercept': True, 'l1_ratio': 0.75, 'max_iter': 1000, 'tol': 0.0001, 'alpha': 0.0001}], [0.38860624801513932, 0.10531347796343138, {'normalize': True, 'selection': 'cyclic', 'fit_intercept': True, 'l1_ratio': 1, 'max_iter': 1000, 'tol': 0.001, 'alpha': 0.01}], [0.41844681439053916, 0.14046848913868448, {'normalize': True, 'selection': 'cyclic', 'fit_intercept': True, 'l1_ratio': 1, 'max_iter': 1000, 'tol': 0.0001, 'alpha': 0.0001}], [0.38596118684494063, 0.019444479891687967, {'normalize': False, 'selection': 'cyclic', 'fit_intercept': True, 'l1_ratio': 0.75, 'max_iter': 1000, 'tol': 0.001, 'alpha': 0.01}], [0.44901848586938037, 0.11854557247927876, {'normalize': False, 'selection': 'random', 'fit_intercept': True, 'l1_ratio': 1, 'max_iter': 1000, 'tol': 0.0001, 'alpha': 0.01}], [0.39825744696994364, 0.10286085821698385, {'normalize': False, 'selection': 'cyclic', 'fit_intercept': True, 'l1_ratio': 0.25, 'max_iter': 1000, 'tol': 0.0001, 'alpha': 0.01}], [0.45855754279932909, 0.14719363244907449, {'normalize': True, 'selection': 'cyclic', 'fit_intercept': True, 'l1_ratio': 0.75, 'max_iter': 1000, 'tol': 0.001, 'alpha': 0.01}], [0.41690972466985116, 0.12514619181273573, {'normalize': True, 'selection': 'random', 'fit_intercept': True, 'l1_ratio': 0.25, 'max_iter': 1000, 'tol': 0.001, 'alpha': 0.01}], [0.38130770763180821, 0.1269856636743435, {'normalize': Fals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54137872195731362, 0.26663547490331674, 0.54525481543606347, 0.18894113464772189, 0.51776117374879616, 0.53826975122741127, 0.41182652671944808, 0.31456244733233218, 0.38907223098872779, 0.53227372825426078]</text:p>
          </table:table-cell>
          <table:table-cell office:value-type="string" calcext:value-type="string">
            <text:p>0.424597600522</text:p>
          </table:table-cell>
          <table:table-cell office:value-type="string" calcext:value-type="string">
            <text:p>[0.57284609717226764, 0.66770037977963292, 0.70034296294559217, 0.68561317489182105, 0.74107294385532774, 0.65136414889108929, 0.7665393856342323, 0.83727615265421473, 1.1259107127863477, 0.70352550582469087]</text:p>
          </table:table-cell>
          <table:table-cell office:value-type="string" calcext:value-type="string">
            <text:p>0.745219146444</text:p>
          </table:table-cell>
          <table:table-cell office:value-type="string" calcext:value-type="string">
            <text:p>[0.58477895215224551, 0.63805078207428512, 0.69911736375083444, 0.71483929986838035, 0.63228354528877806, 0.67211817179378064, 0.71794590955438975, 0.66896215901928502, 0.89275520517927298, 0.61838303556749874]</text:p>
          </table:table-cell>
          <table:table-cell office:value-type="string" calcext:value-type="string">
            <text:p>0.683923442425</text:p>
          </table:table-cell>
          <table:table-cell office:value-type="string" calcext:value-type="string">
            <text:p>[[0.3982821792723707, 0.085344275782720094, {'normalize': True, 'selection': 'random', 'fit_intercept': True, 'l1_ratio': 0.75, 'max_iter': 1000, 'tol': 0.001, 'alpha': 0.01}], [0.50972520562156098, 0.15427076019174385, {'normalize': False, 'selection': 'random', 'fit_intercept': True, 'l1_ratio': 0, 'max_iter': 1000, 'tol': 0.001, 'alpha': 0.001}], [0.37684234794480975, 0.12785133250771025, {'normalize': False, 'selection': 'random', 'fit_intercept': True, 'l1_ratio': 1, 'max_iter': 1000, 'tol': 0.0001, 'alpha': 0.01}], [0.37895070934859376, 0.11001141179015232, {'normalize': True, 'selection': 'cyclic', 'fit_intercept': True, 'l1_ratio': 0.25, 'max_iter': 1000, 'tol': 0.0001, 'alpha': 0.001}], [0.40273346377708436, 0.049814623687475634, {'normalize': False, 'selection': 'cyclic', 'fit_intercept': True, 'l1_ratio': 1, 'max_iter': 1000, 'tol': 0.0001, 'alpha': 0.01}], [0.42141347523901757, 0.16835536161045753, {'normalize': True, 'selection': 'cyclic', 'fit_intercept': True, 'l1_ratio': 0.75, 'max_iter': 1000, 'tol': 0.001, 'alpha': 0.01}], [0.45859137457514332, 0.055230233847225925, {'normalize': False, 'selection': 'random', 'fit_intercept': True, 'l1_ratio': 0.25, 'max_iter': 1000, 'tol': 0.0001, 'alpha': 0.01}], [0.46567010227488886, 0.11733096191872878, {'normalize': True, 'selection': 'random', 'fit_intercept': True, 'l1_ratio': 1, 'max_iter': 1000, 'tol': 0.001, 'alpha': 0.01}], [0.42126636691296199, 0.040817959644300607, {'normalize': True, 'selection': 'random', 'fit_intercept': True, 'l1_ratio': 0, 'max_iter': 1000, 'tol': 0.001, 'alpha': 0.01}], [0.38889553654403103, 0.093279379661372466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0.49475337824823395, 0.29481827621211754, 0.45666841975530148, 0.19526667015536481, 0.53268310242333294, 0.4237078915117759, 0.41150568054084879, 0.33067709166138759, 0.44421423883997435, 0.62066412228536172]</text:p>
          </table:table-cell>
          <table:table-cell office:value-type="string" calcext:value-type="string">
            <text:p>0.420495887163</text:p>
          </table:table-cell>
          <table:table-cell office:value-type="string" calcext:value-type="string">
            <text:p>[0.63108401035207418, 0.64204101599371843, 0.83677290422628448, 0.680266003844745, 0.71814190427727886, 0.81297688370198928, 0.7669575296747223, 0.81759178118563802, 1.0242866247787819, 0.57057403307830123]</text:p>
          </table:table-cell>
          <table:table-cell office:value-type="string" calcext:value-type="string">
            <text:p>0.750069269111</text:p>
          </table:table-cell>
          <table:table-cell office:value-type="string" calcext:value-type="string">
            <text:p>[0.57534325947163811, 0.63027110626288474, 0.74367879579706464, 0.69709472814070639, 0.63264850511872428, 0.73747848778340652, 0.72053832212148594, 0.67745294998916394, 0.80276981473737197, 0.56267502262137425]</text:p>
          </table:table-cell>
          <table:table-cell office:value-type="string" calcext:value-type="string">
            <text:p>0.677995099204</text:p>
          </table:table-cell>
          <table:table-cell office:value-type="string" calcext:value-type="string">
            <text:p>[[0.4262032431918385, 0.11244017417984145, {'normalize': True, 'selection': 'cyclic', 'fit_intercept': True, 'l1_ratio': 1, 'max_iter': 1000, 'tol': 0.001, 'alpha': 0.01}], [0.48674990936373236, 0.10422333795709657, {'normalize': True, 'selection': 'random', 'fit_intercept': True, 'l1_ratio': 0, 'max_iter': 1000, 'tol': 0.0001, 'alpha': 0.001}], [0.40117224459049228, 0.10888960243815353, {'normalize': False, 'selection': 'random', 'fit_intercept': True, 'l1_ratio': 1, 'max_iter': 1000, 'tol': 0.001, 'alpha': 0.01}], [0.34667478849185385, 0.14075434515103066, {'normalize': True, 'selection': 'cyclic', 'fit_intercept': True, 'l1_ratio': 0, 'max_iter': 1000, 'tol': 0.0001, 'alpha': 0.0001}], [0.31983984377928659, 0.010932253984853365, {'normalize': True, 'selection': 'cyclic', 'fit_intercept': True, 'l1_ratio': 0.5, 'max_iter': 1000, 'tol': 0.0001, 'alpha': 0.01}], [0.44435177939273113, 0.053593953154028727, {'normalize': True, 'selection': 'cyclic', 'fit_intercept': True, 'l1_ratio': 0.75, 'max_iter': 1000, 'tol': 0.0001, 'alpha': 0.01}], [0.39742162199764369, 0.083025897899192819, {'normalize': True, 'selection': 'random', 'fit_intercept': True, 'l1_ratio': 0.75, 'max_iter': 1000, 'tol': 0.001, 'alpha': 0.01}], [0.44202338835526017, 0.14535802962948594, {'normalize': True, 'selection': 'cyclic', 'fit_intercept': True, 'l1_ratio': 0.75, 'max_iter': 1000, 'tol': 0.001, 'alpha': 0.01}], [0.39208032058799891, 0.11005485399151192, {'normalize': True, 'selection': 'random', 'fit_intercept': True, 'l1_ratio': 1, 'max_iter': 1000, 'tol': 0.001, 'alpha': 0.01}], [0.33831572870787491, 0.15821131226137186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55322206363849225, 0.16832825604878676, 0.56359369903324041, 0.019769847455340162, 0.58210573641519903, 0.50308469578862436, 0.41273751147828108, 0.30316896465464838, 0.40383198599641446, 0.62259664674624027]</text:p>
          </table:table-cell>
          <table:table-cell office:value-type="string" calcext:value-type="string">
            <text:p>0.413243940726</text:p>
          </table:table-cell>
          <table:table-cell office:value-type="string" calcext:value-type="string">
            <text:p>[0.55805303722420885, 0.75720534643396553, 0.67209965545927519, 0.82861890267229121, 0.64219244755237004, 0.70099980466736689, 0.76535214117476491, 0.85119352748227406, 1.0987091889332887, 0.56766724692796655]</text:p>
          </table:table-cell>
          <table:table-cell office:value-type="string" calcext:value-type="string">
            <text:p>0.744209129853</text:p>
          </table:table-cell>
          <table:table-cell office:value-type="string" calcext:value-type="string">
            <text:p>[0.5743591523892333, 0.67349996909769771, 0.67990201901854164, 0.80485273744209584, 0.62202032316894795, 0.69024685900325577, 0.71718104681782158, 0.67261411421496309, 0.87958644597687419, 0.59644679136541601]</text:p>
          </table:table-cell>
          <table:table-cell office:value-type="string" calcext:value-type="string">
            <text:p>0.691070945849</text:p>
          </table:table-cell>
          <table:table-cell office:value-type="string" calcext:value-type="string">
            <text:p>[[0.41242111862111452, 0.052091189983758758, {'normalize': True, 'selection': 'random', 'fit_intercept': True, 'l1_ratio': 0.75, 'max_iter': 1000, 'tol': 0.001, 'alpha': 0.01}], [0.51530049938005429, 0.052628340546955511, {'normalize': False, 'selection': 'cyclic', 'fit_intercept': True, 'l1_ratio': 0.75, 'max_iter': 1000, 'tol': 0.0001, 'alpha': 0.0001}], [0.38628884417497716, 0.11494799609240515, {'normalize': False, 'selection': 'cyclic', 'fit_intercept': True, 'l1_ratio': 1, 'max_iter': 1000, 'tol': 0.001, 'alpha': 0.01}], [0.40996619711051813, 0.1635553560898261, {'normalize': True, 'selection': 'cyclic', 'fit_intercept': True, 'l1_ratio': 1, 'max_iter': 1000, 'tol': 0.0001, 'alpha': 0.0001}], [0.37852228281280315, 0.015358245515640846, {'normalize': False, 'selection': 'cyclic', 'fit_intercept': True, 'l1_ratio': 0.75, 'max_iter': 1000, 'tol': 0.001, 'alpha': 0.01}], [0.44499025621119304, 0.12401259065126159, {'normalize': True, 'selection': 'random', 'fit_intercept': True, 'l1_ratio': 1, 'max_iter': 1000, 'tol': 0.001, 'alpha': 0.01}], [0.42805549743513505, 0.089820568844876963, {'normalize': False, 'selection': 'cyclic', 'fit_intercept': True, 'l1_ratio': 0, 'max_iter': 1000, 'tol': 0.0001, 'alpha': 0.01}], [0.47263908721616105, 0.14604729466840935, {'normalize': True, 'selection': 'cyclic', 'fit_intercept': True, 'l1_ratio': 0.75, 'max_iter': 1000, 'tol': 0.001, 'alpha': 0.01}], [0.41769275376874082, 0.11893773218751402, {'normalize': True, 'selection': 'random', 'fit_intercept': True, 'l1_ratio': 0, 'max_iter': 1000, 'tol': 0.001, 'alpha': 0.01}], [0.38870852174602283, 0.12407540978820997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55438613470192011, 0.27692655856126402, 0.55830953907383973, 0.23295500399411728, 0.52046610624790501, 0.53986117455008942, 0.4134693459332438, 0.31363780371090189, 0.40046145073416062, 0.55434360925886772]</text:p>
          </table:table-cell>
          <table:table-cell office:value-type="string" calcext:value-type="string">
            <text:p>0.436481672677</text:p>
          </table:table-cell>
          <table:table-cell office:value-type="string" calcext:value-type="string">
            <text:p>[0.55659904108961666, 0.65833074130980174, 0.68023767289907244, 0.64840688815855296, 0.73691618131169889, 0.64911912357412715, 0.76439837505137243, 0.83840562396916452, 1.1049209245133187, 0.67032932862620898]</text:p>
          </table:table-cell>
          <table:table-cell office:value-type="string" calcext:value-type="string">
            <text:p>0.73076639005</text:p>
          </table:table-cell>
          <table:table-cell office:value-type="string" calcext:value-type="string">
            <text:p>[0.57647373449490036, 0.61893507131356063, 0.69569591597528457, 0.69416056545704696, 0.63558298881263264, 0.67314298801774586, 0.72121308400718254, 0.67319755612950571, 0.88621874386327093, 0.62070838952092933]</text:p>
          </table:table-cell>
          <table:table-cell office:value-type="string" calcext:value-type="string">
            <text:p>0.679532903759</text:p>
          </table:table-cell>
          <table:table-cell office:value-type="string" calcext:value-type="string">
            <text:p>[[0.41330776481263959, 0.063994627690702285, {'normalize': True, 'selection': 'random', 'fit_intercept': True, 'l1_ratio': 1, 'max_iter': 1000, 'tol': 0.001, 'alpha': 0.01}], [0.5282559661825752, 0.14901780359057848, {'normalize': True, 'selection': 'cyclic', 'fit_intercept': True, 'l1_ratio': 1, 'max_iter': 1000, 'tol': 0.0001, 'alpha': 0.001}], [0.36915984374352012, 0.12966557273412818, {'normalize': False, 'selection': 'cyclic', 'fit_intercept': True, 'l1_ratio': 0.75, 'max_iter': 1000, 'tol': 0.0001, 'alpha': 0.01}], [0.36402397914166579, 0.12885387669352966, {'normalize': True, 'selection': 'cyclic', 'fit_intercept': True, 'l1_ratio': 0.25, 'max_iter': 1000, 'tol': 0.001, 'alpha': 0.001}], [0.41000788796904553, 0.048936596270258363, {'normalize': False, 'selection': 'cyclic', 'fit_intercept': True, 'l1_ratio': 1, 'max_iter': 1000, 'tol': 0.001, 'alpha': 0.01}], [0.42936861827757644, 0.1569886641439141, {'normalize': True, 'selection': 'random', 'fit_intercept': True, 'l1_ratio': 0.75, 'max_iter': 1000, 'tol': 0.0001, 'alpha': 0.01}], [0.46975674843671117, 0.057725120684827165, {'normalize': False, 'selection': 'random', 'fit_intercept': True, 'l1_ratio': 0.5, 'max_iter': 1000, 'tol': 0.0001, 'alpha': 0.01}], [0.47690597247895394, 0.12088607178152661, {'normalize': True, 'selection': 'random', 'fit_intercept': True, 'l1_ratio': 1, 'max_iter': 1000, 'tol': 0.001, 'alpha': 0.01}], [0.44064654920669644, 0.058148530695485014, {'normalize': True, 'selection': 'random', 'fit_intercept': True, 'l1_ratio': 0, 'max_iter': 1000, 'tol': 0.0001, 'alpha': 0.01}], [0.40066252467337615, 0.13021282340967688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0.53188973050906485, 0.26671466209133776, 0.45055279137071147, 0.22738285914563694, 0.55544474623649331, 0.4560466877492958, 0.39925728431401608, 0.31373054413638046, 0.44251519978056164, 0.6452965831081805]</text:p>
          </table:table-cell>
          <table:table-cell office:value-type="string" calcext:value-type="string">
            <text:p>0.428883108844</text:p>
          </table:table-cell>
          <table:table-cell office:value-type="string" calcext:value-type="string">
            <text:p>[0.58469842931967497, 0.66762828287051612, 0.84619144772827892, 0.65311719475123697, 0.68316330556358162, 0.76735645371411321, 0.78292030009065805, 0.83829233962059313, 1.027417872653684, 0.5335233786530118]</text:p>
          </table:table-cell>
          <table:table-cell office:value-type="string" calcext:value-type="string">
            <text:p>0.738430900497</text:p>
          </table:table-cell>
          <table:table-cell office:value-type="string" calcext:value-type="string">
            <text:p>[0.55787197125977839, 0.6622324106983879, 0.74459778092291096, 0.68214857808708163, 0.62139262382789651, 0.71740110183617778, 0.70594728451701527, 0.65970708839915271, 0.8064949835907913, 0.53961712484388613]</text:p>
          </table:table-cell>
          <table:table-cell office:value-type="string" calcext:value-type="string">
            <text:p>0.669741094798</text:p>
          </table:table-cell>
          <table:table-cell office:value-type="string" calcext:value-type="string">
            <text:p>[[0.44005384716608364, 0.09835094593856375, {'normalize': False, 'selection': 'cyclic', 'fit_intercept': True, 'l1_ratio': 1, 'max_iter': 1000, 'tol': 0.001, 'alpha': 0.01}], [0.51086094583229702, 0.0948724484044636, {'normalize': False, 'selection': 'random', 'fit_intercept': True, 'l1_ratio': 0, 'max_iter': 1000, 'tol': 0.001, 'alpha': 0.001}], [0.40697141709873752, 0.081749975695779534, {'normalize': True, 'selection': 'random', 'fit_intercept': True, 'l1_ratio': 1, 'max_iter': 1000, 'tol': 0.001, 'alpha': 0.01}], [0.36654470065968686, 0.17945789316210017, {'normalize': True, 'selection': 'cyclic', 'fit_intercept': True, 'l1_ratio': 0, 'max_iter': 1000, 'tol': 0.0001, 'alpha': 0.0001}], [0.36697047249038095, 0.077919182193143699, {'normalize': False, 'selection': 'cyclic', 'fit_intercept': True, 'l1_ratio': 0, 'max_iter': 1000, 'tol': 0.0001, 'alpha': 0.001}], [0.45130998562835756, 0.065850868231967313, {'normalize': True, 'selection': 'random', 'fit_intercept': True, 'l1_ratio': 0.75, 'max_iter': 1000, 'tol': 0.0001, 'alpha': 0.01}], [0.45458963914869138, 0.079714513881689875, {'normalize': False, 'selection': 'random', 'fit_intercept': True, 'l1_ratio': 0.75, 'max_iter': 1000, 'tol': 0.001, 'alpha': 0.01}], [0.47310558758351945, 0.16681189351969505, {'normalize': True, 'selection': 'cyclic', 'fit_intercept': True, 'l1_ratio': 0, 'max_iter': 1000, 'tol': 0.0001, 'alpha': 0.001}], [0.39781691387778967, 0.09692638628011066, {'normalize': True, 'selection': 'cyclic', 'fit_intercept': True, 'l1_ratio': 0.75, 'max_iter': 1000, 'tol': 0.001, 'alpha': 0.01}], [0.35250819631608654, 0.15671961399967008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0.56199480737274743, 0.26950339035659487, 0.56690133588208469, 0.061898616471238177, 0.58414403212309085, 0.50246634213120678, 0.39929963298009186, 0.29403726617476755, 0.41826415639005265, 0.62831374401099915]</text:p>
          </table:table-cell>
          <table:table-cell office:value-type="string" calcext:value-type="string">
            <text:p>0.428682332389</text:p>
          </table:table-cell>
          <table:table-cell office:value-type="string" calcext:value-type="string">
            <text:p>[0.54709534238914104, 0.66508925233645966, 0.66700563738124108, 0.79300614962417748, 0.63906012862973682, 0.70187211789537862, 0.78286510902552031, 0.86234808611518865, 1.0721113878851334, 0.55906793577525693]</text:p>
          </table:table-cell>
          <table:table-cell office:value-type="string" calcext:value-type="string">
            <text:p>0.728952114706</text:p>
          </table:table-cell>
          <table:table-cell office:value-type="string" calcext:value-type="string">
            <text:p>[0.56458691142808659, 0.67588891814381202, 0.6778001700124916, 0.78413460444470318, 0.63434988684656901, 0.68932731082957799, 0.7302544233806737, 0.67248671200346777, 0.86702472424742483, 0.58851490460339762]</text:p>
          </table:table-cell>
          <table:table-cell office:value-type="string" calcext:value-type="string">
            <text:p>0.688436856594</text:p>
          </table:table-cell>
          <table:table-cell office:value-type="string" calcext:value-type="string">
            <text:p>[[0.42189944180753192, 0.029381770383900829, {'normalize': True, 'selection': 'random', 'fit_intercept': True, 'l1_ratio': 1, 'max_iter': 1000, 'tol': 0.001, 'alpha': 0.01}], [0.52540017884630597, 0.058546235385069062, {'normalize': False, 'selection': 'cyclic', 'fit_intercept': True, 'l1_ratio': 0.75, 'max_iter': 1000, 'tol': 0.001, 'alpha': 0.0001}], [0.39295139872556062, 0.10715607768294888, {'normalize': False, 'selection': 'cyclic', 'fit_intercept': True, 'l1_ratio': 1, 'max_iter': 1000, 'tol': 0.001, 'alpha': 0.01}], [0.43927710802614023, 0.17280603730896321, {'normalize': True, 'selection': 'random', 'fit_intercept': True, 'l1_ratio': 1, 'max_iter': 1000, 'tol': 0.001, 'alpha': 0.0001}], [0.39252885700030121, 0.016465775943123762, {'normalize': False, 'selection': 'random', 'fit_intercept': True, 'l1_ratio': 0, 'max_iter': 1000, 'tol': 0.0001, 'alpha': 0.01}], [0.4486209690679438, 0.1241427953025003, {'normalize': False, 'selection': 'cyclic', 'fit_intercept': True, 'l1_ratio': 1, 'max_iter': 1000, 'tol': 0.0001, 'alpha': 0.01}], [0.46395888360317, 0.070906978843442686, {'normalize': False, 'selection': 'random', 'fit_intercept': True, 'l1_ratio': 0.75, 'max_iter': 1000, 'tol': 0.001, 'alpha': 0.01}], [0.49241517520121958, 0.1409663636786139, {'normalize': True, 'selection': 'cyclic', 'fit_intercept': True, 'l1_ratio': 0.5, 'max_iter': 1000, 'tol': 0.001, 'alpha': 0.01}], [0.41921063634251815, 0.1153482405623838, {'normalize': True, 'selection': 'cyclic', 'fit_intercept': True, 'l1_ratio': 0, 'max_iter': 1000, 'tol': 0.0001, 'alpha': 0.01}], [0.39529075437560923, 0.12766737263718939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55106642279765716, 0.42376982885088088, 0.58321430373282201, 0.1976871041720264, 0.5560161857197381, 0.5636760600225651, 0.39138826866283494, 0.29837564287272267, 0.43274168503456412, 0.56445581290851199]</text:p>
          </table:table-cell>
          <table:table-cell office:value-type="string" calcext:value-type="string">
            <text:p>0.456239131477</text:p>
          </table:table-cell>
          <table:table-cell office:value-type="string" calcext:value-type="string">
            <text:p>[0.56074556481003668, 0.52463555428458475, 0.64188239775864475, 0.67821993601703101, 0.68228515491077057, 0.615523398260584, 0.79317562559719512, 0.85704866921529532, 1.0454299937460074, 0.65511916486725374]</text:p>
          </table:table-cell>
          <table:table-cell office:value-type="string" calcext:value-type="string">
            <text:p>0.705406545947</text:p>
          </table:table-cell>
          <table:table-cell office:value-type="string" calcext:value-type="string">
            <text:p>[0.57331964419816084, 0.59016177665465785, 0.66335103338199042, 0.69536192144025366, 0.6193242810054137, 0.66093276230986431, 0.73437167181821372, 0.67899245606114345, 0.86283352924668011, 0.61546183424093082]</text:p>
          </table:table-cell>
          <table:table-cell office:value-type="string" calcext:value-type="string">
            <text:p>0.669411091036</text:p>
          </table:table-cell>
          <table:table-cell office:value-type="string" calcext:value-type="string">
            <text:p>[[0.41716069735491368, 0.065515773676224992, {'normalize': True, 'selection': 'random', 'fit_intercept': True, 'l1_ratio': 1, 'max_iter': 1000, 'tol': 0.001, 'alpha': 0.01}], [0.51998544941356251, 0.13824195068233688, {'normalize': True, 'selection': 'cyclic', 'fit_intercept': True, 'l1_ratio': 0.75, 'max_iter': 1000, 'tol': 0.001, 'alpha': 0.001}], [0.38691634928533691, 0.11825544851680463, {'normalize': True, 'selection': 'random', 'fit_intercept': True, 'l1_ratio': 0.75, 'max_iter': 1000, 'tol': 0.0001, 'alpha': 0.001}], [0.38463696625818933, 0.14720800583517685, {'normalize': False, 'selection': 'cyclic', 'fit_intercept': True, 'l1_ratio': 0, 'max_iter': 1000, 'tol': 0.0001, 'alpha': 0.001}], [0.41722359401086867, 0.054056594332246855, {'normalize': True, 'selection': 'cyclic', 'fit_intercept': True, 'l1_ratio': 0.25, 'max_iter': 1000, 'tol': 0.0001, 'alpha': 0.001}], [0.41555646361498438, 0.1555019694895183, {'normalize': True, 'selection': 'random', 'fit_intercept': True, 'l1_ratio': 0.75, 'max_iter': 1000, 'tol': 0.001, 'alpha': 0.01}], [0.49956214565568074, 0.059137652094460404, {'normalize': False, 'selection': 'cyclic', 'fit_intercept': True, 'l1_ratio': 0.5, 'max_iter': 1000, 'tol': 0.001, 'alpha': 0.01}], [0.47777231909129014, 0.13891321684032207, {'normalize': True, 'selection': 'random', 'fit_intercept': True, 'l1_ratio': 0.75, 'max_iter': 1000, 'tol': 0.001, 'alpha': 0.01}], [0.44315574609330327, 0.059982557893134794, {'normalize': True, 'selection': 'cyclic', 'fit_intercept': True, 'l1_ratio': 0.5, 'max_iter': 1000, 'tol': 0.001, 'alpha': 0.01}], [0.41268353608386282, 0.12756023490303461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0.58669424499733402, 0.34521183792361154, 0.49152939765086445, 0.30469064810232138, 0.59563180165696306, 0.50018943115336245, 0.33157527520057894, 0.357249224923887, 0.45789840465505027, 0.66277833743189252]</text:p>
          </table:table-cell>
          <table:table-cell office:value-type="string" calcext:value-type="string">
            <text:p>0.46334486037</text:p>
          </table:table-cell>
          <table:table-cell office:value-type="string" calcext:value-type="string">
            <text:p>[0.51624423032129363, 0.59615960348773855, 0.78308428611816527, 0.58776652676064955, 0.62140647918599923, 0.70508416255809436, 0.87112714388954193, 0.78513337061380339, 0.99906736045941125, 0.50722838348973331]</text:p>
          </table:table-cell>
          <table:table-cell office:value-type="string" calcext:value-type="string">
            <text:p>0.697230154688</text:p>
          </table:table-cell>
          <table:table-cell office:value-type="string" calcext:value-type="string">
            <text:p>[0.526267536526691, 0.62461201396208754, 0.7130833333503438, 0.63493363698411853, 0.58320740227547085, 0.67044405318893663, 0.7551996550884349, 0.64715553251761826, 0.78655692874288363, 0.52772632540996323]</text:p>
          </table:table-cell>
          <table:table-cell office:value-type="string" calcext:value-type="string">
            <text:p>0.646918641805</text:p>
          </table:table-cell>
          <table:table-cell office:value-type="string" calcext:value-type="string">
            <text:p>[[0.47031126356054204, 0.048248624801241771, {'normalize': False, 'selection': 'random', 'fit_intercept': True, 'l1_ratio': 0, 'max_iter': 1000, 'tol': 0.001, 'alpha': 0.001}], [0.52571124885238463, 0.059723353997002147, {'normalize': False, 'selection': 'cyclic', 'fit_intercept': True, 'l1_ratio': 0, 'max_iter': 1000, 'tol': 0.0001, 'alpha': 0.001}], [0.42433265789785407, 0.07508724752967888, {'normalize': True, 'selection': 'random', 'fit_intercept': True, 'l1_ratio': 1, 'max_iter': 1000, 'tol': 0.0001, 'alpha': 0.01}], [0.37182187103403591, 0.16754037263689056, {'normalize': True, 'selection': 'random', 'fit_intercept': True, 'l1_ratio': 0.5, 'max_iter': 1000, 'tol': 0.0001, 'alpha': 0.001}], [0.452189804974101, 0.026735754964924585, {'normalize': False, 'selection': 'cyclic', 'fit_intercept': True, 'l1_ratio': 0, 'max_iter': 1000, 'tol': 0.0001, 'alpha': 0.001}], [0.47043908856070488, 0.070304436657861555, {'normalize': True, 'selection': 'random', 'fit_intercept': True, 'l1_ratio': 1, 'max_iter': 1000, 'tol': 0.001, 'alpha': 0.01}], [0.54858555982065038, 0.078985347712854842, {'normalize': True, 'selection': 'cyclic', 'fit_intercept': True, 'l1_ratio': 0.75, 'max_iter': 1000, 'tol': 0.001, 'alpha': 0.001}], [0.49769374125879584, 0.13878099714308217, {'normalize': True, 'selection': 'cyclic', 'fit_intercept': True, 'l1_ratio': 0.75, 'max_iter': 1000, 'tol': 0.001, 'alpha': 0.01}], [0.44636986551893909, 0.083241020458463044, {'normalize': True, 'selection': 'cyclic', 'fit_intercept': True, 'l1_ratio': 0.75, 'max_iter': 1000, 'tol': 0.001, 'alpha': 0.01}], [0.39411632531895341, 0.14837573436493465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62102011910216981, 0.26462250214844352, 0.66284173094875687, 0.12825258238029424, 0.57517118079604312, 0.52246049126406136, 0.35521844260429281, 0.33772583278221469, 0.55933956816777552, 0.64235087901654819]</text:p>
          </table:table-cell>
          <table:table-cell office:value-type="string" calcext:value-type="string">
            <text:p>0.466900332921</text:p>
          </table:table-cell>
          <table:table-cell office:value-type="string" calcext:value-type="string">
            <text:p>[0.47336910883346867, 0.66953311456147657, 0.51924996491250519, 0.73691508746210876, 0.65284901700980191, 0.67366631598540316, 0.84031409325159601, 0.80898159806431258, 0.81211613887501211, 0.53795412818807753]</text:p>
          </table:table-cell>
          <table:table-cell office:value-type="string" calcext:value-type="string">
            <text:p>0.672494856714</text:p>
          </table:table-cell>
          <table:table-cell office:value-type="string" calcext:value-type="string">
            <text:p>[0.54604734054920778, 0.65580845832859103, 0.59330471047590772, 0.7075650419558267, 0.63268195636821589, 0.6692540972284976, 0.76387568967824571, 0.65514928045668519, 0.76235290788599241, 0.57339335761993082]</text:p>
          </table:table-cell>
          <table:table-cell office:value-type="string" calcext:value-type="string">
            <text:p>0.655943284055</text:p>
          </table:table-cell>
          <table:table-cell office:value-type="string" calcext:value-type="string">
            <text:p>[[0.45537816719419133, 0.018505039185950544, {'normalize': False, 'selection': 'random', 'fit_intercept': True, 'l1_ratio': 1, 'max_iter': 1000, 'tol': 0.001, 'alpha': 0.0001}], [0.5543948375583222, 0.047241095971109433, {'normalize': False, 'selection': 'cyclic', 'fit_intercept': True, 'l1_ratio': 1, 'max_iter': 1000, 'tol': 0.001, 'alpha': 0.0001}], [0.41273952556154603, 0.077493782436290903, {'normalize': True, 'selection': 'cyclic', 'fit_intercept': True, 'l1_ratio': 1, 'max_iter': 1000, 'tol': 0.0001, 'alpha': 0.0001}], [0.44453778804626981, 0.166388610664364, {'normalize': True, 'selection': 'random', 'fit_intercept': True, 'l1_ratio': 0, 'max_iter': 1000, 'tol': 0.001, 'alpha': 0.001}], [0.46232271771896116, 0.025247873726310439, {'normalize': True, 'selection': 'random', 'fit_intercept': True, 'l1_ratio': 0, 'max_iter': 1000, 'tol': 0.001, 'alpha': 0.0001}], [0.46815422015586339, 0.12402895193964948, {'normalize': False, 'selection': 'random', 'fit_intercept': True, 'l1_ratio': 1, 'max_iter': 1000, 'tol': 0.001, 'alpha': 0.01}], [0.5232923729118274, 0.059723487605539242, {'normalize': False, 'selection': 'random', 'fit_intercept': True, 'l1_ratio': 1, 'max_iter': 1000, 'tol': 0.0001, 'alpha': 0.01}], [0.51129962818936536, 0.15032869077171104, {'normalize': False, 'selection': 'random', 'fit_intercept': True, 'l1_ratio': 0.5, 'max_iter': 1000, 'tol': 0.001, 'alpha': 0.01}], [0.46327992230621906, 0.10340993310703249, {'normalize': False, 'selection': 'cyclic', 'fit_intercept': True, 'l1_ratio': 1, 'max_iter': 1000, 'tol': 0.0001, 'alpha': 0.0001}], [0.40921128868844442, 0.12717416898489028, {'normalize': Fals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50096576127838988, 0.4381351254947915, 0.58372025322368137, 0.2229859646210357, 0.53305781967422217, 0.58302635349085508, 0.36146597880606102, 0.31601951325050159, 0.46461892691304041, 0.53490708458767688]</text:p>
          </table:table-cell>
          <table:table-cell office:value-type="string" calcext:value-type="string">
            <text:p>0.453890278134</text:p>
          </table:table-cell>
          <table:table-cell office:value-type="string" calcext:value-type="string">
            <text:p>[0.62332436302792005, 0.51155650055816992, 0.64110319618036071, 0.65683402585124229, 0.71756606342599649, 0.58822588533118236, 0.83217196719630093, 0.83549631648769529, 0.986681758773575, 0.69956457085396861]</text:p>
          </table:table-cell>
          <table:table-cell office:value-type="string" calcext:value-type="string">
            <text:p>0.709252464769</text:p>
          </table:table-cell>
          <table:table-cell office:value-type="string" calcext:value-type="string">
            <text:p>[0.59880247821916832, 0.5847895581860626, 0.66975220471707564, 0.67130669905165641, 0.63464786571317588, 0.63408342465311074, 0.75515079890043124, 0.67077059383604565, 0.83270987226662552, 0.61646722205920257]</text:p>
          </table:table-cell>
          <table:table-cell office:value-type="string" calcext:value-type="string">
            <text:p>0.66684807176</text:p>
          </table:table-cell>
          <table:table-cell office:value-type="string" calcext:value-type="string">
            <text:p>[[0.42323429234770649, 0.055864413801160785, {'normalize': True, 'selection': 'random', 'fit_intercept': True, 'l1_ratio': 0.75, 'max_iter': 1000, 'tol': 0.001, 'alpha': 0.01}], [0.50584176854534024, 0.091267308781102438, {'normalize': False, 'selection': 'random', 'fit_intercept': True, 'l1_ratio': 0, 'max_iter': 1000, 'tol': 0.0001, 'alpha': 0.001}], [0.39631163366410616, 0.087409070972070582, {'normalize': True, 'selection': 'cyclic', 'fit_intercept': True, 'l1_ratio': 1, 'max_iter': 1000, 'tol': 0.0001, 'alpha': 0.001}], [0.32969431482841882, 0.15284981968005576, {'normalize': False, 'selection': 'random', 'fit_intercept': True, 'l1_ratio': 0, 'max_iter': 1000, 'tol': 0.001, 'alpha': 0.001}], [0.46237178703821902, 0.01939932996240154, {'normalize': False, 'selection': 'cyclic', 'fit_intercept': True, 'l1_ratio': 0, 'max_iter': 1000, 'tol': 0.0001, 'alpha': 0.001}], [0.39563159292451927, 0.15154580372406884, {'normalize': True, 'selection': 'cyclic', 'fit_intercept': True, 'l1_ratio': 1, 'max_iter': 1000, 'tol': 0.0001, 'alpha': 0.01}], [0.51520786828072851, 0.049041471556345397, {'normalize': False, 'selection': 'random', 'fit_intercept': True, 'l1_ratio': 0, 'max_iter': 1000, 'tol': 0.0001, 'alpha': 0.001}], [0.46686653528690802, 0.15469385496800817, {'normalize': True, 'selection': 'cyclic', 'fit_intercept': True, 'l1_ratio': 0.75, 'max_iter': 1000, 'tol': 0.001, 'alpha': 0.01}], [0.45683948030217247, 0.084403500318138772, {'normalize': False, 'selection': 'cyclic', 'fit_intercept': True, 'l1_ratio': 0, 'max_iter': 1000, 'tol': 0.0001, 'alpha': 0.01}], [0.43363249643766594, 0.1118282395172203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0.59501925326939986, 0.33839826985722932, 0.58521747950658642, 0.3005760897515225, 0.60258453742704354, 0.50531786506931065, 0.38082926337130873, 0.37023007146748288, 0.48245122508200489, 0.66190159759083733]</text:p>
          </table:table-cell>
          <table:table-cell office:value-type="string" calcext:value-type="string">
            <text:p>0.482252565239</text:p>
          </table:table-cell>
          <table:table-cell office:value-type="string" calcext:value-type="string">
            <text:p>[0.50584578453192097, 0.60236309688002942, 0.63879735122199099, 0.59124469034985294, 0.61072197166710895, 0.69784946653875013, 0.80693669065157658, 0.76927699798012272, 0.95381768455653437, 0.50854712241336231]</text:p>
          </table:table-cell>
          <table:table-cell office:value-type="string" calcext:value-type="string">
            <text:p>0.668540085679</text:p>
          </table:table-cell>
          <table:table-cell office:value-type="string" calcext:value-type="string">
            <text:p>[0.53402567587917138, 0.63115847611316167, 0.64601416439494153, 0.65062909466644125, 0.5773968863995983, 0.67220300264719712, 0.74607901491573447, 0.64647049363099818, 0.75240416583807468, 0.53704797269020943]</text:p>
          </table:table-cell>
          <table:table-cell office:value-type="string" calcext:value-type="string">
            <text:p>0.639342894718</text:p>
          </table:table-cell>
          <table:table-cell office:value-type="string" calcext:value-type="string">
            <text:p>[[0.4830364706594642, 0.047697117400600494, {'normalize': False, 'selection': 'random', 'fit_intercept': True, 'l1_ratio': 0, 'max_iter': 1000, 'tol': 0.0001, 'alpha': 0.001}], [0.54239558776623786, 0.074155427910567659, {'normalize': False, 'selection': 'cyclic', 'fit_intercept': True, 'l1_ratio': 0, 'max_iter': 1000, 'tol': 0.0001, 'alpha': 0.001}], [0.41264853781923611, 0.090999334692312042, {'normalize': False, 'selection': 'cyclic', 'fit_intercept': True, 'l1_ratio': 0, 'max_iter': 1000, 'tol': 0.0001, 'alpha': 0.001}], [0.37065274870002052, 0.12420715195431524, {'normalize': False, 'selection': 'cyclic', 'fit_intercept': True, 'l1_ratio': 1, 'max_iter': 1000, 'tol': 0.0001, 'alpha': 0.01}], [0.46757503820152846, 0.056207484216705336, {'normalize': False, 'selection': 'random', 'fit_intercept': True, 'l1_ratio': 0, 'max_iter': 1000, 'tol': 0.0001, 'alpha': 0.001}], [0.46788931128411504, 0.07559726577901997, {'normalize': True, 'selection': 'random', 'fit_intercept': True, 'l1_ratio': 1, 'max_iter': 1000, 'tol': 0.001, 'alpha': 0.01}], [0.53997468559389639, 0.079321392963264487, {'normalize': False, 'selection': 'random', 'fit_intercept': True, 'l1_ratio': 1, 'max_iter': 1000, 'tol': 0.001, 'alpha': 0.001}], [0.51484717759308429, 0.16045630494658711, {'normalize': True, 'selection': 'random', 'fit_intercept': True, 'l1_ratio': 0, 'max_iter': 1000, 'tol': 0.0001, 'alpha': 0.001}], [0.44745582084995034, 0.09671233705383743, {'normalize': False, 'selection': 'random', 'fit_intercept': True, 'l1_ratio': 1, 'max_iter': 1000, 'tol': 0.0001, 'alpha': 0.01}], [0.39730613841932927, 0.14792897291076734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62342693280100758, 0.34113302128115541, 0.67701166790905365, 0.12399392315512225, 0.60060676513677436, 0.53119541861352293, 0.40429776799228745, 0.3403935853500194, 0.56711219183520845, 0.64673373172397119]</text:p>
          </table:table-cell>
          <table:table-cell office:value-type="string" calcext:value-type="string">
            <text:p>0.48559050058</text:p>
          </table:table-cell>
          <table:table-cell office:value-type="string" calcext:value-type="string">
            <text:p>[0.4703628509470395, 0.59987321019766282, 0.4974271595868312, 0.74051506398278244, 0.61376128217808346, 0.6613439296272815, 0.77635126997018788, 0.80572288310550755, 0.79779156451856659, 0.53136170682069039]</text:p>
          </table:table-cell>
          <table:table-cell office:value-type="string" calcext:value-type="string">
            <text:p>0.649451092093</text:p>
          </table:table-cell>
          <table:table-cell office:value-type="string" calcext:value-type="string">
            <text:p>[0.54042072461888113, 0.62609370903005779, 0.58619635366031086, 0.70942911684539511, 0.61052814589008675, 0.67456667006054072, 0.74610891219172937, 0.64973939939396685, 0.74582235982948519, 0.56574881048746073]</text:p>
          </table:table-cell>
          <table:table-cell office:value-type="string" calcext:value-type="string">
            <text:p>0.645465420201</text:p>
          </table:table-cell>
          <table:table-cell office:value-type="string" calcext:value-type="string">
            <text:p>[[0.47713095030402258, 0.017093307070035695, {'normalize': True, 'selection': 'cyclic', 'fit_intercept': True, 'l1_ratio': 1, 'max_iter': 1000, 'tol': 0.0001, 'alpha': 0.0001}], [0.54799417920964633, 0.060209287032082705, {'normalize': False, 'selection': 'cyclic', 'fit_intercept': True, 'l1_ratio': 0.75, 'max_iter': 1000, 'tol': 0.001, 'alpha': 0.0001}], [0.42285130880587418, 0.065069936868990499, {'normalize': False, 'selection': 'cyclic', 'fit_intercept': True, 'l1_ratio': 1, 'max_iter': 1000, 'tol': 0.0001, 'alpha': 0.0001}], [0.43749197544149365, 0.15800260730967236, {'normalize': True, 'selection': 'random', 'fit_intercept': True, 'l1_ratio': 0, 'max_iter': 1000, 'tol': 0.0001, 'alpha': 0.001}], [0.46085131298860982, 0.0367754679773609, {'normalize': True, 'selection': 'random', 'fit_intercept': True, 'l1_ratio': 0, 'max_iter': 1000, 'tol': 0.001, 'alpha': 0.0001}], [0.47534458302371141, 0.12923976168574572, {'normalize': False, 'selection': 'random', 'fit_intercept': True, 'l1_ratio': 1, 'max_iter': 1000, 'tol': 0.001, 'alpha': 0.01}], [0.52114392151620104, 0.073157816852303714, {'normalize': False, 'selection': 'random', 'fit_intercept': True, 'l1_ratio': 1, 'max_iter': 1000, 'tol': 0.001, 'alpha': 0.01}], [0.52411566671637144, 0.14741748468103469, {'normalize': False, 'selection': 'random', 'fit_intercept': True, 'l1_ratio': 0, 'max_iter': 1000, 'tol': 0.001, 'alpha': 0.01}], [0.46483695752955573, 0.1305244571181883, {'normalize': False, 'selection': 'cyclic', 'fit_intercept': True, 'l1_ratio': 1, 'max_iter': 1000, 'tol': 0.0001, 'alpha': 0.0001}], [0.41258100058495301, 0.11847371309179386, {'normalize': Fals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54284978449809851, 0.40485339513145824, 0.60310829770705388, 0.2526313370972636, 0.52204053847793808, 0.57310799566497539, 0.42282764576641485, 0.34107476395968039, 0.46154035488654854, 0.52443112901225553]</text:p>
          </table:table-cell>
          <table:table-cell office:value-type="string" calcext:value-type="string">
            <text:p>0.46484652422</text:p>
          </table:table-cell>
          <table:table-cell office:value-type="string" calcext:value-type="string">
            <text:p>[0.57100864985891719, 0.54185824442884778, 0.61124409930564283, 0.63177387447067745, 0.73449669730481892, 0.60221774036087827, 0.75220213409427938, 0.8048908093398558, 0.99235542004832977, 0.71532186821014909]</text:p>
          </table:table-cell>
          <table:table-cell office:value-type="string" calcext:value-type="string">
            <text:p>0.695736953742</text:p>
          </table:table-cell>
          <table:table-cell office:value-type="string" calcext:value-type="string">
            <text:p>[0.59416522158312113, 0.61835711433686191, 0.64359276340091376, 0.65771356364755829, 0.64454741914573332, 0.64527478915601666, 0.71945210922147462, 0.64896213879816245, 0.83066048043421625, 0.63211093717015754]</text:p>
          </table:table-cell>
          <table:table-cell office:value-type="string" calcext:value-type="string">
            <text:p>0.663483653689</text:p>
          </table:table-cell>
          <table:table-cell office:value-type="string" calcext:value-type="string">
            <text:p>[[0.42641254428045761, 0.026258296127721244, {'normalize': False, 'selection': 'random', 'fit_intercept': True, 'l1_ratio': 0, 'max_iter': 1000, 'tol': 0.0001, 'alpha': 0.001}], [0.50088160320380393, 0.098479234911464597, {'normalize': False, 'selection': 'random', 'fit_intercept': True, 'l1_ratio': 0, 'max_iter': 1000, 'tol': 0.001, 'alpha': 0.001}], [0.38223264973605048, 0.11606889549349246, {'normalize': False, 'selection': 'random', 'fit_intercept': True, 'l1_ratio': 0, 'max_iter': 1000, 'tol': 0.0001, 'alpha': 0.001}], [0.30996449138772525, 0.12250437438780357, {'normalize': True, 'selection': 'cyclic', 'fit_intercept': True, 'l1_ratio': 0, 'max_iter': 1000, 'tol': 0.0001, 'alpha': 0.001}], [0.45888982515635968, 0.026597308335860131, {'normalize': False, 'selection': 'random', 'fit_intercept': True, 'l1_ratio': 0, 'max_iter': 1000, 'tol': 0.001, 'alpha': 0.001}], [0.39532242925285621, 0.14839348775517067, {'normalize': True, 'selection': 'random', 'fit_intercept': True, 'l1_ratio': 1, 'max_iter': 1000, 'tol': 0.0001, 'alpha': 0.01}], [0.47464674920570343, 0.056535121170365958, {'normalize': False, 'selection': 'random', 'fit_intercept': True, 'l1_ratio': 0, 'max_iter': 1000, 'tol': 0.001, 'alpha': 0.001}], [0.4584437163570389, 0.18311989670365367, {'normalize': False, 'selection': 'random', 'fit_intercept': True, 'l1_ratio': 0, 'max_iter': 1000, 'tol': 0.001, 'alpha': 0.01}], [0.43778976456731772, 0.089251946129840387, {'normalize': False, 'selection': 'cyclic', 'fit_intercept': True, 'l1_ratio': 0, 'max_iter': 1000, 'tol': 0.0001, 'alpha': 0.01}], [0.42121565462135907, 0.10930398559072806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0.59891674476718881, 0.38699567692066983, 0.59335920940187803, 0.31853042932733522, 0.61368687704640412, 0.52600545062736115, 0.39027795926697029, 0.38451035908542097, 0.49922251278594942, 0.64664827539648395]</text:p>
          </table:table-cell>
          <table:table-cell office:value-type="string" calcext:value-type="string">
            <text:p>0.495815349463</text:p>
          </table:table-cell>
          <table:table-cell office:value-type="string" calcext:value-type="string">
            <text:p>[0.50097757867195924, 0.55811701455379914, 0.62625845376486022, 0.57606733111549924, 0.59366062559225929, 0.66866543193098538, 0.79462264067154553, 0.75183333118800011, 0.92290900197421644, 0.5314902450483957]</text:p>
          </table:table-cell>
          <table:table-cell office:value-type="string" calcext:value-type="string">
            <text:p>0.652460165451</text:p>
          </table:table-cell>
          <table:table-cell office:value-type="string" calcext:value-type="string">
            <text:p>[0.53997637320980796, 0.59923212182021723, 0.66182722747309464, 0.64329296889055676, 0.58484677296154819, 0.66598744086900286, 0.74551187705405642, 0.64559866631491181, 0.756811274350358, 0.56735005438528763]</text:p>
          </table:table-cell>
          <table:table-cell office:value-type="string" calcext:value-type="string">
            <text:p>0.641043477733</text:p>
          </table:table-cell>
          <table:table-cell office:value-type="string" calcext:value-type="string">
            <text:p>[[0.49610203559904664, 0.052800268389041401, {'normalize': True, 'selection': 'cyclic', 'fit_intercept': True, 'l1_ratio': 0.5, 'max_iter': 1000, 'tol': 0.001, 'alpha': 0.001}], [0.54396492189913903, 0.12014460736334523, {'normalize': True, 'selection': 'cyclic', 'fit_intercept': True, 'l1_ratio': 0, 'max_iter': 1000, 'tol': 0.0001, 'alpha': 0.001}], [0.43059703298784452, 0.082681889830342817, {'normalize': False, 'selection': 'random', 'fit_intercept': True, 'l1_ratio': 0, 'max_iter': 1000, 'tol': 0.001, 'alpha': 0.001}], [0.38702277860452339, 0.10713048346446655, {'normalize': False, 'selection': 'cyclic', 'fit_intercept': True, 'l1_ratio': 1, 'max_iter': 1000, 'tol': 0.001, 'alpha': 0.01}], [0.48247507888079688, 0.03775739034282044, {'normalize': False, 'selection': 'random', 'fit_intercept': True, 'l1_ratio': 0, 'max_iter': 1000, 'tol': 0.001, 'alpha': 0.001}], [0.46909777358241267, 0.081318733403553042, {'normalize': True, 'selection': 'random', 'fit_intercept': True, 'l1_ratio': 1, 'max_iter': 1000, 'tol': 0.001, 'alpha': 0.01}], [0.56901713289278077, 0.084125522368058911, {'normalize': False, 'selection': 'random', 'fit_intercept': True, 'l1_ratio': 0.75, 'max_iter': 1000, 'tol': 0.0001, 'alpha': 0.001}], [0.5268921243489888, 0.15868749022259149, {'normalize': True, 'selection': 'cyclic', 'fit_intercept': True, 'l1_ratio': 0, 'max_iter': 1000, 'tol': 0.0001, 'alpha': 0.001}], [0.45262236294851471, 0.078838814511062311, {'normalize': False, 'selection': 'cyclic', 'fit_intercept': True, 'l1_ratio': 0.75, 'max_iter': 1000, 'tol': 0.001, 'alpha': 0.01}], [0.41251523517657263, 0.15564484605915277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62634053673860712, 0.40496453158734502, 0.68692870655812754, 0.13715199877288153, 0.63129564322770393, 0.54153784759662749, 0.43822623379560732, 0.35698496239035726, 0.59211758006307524, 0.63931186354791403]</text:p>
          </table:table-cell>
          <table:table-cell office:value-type="string" calcext:value-type="string">
            <text:p>0.505485990428</text:p>
          </table:table-cell>
          <table:table-cell office:value-type="string" calcext:value-type="string">
            <text:p>[0.4667235809779644, 0.54175705893205384, 0.48215414853164357, 0.72939213519777957, 0.56660063066593114, 0.64675383623410554, 0.73213386385812473, 0.78545617276624358, 0.75170782776405431, 0.54252523104017936]</text:p>
          </table:table-cell>
          <table:table-cell office:value-type="string" calcext:value-type="string">
            <text:p>0.624520448597</text:p>
          </table:table-cell>
          <table:table-cell office:value-type="string" calcext:value-type="string">
            <text:p>[0.54588752710388522, 0.59579781306881385, 0.58529682433273422, 0.72101871823147545, 0.58224708672686198, 0.68387819001963213, 0.72706710201216518, 0.64095422123808876, 0.71583271640290025, 0.56586958203950732]</text:p>
          </table:table-cell>
          <table:table-cell office:value-type="string" calcext:value-type="string">
            <text:p>0.636384978118</text:p>
          </table:table-cell>
          <table:table-cell office:value-type="string" calcext:value-type="string">
            <text:p>[[0.49622420266954559, 0.015247107753223342, {'normalize': True, 'selection': 'random', 'fit_intercept': True, 'l1_ratio': 1, 'max_iter': 1000, 'tol': 0.0001, 'alpha': 0.0001}], [0.53512136221950035, 0.086966821233879374, {'normalize': False, 'selection': 'cyclic', 'fit_intercept': True, 'l1_ratio': 0.5, 'max_iter': 1000, 'tol': 0.001, 'alpha': 0.0001}], [0.41672767927046156, 0.084665014891606702, {'normalize': False, 'selection': 'cyclic', 'fit_intercept': True, 'l1_ratio': 1, 'max_iter': 1000, 'tol': 0.0001, 'alpha': 0.0001}], [0.43823825515672726, 0.157473567903918, {'normalize': False, 'selection': 'random', 'fit_intercept': True, 'l1_ratio': 0, 'max_iter': 1000, 'tol': 0.0001, 'alpha': 0.001}], [0.47903018919576235, 0.019020111137114718, {'normalize': True, 'selection': 'cyclic', 'fit_intercept': True, 'l1_ratio': 0.25, 'max_iter': 1000, 'tol': 0.0001, 'alpha': 0.0001}], [0.48336559556615294, 0.13511999655126664, {'normalize': True, 'selection': 'random', 'fit_intercept': True, 'l1_ratio': 1, 'max_iter': 1000, 'tol': 0.001, 'alpha': 0.01}], [0.53001126879496274, 0.067554965998360555, {'normalize': False, 'selection': 'random', 'fit_intercept': True, 'l1_ratio': 1, 'max_iter': 1000, 'tol': 0.0001, 'alpha': 0.01}], [0.53325476713262465, 0.14170452375297163, {'normalize': False, 'selection': 'random', 'fit_intercept': True, 'l1_ratio': 0, 'max_iter': 1000, 'tol': 0.0001, 'alpha': 0.01}], [0.45404489849071233, 0.12040111905235427, {'normalize': True, 'selection': 'cyclic', 'fit_intercept': True, 'l1_ratio': 1, 'max_iter': 1000, 'tol': 0.0001, 'alpha': 0.0001}], [0.42653076118574013, 0.11860157835555822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52128573185944749, 0.44011854750207069, 0.52495008438900248, 0.25166879243343498, 0.5182635324055167, 0.57703125416505352, 0.42675895814618459, 0.34946936946922857, 0.47236644025696817, 0.51240249861790232]</text:p>
          </table:table-cell>
          <table:table-cell office:value-type="string" calcext:value-type="string">
            <text:p>0.459431520924</text:p>
          </table:table-cell>
          <table:table-cell office:value-type="string" calcext:value-type="string">
            <text:p>[0.59794347382955459, 0.50975067060293855, 0.73161382844568124, 0.63258754328207267, 0.74030095207793156, 0.59668318865980086, 0.74707863581830825, 0.79463662502105148, 0.97240346154459034, 0.73341460491057076]</text:p>
          </table:table-cell>
          <table:table-cell office:value-type="string" calcext:value-type="string">
            <text:p>0.705641298419</text:p>
          </table:table-cell>
          <table:table-cell office:value-type="string" calcext:value-type="string">
            <text:p>[0.60402336598727036, 0.59742888584474663, 0.71874340426577399, 0.65842442396452705, 0.638240436110312, 0.64210449758776811, 0.71371683477529579, 0.64333113276483833, 0.81587672101682174, 0.64455850359536815]</text:p>
          </table:table-cell>
          <table:table-cell office:value-type="string" calcext:value-type="string">
            <text:p>0.667644820591</text:p>
          </table:table-cell>
          <table:table-cell office:value-type="string" calcext:value-type="string">
            <text:p>[[0.45736828446483407, 0.011865930642319073, {'normalize': False, 'selection': 'random', 'fit_intercept': True, 'l1_ratio': 0, 'max_iter': 1000, 'tol': 0.0001, 'alpha': 0.001}], [0.49016190789391656, 0.11673779904435731, {'normalize': True, 'selection': 'cyclic', 'fit_intercept': True, 'l1_ratio': 0.5, 'max_iter': 1000, 'tol': 0.001, 'alpha': 0.001}], [0.35529468987799173, 0.11501248636642823, {'normalize': True, 'selection': 'random', 'fit_intercept': True, 'l1_ratio': 1, 'max_iter': 1000, 'tol': 0.001, 'alpha': 0.01}], [0.31273600422754572, 0.13441379590378055, {'normalize': False, 'selection': 'random', 'fit_intercept': True, 'l1_ratio': 0, 'max_iter': 1000, 'tol': 0.0001, 'alpha': 0.001}], [0.46600632037940948, 0.034651743339945848, {'normalize': False, 'selection': 'cyclic', 'fit_intercept': True, 'l1_ratio': 0.25, 'max_iter': 1000, 'tol': 0.001, 'alpha': 0.001}], [0.39404084256311722, 0.14663569056758202, {'normalize': True, 'selection': 'random', 'fit_intercept': True, 'l1_ratio': 1, 'max_iter': 1000, 'tol': 0.0001, 'alpha': 0.01}], [0.47302103064869461, 0.057598166782514289, {'normalize': False, 'selection': 'random', 'fit_intercept': True, 'l1_ratio': 0, 'max_iter': 1000, 'tol': 0.0001, 'alpha': 0.001}], [0.45482875831368208, 0.18751424929725907, {'normalize': False, 'selection': 'cyclic', 'fit_intercept': True, 'l1_ratio': 0, 'max_iter': 1000, 'tol': 0.0001, 'alpha': 0.01}], [0.41799507480312559, 0.086047650278991486, {'normalize': False, 'selection': 'random', 'fit_intercept': True, 'l1_ratio': 0, 'max_iter': 1000, 'tol': 0.001, 'alpha': 0.01}], [0.42778728931103194, 0.11229091921709042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0.60423083134600208, 0.40889996787385763, 0.59432553787139764, 0.32853743225771592, 0.58948380062276673, 0.52812442633018897, 0.42920552119945454, 0.42324973246521214, 0.50897647615682773, 0.6408228754156704]</text:p>
          </table:table-cell>
          <table:table-cell office:value-type="string" calcext:value-type="string">
            <text:p>0.505585660154</text:p>
          </table:table-cell>
          <table:table-cell office:value-type="string" calcext:value-type="string">
            <text:p>[0.49433995869562358, 0.53817399455795334, 0.62477023274241883, 0.56760810165220987, 0.63085432323591839, 0.66567618700093723, 0.74389014292469147, 0.70451238506616864, 0.90493291313286128, 0.54025245858161552]</text:p>
          </table:table-cell>
          <table:table-cell office:value-type="string" calcext:value-type="string">
            <text:p>0.641501069759</text:p>
          </table:table-cell>
          <table:table-cell office:value-type="string" calcext:value-type="string">
            <text:p>[0.55631312179381032, 0.60275957325786955, 0.6748335397856472, 0.65320458855311392, 0.61360617602735801, 0.66166043262504326, 0.71900360904218807, 0.62727790523634563, 0.75808554938221417, 0.59650075483737852]</text:p>
          </table:table-cell>
          <table:table-cell office:value-type="string" calcext:value-type="string">
            <text:p>0.646324525054</text:p>
          </table:table-cell>
          <table:table-cell office:value-type="string" calcext:value-type="string">
            <text:p>[[0.49737933051762839, 0.049588178930185044, {'normalize': False, 'selection': 'cyclic', 'fit_intercept': True, 'l1_ratio': 0, 'max_iter': 1000, 'tol': 0.0001, 'alpha': 0.001}], [0.55121910610322089, 0.12374954483286964, {'normalize': True, 'selection': 'random', 'fit_intercept': True, 'l1_ratio': 0, 'max_iter': 1000, 'tol': 0.001, 'alpha': 0.001}], [0.44803148213190164, 0.058921445162307087, {'normalize': True, 'selection': 'cyclic', 'fit_intercept': True, 'l1_ratio': 0.75, 'max_iter': 1000, 'tol': 0.001, 'alpha': 0.001}], [0.39079655206365349, 0.10984858882973535, {'normalize': False, 'selection': 'random', 'fit_intercept': True, 'l1_ratio': 1, 'max_iter': 1000, 'tol': 0.001, 'alpha': 0.01}], [0.49625473916383778, 0.021826598521435855, {'normalize': False, 'selection': 'cyclic', 'fit_intercept': True, 'l1_ratio': 0.25, 'max_iter': 1000, 'tol': 0.001, 'alpha': 0.001}], [0.47182933432165558, 0.076165294237888148, {'normalize': True, 'selection': 'random', 'fit_intercept': True, 'l1_ratio': 1, 'max_iter': 1000, 'tol': 0.0001, 'alpha': 0.01}], [0.55548536419460226, 0.10179663771138305, {'normalize': False, 'selection': 'cyclic', 'fit_intercept': True, 'l1_ratio': 0.25, 'max_iter': 1000, 'tol': 0.0001, 'alpha': 0.001}], [0.49552718240888038, 0.16993589033899673, {'normalize': False, 'selection': 'cyclic', 'fit_intercept': True, 'l1_ratio': 0.25, 'max_iter': 1000, 'tol': 0.001, 'alpha': 0.01}], [0.46571137220525666, 0.064265983996309922, {'normalize': True, 'selection': 'random', 'fit_intercept': True, 'l1_ratio': 1, 'max_iter': 1000, 'tol': 0.001, 'alpha': 0.01}], [0.43121308727153784, 0.15013465058229877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62292462261974324, 0.46511300705530756, 0.588307121611513, 0.17855084813602706, 0.6145797724533173, 0.54110461214484151, 0.46522239312712577, 0.38033777735667174, 0.45997372284318605, 0.64174279435238279]</text:p>
          </table:table-cell>
          <table:table-cell office:value-type="string" calcext:value-type="string">
            <text:p>0.49578566717</text:p>
          </table:table-cell>
          <table:table-cell office:value-type="string" calcext:value-type="string">
            <text:p>[0.47099026716317161, 0.48699417016561136, 0.63403906200936155, 0.69439640583551421, 0.59228848259643307, 0.64736500269346609, 0.69695101334117293, 0.75693022610262151, 0.9952426481137211, 0.53886877227968366]</text:p>
          </table:table-cell>
          <table:table-cell office:value-type="string" calcext:value-type="string">
            <text:p>0.65140660503</text:p>
          </table:table-cell>
          <table:table-cell office:value-type="string" calcext:value-type="string">
            <text:p>[0.55687643941072917, 0.58172947392671059, 0.66189313694458596, 0.70827132045748031, 0.59621400100618038, 0.68312774579929858, 0.70880164559350722, 0.63538775431164429, 0.81967049505420786, 0.57200112809232262]</text:p>
          </table:table-cell>
          <table:table-cell office:value-type="string" calcext:value-type="string">
            <text:p>0.65239731406</text:p>
          </table:table-cell>
          <table:table-cell office:value-type="string" calcext:value-type="string">
            <text:p>[[0.49560837999508273, 0.0053724290937944017, {'normalize': True, 'selection': 'random', 'fit_intercept': True, 'l1_ratio': 1, 'max_iter': 1000, 'tol': 0.0001, 'alpha': 0.0001}], [0.51803323923586753, 0.1196645598865068, {'normalize': False, 'selection': 'cyclic', 'fit_intercept': True, 'l1_ratio': 0.25, 'max_iter': 1000, 'tol': 0.001, 'alpha': 0.01}], [0.42565526911087659, 0.072898059374319465, {'normalize': True, 'selection': 'random', 'fit_intercept': True, 'l1_ratio': 1, 'max_iter': 1000, 'tol': 0.001, 'alpha': 0.01}], [0.41406708968521372, 0.15183402130190876, {'normalize': True, 'selection': 'random', 'fit_intercept': True, 'l1_ratio': 0, 'max_iter': 1000, 'tol': 0.001, 'alpha': 0.001}], [0.4717429875650514, 0.0072948127138313234, {'normalize': True, 'selection': 'cyclic', 'fit_intercept': True, 'l1_ratio': 0.5, 'max_iter': 1000, 'tol': 0.0001, 'alpha': 0.0001}], [0.48997548376275918, 0.13495100092019535, {'normalize': True, 'selection': 'random', 'fit_intercept': True, 'l1_ratio': 1, 'max_iter': 1000, 'tol': 0.0001, 'alpha': 0.01}], [0.52048495201317146, 0.061850611468432432, {'normalize': True, 'selection': 'random', 'fit_intercept': True, 'l1_ratio': 1, 'max_iter': 1000, 'tol': 0.001, 'alpha': 0.01}], [0.51993300981170609, 0.1519505210089763, {'normalize': False, 'selection': 'random', 'fit_intercept': True, 'l1_ratio': 0, 'max_iter': 1000, 'tol': 0.001, 'alpha': 0.01}], [0.45194482726883539, 0.098134572661727801, {'normalize': True, 'selection': 'cyclic', 'fit_intercept': True, 'l1_ratio': 0, 'max_iter': 1000, 'tol': 0.0001, 'alpha': 0.01}], [0.43734592273672374, 0.11591487167567663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52136938251256315, 0.41631476068547624, 0.52544068299592461, 0.24767849773196426, 0.49671286409379389, 0.57425537253155556, 0.44501773121370369, 0.36416884550418238, 0.47997633967853881, 0.50905223099972341]</text:p>
          </table:table-cell>
          <table:table-cell office:value-type="string" calcext:value-type="string">
            <text:p>0.457998670795</text:p>
          </table:table-cell>
          <table:table-cell office:value-type="string" calcext:value-type="string">
            <text:p>[0.59783898903467614, 0.53142310900666179, 0.73085826842294388, 0.63596066296043419, 0.77341860320521516, 0.60059913261719233, 0.7232828182144514, 0.77668091090431091, 0.958378780204864, 0.73845387437886512]</text:p>
          </table:table-cell>
          <table:table-cell office:value-type="string" calcext:value-type="string">
            <text:p>0.706689514895</text:p>
          </table:table-cell>
          <table:table-cell office:value-type="string" calcext:value-type="string">
            <text:p>[0.59683305710515266, 0.62265882315267607, 0.72312435039419043, 0.67606342795265439, 0.65240346690983997, 0.6447683761207933, 0.69632942483841676, 0.64345934897135149, 0.8039023156140388, 0.6489219718186644]</text:p>
          </table:table-cell>
          <table:table-cell office:value-type="string" calcext:value-type="string">
            <text:p>0.670846456288</text:p>
          </table:table-cell>
          <table:table-cell office:value-type="string" calcext:value-type="string">
            <text:p>[[0.43551898611303891, 0.030674442900451807, {'normalize': False, 'selection': 'random', 'fit_intercept': True, 'l1_ratio': 0, 'max_iter': 1000, 'tol': 0.0001, 'alpha': 0.001}], [0.47486422974913689, 0.12474886166752507, {'normalize': False, 'selection': 'random', 'fit_intercept': True, 'l1_ratio': 0.75, 'max_iter': 1000, 'tol': 0.001, 'alpha': 0.01}], [0.36546032301764236, 0.10876022878770095, {'normalize': True, 'selection': 'random', 'fit_intercept': True, 'l1_ratio': 1, 'max_iter': 1000, 'tol': 0.001, 'alpha': 0.01}], [0.27694667140290824, 0.109560498491062, {'normalize': True, 'selection': 'random', 'fit_intercept': True, 'l1_ratio': 1, 'max_iter': 1000, 'tol': 0.0001, 'alpha': 0.01}], [0.44545225183223208, 0.026445614726982709, {'normalize': True, 'selection': 'cyclic', 'fit_intercept': True, 'l1_ratio': 0.75, 'max_iter': 1000, 'tol': 0.0001, 'alpha': 0.001}], [0.38971394687232286, 0.14644158605378768, {'normalize': True, 'selection': 'cyclic', 'fit_intercept': True, 'l1_ratio': 1, 'max_iter': 1000, 'tol': 0.0001, 'alpha': 0.01}], [0.46148917715708754, 0.062132370125985631, {'normalize': False, 'selection': 'cyclic', 'fit_intercept': True, 'l1_ratio': 0.5, 'max_iter': 1000, 'tol': 0.001, 'alpha': 0.01}], [0.43286960757202669, 0.21362926084601658, {'normalize': False, 'selection': 'cyclic', 'fit_intercept': True, 'l1_ratio': 0, 'max_iter': 1000, 'tol': 0.0001, 'alpha': 0.01}], [0.41117018277611528, 0.073815769388657512, {'normalize': False, 'selection': 'cyclic', 'fit_intercept': True, 'l1_ratio': 0, 'max_iter': 1000, 'tol': 0.0001, 'alpha': 0.01}], [0.4271206200589347, 0.11182271449496271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0.57522407949383825, 0.38730383307523564, 0.55755760226860163, 0.31238561979338442, 0.53284030162117735, 0.50642072173628461, 0.43955121875497416, 0.42091553409449822, 0.51154680849229828, 0.54440211715428755]</text:p>
          </table:table-cell>
          <table:table-cell office:value-type="string" calcext:value-type="string">
            <text:p>0.478814783648</text:p>
          </table:table-cell>
          <table:table-cell office:value-type="string" calcext:value-type="string">
            <text:p>[0.53057117034169543, 0.55783645014906746, 0.68139571407906485, 0.58126172890048322, 0.71790033087842209, 0.69629366356473688, 0.73040707201376831, 0.70736365667181211, 0.90019591334545412, 0.68528271842709021]</text:p>
          </table:table-cell>
          <table:table-cell office:value-type="string" calcext:value-type="string">
            <text:p>0.678850841837</text:p>
          </table:table-cell>
          <table:table-cell office:value-type="string" calcext:value-type="string">
            <text:p>[0.55459236197268547, 0.60446895807198631, 0.71966004352979063, 0.64480419849864867, 0.65266934402323651, 0.66749781918897977, 0.69481566040847786, 0.62677740599989817, 0.75336427843285703, 0.67073161489203148]</text:p>
          </table:table-cell>
          <table:table-cell office:value-type="string" calcext:value-type="string">
            <text:p>0.658938168502</text:p>
          </table:table-cell>
          <table:table-cell office:value-type="string" calcext:value-type="string">
            <text:p>[[0.46329161758616638, 0.073209138367434076, {'normalize': False, 'selection': 'cyclic', 'fit_intercept': True, 'l1_ratio': 0.5, 'max_iter': 1000, 'tol': 0.001, 'alpha': 0.01}], [0.55702593505948128, 0.11922114451025079, {'normalize': True, 'selection': 'random', 'fit_intercept': True, 'l1_ratio': 0, 'max_iter': 1000, 'tol': 0.001, 'alpha': 0.001}], [0.46926752589112691, 0.035012549432451613, {'normalize': True, 'selection': 'random', 'fit_intercept': True, 'l1_ratio': 0, 'max_iter': 1000, 'tol': 0.001, 'alpha': 0.001}], [0.37638292373631788, 0.095153816648722869, {'normalize': False, 'selection': 'cyclic', 'fit_intercept': True, 'l1_ratio': 1, 'max_iter': 1000, 'tol': 0.001, 'alpha': 0.01}], [0.49941804941529183, 0.039298866356937835, {'normalize': False, 'selection': 'random', 'fit_intercept': True, 'l1_ratio': 0, 'max_iter': 1000, 'tol': 0.0001, 'alpha': 0.001}], [0.46298020242441779, 0.040954016169622402, {'normalize': True, 'selection': 'cyclic', 'fit_intercept': True, 'l1_ratio': 0.75, 'max_iter': 1000, 'tol': 0.001, 'alpha': 0.01}], [0.53065672682067755, 0.10430144433322071, {'normalize': False, 'selection': 'random', 'fit_intercept': True, 'l1_ratio': 0, 'max_iter': 1000, 'tol': 0.001, 'alpha': 0.001}], [0.44957048222674495, 0.1822200830127684, {'normalize': False, 'selection': 'cyclic', 'fit_intercept': True, 'l1_ratio': 0, 'max_iter': 1000, 'tol': 0.0001, 'alpha': 0.01}], [0.41912105420999657, 0.059848287035508207, {'normalize': True, 'selection': 'random', 'fit_intercept': True, 'l1_ratio': 1, 'max_iter': 1000, 'tol': 0.001, 'alpha': 0.01}], [0.45973045185287964, 0.15613419261087641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60809539767269327, 0.46049014303308011, 0.62320512808943263, 0.23115753281502716, 0.64235571685679793, 0.54840032306203301, 0.48111774818046349, 0.38783026195732517, 0.61422350536955084, 0.57739001698422454]</text:p>
          </table:table-cell>
          <table:table-cell office:value-type="string" calcext:value-type="string">
            <text:p>0.517426577402</text:p>
          </table:table-cell>
          <table:table-cell office:value-type="string" calcext:value-type="string">
            <text:p>[0.48951287839320834, 0.49120311122790766, 0.5802934170036268, 0.64992634620841627, 0.54960423618793885, 0.6370729229677724, 0.67623532953267917, 0.74777800113939774, 0.71096766275420931, 0.63566431912843657]</text:p>
          </table:table-cell>
          <table:table-cell office:value-type="string" calcext:value-type="string">
            <text:p>0.616825822454</text:p>
          </table:table-cell>
          <table:table-cell office:value-type="string" calcext:value-type="string">
            <text:p>[0.56447890723470462, 0.58088327306594245, 0.65896525234279257, 0.69227006268615643, 0.59566410079001031, 0.66387557768140371, 0.67944964182038492, 0.63022589114981653, 0.68767801485531888, 0.61508210354615056]</text:p>
          </table:table-cell>
          <table:table-cell office:value-type="string" calcext:value-type="string">
            <text:p>0.636857282517</text:p>
          </table:table-cell>
          <table:table-cell office:value-type="string" calcext:value-type="string">
            <text:p>[[0.45893364277252074, 0.018927654406005464, {'normalize': False, 'selection': 'cyclic', 'fit_intercept': True, 'l1_ratio': 0.5, 'max_iter': 1000, 'tol': 0.001, 'alpha': 0.01}], [0.53274813086716799, 0.12344423514817672, {'normalize': False, 'selection': 'cyclic', 'fit_intercept': True, 'l1_ratio': 0.5, 'max_iter': 1000, 'tol': 0.001, 'alpha': 0.01}], [0.44114812088071287, 0.073982971541204381, {'normalize': False, 'selection': 'cyclic', 'fit_intercept': True, 'l1_ratio': 0.75, 'max_iter': 1000, 'tol': 0.0001, 'alpha': 0.01}], [0.39955688122008631, 0.14757095714873614, {'normalize': True, 'selection': 'random', 'fit_intercept': True, 'l1_ratio': 1, 'max_iter': 1000, 'tol': 0.0001, 'alpha': 0.01}], [0.46327919061624956, 0.034415131754186395, {'normalize': True, 'selection': 'random', 'fit_intercept': True, 'l1_ratio': 1, 'max_iter': 1000, 'tol': 0.001, 'alpha': 0.0001}], [0.48995027000582314, 0.10780439179632548, {'normalize': False, 'selection': 'random', 'fit_intercept': True, 'l1_ratio': 1, 'max_iter': 1000, 'tol': 0.001, 'alpha': 0.01}], [0.50213822111234474, 0.082557981879150713, {'normalize': False, 'selection': 'random', 'fit_intercept': True, 'l1_ratio': 0.75, 'max_iter': 1000, 'tol': 0.001, 'alpha': 0.01}], [0.495283353616848, 0.15871492913124233, {'normalize': False, 'selection': 'random', 'fit_intercept': True, 'l1_ratio': 0, 'max_iter': 1000, 'tol': 0.001, 'alpha': 0.01}], [0.43786437714904114, 0.049520063828351051, {'normalize': True, 'selection': 'random', 'fit_intercept': True, 'l1_ratio': 1, 'max_iter': 1000, 'tol': 0.0001, 'alpha': 0.0001}], [0.46863592675338478, 0.13791098120962655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48869453385253747, 0.42376442875399056, 0.55499245236945716, 0.25512812996391476, 0.46206508758035203, 0.56744908452200837, 0.45366911849145186, 0.36634486988657089, 0.48979829746622527, 0.47236534432844191]</text:p>
          </table:table-cell>
          <table:table-cell office:value-type="string" calcext:value-type="string">
            <text:p>0.453427134721</text:p>
          </table:table-cell>
          <table:table-cell office:value-type="string" calcext:value-type="string">
            <text:p>[0.63865187850738847, 0.52464047086647703, 0.68534624448982451, 0.6296632581424676, 0.82666302970330607, 0.61020078208293871, 0.71200786381744186, 0.77402285209811161, 0.94027738089936364, 0.79363606546300647]</text:p>
          </table:table-cell>
          <table:table-cell office:value-type="string" calcext:value-type="string">
            <text:p>0.713510982607</text:p>
          </table:table-cell>
          <table:table-cell office:value-type="string" calcext:value-type="string">
            <text:p>[0.62228165084536935, 0.62696894442963935, 0.71438317396022277, 0.67881615233687587, 0.67876048180384718, 0.63882732296243916, 0.69265404491315918, 0.64204870828457905, 0.79853963101014624, 0.67943027996672001]</text:p>
          </table:table-cell>
          <table:table-cell office:value-type="string" calcext:value-type="string">
            <text:p>0.677271039051</text:p>
          </table:table-cell>
          <table:table-cell office:value-type="string" calcext:value-type="string">
            <text:p>[[0.42055684564379758, 0.056363681441954916, {'normalize': True, 'selection': 'cyclic', 'fit_intercept': True, 'l1_ratio': 0.75, 'max_iter': 1000, 'tol': 0.001, 'alpha': 0.01}], [0.48808713138937609, 0.11119813331104371, {'normalize': True, 'selection': 'cyclic', 'fit_intercept': True, 'l1_ratio': 0.25, 'max_iter': 1000, 'tol': 0.001, 'alpha': 0.001}], [0.38454202393830417, 0.10680394084063621, {'normalize': False, 'selection': 'cyclic', 'fit_intercept': True, 'l1_ratio': 1, 'max_iter': 1000, 'tol': 0.001, 'alpha': 0.01}], [0.27128875160160165, 0.10803896394210938, {'normalize': True, 'selection': 'cyclic', 'fit_intercept': True, 'l1_ratio': 1, 'max_iter': 1000, 'tol': 0.0001, 'alpha': 0.01}], [0.43800339794266591, 0.04368461887879397, {'normalize': False, 'selection': 'random', 'fit_intercept': True, 'l1_ratio': 1, 'max_iter': 1000, 'tol': 0.001, 'alpha': 0.01}], [0.38614655366341183, 0.13628693292156502, {'normalize': False, 'selection': 'cyclic', 'fit_intercept': True, 'l1_ratio': 0.75, 'max_iter': 1000, 'tol': 0.0001, 'alpha': 0.01}], [0.46612235359189408, 0.077975913839515409, {'normalize': False, 'selection': 'random', 'fit_intercept': True, 'l1_ratio': 0, 'max_iter': 1000, 'tol': 0.0001, 'alpha': 0.001}], [0.41175282526760065, 0.242694213654228, {'normalize': False, 'selection': 'random', 'fit_intercept': True, 'l1_ratio': 0, 'max_iter': 1000, 'tol': 0.0001, 'alpha': 0.01}], [0.39750183262333122, 0.061461896827654849, {'normalize': False, 'selection': 'cyclic', 'fit_intercept': True, 'l1_ratio': 0, 'max_iter': 1000, 'tol': 0.0001, 'alpha': 0.01}], [0.45315395479245413, 0.12667348802407832, {'normalize': True, 'selection': 'random', 'fit_intercept': True, 'l1_ratio': 0.25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0.54468769155325458, 0.37584561412927453, 0.5256046327523618, 0.28485365281874031, 0.49999935565004949, 0.49067772720561964, 0.43753266162283677, 0.41329165026901182, 0.46865645022589475, 0.51825022084659489]</text:p>
          </table:table-cell>
          <table:table-cell office:value-type="string" calcext:value-type="string">
            <text:p>0.455939965707</text:p>
          </table:table-cell>
          <table:table-cell office:value-type="string" calcext:value-type="string">
            <text:p>[0.56871299125361896, 0.56826872070484302, 0.73060577304290486, 0.60453535316486229, 0.76836813891248468, 0.71850234982846517, 0.73303776451220093, 0.71667638850688986, 0.97924079605809, 0.7246188156051977]</text:p>
          </table:table-cell>
          <table:table-cell office:value-type="string" calcext:value-type="string">
            <text:p>0.711256709159</text:p>
          </table:table-cell>
          <table:table-cell office:value-type="string" calcext:value-type="string">
            <text:p>[0.57394107694079155, 0.61520528304493283, 0.74968550505840847, 0.63870260043271976, 0.69187679402775759, 0.67287597322165438, 0.69865118778608226, 0.63687598220206265, 0.78496767709455562, 0.69237996008784819]</text:p>
          </table:table-cell>
          <table:table-cell office:value-type="string" calcext:value-type="string">
            <text:p>0.67551620399</text:p>
          </table:table-cell>
          <table:table-cell office:value-type="string" calcext:value-type="string">
            <text:p>[[0.44865299199016395, 0.084797112282844145, {'normalize': True, 'selection': 'random', 'fit_intercept': True, 'l1_ratio': 0.75, 'max_iter': 1000, 'tol': 0.001, 'alpha': 0.01}], [0.5450760290527572, 0.13339876296768874, {'normalize': True, 'selection': 'random', 'fit_intercept': True, 'l1_ratio': 0, 'max_iter': 1000, 'tol': 0.0001, 'alpha': 0.001}], [0.46344206249151709, 0.060061245010080845, {'normalize': True, 'selection': 'cyclic', 'fit_intercept': True, 'l1_ratio': 0, 'max_iter': 1000, 'tol': 0.0001, 'alpha': 0.001}], [0.37779147814230996, 0.15646577523380276, {'normalize': False, 'selection': 'cyclic', 'fit_intercept': True, 'l1_ratio': 0, 'max_iter': 1000, 'tol': 0.0001, 'alpha': 0.001}], [0.50008917393693497, 0.072606578369064922, {'normalize': True, 'selection': 'random', 'fit_intercept': True, 'l1_ratio': 0, 'max_iter': 1000, 'tol': 0.001, 'alpha': 0.0001}], [0.44760313458794004, 0.020430305176322487, {'normalize': True, 'selection': 'cyclic', 'fit_intercept': True, 'l1_ratio': 0.75, 'max_iter': 1000, 'tol': 0.001, 'alpha': 0.01}], [0.50483208657524226, 0.10533894881764018, {'normalize': False, 'selection': 'cyclic', 'fit_intercept': True, 'l1_ratio': 0, 'max_iter': 1000, 'tol': 0.0001, 'alpha': 0.001}], [0.43153074198984864, 0.18202420858625676, {'normalize': False, 'selection': 'random', 'fit_intercept': True, 'l1_ratio': 0, 'max_iter': 1000, 'tol': 0.0001, 'alpha': 0.01}], [0.38043459021675119, 0.091284092433799896, {'normalize': True, 'selection': 'random', 'fit_intercept': True, 'l1_ratio': 0.5, 'max_iter': 1000, 'tol': 0.001, 'alpha': 0.01}], [0.44591694480469007, 0.16117463897820897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58800343471528171, 0.44910245484913236, 0.60837625254980598, 0.1191600812631004, 0.62725265470821223, 0.55316181721519486, 0.47888912417553497, 0.39873686053632129, 0.47399081593348591, 0.56740744600382464]</text:p>
          </table:table-cell>
          <table:table-cell office:value-type="string" calcext:value-type="string">
            <text:p>0.486408094195</text:p>
          </table:table-cell>
          <table:table-cell office:value-type="string" calcext:value-type="string">
            <text:p>[0.51460897208908707, 0.50157116621970266, 0.60313103900622622, 0.74460126022339035, 0.57281362978797257, 0.63035586989453585, 0.67913979250687506, 0.73445536531177869, 0.96940981471995702, 0.65067949728425012]</text:p>
          </table:table-cell>
          <table:table-cell office:value-type="string" calcext:value-type="string">
            <text:p>0.660076640704</text:p>
          </table:table-cell>
          <table:table-cell office:value-type="string" calcext:value-type="string">
            <text:p>[0.57464427560861042, 0.59801710026682964, 0.67673422865218547, 0.77797295758238449, 0.61893379333956211, 0.66371922574772257, 0.6894603729607921, 0.63562278765145186, 0.81739947112324263, 0.64843403246195497]</text:p>
          </table:table-cell>
          <table:table-cell office:value-type="string" calcext:value-type="string">
            <text:p>0.670093824539</text:p>
          </table:table-cell>
          <table:table-cell office:value-type="string" calcext:value-type="string">
            <text:p>[[0.45784122993872012, 0.0097470682542447739, {'normalize': True, 'selection': 'cyclic', 'fit_intercept': True, 'l1_ratio': 1, 'max_iter': 1000, 'tol': 0.001, 'alpha': 0.01}], [0.53389214316484079, 0.12834097469743114, {'normalize': True, 'selection': 'random', 'fit_intercept': True, 'l1_ratio': 0, 'max_iter': 1000, 'tol': 0.001, 'alpha': 0.001}], [0.43672806142654369, 0.084161339226556567, {'normalize': False, 'selection': 'cyclic', 'fit_intercept': True, 'l1_ratio': 0.75, 'max_iter': 1000, 'tol': 0.001, 'alpha': 0.01}], [0.44219943367873316, 0.15911487490306164, {'normalize': True, 'selection': 'cyclic', 'fit_intercept': True, 'l1_ratio': 1, 'max_iter': 1000, 'tol': 0.0001, 'alpha': 0.0001}], [0.45705013551533519, 0.051476932454606814, {'normalize': True, 'selection': 'cyclic', 'fit_intercept': True, 'l1_ratio': 0.5, 'max_iter': 1000, 'tol': 0.0001, 'alpha': 0.0001}], [0.47634213727530889, 0.087841270942234526, {'normalize': False, 'selection': 'random', 'fit_intercept': True, 'l1_ratio': 1, 'max_iter': 1000, 'tol': 0.001, 'alpha': 0.01}], [0.49489194988509949, 0.075738678111778771, {'normalize': False, 'selection': 'random', 'fit_intercept': True, 'l1_ratio': 0.75, 'max_iter': 1000, 'tol': 0.001, 'alpha': 0.01}], [0.48438753879740654, 0.15635341870744612, {'normalize': False, 'selection': 'cyclic', 'fit_intercept': True, 'l1_ratio': 0, 'max_iter': 1000, 'tol': 0.0001, 'alpha': 0.01}], [0.41156513349721879, 0.088499983691110784, {'normalize': True, 'selection': 'random', 'fit_intercept': True, 'l1_ratio': 0, 'max_iter': 1000, 'tol': 0.0001, 'alpha': 0.01}], [0.46623618798332556, 0.13586259294331596, {'normalize': True, 'selection': 'cyclic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48873183817895705, 0.42059104288612192, 0.53579708024611017, 0.19059787162009068, 0.49099009713441222, 0.58015662005838964, 0.45971078797704201, 0.37105759981695308, 0.45199833311249249, 0.47243076433925857]</text:p>
          </table:table-cell>
          <table:table-cell office:value-type="string" calcext:value-type="string">
            <text:p>0.446206203537</text:p>
          </table:table-cell>
          <table:table-cell office:value-type="string" calcext:value-type="string">
            <text:p>[0.63860528311633225, 0.52752971745075083, 0.71490861094038782, 0.68421268382500677, 0.78221297546792845, 0.59227422628296356, 0.7041340343673328, 0.76826615497923934, 1.0099409106447672, 0.793537664648297]</text:p>
          </table:table-cell>
          <table:table-cell office:value-type="string" calcext:value-type="string">
            <text:p>0.721562226172</text:p>
          </table:table-cell>
          <table:table-cell office:value-type="string" calcext:value-type="string">
            <text:p>[0.62523706216286667, 0.63489330470448924, 0.73765581642364841, 0.6977174441088142, 0.66711395170591459, 0.633018196283479, 0.69047961861481044, 0.64553226616187731, 0.84022613834960269, 0.6880960044266059]</text:p>
          </table:table-cell>
          <table:table-cell office:value-type="string" calcext:value-type="string">
            <text:p>0.685996980294</text:p>
          </table:table-cell>
          <table:table-cell office:value-type="string" calcext:value-type="string">
            <text:p>[[0.41603809551670001, 0.055226246118057362, {'normalize': True, 'selection': 'random', 'fit_intercept': True, 'l1_ratio': 0.75, 'max_iter': 1000, 'tol': 0.001, 'alpha': 0.01}], [0.49270812666263358, 0.11928386507775632, {'normalize': True, 'selection': 'random', 'fit_intercept': True, 'l1_ratio': 0.25, 'max_iter': 1000, 'tol': 0.001, 'alpha': 0.001}], [0.40218593314667572, 0.11413129413710381, {'normalize': True, 'selection': 'cyclic', 'fit_intercept': True, 'l1_ratio': 1, 'max_iter': 1000, 'tol': 0.001, 'alpha': 0.001}], [0.28029027519631156, 0.099503076588705427, {'normalize': False, 'selection': 'cyclic', 'fit_intercept': True, 'l1_ratio': 0, 'max_iter': 1000, 'tol': 0.0001, 'alpha': 0.001}], [0.43343304191469917, 0.032970293435577426, {'normalize': False, 'selection': 'random', 'fit_intercept': True, 'l1_ratio': 0, 'max_iter': 1000, 'tol': 0.001, 'alpha': 0.001}], [0.37044857462482556, 0.12682823026761245, {'normalize': False, 'selection': 'cyclic', 'fit_intercept': True, 'l1_ratio': 0.75, 'max_iter': 1000, 'tol': 0.0001, 'alpha': 0.01}], [0.46446246271539637, 0.082065781971831953, {'normalize': True, 'selection': 'random', 'fit_intercept': True, 'l1_ratio': 0, 'max_iter': 1000, 'tol': 0.0001, 'alpha': 0.001}], [0.4032157998641584, 0.24283180304780938, {'normalize': False, 'selection': 'cyclic', 'fit_intercept': True, 'l1_ratio': 0, 'max_iter': 1000, 'tol': 0.0001, 'alpha': 0.01}], [0.3840188720707447, 0.045556322998925168, {'normalize': True, 'selection': 'random', 'fit_intercept': True, 'l1_ratio': 0.25, 'max_iter': 1000, 'tol': 0.001, 'alpha': 0.01}], [0.4498262473631584, 0.12771668845778483, {'normalize': True, 'selection': 'random', 'fit_intercept': True, 'l1_ratio': 0.5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55541169065876528, 0.40560180529252376, 0.50932980181124476, 0.32745271543240451, 0.56173065898939845, 0.4833797156698274, 0.45228114859416557, 0.40670887605299511, 0.45432422894925795, 0.49821920263856589]</text:p>
          </table:table-cell>
          <table:table-cell office:value-type="string" calcext:value-type="string">
            <text:p>0.465443984409</text:p>
          </table:table-cell>
          <table:table-cell office:value-type="string" calcext:value-type="string">
            <text:p>[0.55531805881636098, 0.54117684557238066, 0.75567027885767268, 0.56852504637500412, 0.67350352784550438, 0.72879767504323123, 0.71381674102914372, 0.72471738341288405, 1.0056543956551514, 0.75474825897469033]</text:p>
          </table:table-cell>
          <table:table-cell office:value-type="string" calcext:value-type="string">
            <text:p>0.702192821158</text:p>
          </table:table-cell>
          <table:table-cell office:value-type="string" calcext:value-type="string">
            <text:p>[0.57258463649076408, 0.58901001833461508, 0.76441473287182093, 0.60902979725927964, 0.6609008629586417, 0.66727597749059642, 0.69127297568063273, 0.65043922793018094, 0.79200616931393286, 0.68206516212670598]</text:p>
          </table:table-cell>
          <table:table-cell office:value-type="string" calcext:value-type="string">
            <text:p>0.667899956046</text:p>
          </table:table-cell>
          <table:table-cell office:value-type="string" calcext:value-type="string">
            <text:p>[[0.4468794346198719, 0.073193625035544801, {'normalize': True, 'selection': 'random', 'fit_intercept': True, 'l1_ratio': 1, 'max_iter': 1000, 'tol': 0.001, 'alpha': 0.01}], [0.53915543163286372, 0.14413942571544916, {'normalize': True, 'selection': 'cyclic', 'fit_intercept': True, 'l1_ratio': 0, 'max_iter': 1000, 'tol': 0.0001, 'alpha': 0.001}], [0.46006783612414665, 0.057686436469030919, {'normalize': False, 'selection': 'random', 'fit_intercept': True, 'l1_ratio': 0, 'max_iter': 1000, 'tol': 0.0001, 'alpha': 0.001}], [0.36908347026646554, 0.1834827670974144, {'normalize': True, 'selection': 'cyclic', 'fit_intercept': True, 'l1_ratio': 0, 'max_iter': 1000, 'tol': 0.0001, 'alpha': 0.0001}], [0.47494270804438476, 0.06792245623522343, {'normalize': False, 'selection': 'random', 'fit_intercept': True, 'l1_ratio': 0, 'max_iter': 1000, 'tol': 0.001, 'alpha': 0.0001}], [0.45970087584136549, 0.017155804909764483, {'normalize': True, 'selection': 'cyclic', 'fit_intercept': True, 'l1_ratio': 0.75, 'max_iter': 1000, 'tol': 0.001, 'alpha': 0.01}], [0.48331239770093015, 0.12114733651616703, {'normalize': False, 'selection': 'random', 'fit_intercept': True, 'l1_ratio': 0, 'max_iter': 1000, 'tol': 0.0001, 'alpha': 0.001}], [0.43146680998334619, 0.17431459801941651, {'normalize': False, 'selection': 'random', 'fit_intercept': True, 'l1_ratio': 0, 'max_iter': 1000, 'tol': 0.0001, 'alpha': 0.01}], [0.376353566432438, 0.095258057307574695, {'normalize': True, 'selection': 'random', 'fit_intercept': True, 'l1_ratio': 0, 'max_iter': 1000, 'tol': 0.001, 'alpha': 0.01}], [0.44708823025662797, 0.18567406950286475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0.59455152314963933, 0.47954898634220999, 0.63895236166123071, 0.14851266081000392, 0.66792232304325849, 0.53867145594685217, 0.47549448195902144, 0.3999230844689402, 0.47464177136095043, 0.54826352083401309]</text:p>
          </table:table-cell>
          <table:table-cell office:value-type="string" calcext:value-type="string">
            <text:p>0.496648216958</text:p>
          </table:table-cell>
          <table:table-cell office:value-type="string" calcext:value-type="string">
            <text:p>[0.50643000813091799, 0.4738507625933881, 0.55604145218415368, 0.719788615772884, 0.51031515559217488, 0.65079746292373142, 0.68356387328797685, 0.73300636823447507, 0.96821013494354935, 0.6794746290785213]</text:p>
          </table:table-cell>
          <table:table-cell office:value-type="string" calcext:value-type="string">
            <text:p>0.648147846274</text:p>
          </table:table-cell>
          <table:table-cell office:value-type="string" calcext:value-type="string">
            <text:p>[0.57139888727700938, 0.57277976078919435, 0.64066696463061545, 0.75129129442390929, 0.56964070771992159, 0.67085220150065794, 0.68789034057167164, 0.64337589692775632, 0.81772718692484758, 0.66025753336500592]</text:p>
          </table:table-cell>
          <table:table-cell office:value-type="string" calcext:value-type="string">
            <text:p>0.658588077413</text:p>
          </table:table-cell>
          <table:table-cell office:value-type="string" calcext:value-type="string">
            <text:p>[[0.46049023928561256, 0.011228632531539252, {'normalize': True, 'selection': 'cyclic', 'fit_intercept': True, 'l1_ratio': 1, 'max_iter': 1000, 'tol': 0.001, 'alpha': 0.01}], [0.54171465091467508, 0.13939495540998076, {'normalize': False, 'selection': 'cyclic', 'fit_intercept': True, 'l1_ratio': 1, 'max_iter': 1000, 'tol': 0.0001, 'alpha': 0.001}], [0.4632229692468508, 0.0470652696178184, {'normalize': False, 'selection': 'cyclic', 'fit_intercept': True, 'l1_ratio': 1, 'max_iter': 1000, 'tol': 0.0001, 'alpha': 0.0001}], [0.46790683240094816, 0.17446160383234999, {'normalize': False, 'selection': 'cyclic', 'fit_intercept': True, 'l1_ratio': 1, 'max_iter': 1000, 'tol': 0.0001, 'alpha': 0.0001}], [0.45963536442745739, 0.05371747369086128, {'normalize': True, 'selection': 'random', 'fit_intercept': True, 'l1_ratio': 0.25, 'max_iter': 1000, 'tol': 0.001, 'alpha': 0.0001}], [0.48610960993150898, 0.051685891260392802, {'normalize': True, 'selection': 'random', 'fit_intercept': True, 'l1_ratio': 0.75, 'max_iter': 1000, 'tol': 0.001, 'alpha': 0.0001}], [0.50457025673346612, 0.074071377383668355, {'normalize': False, 'selection': 'cyclic', 'fit_intercept': True, 'l1_ratio': 0.25, 'max_iter': 1000, 'tol': 0.001, 'alpha': 0.01}], [0.4908376193739788, 0.15288791769827242, {'normalize': False, 'selection': 'random', 'fit_intercept': True, 'l1_ratio': 0, 'max_iter': 1000, 'tol': 0.0001, 'alpha': 0.01}], [0.41422022937031067, 0.08392508564247915, {'normalize': True, 'selection': 'random', 'fit_intercept': True, 'l1_ratio': 0, 'max_iter': 1000, 'tol': 0.001, 'alpha': 0.01}], [0.48376507028637911, 0.14815226765048758, {'normalize': True, 'selection': 'cyclic', 'fit_intercept': True, 'l1_ratio': 0.75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51518591119066315, 0.44359204804941055, 0.47615248251446507, 0.16024006522830991, 0.53663828263821767, 0.58343834733142064, 0.42582781204436093, 0.33261726917104939, 0.45407035377336491, 0.46586476951023259]</text:p>
          </table:table-cell>
          <table:table-cell office:value-type="string" calcext:value-type="string">
            <text:p>0.439362734145</text:p>
          </table:table-cell>
          <table:table-cell office:value-type="string" calcext:value-type="string">
            <text:p>[0.60556252386246356, 0.50658818106975889, 0.80676593173672317, 0.70987507765628521, 0.71206384318852667, 0.58764468447197582, 0.74829215562709284, 0.81522181421427264, 1.0061222754844004, 0.80341383605960459]</text:p>
          </table:table-cell>
          <table:table-cell office:value-type="string" calcext:value-type="string">
            <text:p>0.730155032337</text:p>
          </table:table-cell>
          <table:table-cell office:value-type="string" calcext:value-type="string">
            <text:p>[0.61014971010670027, 0.61914000891957766, 0.78576155271816184, 0.69967964221651913, 0.63517386633743722, 0.62719819439278013, 0.72002226600073171, 0.67597954748574318, 0.84011154742110039, 0.69395863405648983]</text:p>
          </table:table-cell>
          <table:table-cell office:value-type="string" calcext:value-type="string">
            <text:p>0.690717496966</text:p>
          </table:table-cell>
          <table:table-cell office:value-type="string" calcext:value-type="string">
            <text:p>[[0.42005585957676689, 0.047957255020362265, {'normalize': True, 'selection': 'random', 'fit_intercept': True, 'l1_ratio': 1, 'max_iter': 1000, 'tol': 0.0001, 'alpha': 0.01}], [0.49079330740515398, 0.12350450622097058, {'normalize': True, 'selection': 'cyclic', 'fit_intercept': True, 'l1_ratio': 0, 'max_iter': 1000, 'tol': 0.0001, 'alpha': 0.001}], [0.44260541430450528, 0.10508857405754991, {'normalize': False, 'selection': 'random', 'fit_intercept': True, 'l1_ratio': 0.75, 'max_iter': 1000, 'tol': 0.0001, 'alpha': 0.001}], [0.31874833023091431, 0.12142653545839001, {'normalize': False, 'selection': 'random', 'fit_intercept': True, 'l1_ratio': 0, 'max_iter': 1000, 'tol': 0.0001, 'alpha': 0.001}], [0.42995174987316731, 0.032608267998689669, {'normalize': False, 'selection': 'random', 'fit_intercept': True, 'l1_ratio': 0.25, 'max_iter': 1000, 'tol': 0.001, 'alpha': 0.001}], [0.37893822641463276, 0.12294857465678694, {'normalize': False, 'selection': 'random', 'fit_intercept': True, 'l1_ratio': 0.75, 'max_iter': 1000, 'tol': 0.001, 'alpha': 0.01}], [0.48256697012300687, 0.10250829443180795, {'normalize': False, 'selection': 'cyclic', 'fit_intercept': True, 'l1_ratio': 0, 'max_iter': 1000, 'tol': 0.0001, 'alpha': 0.001}], [0.41562401864713661, 0.20230962792510521, {'normalize': True, 'selection': 'random', 'fit_intercept': True, 'l1_ratio': 0, 'max_iter': 1000, 'tol': 0.001, 'alpha': 0.01}], [0.3858689839777637, 0.043695023096259132, {'normalize': True, 'selection': 'random', 'fit_intercept': True, 'l1_ratio': 0.25, 'max_iter': 1000, 'tol': 0.001, 'alpha': 0.01}], [0.44491753495981728, 0.13366747120747863, {'normalize': Tru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57372431981581529, 0.4017529742978968, 0.4712290012323308, 0.37725131698632663, 0.58198702938100433, 0.47996399289255887, 0.4317299308331386, 0.30786498193544876, 0.45897738752449624, 0.51313153692921698]</text:p>
          </table:table-cell>
          <table:table-cell office:value-type="string" calcext:value-type="string">
            <text:p>0.459761247183</text:p>
          </table:table-cell>
          <table:table-cell office:value-type="string" calcext:value-type="string">
            <text:p>[0.53244446213905461, 0.54468105913722586, 0.81434847595309245, 0.52642874637127057, 0.64237486872316396, 0.733616244685523, 0.74060019616986672, 0.84545724521065979, 0.99707884654132839, 0.73231802967476278]</text:p>
          </table:table-cell>
          <table:table-cell office:value-type="string" calcext:value-type="string">
            <text:p>0.710934817461</text:p>
          </table:table-cell>
          <table:table-cell office:value-type="string" calcext:value-type="string">
            <text:p>[0.56549405691633259, 0.5884428623409329, 0.76488691291926403, 0.58788218481530885, 0.65350170434580412, 0.66563125090038255, 0.7015462606665851, 0.75945451702038813, 0.79248486591386147, 0.6536705774446262]</text:p>
          </table:table-cell>
          <table:table-cell office:value-type="string" calcext:value-type="string">
            <text:p>0.673299519328</text:p>
          </table:table-cell>
          <table:table-cell office:value-type="string" calcext:value-type="string">
            <text:p>[[0.45641711765414034, 0.047548106491801641, {'normalize': True, 'selection': 'random', 'fit_intercept': True, 'l1_ratio': 0, 'max_iter': 1000, 'tol': 0.001, 'alpha': 0.001}], [0.53535161539185927, 0.14788099244599226, {'normalize': True, 'selection': 'random', 'fit_intercept': True, 'l1_ratio': 0, 'max_iter': 1000, 'tol': 0.0001, 'alpha': 0.001}], [0.44502243491738108, 0.061858621266768068, {'normalize': True, 'selection': 'cyclic', 'fit_intercept': True, 'l1_ratio': 0.75, 'max_iter': 1000, 'tol': 0.001, 'alpha': 0.01}], [0.34989703895561169, 0.21169826960385693, {'normalize': True, 'selection': 'cyclic', 'fit_intercept': True, 'l1_ratio': 0, 'max_iter': 1000, 'tol': 0.0001, 'alpha': 0.0001}], [0.45206187628377903, 0.062656729926049023, {'normalize': False, 'selection': 'random', 'fit_intercept': True, 'l1_ratio': 0, 'max_iter': 1000, 'tol': 0.001, 'alpha': 0.0001}], [0.46964463312944038, 0.029113413320096673, {'normalize': True, 'selection': 'cyclic', 'fit_intercept': True, 'l1_ratio': 0.75, 'max_iter': 1000, 'tol': 0.001, 'alpha': 0.01}], [0.4930287141235889, 0.10060713674121018, {'normalize': False, 'selection': 'random', 'fit_intercept': True, 'l1_ratio': 0, 'max_iter': 1000, 'tol': 0.0001, 'alpha': 0.001}], [0.46709050819064801, 0.17168739951015499, {'normalize': False, 'selection': 'random', 'fit_intercept': True, 'l1_ratio': 1, 'max_iter': 1000, 'tol': 0.0001, 'alpha': 0.0001}], [0.37158933027163282, 0.091583525466169061, {'normalize': True, 'selection': 'cyclic', 'fit_intercept': True, 'l1_ratio': 0.25, 'max_iter': 1000, 'tol': 0.0001, 'alpha': 0.01}], [0.42680626893038143, 0.19458142964918557, {'normalize': True, 'selection': 'random', 'fit_intercept': True, 'l1_ratio': 0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0.62430049641580898, 0.46705063665183222, 0.64543302203711805, 0.20423028845156255, 0.67040844879836159, 0.54936478340012018, 0.46391022274923732, 0.39844463644143768, 0.47789031979275876, 0.57293146182675869]</text:p>
          </table:table-cell>
          <table:table-cell office:value-type="string" calcext:value-type="string">
            <text:p>0.507396431656</text:p>
          </table:table-cell>
          <table:table-cell office:value-type="string" calcext:value-type="string">
            <text:p>[0.46927171642858395, 0.48523003245074009, 0.54606073101644026, 0.67268877972315766, 0.50649464087657003, 0.63571235608066168, 0.69866110453196395, 0.73481232308995226, 0.96222321526841703, 0.64237060753232722]</text:p>
          </table:table-cell>
          <table:table-cell office:value-type="string" calcext:value-type="string">
            <text:p>0.6353525507</text:p>
          </table:table-cell>
          <table:table-cell office:value-type="string" calcext:value-type="string">
            <text:p>[0.56876111865808587, 0.58215164951285148, 0.62993430946950058, 0.73070879414397327, 0.56843380180169134, 0.65582142157725676, 0.70030741068282298, 0.64862718563150767, 0.81680643415420306, 0.64419370454899527]</text:p>
          </table:table-cell>
          <table:table-cell office:value-type="string" calcext:value-type="string">
            <text:p>0.654574583018</text:p>
          </table:table-cell>
          <table:table-cell office:value-type="string" calcext:value-type="string">
            <text:p>[[0.47479784580966494, 0.039111039481354366, {'normalize': True, 'selection': 'random', 'fit_intercept': True, 'l1_ratio': 0.75, 'max_iter': 1000, 'tol': 0.0001, 'alpha': 0.0001}], [0.53719942970419765, 0.15402734847362959, {'normalize': True, 'selection': 'random', 'fit_intercept': True, 'l1_ratio': 0, 'max_iter': 1000, 'tol': 0.0001, 'alpha': 0.001}], [0.44194508228916329, 0.070431727451010381, {'normalize': False, 'selection': 'cyclic', 'fit_intercept': True, 'l1_ratio': 1, 'max_iter': 1000, 'tol': 0.0001, 'alpha': 0.0001}], [0.43492580274899206, 0.21503696577939055, {'normalize': False, 'selection': 'random', 'fit_intercept': True, 'l1_ratio': 1, 'max_iter': 1000, 'tol': 0.0001, 'alpha': 0.0001}], [0.44063042184592432, 0.041591712009818781, {'normalize': True, 'selection': 'random', 'fit_intercept': True, 'l1_ratio': 0, 'max_iter': 1000, 'tol': 0.001, 'alpha': 0.0001}], [0.49999500825091869, 0.070728413038673416, {'normalize': True, 'selection': 'random', 'fit_intercept': True, 'l1_ratio': 0.75, 'max_iter': 1000, 'tol': 0.0001, 'alpha': 0.0001}], [0.51084667675702455, 0.065075756606260415, {'normalize': False, 'selection': 'random', 'fit_intercept': True, 'l1_ratio': 0.25, 'max_iter': 1000, 'tol': 0.001, 'alpha': 0.01}], [0.49355578160040453, 0.13985206825013796, {'normalize': False, 'selection': 'random', 'fit_intercept': True, 'l1_ratio': 0, 'max_iter': 1000, 'tol': 0.001, 'alpha': 0.01}], [0.41175324206919189, 0.085791570178465379, {'normalize': True, 'selection': 'cyclic', 'fit_intercept': True, 'l1_ratio': 0, 'max_iter': 1000, 'tol': 0.0001, 'alpha': 0.01}], [0.47263165092575787, 0.15115209538520918, {'normalize': False, 'selection': 'cyclic', 'fit_intercept': True, 'l1_ratio': 0.5, 'max_iter': 1000, 'tol': 0.001, 'alpha': 0.001}]]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51599082728163592, 0.44404421021299068, 0.48315460984459824, 0.18779565518972929, 0.54550906269892219, 0.5851630794565621, 0.41257212094769258, 0.33046028443781872, 0.45575939695090706, 0.47918441999459005]</text:p>
          </table:table-cell>
          <table:table-cell office:value-type="string" calcext:value-type="string">
            <text:p>0.443963366702</text:p>
          </table:table-cell>
          <table:table-cell office:value-type="string" calcext:value-type="string">
            <text:p>[0.60455713431047242, 0.50617650469598741, 0.79598211088986759, 0.68658148414965348, 0.69843181122423381, 0.58521160005581663, 0.7655676870323499, 0.81785661569508505, 1.0030094495425856, 0.7833792251974856]</text:p>
          </table:table-cell>
          <table:table-cell office:value-type="string" calcext:value-type="string">
            <text:p>0.724675362279</text:p>
          </table:table-cell>
          <table:table-cell office:value-type="string" calcext:value-type="string">
            <text:p>[0.61283839860520917, 0.61929863623166126, 0.78980038325391055, 0.6897039870884254, 0.62486072424138595, 0.62735990444265444, 0.73229852367058113, 0.68058966621509898, 0.84008564432366395, 0.67838074590835895]</text:p>
          </table:table-cell>
          <table:table-cell office:value-type="string" calcext:value-type="string">
            <text:p>0.689521661398</text:p>
          </table:table-cell>
          <table:table-cell office:value-type="string" calcext:value-type="string">
            <text:p>[[0.42790647771062296, 0.052334009989026702, {'normalize': True, 'selection': 'random', 'fit_intercept': True, 'l1_ratio': 1, 'max_iter': 1000, 'tol': 0.0001, 'alpha': 0.01}], [0.4880860210366097, 0.12545504866763105, {'normalize': True, 'selection': 'random', 'fit_intercept': True, 'l1_ratio': 0, 'max_iter': 1000, 'tol': 0.0001, 'alpha': 0.001}], [0.41631202968173114, 0.13405779469495005, {'normalize': False, 'selection': 'random', 'fit_intercept': True, 'l1_ratio': 0.75, 'max_iter': 1000, 'tol': 0.001, 'alpha': 0.001}], [0.30264461871055426, 0.15495006853048862, {'normalize': False, 'selection': 'cyclic', 'fit_intercept': True, 'l1_ratio': 0.75, 'max_iter': 1000, 'tol': 0.0001, 'alpha': 0.001}], [0.42168610765917303, 0.019312016965214073, {'normalize': False, 'selection': 'random', 'fit_intercept': True, 'l1_ratio': 0.5, 'max_iter': 1000, 'tol': 0.001, 'alpha': 0.001}], [0.38628852781170098, 0.1253797350880953, {'normalize': False, 'selection': 'random', 'fit_intercept': True, 'l1_ratio': 0.75, 'max_iter': 1000, 'tol': 0.001, 'alpha': 0.01}], [0.48234981963950385, 0.092912303968226584, {'normalize': False, 'selection': 'cyclic', 'fit_intercept': True, 'l1_ratio': 0, 'max_iter': 1000, 'tol': 0.0001, 'alpha': 0.001}], [0.42391282600997576, 0.18575832525418223, {'normalize': True, 'selection': 'cyclic', 'fit_intercept': True, 'l1_ratio': 0, 'max_iter': 1000, 'tol': 0.0001, 'alpha': 0.01}], [0.38442398073610551, 0.04157364371012396, {'normalize': True, 'selection': 'cyclic', 'fit_intercept': True, 'l1_ratio': 0.25, 'max_iter': 1000, 'tol': 0.001, 'alpha': 0.01}], [0.43203843897361704, 0.13784529084216299, {'normalize': True, 'selection': 'cyclic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-0.022360857938094725, -0.026652492248129267, 0.024393385324760875, -0.10162246423673005, -0.031553738011648846, -0.030942184202989331, -0.1319186400793082, -0.048105486921729224, -0.11163117051179161, 0.026113093711817026]</text:p>
          </table:table-cell>
          <table:table-cell office:value-type="string" calcext:value-type="string">
            <text:p>-0.0454280555114</text:p>
          </table:table-cell>
          <table:table-cell office:value-type="string" calcext:value-type="string">
            <text:p>[1.0315876130228634, 1.2851942843804773, 1.3085658863213145, 0.97606512579708948, 1.4039298150952133, 1.3503990015283904, 0.82932801503445919, 0.97720083907910771, 1.1642808828427709, 0.6948739260092589]</text:p>
          </table:table-cell>
          <table:table-cell office:value-type="string" calcext:value-type="string">
            <text:p>1.10214253891</text:p>
          </table:table-cell>
          <table:table-cell office:value-type="string" calcext:value-type="string">
            <text:p>[0.88350219485722603, 0.89095887100379068, 0.85682891993793975, 0.78622047404308459, 1.007722741101972, 0.953909696689624, 0.75723492407760506, 0.81747944724565713, 0.89154360704545443, 0.70972751506757303]</text:p>
          </table:table-cell>
          <table:table-cell office:value-type="string" calcext:value-type="string">
            <text:p>0.855512839107</text:p>
          </table:table-cell>
          <table:table-cell office:value-type="string" calcext:value-type="string">
            <text:p>[[-0.12204827210824749, 0.11778155173339556, {'normalize': True, 'selection': 'random', 'fit_intercept': True, 'l1_ratio': 0, 'max_iter': 1000, 'tol': 0.0001, 'alpha': 0.1}], [-0.01229973438883218, 0.029221379490650925, {'normalize': False, 'selection': 'random', 'fit_intercept': True, 'l1_ratio': 0, 'max_iter': 1000, 'tol': 0.0001, 'alpha': 0.1}], [-0.024529507530483049, 0.059049375877109761, {'normalize': True, 'selection': 'random', 'fit_intercept': True, 'l1_ratio': 0.75, 'max_iter': 1000, 'tol': 0.001, 'alpha': 0.01}], [-0.038474039506542136, 0.051715723358803277, {'normalize': False, 'selection': 'random', 'fit_intercept': True, 'l1_ratio': 0.25, 'max_iter': 1000, 'tol': 0.001, 'alpha': 0.1}], [0.030369106224448862, 0.021269929289291344, {'normalize': True, 'selection': 'random', 'fit_intercept': True, 'l1_ratio': 1, 'max_iter': 1000, 'tol': 0.001, 'alpha': 0.01}], [-0.005960428920733841, 0.068883335471428941, {'normalize': False, 'selection': 'cyclic', 'fit_intercept': True, 'l1_ratio': 0.25, 'max_iter': 1000, 'tol': 0.001, 'alpha': 0.01}], [-0.041628531664281952, 0.056947836839548051, {'normalize': False, 'selection': 'cyclic', 'fit_intercept': True, 'l1_ratio': 0, 'max_iter': 1000, 'tol': 0.0001, 'alpha': 0.1}], [0.034768093418407253, 0.073734686181567782, {'normalize': False, 'selection': 'random', 'fit_intercept': True, 'l1_ratio': 0, 'max_iter': 1000, 'tol': 0.0001, 'alpha': 0.01}], [-0.016667291979591423, 0.01332508592263848, {'normalize': True, 'selection': 'cyclic', 'fit_intercept': True, 'l1_ratio': 0.25, 'max_iter': 1000, 'tol': 0.0001, 'alpha': 1}], [0.031062099908799511, 0.012751414488998272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0.00542817359881409, -0.025181384900639259, 0.027792374573618273, -0.098180656380775888, -0.010519307791815979, -0.027288854270625551, -0.11131873686307725, 0.0085303793101014769, -0.11163117051179161, 0.025082880967611354]</text:p>
          </table:table-cell>
          <table:table-cell office:value-type="string" calcext:value-type="string">
            <text:p>-0.0317286302269</text:p>
          </table:table-cell>
          <table:table-cell office:value-type="string" calcext:value-type="string">
            <text:p>[1.0035477868804656, 1.2833527082201115, 1.3040068752279874, 0.97301559773556912, 1.3753022578085858, 1.3456136186344585, 0.81423498958253993, 0.92439640603843787, 1.1642808828427709, 0.6956089887455672]</text:p>
          </table:table-cell>
          <table:table-cell office:value-type="string" calcext:value-type="string">
            <text:p>1.08833601117</text:p>
          </table:table-cell>
          <table:table-cell office:value-type="string" calcext:value-type="string">
            <text:p>[0.86975699794884687, 0.8873745842676487, 0.85067301773292969, 0.78129529942996079, 0.98634951880641208, 0.94653487822890359, 0.76257910162801867, 0.77781022998265514, 0.89154360704545443, 0.703379654666349]</text:p>
          </table:table-cell>
          <table:table-cell office:value-type="string" calcext:value-type="string">
            <text:p>0.845729688974</text:p>
          </table:table-cell>
          <table:table-cell office:value-type="string" calcext:value-type="string">
            <text:p>[[-0.10926759951079032, 0.10211159325375355, {'normalize': True, 'selection': 'random', 'fit_intercept': True, 'l1_ratio': 1, 'max_iter': 1000, 'tol': 0.001, 'alpha': 0.01}], [-0.0088501640282678852, 0.025224575550992796, {'normalize': False, 'selection': 'random', 'fit_intercept': True, 'l1_ratio': 0, 'max_iter': 1000, 'tol': 0.0001, 'alpha': 0.1}], [-0.025805535592198118, 0.039912048038026872, {'normalize': True, 'selection': 'random', 'fit_intercept': True, 'l1_ratio': 1, 'max_iter': 1000, 'tol': 0.001, 'alpha': 0.01}], [-0.032766918912757535, 0.053419896607139916, {'normalize': False, 'selection': 'random', 'fit_intercept': True, 'l1_ratio': 0.25, 'max_iter': 1000, 'tol': 0.001, 'alpha': 0.1}], [0.030160662919164451, 0.022688338275436787, {'normalize': True, 'selection': 'random', 'fit_intercept': True, 'l1_ratio': 1, 'max_iter': 1000, 'tol': 0.001, 'alpha': 0.01}], [-0.023088635635920781, 0.06249278437054967, {'normalize': False, 'selection': 'random', 'fit_intercept': True, 'l1_ratio': 0.5, 'max_iter': 1000, 'tol': 0.0001, 'alpha': 0.01}], [-0.038845485907752587, 0.08102251619928906, {'normalize': True, 'selection': 'random', 'fit_intercept': True, 'l1_ratio': 0.75, 'max_iter': 1000, 'tol': 0.001, 'alpha': 0.01}], [0.060327034724358228, 0.036625268222072932, {'normalize': True, 'selection': 'random', 'fit_intercept': True, 'l1_ratio': 0, 'max_iter': 1000, 'tol': 0.001, 'alpha': 0.01}], [-0.016539660903418348, 0.013228194614644039, {'normalize': True, 'selection': 'cyclic', 'fit_intercept': True, 'l1_ratio': 0.25, 'max_iter': 1000, 'tol': 0.0001, 'alpha': 0.1}], [0.03771688036057981, 0.016584919886291315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0.030799451441802628, -0.026315118702727736, 0.041719228025522637, -0.094196158643112371, -0.011006727969337993, 0.014485929329558944, -0.10951854139313277, 0.0077785517152483274, -0.057007379158349192, 0.078524998579160954]</text:p>
          </table:table-cell>
          <table:table-cell office:value-type="string" calcext:value-type="string">
            <text:p>-0.0124735766775</text:p>
          </table:table-cell>
          <table:table-cell office:value-type="string" calcext:value-type="string">
            <text:p>[0.97794753453691075, 1.2847719500896388, 1.2853270046153586, 0.96948523283124999, 1.3759656296664797, 1.2908941329764285, 0.81291603212137609, 0.92509737227294464, 1.107069968190274, 0.65747772952110317]</text:p>
          </table:table-cell>
          <table:table-cell office:value-type="string" calcext:value-type="string">
            <text:p>1.06869525868</text:p>
          </table:table-cell>
          <table:table-cell office:value-type="string" calcext:value-type="string">
            <text:p>[0.85779871752407366, 0.89125186586638261, 0.82881919588470143, 0.78095596323380578, 0.98891539707611253, 0.93700959323120969, 0.75093743473165853, 0.78531558815332991, 0.8709768867293658, 0.68338641950396128]</text:p>
          </table:table-cell>
          <table:table-cell office:value-type="string" calcext:value-type="string">
            <text:p>0.837536706193</text:p>
          </table:table-cell>
          <table:table-cell office:value-type="string" calcext:value-type="string">
            <text:p>[[-0.097006311212849319, 0.12054556356239243, {'normalize': True, 'selection': 'cyclic', 'fit_intercept': True, 'l1_ratio': 1, 'max_iter': 1000, 'tol': 0.001, 'alpha': 0.01}], [-0.0014538882179159157, 0.027057688061572906, {'normalize': False, 'selection': 'cyclic', 'fit_intercept': True, 'l1_ratio': 0, 'max_iter': 1000, 'tol': 0.0001, 'alpha': 0.1}], [-0.03509843728901945, 0.040931829612052543, {'normalize': True, 'selection': 'cyclic', 'fit_intercept': True, 'l1_ratio': 1, 'max_iter': 1000, 'tol': 0.001, 'alpha': 0.01}], [-0.037005052065109519, 0.052950060139691627, {'normalize': False, 'selection': 'random', 'fit_intercept': True, 'l1_ratio': 0.25, 'max_iter': 1000, 'tol': 0.0001, 'alpha': 0.1}], [0.041887320116338236, 0.013975578234766242, {'normalize': True, 'selection': 'random', 'fit_intercept': True, 'l1_ratio': 1, 'max_iter': 1000, 'tol': 0.001, 'alpha': 0.01}], [0.01740628922519992, 0.077373097233077559, {'normalize': True, 'selection': 'random', 'fit_intercept': True, 'l1_ratio': 0, 'max_iter': 1000, 'tol': 0.0001, 'alpha': 0.01}], [-0.045138023720192828, 0.060427817976814423, {'normalize': False, 'selection': 'cyclic', 'fit_intercept': True, 'l1_ratio': 0, 'max_iter': 1000, 'tol': 0.0001, 'alpha': 0.1}], [0.062595306783507804, 0.031769831251751646, {'normalize': True, 'selection': 'cyclic', 'fit_intercept': True, 'l1_ratio': 0, 'max_iter': 1000, 'tol': 0.0001, 'alpha': 0.01}], [-0.0071673253072937135, 0.010490256758761623, {'normalize': True, 'selection': 'cyclic', 'fit_intercept': True, 'l1_ratio': 0.75, 'max_iter': 1000, 'tol': 0.001, 'alpha': 0.01}], [0.036173320851464207, 0.02678937689914633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-0.020451306630324018, -0.014024634503275957, 0.02684765024540714, -0.083804427350004707, -0.027032957357256304, -0.071834871567971081, -0.12587663594706933, -0.082192498360541766, -0.11163117051179161, -0.0020301007843657182]</text:p>
          </table:table-cell>
          <table:table-cell office:value-type="string" calcext:value-type="string">
            <text:p>-0.0512030952767</text:p>
          </table:table-cell>
          <table:table-cell office:value-type="string" calcext:value-type="string">
            <text:p>[1.0296608281110264, 1.2693863545111239, 1.3052740191867096, 0.96027789833949717, 1.3977770975834325, 1.4039630568494708, 0.82490119219013469, 1.0089818540583704, 1.1642808828427709, 0.71495425764092568]</text:p>
          </table:table-cell>
          <table:table-cell office:value-type="string" calcext:value-type="string">
            <text:p>1.10794574413</text:p>
          </table:table-cell>
          <table:table-cell office:value-type="string" calcext:value-type="string">
            <text:p>[0.88231302298383874, 0.8830754341451682, 0.85622995373063271, 0.77983123358682871, 1.0064223476502965, 0.95929832778956892, 0.75556648968066142, 0.83383014877138883, 0.89154360704545443, 0.7155570291026242]</text:p>
          </table:table-cell>
          <table:table-cell office:value-type="string" calcext:value-type="string">
            <text:p>0.856366759449</text:p>
          </table:table-cell>
          <table:table-cell office:value-type="string" calcext:value-type="string">
            <text:p>[[-0.12411701326099688, 0.11959529357355955, {'normalize': True, 'selection': 'cyclic', 'fit_intercept': True, 'l1_ratio': 0, 'max_iter': 1000, 'tol': 0.0001, 'alpha': 0.1}], [-0.011610402943871579, 0.031424727992067948, {'normalize': False, 'selection': 'cyclic', 'fit_intercept': True, 'l1_ratio': 0, 'max_iter': 1000, 'tol': 0.0001, 'alpha': 0.1}], [-0.027070905543673952, 0.052331498428663172, {'normalize': True, 'selection': 'random', 'fit_intercept': True, 'l1_ratio': 0.75, 'max_iter': 1000, 'tol': 0.001, 'alpha': 0.01}], [-0.03953769970315716, 0.068608231549764642, {'normalize': True, 'selection': 'cyclic', 'fit_intercept': True, 'l1_ratio': 0, 'max_iter': 1000, 'tol': 0.0001, 'alpha': 0.1}], [0.026009012530068359, 0.033918888611767783, {'normalize': True, 'selection': 'random', 'fit_intercept': True, 'l1_ratio': 1, 'max_iter': 1000, 'tol': 0.001, 'alpha': 0.01}], [0.0075085449834069702, 0.066248232407788071, {'normalize': True, 'selection': 'random', 'fit_intercept': True, 'l1_ratio': 0, 'max_iter': 1000, 'tol': 0.0001, 'alpha': 0.001}], [-0.037244542442539205, 0.060850188906017885, {'normalize': False, 'selection': 'cyclic', 'fit_intercept': True, 'l1_ratio': 0, 'max_iter': 1000, 'tol': 0.0001, 'alpha': 0.1}], [0.054877067125388937, 0.070988202649775262, {'normalize': False, 'selection': 'random', 'fit_intercept': True, 'l1_ratio': 0, 'max_iter': 1000, 'tol': 0.0001, 'alpha': 0.01}], [-0.016667291979591423, 0.01332508592263848, {'normalize': True, 'selection': 'cyclic', 'fit_intercept': True, 'l1_ratio': 0.25, 'max_iter': 1000, 'tol': 0.0001, 'alpha': 1}], [0.027111275049604242, 0.021944268505307393, {'normalize': Tru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0.012451741813093054, -0.013046699710728138, 0.033275886543553068, -0.063661753102048246, -0.0051935038612513917, -0.0071149222270276979, -0.11068860708918771, -0.016058019369680876, -0.11163117051179161, 0.03381322894278882]</text:p>
          </table:table-cell>
          <table:table-cell office:value-type="string" calcext:value-type="string">
            <text:p>-0.0247853818572</text:p>
          </table:table-cell>
          <table:table-cell office:value-type="string" calcext:value-type="string">
            <text:p>[0.9964608313179415, 1.2681621464997772, 1.2966519264267438, 0.94243098389104907, 1.3680539151852698, 1.3191884144804182, 0.81377330951465332, 0.94732139223621503, 1.1642808828427709, 0.68937983509972955]</text:p>
          </table:table-cell>
          <table:table-cell office:value-type="string" calcext:value-type="string">
            <text:p>1.08057036375</text:p>
          </table:table-cell>
          <table:table-cell office:value-type="string" calcext:value-type="string">
            <text:p>[0.867318733028697, 0.88013527985806073, 0.85118264942210331, 0.77954463520755324, 0.98421314497161683, 0.93291115059106422, 0.76621081006585567, 0.78960858714567783, 0.89154360704545443, 0.69806041360875071]</text:p>
          </table:table-cell>
          <table:table-cell office:value-type="string" calcext:value-type="string">
            <text:p>0.844072901094</text:p>
          </table:table-cell>
          <table:table-cell office:value-type="string" calcext:value-type="string">
            <text:p>[[-0.11856133667518177, 0.11034953747924556, {'normalize': True, 'selection': 'random', 'fit_intercept': True, 'l1_ratio': 1, 'max_iter': 1000, 'tol': 0.001, 'alpha': 0.01}], [-0.0085978589066250093, 0.026041282750514826, {'normalize': False, 'selection': 'random', 'fit_intercept': True, 'l1_ratio': 0, 'max_iter': 1000, 'tol': 0.0001, 'alpha': 0.1}], [-0.026721865253313347, 0.043147197040338633, {'normalize': True, 'selection': 'random', 'fit_intercept': True, 'l1_ratio': 0.75, 'max_iter': 1000, 'tol': 0.0001, 'alpha': 0.01}], [-0.034306364510404676, 0.1238712998576989, {'normalize': True, 'selection': 'random', 'fit_intercept': True, 'l1_ratio': 0, 'max_iter': 1000, 'tol': 0.001, 'alpha': 0.01}], [0.026328899187552487, 0.013504794351164161, {'normalize': True, 'selection': 'random', 'fit_intercept': True, 'l1_ratio': 1, 'max_iter': 1000, 'tol': 0.001, 'alpha': 0.01}], [-0.010417711162695763, 0.052068845765436987, {'normalize': False, 'selection': 'cyclic', 'fit_intercept': True, 'l1_ratio': 0.5, 'max_iter': 1000, 'tol': 0.001, 'alpha': 0.01}], [-0.035893449457337932, 0.09736541093668076, {'normalize': True, 'selection': 'random', 'fit_intercept': True, 'l1_ratio': 0.75, 'max_iter': 1000, 'tol': 0.0001, 'alpha': 0.01}], [0.072262030616119757, 0.039096845776183282, {'normalize': True, 'selection': 'cyclic', 'fit_intercept': True, 'l1_ratio': 0, 'max_iter': 1000, 'tol': 0.0001, 'alpha': 0.01}], [-0.016510258756002535, 0.013249205889990307, {'normalize': True, 'selection': 'cyclic', 'fit_intercept': True, 'l1_ratio': 0.25, 'max_iter': 1000, 'tol': 0.0001, 'alpha': 0.1}], [0.032989278470599882, 0.017218906520228883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0.039215652395803602, -0.0071639011215798298, 0.045853830751833691, -0.093441504909141049, -0.008331638645207029, -0.052022071731155028, -0.10392839186203928, -0.064358474518118713, -0.042821678926446838, 0.087258422538633251]</text:p>
          </table:table-cell>
          <table:table-cell office:value-type="string" calcext:value-type="string">
            <text:p>-0.0199739756027</text:p>
          </table:table-cell>
          <table:table-cell office:value-type="string" calcext:value-type="string">
            <text:p>[0.96945537779455604, 1.2607978833435274, 1.2797813266753391, 0.96881659070048853, 1.3723248715345482, 1.3780108885057121, 0.80882027165749426, 0.99235430723180362, 1.0922123966972597, 0.65124638114272571]</text:p>
          </table:table-cell>
          <table:table-cell office:value-type="string" calcext:value-type="string">
            <text:p>1.07738202953</text:p>
          </table:table-cell>
          <table:table-cell office:value-type="string" calcext:value-type="string">
            <text:p>[0.85404729624246778, 0.88018266782362842, 0.83019113484848772, 0.78030272973266579, 0.98788858011105285, 0.96274632755403478, 0.74935230375997419, 0.82836451193183713, 0.8658814290385245, 0.67768810431377913]</text:p>
          </table:table-cell>
          <table:table-cell office:value-type="string" calcext:value-type="string">
            <text:p>0.841664508536</text:p>
          </table:table-cell>
          <table:table-cell office:value-type="string" calcext:value-type="string">
            <text:p>[[-0.10776138583991816, 0.12416717399528887, {'normalize': True, 'selection': 'random', 'fit_intercept': True, 'l1_ratio': 1, 'max_iter': 1000, 'tol': 0.0001, 'alpha': 0.01}], [0.006138364544456174, 0.032606373318078148, {'normalize': True, 'selection': 'random', 'fit_intercept': True, 'l1_ratio': 0, 'max_iter': 1000, 'tol': 0.0001, 'alpha': 0.01}], [-0.03772503335792611, 0.035198025749007565, {'normalize': True, 'selection': 'random', 'fit_intercept': True, 'l1_ratio': 0.75, 'max_iter': 1000, 'tol': 0.001, 'alpha': 0.01}], [-0.040399291855356782, 0.057033598788037827, {'normalize': False, 'selection': 'random', 'fit_intercept': True, 'l1_ratio': 0.25, 'max_iter': 1000, 'tol': 0.001, 'alpha': 0.1}], [0.034547489936939339, 0.0014888151831220812, {'normalize': True, 'selection': 'random', 'fit_intercept': True, 'l1_ratio': 1, 'max_iter': 1000, 'tol': 0.001, 'alpha': 0.01}], [0.040073848360505093, 0.088425687721148602, {'normalize': True, 'selection': 'cyclic', 'fit_intercept': True, 'l1_ratio': 0, 'max_iter': 1000, 'tol': 0.0001, 'alpha': 0.001}], [-0.040888886178935262, 0.06451945566512457, {'normalize': False, 'selection': 'random', 'fit_intercept': True, 'l1_ratio': 0, 'max_iter': 1000, 'tol': 0.0001, 'alpha': 0.1}], [0.074417578757353484, 0.049910987165117937, {'normalize': False, 'selection': 'random', 'fit_intercept': True, 'l1_ratio': 0, 'max_iter': 1000, 'tol': 0.0001, 'alpha': 0.01}], [-0.0073670159969345611, 0.0059373524570637522, {'normalize': True, 'selection': 'cyclic', 'fit_intercept': True, 'l1_ratio': 0.25, 'max_iter': 1000, 'tol': 0.0001, 'alpha': 0.01}], [0.030261212176906808, 0.034421586040426222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-0.0056790862607232206, -0.011986299393453415, 0.032008539351804366, -0.051797553417825437, -0.026833168262805795, -0.030446942373942631, -0.13319928491905286, -0.066547892215655935, -0.11163117051179161, 0.032434882794452724]</text:p>
          </table:table-cell>
          <table:table-cell office:value-type="string" calcext:value-type="string">
            <text:p>-0.0373677975209</text:p>
          </table:table-cell>
          <table:table-cell office:value-type="string" calcext:value-type="string">
            <text:p>[1.0147552891990046, 1.266834705679045, 1.2983517993840417, 0.93191900548355877, 1.3975051874966438, 1.3497502997081456, 0.83026631095547609, 0.9943956101710828, 1.1642808828427709, 0.69036329302827326]</text:p>
          </table:table-cell>
          <table:table-cell office:value-type="string" calcext:value-type="string">
            <text:p>1.09384223839</text:p>
          </table:table-cell>
          <table:table-cell office:value-type="string" calcext:value-type="string">
            <text:p>[0.87647527913771006, 0.88694903456552676, 0.85856794243567569, 0.80174381325408117, 1.0059048343973476, 0.94104477931661357, 0.75715975579446582, 0.82578827886102368, 0.89154360704545443, 0.70256335727880348]</text:p>
          </table:table-cell>
          <table:table-cell office:value-type="string" calcext:value-type="string">
            <text:p>0.854774068209</text:p>
          </table:table-cell>
          <table:table-cell office:value-type="string" calcext:value-type="string">
            <text:p>[[-0.12149119226216695, 0.11738368004918383, {'normalize': False, 'selection': 'random', 'fit_intercept': True, 'l1_ratio': 0, 'max_iter': 1000, 'tol': 0.0001, 'alpha': 0.1}], [-0.013101386519066446, 0.034658674192750608, {'normalize': False, 'selection': 'random', 'fit_intercept': True, 'l1_ratio': 0, 'max_iter': 1000, 'tol': 0.0001, 'alpha': 0.1}], [-0.04124772762894495, 0.079066553997780231, {'normalize': True, 'selection': 'cyclic', 'fit_intercept': True, 'l1_ratio': 0, 'max_iter': 1000, 'tol': 0.0001, 'alpha': 0.01}], [-0.027638813201339044, 0.10371080942012087, {'normalize': True, 'selection': 'random', 'fit_intercept': True, 'l1_ratio': 0, 'max_iter': 1000, 'tol': 0.001, 'alpha': 0.01}], [0.033540647961234703, 0.037533375708810469, {'normalize': True, 'selection': 'random', 'fit_intercept': True, 'l1_ratio': 1, 'max_iter': 1000, 'tol': 0.001, 'alpha': 0.01}], [0.017954293511378842, 0.048359715974665825, {'normalize': True, 'selection': 'cyclic', 'fit_intercept': True, 'l1_ratio': 0, 'max_iter': 1000, 'tol': 0.0001, 'alpha': 0.001}], [-0.037124231115103386, 0.064876870565034092, {'normalize': False, 'selection': 'random', 'fit_intercept': True, 'l1_ratio': 0, 'max_iter': 1000, 'tol': 0.001, 'alpha': 0.1}], [0.036216426581907803, 0.07716672292668024, {'normalize': False, 'selection': 'cyclic', 'fit_intercept': True, 'l1_ratio': 0, 'max_iter': 1000, 'tol': 0.0001, 'alpha': 0.01}], [-0.016667291979591423, 0.01332508592263848, {'normalize': True, 'selection': 'cyclic', 'fit_intercept': True, 'l1_ratio': 0.25, 'max_iter': 1000, 'tol': 0.0001, 'alpha': 1}], [0.030432172277259813, 0.022070346496819396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0.015671109617135692, -0.010792297532549622, 0.041799741636423526, -0.065163100507335425, 0.000936786959013447, 0.020510514317944484, -0.12865553872455227, -0.004678509142852505, -0.11163117051179161, 0.030780982987948957]</text:p>
          </table:table-cell>
          <table:table-cell office:value-type="string" calcext:value-type="string">
            <text:p>-0.0211221480901</text:p>
          </table:table-cell>
          <table:table-cell office:value-type="string" calcext:value-type="string">
            <text:p>[0.99321240888213647, 1.2653400184516141, 1.2852190129689054, 0.94376121533746582, 1.3597106774646992, 1.2830027170681462, 0.82693722361750144, 0.93671170925990932, 1.1642808828427709, 0.69154336008159412]</text:p>
          </table:table-cell>
          <table:table-cell office:value-type="string" calcext:value-type="string">
            <text:p>1.0749719226</text:p>
          </table:table-cell>
          <table:table-cell office:value-type="string" calcext:value-type="string">
            <text:p>[0.86572823595349924, 0.88343911297644073, 0.84901866617001653, 0.78387638319231023, 0.97895710978941874, 0.91919427265747033, 0.77305123636715811, 0.78455593903877185, 0.89154360704545443, 0.69696129444813082]</text:p>
          </table:table-cell>
          <table:table-cell office:value-type="string" calcext:value-type="string">
            <text:p>0.842632585764</text:p>
          </table:table-cell>
          <table:table-cell office:value-type="string" calcext:value-type="string">
            <text:p>[[-0.10773842449591033, 0.11024542723772064, {'normalize': True, 'selection': 'random', 'fit_intercept': True, 'l1_ratio': 1, 'max_iter': 1000, 'tol': 0.001, 'alpha': 0.01}], [-0.010055317812839073, 0.028653082468654997, {'normalize': False, 'selection': 'random', 'fit_intercept': True, 'l1_ratio': 0, 'max_iter': 1000, 'tol': 0.0001, 'alpha': 0.1}], [-0.030023616088041834, 0.052013961098593173, {'normalize': True, 'selection': 'cyclic', 'fit_intercept': True, 'l1_ratio': 1, 'max_iter': 1000, 'tol': 0.0001, 'alpha': 0.01}], [-0.016396645855122276, 0.11539691706194763, {'normalize': True, 'selection': 'random', 'fit_intercept': True, 'l1_ratio': 0, 'max_iter': 1000, 'tol': 0.001, 'alpha': 0.01}], [0.031035928141161118, 0.015544125603962015, {'normalize': True, 'selection': 'cyclic', 'fit_intercept': True, 'l1_ratio': 1, 'max_iter': 1000, 'tol': 0.0001, 'alpha': 0.01}], [-0.00032382928813625903, 0.049807742983301408, {'normalize': False, 'selection': 'cyclic', 'fit_intercept': True, 'l1_ratio': 0.75, 'max_iter': 1000, 'tol': 0.0001, 'alpha': 0.01}], [-0.033218637988579117, 0.10760806934322077, {'normalize': True, 'selection': 'cyclic', 'fit_intercept': True, 'l1_ratio': 0.5, 'max_iter': 1000, 'tol': 0.001, 'alpha': 0.01}], [0.056686146013607407, 0.044408226294319383, {'normalize': True, 'selection': 'cyclic', 'fit_intercept': True, 'l1_ratio': 0, 'max_iter': 1000, 'tol': 0.0001, 'alpha': 0.01}], [-0.016592926611344368, 0.013190372638214827, {'normalize': True, 'selection': 'random', 'fit_intercept': True, 'l1_ratio': 0.25, 'max_iter': 1000, 'tol': 0.001, 'alpha': 0.1}], [0.03632074448589525, 0.018612336761084088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0.046140765807794137, -0.0049397437951093082, 0.050277884839560083, -0.024541595368501534, -0.0032237652006901207, -0.04002910548124694, -0.11094624411251841, -0.0053563231640099129, -0.029220449374427249, 0.027943994754183743]</text:p>
          </table:table-cell>
          <table:table-cell office:value-type="string" calcext:value-type="string">
            <text:p>-0.0093894581095</text:p>
          </table:table-cell>
          <table:table-cell office:value-type="string" calcext:value-type="string">
            <text:p>[0.96246776558393632, 1.2580136167049851, 1.2738474121534842, 0.90776954322602743, 1.3653731291713118, 1.3623016761974001, 0.81396207361270123, 0.93734366896098853, 1.0779669779193013, 0.69356756755302629]</text:p>
          </table:table-cell>
          <table:table-cell office:value-type="string" calcext:value-type="string">
            <text:p>1.06526134311</text:p>
          </table:table-cell>
          <table:table-cell office:value-type="string" calcext:value-type="string">
            <text:p>[0.84945201625361622, 0.88346875835504124, 0.8267099088356149, 0.77481829821866144, 0.98377459619128371, 0.94888160390346188, 0.75072069700642086, 0.79053154585544194, 0.85814005203499821, 0.69336333696456265]</text:p>
          </table:table-cell>
          <table:table-cell office:value-type="string" calcext:value-type="string">
            <text:p>0.835986081362</text:p>
          </table:table-cell>
          <table:table-cell office:value-type="string" calcext:value-type="string">
            <text:p>[[-0.096470947335102447, 0.11903263959200183, {'normalize': True, 'selection': 'random', 'fit_intercept': True, 'l1_ratio': 1, 'max_iter': 1000, 'tol': 0.001, 'alpha': 0.01}], [0.0070412674240404698, 0.040933386888492872, {'normalize': True, 'selection': 'cyclic', 'fit_intercept': True, 'l1_ratio': 0, 'max_iter': 1000, 'tol': 0.0001, 'alpha': 0.01}], [-0.043536006193202297, 0.050230426458201874, {'normalize': True, 'selection': 'random', 'fit_intercept': True, 'l1_ratio': 1, 'max_iter': 1000, 'tol': 0.0001, 'alpha': 0.01}], [-0.025264250004457721, 0.1348338656005881, {'normalize': True, 'selection': 'cyclic', 'fit_intercept': True, 'l1_ratio': 0, 'max_iter': 1000, 'tol': 0.0001, 'alpha': 0.01}], [0.035398605372231072, 0.015709258184727688, {'normalize': True, 'selection': 'cyclic', 'fit_intercept': True, 'l1_ratio': 0.5, 'max_iter': 1000, 'tol': 0.001, 'alpha': 0.01}], [0.049309462705169629, 0.073573060390987002, {'normalize': True, 'selection': 'random', 'fit_intercept': True, 'l1_ratio': 0.25, 'max_iter': 1000, 'tol': 0.001, 'alpha': 0.001}], [-0.040907859689458051, 0.068701703051026949, {'normalize': False, 'selection': 'cyclic', 'fit_intercept': True, 'l1_ratio': 0, 'max_iter': 1000, 'tol': 0.0001, 'alpha': 0.1}], [0.062179736645750647, 0.038743388674711575, {'normalize': True, 'selection': 'random', 'fit_intercept': True, 'l1_ratio': 0, 'max_iter': 1000, 'tol': 0.001, 'alpha': 0.01}], [0.0042320802211631339, 0.0051251177510355829, {'normalize': True, 'selection': 'random', 'fit_intercept': True, 'l1_ratio': 0, 'max_iter': 1000, 'tol': 0.0001, 'alpha': 0.01}], [0.032187528747296197, 0.040838145322969505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-0.010186203851837883, -0.007331410092804802, -0.0023213986922527852, -0.057388339539146349, -0.03712656041721285, -0.0047153265485391227, -0.15189465355631615, -0.11110302945422967, -0.039824716629245804, 0.0075987134985657789]</text:p>
          </table:table-cell>
          <table:table-cell office:value-type="string" calcext:value-type="string">
            <text:p>-0.0414292925283</text:p>
          </table:table-cell>
          <table:table-cell office:value-type="string" calcext:value-type="string">
            <text:p>[1.0193030832986423, 1.2610075760818455, 1.3443980080999711, 0.93687258217245895, 1.4115143463136086, 1.3160452589689307, 0.84396393233327471, 1.0359365791270736, 1.0890734905548338, 0.70808404310123585]</text:p>
          </table:table-cell>
          <table:table-cell office:value-type="string" calcext:value-type="string">
            <text:p>1.09661989001</text:p>
          </table:table-cell>
          <table:table-cell office:value-type="string" calcext:value-type="string">
            <text:p>[0.87818748856356077, 0.88873942199501543, 0.87518115966909082, 0.79847187493570482, 1.0090876474417627, 0.93369210343717424, 0.76290318192840934, 0.8372953958689614, 0.87081950757830384, 0.70960695227687098]</text:p>
          </table:table-cell>
          <table:table-cell office:value-type="string" calcext:value-type="string">
            <text:p>0.856398473369</text:p>
          </table:table-cell>
          <table:table-cell office:value-type="string" calcext:value-type="string">
            <text:p>[[-0.12312614810296699, 0.12012338578839925, {'normalize': False, 'selection': 'random', 'fit_intercept': True, 'l1_ratio': 0, 'max_iter': 1000, 'tol': 0.001, 'alpha': 0.1}], [-0.024412313159560366, 0.043603813840463593, {'normalize': False, 'selection': 'random', 'fit_intercept': True, 'l1_ratio': 0, 'max_iter': 1000, 'tol': 0.001, 'alpha': 0.1}], [-0.049002706581250624, 0.033480350339697429, {'normalize': True, 'selection': 'random', 'fit_intercept': True, 'l1_ratio': 0.25, 'max_iter': 1000, 'tol': 0.001, 'alpha': 0.1}], [-0.018534972542180089, 0.066673855752271569, {'normalize': True, 'selection': 'cyclic', 'fit_intercept': True, 'l1_ratio': 0, 'max_iter': 1000, 'tol': 0.0001, 'alpha': 0.01}], [0.035824513275107439, 0.039160170120952062, {'normalize': True, 'selection': 'cyclic', 'fit_intercept': True, 'l1_ratio': 1, 'max_iter': 1000, 'tol': 0.0001, 'alpha': 0.01}], [0.014538045824208298, 0.044956893017381198, {'normalize': False, 'selection': 'cyclic', 'fit_intercept': True, 'l1_ratio': 0.25, 'max_iter': 1000, 'tol': 0.0001, 'alpha': 0.01}], [-0.045851298945104341, 0.068931378432590534, {'normalize': False, 'selection': 'random', 'fit_intercept': True, 'l1_ratio': 0, 'max_iter': 1000, 'tol': 0.001, 'alpha': 0.1}], [0.028361143116900394, 0.060062580605480087, {'normalize': False, 'selection': 'cyclic', 'fit_intercept': True, 'l1_ratio': 0, 'max_iter': 1000, 'tol': 0.0001, 'alpha': 0.01}], [-0.0076981320078946666, 0.024134755898624516, {'normalize': True, 'selection': 'random', 'fit_intercept': True, 'l1_ratio': 0, 'max_iter': 1000, 'tol': 0.001, 'alpha': 0.01}], [0.030608865151698618, 0.026165275858417041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-0.030619703637032814, -0.0060930789137900732, -0.0023213986922527852, -0.07408919380186374, -0.013359197020962998, -0.0023454671018361406, -0.13176103264039174, -0.025758848636477039, -0.033539661698385403, 0.006962571493237979]</text:p>
          </table:table-cell>
          <table:table-cell office:value-type="string" calcext:value-type="string">
            <text:p>-0.031292501065</text:p>
          </table:table-cell>
          <table:table-cell office:value-type="string" calcext:value-type="string">
            <text:p>[1.0399209943869292, 1.2594573960886575, 1.3443980080999711, 0.95166995781253583, 1.3791673062432437, 1.312941054019684, 0.82921254007023182, 0.95636595751858733, 1.0824907592517448, 0.70853793409195287]</text:p>
          </table:table-cell>
          <table:table-cell office:value-type="string" calcext:value-type="string">
            <text:p>1.08641619076</text:p>
          </table:table-cell>
          <table:table-cell office:value-type="string" calcext:value-type="string">
            <text:p>[0.88786647092581816, 0.8852037530776431, 0.87518115966909082, 0.78458700209511101, 0.98442517730740808, 0.92705255076367099, 0.7553178157535102, 0.7899055084923049, 0.8605707070083245, 0.70469805459924473]</text:p>
          </table:table-cell>
          <table:table-cell office:value-type="string" calcext:value-type="string">
            <text:p>0.845480819969</text:p>
          </table:table-cell>
          <table:table-cell office:value-type="string" calcext:value-type="string">
            <text:p>[[-0.11896284120517656, 0.11569339419406492, {'normalize': True, 'selection': 'random', 'fit_intercept': True, 'l1_ratio': 0, 'max_iter': 1000, 'tol': 0.0001, 'alpha': 0.1}], [-0.021870328790989733, 0.037539776163891689, {'normalize': False, 'selection': 'random', 'fit_intercept': True, 'l1_ratio': 0, 'max_iter': 1000, 'tol': 0.0001, 'alpha': 0.1}], [-0.047120140336840886, 0.032997697270540444, {'normalize': True, 'selection': 'random', 'fit_intercept': True, 'l1_ratio': 0.25, 'max_iter': 1000, 'tol': 0.001, 'alpha': 0.1}], [-0.0076713191812606898, 0.07861326568496807, {'normalize': True, 'selection': 'cyclic', 'fit_intercept': True, 'l1_ratio': 0, 'max_iter': 1000, 'tol': 0.0001, 'alpha': 0.01}], [0.031350697836767971, 0.016424859913603672, {'normalize': True, 'selection': 'random', 'fit_intercept': True, 'l1_ratio': 1, 'max_iter': 1000, 'tol': 0.001, 'alpha': 0.01}], [3.2536866465041312e-05, 0.049909915311210799, {'normalize': False, 'selection': 'random', 'fit_intercept': True, 'l1_ratio': 0.75, 'max_iter': 1000, 'tol': 0.001, 'alpha': 0.01}], [-0.051309210540550598, 0.069684124299183733, {'normalize': False, 'selection': 'random', 'fit_intercept': True, 'l1_ratio': 0, 'max_iter': 1000, 'tol': 0.001, 'alpha': 0.1}], [0.046888150947166467, 0.030514259897436086, {'normalize': True, 'selection': 'random', 'fit_intercept': True, 'l1_ratio': 0, 'max_iter': 1000, 'tol': 0.001, 'alpha': 0.01}], [-0.003618387878299564, 0.039099404452016449, {'normalize': False, 'selection': 'random', 'fit_intercept': True, 'l1_ratio': 0, 'max_iter': 1000, 'tol': 0.001, 'alpha': 0.01}], [0.035001101000792109, 0.023096783760250181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0.035664984753984941, 0.0025884120690803369, -0.0021831815046871039, -0.033812494999058806, -0.0079610143675872269, -0.0028668347577192055, -0.12888093929267819, -0.024968444467108553, -0.032956603701131293, 0.027319772248174279]</text:p>
          </table:table-cell>
          <table:table-cell office:value-type="string" calcext:value-type="string">
            <text:p>-0.0168056344019</text:p>
          </table:table-cell>
          <table:table-cell office:value-type="string" calcext:value-type="string">
            <text:p>[0.97303809003243302, 1.2485896461193824, 1.3442126195490622, 0.91598379276061903, 1.3718204572181874, 1.3136239772453717, 0.82710236888424815, 0.95562902442630204, 1.0818800861276012, 0.69401295391221585]</text:p>
          </table:table-cell>
          <table:table-cell office:value-type="string" calcext:value-type="string">
            <text:p>1.07258930163</text:p>
          </table:table-cell>
          <table:table-cell office:value-type="string" calcext:value-type="string">
            <text:p>[0.85279623295179174, 0.88683762598115468, 0.87509259507631398, 0.77491305363059826, 0.98379829202060909, 0.93290734774554795, 0.7559327913039926, 0.79272689851245504, 0.86042468971333363, 0.69352755636107888]</text:p>
          </table:table-cell>
          <table:table-cell office:value-type="string" calcext:value-type="string">
            <text:p>0.84089570833</text:p>
          </table:table-cell>
          <table:table-cell office:value-type="string" calcext:value-type="string">
            <text:p>[[-0.10782787161423894, 0.13503132919635413, {'normalize': True, 'selection': 'random', 'fit_intercept': True, 'l1_ratio': 0.75, 'max_iter': 1000, 'tol': 0.001, 'alpha': 0.01}], [-0.012932272935862981, 0.054177465956131342, {'normalize': True, 'selection': 'random', 'fit_intercept': True, 'l1_ratio': 0, 'max_iter': 1000, 'tol': 0.0001, 'alpha': 0.01}], [-0.050108842940410382, 0.035368289994149489, {'normalize': True, 'selection': 'random', 'fit_intercept': True, 'l1_ratio': 0.25, 'max_iter': 1000, 'tol': 0.001, 'alpha': 0.1}], [-0.015836450539339901, 0.098519923328574108, {'normalize': True, 'selection': 'random', 'fit_intercept': True, 'l1_ratio': 0, 'max_iter': 1000, 'tol': 0.001, 'alpha': 0.01}], [0.03461681041063322, 0.015019782431016157, {'normalize': True, 'selection': 'random', 'fit_intercept': True, 'l1_ratio': 1, 'max_iter': 1000, 'tol': 0.001, 'alpha': 0.01}], [0.03298127356859392, 0.057808260324629566, {'normalize': False, 'selection': 'cyclic', 'fit_intercept': True, 'l1_ratio': 0, 'max_iter': 1000, 'tol': 0.0001, 'alpha': 0.01}], [-0.050234826104355014, 0.07323902035048073, {'normalize': False, 'selection': 'cyclic', 'fit_intercept': True, 'l1_ratio': 0, 'max_iter': 1000, 'tol': 0.0001, 'alpha': 0.1}], [0.051803694243827914, 0.029759880502715753, {'normalize': True, 'selection': 'random', 'fit_intercept': True, 'l1_ratio': 0, 'max_iter': 1000, 'tol': 0.001, 'alpha': 0.01}], [0.016673346504101707, 0.0076104818672670859, {'normalize': True, 'selection': 'random', 'fit_intercept': True, 'l1_ratio': 0, 'max_iter': 1000, 'tol': 0.0001, 'alpha': 0.01}], [0.033795250010716982, 0.038218774652689601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-0.01372422370197679, -0.016334221961496587, 0.01674486921166507, -0.068512170059719324, -0.046240254714506213, 0.011118190273150641, -0.16164919275249456, -0.097862319418557053, -0.097255587473682015, -0.017937930505212973]</text:p>
          </table:table-cell>
          <table:table-cell office:value-type="string" calcext:value-type="string">
            <text:p>-0.0491652841103</text:p>
          </table:table-cell>
          <table:table-cell office:value-type="string" calcext:value-type="string">
            <text:p>[1.0228730335991587, 1.2722775651427585, 1.3188247213025717, 0.94672857493666907, 1.4239179532980553, 1.2953054292924269, 0.85111083524899644, 1.0235916070624165, 1.1492244352053014, 0.72630458591933156]</text:p>
          </table:table-cell>
          <table:table-cell office:value-type="string" calcext:value-type="string">
            <text:p>1.1030158741</text:p>
          </table:table-cell>
          <table:table-cell office:value-type="string" calcext:value-type="string">
            <text:p>[0.87951618440310086, 0.89375834174868773, 0.85943076824711329, 0.79944583240552969, 1.0134822689083511, 0.93171096323232128, 0.7578880372479363, 0.81842418312163934, 0.88691399356814749, 0.72731832170045685]</text:p>
          </table:table-cell>
          <table:table-cell office:value-type="string" calcext:value-type="string">
            <text:p>0.856788889458</text:p>
          </table:table-cell>
          <table:table-cell office:value-type="string" calcext:value-type="string">
            <text:p>[[-0.12127733030796721, 0.1181785200560441, {'normalize': False, 'selection': 'random', 'fit_intercept': True, 'l1_ratio': 0, 'max_iter': 1000, 'tol': 0.0001, 'alpha': 0.1}], [-0.036248961746880401, 0.043816242086948662, {'normalize': True, 'selection': 'random', 'fit_intercept': True, 'l1_ratio': 0, 'max_iter': 1000, 'tol': 0.0001, 'alpha': 0.1}], [-0.045545011226364986, 0.082911970528906295, {'normalize': True, 'selection': 'random', 'fit_intercept': True, 'l1_ratio': 1, 'max_iter': 1000, 'tol': 0.001, 'alpha': 0.01}], [-0.017034008329776685, 0.048435274200122183, {'normalize': True, 'selection': 'random', 'fit_intercept': True, 'l1_ratio': 0, 'max_iter': 1000, 'tol': 0.001, 'alpha': 0.01}], [0.037344281570586849, 0.028803470721575714, {'normalize': True, 'selection': 'random', 'fit_intercept': True, 'l1_ratio': 1, 'max_iter': 1000, 'tol': 0.0001, 'alpha': 0.01}], [-0.025685485696770854, 0.029953235871249699, {'normalize': False, 'selection': 'random', 'fit_intercept': True, 'l1_ratio': 0, 'max_iter': 1000, 'tol': 0.001, 'alpha': 0.01}], [-0.048935683485906351, 0.066930489317916383, {'normalize': False, 'selection': 'cyclic', 'fit_intercept': True, 'l1_ratio': 0, 'max_iter': 1000, 'tol': 0.0001, 'alpha': 0.1}], [0.01362347669671592, 0.058651153593902654, {'normalize': False, 'selection': 'cyclic', 'fit_intercept': True, 'l1_ratio': 0, 'max_iter': 1000, 'tol': 0.0001, 'alpha': 0.01}], [-0.015968039676533409, 0.010213894283104567, {'normalize': True, 'selection': 'random', 'fit_intercept': True, 'l1_ratio': 0, 'max_iter': 1000, 'tol': 0.0001, 'alpha': 0.1}], [0.034042114269719384, 0.036293439523595213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0.0023360500887732449, -0.017899933103671772, -0.0023213986922527852, -0.097522620606611765, -0.019551533541509514, 0.010238697644671335, -0.14115673838800658, -0.020067930395014866, -0.11163117051179161, -0.01640620498448353]</text:p>
          </table:table-cell>
          <table:table-cell office:value-type="string" calcext:value-type="string">
            <text:p>-0.041398278249</text:p>
          </table:table-cell>
          <table:table-cell office:value-type="string" calcext:value-type="string">
            <text:p>[1.0066678166489449, 1.2742375691617502, 1.3443980080999711, 0.9724325615398306, 1.3875949872703661, 1.2964574492461629, 0.83609653483947721, 0.95106003158834485, 1.1642808828427709, 0.72521169092373639]</text:p>
          </table:table-cell>
          <table:table-cell office:value-type="string" calcext:value-type="string">
            <text:p>1.09584375322</text:p>
          </table:table-cell>
          <table:table-cell office:value-type="string" calcext:value-type="string">
            <text:p>[0.87125657394994838, 0.89301398572465651, 0.87518115966909082, 0.78942731564433288, 0.98687989961195033, 0.92098936599466696, 0.75041038190607756, 0.78202751224788314, 0.89154360704545443, 0.72362284666209187]</text:p>
          </table:table-cell>
          <table:table-cell office:value-type="string" calcext:value-type="string">
            <text:p>0.848435264846</text:p>
          </table:table-cell>
          <table:table-cell office:value-type="string" calcext:value-type="string">
            <text:p>[[-0.11473928801916405, 0.11737942378848629, {'normalize': True, 'selection': 'random', 'fit_intercept': True, 'l1_ratio': 1, 'max_iter': 1000, 'tol': 0.001, 'alpha': 0.01}], [-0.035592986480945235, 0.041240996364273072, {'normalize': True, 'selection': 'cyclic', 'fit_intercept': True, 'l1_ratio': 0, 'max_iter': 1000, 'tol': 0.0001, 'alpha': 0.1}], [-0.047228338608961695, 0.033048876913394677, {'normalize': True, 'selection': 'random', 'fit_intercept': True, 'l1_ratio': 0.25, 'max_iter': 1000, 'tol': 0.001, 'alpha': 0.1}], [-0.0026103077177635141, 0.057443727537189362, {'normalize': True, 'selection': 'random', 'fit_intercept': True, 'l1_ratio': 1, 'max_iter': 1000, 'tol': 0.0001, 'alpha': 0.01}], [0.032905625923135867, 0.002215546869386568, {'normalize': True, 'selection': 'cyclic', 'fit_intercept': True, 'l1_ratio': 1, 'max_iter': 1000, 'tol': 0.001, 'alpha': 0.01}], [-0.040600072019258221, 0.033826591652285229, {'normalize': False, 'selection': 'random', 'fit_intercept': True, 'l1_ratio': 0.5, 'max_iter': 1000, 'tol': 0.0001, 'alpha': 0.01}], [-0.054457416671560996, 0.067468855932610497, {'normalize': False, 'selection': 'cyclic', 'fit_intercept': True, 'l1_ratio': 0, 'max_iter': 1000, 'tol': 0.0001, 'alpha': 0.1}], [0.031493418387155539, 0.027153697065612787, {'normalize': True, 'selection': 'cyclic', 'fit_intercept': True, 'l1_ratio': 0, 'max_iter': 1000, 'tol': 0.0001, 'alpha': 0.01}], [-0.016251979388417201, 0.013437795635717453, {'normalize': True, 'selection': 'cyclic', 'fit_intercept': True, 'l1_ratio': 0.25, 'max_iter': 1000, 'tol': 0.0001, 'alpha': 0.1}], [0.039460194594120826, 0.03010664929393311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0.028854252158923788, -0.019238186372544153, -0.0021831815046871039, -0.04531858813566525, -0.016645646730952812, 0.017258082701352429, -0.13799899420517137, -0.084074669342899977, -0.034200514799797688, 0.027530600922975768]</text:p>
          </table:table-cell>
          <table:table-cell office:value-type="string" calcext:value-type="string">
            <text:p>-0.0266016845308</text:p>
          </table:table-cell>
          <table:table-cell office:value-type="string" calcext:value-type="string">
            <text:p>[0.97991028914503009, 1.2759128346144666, 1.3442126195490622, 0.92617847978762702, 1.3836401170757255, 1.2872629757663396, 0.83378293594428288, 1.0107366956141115, 1.0831829120563368, 0.69386252643647028]</text:p>
          </table:table-cell>
          <table:table-cell office:value-type="string" calcext:value-type="string">
            <text:p>1.0818682386</text:p>
          </table:table-cell>
          <table:table-cell office:value-type="string" calcext:value-type="string">
            <text:p>[0.85600446541814357, 0.89535845277236203, 0.87509259507631398, 0.77583211119035667, 0.98838506189557851, 0.92574358703669024, 0.75068898625153369, 0.81821126253581367, 0.8619676975364271, 0.69351376065459169]</text:p>
          </table:table-cell>
          <table:table-cell office:value-type="string" calcext:value-type="string">
            <text:p>0.844079798037</text:p>
          </table:table-cell>
          <table:table-cell office:value-type="string" calcext:value-type="string">
            <text:p>[[-0.10744926279719742, 0.13635632013901497, {'normalize': True, 'selection': 'cyclic', 'fit_intercept': True, 'l1_ratio': 0.75, 'max_iter': 1000, 'tol': 0.0001, 'alpha': 0.01}], [-0.03059055197082584, 0.040963547057588055, {'normalize': True, 'selection': 'random', 'fit_intercept': True, 'l1_ratio': 0, 'max_iter': 1000, 'tol': 0.0001, 'alpha': 0.1}], [-0.050193472374022712, 0.035419415800512652, {'normalize': True, 'selection': 'cyclic', 'fit_intercept': True, 'l1_ratio': 0.25, 'max_iter': 1000, 'tol': 0.001, 'alpha': 0.1}], [-0.012331443152356398, 0.080049647999018161, {'normalize': True, 'selection': 'random', 'fit_intercept': True, 'l1_ratio': 0, 'max_iter': 1000, 'tol': 0.001, 'alpha': 0.01}], [0.03381104351322417, 0.013152639621184804, {'normalize': True, 'selection': 'cyclic', 'fit_intercept': True, 'l1_ratio': 1, 'max_iter': 1000, 'tol': 0.0001, 'alpha': 0.01}], [0.0026473640233292957, 0.058625647304023143, {'normalize': True, 'selection': 'cyclic', 'fit_intercept': True, 'l1_ratio': 0, 'max_iter': 1000, 'tol': 0.0001, 'alpha': 0.01}], [-0.053293460725905482, 0.070952286449530139, {'normalize': False, 'selection': 'random', 'fit_intercept': True, 'l1_ratio': 0, 'max_iter': 1000, 'tol': 0.001, 'alpha': 0.1}], [0.039854368939089842, 0.041373563956729024, {'normalize': False, 'selection': 'random', 'fit_intercept': True, 'l1_ratio': 0, 'max_iter': 1000, 'tol': 0.001, 'alpha': 0.01}], [0.006154017441468573, 0.0082403334923646602, {'normalize': True, 'selection': 'cyclic', 'fit_intercept': True, 'l1_ratio': 0, 'max_iter': 1000, 'tol': 0.0001, 'alpha': 0.01}], [0.039762968054710933, 0.033426173694501765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-0.013886175029234726, -0.015960236065025724, 0.0024389576124379531, -0.07182235172268836, -0.042523862465883466, 0.02131581811268457, -0.17131528918785977, -0.001058980118120223, -0.11163117051179161, -0.0060368358083580098]</text:p>
          </table:table-cell>
          <table:table-cell office:value-type="string" calcext:value-type="string">
            <text:p>-0.0410480125184</text:p>
          </table:table-cell>
          <table:table-cell office:value-type="string" calcext:value-type="string">
            <text:p>[1.0230364465289619, 1.2718093984162249, 1.3380130166768385, 0.94966147889076158, 1.4188599968483147, 1.281947874753022, 0.85819293840202115, 0.93333704244996085, 1.1642808828427709, 0.71781308619547701]</text:p>
          </table:table-cell>
          <table:table-cell office:value-type="string" calcext:value-type="string">
            <text:p>1.0956952162</text:p>
          </table:table-cell>
          <table:table-cell office:value-type="string" calcext:value-type="string">
            <text:p>[0.87963649297255431, 0.89385171897348814, 0.86904475809196713, 0.80110258460546646, 1.0115447353603335, 0.92254874559268585, 0.76243708065295357, 0.76551334544800331, 0.89154360704545443, 0.72392925906954975]</text:p>
          </table:table-cell>
          <table:table-cell office:value-type="string" calcext:value-type="string">
            <text:p>0.852115232781</text:p>
          </table:table-cell>
          <table:table-cell office:value-type="string" calcext:value-type="string">
            <text:p>[[-0.12074549896827959, 0.11902539807459653, {'normalize': False, 'selection': 'random', 'fit_intercept': True, 'l1_ratio': 0, 'max_iter': 1000, 'tol': 0.0001, 'alpha': 0.1}], [-0.038553247315815178, 0.045927479260292919, {'normalize': True, 'selection': 'cyclic', 'fit_intercept': True, 'l1_ratio': 0, 'max_iter': 1000, 'tol': 0.0001, 'alpha': 0.1}], [-0.048003698349890343, 0.040983338399207585, {'normalize': True, 'selection': 'random', 'fit_intercept': True, 'l1_ratio': 0, 'max_iter': 1000, 'tol': 0.0001, 'alpha': 0.1}], [-0.015992289795349664, 0.050667424062286741, {'normalize': True, 'selection': 'random', 'fit_intercept': True, 'l1_ratio': 0, 'max_iter': 1000, 'tol': 0.0001, 'alpha': 0.01}], [0.027069728590896829, 0.0075047421001275426, {'normalize': True, 'selection': 'cyclic', 'fit_intercept': True, 'l1_ratio': 1, 'max_iter': 1000, 'tol': 0.001, 'alpha': 0.01}], [-0.038007012390343722, 0.036895901633377221, {'normalize': True, 'selection': 'cyclic', 'fit_intercept': True, 'l1_ratio': 0, 'max_iter': 1000, 'tol': 0.0001, 'alpha': 0.01}], [-0.049023555404920566, 0.0593717214230483, {'normalize': False, 'selection': 'cyclic', 'fit_intercept': True, 'l1_ratio': 0, 'max_iter': 1000, 'tol': 0.0001, 'alpha': 0.1}], [-0.0045584789092413917, 0.024182359483583049, {'normalize': False, 'selection': 'cyclic', 'fit_intercept': True, 'l1_ratio': 0, 'max_iter': 1000, 'tol': 0.0001, 'alpha': 0.1}], [-0.016318678521303351, 0.013429892275847802, {'normalize': True, 'selection': 'cyclic', 'fit_intercept': True, 'l1_ratio': 0.25, 'max_iter': 1000, 'tol': 0.0001, 'alpha': 0.1}], [0.036891848455803872, 0.03790896359282285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0.0023341477874568861, -0.017557062918466926, -0.0023213986922527852, -0.097307867972312057, -0.014980197377422177, 0.015496839467435186, -0.15120801861574362, -0.0087756719673919292, -0.11163117051179161, -0.010844211463595599]</text:p>
          </table:table-cell>
          <table:table-cell office:value-type="string" calcext:value-type="string">
            <text:p>-0.0396794612264</text:p>
          </table:table-cell>
          <table:table-cell office:value-type="string" calcext:value-type="string">
            <text:p>[1.0066697361184345, 1.2738083540128691, 1.3443980080999711, 0.97224228532105528, 1.3813734644363203, 1.2895699733273804, 0.84346085236607993, 0.94053169780108437, 1.1642808828427709, 0.72124317645933333]</text:p>
          </table:table-cell>
          <table:table-cell office:value-type="string" calcext:value-type="string">
            <text:p>1.09375784308</text:p>
          </table:table-cell>
          <table:table-cell office:value-type="string" calcext:value-type="string">
            <text:p>[0.87125781976178951, 0.8931071450447331, 0.87518115966909082, 0.78991632766548125, 0.98460344050947324, 0.92246554913610301, 0.75488498565079143, 0.77506268510855214, 0.89154360704545443, 0.71668632163924817]</text:p>
          </table:table-cell>
          <table:table-cell office:value-type="string" calcext:value-type="string">
            <text:p>0.847470904123</text:p>
          </table:table-cell>
          <table:table-cell office:value-type="string" calcext:value-type="string">
            <text:p>[[-0.10719804597611977, 0.10800008803728833, {'normalize': True, 'selection': 'random', 'fit_intercept': True, 'l1_ratio': 1, 'max_iter': 1000, 'tol': 0.001, 'alpha': 0.01}], [-0.037924941089545049, 0.043441000845145204, {'normalize': True, 'selection': 'random', 'fit_intercept': True, 'l1_ratio': 0, 'max_iter': 1000, 'tol': 0.0001, 'alpha': 0.1}], [-0.048554310540142753, 0.033728306817475816, {'normalize': True, 'selection': 'cyclic', 'fit_intercept': True, 'l1_ratio': 0.25, 'max_iter': 1000, 'tol': 0.001, 'alpha': 0.1}], [-0.003104747879317592, 0.060195292405087669, {'normalize': True, 'selection': 'random', 'fit_intercept': True, 'l1_ratio': 1, 'max_iter': 1000, 'tol': 0.0001, 'alpha': 0.01}], [0.022595829495282559, 0.025679489513825027, {'normalize': True, 'selection': 'cyclic', 'fit_intercept': True, 'l1_ratio': 1, 'max_iter': 1000, 'tol': 0.001, 'alpha': 0.01}], [-0.048171683241244129, 0.022742973369411727, {'normalize': False, 'selection': 'random', 'fit_intercept': True, 'l1_ratio': 0, 'max_iter': 1000, 'tol': 0.0001, 'alpha': 0.1}], [-0.05459024357535, 0.059803749894545483, {'normalize': False, 'selection': 'random', 'fit_intercept': True, 'l1_ratio': 0, 'max_iter': 1000, 'tol': 0.001, 'alpha': 0.1}], [0.013470525652645235, 0.028154621279114361, {'normalize': True, 'selection': 'random', 'fit_intercept': True, 'l1_ratio': 0, 'max_iter': 1000, 'tol': 0.001, 'alpha': 0.01}], [-0.01601936185966053, 0.013613650484117053, {'normalize': True, 'selection': 'cyclic', 'fit_intercept': True, 'l1_ratio': 0.25, 'max_iter': 1000, 'tol': 0.0001, 'alpha': 0.1}], [0.04509040251998437, 0.032227288240839751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0.027251101183323856, -0.018946084435962574, -0.0021831815046871039, -0.051151554978847713, -0.011615795091169945, 0.013655218803350078, -0.14807076010755749, -0.011419943674262134, -0.0447807332523813, 0.027513004256865758]</text:p>
          </table:table-cell>
          <table:table-cell office:value-type="string" calcext:value-type="string">
            <text:p>-0.0219748728801</text:p>
          </table:table-cell>
          <table:table-cell office:value-type="string" calcext:value-type="string">
            <text:p>[0.98152790847718041, 1.2755471726770675, 1.3442126195490622, 0.93134663466862422, 1.3767945612676413, 1.2919822547764097, 0.84116226280397, 0.942997083740715, 1.0942642368764854, 0.69387508175925527]</text:p>
          </table:table-cell>
          <table:table-cell office:value-type="string" calcext:value-type="string">
            <text:p>1.07737098166</text:p>
          </table:table-cell>
          <table:table-cell office:value-type="string" calcext:value-type="string">
            <text:p>[0.85692469097935808, 0.89545274733854752, 0.87509259507631398, 0.77729327734946629, 0.98525702297490569, 0.92679627702498524, 0.75528462352175563, 0.77803691317684365, 0.86473586447721873, 0.693543195007015]</text:p>
          </table:table-cell>
          <table:table-cell office:value-type="string" calcext:value-type="string">
            <text:p>0.840841720693</text:p>
          </table:table-cell>
          <table:table-cell office:value-type="string" calcext:value-type="string">
            <text:p>[[-0.10489929021199521, 0.13183697754778348, {'normalize': True, 'selection': 'cyclic', 'fit_intercept': True, 'l1_ratio': 0.75, 'max_iter': 1000, 'tol': 0.0001, 'alpha': 0.01}], [-0.032991131845595253, 0.043255258301098623, {'normalize': True, 'selection': 'random', 'fit_intercept': True, 'l1_ratio': 0, 'max_iter': 1000, 'tol': 0.0001, 'alpha': 0.1}], [-0.051408595747201441, 0.036190815622589002, {'normalize': True, 'selection': 'cyclic', 'fit_intercept': True, 'l1_ratio': 0.25, 'max_iter': 1000, 'tol': 0.001, 'alpha': 0.1}], [-0.01159237241721852, 0.084327123224537198, {'normalize': True, 'selection': 'cyclic', 'fit_intercept': True, 'l1_ratio': 0, 'max_iter': 1000, 'tol': 0.0001, 'alpha': 0.01}], [0.025056177538126952, 0.030735216840115681, {'normalize': True, 'selection': 'random', 'fit_intercept': True, 'l1_ratio': 1, 'max_iter': 1000, 'tol': 0.001, 'alpha': 0.01}], [-0.0096557761835513005, 0.054198979225711624, {'normalize': True, 'selection': 'random', 'fit_intercept': True, 'l1_ratio': 0, 'max_iter': 1000, 'tol': 0.001, 'alpha': 0.01}], [-0.053817930960877954, 0.063149504086180974, {'normalize': False, 'selection': 'random', 'fit_intercept': True, 'l1_ratio': 0, 'max_iter': 1000, 'tol': 0.001, 'alpha': 0.1}], [0.020766635283305846, 0.025840037393158429, {'normalize': True, 'selection': 'random', 'fit_intercept': True, 'l1_ratio': 0, 'max_iter': 1000, 'tol': 0.0001, 'alpha': 0.01}], [-0.0009935713485923986, 0.0051058932377935698, {'normalize': True, 'selection': 'random', 'fit_intercept': True, 'l1_ratio': 1, 'max_iter': 1000, 'tol': 0.0001, 'alpha': 0.01}], [0.04271078241818857, 0.031553818934169239, {'normalize': Tru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-0.025142802850237622, -0.012931600322487746, 0.002340622151043581, -0.081044759756299545, -0.029290134604930351, 0.018193820232875968, -0.14684458184045113, 0.0062669029284969646, -0.11163117051179161, 0.018801509718598397]</text:p>
          </table:table-cell>
          <table:table-cell office:value-type="string" calcext:value-type="string">
            <text:p>-0.0361282194855</text:p>
          </table:table-cell>
          <table:table-cell office:value-type="string" calcext:value-type="string">
            <text:p>[1.0343946648472715, 1.2680180616443668, 1.3381449124924887, 0.95783276365456282, 1.4008490833842615, 1.2860372823689559, 0.84026387315622431, 0.92650675756978618, 1.1642808828427709, 0.7000907833690917]</text:p>
          </table:table-cell>
          <table:table-cell office:value-type="string" calcext:value-type="string">
            <text:p>1.09164190653</text:p>
          </table:table-cell>
          <table:table-cell office:value-type="string" calcext:value-type="string">
            <text:p>[0.883609333694511, 0.89214823649141373, 0.85479859490684429, 0.80785948787064366, 1.0022800679770034, 0.91386527688972308, 0.74509487111202688, 0.75703833193444636, 0.89154360704545443, 0.69464608178636256]</text:p>
          </table:table-cell>
          <table:table-cell office:value-type="string" calcext:value-type="string">
            <text:p>0.844288388971</text:p>
          </table:table-cell>
          <table:table-cell office:value-type="string" calcext:value-type="string">
            <text:p>[[-0.12086423936631953, 0.12141891655804773, {'normalize': True, 'selection': 'cyclic', 'fit_intercept': True, 'l1_ratio': 0, 'max_iter': 1000, 'tol': 0.0001, 'alpha': 0.1}], [-0.037325136812400898, 0.04735351453747446, {'normalize': True, 'selection': 'random', 'fit_intercept': True, 'l1_ratio': 0, 'max_iter': 1000, 'tol': 0.001, 'alpha': 0.1}], [-0.032772386451057144, 0.1022105216603118, {'normalize': True, 'selection': 'random', 'fit_intercept': True, 'l1_ratio': 0.5, 'max_iter': 1000, 'tol': 0.001, 'alpha': 0.01}], [-0.021743634804651329, 0.057435159731806032, {'normalize': True, 'selection': 'random', 'fit_intercept': True, 'l1_ratio': 0.5, 'max_iter': 1000, 'tol': 0.0001, 'alpha': 0.01}], [0.024907104358608993, 0.0065872484883473959, {'normalize': True, 'selection': 'cyclic', 'fit_intercept': True, 'l1_ratio': 0, 'max_iter': 1000, 'tol': 0.0001, 'alpha': 0.01}], [-0.037560872456751999, 0.031992130659016828, {'normalize': True, 'selection': 'cyclic', 'fit_intercept': True, 'l1_ratio': 0, 'max_iter': 1000, 'tol': 0.0001, 'alpha': 0.01}], [-0.044120961901527346, 0.048271276165602811, {'normalize': True, 'selection': 'random', 'fit_intercept': True, 'l1_ratio': 0, 'max_iter': 1000, 'tol': 0.001, 'alpha': 0.1}], [-0.0086770986338274431, 0.024710798667454903, {'normalize': True, 'selection': 'random', 'fit_intercept': True, 'l1_ratio': 0, 'max_iter': 1000, 'tol': 0.001, 'alpha': 0.1}], [-0.016041585356814568, 0.01365536488517392, {'normalize': True, 'selection': 'cyclic', 'fit_intercept': True, 'l1_ratio': 0.25, 'max_iter': 1000, 'tol': 0.0001, 'alpha': 0.1}], [0.033392768864729618, 0.020296529726836703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0.0058598805766303386, -0.014741632895782342, -0.0015211712100933195, -0.095981935338453672, -0.027111991257491086, -0.00039185648054829159, -0.13508959459892123, 0.0084096117029146544, -0.11163117051179161, -0.0094962249550312183]</text:p>
          </table:table-cell>
          <table:table-cell office:value-type="string" calcext:value-type="string">
            <text:p>-0.0381696084969</text:p>
          </table:table-cell>
          <table:table-cell office:value-type="string" calcext:value-type="string">
            <text:p>[1.003112183768988, 1.2702839145354916, 1.3433246754998234, 0.97106747576053831, 1.3978846615860181, 1.310382080419819, 0.8316512928076133, 0.92450900368108846, 1.1642808828427709, 0.7202813803089122]</text:p>
          </table:table-cell>
          <table:table-cell office:value-type="string" calcext:value-type="string">
            <text:p>1.09367775512</text:p>
          </table:table-cell>
          <table:table-cell office:value-type="string" calcext:value-type="string">
            <text:p>[0.86803839528579774, 0.89147588826984592, 0.8668638425017301, 0.78936949114833899, 0.99100406419412579, 0.92972265092363637, 0.74030256888743529, 0.76245821764108379, 0.89154360704545443, 0.70387495450414672]</text:p>
          </table:table-cell>
          <table:table-cell office:value-type="string" calcext:value-type="string">
            <text:p>0.84346536804</text:p>
          </table:table-cell>
          <table:table-cell office:value-type="string" calcext:value-type="string">
            <text:p>[[-0.10395914951723503, 0.10818180218755791, {'normalize': True, 'selection': 'random', 'fit_intercept': True, 'l1_ratio': 0.75, 'max_iter': 1000, 'tol': 0.001, 'alpha': 0.01}], [-0.036636790024647925, 0.044796989315092711, {'normalize': True, 'selection': 'random', 'fit_intercept': True, 'l1_ratio': 0, 'max_iter': 1000, 'tol': 0.0001, 'alpha': 0.1}], [-0.040510990120590021, 0.041225791568744521, {'normalize': True, 'selection': 'cyclic', 'fit_intercept': True, 'l1_ratio': 0, 'max_iter': 1000, 'tol': 0.0001, 'alpha': 0.1}], [-0.012396326508889383, 0.067525378439826783, {'normalize': True, 'selection': 'random', 'fit_intercept': True, 'l1_ratio': 1, 'max_iter': 1000, 'tol': 0.0001, 'alpha': 0.01}], [0.019763533747358362, 0.02141516112295748, {'normalize': True, 'selection': 'cyclic', 'fit_intercept': True, 'l1_ratio': 0, 'max_iter': 1000, 'tol': 0.0001, 'alpha': 0.01}], [-0.050415586181586071, 0.034649124019515982, {'normalize': True, 'selection': 'random', 'fit_intercept': True, 'l1_ratio': 0.25, 'max_iter': 1000, 'tol': 0.0001, 'alpha': 0.1}], [-0.049251413275224858, 0.047422149314635099, {'normalize': True, 'selection': 'cyclic', 'fit_intercept': True, 'l1_ratio': 0, 'max_iter': 1000, 'tol': 0.0001, 'alpha': 0.1}], [0.0062575114195356106, 0.043856863578234997, {'normalize': True, 'selection': 'random', 'fit_intercept': True, 'l1_ratio': 0, 'max_iter': 1000, 'tol': 0.0001, 'alpha': 0.01}], [-0.015742268695171747, 0.013830240823051293, {'normalize': True, 'selection': 'cyclic', 'fit_intercept': True, 'l1_ratio': 0.25, 'max_iter': 1000, 'tol': 0.0001, 'alpha': 0.1}], [0.042801769000610793, 0.03172903220596456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0.030198928133548519, -0.016206617432470871, 0.0032753445939589509, -0.063134939346667585, -0.018105710154222798, 0.011690913532189984, -0.13297243276321624, 0.0015375251497696807, -0.045659814895427919, 0.047502823338170463]</text:p>
          </table:table-cell>
          <table:table-cell office:value-type="string" calcext:value-type="string">
            <text:p>-0.0181873979844</text:p>
          </table:table-cell>
          <table:table-cell office:value-type="string" calcext:value-type="string">
            <text:p>[0.97855347753767852, 1.2721178259782377, 1.336891183906008, 0.94196421369426153, 1.3856272424152254, 1.2945552369644675, 0.83010010214731211, 0.93091619153551008, 1.0951849540879199, 0.6796122305230865]</text:p>
          </table:table-cell>
          <table:table-cell office:value-type="string" calcext:value-type="string">
            <text:p>1.07455226588</text:p>
          </table:table-cell>
          <table:table-cell office:value-type="string" calcext:value-type="string">
            <text:p>[0.85695770721623676, 0.89384822073617387, 0.86318175212231785, 0.77414507256959542, 0.98871991950122007, 0.91239131024172815, 0.74097875150604242, 0.76766548160544501, 0.86552857504268854, 0.681829394955491]</text:p>
          </table:table-cell>
          <table:table-cell office:value-type="string" calcext:value-type="string">
            <text:p>0.83452461855</text:p>
          </table:table-cell>
          <table:table-cell office:value-type="string" calcext:value-type="string">
            <text:p>[[-0.10045344506197121, 0.13236961598440489, {'normalize': True, 'selection': 'cyclic', 'fit_intercept': True, 'l1_ratio': 1, 'max_iter': 1000, 'tol': 0.0001, 'alpha': 0.01}], [-0.032130508591572758, 0.044836946219307887, {'normalize': True, 'selection': 'random', 'fit_intercept': True, 'l1_ratio': 0, 'max_iter': 1000, 'tol': 0.0001, 'alpha': 0.1}], [-0.046361396274949673, 0.045423373623235681, {'normalize': True, 'selection': 'cyclic', 'fit_intercept': True, 'l1_ratio': 0, 'max_iter': 1000, 'tol': 0.0001, 'alpha': 0.1}], [-0.024085477701102493, 0.085304958205470086, {'normalize': True, 'selection': 'cyclic', 'fit_intercept': True, 'l1_ratio': 1, 'max_iter': 1000, 'tol': 0.0001, 'alpha': 0.01}], [0.027074255167123404, 0.02019748784587878, {'normalize': True, 'selection': 'random', 'fit_intercept': True, 'l1_ratio': 0, 'max_iter': 1000, 'tol': 0.0001, 'alpha': 0.01}], [-0.015757653753345299, 0.044519375262499161, {'normalize': True, 'selection': 'random', 'fit_intercept': True, 'l1_ratio': 0, 'max_iter': 1000, 'tol': 0.0001, 'alpha': 0.01}], [-0.050303215275827554, 0.054425916721203393, {'normalize': True, 'selection': 'cyclic', 'fit_intercept': True, 'l1_ratio': 0, 'max_iter': 1000, 'tol': 0.0001, 'alpha': 0.1}], [0.013938376377761715, 0.040640814928243223, {'normalize': True, 'selection': 'random', 'fit_intercept': True, 'l1_ratio': 0, 'max_iter': 1000, 'tol': 0.001, 'alpha': 0.01}], [-0.0082355211063697351, 0.013457739883376951, {'normalize': True, 'selection': 'random', 'fit_intercept': True, 'l1_ratio': 1, 'max_iter': 1000, 'tol': 0.001, 'alpha': 0.01}], [0.041451921320813538, 0.044262367585537178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-0.025740698295529718, -0.026624824479779319, -0.0077721449306615842, -0.069635286885175951, -0.038077991632109232, 0.015102949614493655, -0.14064186579176008, -0.0038391949838727513, -0.11163117051179161, 0.0038341247520977673]</text:p>
          </table:table-cell>
          <table:table-cell office:value-type="string" calcext:value-type="string">
            <text:p>-0.0405026103144</text:p>
          </table:table-cell>
          <table:table-cell office:value-type="string" calcext:value-type="string">
            <text:p>[1.0349979562687468, 1.2851596490408532, 1.3517090087382257, 0.94772368460546452, 1.41280923052602, 1.2900859173563231, 0.83571930077589585, 0.93592917495335326, 1.1642808828427709, 0.71077009888982701]</text:p>
          </table:table-cell>
          <table:table-cell office:value-type="string" calcext:value-type="string">
            <text:p>1.0969184904</text:p>
          </table:table-cell>
          <table:table-cell office:value-type="string" calcext:value-type="string">
            <text:p>[0.88367520382754261, 0.89723277585295591, 0.85886983720034948, 0.80291953114362258, 1.0041995372202179, 0.91526009858761304, 0.74231049392281456, 0.76640424475753932, 0.89154360704545443, 0.70864883494388831]</text:p>
          </table:table-cell>
          <table:table-cell office:value-type="string" calcext:value-type="string">
            <text:p>0.84710641645</text:p>
          </table:table-cell>
          <table:table-cell office:value-type="string" calcext:value-type="string">
            <text:p>[[-0.12067831880227578, 0.12217725895803107, {'normalize': True, 'selection': 'cyclic', 'fit_intercept': True, 'l1_ratio': 0, 'max_iter': 1000, 'tol': 0.0001, 'alpha': 0.1}], [-0.010643375112935708, 0.0060910814205811974, {'normalize': True, 'selection': 'random', 'fit_intercept': True, 'l1_ratio': 0, 'max_iter': 1000, 'tol': 0.001, 'alpha': 1}], [-0.026007191654141736, 0.092864345483218314, {'normalize': True, 'selection': 'random', 'fit_intercept': True, 'l1_ratio': 0.25, 'max_iter': 1000, 'tol': 0.001, 'alpha': 0.01}], [-0.01424197074807807, 0.056846315362923033, {'normalize': True, 'selection': 'random', 'fit_intercept': True, 'l1_ratio': 0.25, 'max_iter': 1000, 'tol': 0.0001, 'alpha': 0.01}], [0.024059439819657566, 0.0038873685172534297, {'normalize': True, 'selection': 'cyclic', 'fit_intercept': True, 'l1_ratio': 0, 'max_iter': 1000, 'tol': 0.0001, 'alpha': 0.01}], [-0.032223755803511923, 0.03516104543929955, {'normalize': True, 'selection': 'cyclic', 'fit_intercept': True, 'l1_ratio': 0, 'max_iter': 1000, 'tol': 0.0001, 'alpha': 0.01}], [-0.047419592320402042, 0.047421690563927484, {'normalize': True, 'selection': 'random', 'fit_intercept': True, 'l1_ratio': 0, 'max_iter': 1000, 'tol': 0.0001, 'alpha': 0.1}], [-0.0084622016779148969, 0.023623285282174004, {'normalize': False, 'selection': 'cyclic', 'fit_intercept': True, 'l1_ratio': 0, 'max_iter': 1000, 'tol': 0.0001, 'alpha': 0.1}], [-0.016041585356814568, 0.01365536488517392, {'normalize': True, 'selection': 'cyclic', 'fit_intercept': True, 'l1_ratio': 0.25, 'max_iter': 1000, 'tol': 0.0001, 'alpha': 0.1}], [0.028194931387216043, 0.02975423970730412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0.0056298761346874615, -0.015551918415888322, -0.0038894398801214702, -0.095981935338453672, -0.010368372832752382, 0.020138268053135677, -0.1287580538996167, 0.012479569626478559, -0.11163117051179161, -0.022066822665474106]</text:p>
          </table:table-cell>
          <table:table-cell office:value-type="string" calcext:value-type="string">
            <text:p>-0.034999999973</text:p>
          </table:table-cell>
          <table:table-cell office:value-type="string" calcext:value-type="string">
            <text:p>[1.0033442639893977, 1.271298254175262, 1.346501197209113, 0.97106747576053831, 1.3750968374980763, 1.283490310836277, 0.82701233388040973, 0.9207143796212488, 1.1642808828427709, 0.72925057429533757]</text:p>
          </table:table-cell>
          <table:table-cell office:value-type="string" calcext:value-type="string">
            <text:p>1.08920565101</text:p>
          </table:table-cell>
          <table:table-cell office:value-type="string" calcext:value-type="string">
            <text:p>[0.86799046505644528, 0.8918662399738736, 0.85749456838178528, 0.78936949114833899, 0.98210288433338844, 0.90459370004003059, 0.73743975061513789, 0.75617719907926328, 0.89154360704545443, 0.71277859014155809]</text:p>
          </table:table-cell>
          <table:table-cell office:value-type="string" calcext:value-type="string">
            <text:p>0.839135649582</text:p>
          </table:table-cell>
          <table:table-cell office:value-type="string" calcext:value-type="string">
            <text:p>[[-0.10348738655501183, 0.10831630611534696, {'normalize': True, 'selection': 'cyclic', 'fit_intercept': True, 'l1_ratio': 0.75, 'max_iter': 1000, 'tol': 0.0001, 'alpha': 0.01}], [-0.033732890348682501, 0.041694968837112274, {'normalize': True, 'selection': 'cyclic', 'fit_intercept': True, 'l1_ratio': 0, 'max_iter': 1000, 'tol': 0.0001, 'alpha': 0.1}], [-0.038265220117243731, 0.080375828618353434, {'normalize': True, 'selection': 'random', 'fit_intercept': True, 'l1_ratio': 0, 'max_iter': 1000, 'tol': 0.0001, 'alpha': 0.01}], [-0.0039210427917801159, 0.060812084286608947, {'normalize': True, 'selection': 'cyclic', 'fit_intercept': True, 'l1_ratio': 1, 'max_iter': 1000, 'tol': 0.0001, 'alpha': 0.01}], [0.02200686993418955, 0.03403153133222693, {'normalize': True, 'selection': 'random', 'fit_intercept': True, 'l1_ratio': 1, 'max_iter': 1000, 'tol': 0.001, 'alpha': 0.01}], [-0.046686820258410901, 0.024436133091643247, {'normalize': True, 'selection': 'cyclic', 'fit_intercept': True, 'l1_ratio': 0.75, 'max_iter': 1000, 'tol': 0.0001, 'alpha': 0.01}], [-0.052440454002541402, 0.046596172103027043, {'normalize': True, 'selection': 'cyclic', 'fit_intercept': True, 'l1_ratio': 0, 'max_iter': 1000, 'tol': 0.0001, 'alpha': 0.1}], [0.011547547764332531, 0.028167400494665974, {'normalize': True, 'selection': 'random', 'fit_intercept': True, 'l1_ratio': 0.25, 'max_iter': 1000, 'tol': 0.0001, 'alpha': 0.01}], [-0.015742268695171747, 0.013830240823051293, {'normalize': True, 'selection': 'cyclic', 'fit_intercept': True, 'l1_ratio': 0.25, 'max_iter': 1000, 'tol': 0.0001, 'alpha': 0.1}], [0.036250229318169999, 0.028568149273704949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0.030459456913406679, -0.017031664303787997, 0.0018635179706693039, -0.063134939346667585, -0.027507394049018918, 0.0076513816565905168, -0.12676578931246874, 0.0074733648329987634, -0.045659814895427919, 0.027513008913234049]</text:p>
          </table:table-cell>
          <table:table-cell office:value-type="string" calcext:value-type="string">
            <text:p>-0.020513887162</text:p>
          </table:table-cell>
          <table:table-cell office:value-type="string" calcext:value-type="string">
            <text:p>[0.97829059749874625, 1.2731506443187852, 1.3387848448640696, 0.94196421369426153, 1.3984227991037665, 1.2998464937342822, 0.8255526522593285, 0.92538191317186325, 1.0951849540879199, 0.69387507843690965]</text:p>
          </table:table-cell>
          <table:table-cell office:value-type="string" calcext:value-type="string">
            <text:p>1.07704541912</text:p>
          </table:table-cell>
          <table:table-cell office:value-type="string" calcext:value-type="string">
            <text:p>[0.85605393352093717, 0.89424012374099793, 0.86488336359210038, 0.77414507256959542, 0.99124917874638696, 0.91436344567590699, 0.73792105538578046, 0.76172391141593254, 0.86552857504268854, 0.69354319538473097]</text:p>
          </table:table-cell>
          <table:table-cell office:value-type="string" calcext:value-type="string">
            <text:p>0.835365185508</text:p>
          </table:table-cell>
          <table:table-cell office:value-type="string" calcext:value-type="string">
            <text:p>[[-0.093778916404821902, 0.12787974827326773, {'normalize': True, 'selection': 'random', 'fit_intercept': True, 'l1_ratio': 0.75, 'max_iter': 1000, 'tol': 0.001, 'alpha': 0.01}], [-0.029220493876383567, 0.04167478437429846, {'normalize': True, 'selection': 'random', 'fit_intercept': True, 'l1_ratio': 0, 'max_iter': 1000, 'tol': 0.001, 'alpha': 0.1}], [-0.045369348170126694, 0.045381429835790493, {'normalize': True, 'selection': 'cyclic', 'fit_intercept': True, 'l1_ratio': 0, 'max_iter': 1000, 'tol': 0.0001, 'alpha': 0.1}], [-0.016693345676831076, 0.07964936084382665, {'normalize': True, 'selection': 'random', 'fit_intercept': True, 'l1_ratio': 1, 'max_iter': 1000, 'tol': 0.001, 'alpha': 0.01}], [0.029199571968277854, 0.028944609730768601, {'normalize': True, 'selection': 'random', 'fit_intercept': True, 'l1_ratio': 0, 'max_iter': 1000, 'tol': 0.001, 'alpha': 0.01}], [-0.012400213266474822, 0.046911996245460073, {'normalize': True, 'selection': 'cyclic', 'fit_intercept': True, 'l1_ratio': 0, 'max_iter': 1000, 'tol': 0.0001, 'alpha': 0.01}], [-0.053488810393485638, 0.053537571205791716, {'normalize': True, 'selection': 'random', 'fit_intercept': True, 'l1_ratio': 0, 'max_iter': 1000, 'tol': 0.001, 'alpha': 0.1}], [0.016810684680164487, 0.025698978904648822, {'normalize': True, 'selection': 'cyclic', 'fit_intercept': True, 'l1_ratio': 0.25, 'max_iter': 1000, 'tol': 0.0001, 'alpha': 0.01}], [-0.0036555869205722471, 0.012991407907809097, {'normalize': True, 'selection': 'random', 'fit_intercept': True, 'l1_ratio': 1, 'max_iter': 1000, 'tol': 0.0001, 'alpha': 0.01}], [0.038786910566542591, 0.030990424319742933, {'normalize': True, 'selection': 'cyclic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-0.02931841858063744, -0.016472031990867331, -0.012025022677865538, -0.08810989855637219, -0.033012320960610353, 0.009036222363447477, -0.14197776773892978, -0.02292427485993187, -0.096092042449434256, -0.022922848381603522]</text:p>
          </table:table-cell>
          <table:table-cell office:value-type="string" calcext:value-type="string">
            <text:p>-0.0453818403833</text:p>
          </table:table-cell>
          <table:table-cell office:value-type="string" calcext:value-type="string">
            <text:p>[1.0386079652986515, 1.2724500798577325, 1.3574133271130437, 0.96409265378529374, 1.4059149255304522, 1.2980325340996191, 0.83669808217492747, 0.95372314350088117, 1.1480057816950413, 0.72986135358222504]</text:p>
          </table:table-cell>
          <table:table-cell office:value-type="string" calcext:value-type="string">
            <text:p>1.10047998466</text:p>
          </table:table-cell>
          <table:table-cell office:value-type="string" calcext:value-type="string">
            <text:p>[0.88600611037960519, 0.89423207162471885, 0.86864747045103652, 0.80700027278323461, 1.0042234086045034, 0.92273678931491665, 0.74163030193359847, 0.77218730979472039, 0.8860736237094301, 0.7183483644237052]</text:p>
          </table:table-cell>
          <table:table-cell office:value-type="string" calcext:value-type="string">
            <text:p>0.850108572302</text:p>
          </table:table-cell>
          <table:table-cell office:value-type="string" calcext:value-type="string">
            <text:p>[[-0.1249456860619652, 0.12237278008700016, {'normalize': True, 'selection': 'random', 'fit_intercept': True, 'l1_ratio': 0, 'max_iter': 1000, 'tol': 0.0001, 'alpha': 0.1}], [-0.03604884355223989, 0.041011293203998385, {'normalize': True, 'selection': 'cyclic', 'fit_intercept': True, 'l1_ratio': 0, 'max_iter': 1000, 'tol': 0.0001, 'alpha': 0.1}], [-0.026733892227321011, 0.073827629656105689, {'normalize': True, 'selection': 'cyclic', 'fit_intercept': True, 'l1_ratio': 0.25, 'max_iter': 1000, 'tol': 0.0001, 'alpha': 0.01}], [0.00052591844671225508, 0.041904828743457793, {'normalize': True, 'selection': 'random', 'fit_intercept': True, 'l1_ratio': 0.5, 'max_iter': 1000, 'tol': 0.001, 'alpha': 0.01}], [0.015749890859004276, 0.013856191879270535, {'normalize': True, 'selection': 'cyclic', 'fit_intercept': True, 'l1_ratio': 0.75, 'max_iter': 1000, 'tol': 0.0001, 'alpha': 0.01}], [-0.035172004611249197, 0.026515073262879548, {'normalize': True, 'selection': 'random', 'fit_intercept': True, 'l1_ratio': 0, 'max_iter': 1000, 'tol': 0.001, 'alpha': 0.01}], [-0.052276540471848064, 0.049854499266834267, {'normalize': True, 'selection': 'cyclic', 'fit_intercept': True, 'l1_ratio': 0, 'max_iter': 1000, 'tol': 0.0001, 'alpha': 0.1}], [-0.001429541475437896, 0.01366971543293293, {'normalize': False, 'selection': 'random', 'fit_intercept': True, 'l1_ratio': 0, 'max_iter': 1000, 'tol': 0.0001, 'alpha': 0.1}], [-0.014784613132297137, 0.014056722149205661, {'normalize': True, 'selection': 'random', 'fit_intercept': True, 'l1_ratio': 0, 'max_iter': 1000, 'tol': 0.0001, 'alpha': 0.1}], [0.0068090479179588621, 0.025551593556115301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0.0018752153576847563, -0.018179478763103774, -0.0038033203500920099, -0.095981935338453672, -0.014579872354983703, 0.018267899634697993, -0.13267720579302034, -0.032165266768087397, -0.11163117051179161, -0.030363225798053062]</text:p>
          </table:table-cell>
          <table:table-cell office:value-type="string" calcext:value-type="string">
            <text:p>-0.0419238360685</text:p>
          </table:table-cell>
          <table:table-cell office:value-type="string" calcext:value-type="string">
            <text:p>[1.0071328103901964, 1.2745875127760093, 1.3463856864310519, 0.97106747576053831, 1.3808286278330293, 1.2859402480717981, 0.82988379685070512, 0.96233897955865688, 1.1642808828427709, 0.73517010579254494]</text:p>
          </table:table-cell>
          <table:table-cell office:value-type="string" calcext:value-type="string">
            <text:p>1.09576161263</text:p>
          </table:table-cell>
          <table:table-cell office:value-type="string" calcext:value-type="string">
            <text:p>[0.8715334607900066, 0.89352215921858402, 0.86307536587056533, 0.78936949114833899, 0.98451609751936608, 0.91270118346996354, 0.75612570941579083, 0.77296241888509198, 0.89154360704545443, 0.71492183449082658]</text:p>
          </table:table-cell>
          <table:table-cell office:value-type="string" calcext:value-type="string">
            <text:p>0.845027132785</text:p>
          </table:table-cell>
          <table:table-cell office:value-type="string" calcext:value-type="string">
            <text:p>[[-0.10446323574675209, 0.097509041197967022, {'normalize': True, 'selection': 'random', 'fit_intercept': True, 'l1_ratio': 1, 'max_iter': 1000, 'tol': 0.001, 'alpha': 0.01}], [-0.034928035420764315, 0.03833529924748743, {'normalize': True, 'selection': 'random', 'fit_intercept': True, 'l1_ratio': 0, 'max_iter': 1000, 'tol': 0.0001, 'alpha': 0.1}], [-0.037968806160850729, 0.061795481177907952, {'normalize': True, 'selection': 'cyclic', 'fit_intercept': True, 'l1_ratio': 0.25, 'max_iter': 1000, 'tol': 0.001, 'alpha': 0.01}], [0.012161380497632322, 0.04996273975014992, {'normalize': True, 'selection': 'cyclic', 'fit_intercept': True, 'l1_ratio': 1, 'max_iter': 1000, 'tol': 0.001, 'alpha': 0.01}], [0.013140856491077288, 0.046760146005619389, {'normalize': True, 'selection': 'random', 'fit_intercept': True, 'l1_ratio': 1, 'max_iter': 1000, 'tol': 0.0001, 'alpha': 0.01}], [-0.048100246095051785, 0.025591547977053999, {'normalize': True, 'selection': 'random', 'fit_intercept': True, 'l1_ratio': 0.75, 'max_iter': 1000, 'tol': 0.001, 'alpha': 0.01}], [-0.042142831214459067, 0.054473166469025294, {'normalize': True, 'selection': 'random', 'fit_intercept': True, 'l1_ratio': 1, 'max_iter': 1000, 'tol': 0.001, 'alpha': 0.01}], [0.02007437116199216, 0.013639951789816895, {'normalize': True, 'selection': 'cyclic', 'fit_intercept': True, 'l1_ratio': 0, 'max_iter': 1000, 'tol': 0.0001, 'alpha': 0.01}], [-0.015742268695171747, 0.013830240823051293, {'normalize': True, 'selection': 'cyclic', 'fit_intercept': True, 'l1_ratio': 0.25, 'max_iter': 1000, 'tol': 0.0001, 'alpha': 0.1}], [0.011957584716301589, 0.030293258856916545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0.029413301874156916, -0.010010764955720397, 0.023670681499384671, -0.06475762902521609, -0.035435989991990491, 0.0015702940433258705, -0.11723137875285317, -0.040349188235984101, -0.045659814895427919, 0.027513515042717374]</text:p>
          </table:table-cell>
          <table:table-cell office:value-type="string" calcext:value-type="string">
            <text:p>-0.0231276973398</text:p>
          </table:table-cell>
          <table:table-cell office:value-type="string" calcext:value-type="string">
            <text:p>[0.97934619403436474, 1.2643616726058853, 1.3095352376536813, 0.94340195743736821, 1.4092135042565941, 1.3078119206680028, 0.81856703200010605, 0.96996925630577546, 1.0951849540879199, 0.69387471731060346]</text:p>
          </table:table-cell>
          <table:table-cell office:value-type="string" calcext:value-type="string">
            <text:p>1.07912664464</text:p>
          </table:table-cell>
          <table:table-cell office:value-type="string" calcext:value-type="string">
            <text:p>[0.85728603562384309, 0.89398820901600284, 0.83749197563563271, 0.77612252309091367, 0.99436483726569225, 0.92825081516516406, 0.75143891621018966, 0.78064848720700508, 0.86552857504268854, 0.69354237734999347]</text:p>
          </table:table-cell>
          <table:table-cell office:value-type="string" calcext:value-type="string">
            <text:p>0.837866275161</text:p>
          </table:table-cell>
          <table:table-cell office:value-type="string" calcext:value-type="string">
            <text:p>[[-0.096116838672197488, 0.12282892447240031, {'normalize': True, 'selection': 'random', 'fit_intercept': True, 'l1_ratio': 1, 'max_iter': 1000, 'tol': 0.001, 'alpha': 0.01}], [-0.029710677897381386, 0.043461848274315151, {'normalize': False, 'selection': 'cyclic', 'fit_intercept': True, 'l1_ratio': 0, 'max_iter': 1000, 'tol': 0.0001, 'alpha': 0.1}], [-0.046073357250066511, 0.049714940003810729, {'normalize': True, 'selection': 'random', 'fit_intercept': True, 'l1_ratio': 1, 'max_iter': 1000, 'tol': 0.0001, 'alpha': 0.01}], [-0.0051336634891861882, 0.079877708747760456, {'normalize': True, 'selection': 'cyclic', 'fit_intercept': True, 'l1_ratio': 0.25, 'max_iter': 1000, 'tol': 0.0001, 'alpha': 0.01}], [0.022096790618346216, 0.045797101518997477, {'normalize': True, 'selection': 'random', 'fit_intercept': True, 'l1_ratio': 0, 'max_iter': 1000, 'tol': 0.0001, 'alpha': 0.01}], [-0.013944953033509859, 0.042617579314113536, {'normalize': True, 'selection': 'random', 'fit_intercept': True, 'l1_ratio': 0, 'max_iter': 1000, 'tol': 0.001, 'alpha': 0.01}], [-0.055717665500830772, 0.086128818374455005, {'normalize': True, 'selection': 'random', 'fit_intercept': True, 'l1_ratio': 1, 'max_iter': 1000, 'tol': 0.0001, 'alpha': 0.01}], [0.026794158025106794, 0.015375113005768012, {'normalize': True, 'selection': 'cyclic', 'fit_intercept': True, 'l1_ratio': 0, 'max_iter': 1000, 'tol': 0.0001, 'alpha': 0.01}], [0.0033099332786087981, 0.015502675846930793, {'normalize': True, 'selection': 'random', 'fit_intercept': True, 'l1_ratio': 1, 'max_iter': 1000, 'tol': 0.001, 'alpha': 0.01}], [0.0260724550546091, 0.04238844413283991, {'normalize': True, 'selection': 'random', 'fit_intercept': True, 'l1_ratio': 1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-0.031132397149736146, -0.018613180903922943, -0.010196581296056717, -0.10637090325547871, -0.033545960651624629, -0.0017971098320925805, -0.14372722210300259, -0.032403006688479952, -0.060091066880307409, -0.074918257268138388]</text:p>
          </table:table-cell>
          <table:table-cell office:value-type="string" calcext:value-type="string">
            <text:p>-0.0512795686029</text:p>
          </table:table-cell>
          <table:table-cell office:value-type="string" calcext:value-type="string">
            <text:p>[1.0404383149326792, 1.2751304340825989, 1.354960867298419, 0.98027236183179234, 1.4066412014820833, 1.3122227779408802, 0.83797986291762128, 0.96256063630274336, 1.110299707296708, 0.76696037778530002]</text:p>
          </table:table-cell>
          <table:table-cell office:value-type="string" calcext:value-type="string">
            <text:p>1.10474665419</text:p>
          </table:table-cell>
          <table:table-cell office:value-type="string" calcext:value-type="string">
            <text:p>[0.88725669645769933, 0.89568997005725504, 0.86960785921163763, 0.81358972940366303, 1.0071956387968599, 0.9338479256588551, 0.74251803062983723, 0.77430137130975807, 0.88521605097655343, 0.7404634844032959]</text:p>
          </table:table-cell>
          <table:table-cell office:value-type="string" calcext:value-type="string">
            <text:p>0.854968675691</text:p>
          </table:table-cell>
          <table:table-cell office:value-type="string" calcext:value-type="string">
            <text:p>[[-0.12501842564349155, 0.1227738875977214, {'normalize': True, 'selection': 'random', 'fit_intercept': True, 'l1_ratio': 0, 'max_iter': 1000, 'tol': 0.0001, 'alpha': 0.1}], [-0.038007999852904255, 0.039621389911545825, {'normalize': True, 'selection': 'cyclic', 'fit_intercept': True, 'l1_ratio': 0, 'max_iter': 1000, 'tol': 0.0001, 'alpha': 0.1}], [-0.021652163339225136, 0.062115402018260872, {'normalize': True, 'selection': 'random', 'fit_intercept': True, 'l1_ratio': 0, 'max_iter': 1000, 'tol': 0.001, 'alpha': 0.01}], [0.0045126232846708827, 0.033001048161744061, {'normalize': True, 'selection': 'cyclic', 'fit_intercept': True, 'l1_ratio': 0.75, 'max_iter': 1000, 'tol': 0.001, 'alpha': 0.01}], [0.025636610744149465, 0.011542623339780372, {'normalize': True, 'selection': 'random', 'fit_intercept': True, 'l1_ratio': 1, 'max_iter': 1000, 'tol': 0.001, 'alpha': 0.01}], [-0.04114618870872927, 0.022746653860372546, {'normalize': True, 'selection': 'cyclic', 'fit_intercept': True, 'l1_ratio': 0, 'max_iter': 1000, 'tol': 0.0001, 'alpha': 0.01}], [-0.053858551187268185, 0.052721321402937046, {'normalize': True, 'selection': 'cyclic', 'fit_intercept': True, 'l1_ratio': 0, 'max_iter': 1000, 'tol': 0.0001, 'alpha': 0.1}], [0.0013983899724168995, 0.013443577277910304, {'normalize': False, 'selection': 'cyclic', 'fit_intercept': True, 'l1_ratio': 0, 'max_iter': 1000, 'tol': 0.0001, 'alpha': 0.1}], [-0.0073911346081039228, 0.026691431375243407, {'normalize': True, 'selection': 'cyclic', 'fit_intercept': True, 'l1_ratio': 0.5, 'max_iter': 1000, 'tol': 0.0001, 'alpha': 0.01}], [0.013187207459861145, 0.03053746545704877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0.0023360500887732449, -0.020381391455327025, -0.00019738309240113772, -0.095912446207460533, -0.01221764396566094, 0.0062956768339021973, -0.13642464663912324, 0.0052530694996126837, -0.044206495451191596, -0.085175012900012836]</text:p>
          </table:table-cell>
          <table:table-cell office:value-type="string" calcext:value-type="string">
            <text:p>-0.0380630223289</text:p>
          </table:table-cell>
          <table:table-cell office:value-type="string" calcext:value-type="string">
            <text:p>[1.0066678166489449, 1.277343932916337, 1.3415490992117247, 0.97100590664808273, 1.3776136689378902, 1.3016222891833167, 0.83262945150141388, 0.92745200486574475, 1.0936628016955856, 0.77427863210006664]</text:p>
          </table:table-cell>
          <table:table-cell office:value-type="string" calcext:value-type="string">
            <text:p>1.09038256037</text:p>
          </table:table-cell>
          <table:table-cell office:value-type="string" calcext:value-type="string">
            <text:p>[0.87125657394994838, 0.89499902026560774, 0.86342130734283751, 0.78931971500652054, 0.98476160377650457, 0.92560230481454953, 0.75644916319538102, 0.74512102177589556, 0.86267305980091713, 0.73641801031250564]</text:p>
          </table:table-cell>
          <table:table-cell office:value-type="string" calcext:value-type="string">
            <text:p>0.843002178024</text:p>
          </table:table-cell>
          <table:table-cell office:value-type="string" calcext:value-type="string">
            <text:p>[[-0.10331909928273139, 0.095719410527063467, {'normalize': True, 'selection': 'random', 'fit_intercept': True, 'l1_ratio': 1, 'max_iter': 1000, 'tol': 0.001, 'alpha': 0.01}], [-0.036876362498825921, 0.037192206239719541, {'normalize': True, 'selection': 'random', 'fit_intercept': True, 'l1_ratio': 0, 'max_iter': 1000, 'tol': 0.0001, 'alpha': 0.1}], [-0.03575556872629776, 0.051456434073044108, {'normalize': True, 'selection': 'cyclic', 'fit_intercept': True, 'l1_ratio': 0, 'max_iter': 1000, 'tol': 0.0001, 'alpha': 0.01}], [0.014742463163692005, 0.048408573496660952, {'normalize': True, 'selection': 'random', 'fit_intercept': True, 'l1_ratio': 1, 'max_iter': 1000, 'tol': 0.001, 'alpha': 0.01}], [0.013654214260881408, 0.034046822990773079, {'normalize': True, 'selection': 'random', 'fit_intercept': True, 'l1_ratio': 1, 'max_iter': 1000, 'tol': 0.0001, 'alpha': 0.01}], [-0.048992157861272756, 0.032469800434313828, {'normalize': False, 'selection': 'cyclic', 'fit_intercept': True, 'l1_ratio': 0.25, 'max_iter': 1000, 'tol': 0.0001, 'alpha': 0.1}], [-0.04325156966207748, 0.059597069951168008, {'normalize': True, 'selection': 'random', 'fit_intercept': True, 'l1_ratio': 1, 'max_iter': 1000, 'tol': 0.001, 'alpha': 0.01}], [0.028699369626871984, 0.017435775506950597, {'normalize': True, 'selection': 'random', 'fit_intercept': True, 'l1_ratio': 1, 'max_iter': 1000, 'tol': 0.001, 'alpha': 0.01}], [-0.014476682716931992, 0.025834011051527446, {'normalize': True, 'selection': 'random', 'fit_intercept': True, 'l1_ratio': 1, 'max_iter': 1000, 'tol': 0.0001, 'alpha': 0.01}], [0.018189945528161822, 0.035546054292966339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0.030143285947907383, -0.021704449216902066, 0.04089991122214387, -0.06322009573121834, -0.014625223377477736, -0.0085018838514374639, -0.11797306742279412, -0.044936643551968469, -0.045659814895427919, -0.016482547245066481]</text:p>
          </table:table-cell>
          <table:table-cell office:value-type="string" calcext:value-type="string">
            <text:p>-0.0262060528122</text:p>
          </table:table-cell>
          <table:table-cell office:value-type="string" calcext:value-type="string">
            <text:p>[0.97860962189123357, 1.2790001761787071, 1.286425941423355, 0.94203966438621578, 1.3808903499229974, 1.3210051522388107, 0.81911044843538328, 0.97424636890556149, 1.0951849540879199, 0.72526616156708246]</text:p>
          </table:table-cell>
          <table:table-cell office:value-type="string" calcext:value-type="string">
            <text:p>1.0801778839</text:p>
          </table:table-cell>
          <table:table-cell office:value-type="string" calcext:value-type="string">
            <text:p>[0.85631124820346294, 0.89729562877705782, 0.8303893033211196, 0.7707642904221883, 0.98758108876332618, 0.93810696137465621, 0.75121553879066305, 0.78600069487040258, 0.86552857504268854, 0.71342629343522113]</text:p>
          </table:table-cell>
          <table:table-cell office:value-type="string" calcext:value-type="string">
            <text:p>0.8396619623</text:p>
          </table:table-cell>
          <table:table-cell office:value-type="string" calcext:value-type="string">
            <text:p>[[-0.092765803920599993, 0.1198854925314384, {'normalize': True, 'selection': 'cyclic', 'fit_intercept': True, 'l1_ratio': 0.75, 'max_iter': 1000, 'tol': 0.001, 'alpha': 0.01}], [-0.031822373765364106, 0.036694230393390197, {'normalize': True, 'selection': 'cyclic', 'fit_intercept': True, 'l1_ratio': 0, 'max_iter': 1000, 'tol': 0.0001, 'alpha': 0.1}], [-0.040682488765720233, 0.041306563464778984, {'normalize': True, 'selection': 'random', 'fit_intercept': True, 'l1_ratio': 1, 'max_iter': 1000, 'tol': 0.001, 'alpha': 0.01}], [-0.0015918006010850905, 0.072296016412192812, {'normalize': True, 'selection': 'cyclic', 'fit_intercept': True, 'l1_ratio': 0.75, 'max_iter': 1000, 'tol': 0.001, 'alpha': 0.01}], [0.018835183565565943, 0.039778491485243116, {'normalize': True, 'selection': 'random', 'fit_intercept': True, 'l1_ratio': 0.5, 'max_iter': 1000, 'tol': 0.001, 'alpha': 0.01}], [-0.016723727242760299, 0.041056914054658326, {'normalize': True, 'selection': 'cyclic', 'fit_intercept': True, 'l1_ratio': 0, 'max_iter': 1000, 'tol': 0.0001, 'alpha': 0.01}], [-0.052808981962173207, 0.089831361292948733, {'normalize': True, 'selection': 'cyclic', 'fit_intercept': True, 'l1_ratio': 1, 'max_iter': 1000, 'tol': 0.0001, 'alpha': 0.01}], [0.035248277945520566, 0.029305509087722274, {'normalize': False, 'selection': 'cyclic', 'fit_intercept': True, 'l1_ratio': 1, 'max_iter': 1000, 'tol': 0.0001, 'alpha': 0.01}], [0.005230929264486664, 0.02225530579877448, {'normalize': True, 'selection': 'random', 'fit_intercept': True, 'l1_ratio': 1, 'max_iter': 1000, 'tol': 0.001, 'alpha': 0.01}], [0.028545674187440594, 0.046394664598016257, {'normalize': True, 'selection': 'cyclic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0.0088195932128862786, -0.023197784956938694, 0.016201374403382429, -0.11754505205722854, -0.038839300198573179, 0.014348303569410414, -0.20594966800749082, -0.03757723190988882, -0.054804414530937207, -0.13882166128007656]</text:p>
          </table:table-cell>
          <table:table-cell office:value-type="string" calcext:value-type="string">
            <text:p>-0.0577365841755</text:p>
          </table:table-cell>
          <table:table-cell office:value-type="string" calcext:value-type="string">
            <text:p>[1.0001257598757389, 1.2808695785054411, 1.3195537023845092, 0.99017293785482396, 1.4138453605457768, 1.2910744046657017, 0.88356866738235096, 0.96738482364937683, 1.1047626654901403, 0.81255582520780756]</text:p>
          </table:table-cell>
          <table:table-cell office:value-type="string" calcext:value-type="string">
            <text:p>1.10639137256</text:p>
          </table:table-cell>
          <table:table-cell office:value-type="string" calcext:value-type="string">
            <text:p>[0.86985677206188372, 0.89804728521933808, 0.86563347115716327, 0.81456190954122898, 1.0110710319183236, 0.93516353351740911, 0.79047405429371109, 0.77580889028934452, 0.88207833632271682, 0.76973522245693493]</text:p>
          </table:table-cell>
          <table:table-cell office:value-type="string" calcext:value-type="string">
            <text:p>0.861243050678</text:p>
          </table:table-cell>
          <table:table-cell office:value-type="string" calcext:value-type="string">
            <text:p>[[-0.11437203079119329, 0.09204228374360976, {'normalize': True, 'selection': 'random', 'fit_intercept': True, 'l1_ratio': 0, 'max_iter': 1000, 'tol': 0.001, 'alpha': 0.01}], [-0.038105980973124412, 0.038815925033404669, {'normalize': True, 'selection': 'random', 'fit_intercept': True, 'l1_ratio': 0, 'max_iter': 1000, 'tol': 0.0001, 'alpha': 0.1}], [-0.0090794208906248824, 0.040506671844555413, {'normalize': True, 'selection': 'cyclic', 'fit_intercept': True, 'l1_ratio': 1, 'max_iter': 1000, 'tol': 0.001, 'alpha': 0.01}], [0.0096301440568035083, 0.02891533965748452, {'normalize': True, 'selection': 'random', 'fit_intercept': True, 'l1_ratio': 0.75, 'max_iter': 1000, 'tol': 0.001, 'alpha': 0.01}], [0.029309822397200057, 0.025249405589256601, {'normalize': True, 'selection': 'cyclic', 'fit_intercept': True, 'l1_ratio': 0.25, 'max_iter': 1000, 'tol': 0.001, 'alpha': 0.01}], [-0.049169119909150925, 0.0050476454666283904, {'normalize': False, 'selection': 'random', 'fit_intercept': True, 'l1_ratio': 0.75, 'max_iter': 1000, 'tol': 0.0001, 'alpha': 0.01}], [-0.046863324467269284, 0.079437217098090457, {'normalize': True, 'selection': 'random', 'fit_intercept': True, 'l1_ratio': 0, 'max_iter': 1000, 'tol': 0.001, 'alpha': 0.01}], [-0.00098207409375332877, 0.018458138385982405, {'normalize': False, 'selection': 'cyclic', 'fit_intercept': True, 'l1_ratio': 0, 'max_iter': 1000, 'tol': 0.0001, 'alpha': 0.1}], [0.0026991713988912948, 0.040260166163878779, {'normalize': True, 'selection': 'random', 'fit_intercept': True, 'l1_ratio': 0, 'max_iter': 1000, 'tol': 0.001, 'alpha': 0.01}], [0.028137421484574619, 0.054146017534524943, {'normalize': Fals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-0.0093431916185839903, -0.024994005704771061, 0.028717423377301099, -0.092959601392700097, -0.024685270963417327, 0.0057718822293946204, -0.15522303121997427, 0.0059136364532452745, -0.055082362082892633, -0.1642826936634374]</text:p>
          </table:table-cell>
          <table:table-cell office:value-type="string" calcext:value-type="string">
            <text:p>-0.0486167214586</text:p>
          </table:table-cell>
          <table:table-cell office:value-type="string" calcext:value-type="string">
            <text:p>[1.0184524629225793, 1.2831181413405102, 1.30276612174244, 0.96838961210149732, 1.3945819301351936, 1.3023083913932869, 0.84640255004248843, 0.92683612546294381, 1.1050537773532827, 0.83072241869853014]</text:p>
          </table:table-cell>
          <table:table-cell office:value-type="string" calcext:value-type="string">
            <text:p>1.09786315312</text:p>
          </table:table-cell>
          <table:table-cell office:value-type="string" calcext:value-type="string">
            <text:p>[0.88176644064934584, 0.89738423891510399, 0.85509165206696236, 0.78775274201112044, 0.99134601813277268, 0.92614362848094911, 0.76386536143404482, 0.74432154586138599, 0.87421755318968641, 0.77469048127719253]</text:p>
          </table:table-cell>
          <table:table-cell office:value-type="string" calcext:value-type="string">
            <text:p>0.849657966202</text:p>
          </table:table-cell>
          <table:table-cell office:value-type="string" calcext:value-type="string">
            <text:p>[[-0.098480719668421493, 0.096671688526014363, {'normalize': True, 'selection': 'cyclic', 'fit_intercept': True, 'l1_ratio': 0, 'max_iter': 1000, 'tol': 0.0001, 'alpha': 0.01}], [-0.036940831879560085, 0.036619417099491215, {'normalize': True, 'selection': 'random', 'fit_intercept': True, 'l1_ratio': 0, 'max_iter': 1000, 'tol': 0.001, 'alpha': 0.1}], [-0.021371265602915298, 0.033119823196414731, {'normalize': True, 'selection': 'random', 'fit_intercept': True, 'l1_ratio': 1, 'max_iter': 1000, 'tol': 0.001, 'alpha': 0.01}], [0.01843590770800612, 0.035965618930489746, {'normalize': True, 'selection': 'random', 'fit_intercept': True, 'l1_ratio': 1, 'max_iter': 1000, 'tol': 0.0001, 'alpha': 0.01}], [0.022572339472919294, 0.013376734560631839, {'normalize': True, 'selection': 'random', 'fit_intercept': True, 'l1_ratio': 1, 'max_iter': 1000, 'tol': 0.001, 'alpha': 0.01}], [-0.048945781249842474, 0.032002616452886469, {'normalize': False, 'selection': 'random', 'fit_intercept': True, 'l1_ratio': 0.25, 'max_iter': 1000, 'tol': 0.0001, 'alpha': 0.1}], [-0.04438868909568168, 0.069325506644878604, {'normalize': True, 'selection': 'random', 'fit_intercept': True, 'l1_ratio': 1, 'max_iter': 1000, 'tol': 0.0001, 'alpha': 0.01}], [0.016067300722512431, 0.023635735740142185, {'normalize': True, 'selection': 'random', 'fit_intercept': True, 'l1_ratio': 1, 'max_iter': 1000, 'tol': 0.001, 'alpha': 0.01}], [-0.0063661226626773862, 0.04816097195138154, {'normalize': False, 'selection': 'cyclic', 'fit_intercept': True, 'l1_ratio': 0, 'max_iter': 1000, 'tol': 0.0001, 'alpha': 0.01}], [0.037467444268271775, 0.052733274125517163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0.040756923415465884, -0.026124065860428258, 0.041271646905189696, -0.057625595737440749, -0.021745882200185029, 0.026172164891778871, -0.13537843378469372, 0.0058305192077763301, -0.060994675667082943, -0.0099826975680306074]</text:p>
          </table:table-cell>
          <table:table-cell office:value-type="string" calcext:value-type="string">
            <text:p>-0.0197820096398</text:p>
          </table:table-cell>
          <table:table-cell office:value-type="string" calcext:value-type="string">
            <text:p>[0.96790019688181905, 1.2845327844296008, 1.2859273381684724, 0.93708279711319609, 1.390581464264349, 1.2755866976258734, 0.831862917936946, 0.92691361980204201, 1.1112461133205038, 0.7206284813247571]</text:p>
          </table:table-cell>
          <table:table-cell office:value-type="string" calcext:value-type="string">
            <text:p>1.07322624109</text:p>
          </table:table-cell>
          <table:table-cell office:value-type="string" calcext:value-type="string">
            <text:p>[0.85161830862376231, 0.89955329022588215, 0.83017964871940853, 0.77606043858292084, 0.99729307323012539, 0.91904869840499404, 0.75865475655834691, 0.75442400525484432, 0.88451629365450779, 0.71490593414418713]</text:p>
          </table:table-cell>
          <table:table-cell office:value-type="string" calcext:value-type="string">
            <text:p>0.83862544474</text:p>
          </table:table-cell>
          <table:table-cell office:value-type="string" calcext:value-type="string">
            <text:p>[[-0.09047710706338033, 0.10613460898751637, {'normalize': False, 'selection': 'random', 'fit_intercept': True, 'l1_ratio': 1, 'max_iter': 1000, 'tol': 0.001, 'alpha': 0.01}], [-0.032045226070741839, 0.036025830364764741, {'normalize': True, 'selection': 'cyclic', 'fit_intercept': True, 'l1_ratio': 0, 'max_iter': 1000, 'tol': 0.0001, 'alpha': 0.1}], [-0.028721600695314854, 0.042259465557161112, {'normalize': True, 'selection': 'random', 'fit_intercept': True, 'l1_ratio': 1, 'max_iter': 1000, 'tol': 0.0001, 'alpha': 0.01}], [0.0030252331308987948, 0.066275484357845069, {'normalize': True, 'selection': 'cyclic', 'fit_intercept': True, 'l1_ratio': 0.25, 'max_iter': 1000, 'tol': 0.001, 'alpha': 0.01}], [0.044239467091643343, 0.0085715657883981729, {'normalize': True, 'selection': 'random', 'fit_intercept': True, 'l1_ratio': 0, 'max_iter': 1000, 'tol': 0.001, 'alpha': 0.01}], [-0.023129828497760262, 0.039041768771048653, {'normalize': True, 'selection': 'cyclic', 'fit_intercept': True, 'l1_ratio': 0.75, 'max_iter': 1000, 'tol': 0.001, 'alpha': 0.01}], [-0.049435099453951629, 0.095921297297149322, {'normalize': True, 'selection': 'random', 'fit_intercept': True, 'l1_ratio': 1, 'max_iter': 1000, 'tol': 0.001, 'alpha': 0.01}], [0.032529921716365998, 0.023560128854705202, {'normalize': True, 'selection': 'random', 'fit_intercept': True, 'l1_ratio': 1, 'max_iter': 1000, 'tol': 0.001, 'alpha': 0.01}], [0.022770984754033909, 0.049963555873713858, {'normalize': True, 'selection': 'random', 'fit_intercept': True, 'l1_ratio': 0, 'max_iter': 1000, 'tol': 0.0001, 'alpha': 0.001}], [0.041230612554852698, 0.045542604055240681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0.011306646109224716, -0.026243792509699215, 0.01523695575995121, -0.074926975685400743, -0.036618990310928412, 0.017214766281979599, -0.21098133683964448, -0.029995598297531956, -0.063713770298866379, -0.062795265068880113]</text:p>
          </table:table-cell>
          <table:table-cell office:value-type="string" calcext:value-type="string">
            <text:p>-0.046151736086</text:p>
          </table:table-cell>
          <table:table-cell office:value-type="string" calcext:value-type="string">
            <text:p>[0.99761626145267757, 1.2846826618287139, 1.3208472620200664, 0.95241225356819814, 1.4108235506922024, 1.287319714592597, 0.88725524323429417, 0.96031608980528171, 1.1140939912699575, 0.75831055291334992]</text:p>
          </table:table-cell>
          <table:table-cell office:value-type="string" calcext:value-type="string">
            <text:p>1.09736775814</text:p>
          </table:table-cell>
          <table:table-cell office:value-type="string" calcext:value-type="string">
            <text:p>[0.86726715182698655, 0.89977194123633975, 0.86176474629114785, 0.80131824000074792, 1.0120265754053239, 0.93418203036207037, 0.79334952876549192, 0.77358611585272496, 0.89288294282503922, 0.73929037854438706]</text:p>
          </table:table-cell>
          <table:table-cell office:value-type="string" calcext:value-type="string">
            <text:p>0.857543965111</text:p>
          </table:table-cell>
          <table:table-cell office:value-type="string" calcext:value-type="string">
            <text:p>[[-0.1099964832174736, 0.093137026332478279, {'normalize': False, 'selection': 'random', 'fit_intercept': True, 'l1_ratio': 0, 'max_iter': 1000, 'tol': 0.001, 'alpha': 0.01}], [-0.036440979003449829, 0.037917373668346445, {'normalize': True, 'selection': 'random', 'fit_intercept': True, 'l1_ratio': 0, 'max_iter': 1000, 'tol': 0.0001, 'alpha': 0.1}], [-0.0060780690900232434, 0.037959152025007457, {'normalize': True, 'selection': 'random', 'fit_intercept': True, 'l1_ratio': 0.75, 'max_iter': 1000, 'tol': 0.0001, 'alpha': 0.01}], [0.0037496293786984328, 0.031690988084825865, {'normalize': True, 'selection': 'random', 'fit_intercept': True, 'l1_ratio': 0, 'max_iter': 1000, 'tol': 0.0001, 'alpha': 0.01}], [0.033513316717709185, 0.034989610824682237, {'normalize': True, 'selection': 'cyclic', 'fit_intercept': True, 'l1_ratio': 0, 'max_iter': 1000, 'tol': 0.0001, 'alpha': 0.01}], [-0.049807081429702929, 0.010914534485439036, {'normalize': False, 'selection': 'random', 'fit_intercept': True, 'l1_ratio': 0.75, 'max_iter': 1000, 'tol': 0.001, 'alpha': 0.01}], [-0.049053230479437743, 0.083912638693234579, {'normalize': True, 'selection': 'random', 'fit_intercept': True, 'l1_ratio': 0, 'max_iter': 1000, 'tol': 0.001, 'alpha': 0.01}], [-0.0023531437454261694, 0.021840667721309444, {'normalize': False, 'selection': 'random', 'fit_intercept': True, 'l1_ratio': 0, 'max_iter': 1000, 'tol': 0.0001, 'alpha': 0.1}], [0.0087743005972315529, 0.051012860950264201, {'normalize': False, 'selection': 'cyclic', 'fit_intercept': True, 'l1_ratio': 0, 'max_iter': 1000, 'tol': 0.0001, 'alpha': 0.01}], [0.025066584862170997, 0.033152730058340983, {'normalize': Tru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-0.008267085185825529, -0.028103840083194997, 0.023285730616073974, -0.094638967354523595, -0.055077776278453117, -0.00039185648054829159, -0.16605441960576561, 0.0074462653153576364, -0.054417219740585443, -0.13871304877078283]</text:p>
          </table:table-cell>
          <table:table-cell office:value-type="string" calcext:value-type="string">
            <text:p>-0.0514932217568</text:p>
          </table:table-cell>
          <table:table-cell office:value-type="string" calcext:value-type="string">
            <text:p>[1.0173666446836389, 1.2870111249924256, 1.3100515662498926, 0.96987757245270745, 1.4359456931607284, 1.310382080419819, 0.85433843298671341, 0.92540717939907802, 1.1043571321583112, 0.81247832955583876]</text:p>
          </table:table-cell>
          <table:table-cell office:value-type="string" calcext:value-type="string">
            <text:p>1.10272157561</text:p>
          </table:table-cell>
          <table:table-cell office:value-type="string" calcext:value-type="string">
            <text:p>[0.88189149389717458, 0.89913543363101012, 0.85470234659187694, 0.79038584668545031, 1.0145274991096047, 0.92972265092363637, 0.76825398366203934, 0.74447574874050382, 0.8741044622973333, 0.76881843913563619]</text:p>
          </table:table-cell>
          <table:table-cell office:value-type="string" calcext:value-type="string">
            <text:p>0.852601790467</text:p>
          </table:table-cell>
          <table:table-cell office:value-type="string" calcext:value-type="string">
            <text:p>[[-0.095025394823806245, 0.094170585400601359, {'normalize': True, 'selection': 'random', 'fit_intercept': True, 'l1_ratio': 0, 'max_iter': 1000, 'tol': 0.0001, 'alpha': 0.01}], [-0.035384845961683238, 0.035866687145481385, {'normalize': True, 'selection': 'random', 'fit_intercept': True, 'l1_ratio': 0, 'max_iter': 1000, 'tol': 0.0001, 'alpha': 0.1}], [-0.020782948818857422, 0.033333147760167686, {'normalize': True, 'selection': 'cyclic', 'fit_intercept': True, 'l1_ratio': 0.75, 'max_iter': 1000, 'tol': 0.001, 'alpha': 0.01}], [0.01477872302898306, 0.036062627780442919, {'normalize': True, 'selection': 'random', 'fit_intercept': True, 'l1_ratio': 1, 'max_iter': 1000, 'tol': 0.001, 'alpha': 0.01}], [0.024171271990272525, 0.012039906223331931, {'normalize': False, 'selection': 'random', 'fit_intercept': True, 'l1_ratio': 1, 'max_iter': 1000, 'tol': 0.001, 'alpha': 0.01}], [-0.050081000883633112, 0.035089831896790637, {'normalize': True, 'selection': 'cyclic', 'fit_intercept': True, 'l1_ratio': 0.25, 'max_iter': 1000, 'tol': 0.0001, 'alpha': 0.1}], [-0.051536163675391683, 0.077983301310641739, {'normalize': True, 'selection': 'cyclic', 'fit_intercept': True, 'l1_ratio': 1, 'max_iter': 1000, 'tol': 0.0001, 'alpha': 0.01}], [0.017121144272035135, 0.03428420554915667, {'normalize': True, 'selection': 'random', 'fit_intercept': True, 'l1_ratio': 1, 'max_iter': 1000, 'tol': 0.0001, 'alpha': 0.01}], [-0.0024222534950190614, 0.05032100368124573, {'normalize': False, 'selection': 'random', 'fit_intercept': True, 'l1_ratio': 0, 'max_iter': 1000, 'tol': 0.001, 'alpha': 0.01}], [0.040677715712261593, 0.047501155542950542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Q-Fever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0.04159933044911146, -0.029158065783704057, 0.041271646905189696, -0.047554013259507588, -0.022278233252951196, 0.024140020262434669, -0.14924428730359707, -0.00013972602046075089, -0.1413949422680465, -0.0030563505715097694]</text:p>
          </table:table-cell>
          <table:table-cell office:value-type="string" calcext:value-type="string">
            <text:p>-0.0285814620843</text:p>
          </table:table-cell>
          <table:table-cell office:value-type="string" calcext:value-type="string">
            <text:p>[0.96705018716726021, 1.2883308362432837, 1.2859273381684724, 0.92815912249921595, 1.391305986397841, 1.2782485404726176, 0.84202207635029713, 0.93247997616534661, 1.1954543434080669, 0.71568649278450813]</text:p>
          </table:table-cell>
          <table:table-cell office:value-type="string" calcext:value-type="string">
            <text:p>1.08246648997</text:p>
          </table:table-cell>
          <table:table-cell office:value-type="string" calcext:value-type="string">
            <text:p>[0.85178074975291318, 0.90126579623675307, 0.83017964871940853, 0.77629919835759065, 0.99955750514147301, 0.92096666621105683, 0.76441262991608472, 0.75845705302961131, 0.92992335286191308, 0.71274947169344161]</text:p>
          </table:table-cell>
          <table:table-cell office:value-type="string" calcext:value-type="string">
            <text:p>0.844559207192</text:p>
          </table:table-cell>
          <table:table-cell office:value-type="string" calcext:value-type="string">
            <text:p>[[-0.09083556048348837, 0.10983612827288182, {'normalize': False, 'selection': 'random', 'fit_intercept': True, 'l1_ratio': 1, 'max_iter': 1000, 'tol': 0.001, 'alpha': 0.01}], [-0.030588144873525316, 0.0353284979465208, {'normalize': True, 'selection': 'random', 'fit_intercept': True, 'l1_ratio': 0, 'max_iter': 1000, 'tol': 0.0001, 'alpha': 0.1}], [-0.03053372651717208, 0.042908889247404908, {'normalize': True, 'selection': 'random', 'fit_intercept': True, 'l1_ratio': 1, 'max_iter': 1000, 'tol': 0.0001, 'alpha': 0.01}], [-0.0012759324182642674, 0.060977090870027048, {'normalize': True, 'selection': 'cyclic', 'fit_intercept': True, 'l1_ratio': 0, 'max_iter': 1000, 'tol': 0.0001, 'alpha': 0.01}], [0.051412851213531903, 0.0032230662648869285, {'normalize': True, 'selection': 'random', 'fit_intercept': True, 'l1_ratio': 0, 'max_iter': 1000, 'tol': 0.001, 'alpha': 0.01}], [-0.024726968980069916, 0.037878321622132692, {'normalize': True, 'selection': 'random', 'fit_intercept': True, 'l1_ratio': 0.75, 'max_iter': 1000, 'tol': 0.001, 'alpha': 0.01}], [-0.050352361717004641, 0.10153029306584643, {'normalize': True, 'selection': 'random', 'fit_intercept': True, 'l1_ratio': 1, 'max_iter': 1000, 'tol': 0.0001, 'alpha': 0.01}], [0.035286924908108863, 0.026455599483496704, {'normalize': True, 'selection': 'random', 'fit_intercept': True, 'l1_ratio': 1, 'max_iter': 1000, 'tol': 0.001, 'alpha': 0.01}], [0.034338957454652055, 0.053387686671081125, {'normalize': False, 'selection': 'random', 'fit_intercept': True, 'l1_ratio': 0, 'max_iter': 1000, 'tol': 0.001, 'alpha': 0.001}], [0.043207010026390449, 0.042185244364834118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[-0.10630115361809422, -0.021212071620384965, -0.20886125761874652, -0.060253020990568062, -0.13278308783563464, -0.004001096705965379, -0.0052720331479931826, -0.084485047930858759, -0.016356619310654796, -0.0081791021270101183]</text:p>
          </table:table-cell>
          <table:table-cell office:value-type="string" calcext:value-type="string">
            <text:p>-0.0647704490906</text:p>
          </table:table-cell>
          <table:table-cell office:value-type="string" calcext:value-type="string">
            <text:p>[0.80054456347820258, 1.3592683589983985, 1.8536337863020982, 1.2588047752724045, 0.74536683709035279, 0.5640003031379065, 1.0014979822420198, 0.71012220096707512, 0.85505863566406737, 1.0563316748996316]</text:p>
          </table:table-cell>
          <table:table-cell office:value-type="string" calcext:value-type="string">
            <text:p>1.02046291181</text:p>
          </table:table-cell>
          <table:table-cell office:value-type="string" calcext:value-type="string">
            <text:p>[0.70827934422112193, 0.86658038604818188, 0.99330035750503975, 0.82756224230454567, 0.70280113132900157, 0.62051435050363646, 0.75631054401572495, 0.72543997907078983, 0.74556639478504694, 0.7787846579710016]</text:p>
          </table:table-cell>
          <table:table-cell office:value-type="string" calcext:value-type="string">
            <text:p>0.772513938775</text:p>
          </table:table-cell>
          <table:table-cell office:value-type="string" calcext:value-type="string">
            <text:p>[[-0.0027957749433980762, 0.015937595287361328, {'normalize': False, 'selection': 'random', 'fit_intercept': True, 'l1_ratio': 1, 'max_iter': 1000, 'tol': 0.001, 'alpha': 0.01}], [-0.039858823548245437, 0.025163515647869162, {'normalize': True, 'selection': 'cyclic', 'fit_intercept': True, 'l1_ratio': 0.25, 'max_iter': 1000, 'tol': 0.0001, 'alpha': 1}], [-0.02283802023009995, 0.074766293847165474, {'normalize': False, 'selection': 'cyclic', 'fit_intercept': True, 'l1_ratio': 0.25, 'max_iter': 1000, 'tol': 0.001, 'alpha': 0.01}], [-0.078765846453616783, 0.053884439694909241, {'normalize': True, 'selection': 'cyclic', 'fit_intercept': True, 'l1_ratio': 0.25, 'max_iter': 1000, 'tol': 0.0001, 'alpha': 1}], [-0.0050626005022019202, 0.071976759769532092, {'normalize': True, 'selection': 'random', 'fit_intercept': True, 'l1_ratio': 1, 'max_iter': 1000, 'tol': 0.001, 'alpha': 0.01}], [-0.052532663392525769, 0.036119445129515836, {'normalize': True, 'selection': 'cyclic', 'fit_intercept': True, 'l1_ratio': 0.25, 'max_iter': 1000, 'tol': 0.0001, 'alpha': 1}], [-0.071484620071720226, 0.093010093553704334, {'normalize': True, 'selection': 'random', 'fit_intercept': True, 'l1_ratio': 0, 'max_iter': 1000, 'tol': 0.001, 'alpha': 0.01}], [-0.088640337108803618, 0.072844929831484356, {'normalize': False, 'selection': 'cyclic', 'fit_intercept': True, 'l1_ratio': 0, 'max_iter': 1000, 'tol': 0.0001, 'alpha': 0.1}], [-0.0047801730414290811, 0.013378221232186861, {'normalize': True, 'selection': 'random', 'fit_intercept': True, 'l1_ratio': 0, 'max_iter': 1000, 'tol': 0.0001, 'alpha': 0.1}], [-0.018128269716330112, 0.069002783140619306, {'normalize': False, 'selection': 'cyclic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-1</text:p>
          </table:table-cell>
          <table:table-cell office:value-type="string" calcext:value-type="string">
            <text:p>[-0.10853029873343312, -0.024006744318844975, -0.22822702821322749, -0.060253020990568062, -0.060104854603236113, -0.004001096705965379, -0.00796944183745385, -0.10091149689857959, -0.02563029605607281, -0.004876744621258311]</text:p>
          </table:table-cell>
          <table:table-cell office:value-type="string" calcext:value-type="string">
            <text:p>-0.0624511022979</text:p>
          </table:table-cell>
          <table:table-cell office:value-type="string" calcext:value-type="string">
            <text:p>[0.8021576233556621, 1.3629881643927331, 1.8833287131975276, 1.2588047752724045, 0.69754484414971651, 0.5640003031379065, 1.0041852641624345, 0.72087826082911466, 0.86286055994425259, 1.052871590448557]</text:p>
          </table:table-cell>
          <table:table-cell office:value-type="string" calcext:value-type="string">
            <text:p>1.02096200989</text:p>
          </table:table-cell>
          <table:table-cell office:value-type="string" calcext:value-type="string">
            <text:p>[0.71015172930354142, 0.88902421208254834, 1.0063359864505648, 0.82756224230454567, 0.69134301214467186, 0.62051435050363646, 0.74309803579468225, 0.73191776615956172, 0.74889662991818184, 0.76238548435704578]</text:p>
          </table:table-cell>
          <table:table-cell office:value-type="string" calcext:value-type="string">
            <text:p>0.773122944902</text:p>
          </table:table-cell>
          <table:table-cell office:value-type="string" calcext:value-type="string">
            <text:p>[[-0.0022229998590678202, 0.02196842961927228, {'normalize': False, 'selection': 'random', 'fit_intercept': True, 'l1_ratio': 1, 'max_iter': 1000, 'tol': 0.001, 'alpha': 0.01}], [-0.026033053769341098, 0.053923507576960468, {'normalize': True, 'selection': 'cyclic', 'fit_intercept': True, 'l1_ratio': 0.5, 'max_iter': 1000, 'tol': 0.001, 'alpha': 0.01}], [-0.032978931803621291, 0.03809814965635331, {'normalize': False, 'selection': 'random', 'fit_intercept': True, 'l1_ratio': 0, 'max_iter': 1000, 'tol': 0.0001, 'alpha': 0.1}], [-0.078765846453616783, 0.053884439694909241, {'normalize': True, 'selection': 'cyclic', 'fit_intercept': True, 'l1_ratio': 0.25, 'max_iter': 1000, 'tol': 0.0001, 'alpha': 1}], [-0.023849042472650302, 0.050152132008931996, {'normalize': True, 'selection': 'random', 'fit_intercept': True, 'l1_ratio': 0.75, 'max_iter': 1000, 'tol': 0.001, 'alpha': 0.01}], [-0.052532663392525769, 0.036119445129515836, {'normalize': True, 'selection': 'cyclic', 'fit_intercept': True, 'l1_ratio': 0.25, 'max_iter': 1000, 'tol': 0.0001, 'alpha': 1}], [-0.11611368205889329, 0.10587174742490625, {'normalize': True, 'selection': 'cyclic', 'fit_intercept': True, 'l1_ratio': 0, 'max_iter': 1000, 'tol': 0.0001, 'alpha': 0.1}], [-0.085004407443324423, 0.075724379411670553, {'normalize': True, 'selection': 'random', 'fit_intercept': True, 'l1_ratio': 0, 'max_iter': 1000, 'tol': 0.0001, 'alpha': 0.1}], [-0.011852710817759626, 0.010632955090347158, {'normalize': True, 'selection': 'cyclic', 'fit_intercept': True, 'l1_ratio': 0.25, 'max_iter': 1000, 'tol': 0.0001, 'alpha': 1}], [-0.032574043820015122, 0.030430611699341463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0,-2</text:p>
          </table:table-cell>
          <table:table-cell office:value-type="string" calcext:value-type="string">
            <text:p>[-0.10723830074719065, -0.042651457528878778, -0.22854294532006936, -0.060253020990568062, -0.065561375540743372, -0.004001096705965379, 4.7296790718687198e-05, -0.099557704823595383, -0.02563029605607281, -0.0011995493447545247]</text:p>
          </table:table-cell>
          <table:table-cell office:value-type="string" calcext:value-type="string">
            <text:p>-0.0634588450267</text:p>
          </table:table-cell>
          <table:table-cell office:value-type="string" calcext:value-type="string">
            <text:p>[0.80122270435957443, 1.3878049183592094, 1.883813131586505, 1.2588047752724045, 0.70113521356499264, 0.5640003031379065, 0.99619862244204882, 0.71999179604126562, 0.86286055994425259, 1.0490187652539389]</text:p>
          </table:table-cell>
          <table:table-cell office:value-type="string" calcext:value-type="string">
            <text:p>1.022485079</text:p>
          </table:table-cell>
          <table:table-cell office:value-type="string" calcext:value-type="string">
            <text:p>[0.70998837961064032, 0.89275434577478485, 0.99794489939147502, 0.82756224230454567, 0.69533788606388958, 0.62051435050363646, 0.74020646257197809, 0.72970915535127701, 0.74889662991818184, 0.76127335293363652]</text:p>
          </table:table-cell>
          <table:table-cell office:value-type="string" calcext:value-type="string">
            <text:p>0.772418770442</text:p>
          </table:table-cell>
          <table:table-cell office:value-type="string" calcext:value-type="string">
            <text:p>[[0.00052868778284648199, 0.01439251465599194, {'normalize': False, 'selection': 'random', 'fit_intercept': True, 'l1_ratio': 1, 'max_iter': 1000, 'tol': 0.001, 'alpha': 0.01}], [-0.02531996311621567, 0.068592048768926037, {'normalize': False, 'selection': 'random', 'fit_intercept': True, 'l1_ratio': 0, 'max_iter': 1000, 'tol': 0.0001, 'alpha': 0.01}], [-0.023476678283004974, 0.068106538958181306, {'normalize': False, 'selection': 'cyclic', 'fit_intercept': True, 'l1_ratio': 0.5, 'max_iter': 1000, 'tol': 0.0001, 'alpha': 0.01}], [-0.078765846453616783, 0.053884439694909241, {'normalize': True, 'selection': 'cyclic', 'fit_intercept': True, 'l1_ratio': 0.25, 'max_iter': 1000, 'tol': 0.0001, 'alpha': 1}], [-0.007624948469133066, 0.057392197342078129, {'normalize': False, 'selection': 'cyclic', 'fit_intercept': True, 'l1_ratio': 1, 'max_iter': 1000, 'tol': 0.001, 'alpha': 0.01}], [-0.052532663392525769, 0.036119445129515836, {'normalize': True, 'selection': 'cyclic', 'fit_intercept': True, 'l1_ratio': 0.25, 'max_iter': 1000, 'tol': 0.0001, 'alpha': 1}], [-0.11700549785518206, 0.12140812755320529, {'normalize': True, 'selection': 'random', 'fit_intercept': True, 'l1_ratio': 1, 'max_iter': 1000, 'tol': 0.001, 'alpha': 0.01}], [-0.088665207451880015, 0.080208061708489459, {'normalize': False, 'selection': 'cyclic', 'fit_intercept': True, 'l1_ratio': 0.25, 'max_iter': 1000, 'tol': 0.0001, 'alpha': 0.1}], [-0.011852710817759626, 0.010632955090347158, {'normalize': True, 'selection': 'cyclic', 'fit_intercept': True, 'l1_ratio': 0.25, 'max_iter': 1000, 'tol': 0.0001, 'alpha': 1}], [-0.03592450109299905, 0.031887467651812752, {'normalize': True, 'selection': 'cyclic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[-0.10816065325477764, -0.021212071620384965, -0.20994353440380764, -0.060253020990568062, -0.095972046207897233, -0.004001096705965379, -0.0047698276843919363, -0.088288583815463895, 0.00063460419678795787, -1.15566498370967e-05]</text:p>
          </table:table-cell>
          <table:table-cell office:value-type="string" calcext:value-type="string">
            <text:p>-0.0591977787136</text:p>
          </table:table-cell>
          <table:table-cell office:value-type="string" calcext:value-type="string">
            <text:p>[0.80189013951784427, 1.3592683589983985, 1.8552933190253746, 1.2588047752724045, 0.72114531580997054, 0.5640003031379065, 1.0009976621874646, 0.71261276114490923, 0.84076395590846031, 1.0477740317432531]</text:p>
          </table:table-cell>
          <table:table-cell office:value-type="string" calcext:value-type="string">
            <text:p>1.01625506227</text:p>
          </table:table-cell>
          <table:table-cell office:value-type="string" calcext:value-type="string">
            <text:p>[0.70977966209163734, 0.86658038604818188, 0.99258382836069059, 0.82756224230454567, 0.69859412997256287, 0.62051435050363646, 0.75823709013866747, 0.72762976669397406, 0.73673415072671722, 0.77243610469732038]</text:p>
          </table:table-cell>
          <table:table-cell office:value-type="string" calcext:value-type="string">
            <text:p>0.771065171154</text:p>
          </table:table-cell>
          <table:table-cell office:value-type="string" calcext:value-type="string">
            <text:p>[[0.0014189162047309456, 0.014079915020304666, {'normalize': False, 'selection': 'random', 'fit_intercept': True, 'l1_ratio': 1, 'max_iter': 1000, 'tol': 0.0001, 'alpha': 0.01}], [-0.039858823548245437, 0.025163515647869162, {'normalize': True, 'selection': 'cyclic', 'fit_intercept': True, 'l1_ratio': 0.25, 'max_iter': 1000, 'tol': 0.0001, 'alpha': 1}], [-0.017684968783555837, 0.075387457471793595, {'normalize': False, 'selection': 'random', 'fit_intercept': True, 'l1_ratio': 0.25, 'max_iter': 1000, 'tol': 0.0001, 'alpha': 0.01}], [-0.078765846453616783, 0.053884439694909241, {'normalize': True, 'selection': 'cyclic', 'fit_intercept': True, 'l1_ratio': 0.25, 'max_iter': 1000, 'tol': 0.0001, 'alpha': 1}], [-0.024659173774519615, 0.072072087984878255, {'normalize': False, 'selection': 'random', 'fit_intercept': True, 'l1_ratio': 0.25, 'max_iter': 1000, 'tol': 0.001, 'alpha': 0.01}], [-0.052532663392525769, 0.036119445129515836, {'normalize': True, 'selection': 'cyclic', 'fit_intercept': True, 'l1_ratio': 0.25, 'max_iter': 1000, 'tol': 0.0001, 'alpha': 1}], [-0.066921377541678859, 0.10947194255980291, {'normalize': False, 'selection': 'random', 'fit_intercept': True, 'l1_ratio': 1, 'max_iter': 1000, 'tol': 0.0001, 'alpha': 0.01}], [-0.083998921896747666, 0.071693962614334389, {'normalize': False, 'selection': 'random', 'fit_intercept': True, 'l1_ratio': 0, 'max_iter': 1000, 'tol': 0.001, 'alpha': 0.1}], [-0.00063909890240975461, 0.042595871417835461, {'normalize': True, 'selection': 'random', 'fit_intercept': True, 'l1_ratio': 0, 'max_iter': 1000, 'tol': 0.0001, 'alpha': 0.01}], [-0.022898100993200322, 0.062648216676490801, {'normalize': Fals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-1</text:p>
          </table:table-cell>
          <table:table-cell office:value-type="string" calcext:value-type="string">
            <text:p>[-0.11146861555908916, -0.029063369553621099, -0.21895891077104856, -0.060253020990568062, -0.039002278073208885, -0.004001096705965379, -0.006977322501511285, -0.10254609493206068, -0.02563029605607281, -0.0040934421696339207]</text:p>
          </table:table-cell>
          <table:table-cell office:value-type="string" calcext:value-type="string">
            <text:p>-0.0601994447313</text:p>
          </table:table-cell>
          <table:table-cell office:value-type="string" calcext:value-type="string">
            <text:p>[0.80428385593967644, 1.369718706339851, 1.8691172430904619, 1.2588047752724045, 0.68365943140693231, 0.5640003031379065, 1.0031968694987747, 0.72194859771891018, 0.86286055994425259, 1.0520508759654541]</text:p>
          </table:table-cell>
          <table:table-cell office:value-type="string" calcext:value-type="string">
            <text:p>1.01896412183</text:p>
          </table:table-cell>
          <table:table-cell office:value-type="string" calcext:value-type="string">
            <text:p>[0.71282331751888428, 0.88777887025170321, 0.99668391514066668, 0.82756224230454567, 0.68256882449418088, 0.62051435050363646, 0.74204880460606526, 0.73238467118829975, 0.74889662991818184, 0.76154775410646958]</text:p>
          </table:table-cell>
          <table:table-cell office:value-type="string" calcext:value-type="string">
            <text:p>0.771280938003</text:p>
          </table:table-cell>
          <table:table-cell office:value-type="string" calcext:value-type="string">
            <text:p>[[0.0027555724810393277, 0.023051110525254329, {'normalize': False, 'selection': 'cyclic', 'fit_intercept': True, 'l1_ratio': 1, 'max_iter': 1000, 'tol': 0.001, 'alpha': 0.01}], [-0.019131292329573345, 0.03500113387523008, {'normalize': True, 'selection': 'random', 'fit_intercept': True, 'l1_ratio': 1, 'max_iter': 1000, 'tol': 0.001, 'alpha': 0.01}], [-0.024708776648546468, 0.056205162848746743, {'normalize': False, 'selection': 'random', 'fit_intercept': True, 'l1_ratio': 1, 'max_iter': 1000, 'tol': 0.0001, 'alpha': 0.01}], [-0.078765846453616783, 0.053884439694909241, {'normalize': True, 'selection': 'cyclic', 'fit_intercept': True, 'l1_ratio': 0.25, 'max_iter': 1000, 'tol': 0.0001, 'alpha': 1}], [-0.034502533052916597, 0.088440450967555359, {'normalize': False, 'selection': 'random', 'fit_intercept': True, 'l1_ratio': 1, 'max_iter': 1000, 'tol': 0.0001, 'alpha': 0.01}], [-0.052532663392525769, 0.036119445129515836, {'normalize': True, 'selection': 'cyclic', 'fit_intercept': True, 'l1_ratio': 0.25, 'max_iter': 1000, 'tol': 0.0001, 'alpha': 1}], [-0.11339968808389346, 0.10710933865363448, {'normalize': True, 'selection': 'random', 'fit_intercept': True, 'l1_ratio': 0, 'max_iter': 1000, 'tol': 0.001, 'alpha': 0.1}], [-0.081258450249542133, 0.076401674857948743, {'normalize': True, 'selection': 'random', 'fit_intercept': True, 'l1_ratio': 0, 'max_iter': 1000, 'tol': 0.001, 'alpha': 0.1}], [-0.011852710817759626, 0.010632955090347158, {'normalize': True, 'selection': 'cyclic', 'fit_intercept': True, 'l1_ratio': 0.25, 'max_iter': 1000, 'tol': 0.0001, 'alpha': 1}], [-0.03170273681590851, 0.032176259274938765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,-2</text:p>
          </table:table-cell>
          <table:table-cell office:value-type="string" calcext:value-type="string">
            <text:p>[-0.11127069637892051, -0.048288977130502841, -0.22878557947074141, -0.017324541363320067, -0.038990597225461388, -0.004001096705965379, -0.0072480513100083854, -0.089326035190016029, -0.02563029605607281, -0.0011995493447545247]</text:p>
          </table:table-cell>
          <table:table-cell office:value-type="string" calcext:value-type="string">
            <text:p>-0.0572065420176</text:p>
          </table:table-cell>
          <table:table-cell office:value-type="string" calcext:value-type="string">
            <text:p>[0.80414063713964723, 1.3953086506697392, 1.8841851799556306, 1.2078371533179044, 0.68365174545484342, 0.5640003031379065, 1.0034665819213868, 0.71329208563619551, 0.86286055994425259, 1.0490187652539389]</text:p>
          </table:table-cell>
          <table:table-cell office:value-type="string" calcext:value-type="string">
            <text:p>1.01677616624</text:p>
          </table:table-cell>
          <table:table-cell office:value-type="string" calcext:value-type="string">
            <text:p>[0.71348614251679709, 0.89930059907509852, 0.99871715045815457, 0.81389043699778585, 0.68256497027582397, 0.62051435050363646, 0.74106648184521473, 0.72659934918703994, 0.74889662991818184, 0.76127335293363652]</text:p>
          </table:table-cell>
          <table:table-cell office:value-type="string" calcext:value-type="string">
            <text:p>0.770630946371</text:p>
          </table:table-cell>
          <table:table-cell office:value-type="string" calcext:value-type="string">
            <text:p>[[0.00843370053884482, 0.014592274197105756, {'normalize': False, 'selection': 'random', 'fit_intercept': True, 'l1_ratio': 1, 'max_iter': 1000, 'tol': 0.001, 'alpha': 0.01}], [-0.02471661816616259, 0.050468528536659861, {'normalize': True, 'selection': 'cyclic', 'fit_intercept': True, 'l1_ratio': 0.25, 'max_iter': 1000, 'tol': 0.001, 'alpha': 0.01}], [-0.018877659929896089, 0.071249210655934647, {'normalize': False, 'selection': 'cyclic', 'fit_intercept': True, 'l1_ratio': 0.5, 'max_iter': 1000, 'tol': 0.001, 'alpha': 0.01}], [-0.052721003852483621, 0.049409175643927952, {'normalize': True, 'selection': 'random', 'fit_intercept': True, 'l1_ratio': 0, 'max_iter': 1000, 'tol': 0.001, 'alpha': 0.001}], [-0.014522467025489672, 0.05421691591423218, {'normalize': False, 'selection': 'random', 'fit_intercept': True, 'l1_ratio': 1, 'max_iter': 1000, 'tol': 0.001, 'alpha': 0.01}], [-0.052532663392525769, 0.036119445129515836, {'normalize': True, 'selection': 'cyclic', 'fit_intercept': True, 'l1_ratio': 0.25, 'max_iter': 1000, 'tol': 0.0001, 'alpha': 1}], [-0.115412896401503, 0.11782281800136438, {'normalize': True, 'selection': 'cyclic', 'fit_intercept': True, 'l1_ratio': 0, 'max_iter': 1000, 'tol': 0.0001, 'alpha': 0.1}], [-0.088542085395241638, 0.079548319213838703, {'normalize': False, 'selection': 'cyclic', 'fit_intercept': True, 'l1_ratio': 0, 'max_iter': 1000, 'tol': 0.0001, 'alpha': 0.1}], [-0.011852710817759626, 0.010632955090347158, {'normalize': True, 'selection': 'cyclic', 'fit_intercept': True, 'l1_ratio': 0.25, 'max_iter': 1000, 'tol': 0.0001, 'alpha': 1}], [-0.0364095763620602, 0.032549454464158627, {'normalize': True, 'selection': 'random', 'fit_intercept': True, 'l1_ratio': 0.25, 'max_iter': 1000, 'tol': 0.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0</text:p>
          </table:table-cell>
          <table:table-cell office:value-type="string" calcext:value-type="string">
            <text:p>[-0.28805962871144675, -0.021212071620384965, -0.21885847845919026, -0.021860225259920041, -0.0013755581700671815, 0.055029780790069704, -0.01479355620830769, 0.040340748388278169, -0.0070131801123289872, 0.097964259199003534]</text:p>
          </table:table-cell>
          <table:table-cell office:value-type="string" calcext:value-type="string">
            <text:p>-0.0379837910164</text:p>
          </table:table-cell>
          <table:table-cell office:value-type="string" calcext:value-type="string">
            <text:p>[0.93206911140640758, 1.3592683589983985, 1.8689632430136758, 1.2132222269136694, 0.65890119701461336, 0.53083954971692604, 1.0109837590450557, 0.6283861093642108, 0.84719802038244563, 0.94511870250967289]</text:p>
          </table:table-cell>
          <table:table-cell office:value-type="string" calcext:value-type="string">
            <text:p>0.999495027837</text:p>
          </table:table-cell>
          <table:table-cell office:value-type="string" calcext:value-type="string">
            <text:p>[0.71875789029833559, 0.86658038604818188, 0.99580188854645468, 0.82297947365123381, 0.66449295176558898, 0.61149407257403421, 0.76337824527663722, 0.67250202397397396, 0.73908858250127463, 0.7508343601073163]</text:p>
          </table:table-cell>
          <table:table-cell office:value-type="string" calcext:value-type="string">
            <text:p>0.760590987474</text:p>
          </table:table-cell>
          <table:table-cell office:value-type="string" calcext:value-type="string">
            <text:p>[[0.087191266134581891, 0.18910093070894332, {'normalize': True, 'selection': 'random', 'fit_intercept': True, 'l1_ratio': 0, 'max_iter': 1000, 'tol': 0.001, 'alpha': 0.001}], [-0.039858823548245437, 0.025163515647869162, {'normalize': True, 'selection': 'cyclic', 'fit_intercept': True, 'l1_ratio': 0.25, 'max_iter': 1000, 'tol': 0.0001, 'alpha': 1}], [-0.0029254748568784306, 0.067269043316679489, {'normalize': False, 'selection': 'random', 'fit_intercept': True, 'l1_ratio': 0.5, 'max_iter': 1000, 'tol': 0.0001, 'alpha': 0.01}], [-0.066754997071151345, 0.059365239670043674, {'normalize': True, 'selection': 'random', 'fit_intercept': True, 'l1_ratio': 0.5, 'max_iter': 1000, 'tol': 0.001, 'alpha': 0.01}], [-0.00061361895792147307, 0.13828632405484639, {'normalize': True, 'selection': 'random', 'fit_intercept': True, 'l1_ratio': 0, 'max_iter': 1000, 'tol': 0.001, 'alpha': 0.01}], [-0.035862995061976835, 0.18584341349442957, {'normalize': True, 'selection': 'random', 'fit_intercept': True, 'l1_ratio': 0, 'max_iter': 1000, 'tol': 0.0001, 'alpha': 0.001}], [-0.049910475413919159, 0.091182580750787889, {'normalize': False, 'selection': 'cyclic', 'fit_intercept': True, 'l1_ratio': 1, 'max_iter': 1000, 'tol': 0.001, 'alpha': 0.01}], [0.016574543423498705, 0.14913112393358888, {'normalize': True, 'selection': 'cyclic', 'fit_intercept': True, 'l1_ratio': 0, 'max_iter': 1000, 'tol': 0.0001, 'alpha': 0.001}], [-0.0045355054917498323, 0.013482108087746207, {'normalize': True, 'selection': 'cyclic', 'fit_intercept': True, 'l1_ratio': 0, 'max_iter': 1000, 'tol': 0.0001, 'alpha': 0.1}], [-0.002432977727158074, 0.055001365140950761, {'normalize': True, 'selection': 'random', 'fit_intercept': True, 'l1_ratio': 0.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-1</text:p>
          </table:table-cell>
          <table:table-cell office:value-type="string" calcext:value-type="string">
            <text:p>[-0.35402661632438992, 0.035803371467185263, -0.22147735234696975, -0.055840913658899538, 0.026730112760281033, -0.00099036269877261773, 0.019611668136355509, -0.0078073360419226301, -0.022580516504947523, 0.094607044534523066]</text:p>
          </table:table-cell>
          <table:table-cell office:value-type="string" calcext:value-type="string">
            <text:p>-0.0485970900678</text:p>
          </table:table-cell>
          <table:table-cell office:value-type="string" calcext:value-type="string">
            <text:p>[0.97980431725868866, 1.2833788450405013, 1.8729789504324204, 1.2535664202117138, 0.64040777557266504, 0.56230901525157295, 0.97670770080053904, 0.65991353683142895, 0.86029478697390471, 0.94863626420287428]</text:p>
          </table:table-cell>
          <table:table-cell office:value-type="string" calcext:value-type="string">
            <text:p>1.00379976126</text:p>
          </table:table-cell>
          <table:table-cell office:value-type="string" calcext:value-type="string">
            <text:p>[0.73907458517646007, 0.86470575343994815, 0.99706845338585082, 0.82759736399489403, 0.66126552471360955, 0.61912259443309192, 0.73867176497474729, 0.70474906829018114, 0.74796129706014503, 0.75085342629931884]</text:p>
          </table:table-cell>
          <table:table-cell office:value-type="string" calcext:value-type="string">
            <text:p>0.765106983177</text:p>
          </table:table-cell>
          <table:table-cell office:value-type="string" calcext:value-type="string">
            <text:p>[[0.035968053660867472, 0.20528183061823613, {'normalize': True, 'selection': 'random', 'fit_intercept': True, 'l1_ratio': 0, 'max_iter': 1000, 'tol': 0.001, 'alpha': 0.001}], [-0.024592253457526799, 0.034127037132513714, {'normalize': True, 'selection': 'cyclic', 'fit_intercept': True, 'l1_ratio': 1, 'max_iter': 1000, 'tol': 0.001, 'alpha': 0.01}], [-0.010802280618239325, 0.050542367343789273, {'normalize': False, 'selection': 'random', 'fit_intercept': True, 'l1_ratio': 1, 'max_iter': 1000, 'tol': 0.001, 'alpha': 0.01}], [-0.069282950651825381, 0.053595670681337644, {'normalize': True, 'selection': 'random', 'fit_intercept': True, 'l1_ratio': 1, 'max_iter': 1000, 'tol': 0.0001, 'alpha': 0.01}], [-0.011123690768714077, 0.1483061852510153, {'normalize': True, 'selection': 'random', 'fit_intercept': True, 'l1_ratio': 0, 'max_iter': 1000, 'tol': 0.001, 'alpha': 0.01}], [-0.051803209512511328, 0.035521681866222683, {'normalize': True, 'selection': 'cyclic', 'fit_intercept': True, 'l1_ratio': 0.25, 'max_iter': 1000, 'tol': 0.0001, 'alpha': 0.1}], [-0.11198486956221436, 0.10117692557026642, {'normalize': True, 'selection': 'random', 'fit_intercept': True, 'l1_ratio': 0, 'max_iter': 1000, 'tol': 0.001, 'alpha': 0.1}], [-0.0086245317086012727, 0.034522620713579123, {'normalize': True, 'selection': 'random', 'fit_intercept': True, 'l1_ratio': 0, 'max_iter': 1000, 'tol': 0.0001, 'alpha': 0.01}], [-0.011554558271565733, 0.0083427278034477314, {'normalize': True, 'selection': 'random', 'fit_intercept': True, 'l1_ratio': 0.25, 'max_iter': 1000, 'tol': 0.001, 'alpha': 0.1}], [-0.0098107205281943027, 0.033378631123234692, {'normalize': True, 'selection': 'random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4,-2</text:p>
          </table:table-cell>
          <table:table-cell office:value-type="string" calcext:value-type="string">
            <text:p>[-0.31446025450988779, 0.05229179920800886, -0.22070795365093243, 0.011532092376688174, 0.0095214656200199865, -0.00099036269877261773, 0.014967927112622736, 0.064131756998282663, -0.022580516504947523, -0.0011995493447545247]</text:p>
          </table:table-cell>
          <table:table-cell office:value-type="string" calcext:value-type="string">
            <text:p>-0.0407493595394</text:p>
          </table:table-cell>
          <table:table-cell office:value-type="string" calcext:value-type="string">
            <text:p>[0.95117320199353561, 1.2614321811294775, 1.8717991761538393, 1.1735765875557134, 0.65173099802123458, 0.56230901525157295, 0.98133400802084358, 0.61280772639839964, 0.86029478697390471, 1.0490187652539389]</text:p>
          </table:table-cell>
          <table:table-cell office:value-type="string" calcext:value-type="string">
            <text:p>0.997547644675</text:p>
          </table:table-cell>
          <table:table-cell office:value-type="string" calcext:value-type="string">
            <text:p>[0.73402960787251137, 0.86945900097873363, 0.99635447190021098, 0.8064477409875962, 0.66896577957448289, 0.61912259443309192, 0.73677120937138596, 0.66630698621399198, 0.74796129706014503, 0.76127335293363652]</text:p>
          </table:table-cell>
          <table:table-cell office:value-type="string" calcext:value-type="string">
            <text:p>0.760669204133</text:p>
          </table:table-cell>
          <table:table-cell office:value-type="string" calcext:value-type="string">
            <text:p>[[0.048485681243435136, 0.12158795821113701, {'normalize': True, 'selection': 'random', 'fit_intercept': True, 'l1_ratio': 0, 'max_iter': 1000, 'tol': 0.0001, 'alpha': 0.001}], [-0.032115474290858613, 0.050239844234743015, {'normalize': True, 'selection': 'cyclic', 'fit_intercept': True, 'l1_ratio': 0.25, 'max_iter': 1000, 'tol': 0.001, 'alpha': 0.01}], [-0.0057382123026354362, 0.059006945730649948, {'normalize': False, 'selection': 'cyclic', 'fit_intercept': True, 'l1_ratio': 0.75, 'max_iter': 1000, 'tol': 0.001, 'alpha': 0.01}], [-0.059127701328485799, 0.081795258125232487, {'normalize': False, 'selection': 'random', 'fit_intercept': True, 'l1_ratio': 0, 'max_iter': 1000, 'tol': 0.0001, 'alpha': 0.001}], [-0.03131362818180982, 0.0034997707370180661, {'normalize': False, 'selection': 'random', 'fit_intercept': True, 'l1_ratio': 0.5, 'max_iter': 1000, 'tol': 0.001, 'alpha': 0.01}], [-0.051803209512511328, 0.035521681866222683, {'normalize': True, 'selection': 'cyclic', 'fit_intercept': True, 'l1_ratio': 0.25, 'max_iter': 1000, 'tol': 0.0001, 'alpha': 0.1}], [-0.10906288028210276, 0.089751214344146235, {'normalize': True, 'selection': 'random', 'fit_intercept': True, 'l1_ratio': 1, 'max_iter': 1000, 'tol': 0.001, 'alpha': 0.01}], [-0.012072663473222873, 0.032287669688819375, {'normalize': True, 'selection': 'cyclic', 'fit_intercept': True, 'l1_ratio': 1, 'max_iter': 1000, 'tol': 0.0001, 'alpha': 0.001}], [-0.011554594220778503, 0.0083427757849035659, {'normalize': True, 'selection': 'random', 'fit_intercept': True, 'l1_ratio': 0.25, 'max_iter': 1000, 'tol': 0.0001, 'alpha': 0.1}], [-0.036248370611518761, 0.032476343791453734, {'normalize': True, 'selection': 'random', 'fit_intercept': True, 'l1_ratio': 0.25, 'max_iter': 1000, 'tol': 0.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[-0.23040510990496976, -0.021212071620384965, -0.2227359885398652, -0.038125742548215324, 0.0040456256536443025, 0.041959706264301788, -0.045925404889051835, 0.053701402790524599, -0.0070183014737403848, 0.041994352167449289]</text:p>
          </table:table-cell>
          <table:table-cell office:value-type="string" calcext:value-type="string">
            <text:p>-0.04237215321</text:p>
          </table:table-cell>
          <table:table-cell office:value-type="string" calcext:value-type="string">
            <text:p>[0.89034899619227303, 1.3592683589983985, 1.8749089077018006, 1.2325337595661796, 0.65533407928187448, 0.53818169906193514, 1.0419987307235117, 0.61963753571758862, 0.84720232897277503, 1.0037618399382149]</text:p>
          </table:table-cell>
          <table:table-cell office:value-type="string" calcext:value-type="string">
            <text:p>1.00631762362</text:p>
          </table:table-cell>
          <table:table-cell office:value-type="string" calcext:value-type="string">
            <text:p>[0.7179659860348574, 0.86658038604818188, 1.0000364685948513, 0.82354123895238818, 0.66354331395720578, 0.62473179794602196, 0.78213213066266851, 0.66214916276195612, 0.73817240920790239, 0.75876181410815857]</text:p>
          </table:table-cell>
          <table:table-cell office:value-type="string" calcext:value-type="string">
            <text:p>0.763761470827</text:p>
          </table:table-cell>
          <table:table-cell office:value-type="string" calcext:value-type="string">
            <text:p>[[0.087888028897195297, 0.20797264397099421, {'normalize': True, 'selection': 'cyclic', 'fit_intercept': True, 'l1_ratio': 0, 'max_iter': 1000, 'tol': 0.0001, 'alpha': 0.001}], [-0.039858823548245437, 0.025163515647869162, {'normalize': True, 'selection': 'cyclic', 'fit_intercept': True, 'l1_ratio': 0.25, 'max_iter': 1000, 'tol': 0.0001, 'alpha': 1}], [-0.011668111008616795, 0.026414601498906946, {'normalize': True, 'selection': 'random', 'fit_intercept': True, 'l1_ratio': 1, 'max_iter': 1000, 'tol': 0.001, 'alpha': 0.01}], [-0.076042003289843993, 0.065248130225763062, {'normalize': True, 'selection': 'cyclic', 'fit_intercept': True, 'l1_ratio': 0.5, 'max_iter': 1000, 'tol': 0.001, 'alpha': 0.01}], [0.018749058175386954, 0.11663473791105547, {'normalize': True, 'selection': 'random', 'fit_intercept': True, 'l1_ratio': 0, 'max_iter': 1000, 'tol': 0.0001, 'alpha': 0.01}], [0.0097639472630395695, 0.21770974274322841, {'normalize': True, 'selection': 'random', 'fit_intercept': True, 'l1_ratio': 0.5, 'max_iter': 1000, 'tol': 0.001, 'alpha': 0.001}], [-0.049674919937334167, 0.10038878805800378, {'normalize': False, 'selection': 'cyclic', 'fit_intercept': True, 'l1_ratio': 1, 'max_iter': 1000, 'tol': 0.001, 'alpha': 0.01}], [0.03355641339932585, 0.170884269015288, {'normalize': True, 'selection': 'random', 'fit_intercept': True, 'l1_ratio': 0, 'max_iter': 1000, 'tol': 0.001, 'alpha': 0.001}], [-0.0080678318163280808, 0.018362323421826972, {'normalize': True, 'selection': 'cyclic', 'fit_intercept': True, 'l1_ratio': 0, 'max_iter': 1000, 'tol': 0.0001, 'alpha': 0.1}], [-0.00089897530459608359, 0.059702496691407786, {'normalize': True, 'selection': 'cyclic', 'fit_intercept': True, 'l1_ratio': 0.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-1</text:p>
          </table:table-cell>
          <table:table-cell office:value-type="string" calcext:value-type="string">
            <text:p>[-0.30282945235962266, 0.033251972849540401, -0.21608600458373717, -0.050439762979514802, 0.028368586019124953, -0.0011799022914549262, 0.016954301296778218, 0.068832676091728273, -0.02563029605607281, -0.026356181724959349]</text:p>
          </table:table-cell>
          <table:table-cell office:value-type="string" calcext:value-type="string">
            <text:p>-0.0475114063738</text:p>
          </table:table-cell>
          <table:table-cell office:value-type="string" calcext:value-type="string">
            <text:p>[0.94275689021456455, 1.2867748442737008, 1.8647120097023338, 1.2471538053617006, 0.63932966658276569, 0.56241548962503751, 0.9793550911985186, 0.60972955854391886, 0.86286055994425259, 1.0753769267759861]</text:p>
          </table:table-cell>
          <table:table-cell office:value-type="string" calcext:value-type="string">
            <text:p>1.00704648422</text:p>
          </table:table-cell>
          <table:table-cell office:value-type="string" calcext:value-type="string">
            <text:p>[0.74004761517060536, 0.86663204446643682, 0.99615558417032712, 0.82537398787215877, 0.66205981405911485, 0.61917826223281169, 0.73947592516216254, 0.66177359154980575, 0.74889662991818184, 0.77341086867445308]</text:p>
          </table:table-cell>
          <table:table-cell office:value-type="string" calcext:value-type="string">
            <text:p>0.763300432328</text:p>
          </table:table-cell>
          <table:table-cell office:value-type="string" calcext:value-type="string">
            <text:p>[[0.045263797960538164, 0.21859405151533559, {'normalize': True, 'selection': 'random', 'fit_intercept': True, 'l1_ratio': 0, 'max_iter': 1000, 'tol': 0.001, 'alpha': 0.001}], [-0.024738577242591115, 0.031032472827379098, {'normalize': True, 'selection': 'random', 'fit_intercept': True, 'l1_ratio': 0.75, 'max_iter': 1000, 'tol': 0.001, 'alpha': 0.01}], [-0.011346701939960208, 0.043763143372543716, {'normalize': False, 'selection': 'random', 'fit_intercept': True, 'l1_ratio': 1, 'max_iter': 1000, 'tol': 0.0001, 'alpha': 0.01}], [-0.076250112691617952, 0.058528718488719308, {'normalize': True, 'selection': 'random', 'fit_intercept': True, 'l1_ratio': 0.75, 'max_iter': 1000, 'tol': 0.001, 'alpha': 0.01}], [0.013385283924727581, 0.12074280457247634, {'normalize': True, 'selection': 'random', 'fit_intercept': True, 'l1_ratio': 0, 'max_iter': 1000, 'tol': 0.0001, 'alpha': 0.01}], [-0.051694074035766778, 0.035575360322248221, {'normalize': True, 'selection': 'cyclic', 'fit_intercept': True, 'l1_ratio': 0.25, 'max_iter': 1000, 'tol': 0.0001, 'alpha': 0.1}], [-0.11503598626865635, 0.10122471341094726, {'normalize': True, 'selection': 'cyclic', 'fit_intercept': True, 'l1_ratio': 0, 'max_iter': 1000, 'tol': 0.0001, 'alpha': 0.1}], [0.0079408860508338851, 0.081374213791740937, {'normalize': True, 'selection': 'random', 'fit_intercept': True, 'l1_ratio': 0, 'max_iter': 1000, 'tol': 0.001, 'alpha': 0.001}], [-0.011842399313547785, 0.010394979013256089, {'normalize': True, 'selection': 'cyclic', 'fit_intercept': True, 'l1_ratio': 0.5, 'max_iter': 1000, 'tol': 0.0001, 'alpha': 0.1}], [-0.0073668295282446538, 0.040187365043495779, {'normalize': False, 'selection': 'cyclic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6,-2</text:p>
          </table:table-cell>
          <table:table-cell office:value-type="string" calcext:value-type="string">
            <text:p>[-0.2870531027099068, 0.044421254573027702, -0.21612837438233301, 0.062028129229583007, 0.011830958936055125, 0.13679612980171363, 0.087020560075768416, 0.065193623786599542, -0.02563029605607281, -0.0011995493447545247]</text:p>
          </table:table-cell>
          <table:table-cell office:value-type="string" calcext:value-type="string">
            <text:p>-0.012272066609</text:p>
          </table:table-cell>
          <table:table-cell office:value-type="string" calcext:value-type="string">
            <text:p>[0.93134076640206853, 1.2719081464923228, 1.864776978357505, 1.1136242449881173, 0.65021136046066375, 0.48490708432386009, 0.90955187925531378, 0.61211241466285093, 0.86286055994425259, 1.0490187652539389]</text:p>
          </table:table-cell>
          <table:table-cell office:value-type="string" calcext:value-type="string">
            <text:p>0.975031220014</text:p>
          </table:table-cell>
          <table:table-cell office:value-type="string" calcext:value-type="string">
            <text:p>[0.74077458956832454, 0.87004455460668628, 0.99618316122647066, 0.79375941308901776, 0.67216210847784785, 0.6085825040064049, 0.73249952853048728, 0.65711900899089015, 0.74889662991818184, 0.76127335293363652]</text:p>
          </table:table-cell>
          <table:table-cell office:value-type="string" calcext:value-type="string">
            <text:p>0.758129485135</text:p>
          </table:table-cell>
          <table:table-cell office:value-type="string" calcext:value-type="string">
            <text:p>[[0.065499524879406648, 0.14913329164888173, {'normalize': True, 'selection': 'cyclic', 'fit_intercept': True, 'l1_ratio': 0, 'max_iter': 1000, 'tol': 0.0001, 'alpha': 0.001}], [-0.033378608502094717, 0.04671944554635174, {'normalize': True, 'selection': 'cyclic', 'fit_intercept': True, 'l1_ratio': 0.25, 'max_iter': 1000, 'tol': 0.001, 'alpha': 0.01}], [-0.016658065526113899, 0.037340512929885654, {'normalize': False, 'selection': 'random', 'fit_intercept': True, 'l1_ratio': 1, 'max_iter': 1000, 'tol': 0.0001, 'alpha': 0.01}], [-0.076854428686709012, 0.081848183936648722, {'normalize': True, 'selection': 'random', 'fit_intercept': True, 'l1_ratio': 0, 'max_iter': 1000, 'tol': 0.0001, 'alpha': 0.001}], [-0.039355463068240823, 0.016793771429124884, {'normalize': False, 'selection': 'cyclic', 'fit_intercept': True, 'l1_ratio': 0.25, 'max_iter': 1000, 'tol': 0.001, 'alpha': 0.01}], [-0.038030592213826861, 0.14871676254886565, {'normalize': True, 'selection': 'cyclic', 'fit_intercept': True, 'l1_ratio': 0, 'max_iter': 1000, 'tol': 0.0001, 'alpha': 0.001}], [-0.11311371181158647, 0.12484352770543246, {'normalize': True, 'selection': 'random', 'fit_intercept': True, 'l1_ratio': 0.25, 'max_iter': 1000, 'tol': 0.0001, 'alpha': 0.01}], [0.0010904647495618923, 0.045505589721514139, {'normalize': True, 'selection': 'random', 'fit_intercept': True, 'l1_ratio': 1, 'max_iter': 1000, 'tol': 0.0001, 'alpha': 0.001}], [-0.011842399313547785, 0.010394979013256089, {'normalize': True, 'selection': 'cyclic', 'fit_intercept': True, 'l1_ratio': 0.5, 'max_iter': 1000, 'tol': 0.0001, 'alpha': 0.1}], [-0.036091794809193639, 0.032262447961406114, {'normalize': True, 'selection': 'random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0</text:p>
          </table:table-cell>
          <table:table-cell office:value-type="string" calcext:value-type="string">
            <text:p>[-0.085936142803529014, -0.021212071620384965, -0.22091924015494069, -0.060253020990568062, -0.0076216824376844627, -0.13931289838660832, 0.13250504190446377, -4.6185101925111383e-05, -0.022908405986905578, 0.13626090545669856]</text:p>
          </table:table-cell>
          <table:table-cell office:value-type="string" calcext:value-type="string">
            <text:p>-0.0289443700121</text:p>
          </table:table-cell>
          <table:table-cell office:value-type="string" calcext:value-type="string">
            <text:p>[0.78580798055098, 1.3592683589983985, 1.8721231569249586, 1.2588047752724045, 0.66301112232990267, 0.64001206987442127, 0.8642381579214824, 0.65483152523701915, 0.86057063968914738, 0.90499293477744969]</text:p>
          </table:table-cell>
          <table:table-cell office:value-type="string" calcext:value-type="string">
            <text:p>0.986366072158</text:p>
          </table:table-cell>
          <table:table-cell office:value-type="string" calcext:value-type="string">
            <text:p>[0.68631217440904069, 0.86658038604818188, 1.0008383528479143, 0.82756224230454567, 0.67054718964647997, 0.65755053025792021, 0.73811443179333558, 0.6901032053199897, 0.74826136749636829, 0.74559962734253027]</text:p>
          </table:table-cell>
          <table:table-cell office:value-type="string" calcext:value-type="string">
            <text:p>0.763146950747</text:p>
          </table:table-cell>
          <table:table-cell office:value-type="string" calcext:value-type="string">
            <text:p>[[0.069098619159930666, 0.20492300439380925, {'normalize': True, 'selection': 'random', 'fit_intercept': True, 'l1_ratio': 0.25, 'max_iter': 1000, 'tol': 0.001, 'alpha': 0.001}], [-0.039858823548245437, 0.025163515647869162, {'normalize': True, 'selection': 'cyclic', 'fit_intercept': True, 'l1_ratio': 0.25, 'max_iter': 1000, 'tol': 0.0001, 'alpha': 1}], [-0.0061934041999387318, 0.054080569389961468, {'normalize': False, 'selection': 'random', 'fit_intercept': True, 'l1_ratio': 0.5, 'max_iter': 1000, 'tol': 0.001, 'alpha': 0.01}], [-0.078765846453616783, 0.053884439694909241, {'normalize': True, 'selection': 'cyclic', 'fit_intercept': True, 'l1_ratio': 0.25, 'max_iter': 1000, 'tol': 0.0001, 'alpha': 1}], [0.020485380001544842, 0.11171039970677575, {'normalize': True, 'selection': 'random', 'fit_intercept': True, 'l1_ratio': 0, 'max_iter': 1000, 'tol': 0.0001, 'alpha': 0.01}], [0.035496961485290975, 0.19528793779611869, {'normalize': True, 'selection': 'random', 'fit_intercept': True, 'l1_ratio': 0, 'max_iter': 1000, 'tol': 0.001, 'alpha': 0.0001}], [-0.085887285061887586, 0.082670657707444722, {'normalize': True, 'selection': 'cyclic', 'fit_intercept': True, 'l1_ratio': 0, 'max_iter': 1000, 'tol': 0.0001, 'alpha': 0.01}], [-0.014095856559176579, 0.085946431775828544, {'normalize': True, 'selection': 'cyclic', 'fit_intercept': True, 'l1_ratio': 0, 'max_iter': 1000, 'tol': 0.0001, 'alpha': 0.01}], [-0.010360024966409495, 0.0099548292013651538, {'normalize': True, 'selection': 'cyclic', 'fit_intercept': True, 'l1_ratio': 0.25, 'max_iter': 1000, 'tol': 0.0001, 'alpha': 0.1}], [-0.023996523816756887, 0.077796362304620795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-1</text:p>
          </table:table-cell>
          <table:table-cell office:value-type="string" calcext:value-type="string">
            <text:p>[-0.072943494474655202, 0.043784156300114008, -0.2362499438244694, -0.060253020990568062, -0.10400234051197521, -0.0001327333532066266, -0.0042831834246719325, -0.018940655774900783, -0.022908405986905578, 0.12477375039206318]</text:p>
          </table:table-cell>
          <table:table-cell office:value-type="string" calcext:value-type="string">
            <text:p>-0.0351155871649</text:p>
          </table:table-cell>
          <table:table-cell office:value-type="string" calcext:value-type="string">
            <text:p>[0.77640620604243171, 1.2727561461860299, 1.895630825907255, 1.2588047752724045, 0.72642921802444615, 0.56182723967138071, 1.0005128449160112, 0.66720364887855854, 0.86057063968914738, 0.91702873845921395]</text:p>
          </table:table-cell>
          <table:table-cell office:value-type="string" calcext:value-type="string">
            <text:p>0.993717028305</text:p>
          </table:table-cell>
          <table:table-cell office:value-type="string" calcext:value-type="string">
            <text:p>[0.69207524996819336, 0.86533525900942221, 1.0053531104701852, 0.82756224230454567, 0.71526196921442831, 0.61880888982763504, 0.74185675427251441, 0.70484972547643998, 0.74826136749636829, 0.75131053224894462]</text:p>
          </table:table-cell>
          <table:table-cell office:value-type="string" calcext:value-type="string">
            <text:p>0.767067510029</text:p>
          </table:table-cell>
          <table:table-cell office:value-type="string" calcext:value-type="string">
            <text:p>[[0.024010298615423344, 0.086961198091985339, {'normalize': True, 'selection': 'random', 'fit_intercept': True, 'l1_ratio': 0, 'max_iter': 1000, 'tol': 0.0001, 'alpha': 0.01}], [-0.019693834645266826, 0.029655593798554491, {'normalize': True, 'selection': 'cyclic', 'fit_intercept': True, 'l1_ratio': 0.75, 'max_iter': 1000, 'tol': 0.001, 'alpha': 0.01}], [-0.0047142677087699666, 0.04498175692961464, {'normalize': False, 'selection': 'cyclic', 'fit_intercept': True, 'l1_ratio': 1, 'max_iter': 1000, 'tol': 0.001, 'alpha': 0.01}], [-0.078765846453616783, 0.053884439694909241, {'normalize': True, 'selection': 'cyclic', 'fit_intercept': True, 'l1_ratio': 0.25, 'max_iter': 1000, 'tol': 0.0001, 'alpha': 1}], [0.056126387662021063, 0.19068640024017955, {'normalize': True, 'selection': 'random', 'fit_intercept': True, 'l1_ratio': 1, 'max_iter': 1000, 'tol': 0.001, 'alpha': 0.001}], [-0.05172006038616949, 0.035357636636174097, {'normalize': True, 'selection': 'cyclic', 'fit_intercept': True, 'l1_ratio': 0.25, 'max_iter': 1000, 'tol': 0.0001, 'alpha': 0.1}], [-0.12153507665746018, 0.11062076335270719, {'normalize': True, 'selection': 'cyclic', 'fit_intercept': True, 'l1_ratio': 0, 'max_iter': 1000, 'tol': 0.0001, 'alpha': 1}], [0.0090263502553754454, 0.067353579622712559, {'normalize': True, 'selection': 'random', 'fit_intercept': True, 'l1_ratio': 0, 'max_iter': 1000, 'tol': 0.001, 'alpha': 0.01}], [-0.010359684081226868, 0.0099543964568087999, {'normalize': True, 'selection': 'random', 'fit_intercept': True, 'l1_ratio': 0.25, 'max_iter': 1000, 'tol': 0.001, 'alpha': 0.1}], [-0.020338648116971465, 0.082192291026896513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8,-2</text:p>
          </table:table-cell>
          <table:table-cell office:value-type="string" calcext:value-type="string">
            <text:p>[-0.13902955941275463, -0.012462295979250859, -0.23598933294653257, -0.060253020990568062, 0.0094715728352491313, -0.0001327333532066266, -0.0072810314897677753, 0.0098861426231707794, -0.022908405986905578, -0.0011995493447545247]</text:p>
          </table:table-cell>
          <table:table-cell office:value-type="string" calcext:value-type="string">
            <text:p>-0.0459898214045</text:p>
          </table:table-cell>
          <table:table-cell office:value-type="string" calcext:value-type="string">
            <text:p>[0.82422757894332843, 1.3476221069535541, 1.8952312125311319, 1.2588047752724045, 0.65176382727828974, 0.56182723967138071, 1.0034994382850317, 0.64832782429773139, 0.86057063968914738, 1.0490187652539389]</text:p>
          </table:table-cell>
          <table:table-cell office:value-type="string" calcext:value-type="string">
            <text:p>1.01008934082</text:p>
          </table:table-cell>
          <table:table-cell office:value-type="string" calcext:value-type="string">
            <text:p>[0.70814124736146855, 0.87128978990944483, 1.0046163908151338, 0.82756224230454567, 0.67300784256981139, 0.61880888982763504, 0.74218383099454543, 0.68276339516246509, 0.74826136749636829, 0.76127335293363652]</text:p>
          </table:table-cell>
          <table:table-cell office:value-type="string" calcext:value-type="string">
            <text:p>0.763790834938</text:p>
          </table:table-cell>
          <table:table-cell office:value-type="string" calcext:value-type="string">
            <text:p>[[0.045466893914273318, 0.17227871090439686, {'normalize': True, 'selection': 'cyclic', 'fit_intercept': True, 'l1_ratio': 0, 'max_iter': 1000, 'tol': 0.0001, 'alpha': 0.001}], [-0.032769115929654251, 0.028036609989498529, {'normalize': True, 'selection': 'cyclic', 'fit_intercept': True, 'l1_ratio': 0, 'max_iter': 1000, 'tol': 0.0001, 'alpha': 0.1}], [-0.0016187465475382089, 0.047155283396797774, {'normalize': False, 'selection': 'cyclic', 'fit_intercept': True, 'l1_ratio': 0.75, 'max_iter': 1000, 'tol': 0.0001, 'alpha': 0.01}], [-0.078765846453616783, 0.053884439694909241, {'normalize': True, 'selection': 'cyclic', 'fit_intercept': True, 'l1_ratio': 0.25, 'max_iter': 1000, 'tol': 0.0001, 'alpha': 1}], [-0.024857519443773832, 0.062013120367532065, {'normalize': True, 'selection': 'random', 'fit_intercept': True, 'l1_ratio': 0.75, 'max_iter': 1000, 'tol': 0.0001, 'alpha': 0.01}], [-0.05172006038616949, 0.035357636636174097, {'normalize': True, 'selection': 'cyclic', 'fit_intercept': True, 'l1_ratio': 0.25, 'max_iter': 1000, 'tol': 0.0001, 'alpha': 0.1}], [-0.1215878248048726, 0.11307774759910219, {'normalize': True, 'selection': 'cyclic', 'fit_intercept': True, 'l1_ratio': 0.25, 'max_iter': 1000, 'tol': 0.0001, 'alpha': 1}], [0.017300309466203721, 0.1055831709056812, {'normalize': False, 'selection': 'cyclic', 'fit_intercept': True, 'l1_ratio': 1, 'max_iter': 1000, 'tol': 0.001, 'alpha': 0.001}], [-0.010359684081226868, 0.0099543964568087999, {'normalize': True, 'selection': 'random', 'fit_intercept': True, 'l1_ratio': 0.25, 'max_iter': 1000, 'tol': 0.0001, 'alpha': 0.1}], [-0.036401333384715219, 0.032590833275741103, {'normalize': True, 'selection': 'random', 'fit_intercept': True, 'l1_ratio': 0.25, 'max_iter': 1000, 'tol': 0.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0</text:p>
          </table:table-cell>
          <table:table-cell office:value-type="string" calcext:value-type="string">
            <text:p>[-0.33300930015878527, -0.021212071620384965, -0.22730850503584699, -0.060253020990568062, -0.042456172440478834, -0.004001096705965379, 0.017428679992576135, -0.0094980913266560218, -0.022912161152808919, 0.1178710952206643]</text:p>
          </table:table-cell>
          <table:table-cell office:value-type="string" calcext:value-type="string">
            <text:p>-0.0585350644218</text:p>
          </table:table-cell>
          <table:table-cell office:value-type="string" calcext:value-type="string">
            <text:p>[0.96459571141004485, 1.3592683589983985, 1.8819202756416349, 1.2588047752724045, 0.6859320803790272, 0.5640003031379065, 0.9788824934428918, 0.66102064556140394, 0.86057379890213725, 0.92426107771627164]</text:p>
          </table:table-cell>
          <table:table-cell office:value-type="string" calcext:value-type="string">
            <text:p>1.01392595205</text:p>
          </table:table-cell>
          <table:table-cell office:value-type="string" calcext:value-type="string">
            <text:p>[0.73436376588400265, 0.86658038604818188, 1.0085918274628602, 0.82756224230454567, 0.68209131267146728, 0.62051435050363646, 0.74069494653161339, 0.69333873806997326, 0.74803337263130454, 0.75112869179216235]</text:p>
          </table:table-cell>
          <table:table-cell office:value-type="string" calcext:value-type="string">
            <text:p>0.76728996339</text:p>
          </table:table-cell>
          <table:table-cell office:value-type="string" calcext:value-type="string">
            <text:p>[[0.07549827991196971, 0.21902487294888978, {'normalize': True, 'selection': 'random', 'fit_intercept': True, 'l1_ratio': 1, 'max_iter': 1000, 'tol': 0.001, 'alpha': 0.001}], [-0.039858823548245437, 0.025163515647869162, {'normalize': True, 'selection': 'cyclic', 'fit_intercept': True, 'l1_ratio': 0.25, 'max_iter': 1000, 'tol': 0.0001, 'alpha': 1}], [-0.015041554140619744, 0.044883490620668993, {'normalize': False, 'selection': 'random', 'fit_intercept': True, 'l1_ratio': 0.5, 'max_iter': 1000, 'tol': 0.001, 'alpha': 0.01}], [-0.078765846453616783, 0.053884439694909241, {'normalize': True, 'selection': 'cyclic', 'fit_intercept': True, 'l1_ratio': 0.25, 'max_iter': 1000, 'tol': 0.0001, 'alpha': 1}], [0.030410956649242718, 0.12765975136754151, {'normalize': True, 'selection': 'cyclic', 'fit_intercept': True, 'l1_ratio': 0.75, 'max_iter': 1000, 'tol': 0.001, 'alpha': 0.01}], [-0.052532663392525769, 0.036119445129515836, {'normalize': True, 'selection': 'cyclic', 'fit_intercept': True, 'l1_ratio': 0.25, 'max_iter': 1000, 'tol': 0.0001, 'alpha': 1}], [-0.12113469466137554, 0.095287573781159512, {'normalize': True, 'selection': 'cyclic', 'fit_intercept': True, 'l1_ratio': 0, 'max_iter': 1000, 'tol': 0.0001, 'alpha': 0.1}], [-0.016168692232461923, 0.079616284980022267, {'normalize': True, 'selection': 'cyclic', 'fit_intercept': True, 'l1_ratio': 0, 'max_iter': 1000, 'tol': 0.0001, 'alpha': 0.01}], [-0.0099207688182839249, 0.0092899190509104085, {'normalize': True, 'selection': 'random', 'fit_intercept': True, 'l1_ratio': 0.25, 'max_iter': 1000, 'tol': 0.0001, 'alpha': 0.1}], [-0.034212507537603049, 0.04451296520552208, {'normalize': True, 'selection': 'random', 'fit_intercept': True, 'l1_ratio': 0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-1</text:p>
          </table:table-cell>
          <table:table-cell office:value-type="string" calcext:value-type="string">
            <text:p>[-0.10363013974304613, 0.042632956336107863, -0.23401492831364634, -0.060253020990568062, -0.029748686248426637, -0.004001096705965379, -0.0072810314897677753, -0.015864265278068279, -0.022912161152808919, 0.10660814674013519]</text:p>
          </table:table-cell>
          <table:table-cell office:value-type="string" calcext:value-type="string">
            <text:p>-0.0328464226846</text:p>
          </table:table-cell>
          <table:table-cell office:value-type="string" calcext:value-type="string">
            <text:p>[0.79861175736148515, 1.2742884328965374, 1.8922037161064729, 1.2588047752724045, 0.6775706042128915, 0.5640003031379065, 1.0034994382850317, 0.66518922443369133, 0.86057379890213725, 0.93606196627629534]</text:p>
          </table:table-cell>
          <table:table-cell office:value-type="string" calcext:value-type="string">
            <text:p>0.993080401688</text:p>
          </table:table-cell>
          <table:table-cell office:value-type="string" calcext:value-type="string">
            <text:p>[0.6988548273729519, 0.87267730827298673, 1.0079787956511603, 0.82756224230454567, 0.68382219636051766, 0.62051435050363646, 0.74218383099454543, 0.68636571398370061, 0.74803337263130454, 0.75919678320333406]</text:p>
          </table:table-cell>
          <table:table-cell office:value-type="string" calcext:value-type="string">
            <text:p>0.764718942128</text:p>
          </table:table-cell>
          <table:table-cell office:value-type="string" calcext:value-type="string">
            <text:p>[[0.024189330514612199, 0.08504579853667163, {'normalize': True, 'selection': 'random', 'fit_intercept': True, 'l1_ratio': 0, 'max_iter': 1000, 'tol': 0.001, 'alpha': 0.01}], [-0.025241457036092527, 0.022652134964204387, {'normalize': True, 'selection': 'cyclic', 'fit_intercept': True, 'l1_ratio': 0.25, 'max_iter': 1000, 'tol': 0.001, 'alpha': 0.01}], [-0.012942333784366915, 0.039633247031982531, {'normalize': False, 'selection': 'cyclic', 'fit_intercept': True, 'l1_ratio': 0.75, 'max_iter': 1000, 'tol': 0.001, 'alpha': 0.01}], [-0.078765846453616783, 0.053884439694909241, {'normalize': True, 'selection': 'cyclic', 'fit_intercept': True, 'l1_ratio': 0.25, 'max_iter': 1000, 'tol': 0.0001, 'alpha': 1}], [0.055180775722448734, 0.13317814853349394, {'normalize': True, 'selection': 'random', 'fit_intercept': True, 'l1_ratio': 1, 'max_iter': 1000, 'tol': 0.0001, 'alpha': 0.0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0.012562004632202082, 0.077378886559153287, {'normalize': False, 'selection': 'random', 'fit_intercept': True, 'l1_ratio': 0.25, 'max_iter': 1000, 'tol': 0.001, 'alpha': 0.001}], [-0.0099207645360463049, 0.009289913710411898, {'normalize': True, 'selection': 'random', 'fit_intercept': True, 'l1_ratio': 0.25, 'max_iter': 1000, 'tol': 0.0001, 'alpha': 0.1}], [-0.021154619025136979, 0.057634306683106866, {'normalize': True, 'selection': 'random', 'fit_intercept': True, 'l1_ratio': 0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0,-2</text:p>
          </table:table-cell>
          <table:table-cell office:value-type="string" calcext:value-type="string">
            <text:p>[-0.29668008423561631, -0.016232846445429105, -0.23544094493009093, -0.060253020990568062, -0.033364398924115912, -0.004001096705965379, -0.0072810314897677753, 0.0078031706451839877, -0.022912161152808919, -0.0011995493447545247]</text:p>
          </table:table-cell>
          <table:table-cell office:value-type="string" calcext:value-type="string">
            <text:p>-0.0669561963574</text:p>
          </table:table-cell>
          <table:table-cell office:value-type="string" calcext:value-type="string">
            <text:p>[0.93830706820687748, 1.3526408391905818, 1.8943903298004852, 1.2588047752724045, 0.67994972899842765, 0.5640003031379065, 1.0034994382850317, 0.64969175702173054, 0.86057379890213725, 1.0490187652539389]</text:p>
          </table:table-cell>
          <table:table-cell office:value-type="string" calcext:value-type="string">
            <text:p>1.02508768041</text:p>
          </table:table-cell>
          <table:table-cell office:value-type="string" calcext:value-type="string">
            <text:p>[0.73665356172084395, 0.87280534908196383, 1.0102144295923337, 0.82756224230454567, 0.68346423610621054, 0.62051435050363646, 0.74218383099454543, 0.6924070582796128, 0.74803337263130454, 0.76127335293363652]</text:p>
          </table:table-cell>
          <table:table-cell office:value-type="string" calcext:value-type="string">
            <text:p>0.769511178415</text:p>
          </table:table-cell>
          <table:table-cell office:value-type="string" calcext:value-type="string">
            <text:p>[[0.061515571904460227, 0.17937031603851886, {'normalize': True, 'selection': 'cyclic', 'fit_intercept': True, 'l1_ratio': 0, 'max_iter': 1000, 'tol': 0.0001, 'alpha': 0.001}], [-0.032529004321586126, 0.025918748586700829, {'normalize': True, 'selection': 'cyclic', 'fit_intercept': True, 'l1_ratio': 0, 'max_iter': 1000, 'tol': 0.0001, 'alpha': 0.1}], [-0.0036079055181038136, 0.039320228997039804, {'normalize': False, 'selection': 'random', 'fit_intercept': True, 'l1_ratio': 0.5, 'max_iter': 1000, 'tol': 0.001, 'alpha': 0.01}], [-0.078765846453616783, 0.053884439694909241, {'normalize': True, 'selection': 'cyclic', 'fit_intercept': True, 'l1_ratio': 0.25, 'max_iter': 1000, 'tol': 0.0001, 'alpha': 1}], [0.016009934528772602, 0.11335103725881514, {'normalize': True, 'selection': 'random', 'fit_intercept': True, 'l1_ratio': 1, 'max_iter': 1000, 'tol': 0.001, 'alpha': 0.0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0.017469834025341534, 0.097830578111952407, {'normalize': True, 'selection': 'random', 'fit_intercept': True, 'l1_ratio': 1, 'max_iter': 1000, 'tol': 0.0001, 'alpha': 0.001}], [-0.0099207645360463049, 0.009289913710411898, {'normalize': True, 'selection': 'random', 'fit_intercept': True, 'l1_ratio': 0.25, 'max_iter': 1000, 'tol': 0.0001, 'alpha': 0.1}], [-0.036408825811951366, 0.032588000598690908, {'normalize': True, 'selection': 'random', 'fit_intercept': True, 'l1_ratio': 0.25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0</text:p>
          </table:table-cell>
          <table:table-cell office:value-type="string" calcext:value-type="string">
            <text:p>[-0.05162484762584052, -0.020953504691351155, -0.2232847668166551, -0.060253020990568062, -0.030582404694460497, -0.004001096705965379, -0.01630391214554705, -0.095103071496581482, -0.02563029605607281, -0.13715803672730975]</text:p>
          </table:table-cell>
          <table:table-cell office:value-type="string" calcext:value-type="string">
            <text:p>-0.066489495795</text:p>
          </table:table-cell>
          <table:table-cell office:value-type="string" calcext:value-type="string">
            <text:p>[0.76097955048872912, 1.3589241975307795, 1.8757503888466678, 1.2588047752724045, 0.67811918768647728, 0.5640003031379065, 1.0124884447159339, 0.71707489642267153, 0.86286055994425259, 1.1914708914591321]</text:p>
          </table:table-cell>
          <table:table-cell office:value-type="string" calcext:value-type="string">
            <text:p>1.02804731955</text:p>
          </table:table-cell>
          <table:table-cell office:value-type="string" calcext:value-type="string">
            <text:p>[0.68103100017330764, 0.86682284195429793, 1.0108278050919837, 0.82756224230454567, 0.66518603243132712, 0.62051435050363646, 0.75689714224161386, 0.72911533466106482, 0.74889662991818184, 0.82857878634193083]</text:p>
          </table:table-cell>
          <table:table-cell office:value-type="string" calcext:value-type="string">
            <text:p>0.773543216562</text:p>
          </table:table-cell>
          <table:table-cell office:value-type="string" calcext:value-type="string">
            <text:p>[[-0.015354051877312423, 0.0078107062137580145, {'normalize': False, 'selection': 'random', 'fit_intercept': True, 'l1_ratio': 0, 'max_iter': 1000, 'tol': 0.001, 'alpha': 0.01}], [-0.039499172000624784, 0.025024897451829387, {'normalize': True, 'selection': 'cyclic', 'fit_intercept': True, 'l1_ratio': 0, 'max_iter': 1000, 'tol': 0.0001, 'alpha': 1}], [-0.0086212330670114665, 0.045735940496630149, {'normalize': False, 'selection': 'cyclic', 'fit_intercept': True, 'l1_ratio': 0.5, 'max_iter': 1000, 'tol': 0.001, 'alpha': 0.01}], [-0.078765846453616783, 0.053884439694909241, {'normalize': True, 'selection': 'cyclic', 'fit_intercept': True, 'l1_ratio': 0.25, 'max_iter': 1000, 'tol': 0.0001, 'alpha': 1}], [-0.040813276705360113, 0.050643634244029366, {'normalize': False, 'selection': 'random', 'fit_intercept': True, 'l1_ratio': 0, 'max_iter': 1000, 'tol': 0.0001, 'alpha': 0.1}], [-0.052532663392525769, 0.036119445129515836, {'normalize': True, 'selection': 'cyclic', 'fit_intercept': True, 'l1_ratio': 0.25, 'max_iter': 1000, 'tol': 0.0001, 'alpha': 1}], [-0.10972711220572005, 0.071049201616798355, {'normalize': True, 'selection': 'cyclic', 'fit_intercept': True, 'l1_ratio': 0, 'max_iter': 1000, 'tol': 0.0001, 'alpha': 0.01}], [-0.085961782361164807, 0.07749690963592365, {'normalize': True, 'selection': 'cyclic', 'fit_intercept': True, 'l1_ratio': 0, 'max_iter': 1000, 'tol': 0.0001, 'alpha': 0.1}], [-0.011852710817759626, 0.010632955090347158, {'normalize': True, 'selection': 'cyclic', 'fit_intercept': True, 'l1_ratio': 0.25, 'max_iter': 1000, 'tol': 0.0001, 'alpha': 1}], [0.033724445605840724, 0.07978655460242509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-1</text:p>
          </table:table-cell>
          <table:table-cell office:value-type="string" calcext:value-type="string">
            <text:p>[-0.050265554135731527, -0.025501256955683616, -0.22652890142817528, -0.060253020990568062, 0.0059858633187902521, -0.004001096705965379, -0.007571525629534781, -0.083485092384828041, -0.02563029605607281, -0.0374228432497965]</text:p>
          </table:table-cell>
          <table:table-cell office:value-type="string" calcext:value-type="string">
            <text:p>-0.0514673724218</text:p>
          </table:table-cell>
          <table:table-cell office:value-type="string" calcext:value-type="string">
            <text:p>[0.75999593494234796, 1.3649774120679539, 1.8807248534391316, 1.2588047752724045, 0.65405741049399857, 0.5640003031379065, 1.003788841834754, 0.7094674287924182, 0.86286055994425259, 1.0869721533378296]</text:p>
          </table:table-cell>
          <table:table-cell office:value-type="string" calcext:value-type="string">
            <text:p>1.01456496733</text:p>
          </table:table-cell>
          <table:table-cell office:value-type="string" calcext:value-type="string">
            <text:p>[0.67069010056598388, 0.87659966004418743, 1.0119227851896664, 0.82756224230454567, 0.65031550643111624, 0.62051435050363646, 0.74229044290485735, 0.72162277298912214, 0.74889662991818184, 0.77577779828043025]</text:p>
          </table:table-cell>
          <table:table-cell office:value-type="string" calcext:value-type="string">
            <text:p>0.764619228913</text:p>
          </table:table-cell>
          <table:table-cell office:value-type="string" calcext:value-type="string">
            <text:p>[[-0.017185000884130514, 0.016853805362489354, {'normalize': True, 'selection': 'random', 'fit_intercept': True, 'l1_ratio': 1, 'max_iter': 1000, 'tol': 0.001, 'alpha': 0.01}], [-0.019214044709272241, 0.011155853166375658, {'normalize': True, 'selection': 'random', 'fit_intercept': True, 'l1_ratio': 0.5, 'max_iter': 1000, 'tol': 0.001, 'alpha': 0.01}], [-0.0065175334591947949, 0.042110250181728918, {'normalize': False, 'selection': 'cyclic', 'fit_intercept': True, 'l1_ratio': 0.5, 'max_iter': 1000, 'tol': 0.001, 'alpha': 0.01}], [-0.078765846453616783, 0.053884439694909241, {'normalize': True, 'selection': 'cyclic', 'fit_intercept': True, 'l1_ratio': 0.25, 'max_iter': 1000, 'tol': 0.0001, 'alpha': 1}], [-0.045423535869605229, 0.041526765944333827, {'normalize': True, 'selection': 'random', 'fit_intercept': True, 'l1_ratio': 0, 'max_iter': 1000, 'tol': 0.0001, 'alpha': 0.1}], [-0.052532663392525769, 0.036119445129515836, {'normalize': True, 'selection': 'cyclic', 'fit_intercept': True, 'l1_ratio': 0.25, 'max_iter': 1000, 'tol': 0.0001, 'alpha': 1}], [-0.12132261584376915, 0.11033047264975843, {'normalize': True, 'selection': 'cyclic', 'fit_intercept': True, 'l1_ratio': 0, 'max_iter': 1000, 'tol': 0.0001, 'alpha': 1}], [-0.073003987910619308, 0.059047251451858615, {'normalize': False, 'selection': 'random', 'fit_intercept': True, 'l1_ratio': 0.25, 'max_iter': 1000, 'tol': 0.001, 'alpha': 0.01}], [-0.011852710817759626, 0.010632955090347158, {'normalize': True, 'selection': 'cyclic', 'fit_intercept': True, 'l1_ratio': 0.25, 'max_iter': 1000, 'tol': 0.0001, 'alpha': 1}], [0.033770869723051412, 0.07531084352557138, {'normalize': True, 'selection': 'random', 'fit_intercept': True, 'l1_ratio': 0.2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2,-2</text:p>
          </table:table-cell>
          <table:table-cell office:value-type="string" calcext:value-type="string">
            <text:p>[-0.050232673572393916, -0.02675932221819699, -0.23564193932614064, -0.060253020990568062, 0.032866966968788325, 0.065253156698612091, -0.0072810314897677753, -0.10551153479760567, -0.02563029605607281, -0.029147693825375187]</text:p>
          </table:table-cell>
          <table:table-cell office:value-type="string" calcext:value-type="string">
            <text:p>-0.0442337388609</text:p>
          </table:table-cell>
          <table:table-cell office:value-type="string" calcext:value-type="string">
            <text:p>[0.7599721418222396, 1.3666519401629618, 1.8946985289432956, 1.2588047752724045, 0.63636974952849146, 0.52509654093891933, 1.0034994382850317, 0.72389037154804148, 0.86286055994425259, 1.0783017668627461]</text:p>
          </table:table-cell>
          <table:table-cell office:value-type="string" calcext:value-type="string">
            <text:p>1.01101458133</text:p>
          </table:table-cell>
          <table:table-cell office:value-type="string" calcext:value-type="string">
            <text:p>[0.6706992735374625, 0.8719576883032798, 1.0142333507953771, 0.82756224230454567, 0.63822768372532179, 0.6099048324724351, 0.74218383099454543, 0.73169508267636374, 0.74889662991818184, 0.76430152299894727]</text:p>
          </table:table-cell>
          <table:table-cell office:value-type="string" calcext:value-type="string">
            <text:p>0.761966213773</text:p>
          </table:table-cell>
          <table:table-cell office:value-type="string" calcext:value-type="string">
            <text:p>[[-0.0090893540642892606, 0.024600684253025178, {'normalize': True, 'selection': 'cyclic', 'fit_intercept': True, 'l1_ratio': 1, 'max_iter': 1000, 'tol': 0.0001, 'alpha': 0.01}], [-0.028806099639829663, 0.020885216223203287, {'normalize': True, 'selection': 'cyclic', 'fit_intercept': True, 'l1_ratio': 0, 'max_iter': 1000, 'tol': 0.0001, 'alpha': 0.1}], [0.0059974129302777868, 0.037356064370350488, {'normalize': False, 'selection': 'cyclic', 'fit_intercept': True, 'l1_ratio': 0.5, 'max_iter': 1000, 'tol': 0.001, 'alpha': 0.01}], [-0.078765846453616783, 0.053884439694909241, {'normalize': True, 'selection': 'cyclic', 'fit_intercept': True, 'l1_ratio': 0.25, 'max_iter': 1000, 'tol': 0.0001, 'alpha': 1}], [-0.047029480541653276, 0.047346151335184751, {'normalize': True, 'selection': 'random', 'fit_intercept': True, 'l1_ratio': 1, 'max_iter': 1000, 'tol': 0.001, 'alpha': 0.01}], [-0.052392252510265323, 0.086687525126750167, {'normalize': False, 'selection': 'cyclic', 'fit_intercept': True, 'l1_ratio': 0, 'max_iter': 1000, 'tol': 0.0001, 'alpha': 0.001}], [-0.1215878248048726, 0.11307774759910219, {'normalize': True, 'selection': 'cyclic', 'fit_intercept': True, 'l1_ratio': 0.25, 'max_iter': 1000, 'tol': 0.0001, 'alpha': 1}], [-0.089880216756171624, 0.079149878913232066, {'normalize': False, 'selection': 'cyclic', 'fit_intercept': True, 'l1_ratio': 0.25, 'max_iter': 1000, 'tol': 0.0001, 'alpha': 0.1}], [-0.011852710817759626, 0.010632955090347158, {'normalize': True, 'selection': 'cyclic', 'fit_intercept': True, 'l1_ratio': 0.25, 'max_iter': 1000, 'tol': 0.0001, 'alpha': 1}], [-0.013533245460457399, 0.084330095677515607, {'normalize': True, 'selection': 'random', 'fit_intercept': True, 'l1_ratio': 0.75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0</text:p>
          </table:table-cell>
          <table:table-cell office:value-type="string" calcext:value-type="string">
            <text:p>[-0.058862823922818386, -0.020931590948964462, -0.20271078162192269, -0.060253020990568062, -0.0042920080378732184, -0.004001096705965379, -0.0079759262364620387, -0.079277911443577764, -0.02563029605607281, -0.0091067262675259553]</text:p>
          </table:table-cell>
          <table:table-cell office:value-type="string" calcext:value-type="string">
            <text:p>-0.0473042182232</text:p>
          </table:table-cell>
          <table:table-cell office:value-type="string" calcext:value-type="string">
            <text:p>[0.76621711401849646, 1.3588950295866462, 1.8442028197311202, 1.2588047752724045, 0.66082020961008969, 0.5640003031379065, 1.0041917242173335, 0.70671256131354643, 0.86286055994425259, 1.0573036041530364]</text:p>
          </table:table-cell>
          <table:table-cell office:value-type="string" calcext:value-type="string">
            <text:p>1.0084008701</text:p>
          </table:table-cell>
          <table:table-cell office:value-type="string" calcext:value-type="string">
            <text:p>[0.67034968723449939, 0.8667051870979946, 0.98486330081599804, 0.82756224230454567, 0.65479581641156737, 0.62051435050363646, 0.74456916178828203, 0.71608403181023872, 0.74889662991818184, 0.7652037408049136]</text:p>
          </table:table-cell>
          <table:table-cell office:value-type="string" calcext:value-type="string">
            <text:p>0.759954414869</text:p>
          </table:table-cell>
          <table:table-cell office:value-type="string" calcext:value-type="string">
            <text:p>[[-0.018330636168068348, 0.013128822279062794, {'normalize': True, 'selection': 'cyclic', 'fit_intercept': True, 'l1_ratio': 0, 'max_iter': 1000, 'tol': 0.0001, 'alpha': 0.1}], [-0.039742549739633024, 0.024611916174931497, {'normalize': True, 'selection': 'cyclic', 'fit_intercept': True, 'l1_ratio': 0, 'max_iter': 1000, 'tol': 0.0001, 'alpha': 1}], [0.0041833308484876116, 0.046529931065580211, {'normalize': True, 'selection': 'random', 'fit_intercept': True, 'l1_ratio': 0.5, 'max_iter': 1000, 'tol': 0.001, 'alpha': 0.01}], [-0.078765846453616783, 0.053884439694909241, {'normalize': True, 'selection': 'cyclic', 'fit_intercept': True, 'l1_ratio': 0.25, 'max_iter': 1000, 'tol': 0.0001, 'alpha': 1}], [-0.044081244923066677, 0.044324647436141694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2058603817233104, 0.098461913426118083, {'normalize': True, 'selection': 'random', 'fit_intercept': True, 'l1_ratio': 0, 'max_iter': 1000, 'tol': 0.001, 'alpha': 0.1}], [-0.08541335757320713, 0.07092265134081166, {'normalize': True, 'selection': 'random', 'fit_intercept': True, 'l1_ratio': 0, 'max_iter': 1000, 'tol': 0.001, 'alpha': 0.01}], [-0.011852710817759626, 0.010632955090347158, {'normalize': True, 'selection': 'cyclic', 'fit_intercept': True, 'l1_ratio': 0.25, 'max_iter': 1000, 'tol': 0.0001, 'alpha': 1}], [-0.0067584178379382423, 0.034788096338908996, {'normalize': Tru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-1</text:p>
          </table:table-cell>
          <table:table-cell office:value-type="string" calcext:value-type="string">
            <text:p>[-0.060871149102255773, -0.019592465156704542, -0.23111571144617549, -0.060253020990568062, 0.004516609901843327, -0.004001096705965379, -0.0072810314897677753, -0.10288907256398794, -0.02563029605607281, -0.021689522504376946]</text:p>
          </table:table-cell>
          <table:table-cell office:value-type="string" calcext:value-type="string">
            <text:p>-0.0528806756114</text:p>
          </table:table-cell>
          <table:table-cell office:value-type="string" calcext:value-type="string">
            <text:p>[0.76767038359056272, 1.3571126071410815, 1.8877581386628322, 1.2588047752724045, 0.65502417349040454, 0.5640003031379065, 1.0034994382850317, 0.72217317991239582, 0.86286055994425259, 1.0704873789364571]</text:p>
          </table:table-cell>
          <table:table-cell office:value-type="string" calcext:value-type="string">
            <text:p>1.01493909384</text:p>
          </table:table-cell>
          <table:table-cell office:value-type="string" calcext:value-type="string">
            <text:p>[0.67371048471526007, 0.87605158473883238, 1.0115111774220884, 0.82756224230454567, 0.64967930887589065, 0.62051435050363646, 0.74218383099454543, 0.73434542104809564, 0.74889662991818184, 0.76926157471563117]</text:p>
          </table:table-cell>
          <table:table-cell office:value-type="string" calcext:value-type="string">
            <text:p>0.765371660524</text:p>
          </table:table-cell>
          <table:table-cell office:value-type="string" calcext:value-type="string">
            <text:p>[[-0.020385495944844945, 0.013844235794694799, {'normalize': True, 'selection': 'random', 'fit_intercept': True, 'l1_ratio': 0, 'max_iter': 1000, 'tol': 0.0001, 'alpha': 0.1}], [-0.019340438173374244, 0.016024752447655347, {'normalize': True, 'selection': 'random', 'fit_intercept': True, 'l1_ratio': 0.5, 'max_iter': 1000, 'tol': 0.001, 'alpha': 0.01}], [0.0015860055504905686, 0.047000966785651445, {'normalize': False, 'selection': 'cyclic', 'fit_intercept': True, 'l1_ratio': 0.5, 'max_iter': 1000, 'tol': 0.001, 'alpha': 0.01}], [-0.078765846453616783, 0.053884439694909241, {'normalize': True, 'selection': 'cyclic', 'fit_intercept': True, 'l1_ratio': 0.25, 'max_iter': 1000, 'tol': 0.0001, 'alpha': 1}], [-0.048270370190055228, 0.041064328676591225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74139638738032268, 0.061109785849578498, {'normalize': True, 'selection': 'random', 'fit_intercept': True, 'l1_ratio': 0, 'max_iter': 1000, 'tol': 0.0001, 'alpha': 0.01}], [-0.011852710817759626, 0.010632955090347158, {'normalize': True, 'selection': 'cyclic', 'fit_intercept': True, 'l1_ratio': 0.25, 'max_iter': 1000, 'tol': 0.0001, 'alpha': 1}], [-0.0051279923804340511, 0.034444227280375966, {'normalize': True, 'selection': 'random', 'fit_intercept': True, 'l1_ratio': 0.25, 'max_iter': 1000, 'tol': 0.0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4,-2</text:p>
          </table:table-cell>
          <table:table-cell office:value-type="string" calcext:value-type="string">
            <text:p>[-0.047946738098589847, -0.026627061621024239, -0.24740043764250741, -0.060253020990568062, 0.031202924819576539, -0.004001096705965379, -0.0072810314897677753, -0.093191607168164881, -0.02563029605607281, -0.006243370324794606]</text:p>
          </table:table-cell>
          <table:table-cell office:value-type="string" calcext:value-type="string">
            <text:p>-0.0487371735278</text:p>
          </table:table-cell>
          <table:table-cell office:value-type="string" calcext:value-type="string">
            <text:p>[0.7583179871555551, 1.3664758967632846, 1.9127286789030424, 1.2588047752724045, 0.63746468274815393, 0.5640003031379065, 1.0034994382850317, 0.71582326712768507, 0.86286055994425259, 1.0543034888238871]</text:p>
          </table:table-cell>
          <table:table-cell office:value-type="string" calcext:value-type="string">
            <text:p>1.01342790782</text:p>
          </table:table-cell>
          <table:table-cell office:value-type="string" calcext:value-type="string">
            <text:p>[0.67055246182947459, 0.87196987498855749, 1.0166398928700009, 0.82756224230454567, 0.64117719650112426, 0.62051435050363646, 0.74218383099454543, 0.72714956351907978, 0.74889662991818184, 0.76168578879623805]</text:p>
          </table:table-cell>
          <table:table-cell office:value-type="string" calcext:value-type="string">
            <text:p>0.762833183223</text:p>
          </table:table-cell>
          <table:table-cell office:value-type="string" calcext:value-type="string">
            <text:p>[[-0.01575530895323822, 0.016613645171732881, {'normalize': True, 'selection': 'random', 'fit_intercept': True, 'l1_ratio': 1, 'max_iter': 1000, 'tol': 0.0001, 'alpha': 0.01}], [-0.029974426303702228, 0.018367198587934556, {'normalize': True, 'selection': 'cyclic', 'fit_intercept': True, 'l1_ratio': 0, 'max_iter': 1000, 'tol': 0.0001, 'alpha': 0.1}], [0.019641765964768666, 0.050440355689165876, {'normalize': False, 'selection': 'cyclic', 'fit_intercept': True, 'l1_ratio': 0.25, 'max_iter': 1000, 'tol': 0.001, 'alpha': 0.01}], [-0.078765846453616783, 0.053884439694909241, {'normalize': True, 'selection': 'cyclic', 'fit_intercept': True, 'l1_ratio': 0.25, 'max_iter': 1000, 'tol': 0.0001, 'alpha': 1}], [-0.048831181353708925, 0.055357696980888375, {'normalize': True, 'selection': 'cyclic', 'fit_intercept': True, 'l1_ratio': 1, 'max_iter': 1000, 'tol': 0.001, 'alpha': 0.0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88134201021373079, 0.079272735851966314, {'normalize': True, 'selection': 'random', 'fit_intercept': True, 'l1_ratio': 1, 'max_iter': 1000, 'tol': 0.001, 'alpha': 0.01}], [-0.011852710817759626, 0.010632955090347158, {'normalize': True, 'selection': 'cyclic', 'fit_intercept': True, 'l1_ratio': 0.25, 'max_iter': 1000, 'tol': 0.0001, 'alpha': 1}], [-0.035347825853457311, 0.035326902150585648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0</text:p>
          </table:table-cell>
          <table:table-cell office:value-type="string" calcext:value-type="string">
            <text:p>[-0.059844150855508094, -0.021212071620384965, -0.20990812058106378, -0.060253020990568062, -0.0049809362596704432, -0.004001096705965379, -0.024067154188521123, -0.098985166114252898, -0.02563029605607281, 0.0020259842481574752]</text:p>
          </table:table-cell>
          <table:table-cell office:value-type="string" calcext:value-type="string">
            <text:p>-0.0506856029124</text:p>
          </table:table-cell>
          <table:table-cell office:value-type="string" calcext:value-type="string">
            <text:p>[0.76692722440606165, 1.3592683589983985, 1.855239016467553, 1.2588047752724045, 0.66127352168296361, 0.5640003031379065, 1.0202225415427879, 0.71961689695972186, 0.86286055994425259, 1.0456391739735234]</text:p>
          </table:table-cell>
          <table:table-cell office:value-type="string" calcext:value-type="string">
            <text:p>1.01138523724</text:p>
          </table:table-cell>
          <table:table-cell office:value-type="string" calcext:value-type="string">
            <text:p>[0.67066994661863044, 0.86658038604818188, 0.98927487700031513, 0.82756224230454567, 0.65392964108096419, 0.62051435050363646, 0.75856106107160637, 0.72838372807858376, 0.74889662991818184, 0.75235310629739338]</text:p>
          </table:table-cell>
          <table:table-cell office:value-type="string" calcext:value-type="string">
            <text:p>0.761672596892</text:p>
          </table:table-cell>
          <table:table-cell office:value-type="string" calcext:value-type="string">
            <text:p>[[-0.01908129848218754, 0.013109428426994552, {'normalize': True, 'selection': 'cyclic', 'fit_intercept': True, 'l1_ratio': 0, 'max_iter': 1000, 'tol': 0.0001, 'alpha': 0.1}], [-0.039858823548245437, 0.025163515647869162, {'normalize': True, 'selection': 'cyclic', 'fit_intercept': True, 'l1_ratio': 0.25, 'max_iter': 1000, 'tol': 0.0001, 'alpha': 1}], [0.013246314991716286, 0.038697902637165292, {'normalize': True, 'selection': 'random', 'fit_intercept': True, 'l1_ratio': 0.5, 'max_iter': 1000, 'tol': 0.001, 'alpha': 0.01}], [-0.078765846453616783, 0.053884439694909241, {'normalize': True, 'selection': 'cyclic', 'fit_intercept': True, 'l1_ratio': 0.25, 'max_iter': 1000, 'tol': 0.0001, 'alpha': 1}], [-0.045963644426628994, 0.045235256235004184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1764783028041335, 0.11360142407190667, {'normalize': False, 'selection': 'cyclic', 'fit_intercept': True, 'l1_ratio': 0, 'max_iter': 1000, 'tol': 0.0001, 'alpha': 0.1}], [-0.088822799007698391, 0.082229125605727982, {'normalize': True, 'selection': 'cyclic', 'fit_intercept': True, 'l1_ratio': 0, 'max_iter': 1000, 'tol': 0.0001, 'alpha': 0.1}], [-0.011852710817759626, 0.010632955090347158, {'normalize': True, 'selection': 'cyclic', 'fit_intercept': True, 'l1_ratio': 0.25, 'max_iter': 1000, 'tol': 0.0001, 'alpha': 1}], [-0.007018610794970976, 0.037516558410164179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-1</text:p>
          </table:table-cell>
          <table:table-cell office:value-type="string" calcext:value-type="string">
            <text:p>[-0.061732326718714203, -0.017287197411842925, -0.24046501505697382, -0.060253020990568062, 0.0039297797487517494, -0.004001096705965379, -0.0072810314897677753, -0.11243184858834732, -0.02563029605607281, 0.0020259842481574752]</text:p>
          </table:table-cell>
          <table:table-cell office:value-type="string" calcext:value-type="string">
            <text:p>-0.0523126069021</text:p>
          </table:table-cell>
          <table:table-cell office:value-type="string" calcext:value-type="string">
            <text:p>[0.76829355121249854, 1.3540442165572941, 1.9020940973530045, 1.2588047752724045, 0.65541030543377143, 0.5640003031379065, 1.0034994382850317, 0.72842180189817907, 0.86286055994425259, 1.0456391739735234]</text:p>
          </table:table-cell>
          <table:table-cell office:value-type="string" calcext:value-type="string">
            <text:p>1.01430682231</text:p>
          </table:table-cell>
          <table:table-cell office:value-type="string" calcext:value-type="string">
            <text:p>[0.67403192932730782, 0.87441598283353894, 1.0153546416265036, 0.82756224230454567, 0.64883244310302646, 0.62051435050363646, 0.74218383099454543, 0.73209866623606012, 0.74889662991818184, 0.75235310629739338]</text:p>
          </table:table-cell>
          <table:table-cell office:value-type="string" calcext:value-type="string">
            <text:p>0.763624382314</text:p>
          </table:table-cell>
          <table:table-cell office:value-type="string" calcext:value-type="string">
            <text:p>[[-0.021148855819769087, 0.013841016329675005, {'normalize': True, 'selection': 'cyclic', 'fit_intercept': True, 'l1_ratio': 0, 'max_iter': 1000, 'tol': 0.0001, 'alpha': 0.1}], [-0.035244904202808548, 0.0089748701689729132, {'normalize': True, 'selection': 'cyclic', 'fit_intercept': True, 'l1_ratio': 0.25, 'max_iter': 1000, 'tol': 0.001, 'alpha': 0.01}], [0.0024669973153822224, 0.036315968565915298, {'normalize': False, 'selection': 'cyclic', 'fit_intercept': True, 'l1_ratio': 0.5, 'max_iter': 1000, 'tol': 0.001, 'alpha': 0.01}], [-0.078765846453616783, 0.053884439694909241, {'normalize': True, 'selection': 'cyclic', 'fit_intercept': True, 'l1_ratio': 0.25, 'max_iter': 1000, 'tol': 0.0001, 'alpha': 1}], [-0.050494924329848367, 0.042018601918528312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72283204798880313, 0.074395473692765099, {'normalize': True, 'selection': 'random', 'fit_intercept': True, 'l1_ratio': 0, 'max_iter': 1000, 'tol': 0.001, 'alpha': 0.01}], [-0.011852710817759626, 0.010632955090347158, {'normalize': True, 'selection': 'cyclic', 'fit_intercept': True, 'l1_ratio': 0.25, 'max_iter': 1000, 'tol': 0.0001, 'alpha': 1}], [-0.012496797083358858, 0.04442391787622324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6,-2</text:p>
          </table:table-cell>
          <table:table-cell office:value-type="string" calcext:value-type="string">
            <text:p>[-0.055812745830208454, -0.025459344751229462, -0.24804930529484315, -0.060253020990568062, -0.0062213364587706543, -0.004001096705965379, -0.0072810314897677753, -0.10551153479760567, -0.02563029605607281, 0.0020259842481574752]</text:p>
          </table:table-cell>
          <table:table-cell office:value-type="string" calcext:value-type="string">
            <text:p>-0.0536193728127</text:p>
          </table:table-cell>
          <table:table-cell office:value-type="string" calcext:value-type="string">
            <text:p>[0.76401000845123079, 1.3649216254836061, 1.9137236342758177, 1.2588047752724045, 0.66208970015795832, 0.5640003031379065, 1.0034994382850317, 0.72389037154804148, 0.86286055994425259, 1.0456391739735234]</text:p>
          </table:table-cell>
          <table:table-cell office:value-type="string" calcext:value-type="string">
            <text:p>1.01634395905</text:p>
          </table:table-cell>
          <table:table-cell office:value-type="string" calcext:value-type="string">
            <text:p>[0.67184205144749531, 0.8705644750697733, 1.0112249168366418, 0.82756224230454567, 0.65659564471818188, 0.62051435050363646, 0.74218383099454543, 0.73169508267636374, 0.74889662991818184, 0.75235310629739338]</text:p>
          </table:table-cell>
          <table:table-cell office:value-type="string" calcext:value-type="string">
            <text:p>0.763343233077</text:p>
          </table:table-cell>
          <table:table-cell office:value-type="string" calcext:value-type="string">
            <text:p>[[-0.020770944192408419, 0.017533682926493651, {'normalize': True, 'selection': 'random', 'fit_intercept': True, 'l1_ratio': 1, 'max_iter': 1000, 'tol': 0.001, 'alpha': 0.01}], [-0.034902383732300354, 0.016926638814480467, {'normalize': True, 'selection': 'random', 'fit_intercept': True, 'l1_ratio': 0, 'max_iter': 1000, 'tol': 0.0001, 'alpha': 0.1}], [0.054421743377016246, 0.05513044149203257, {'normalize': False, 'selection': 'random', 'fit_intercept': True, 'l1_ratio': 0, 'max_iter': 1000, 'tol': 0.001, 'alpha': 0.001}], [-0.078765846453616783, 0.053884439694909241, {'normalize': True, 'selection': 'cyclic', 'fit_intercept': True, 'l1_ratio': 0.25, 'max_iter': 1000, 'tol': 0.0001, 'alpha': 1}], [-0.052371611370992936, 0.035199670538574576, {'normalize': True, 'selection': 'cyclic', 'fit_intercept': True, 'l1_ratio': 0.25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90050433790102413, 0.079165487172422042, {'normalize': True, 'selection': 'cyclic', 'fit_intercept': True, 'l1_ratio': 0.25, 'max_iter': 1000, 'tol': 0.0001, 'alpha': 1}], [-0.011852710817759626, 0.010632955090347158, {'normalize': True, 'selection': 'cyclic', 'fit_intercept': True, 'l1_ratio': 0.25, 'max_iter': 1000, 'tol': 0.0001, 'alpha': 1}], [-0.035284292176836166, 0.068629038168229531, {'normalize': True, 'selection': 'random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0</text:p>
          </table:table-cell>
          <table:table-cell office:value-type="string" calcext:value-type="string">
            <text:p>[-0.065011463300384875, -0.021212071620384965, -0.2559607375231352, -0.060253020990568062, -0.011234874288337915, -0.004001096705965379, -0.025289585856352659, -0.10551153479760567, -0.02563029605607281, -0.0016982893258929987]</text:p>
          </table:table-cell>
          <table:table-cell office:value-type="string" calcext:value-type="string">
            <text:p>-0.0575802970465</text:p>
          </table:table-cell>
          <table:table-cell office:value-type="string" calcext:value-type="string">
            <text:p>[0.77066640868875957, 1.3592683589983985, 1.9258548015077703, 1.2588047752724045, 0.66538858842243398, 0.5640003031379065, 1.0214403838863457, 0.72389037154804148, 0.86286055994425259, 1.0495413260157163]</text:p>
          </table:table-cell>
          <table:table-cell office:value-type="string" calcext:value-type="string">
            <text:p>1.02017158774</text:p>
          </table:table-cell>
          <table:table-cell office:value-type="string" calcext:value-type="string">
            <text:p>[0.67246058397346431, 0.86658038604818188, 1.0210211671661609, 0.82756224230454567, 0.65473647579033323, 0.62051435050363646, 0.75828778955709808, 0.73169508267636374, 0.74889662991818184, 0.75827762141403421]</text:p>
          </table:table-cell>
          <table:table-cell office:value-type="string" calcext:value-type="string">
            <text:p>0.766003232935</text:p>
          </table:table-cell>
          <table:table-cell office:value-type="string" calcext:value-type="string">
            <text:p>[[-0.021467575390342556, 0.014678126607866224, {'normalize': True, 'selection': 'cyclic', 'fit_intercept': True, 'l1_ratio': 0, 'max_iter': 1000, 'tol': 0.0001, 'alpha': 1}], [-0.039858823548245437, 0.025163515647869162, {'normalize': True, 'selection': 'cyclic', 'fit_intercept': True, 'l1_ratio': 0.25, 'max_iter': 1000, 'tol': 0.0001, 'alpha': 1}], [0.026338868500271839, 0.038331852250541976, {'normalize': False, 'selection': 'cyclic', 'fit_intercept': True, 'l1_ratio': 0.75, 'max_iter': 1000, 'tol': 0.001, 'alpha': 0.01}], [-0.078765846453616783, 0.053884439694909241, {'normalize': True, 'selection': 'cyclic', 'fit_intercept': True, 'l1_ratio': 0.25, 'max_iter': 1000, 'tol': 0.0001, 'alpha': 1}], [-0.049496157197077478, 0.046973953738529507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1766774398066625, 0.12770704109242328, {'normalize': False, 'selection': 'cyclic', 'fit_intercept': True, 'l1_ratio': 0, 'max_iter': 1000, 'tol': 0.0001, 'alpha': 0.1}], [-0.090050433790102413, 0.079165487172422042, {'normalize': True, 'selection': 'cyclic', 'fit_intercept': True, 'l1_ratio': 0.25, 'max_iter': 1000, 'tol': 0.0001, 'alpha': 1}], [-0.011852710817759626, 0.010632955090347158, {'normalize': True, 'selection': 'cyclic', 'fit_intercept': True, 'l1_ratio': 0.25, 'max_iter': 1000, 'tol': 0.0001, 'alpha': 1}], [-0.0327883879128857, 0.028149184609128124, {'normalize': True, 'selection': 'cyclic', 'fit_intercept': True, 'l1_ratio': 1, 'max_iter': 1000, 'tol': 0.001, 'alpha': 0.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-1</text:p>
          </table:table-cell>
          <table:table-cell office:value-type="string" calcext:value-type="string">
            <text:p>[-0.065522412566361599, -0.024654756219053997, -0.258025787358104, -0.060253020990568062, -0.0062213364587706543, -0.004001096705965379, -0.0072810314897677753, -0.1293203303811965, -0.02563029605607281, -0.0018136185519064263]</text:p>
          </table:table-cell>
          <table:table-cell office:value-type="string" calcext:value-type="string">
            <text:p>-0.0582723686778</text:p>
          </table:table-cell>
          <table:table-cell office:value-type="string" calcext:value-type="string">
            <text:p>[0.77103614314646407, 1.363850690499393, 1.9290212907308895, 1.2588047752724045, 0.66208970015795832, 0.5640003031379065, 1.0034994382850317, 0.7394804014469808, 0.86286055994425259, 1.0496621635873566]</text:p>
          </table:table-cell>
          <table:table-cell office:value-type="string" calcext:value-type="string">
            <text:p>1.02043054662</text:p>
          </table:table-cell>
          <table:table-cell office:value-type="string" calcext:value-type="string">
            <text:p>[0.67295809209454538, 0.87112939231542763, 1.0225735072001443, 0.82756224230454567, 0.65659564471818188, 0.62051435050363646, 0.74218383099454543, 0.72928093491260537, 0.74889662991818184, 0.76126549644251496]</text:p>
          </table:table-cell>
          <table:table-cell office:value-type="string" calcext:value-type="string">
            <text:p>0.76529601214</text:p>
          </table:table-cell>
          <table:table-cell office:value-type="string" calcext:value-type="string">
            <text:p>[[-0.021631399457036217, 0.014903826159149744, {'normalize': True, 'selection': 'cyclic', 'fit_intercept': True, 'l1_ratio': 0.25, 'max_iter': 1000, 'tol': 0.0001, 'alpha': 1}], [-0.039695063831253673, 0.018329122780691966, {'normalize': True, 'selection': 'random', 'fit_intercept': True, 'l1_ratio': 0, 'max_iter': 1000, 'tol': 0.0001, 'alpha': 0.1}], [0.024037998443596439, 0.038181538611308838, {'normalize': False, 'selection': 'cyclic', 'fit_intercept': True, 'l1_ratio': 0.75, 'max_iter': 1000, 'tol': 0.001, 'alpha': 0.01}], [-0.078621274416710948, 0.053808048193275879, {'normalize': True, 'selection': 'random', 'fit_intercept': True, 'l1_ratio': 1, 'max_iter': 1000, 'tol': 0.001, 'alpha': 0.01}], [-0.052371611370992936, 0.035199670538574576, {'normalize': True, 'selection': 'cyclic', 'fit_intercept': True, 'l1_ratio': 0.25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80626194006348184, 0.088079283759263105, {'normalize': True, 'selection': 'random', 'fit_intercept': True, 'l1_ratio': 0, 'max_iter': 1000, 'tol': 0.001, 'alpha': 0.01}], [-0.011852710817759626, 0.010632955090347158, {'normalize': True, 'selection': 'cyclic', 'fit_intercept': True, 'l1_ratio': 0.25, 'max_iter': 1000, 'tol': 0.0001, 'alpha': 1}], [-0.036073465950257198, 0.028464950483860003, {'normalize': True, 'selection': 'cyclic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18,-2</text:p>
          </table:table-cell>
          <table:table-cell office:value-type="string" calcext:value-type="string">
            <text:p>[-0.065522412566361599, -0.030401546038853811, -0.27873733950396473, -0.060253020990568062, -0.0062213364587706543, -0.004001096705965379, -0.0072810314897677753, -0.10551153479760567, -0.02563029605607281, -0.0011995493447545247]</text:p>
          </table:table-cell>
          <table:table-cell office:value-type="string" calcext:value-type="string">
            <text:p>-0.0584759163953</text:p>
          </table:table-cell>
          <table:table-cell office:value-type="string" calcext:value-type="string">
            <text:p>[0.77103614314646407, 1.3714998652251413, 1.9607798011326125, 1.2588047752724045, 0.66208970015795832, 0.5640003031379065, 1.0034994382850317, 0.72389037154804148, 0.86286055994425259, 1.0490187652539389]</text:p>
          </table:table-cell>
          <table:table-cell office:value-type="string" calcext:value-type="string">
            <text:p>1.02274797231</text:p>
          </table:table-cell>
          <table:table-cell office:value-type="string" calcext:value-type="string">
            <text:p>[0.67295809209454538, 0.87328426405158821, 1.0298374685910912, 0.82756224230454567, 0.65659564471818188, 0.62051435050363646, 0.74218383099454543, 0.73169508267636374, 0.74889662991818184, 0.76127335293363652]</text:p>
          </table:table-cell>
          <table:table-cell office:value-type="string" calcext:value-type="string">
            <text:p>0.766480095879</text:p>
          </table:table-cell>
          <table:table-cell office:value-type="string" calcext:value-type="string">
            <text:p>[[-0.021631399457036217, 0.014903826159149744, {'normalize': True, 'selection': 'cyclic', 'fit_intercept': True, 'l1_ratio': 0.25, 'max_iter': 1000, 'tol': 0.0001, 'alpha': 1}], [-0.036694427066835449, 0.018855145389238444, {'normalize': True, 'selection': 'cyclic', 'fit_intercept': True, 'l1_ratio': 0, 'max_iter': 1000, 'tol': 0.0001, 'alpha': 0.1}], [0.05668812005857881, 0.050031060833271405, {'normalize': False, 'selection': 'cyclic', 'fit_intercept': True, 'l1_ratio': 0.25, 'max_iter': 1000, 'tol': 0.001, 'alpha': 0.01}], [-0.078765846453616783, 0.053884439694909241, {'normalize': True, 'selection': 'cyclic', 'fit_intercept': True, 'l1_ratio': 0.25, 'max_iter': 1000, 'tol': 0.0001, 'alpha': 1}], [-0.052371611370992936, 0.035199670538574576, {'normalize': True, 'selection': 'cyclic', 'fit_intercept': True, 'l1_ratio': 0.25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90050433790102413, 0.079165487172422042, {'normalize': True, 'selection': 'cyclic', 'fit_intercept': True, 'l1_ratio': 0.25, 'max_iter': 1000, 'tol': 0.0001, 'alpha': 1}], [-0.011852710817759626, 0.010632955090347158, {'normalize': True, 'selection': 'cyclic', 'fit_intercept': True, 'l1_ratio': 0.25, 'max_iter': 1000, 'tol': 0.0001, 'alpha': 1}], [-0.036461551516429158, 0.032767684793403994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0</text:p>
          </table:table-cell>
          <table:table-cell office:value-type="string" calcext:value-type="string">
            <text:p>[-0.062410110784007156, -0.021212071620384965, -0.26406080196502724, -0.060253020990568062, -0.011168957560647286, -0.004001096705965379, -0.0097959367517082008, -0.10551153479760567, -0.023422159198678516, -0.061208420269589281]</text:p>
          </table:table-cell>
          <table:table-cell office:value-type="string" calcext:value-type="string">
            <text:p>-0.0623044110644</text:p>
          </table:table-cell>
          <table:table-cell office:value-type="string" calcext:value-type="string">
            <text:p>[0.76878401110843886, 1.3592683589983985, 1.9382752120603357, 1.2588047752724045, 0.66534521547366932, 0.5640003031379065, 1.0060049019429391, 0.72389037154804148, 0.86100285916012842, 1.1118937752587394]</text:p>
          </table:table-cell>
          <table:table-cell office:value-type="string" calcext:value-type="string">
            <text:p>1.0257269784</text:p>
          </table:table-cell>
          <table:table-cell office:value-type="string" calcext:value-type="string">
            <text:p>[0.67170701293424218, 0.86658038604818188, 1.0230946206730693, 0.82756224230454567, 0.65563075551638172, 0.62051435050363646, 0.74422588491201491, 0.73169508267636374, 0.74344253881248257, 0.80544703020731578]</text:p>
          </table:table-cell>
          <table:table-cell office:value-type="string" calcext:value-type="string">
            <text:p>0.768989990459</text:p>
          </table:table-cell>
          <table:table-cell office:value-type="string" calcext:value-type="string">
            <text:p>[[-0.020958312479160555, 0.012382519534511173, {'normalize': True, 'selection': 'cyclic', 'fit_intercept': True, 'l1_ratio': 0, 'max_iter': 1000, 'tol': 0.0001, 'alpha': 0.1}], [-0.039858823548245437, 0.025163515647869162, {'normalize': True, 'selection': 'cyclic', 'fit_intercept': True, 'l1_ratio': 0.25, 'max_iter': 1000, 'tol': 0.0001, 'alpha': 1}], [0.040220023013221591, 0.039364961349304554, {'normalize': False, 'selection': 'cyclic', 'fit_intercept': True, 'l1_ratio': 1, 'max_iter': 1000, 'tol': 0.0001, 'alpha': 0.01}], [-0.078726956849035842, 0.053863826243495797, {'normalize': False, 'selection': 'cyclic', 'fit_intercept': True, 'l1_ratio': 0.25, 'max_iter': 1000, 'tol': 0.001, 'alpha': 0.1}], [-0.048644175158184498, 0.047333535667150879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2073011868900362, 0.11550943140697059, {'normalize': False, 'selection': 'cyclic', 'fit_intercept': True, 'l1_ratio': 0, 'max_iter': 1000, 'tol': 0.0001, 'alpha': 1}], [-0.090050433790102413, 0.079165487172422042, {'normalize': True, 'selection': 'cyclic', 'fit_intercept': True, 'l1_ratio': 0.25, 'max_iter': 1000, 'tol': 0.0001, 'alpha': 1}], [-0.011449741417431625, 0.021511846254809053, {'normalize': False, 'selection': 'cyclic', 'fit_intercept': True, 'l1_ratio': 0, 'max_iter': 1000, 'tol': 0.0001, 'alpha': 0.1}], [-0.02124656676990121, 0.016777744669729953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-1</text:p>
          </table:table-cell>
          <table:table-cell office:value-type="string" calcext:value-type="string">
            <text:p>[-0.065283291335401339, -0.021212071620384965, -0.26442630501158049, -0.060253020990568062, -0.0056764035140801639, -0.004001096705965379, -0.0072810314897677753, -0.1402658996942534, -0.02563029605607281, -0.0034217984625566356]</text:p>
          </table:table-cell>
          <table:table-cell office:value-type="string" calcext:value-type="string">
            <text:p>-0.0597451214881</text:p>
          </table:table-cell>
          <table:table-cell office:value-type="string" calcext:value-type="string">
            <text:p>[0.7708631096095907, 1.3592683589983985, 1.9388356641319175, 1.2588047752724045, 0.66173113641369696, 0.5640003031379065, 1.0034994382850317, 0.7466475742782297, 0.86286055994425259, 1.0513471532632714]</text:p>
          </table:table-cell>
          <table:table-cell office:value-type="string" calcext:value-type="string">
            <text:p>1.02178580733</text:p>
          </table:table-cell>
          <table:table-cell office:value-type="string" calcext:value-type="string">
            <text:p>[0.67279089502089107, 0.86658038604818188, 1.0235471932895415, 0.82756224230454567, 0.65594000691151844, 0.62051435050363646, 0.74218383099454543, 0.73542972946818497, 0.74889662991818184, 0.7618858325557013]</text:p>
          </table:table-cell>
          <table:table-cell office:value-type="string" calcext:value-type="string">
            <text:p>0.765533109701</text:p>
          </table:table-cell>
          <table:table-cell office:value-type="string" calcext:value-type="string">
            <text:p>[[-0.021338293953038549, 0.014363244949301303, {'normalize': False, 'selection': 'cyclic', 'fit_intercept': True, 'l1_ratio': 0, 'max_iter': 1000, 'tol': 0.0001, 'alpha': 1}], [-0.039858823548245437, 0.025163515647869162, {'normalize': True, 'selection': 'cyclic', 'fit_intercept': True, 'l1_ratio': 0.25, 'max_iter': 1000, 'tol': 0.0001, 'alpha': 1}], [0.03828712943961296, 0.037825998300542785, {'normalize': False, 'selection': 'random', 'fit_intercept': True, 'l1_ratio': 1, 'max_iter': 1000, 'tol': 0.001, 'alpha': 0.01}], [-0.078640775208222116, 0.053818314183167397, {'normalize': False, 'selection': 'cyclic', 'fit_intercept': True, 'l1_ratio': 0.25, 'max_iter': 1000, 'tol': 0.0001, 'alpha': 0.1}], [-0.052352488016927642, 0.036058783218542147, {'normalize': True, 'selection': 'cyclic', 'fit_intercept': True, 'l1_ratio': 0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86235655733697028, 0.08785881029480036, {'normalize': True, 'selection': 'random', 'fit_intercept': True, 'l1_ratio': 0, 'max_iter': 1000, 'tol': 0.001, 'alpha': 0.01}], [-0.011852710817759626, 0.010632955090347158, {'normalize': True, 'selection': 'cyclic', 'fit_intercept': True, 'l1_ratio': 0.25, 'max_iter': 1000, 'tol': 0.0001, 'alpha': 1}], [-0.035309372763139536, 0.028075115220999255, {'normalize': True, 'selection': 'random', 'fit_intercept': True, 'l1_ratio': 0, 'max_iter': 1000, 'tol': 0.0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0,-2</text:p>
          </table:table-cell>
          <table:table-cell office:value-type="string" calcext:value-type="string">
            <text:p>[-0.065522412566361599, -0.029181478591960186, -0.27832347488941922, -0.060253020990568062, -0.0062213364587706543, -0.004001096705965379, -0.0072810314897677753, -0.10551153479760567, -0.02563029605607281, -0.0011995493447545247]</text:p>
          </table:table-cell>
          <table:table-cell office:value-type="string" calcext:value-type="string">
            <text:p>-0.0583125231891</text:p>
          </table:table-cell>
          <table:table-cell office:value-type="string" calcext:value-type="string">
            <text:p>[0.77103614314646407, 1.3698759135284337, 1.9601451927955171, 1.2588047752724045, 0.66208970015795832, 0.5640003031379065, 1.0034994382850317, 0.72389037154804148, 0.86286055994425259, 1.0490187652539389]</text:p>
          </table:table-cell>
          <table:table-cell office:value-type="string" calcext:value-type="string">
            <text:p>1.02252211631</text:p>
          </table:table-cell>
          <table:table-cell office:value-type="string" calcext:value-type="string">
            <text:p>[0.67295809209454538, 0.87229517090100173, 1.0282582651378611, 0.82756224230454567, 0.65659564471818188, 0.62051435050363646, 0.74218383099454543, 0.73169508267636374, 0.74889662991818184, 0.76127335293363652]</text:p>
          </table:table-cell>
          <table:table-cell office:value-type="string" calcext:value-type="string">
            <text:p>0.766223266218</text:p>
          </table:table-cell>
          <table:table-cell office:value-type="string" calcext:value-type="string">
            <text:p>[[-0.021631399457036217, 0.014903826159149744, {'normalize': True, 'selection': 'cyclic', 'fit_intercept': True, 'l1_ratio': 0.25, 'max_iter': 1000, 'tol': 0.0001, 'alpha': 1}], [-0.038760559603831804, 0.021180271507830264, {'normalize': True, 'selection': 'cyclic', 'fit_intercept': True, 'l1_ratio': 0, 'max_iter': 1000, 'tol': 0.0001, 'alpha': 0.1}], [0.060237494242418956, 0.050702123664686197, {'normalize': False, 'selection': 'cyclic', 'fit_intercept': True, 'l1_ratio': 0.5, 'max_iter': 1000, 'tol': 0.001, 'alpha': 0.01}], [-0.078640775208222116, 0.053818314183167397, {'normalize': False, 'selection': 'cyclic', 'fit_intercept': True, 'l1_ratio': 0.25, 'max_iter': 1000, 'tol': 0.0001, 'alpha': 0.1}], [-0.052371611370992936, 0.035199670538574576, {'normalize': True, 'selection': 'cyclic', 'fit_intercept': True, 'l1_ratio': 0.25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90050433790102413, 0.079165487172422042, {'normalize': True, 'selection': 'cyclic', 'fit_intercept': True, 'l1_ratio': 0.25, 'max_iter': 1000, 'tol': 0.0001, 'alpha': 1}], [-0.011852710817759626, 0.010632955090347158, {'normalize': True, 'selection': 'cyclic', 'fit_intercept': True, 'l1_ratio': 0.25, 'max_iter': 1000, 'tol': 0.0001, 'alpha': 1}], [-0.036461551516429158, 0.032767684793403994, {'normalize': True, 'selection': 'cyclic', 'fit_intercept': True, 'l1_ratio': 0.25, 'max_iter': 1000, 'tol': 0.0001, 'alpha': 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0</text:p>
          </table:table-cell>
          <table:table-cell office:value-type="string" calcext:value-type="string">
            <text:p>[-0.062213729916725802, -0.021212071620384965, -0.26084550732957701, -0.060253020990568062, -0.011454776578789572, -0.004001096705965379, -0.026069692064243366, -0.10551153479760567, -0.021383013758198066, -0.11416476826612909]</text:p>
          </table:table-cell>
          <table:table-cell office:value-type="string" calcext:value-type="string">
            <text:p>-0.0687109212028</text:p>
          </table:table-cell>
          <table:table-cell office:value-type="string" calcext:value-type="string">
            <text:p>[0.7686419054664454, 1.3592683589983985, 1.9333449698744569, 1.2588047752724045, 0.66553328326866101, 0.5640003031379065, 1.0222175613740057, 0.72389037154804148, 0.85928733049122441, 1.1673794202773022]</text:p>
          </table:table-cell>
          <table:table-cell office:value-type="string" calcext:value-type="string">
            <text:p>1.03223682797</text:p>
          </table:table-cell>
          <table:table-cell office:value-type="string" calcext:value-type="string">
            <text:p>[0.67858201695295017, 0.86658038604818188, 1.0206484748642757, 0.82756224230454567, 0.65597278399326142, 0.62051435050363646, 0.75769916642766511, 0.73169508267636374, 0.7435759621015281, 0.83344660917582691]</text:p>
          </table:table-cell>
          <table:table-cell office:value-type="string" calcext:value-type="string">
            <text:p>0.773627707505</text:p>
          </table:table-cell>
          <table:table-cell office:value-type="string" calcext:value-type="string">
            <text:p>[[-0.020024709366948935, 0.010324728494897219, {'normalize': False, 'selection': 'random', 'fit_intercept': True, 'l1_ratio': 0, 'max_iter': 1000, 'tol': 0.0001, 'alpha': 0.1}], [-0.039858823548245437, 0.025163515647869162, {'normalize': True, 'selection': 'cyclic', 'fit_intercept': True, 'l1_ratio': 0.25, 'max_iter': 1000, 'tol': 0.0001, 'alpha': 1}], [0.03393287608728366, 0.037896879309274684, {'normalize': False, 'selection': 'cyclic', 'fit_intercept': True, 'l1_ratio': 1, 'max_iter': 1000, 'tol': 0.001, 'alpha': 0.01}], [-0.078455554300732408, 0.053721288503878604, {'normalize': False, 'selection': 'random', 'fit_intercept': True, 'l1_ratio': 0.25, 'max_iter': 1000, 'tol': 0.0001, 'alpha': 0.1}], [-0.047885934946925751, 0.046676383838746817, {'normalize': True, 'selection': 'cyclic', 'fit_intercept': True, 'l1_ratio': 0, 'max_iter': 1000, 'tol': 0.0001, 'alpha': 0.1}], [-0.052532663392525769, 0.036119445129515836, {'normalize': True, 'selection': 'cyclic', 'fit_intercept': True, 'l1_ratio': 0.25, 'max_iter': 1000, 'tol': 0.0001, 'alpha': 1}], [-0.11940406952976425, 0.13299270627347967, {'normalize': False, 'selection': 'random', 'fit_intercept': True, 'l1_ratio': 0, 'max_iter': 1000, 'tol': 0.0001, 'alpha': 0.1}], [-0.090050433790102413, 0.079165487172422042, {'normalize': True, 'selection': 'cyclic', 'fit_intercept': True, 'l1_ratio': 0.25, 'max_iter': 1000, 'tol': 0.0001, 'alpha': 1}], [-0.011577267796224861, 0.020177652522790669, {'normalize': False, 'selection': 'random', 'fit_intercept': True, 'l1_ratio': 0, 'max_iter': 1000, 'tol': 0.0001, 'alpha': 0.1}], [-0.021275326702352743, 0.030524268191714762, {'normalize': False, 'selection': 'random', 'fit_intercept': True, 'l1_ratio': 0, 'max_iter': 1000, 'tol': 0.0001, 'alpha': 0.00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-1</text:p>
          </table:table-cell>
          <table:table-cell office:value-type="string" calcext:value-type="string">
            <text:p>[-0.065499714800402398, -0.021212071620384965, -0.26094615072757565, -0.060253020990568062, -0.0057255162331675269, -0.004001096705965379, -0.0072810314897677753, -0.15144782160408932, -0.02563029605607281, -0.005719209531888314]</text:p>
          </table:table-cell>
          <table:table-cell office:value-type="string" calcext:value-type="string">
            <text:p>-0.060771592976</text:p>
          </table:table-cell>
          <table:table-cell office:value-type="string" calcext:value-type="string">
            <text:p>[0.77101971852909612, 1.3592683589983985, 1.9334992936247819, 1.2588047752724045, 0.66176345239058632, 0.5640003031379065, 1.0034994382850317, 0.7539695110931306, 0.86286055994425259, 1.0537542931034845]</text:p>
          </table:table-cell>
          <table:table-cell office:value-type="string" calcext:value-type="string">
            <text:p>1.02224397044</text:p>
          </table:table-cell>
          <table:table-cell office:value-type="string" calcext:value-type="string">
            <text:p>[0.6731537975927594, 0.86658038604818188, 1.0207497834866888, 0.82756224230454567, 0.65597603922655801, 0.62051435050363646, 0.74218383099454543, 0.74045445230130902, 0.74889662991818184, 0.76256461571195544]</text:p>
          </table:table-cell>
          <table:table-cell office:value-type="string" calcext:value-type="string">
            <text:p>0.765863612809</text:p>
          </table:table-cell>
          <table:table-cell office:value-type="string" calcext:value-type="string">
            <text:p>[[-0.021056294514213137, 0.013290690749097842, {'normalize': False, 'selection': 'cyclic', 'fit_intercept': True, 'l1_ratio': 0.25, 'max_iter': 1000, 'tol': 0.0001, 'alpha': 0.1}], [-0.039858823548245437, 0.025163515647869162, {'normalize': True, 'selection': 'cyclic', 'fit_intercept': True, 'l1_ratio': 0.25, 'max_iter': 1000, 'tol': 0.0001, 'alpha': 1}], [0.031949039841425615, 0.036302301156053263, {'normalize': False, 'selection': 'random', 'fit_intercept': True, 'l1_ratio': 1, 'max_iter': 1000, 'tol': 0.001, 'alpha': 0.01}], [-0.078410154580583993, 0.053697671155844569, {'normalize': False, 'selection': 'cyclic', 'fit_intercept': True, 'l1_ratio': 0.25, 'max_iter': 1000, 'tol': 0.0001, 'alpha': 0.1}], [-0.052232111257811138, 0.035986251149214055, {'normalize': True, 'selection': 'cyclic', 'fit_intercept': True, 'l1_ratio': 0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82773848873634717, 0.078794749939505984, {'normalize': True, 'selection': 'random', 'fit_intercept': True, 'l1_ratio': 0, 'max_iter': 1000, 'tol': 0.0001, 'alpha': 0.01}], [-0.011852710817759626, 0.010632955090347158, {'normalize': True, 'selection': 'cyclic', 'fit_intercept': True, 'l1_ratio': 0.25, 'max_iter': 1000, 'tol': 0.0001, 'alpha': 1}], [-0.034987743298938861, 0.026948443845807663, {'normalize': True, 'selection': 'random', 'fit_intercept': True, 'l1_ratio': 0, 'max_iter': 1000, 'tol': 0.001, 'alpha': 0.1}]]</text:p>
          </table:table-cell>
        </table:table-row>
        <table:table-row table:style-name="ro1">
          <table:table-cell office:value-type="string" calcext:value-type="string">
            <text:p>Typhoid-Fever</text:p>
          </table:table-cell>
          <table:table-cell office:value-type="string" calcext:value-type="string">
            <text:p>-21,-2</text:p>
          </table:table-cell>
          <table:table-cell office:value-type="string" calcext:value-type="string">
            <text:p>[-0.069255024398183318, -0.02840788618974166, -0.27602123887060936, -0.060253020990568062, -0.0062213364587706543, -0.004001096705965379, -0.0072810314897677753, -0.10551153479760567, -0.02563029605607281, -0.0011995493447545247]</text:p>
          </table:table-cell>
          <table:table-cell office:value-type="string" calcext:value-type="string">
            <text:p>-0.0583782015302</text:p>
          </table:table-cell>
          <table:table-cell office:value-type="string" calcext:value-type="string">
            <text:p>[0.77373714558125928, 1.368846235458306, 1.9566150089620855, 1.2588047752724045, 0.66208970015795832, 0.5640003031379065, 1.0034994382850317, 0.72389037154804148, 0.86286055994425259, 1.0490187652539389]</text:p>
          </table:table-cell>
          <table:table-cell office:value-type="string" calcext:value-type="string">
            <text:p>1.02233623036</text:p>
          </table:table-cell>
          <table:table-cell office:value-type="string" calcext:value-type="string">
            <text:p>[0.69033122898670973, 0.87166544749923081, 1.025640311366617, 0.82756224230454567, 0.65659564471818188, 0.62051435050363646, 0.74218383099454543, 0.73169508267636374, 0.74889662991818184, 0.76127335293363652]</text:p>
          </table:table-cell>
          <table:table-cell office:value-type="string" calcext:value-type="string">
            <text:p>0.76763581219</text:p>
          </table:table-cell>
          <table:table-cell office:value-type="string" calcext:value-type="string">
            <text:p>[[-0.020617132083470196, 0.0037132016825821897, {'normalize': False, 'selection': 'random', 'fit_intercept': True, 'l1_ratio': 1, 'max_iter': 1000, 'tol': 0.001, 'alpha': 0.01}], [-0.038392561139614, 0.023214607479822159, {'normalize': True, 'selection': 'random', 'fit_intercept': True, 'l1_ratio': 0, 'max_iter': 1000, 'tol': 0.0001, 'alpha': 0.1}], [0.053899066416833799, 0.048483149619960517, {'normalize': False, 'selection': 'cyclic', 'fit_intercept': True, 'l1_ratio': 0.5, 'max_iter': 1000, 'tol': 0.001, 'alpha': 0.01}], [-0.078410154580583993, 0.053697671155844569, {'normalize': False, 'selection': 'cyclic', 'fit_intercept': True, 'l1_ratio': 0.25, 'max_iter': 1000, 'tol': 0.0001, 'alpha': 0.1}], [-0.052371611370992936, 0.035199670538574576, {'normalize': True, 'selection': 'cyclic', 'fit_intercept': True, 'l1_ratio': 0.25, 'max_iter': 1000, 'tol': 0.0001, 'alpha': 1}], [-0.052532663392525769, 0.036119445129515836, {'normalize': True, 'selection': 'cyclic', 'fit_intercept': True, 'l1_ratio': 0.25, 'max_iter': 1000, 'tol': 0.0001, 'alpha': 1}], [-0.1215878248048726, 0.11307774759910219, {'normalize': True, 'selection': 'cyclic', 'fit_intercept': True, 'l1_ratio': 0.25, 'max_iter': 1000, 'tol': 0.0001, 'alpha': 1}], [-0.090050433790102413, 0.079165487172422042, {'normalize': True, 'selection': 'cyclic', 'fit_intercept': True, 'l1_ratio': 0.25, 'max_iter': 1000, 'tol': 0.0001, 'alpha': 1}], [-0.011852710817759626, 0.010632955090347158, {'normalize': True, 'selection': 'cyclic', 'fit_intercept': True, 'l1_ratio': 0.25, 'max_iter': 1000, 'tol': 0.0001, 'alpha': 1}], [-0.036461551516429158, 0.032767684793403994, {'normalize': True, 'selection': 'cyclic', 'fit_intercept': True, 'l1_ratio': 0.25, 'max_iter': 1000, 'tol': 0.0001, 'alpha': 1}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2:49:43.828237864</meta:creation-date>
    <dc:date>2016-02-17T02:56:29.592774254</dc:date>
    <meta:editing-duration>PT1M18S</meta:editing-duration>
    <meta:editing-cycles>2</meta:editing-cycles>
    <meta:generator>LibreOffice/4.2.8.2$Linux_X86_64 LibreOffice_project/420m0$Build-2</meta:generator>
    <meta:document-statistic meta:table-count="1" meta:cell-count="3573" meta:object-count="0"/>
  </office:meta>
</office:document-meta>
</file>